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374in" svg:height="3.6394in" svg:x="19.035in" svg:y="71.7894in">
            <draw:object draw:notify-on-update-of-ranges="Sheet1.S5:Sheet1.S5 Sheet1.S6:Sheet1.S105 Sheet1.S109:Sheet1.S109 Sheet1.S110:Sheet1.S20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8374in" svg:height="3.6394in" svg:x="18.6669in" svg:y="75.7319in">
            <draw:object draw:notify-on-update-of-ranges="Sheet1.S5:Sheet1.S5 Sheet1.S6:Sheet1.S105 Sheet1.S317:Sheet1.S317 Sheet1.S318:Sheet1.S417 Sheet1.S109:Sheet1.S109 Sheet1.S110:Sheet1.S20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1" table:default-cell-style-name="Default"/>
        <table:table-row table:style-name="ro1">
          <table:table-cell office:value-type="string" calcext:value-type="string">
            <text:p>FireGirlTrials_PolicyComparisons_1 Outputs</text:p>
          </table:table-cell>
          <table:table-cell table:number-columns-repeated="5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office:value-type="string" calcext:value-type="string">
            <text:p>PATHWAYS GENERATED UNDER a LET-BURN POLICY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LB 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097.635" calcext:value-type="float">
            <text:p>4097.635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421.167" calcext:value-type="float">
            <text:p>7421.167</text:p>
          </table:table-cell>
          <table:table-cell office:value-type="float" office:value="1507.48" calcext:value-type="float">
            <text:p>1507.48</text:p>
          </table:table-cell>
          <table:table-cell office:value-type="float" office:value="7125.497" calcext:value-type="float">
            <text:p>7125.497</text:p>
          </table:table-cell>
          <table:table-cell office:value-type="float" office:value="1069.773" calcext:value-type="float">
            <text:p>1069.773</text:p>
          </table:table-cell>
          <table:table-cell office:value-type="float" office:value="4272.846" calcext:value-type="float">
            <text:p>4272.846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782.706" calcext:value-type="float">
            <text:p>7782.706</text:p>
          </table:table-cell>
          <table:table-cell office:value-type="float" office:value="1595.406" calcext:value-type="float">
            <text:p>1595.406</text:p>
          </table:table-cell>
          <table:table-cell office:value-type="float" office:value="7477.313" calcext:value-type="float">
            <text:p>7477.313</text:p>
          </table:table-cell>
          <table:table-cell office:value-type="float" office:value="1068.379" calcext:value-type="float">
            <text:p>1068.379</text:p>
          </table:table-cell>
          <table:table-cell office:value-type="float" office:value="5.24" calcext:value-type="float">
            <text:p>5.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6.52" calcext:value-type="float">
            <text:p>16.52</text:p>
          </table:table-cell>
          <table:table-cell office:value-type="float" office:value="114.958" calcext:value-type="float">
            <text:p>114.958</text:p>
          </table:table-cell>
          <table:table-cell office:value-type="float" office:value="-27.941" calcext:value-type="float">
            <text:p>-27.941</text:p>
          </table:table-cell>
          <table:table-cell office:value-type="float" office:value="13.877" calcext:value-type="float">
            <text:p>13.87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0.325" calcext:value-type="float">
            <text:p>50.325</text:p>
          </table:table-cell>
          <table:table-cell office:value-type="float" office:value="114.958" calcext:value-type="float">
            <text:p>114.958</text:p>
          </table:table-cell>
          <table:table-cell office:value-type="float" office:value="-87.204" calcext:value-type="float">
            <text:p>-87.20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89.211" calcext:value-type="float">
            <text:p>4189.211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46.847" calcext:value-type="float">
            <text:p>7246.847</text:p>
          </table:table-cell>
          <table:table-cell office:value-type="float" office:value="1452.141" calcext:value-type="float">
            <text:p>1452.141</text:p>
          </table:table-cell>
          <table:table-cell office:value-type="float" office:value="7105.921" calcext:value-type="float">
            <text:p>7105.921</text:p>
          </table:table-cell>
          <table:table-cell office:value-type="float" office:value="1272.5" calcext:value-type="float">
            <text:p>1272.5</text:p>
          </table:table-cell>
          <table:table-cell office:value-type="float" office:value="4371.032" calcext:value-type="float">
            <text:p>4371.032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539.749" calcext:value-type="float">
            <text:p>1539.749</text:p>
          </table:table-cell>
          <table:table-cell office:value-type="float" office:value="7463.709" calcext:value-type="float">
            <text:p>7463.709</text:p>
          </table:table-cell>
          <table:table-cell office:value-type="float" office:value="1278.355" calcext:value-type="float">
            <text:p>1278.355</text:p>
          </table:table-cell>
          <table:table-cell office:value-type="float" office:value="5.46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87.156" calcext:value-type="float">
            <text:p>87.156</text:p>
          </table:table-cell>
          <table:table-cell office:value-type="float" office:value="-24.669" calcext:value-type="float">
            <text:p>-24.669</text:p>
          </table:table-cell>
          <table:table-cell office:value-type="float" office:value="8.508" calcext:value-type="float">
            <text:p>8.50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9.157" calcext:value-type="float">
            <text:p>39.157</text:p>
          </table:table-cell>
          <table:table-cell office:value-type="float" office:value="87.156" calcext:value-type="float">
            <text:p>87.156</text:p>
          </table:table-cell>
          <table:table-cell office:value-type="float" office:value="-70.14" calcext:value-type="float">
            <text:p>-70.1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86.273" calcext:value-type="float">
            <text:p>4186.273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6970.929" calcext:value-type="float">
            <text:p>6970.929</text:p>
          </table:table-cell>
          <table:table-cell office:value-type="float" office:value="1377.019" calcext:value-type="float">
            <text:p>1377.019</text:p>
          </table:table-cell>
          <table:table-cell office:value-type="float" office:value="6952.097" calcext:value-type="float">
            <text:p>6952.097</text:p>
          </table:table-cell>
          <table:table-cell office:value-type="float" office:value="1420.449" calcext:value-type="float">
            <text:p>1420.449</text:p>
          </table:table-cell>
          <table:table-cell office:value-type="float" office:value="4371.947" calcext:value-type="float">
            <text:p>4371.947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309.951" calcext:value-type="float">
            <text:p>7309.951</text:p>
          </table:table-cell>
          <table:table-cell office:value-type="float" office:value="1451.15" calcext:value-type="float">
            <text:p>1451.15</text:p>
          </table:table-cell>
          <table:table-cell office:value-type="float" office:value="7286.667" calcext:value-type="float">
            <text:p>7286.667</text:p>
          </table:table-cell>
          <table:table-cell office:value-type="float" office:value="1457.227" calcext:value-type="float">
            <text:p>1457.227</text:p>
          </table:table-cell>
          <table:table-cell office:value-type="float" office:value="8.62" calcext:value-type="float">
            <text:p>8.6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9.013" calcext:value-type="float">
            <text:p>19.013</text:p>
          </table:table-cell>
          <table:table-cell office:value-type="float" office:value="186.902" calcext:value-type="float">
            <text:p>186.902</text:p>
          </table:table-cell>
          <table:table-cell office:value-type="float" office:value="-29.568" calcext:value-type="float">
            <text:p>-29.568</text:p>
          </table:table-cell>
          <table:table-cell office:value-type="float" office:value="28.245" calcext:value-type="float">
            <text:p>28.24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8.991" calcext:value-type="float">
            <text:p>78.991</text:p>
          </table:table-cell>
          <table:table-cell office:value-type="float" office:value="186.902" calcext:value-type="float">
            <text:p>186.902</text:p>
          </table:table-cell>
          <table:table-cell office:value-type="float" office:value="-130.412" calcext:value-type="float">
            <text:p>-130.41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79.603" calcext:value-type="float">
            <text:p>4179.603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859.184" calcext:value-type="float">
            <text:p>6859.184</text:p>
          </table:table-cell>
          <table:table-cell office:value-type="float" office:value="1319.979" calcext:value-type="float">
            <text:p>1319.979</text:p>
          </table:table-cell>
          <table:table-cell office:value-type="float" office:value="6830.858" calcext:value-type="float">
            <text:p>6830.858</text:p>
          </table:table-cell>
          <table:table-cell office:value-type="float" office:value="1528.348" calcext:value-type="float">
            <text:p>1528.348</text:p>
          </table:table-cell>
          <table:table-cell office:value-type="float" office:value="4363.072" calcext:value-type="float">
            <text:p>4363.072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207.591" calcext:value-type="float">
            <text:p>7207.591</text:p>
          </table:table-cell>
          <table:table-cell office:value-type="float" office:value="1392.826" calcext:value-type="float">
            <text:p>1392.826</text:p>
          </table:table-cell>
          <table:table-cell office:value-type="float" office:value="7160.646" calcext:value-type="float">
            <text:p>7160.646</text:p>
          </table:table-cell>
          <table:table-cell office:value-type="float" office:value="1565.498" calcext:value-type="float">
            <text:p>1565.498</text:p>
          </table:table-cell>
          <table:table-cell office:value-type="float" office:value="10.86" calcext:value-type="float">
            <text:p>10.8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3.104" calcext:value-type="float">
            <text:p>23.104</text:p>
          </table:table-cell>
          <table:table-cell office:value-type="float" office:value="232.672" calcext:value-type="float">
            <text:p>232.672</text:p>
          </table:table-cell>
          <table:table-cell office:value-type="float" office:value="-35.546" calcext:value-type="float">
            <text:p>-35.546</text:p>
          </table:table-cell>
          <table:table-cell office:value-type="float" office:value="34.493" calcext:value-type="float">
            <text:p>34.49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8.667" calcext:value-type="float">
            <text:p>98.667</text:p>
          </table:table-cell>
          <table:table-cell office:value-type="float" office:value="232.672" calcext:value-type="float">
            <text:p>232.672</text:p>
          </table:table-cell>
          <table:table-cell office:value-type="float" office:value="-163.687" calcext:value-type="float">
            <text:p>-163.68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74.637" calcext:value-type="float">
            <text:p>4174.637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693.631" calcext:value-type="float">
            <text:p>6693.631</text:p>
          </table:table-cell>
          <table:table-cell office:value-type="float" office:value="1285.87" calcext:value-type="float">
            <text:p>1285.87</text:p>
          </table:table-cell>
          <table:table-cell office:value-type="float" office:value="6757.383" calcext:value-type="float">
            <text:p>6757.383</text:p>
          </table:table-cell>
          <table:table-cell office:value-type="float" office:value="1591.89" calcext:value-type="float">
            <text:p>1591.89</text:p>
          </table:table-cell>
          <table:table-cell office:value-type="float" office:value="4357.86" calcext:value-type="float">
            <text:p>4357.86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009.998" calcext:value-type="float">
            <text:p>7009.998</text:p>
          </table:table-cell>
          <table:table-cell office:value-type="float" office:value="1354.723" calcext:value-type="float">
            <text:p>1354.723</text:p>
          </table:table-cell>
          <table:table-cell office:value-type="float" office:value="7078.901" calcext:value-type="float">
            <text:p>7078.901</text:p>
          </table:table-cell>
          <table:table-cell office:value-type="float" office:value="1636.818" calcext:value-type="float">
            <text:p>1636.818</text:p>
          </table:table-cell>
          <table:table-cell office:value-type="float" office:value="8.56" calcext:value-type="float">
            <text:p>8.56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7.243" calcext:value-type="float">
            <text:p>27.243</text:p>
          </table:table-cell>
          <table:table-cell office:value-type="float" office:value="252.123" calcext:value-type="float">
            <text:p>252.123</text:p>
          </table:table-cell>
          <table:table-cell office:value-type="float" office:value="-46.159" calcext:value-type="float">
            <text:p>-46.159</text:p>
          </table:table-cell>
          <table:table-cell office:value-type="float" office:value="32.041" calcext:value-type="float">
            <text:p>32.04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09.572" calcext:value-type="float">
            <text:p>109.572</text:p>
          </table:table-cell>
          <table:table-cell office:value-type="float" office:value="252.123" calcext:value-type="float">
            <text:p>252.123</text:p>
          </table:table-cell>
          <table:table-cell office:value-type="float" office:value="-188.041" calcext:value-type="float">
            <text:p>-188.04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57.102" calcext:value-type="float">
            <text:p>4157.102</text:p>
          </table:table-cell>
          <table:table-cell office:value-type="float" office:value="1815.147" calcext:value-type="float">
            <text:p>1815.147</text:p>
          </table:table-cell>
          <table:table-cell office:value-type="float" office:value="6762.679" calcext:value-type="float">
            <text:p>6762.679</text:p>
          </table:table-cell>
          <table:table-cell office:value-type="float" office:value="1264.04" calcext:value-type="float">
            <text:p>1264.04</text:p>
          </table:table-cell>
          <table:table-cell office:value-type="float" office:value="6696.001" calcext:value-type="float">
            <text:p>6696.001</text:p>
          </table:table-cell>
          <table:table-cell office:value-type="float" office:value="1618.204" calcext:value-type="float">
            <text:p>1618.204</text:p>
          </table:table-cell>
          <table:table-cell office:value-type="float" office:value="4332.523" calcext:value-type="float">
            <text:p>4332.523</text:p>
          </table:table-cell>
          <table:table-cell office:value-type="float" office:value="1899.494" calcext:value-type="float">
            <text:p>1899.494</text:p>
          </table:table-cell>
          <table:table-cell office:value-type="float" office:value="7085.892" calcext:value-type="float">
            <text:p>7085.892</text:p>
          </table:table-cell>
          <table:table-cell office:value-type="float" office:value="1336.392" calcext:value-type="float">
            <text:p>1336.392</text:p>
          </table:table-cell>
          <table:table-cell office:value-type="float" office:value="7016.745" calcext:value-type="float">
            <text:p>7016.745</text:p>
          </table:table-cell>
          <table:table-cell office:value-type="float" office:value="1648.301" calcext:value-type="float">
            <text:p>1648.301</text:p>
          </table:table-cell>
          <table:table-cell office:value-type="float" office:value="8.86" calcext:value-type="float">
            <text:p>8.8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6.909" calcext:value-type="float">
            <text:p>26.909</text:p>
          </table:table-cell>
          <table:table-cell office:value-type="float" office:value="258.371" calcext:value-type="float">
            <text:p>258.371</text:p>
          </table:table-cell>
          <table:table-cell office:value-type="float" office:value="-45.188" calcext:value-type="float">
            <text:p>-45.188</text:p>
          </table:table-cell>
          <table:table-cell office:value-type="float" office:value="32.685" calcext:value-type="float">
            <text:p>32.68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12.362" calcext:value-type="float">
            <text:p>112.362</text:p>
          </table:table-cell>
          <table:table-cell office:value-type="float" office:value="258.371" calcext:value-type="float">
            <text:p>258.371</text:p>
          </table:table-cell>
          <table:table-cell office:value-type="float" office:value="-193.001" calcext:value-type="float">
            <text:p>-193.00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82.673" calcext:value-type="float">
            <text:p>4182.673</text:p>
          </table:table-cell>
          <table:table-cell office:value-type="float" office:value="1798.76" calcext:value-type="float">
            <text:p>1798.76</text:p>
          </table:table-cell>
          <table:table-cell office:value-type="float" office:value="6754.736" calcext:value-type="float">
            <text:p>6754.736</text:p>
          </table:table-cell>
          <table:table-cell office:value-type="float" office:value="1288.169" calcext:value-type="float">
            <text:p>1288.169</text:p>
          </table:table-cell>
          <table:table-cell office:value-type="float" office:value="6770.037" calcext:value-type="float">
            <text:p>6770.037</text:p>
          </table:table-cell>
          <table:table-cell office:value-type="float" office:value="1595.309" calcext:value-type="float">
            <text:p>1595.309</text:p>
          </table:table-cell>
          <table:table-cell office:value-type="float" office:value="4364.593" calcext:value-type="float">
            <text:p>4364.593</text:p>
          </table:table-cell>
          <table:table-cell office:value-type="float" office:value="1889.156" calcext:value-type="float">
            <text:p>1889.156</text:p>
          </table:table-cell>
          <table:table-cell office:value-type="float" office:value="7049.846" calcext:value-type="float">
            <text:p>7049.846</text:p>
          </table:table-cell>
          <table:table-cell office:value-type="float" office:value="1354.318" calcext:value-type="float">
            <text:p>1354.318</text:p>
          </table:table-cell>
          <table:table-cell office:value-type="float" office:value="7084.821" calcext:value-type="float">
            <text:p>7084.821</text:p>
          </table:table-cell>
          <table:table-cell office:value-type="float" office:value="1644.366" calcext:value-type="float">
            <text:p>1644.366</text:p>
          </table:table-cell>
          <table:table-cell office:value-type="float" office:value="52.82" calcext:value-type="float">
            <text:p>52.82</text:p>
          </table:table-cell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294.66" calcext:value-type="float">
            <text:p>294.66</text:p>
          </table:table-cell>
          <table:table-cell office:value-type="float" office:value="3310.503" calcext:value-type="float">
            <text:p>3310.503</text:p>
          </table:table-cell>
          <table:table-cell office:value-type="float" office:value="-539.023" calcext:value-type="float">
            <text:p>-539.023</text:p>
          </table:table-cell>
          <table:table-cell office:value-type="float" office:value="286.224" calcext:value-type="float">
            <text:p>286.224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office:value-type="float" office:value="1505.696" calcext:value-type="float">
            <text:p>1505.696</text:p>
          </table:table-cell>
          <table:table-cell office:value-type="float" office:value="3310.503" calcext:value-type="float">
            <text:p>3310.503</text:p>
          </table:table-cell>
          <table:table-cell office:value-type="float" office:value="-2738.055" calcext:value-type="float">
            <text:p>-2738.05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92.197" calcext:value-type="float">
            <text:p>4192.197</text:p>
          </table:table-cell>
          <table:table-cell office:value-type="float" office:value="1835.477" calcext:value-type="float">
            <text:p>1835.477</text:p>
          </table:table-cell>
          <table:table-cell office:value-type="float" office:value="6742.84" calcext:value-type="float">
            <text:p>6742.84</text:p>
          </table:table-cell>
          <table:table-cell office:value-type="float" office:value="1271.429" calcext:value-type="float">
            <text:p>1271.429</text:p>
          </table:table-cell>
          <table:table-cell office:value-type="float" office:value="6745.937" calcext:value-type="float">
            <text:p>6745.937</text:p>
          </table:table-cell>
          <table:table-cell office:value-type="float" office:value="1638.456" calcext:value-type="float">
            <text:p>1638.456</text:p>
          </table:table-cell>
          <table:table-cell office:value-type="float" office:value="4376.251" calcext:value-type="float">
            <text:p>4376.251</text:p>
          </table:table-cell>
          <table:table-cell office:value-type="float" office:value="1889.253" calcext:value-type="float">
            <text:p>1889.253</text:p>
          </table:table-cell>
          <table:table-cell office:value-type="float" office:value="7046.253" calcext:value-type="float">
            <text:p>7046.253</text:p>
          </table:table-cell>
          <table:table-cell office:value-type="float" office:value="1342.417" calcext:value-type="float">
            <text:p>1342.417</text:p>
          </table:table-cell>
          <table:table-cell office:value-type="float" office:value="7072.575" calcext:value-type="float">
            <text:p>7072.575</text:p>
          </table:table-cell>
          <table:table-cell office:value-type="float" office:value="1679.927" calcext:value-type="float">
            <text:p>1679.927</text:p>
          </table:table-cell>
          <table:table-cell office:value-type="float" office:value="30.4" calcext:value-type="float">
            <text:p>30.4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102.941" calcext:value-type="float">
            <text:p>102.941</text:p>
          </table:table-cell>
          <table:table-cell office:value-type="float" office:value="2528.389" calcext:value-type="float">
            <text:p>2528.389</text:p>
          </table:table-cell>
          <table:table-cell office:value-type="float" office:value="-176.362" calcext:value-type="float">
            <text:p>-176.362</text:p>
          </table:table-cell>
          <table:table-cell office:value-type="float" office:value="265.125" calcext:value-type="float">
            <text:p>265.125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1126.81" calcext:value-type="float">
            <text:p>1126.81</text:p>
          </table:table-cell>
          <table:table-cell office:value-type="float" office:value="2528.389" calcext:value-type="float">
            <text:p>2528.389</text:p>
          </table:table-cell>
          <table:table-cell office:value-type="float" office:value="-1998.139" calcext:value-type="float">
            <text:p>-1998.13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97.439" calcext:value-type="float">
            <text:p>4197.439</text:p>
          </table:table-cell>
          <table:table-cell office:value-type="float" office:value="1873.539" calcext:value-type="float">
            <text:p>1873.539</text:p>
          </table:table-cell>
          <table:table-cell office:value-type="float" office:value="6763.463" calcext:value-type="float">
            <text:p>6763.463</text:p>
          </table:table-cell>
          <table:table-cell office:value-type="float" office:value="1263.247" calcext:value-type="float">
            <text:p>1263.247</text:p>
          </table:table-cell>
          <table:table-cell office:value-type="float" office:value="6734.746" calcext:value-type="float">
            <text:p>6734.746</text:p>
          </table:table-cell>
          <table:table-cell office:value-type="float" office:value="1660.133" calcext:value-type="float">
            <text:p>1660.133</text:p>
          </table:table-cell>
          <table:table-cell office:value-type="float" office:value="4374.605" calcext:value-type="float">
            <text:p>4374.605</text:p>
          </table:table-cell>
          <table:table-cell office:value-type="float" office:value="1919.727" calcext:value-type="float">
            <text:p>1919.727</text:p>
          </table:table-cell>
          <table:table-cell office:value-type="float" office:value="7084.712" calcext:value-type="float">
            <text:p>7084.712</text:p>
          </table:table-cell>
          <table:table-cell office:value-type="float" office:value="1334.302" calcext:value-type="float">
            <text:p>1334.302</text:p>
          </table:table-cell>
          <table:table-cell office:value-type="float" office:value="7054.631" calcext:value-type="float">
            <text:p>7054.631</text:p>
          </table:table-cell>
          <table:table-cell office:value-type="float" office:value="1694.58" calcext:value-type="float">
            <text:p>1694.58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6.02" calcext:value-type="float">
            <text:p>46.02</text:p>
          </table:table-cell>
          <table:table-cell office:value-type="float" office:value="927.021" calcext:value-type="float">
            <text:p>927.021</text:p>
          </table:table-cell>
          <table:table-cell office:value-type="float" office:value="-71.634" calcext:value-type="float">
            <text:p>-71.634</text:p>
          </table:table-cell>
          <table:table-cell office:value-type="float" office:value="146.576" calcext:value-type="float">
            <text:p>146.576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88.56" calcext:value-type="float">
            <text:p>388.56</text:p>
          </table:table-cell>
          <table:table-cell office:value-type="float" office:value="927.021" calcext:value-type="float">
            <text:p>927.021</text:p>
          </table:table-cell>
          <table:table-cell office:value-type="float" office:value="-633.869" calcext:value-type="float">
            <text:p>-633.86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17.241" calcext:value-type="float">
            <text:p>4217.241</text:p>
          </table:table-cell>
          <table:table-cell office:value-type="float" office:value="1853.75" calcext:value-type="float">
            <text:p>1853.75</text:p>
          </table:table-cell>
          <table:table-cell office:value-type="float" office:value="6764.968" calcext:value-type="float">
            <text:p>6764.968</text:p>
          </table:table-cell>
          <table:table-cell office:value-type="float" office:value="1251.064" calcext:value-type="float">
            <text:p>1251.064</text:p>
          </table:table-cell>
          <table:table-cell office:value-type="float" office:value="6730.077" calcext:value-type="float">
            <text:p>6730.077</text:p>
          </table:table-cell>
          <table:table-cell office:value-type="float" office:value="1704.406" calcext:value-type="float">
            <text:p>1704.406</text:p>
          </table:table-cell>
          <table:table-cell office:value-type="float" office:value="4401.93" calcext:value-type="float">
            <text:p>4401.93</text:p>
          </table:table-cell>
          <table:table-cell office:value-type="float" office:value="1904.248" calcext:value-type="float">
            <text:p>1904.248</text:p>
          </table:table-cell>
          <table:table-cell office:value-type="float" office:value="7076.115" calcext:value-type="float">
            <text:p>7076.115</text:p>
          </table:table-cell>
          <table:table-cell office:value-type="float" office:value="1317.905" calcext:value-type="float">
            <text:p>1317.905</text:p>
          </table:table-cell>
          <table:table-cell office:value-type="float" office:value="7049.02" calcext:value-type="float">
            <text:p>7049.02</text:p>
          </table:table-cell>
          <table:table-cell office:value-type="float" office:value="1754.84" calcext:value-type="float">
            <text:p>1754.84</text:p>
          </table:table-cell>
          <table:table-cell office:value-type="float" office:value="38.38" calcext:value-type="float">
            <text:p>38.38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120.968" calcext:value-type="float">
            <text:p>120.968</text:p>
          </table:table-cell>
          <table:table-cell office:value-type="float" office:value="2540.195" calcext:value-type="float">
            <text:p>2540.195</text:p>
          </table:table-cell>
          <table:table-cell office:value-type="float" office:value="-204.592" calcext:value-type="float">
            <text:p>-204.592</text:p>
          </table:table-cell>
          <table:table-cell office:value-type="float" office:value="382.202" calcext:value-type="float">
            <text:p>382.202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1074.399" calcext:value-type="float">
            <text:p>1074.399</text:p>
          </table:table-cell>
          <table:table-cell office:value-type="float" office:value="2540.195" calcext:value-type="float">
            <text:p>2540.195</text:p>
          </table:table-cell>
          <table:table-cell office:value-type="float" office:value="-1775.792" calcext:value-type="float">
            <text:p>-1775.79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34.418" calcext:value-type="float">
            <text:p>4234.418</text:p>
          </table:table-cell>
          <table:table-cell office:value-type="float" office:value="1888.321" calcext:value-type="float">
            <text:p>1888.321</text:p>
          </table:table-cell>
          <table:table-cell office:value-type="float" office:value="6764.018" calcext:value-type="float">
            <text:p>6764.018</text:p>
          </table:table-cell>
          <table:table-cell office:value-type="float" office:value="1234.568" calcext:value-type="float">
            <text:p>1234.568</text:p>
          </table:table-cell>
          <table:table-cell office:value-type="float" office:value="6714.122" calcext:value-type="float">
            <text:p>6714.122</text:p>
          </table:table-cell>
          <table:table-cell office:value-type="float" office:value="1754.715" calcext:value-type="float">
            <text:p>1754.715</text:p>
          </table:table-cell>
          <table:table-cell office:value-type="float" office:value="4418.613" calcext:value-type="float">
            <text:p>4418.613</text:p>
          </table:table-cell>
          <table:table-cell office:value-type="float" office:value="1878.265" calcext:value-type="float">
            <text:p>1878.265</text:p>
          </table:table-cell>
          <table:table-cell office:value-type="float" office:value="7094.453" calcext:value-type="float">
            <text:p>7094.453</text:p>
          </table:table-cell>
          <table:table-cell office:value-type="float" office:value="1303.872" calcext:value-type="float">
            <text:p>1303.872</text:p>
          </table:table-cell>
          <table:table-cell office:value-type="float" office:value="7037.518" calcext:value-type="float">
            <text:p>7037.518</text:p>
          </table:table-cell>
          <table:table-cell office:value-type="float" office:value="1799.709" calcext:value-type="float">
            <text:p>1799.709</text:p>
          </table:table-cell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9.32" calcext:value-type="float">
            <text:p>19.32</text:p>
          </table:table-cell>
          <table:table-cell office:value-type="float" office:value="829.42" calcext:value-type="float">
            <text:p>829.42</text:p>
          </table:table-cell>
          <table:table-cell office:value-type="float" office:value="-28.406" calcext:value-type="float">
            <text:p>-28.406</text:p>
          </table:table-cell>
          <table:table-cell office:value-type="float" office:value="132.308" calcext:value-type="float">
            <text:p>132.30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47.071" calcext:value-type="float">
            <text:p>347.071</text:p>
          </table:table-cell>
          <table:table-cell office:value-type="float" office:value="829.42" calcext:value-type="float">
            <text:p>829.42</text:p>
          </table:table-cell>
          <table:table-cell office:value-type="float" office:value="-564.805" calcext:value-type="float">
            <text:p>-564.80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47.942" calcext:value-type="float">
            <text:p>4247.942</text:p>
          </table:table-cell>
          <table:table-cell office:value-type="float" office:value="1822.417" calcext:value-type="float">
            <text:p>1822.417</text:p>
          </table:table-cell>
          <table:table-cell office:value-type="float" office:value="6721.597" calcext:value-type="float">
            <text:p>6721.597</text:p>
          </table:table-cell>
          <table:table-cell office:value-type="float" office:value="1210.859" calcext:value-type="float">
            <text:p>1210.859</text:p>
          </table:table-cell>
          <table:table-cell office:value-type="float" office:value="6680.023" calcext:value-type="float">
            <text:p>6680.023</text:p>
          </table:table-cell>
          <table:table-cell office:value-type="float" office:value="1815.861" calcext:value-type="float">
            <text:p>1815.861</text:p>
          </table:table-cell>
          <table:table-cell office:value-type="float" office:value="4428.682" calcext:value-type="float">
            <text:p>4428.682</text:p>
          </table:table-cell>
          <table:table-cell office:value-type="float" office:value="1860.249" calcext:value-type="float">
            <text:p>1860.249</text:p>
          </table:table-cell>
          <table:table-cell office:value-type="float" office:value="7056.634" calcext:value-type="float">
            <text:p>7056.634</text:p>
          </table:table-cell>
          <table:table-cell office:value-type="float" office:value="1278.407" calcext:value-type="float">
            <text:p>1278.407</text:p>
          </table:table-cell>
          <table:table-cell office:value-type="float" office:value="6996.438" calcext:value-type="float">
            <text:p>6996.438</text:p>
          </table:table-cell>
          <table:table-cell office:value-type="float" office:value="1860.925" calcext:value-type="float">
            <text:p>1860.925</text:p>
          </table:table-cell>
          <table:table-cell office:value-type="float" office:value="44.72" calcext:value-type="float">
            <text:p>44.72</text:p>
          </table:table-cell>
          <table:table-cell office:value-type="float" office:value="1" calcext:value-type="float">
            <text:p>1</text:p>
          </table:table-cell>
          <table:table-cell office:value-type="float" office:value="1153" calcext:value-type="float">
            <text:p>1153</text:p>
          </table:table-cell>
          <table:table-cell office:value-type="float" office:value="169.176" calcext:value-type="float">
            <text:p>169.176</text:p>
          </table:table-cell>
          <table:table-cell office:value-type="float" office:value="6172.224" calcext:value-type="float">
            <text:p>6172.224</text:p>
          </table:table-cell>
          <table:table-cell office:value-type="float" office:value="-295.08" calcext:value-type="float">
            <text:p>-295.08</text:p>
          </table:table-cell>
          <table:table-cell office:value-type="float" office:value="668.34" calcext:value-type="float">
            <text:p>668.34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2740.215" calcext:value-type="float">
            <text:p>2740.215</text:p>
          </table:table-cell>
          <table:table-cell office:value-type="float" office:value="6172.224" calcext:value-type="float">
            <text:p>6172.224</text:p>
          </table:table-cell>
          <table:table-cell office:value-type="float" office:value="-4835.544" calcext:value-type="float">
            <text:p>-4835.54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59.394" calcext:value-type="float">
            <text:p>4259.394</text:p>
          </table:table-cell>
          <table:table-cell office:value-type="float" office:value="1952.562" calcext:value-type="float">
            <text:p>1952.562</text:p>
          </table:table-cell>
          <table:table-cell office:value-type="float" office:value="6715.279" calcext:value-type="float">
            <text:p>6715.279</text:p>
          </table:table-cell>
          <table:table-cell office:value-type="float" office:value="1199.423" calcext:value-type="float">
            <text:p>1199.423</text:p>
          </table:table-cell>
          <table:table-cell office:value-type="float" office:value="6668.507" calcext:value-type="float">
            <text:p>6668.507</text:p>
          </table:table-cell>
          <table:table-cell office:value-type="float" office:value="1850.282" calcext:value-type="float">
            <text:p>1850.282</text:p>
          </table:table-cell>
          <table:table-cell office:value-type="float" office:value="4449.28" calcext:value-type="float">
            <text:p>4449.28</text:p>
          </table:table-cell>
          <table:table-cell office:value-type="float" office:value="2032.826" calcext:value-type="float">
            <text:p>2032.826</text:p>
          </table:table-cell>
          <table:table-cell office:value-type="float" office:value="7035.098" calcext:value-type="float">
            <text:p>7035.098</text:p>
          </table:table-cell>
          <table:table-cell office:value-type="float" office:value="1263.633" calcext:value-type="float">
            <text:p>1263.633</text:p>
          </table:table-cell>
          <table:table-cell office:value-type="float" office:value="6987.362" calcext:value-type="float">
            <text:p>6987.362</text:p>
          </table:table-cell>
          <table:table-cell office:value-type="float" office:value="1911.199" calcext:value-type="float">
            <text:p>1911.199</text:p>
          </table:table-cell>
          <table:table-cell office:value-type="float" office:value="45.6" calcext:value-type="float">
            <text:p>45.6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134.894" calcext:value-type="float">
            <text:p>134.894</text:p>
          </table:table-cell>
          <table:table-cell office:value-type="float" office:value="5389.759" calcext:value-type="float">
            <text:p>5389.759</text:p>
          </table:table-cell>
          <table:table-cell office:value-type="float" office:value="-225.342" calcext:value-type="float">
            <text:p>-225.342</text:p>
          </table:table-cell>
          <table:table-cell office:value-type="float" office:value="725.933" calcext:value-type="float">
            <text:p>725.933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2321.976" calcext:value-type="float">
            <text:p>2321.976</text:p>
          </table:table-cell>
          <table:table-cell office:value-type="float" office:value="5389.759" calcext:value-type="float">
            <text:p>5389.759</text:p>
          </table:table-cell>
          <table:table-cell office:value-type="float" office:value="-3937.893" calcext:value-type="float">
            <text:p>-3937.89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54.702" calcext:value-type="float">
            <text:p>4254.702</text:p>
          </table:table-cell>
          <table:table-cell office:value-type="float" office:value="1996.702" calcext:value-type="float">
            <text:p>1996.702</text:p>
          </table:table-cell>
          <table:table-cell office:value-type="float" office:value="6688.075" calcext:value-type="float">
            <text:p>6688.075</text:p>
          </table:table-cell>
          <table:table-cell office:value-type="float" office:value="1182.973" calcext:value-type="float">
            <text:p>1182.973</text:p>
          </table:table-cell>
          <table:table-cell office:value-type="float" office:value="6630.774" calcext:value-type="float">
            <text:p>6630.774</text:p>
          </table:table-cell>
          <table:table-cell office:value-type="float" office:value="1878.63" calcext:value-type="float">
            <text:p>1878.63</text:p>
          </table:table-cell>
          <table:table-cell office:value-type="float" office:value="4435.441" calcext:value-type="float">
            <text:p>4435.441</text:p>
          </table:table-cell>
          <table:table-cell office:value-type="float" office:value="2003.249" calcext:value-type="float">
            <text:p>2003.249</text:p>
          </table:table-cell>
          <table:table-cell office:value-type="float" office:value="6988.028" calcext:value-type="float">
            <text:p>6988.028</text:p>
          </table:table-cell>
          <table:table-cell office:value-type="float" office:value="1247.761" calcext:value-type="float">
            <text:p>1247.761</text:p>
          </table:table-cell>
          <table:table-cell office:value-type="float" office:value="6941.643" calcext:value-type="float">
            <text:p>6941.643</text:p>
          </table:table-cell>
          <table:table-cell office:value-type="float" office:value="1929.238" calcext:value-type="float">
            <text:p>1929.238</text:p>
          </table:table-cell>
          <table:table-cell office:value-type="float" office:value="15.24" calcext:value-type="float">
            <text:p>15.24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46.688" calcext:value-type="float">
            <text:p>46.688</text:p>
          </table:table-cell>
          <table:table-cell office:value-type="float" office:value="1636.46" calcext:value-type="float">
            <text:p>1636.46</text:p>
          </table:table-cell>
          <table:table-cell office:value-type="float" office:value="-78.535" calcext:value-type="float">
            <text:p>-78.535</text:p>
          </table:table-cell>
          <table:table-cell office:value-type="float" office:value="222.421" calcext:value-type="float">
            <text:p>222.421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704.007" calcext:value-type="float">
            <text:p>704.007</text:p>
          </table:table-cell>
          <table:table-cell office:value-type="float" office:value="1636.46" calcext:value-type="float">
            <text:p>1636.46</text:p>
          </table:table-cell>
          <table:table-cell office:value-type="float" office:value="-1191.618" calcext:value-type="float">
            <text:p>-1191.61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69.416" calcext:value-type="float">
            <text:p>4269.416</text:p>
          </table:table-cell>
          <table:table-cell office:value-type="float" office:value="1950.132" calcext:value-type="float">
            <text:p>1950.132</text:p>
          </table:table-cell>
          <table:table-cell office:value-type="float" office:value="6966.186" calcext:value-type="float">
            <text:p>6966.186</text:p>
          </table:table-cell>
          <table:table-cell office:value-type="float" office:value="1195.216" calcext:value-type="float">
            <text:p>1195.216</text:p>
          </table:table-cell>
          <table:table-cell office:value-type="float" office:value="6670.079" calcext:value-type="float">
            <text:p>6670.079</text:p>
          </table:table-cell>
          <table:table-cell office:value-type="float" office:value="1868.753" calcext:value-type="float">
            <text:p>1868.753</text:p>
          </table:table-cell>
          <table:table-cell office:value-type="float" office:value="4456.821" calcext:value-type="float">
            <text:p>4456.821</text:p>
          </table:table-cell>
          <table:table-cell office:value-type="float" office:value="2003.207" calcext:value-type="float">
            <text:p>2003.207</text:p>
          </table:table-cell>
          <table:table-cell office:value-type="float" office:value="7280.603" calcext:value-type="float">
            <text:p>7280.603</text:p>
          </table:table-cell>
          <table:table-cell office:value-type="float" office:value="1260.19" calcext:value-type="float">
            <text:p>1260.19</text:p>
          </table:table-cell>
          <table:table-cell office:value-type="float" office:value="6987.987" calcext:value-type="float">
            <text:p>6987.987</text:p>
          </table:table-cell>
          <table:table-cell office:value-type="float" office:value="1925.654" calcext:value-type="float">
            <text:p>1925.654</text:p>
          </table:table-cell>
          <table:table-cell office:value-type="float" office:value="40.44" calcext:value-type="float">
            <text:p>40.44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106.197" calcext:value-type="float">
            <text:p>106.197</text:p>
          </table:table-cell>
          <table:table-cell office:value-type="float" office:value="6503.623" calcext:value-type="float">
            <text:p>6503.623</text:p>
          </table:table-cell>
          <table:table-cell office:value-type="float" office:value="-172.863" calcext:value-type="float">
            <text:p>-172.863</text:p>
          </table:table-cell>
          <table:table-cell office:value-type="float" office:value="695.687" calcext:value-type="float">
            <text:p>695.687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891.593" calcext:value-type="float">
            <text:p>2891.593</text:p>
          </table:table-cell>
          <table:table-cell office:value-type="float" office:value="6503.623" calcext:value-type="float">
            <text:p>6503.623</text:p>
          </table:table-cell>
          <table:table-cell office:value-type="float" office:value="-5112.249" calcext:value-type="float">
            <text:p>-5112.24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88.819" calcext:value-type="float">
            <text:p>4288.819</text:p>
          </table:table-cell>
          <table:table-cell office:value-type="float" office:value="2045.033" calcext:value-type="float">
            <text:p>2045.033</text:p>
          </table:table-cell>
          <table:table-cell office:value-type="float" office:value="6673.779" calcext:value-type="float">
            <text:p>6673.779</text:p>
          </table:table-cell>
          <table:table-cell office:value-type="float" office:value="1152.126" calcext:value-type="float">
            <text:p>1152.126</text:p>
          </table:table-cell>
          <table:table-cell office:value-type="float" office:value="6602.932" calcext:value-type="float">
            <text:p>6602.932</text:p>
          </table:table-cell>
          <table:table-cell office:value-type="float" office:value="1974.705" calcext:value-type="float">
            <text:p>1974.705</text:p>
          </table:table-cell>
          <table:table-cell office:value-type="float" office:value="4472.76" calcext:value-type="float">
            <text:p>4472.76</text:p>
          </table:table-cell>
          <table:table-cell office:value-type="float" office:value="2047.279" calcext:value-type="float">
            <text:p>2047.279</text:p>
          </table:table-cell>
          <table:table-cell office:value-type="float" office:value="6989.262" calcext:value-type="float">
            <text:p>6989.262</text:p>
          </table:table-cell>
          <table:table-cell office:value-type="float" office:value="1221.561" calcext:value-type="float">
            <text:p>1221.561</text:p>
          </table:table-cell>
          <table:table-cell office:value-type="float" office:value="6926.338" calcext:value-type="float">
            <text:p>6926.338</text:p>
          </table:table-cell>
          <table:table-cell office:value-type="float" office:value="2019.183" calcext:value-type="float">
            <text:p>2019.183</text:p>
          </table:table-cell>
          <table:table-cell office:value-type="float" office:value="23.36" calcext:value-type="float">
            <text:p>23.36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4.557" calcext:value-type="float">
            <text:p>44.557</text:p>
          </table:table-cell>
          <table:table-cell office:value-type="float" office:value="3363.567" calcext:value-type="float">
            <text:p>3363.567</text:p>
          </table:table-cell>
          <table:table-cell office:value-type="float" office:value="-66.136" calcext:value-type="float">
            <text:p>-66.136</text:p>
          </table:table-cell>
          <table:table-cell office:value-type="float" office:value="604.443" calcext:value-type="float">
            <text:p>604.4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3.683" calcext:value-type="float">
            <text:p>1373.683</text:p>
          </table:table-cell>
          <table:table-cell office:value-type="float" office:value="3363.567" calcext:value-type="float">
            <text:p>3363.567</text:p>
          </table:table-cell>
          <table:table-cell office:value-type="float" office:value="-2154.682" calcext:value-type="float">
            <text:p>-2154.68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10.842" calcext:value-type="float">
            <text:p>4310.842</text:p>
          </table:table-cell>
          <table:table-cell office:value-type="float" office:value="1946.636" calcext:value-type="float">
            <text:p>1946.636</text:p>
          </table:table-cell>
          <table:table-cell office:value-type="float" office:value="6972.038" calcext:value-type="float">
            <text:p>6972.038</text:p>
          </table:table-cell>
          <table:table-cell office:value-type="float" office:value="1206.773" calcext:value-type="float">
            <text:p>1206.773</text:p>
          </table:table-cell>
          <table:table-cell office:value-type="float" office:value="6734.718" calcext:value-type="float">
            <text:p>6734.718</text:p>
          </table:table-cell>
          <table:table-cell office:value-type="float" office:value="1886.967" calcext:value-type="float">
            <text:p>1886.967</text:p>
          </table:table-cell>
          <table:table-cell office:value-type="float" office:value="4496.553" calcext:value-type="float">
            <text:p>4496.553</text:p>
          </table:table-cell>
          <table:table-cell office:value-type="float" office:value="1969.778" calcext:value-type="float">
            <text:p>1969.778</text:p>
          </table:table-cell>
          <table:table-cell office:value-type="float" office:value="7315.975" calcext:value-type="float">
            <text:p>7315.975</text:p>
          </table:table-cell>
          <table:table-cell office:value-type="float" office:value="1277.397" calcext:value-type="float">
            <text:p>1277.397</text:p>
          </table:table-cell>
          <table:table-cell office:value-type="float" office:value="7062.28" calcext:value-type="float">
            <text:p>7062.28</text:p>
          </table:table-cell>
          <table:table-cell office:value-type="float" office:value="1930.827" calcext:value-type="float">
            <text:p>1930.827</text:p>
          </table:table-cell>
          <table:table-cell office:value-type="float" office:value="26.16" calcext:value-type="float">
            <text:p>26.16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42.374" calcext:value-type="float">
            <text:p>142.374</text:p>
          </table:table-cell>
          <table:table-cell office:value-type="float" office:value="5296.415" calcext:value-type="float">
            <text:p>5296.415</text:p>
          </table:table-cell>
          <table:table-cell office:value-type="float" office:value="-259.807" calcext:value-type="float">
            <text:p>-259.807</text:p>
          </table:table-cell>
          <table:table-cell office:value-type="float" office:value="445.666" calcext:value-type="float">
            <text:p>445.666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2415.039" calcext:value-type="float">
            <text:p>2415.039</text:p>
          </table:table-cell>
          <table:table-cell office:value-type="float" office:value="5296.415" calcext:value-type="float">
            <text:p>5296.415</text:p>
          </table:table-cell>
          <table:table-cell office:value-type="float" office:value="-4405.082" calcext:value-type="float">
            <text:p>-4405.08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1.67" calcext:value-type="float">
            <text:p>4291.67</text:p>
          </table:table-cell>
          <table:table-cell office:value-type="float" office:value="1935.38" calcext:value-type="float">
            <text:p>1935.38</text:p>
          </table:table-cell>
          <table:table-cell office:value-type="float" office:value="6623.563" calcext:value-type="float">
            <text:p>6623.563</text:p>
          </table:table-cell>
          <table:table-cell office:value-type="float" office:value="1194.747" calcext:value-type="float">
            <text:p>1194.747</text:p>
          </table:table-cell>
          <table:table-cell office:value-type="float" office:value="6691.391" calcext:value-type="float">
            <text:p>6691.391</text:p>
          </table:table-cell>
          <table:table-cell office:value-type="float" office:value="1891.949" calcext:value-type="float">
            <text:p>1891.949</text:p>
          </table:table-cell>
          <table:table-cell office:value-type="float" office:value="4469.75" calcext:value-type="float">
            <text:p>4469.75</text:p>
          </table:table-cell>
          <table:table-cell office:value-type="float" office:value="1988.256" calcext:value-type="float">
            <text:p>1988.256</text:p>
          </table:table-cell>
          <table:table-cell office:value-type="float" office:value="6942.208" calcext:value-type="float">
            <text:p>6942.208</text:p>
          </table:table-cell>
          <table:table-cell office:value-type="float" office:value="1259.046" calcext:value-type="float">
            <text:p>1259.046</text:p>
          </table:table-cell>
          <table:table-cell office:value-type="float" office:value="6998.618" calcext:value-type="float">
            <text:p>6998.618</text:p>
          </table:table-cell>
          <table:table-cell office:value-type="float" office:value="1940.882" calcext:value-type="float">
            <text:p>1940.882</text:p>
          </table:table-cell>
          <table:table-cell office:value-type="float" office:value="23.68" calcext:value-type="float">
            <text:p>23.68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62.977" calcext:value-type="float">
            <text:p>62.977</text:p>
          </table:table-cell>
          <table:table-cell office:value-type="float" office:value="3532.978" calcext:value-type="float">
            <text:p>3532.978</text:p>
          </table:table-cell>
          <table:table-cell office:value-type="float" office:value="-102.812" calcext:value-type="float">
            <text:p>-102.812</text:p>
          </table:table-cell>
          <table:table-cell office:value-type="float" office:value="496.494" calcext:value-type="float">
            <text:p>496.494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511.772" calcext:value-type="float">
            <text:p>1511.772</text:p>
          </table:table-cell>
          <table:table-cell office:value-type="float" office:value="3532.978" calcext:value-type="float">
            <text:p>3532.978</text:p>
          </table:table-cell>
          <table:table-cell office:value-type="float" office:value="-2539.99" calcext:value-type="float">
            <text:p>-2539.9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50.807" calcext:value-type="float">
            <text:p>4350.807</text:p>
          </table:table-cell>
          <table:table-cell office:value-type="float" office:value="2021.231" calcext:value-type="float">
            <text:p>2021.231</text:p>
          </table:table-cell>
          <table:table-cell office:value-type="float" office:value="6520.528" calcext:value-type="float">
            <text:p>6520.528</text:p>
          </table:table-cell>
          <table:table-cell office:value-type="float" office:value="1185.532" calcext:value-type="float">
            <text:p>1185.532</text:p>
          </table:table-cell>
          <table:table-cell office:value-type="float" office:value="6732.018" calcext:value-type="float">
            <text:p>6732.018</text:p>
          </table:table-cell>
          <table:table-cell office:value-type="float" office:value="1969.597" calcext:value-type="float">
            <text:p>1969.597</text:p>
          </table:table-cell>
          <table:table-cell office:value-type="float" office:value="4536.181" calcext:value-type="float">
            <text:p>4536.181</text:p>
          </table:table-cell>
          <table:table-cell office:value-type="float" office:value="2104.371" calcext:value-type="float">
            <text:p>2104.371</text:p>
          </table:table-cell>
          <table:table-cell office:value-type="float" office:value="6800.907" calcext:value-type="float">
            <text:p>6800.907</text:p>
          </table:table-cell>
          <table:table-cell office:value-type="float" office:value="1249.334" calcext:value-type="float">
            <text:p>1249.334</text:p>
          </table:table-cell>
          <table:table-cell office:value-type="float" office:value="7045.543" calcext:value-type="float">
            <text:p>7045.543</text:p>
          </table:table-cell>
          <table:table-cell office:value-type="float" office:value="2026.82" calcext:value-type="float">
            <text:p>2026.82</text:p>
          </table:table-cell>
          <table:table-cell office:value-type="float" office:value="23.88" calcext:value-type="float">
            <text:p>23.88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45.868" calcext:value-type="float">
            <text:p>45.868</text:p>
          </table:table-cell>
          <table:table-cell office:value-type="float" office:value="4462.835" calcext:value-type="float">
            <text:p>4462.835</text:p>
          </table:table-cell>
          <table:table-cell office:value-type="float" office:value="-68.249" calcext:value-type="float">
            <text:p>-68.249</text:p>
          </table:table-cell>
          <table:table-cell office:value-type="float" office:value="776.018" calcext:value-type="float">
            <text:p>776.01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835.553" calcext:value-type="float">
            <text:p>1835.553</text:p>
          </table:table-cell>
          <table:table-cell office:value-type="float" office:value="4462.835" calcext:value-type="float">
            <text:p>4462.835</text:p>
          </table:table-cell>
          <table:table-cell office:value-type="float" office:value="-2910.799" calcext:value-type="float">
            <text:p>-2910.79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70.861" calcext:value-type="float">
            <text:p>4370.861</text:p>
          </table:table-cell>
          <table:table-cell office:value-type="float" office:value="2085.949" calcext:value-type="float">
            <text:p>2085.949</text:p>
          </table:table-cell>
          <table:table-cell office:value-type="float" office:value="6512.761" calcext:value-type="float">
            <text:p>6512.761</text:p>
          </table:table-cell>
          <table:table-cell office:value-type="float" office:value="1145.522" calcext:value-type="float">
            <text:p>1145.522</text:p>
          </table:table-cell>
          <table:table-cell office:value-type="float" office:value="6671.71" calcext:value-type="float">
            <text:p>6671.71</text:p>
          </table:table-cell>
          <table:table-cell office:value-type="float" office:value="2070.013" calcext:value-type="float">
            <text:p>2070.013</text:p>
          </table:table-cell>
          <table:table-cell office:value-type="float" office:value="4564.443" calcext:value-type="float">
            <text:p>4564.443</text:p>
          </table:table-cell>
          <table:table-cell office:value-type="float" office:value="2100.13" calcext:value-type="float">
            <text:p>2100.13</text:p>
          </table:table-cell>
          <table:table-cell office:value-type="float" office:value="6843.144" calcext:value-type="float">
            <text:p>6843.144</text:p>
          </table:table-cell>
          <table:table-cell office:value-type="float" office:value="1212.317" calcext:value-type="float">
            <text:p>1212.317</text:p>
          </table:table-cell>
          <table:table-cell office:value-type="float" office:value="6999.453" calcext:value-type="float">
            <text:p>6999.453</text:p>
          </table:table-cell>
          <table:table-cell office:value-type="float" office:value="2129.434" calcext:value-type="float">
            <text:p>2129.434</text:p>
          </table:table-cell>
          <table:table-cell office:value-type="float" office:value="27.98" calcext:value-type="float">
            <text:p>27.98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76.281" calcext:value-type="float">
            <text:p>76.281</text:p>
          </table:table-cell>
          <table:table-cell office:value-type="float" office:value="6735.419" calcext:value-type="float">
            <text:p>6735.419</text:p>
          </table:table-cell>
          <table:table-cell office:value-type="float" office:value="-125.234" calcext:value-type="float">
            <text:p>-125.234</text:p>
          </table:table-cell>
          <table:table-cell office:value-type="float" office:value="907.45" calcext:value-type="float">
            <text:p>907.45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2901.567" calcext:value-type="float">
            <text:p>2901.567</text:p>
          </table:table-cell>
          <table:table-cell office:value-type="float" office:value="6735.419" calcext:value-type="float">
            <text:p>6735.419</text:p>
          </table:table-cell>
          <table:table-cell office:value-type="float" office:value="-4920.52" calcext:value-type="float">
            <text:p>-4920.5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19.465" calcext:value-type="float">
            <text:p>4419.465</text:p>
          </table:table-cell>
          <table:table-cell office:value-type="float" office:value="2049.053" calcext:value-type="float">
            <text:p>2049.053</text:p>
          </table:table-cell>
          <table:table-cell office:value-type="float" office:value="6809.655" calcext:value-type="float">
            <text:p>6809.655</text:p>
          </table:table-cell>
          <table:table-cell office:value-type="float" office:value="1168.102" calcext:value-type="float">
            <text:p>1168.102</text:p>
          </table:table-cell>
          <table:table-cell office:value-type="float" office:value="6765.667" calcext:value-type="float">
            <text:p>6765.667</text:p>
          </table:table-cell>
          <table:table-cell office:value-type="float" office:value="2073.263" calcext:value-type="float">
            <text:p>2073.263</text:p>
          </table:table-cell>
          <table:table-cell office:value-type="float" office:value="4612.153" calcext:value-type="float">
            <text:p>4612.153</text:p>
          </table:table-cell>
          <table:table-cell office:value-type="float" office:value="2101.876" calcext:value-type="float">
            <text:p>2101.876</text:p>
          </table:table-cell>
          <table:table-cell office:value-type="float" office:value="7130.979" calcext:value-type="float">
            <text:p>7130.979</text:p>
          </table:table-cell>
          <table:table-cell office:value-type="float" office:value="1234.712" calcext:value-type="float">
            <text:p>1234.712</text:p>
          </table:table-cell>
          <table:table-cell office:value-type="float" office:value="7092.145" calcext:value-type="float">
            <text:p>7092.145</text:p>
          </table:table-cell>
          <table:table-cell office:value-type="float" office:value="2132.161" calcext:value-type="float">
            <text:p>2132.161</text:p>
          </table:table-cell>
          <table:table-cell office:value-type="float" office:value="52.12" calcext:value-type="float">
            <text:p>52.12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125.598" calcext:value-type="float">
            <text:p>125.598</text:p>
          </table:table-cell>
          <table:table-cell office:value-type="float" office:value="11599.692" calcext:value-type="float">
            <text:p>11599.692</text:p>
          </table:table-cell>
          <table:table-cell office:value-type="float" office:value="-200.151" calcext:value-type="float">
            <text:p>-200.151</text:p>
          </table:table-cell>
          <table:table-cell office:value-type="float" office:value="1768.561" calcext:value-type="float">
            <text:p>1768.561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4894.618" calcext:value-type="float">
            <text:p>4894.618</text:p>
          </table:table-cell>
          <table:table-cell office:value-type="float" office:value="11599.692" calcext:value-type="float">
            <text:p>11599.692</text:p>
          </table:table-cell>
          <table:table-cell office:value-type="float" office:value="-8062.569" calcext:value-type="float">
            <text:p>-8062.56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46.514" calcext:value-type="float">
            <text:p>4446.514</text:p>
          </table:table-cell>
          <table:table-cell office:value-type="float" office:value="2167.648" calcext:value-type="float">
            <text:p>2167.648</text:p>
          </table:table-cell>
          <table:table-cell office:value-type="float" office:value="6612.042" calcext:value-type="float">
            <text:p>6612.042</text:p>
          </table:table-cell>
          <table:table-cell office:value-type="float" office:value="1171.812" calcext:value-type="float">
            <text:p>1171.812</text:p>
          </table:table-cell>
          <table:table-cell office:value-type="float" office:value="6800.168" calcext:value-type="float">
            <text:p>6800.168</text:p>
          </table:table-cell>
          <table:table-cell office:value-type="float" office:value="2092.86" calcext:value-type="float">
            <text:p>2092.86</text:p>
          </table:table-cell>
          <table:table-cell office:value-type="float" office:value="4650.13" calcext:value-type="float">
            <text:p>4650.13</text:p>
          </table:table-cell>
          <table:table-cell office:value-type="float" office:value="2265.49" calcext:value-type="float">
            <text:p>2265.49</text:p>
          </table:table-cell>
          <table:table-cell office:value-type="float" office:value="6928.265" calcext:value-type="float">
            <text:p>6928.265</text:p>
          </table:table-cell>
          <table:table-cell office:value-type="float" office:value="1233.343" calcext:value-type="float">
            <text:p>1233.343</text:p>
          </table:table-cell>
          <table:table-cell office:value-type="float" office:value="7127.373" calcext:value-type="float">
            <text:p>7127.373</text:p>
          </table:table-cell>
          <table:table-cell office:value-type="float" office:value="2172.888" calcext:value-type="float">
            <text:p>2172.888</text:p>
          </table:table-cell>
          <table:table-cell office:value-type="float" office:value="41.86" calcext:value-type="float">
            <text:p>41.86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118.738" calcext:value-type="float">
            <text:p>118.738</text:p>
          </table:table-cell>
          <table:table-cell office:value-type="float" office:value="12853.084" calcext:value-type="float">
            <text:p>12853.084</text:p>
          </table:table-cell>
          <table:table-cell office:value-type="float" office:value="-196.633" calcext:value-type="float">
            <text:p>-196.633</text:p>
          </table:table-cell>
          <table:table-cell office:value-type="float" office:value="1583.344" calcext:value-type="float">
            <text:p>1583.344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5610.858" calcext:value-type="float">
            <text:p>5610.858</text:p>
          </table:table-cell>
          <table:table-cell office:value-type="float" office:value="12853.084" calcext:value-type="float">
            <text:p>12853.084</text:p>
          </table:table-cell>
          <table:table-cell office:value-type="float" office:value="-9686.396" calcext:value-type="float">
            <text:p>-9686.39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01.076" calcext:value-type="float">
            <text:p>4501.076</text:p>
          </table:table-cell>
          <table:table-cell office:value-type="float" office:value="2092.276" calcext:value-type="float">
            <text:p>2092.276</text:p>
          </table:table-cell>
          <table:table-cell office:value-type="float" office:value="6541.505" calcext:value-type="float">
            <text:p>6541.505</text:p>
          </table:table-cell>
          <table:table-cell office:value-type="float" office:value="1127.122" calcext:value-type="float">
            <text:p>1127.122</text:p>
          </table:table-cell>
          <table:table-cell office:value-type="float" office:value="6764.968" calcext:value-type="float">
            <text:p>6764.968</text:p>
          </table:table-cell>
          <table:table-cell office:value-type="float" office:value="2237.185" calcext:value-type="float">
            <text:p>2237.185</text:p>
          </table:table-cell>
          <table:table-cell office:value-type="float" office:value="4695.985" calcext:value-type="float">
            <text:p>4695.985</text:p>
          </table:table-cell>
          <table:table-cell office:value-type="float" office:value="2198.652" calcext:value-type="float">
            <text:p>2198.652</text:p>
          </table:table-cell>
          <table:table-cell office:value-type="float" office:value="6870.328" calcext:value-type="float">
            <text:p>6870.328</text:p>
          </table:table-cell>
          <table:table-cell office:value-type="float" office:value="1192.193" calcext:value-type="float">
            <text:p>1192.193</text:p>
          </table:table-cell>
          <table:table-cell office:value-type="float" office:value="7090.575" calcext:value-type="float">
            <text:p>7090.575</text:p>
          </table:table-cell>
          <table:table-cell office:value-type="float" office:value="2301.395" calcext:value-type="float">
            <text:p>2301.39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78.982" calcext:value-type="float">
            <text:p>78.982</text:p>
          </table:table-cell>
          <table:table-cell office:value-type="float" office:value="7569.607" calcext:value-type="float">
            <text:p>7569.607</text:p>
          </table:table-cell>
          <table:table-cell office:value-type="float" office:value="-127.639" calcext:value-type="float">
            <text:p>-127.639</text:p>
          </table:table-cell>
          <table:table-cell office:value-type="float" office:value="1087.808" calcext:value-type="float">
            <text:p>1087.80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3227.089" calcext:value-type="float">
            <text:p>3227.089</text:p>
          </table:table-cell>
          <table:table-cell office:value-type="float" office:value="7569.607" calcext:value-type="float">
            <text:p>7569.607</text:p>
          </table:table-cell>
          <table:table-cell office:value-type="float" office:value="-5393.99" calcext:value-type="float">
            <text:p>-5393.9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89.478" calcext:value-type="float">
            <text:p>4489.478</text:p>
          </table:table-cell>
          <table:table-cell office:value-type="float" office:value="2095.57" calcext:value-type="float">
            <text:p>2095.57</text:p>
          </table:table-cell>
          <table:table-cell office:value-type="float" office:value="6470.988" calcext:value-type="float">
            <text:p>6470.988</text:p>
          </table:table-cell>
          <table:table-cell office:value-type="float" office:value="1124.42" calcext:value-type="float">
            <text:p>1124.42</text:p>
          </table:table-cell>
          <table:table-cell office:value-type="float" office:value="6747.942" calcext:value-type="float">
            <text:p>6747.942</text:p>
          </table:table-cell>
          <table:table-cell office:value-type="float" office:value="2231.015" calcext:value-type="float">
            <text:p>2231.015</text:p>
          </table:table-cell>
          <table:table-cell office:value-type="float" office:value="4694.442" calcext:value-type="float">
            <text:p>4694.442</text:p>
          </table:table-cell>
          <table:table-cell office:value-type="float" office:value="2167.46" calcext:value-type="float">
            <text:p>2167.46</text:p>
          </table:table-cell>
          <table:table-cell office:value-type="float" office:value="6784.862" calcext:value-type="float">
            <text:p>6784.862</text:p>
          </table:table-cell>
          <table:table-cell office:value-type="float" office:value="1182.135" calcext:value-type="float">
            <text:p>1182.135</text:p>
          </table:table-cell>
          <table:table-cell office:value-type="float" office:value="7068.831" calcext:value-type="float">
            <text:p>7068.831</text:p>
          </table:table-cell>
          <table:table-cell office:value-type="float" office:value="2320.053" calcext:value-type="float">
            <text:p>2320.053</text:p>
          </table:table-cell>
          <table:table-cell office:value-type="float" office:value="40.14" calcext:value-type="float">
            <text:p>40.14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127.916" calcext:value-type="float">
            <text:p>127.916</text:p>
          </table:table-cell>
          <table:table-cell office:value-type="float" office:value="16204.103" calcext:value-type="float">
            <text:p>16204.103</text:p>
          </table:table-cell>
          <table:table-cell office:value-type="float" office:value="-216.787" calcext:value-type="float">
            <text:p>-216.787</text:p>
          </table:table-cell>
          <table:table-cell office:value-type="float" office:value="1863.95" calcext:value-type="float">
            <text:p>1863.95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7139.523" calcext:value-type="float">
            <text:p>7139.523</text:p>
          </table:table-cell>
          <table:table-cell office:value-type="float" office:value="16204.103" calcext:value-type="float">
            <text:p>16204.103</text:p>
          </table:table-cell>
          <table:table-cell office:value-type="float" office:value="-12476.204" calcext:value-type="float">
            <text:p>-12476.20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88.083" calcext:value-type="float">
            <text:p>4488.083</text:p>
          </table:table-cell>
          <table:table-cell office:value-type="float" office:value="2028.845" calcext:value-type="float">
            <text:p>2028.845</text:p>
          </table:table-cell>
          <table:table-cell office:value-type="float" office:value="6507.767" calcext:value-type="float">
            <text:p>6507.767</text:p>
          </table:table-cell>
          <table:table-cell office:value-type="float" office:value="1125.22" calcext:value-type="float">
            <text:p>1125.22</text:p>
          </table:table-cell>
          <table:table-cell office:value-type="float" office:value="6748.153" calcext:value-type="float">
            <text:p>6748.153</text:p>
          </table:table-cell>
          <table:table-cell office:value-type="float" office:value="2228.013" calcext:value-type="float">
            <text:p>2228.013</text:p>
          </table:table-cell>
          <table:table-cell office:value-type="float" office:value="4686.352" calcext:value-type="float">
            <text:p>4686.352</text:p>
          </table:table-cell>
          <table:table-cell office:value-type="float" office:value="2112.894" calcext:value-type="float">
            <text:p>2112.894</text:p>
          </table:table-cell>
          <table:table-cell office:value-type="float" office:value="6806.343" calcext:value-type="float">
            <text:p>6806.343</text:p>
          </table:table-cell>
          <table:table-cell office:value-type="float" office:value="1188.376" calcext:value-type="float">
            <text:p>1188.376</text:p>
          </table:table-cell>
          <table:table-cell office:value-type="float" office:value="7073.275" calcext:value-type="float">
            <text:p>7073.275</text:p>
          </table:table-cell>
          <table:table-cell office:value-type="float" office:value="2299.428" calcext:value-type="float">
            <text:p>2299.428</text:p>
          </table:table-cell>
          <table:table-cell office:value-type="float" office:value="40.04" calcext:value-type="float">
            <text:p>40.04</text:p>
          </table:table-cell>
          <table:table-cell office:value-type="float" office:value="1" calcext:value-type="float">
            <text:p>1</text:p>
          </table:table-cell>
          <table:table-cell office:value-type="float" office:value="1467" calcext:value-type="float">
            <text:p>1467</text:p>
          </table:table-cell>
          <table:table-cell office:value-type="float" office:value="205.974" calcext:value-type="float">
            <text:p>205.974</text:p>
          </table:table-cell>
          <table:table-cell office:value-type="float" office:value="27745.242" calcext:value-type="float">
            <text:p>27745.242</text:p>
          </table:table-cell>
          <table:table-cell office:value-type="float" office:value="-373.671" calcext:value-type="float">
            <text:p>-373.671</text:p>
          </table:table-cell>
          <table:table-cell office:value-type="float" office:value="2234.241" calcext:value-type="float">
            <text:p>2234.241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office:value-type="float" office:value="12701.145" calcext:value-type="float">
            <text:p>12701.145</text:p>
          </table:table-cell>
          <table:table-cell office:value-type="float" office:value="27745.242" calcext:value-type="float">
            <text:p>27745.242</text:p>
          </table:table-cell>
          <table:table-cell office:value-type="float" office:value="-23276.759" calcext:value-type="float">
            <text:p>-23276.75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31.885" calcext:value-type="float">
            <text:p>4531.885</text:p>
          </table:table-cell>
          <table:table-cell office:value-type="float" office:value="2044.041" calcext:value-type="float">
            <text:p>2044.041</text:p>
          </table:table-cell>
          <table:table-cell office:value-type="float" office:value="6446.469" calcext:value-type="float">
            <text:p>6446.469</text:p>
          </table:table-cell>
          <table:table-cell office:value-type="float" office:value="1093.868" calcext:value-type="float">
            <text:p>1093.868</text:p>
          </table:table-cell>
          <table:table-cell office:value-type="float" office:value="6728.984" calcext:value-type="float">
            <text:p>6728.984</text:p>
          </table:table-cell>
          <table:table-cell office:value-type="float" office:value="2334.787" calcext:value-type="float">
            <text:p>2334.787</text:p>
          </table:table-cell>
          <table:table-cell office:value-type="float" office:value="4731.106" calcext:value-type="float">
            <text:p>4731.106</text:p>
          </table:table-cell>
          <table:table-cell office:value-type="float" office:value="2059.076" calcext:value-type="float">
            <text:p>2059.076</text:p>
          </table:table-cell>
          <table:table-cell office:value-type="float" office:value="6727.359" calcext:value-type="float">
            <text:p>6727.359</text:p>
          </table:table-cell>
          <table:table-cell office:value-type="float" office:value="1154.397" calcext:value-type="float">
            <text:p>1154.397</text:p>
          </table:table-cell>
          <table:table-cell office:value-type="float" office:value="7049.781" calcext:value-type="float">
            <text:p>7049.781</text:p>
          </table:table-cell>
          <table:table-cell office:value-type="float" office:value="2412.431" calcext:value-type="float">
            <text:p>2412.431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.956" calcext:value-type="float">
            <text:p>35.956</text:p>
          </table:table-cell>
          <table:table-cell office:value-type="float" office:value="3689.13" calcext:value-type="float">
            <text:p>3689.13</text:p>
          </table:table-cell>
          <table:table-cell office:value-type="float" office:value="-53.819" calcext:value-type="float">
            <text:p>-53.819</text:p>
          </table:table-cell>
          <table:table-cell office:value-type="float" office:value="665.466" calcext:value-type="float">
            <text:p>665.46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05.389" calcext:value-type="float">
            <text:p>1505.389</text:p>
          </table:table-cell>
          <table:table-cell office:value-type="float" office:value="3689.13" calcext:value-type="float">
            <text:p>3689.13</text:p>
          </table:table-cell>
          <table:table-cell office:value-type="float" office:value="-2358.197" calcext:value-type="float">
            <text:p>-2358.19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39.173" calcext:value-type="float">
            <text:p>4539.173</text:p>
          </table:table-cell>
          <table:table-cell office:value-type="float" office:value="2056.861" calcext:value-type="float">
            <text:p>2056.861</text:p>
          </table:table-cell>
          <table:table-cell office:value-type="float" office:value="6498.597" calcext:value-type="float">
            <text:p>6498.597</text:p>
          </table:table-cell>
          <table:table-cell office:value-type="float" office:value="1096.972" calcext:value-type="float">
            <text:p>1096.972</text:p>
          </table:table-cell>
          <table:table-cell office:value-type="float" office:value="6742.505" calcext:value-type="float">
            <text:p>6742.505</text:p>
          </table:table-cell>
          <table:table-cell office:value-type="float" office:value="2335.84" calcext:value-type="float">
            <text:p>2335.84</text:p>
          </table:table-cell>
          <table:table-cell office:value-type="float" office:value="4742.151" calcext:value-type="float">
            <text:p>4742.151</text:p>
          </table:table-cell>
          <table:table-cell office:value-type="float" office:value="2107.28" calcext:value-type="float">
            <text:p>2107.28</text:p>
          </table:table-cell>
          <table:table-cell office:value-type="float" office:value="6765.575" calcext:value-type="float">
            <text:p>6765.575</text:p>
          </table:table-cell>
          <table:table-cell office:value-type="float" office:value="1157.142" calcext:value-type="float">
            <text:p>1157.142</text:p>
          </table:table-cell>
          <table:table-cell office:value-type="float" office:value="7066.338" calcext:value-type="float">
            <text:p>7066.338</text:p>
          </table:table-cell>
          <table:table-cell office:value-type="float" office:value="2417.963" calcext:value-type="float">
            <text:p>2417.963</text:p>
          </table:table-cell>
          <table:table-cell office:value-type="float" office:value="12.78" calcext:value-type="float">
            <text:p>12.7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1.73" calcext:value-type="float">
            <text:p>21.73</text:p>
          </table:table-cell>
          <table:table-cell office:value-type="float" office:value="2520.962" calcext:value-type="float">
            <text:p>2520.962</text:p>
          </table:table-cell>
          <table:table-cell office:value-type="float" office:value="-30.867" calcext:value-type="float">
            <text:p>-30.867</text:p>
          </table:table-cell>
          <table:table-cell office:value-type="float" office:value="450.754" calcext:value-type="float">
            <text:p>450.75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30.693" calcext:value-type="float">
            <text:p>1030.693</text:p>
          </table:table-cell>
          <table:table-cell office:value-type="float" office:value="2520.962" calcext:value-type="float">
            <text:p>2520.962</text:p>
          </table:table-cell>
          <table:table-cell office:value-type="float" office:value="-1619.453" calcext:value-type="float">
            <text:p>-1619.45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643.271" calcext:value-type="float">
            <text:p>4643.271</text:p>
          </table:table-cell>
          <table:table-cell office:value-type="float" office:value="2104.567" calcext:value-type="float">
            <text:p>2104.567</text:p>
          </table:table-cell>
          <table:table-cell office:value-type="float" office:value="7107.991" calcext:value-type="float">
            <text:p>7107.991</text:p>
          </table:table-cell>
          <table:table-cell office:value-type="float" office:value="1120.046" calcext:value-type="float">
            <text:p>1120.046</text:p>
          </table:table-cell>
          <table:table-cell office:value-type="float" office:value="6892.949" calcext:value-type="float">
            <text:p>6892.949</text:p>
          </table:table-cell>
          <table:table-cell office:value-type="float" office:value="2393.593" calcext:value-type="float">
            <text:p>2393.593</text:p>
          </table:table-cell>
          <table:table-cell office:value-type="float" office:value="4844.236" calcext:value-type="float">
            <text:p>4844.236</text:p>
          </table:table-cell>
          <table:table-cell office:value-type="float" office:value="2128.216" calcext:value-type="float">
            <text:p>2128.216</text:p>
          </table:table-cell>
          <table:table-cell office:value-type="float" office:value="7442.444" calcext:value-type="float">
            <text:p>7442.444</text:p>
          </table:table-cell>
          <table:table-cell office:value-type="float" office:value="1188.522" calcext:value-type="float">
            <text:p>1188.522</text:p>
          </table:table-cell>
          <table:table-cell office:value-type="float" office:value="7231.454" calcext:value-type="float">
            <text:p>7231.454</text:p>
          </table:table-cell>
          <table:table-cell office:value-type="float" office:value="2457.019" calcext:value-type="float">
            <text:p>2457.019</text:p>
          </table:table-cell>
          <table:table-cell office:value-type="float" office:value="59.76" calcext:value-type="float">
            <text:p>59.76</text:p>
          </table:table-cell>
          <table:table-cell office:value-type="float" office:value="1" calcext:value-type="float">
            <text:p>1</text:p>
          </table:table-cell>
          <table:table-cell office:value-type="float" office:value="1346" calcext:value-type="float">
            <text:p>1346</text:p>
          </table:table-cell>
          <table:table-cell office:value-type="float" office:value="202.883" calcext:value-type="float">
            <text:p>202.883</text:p>
          </table:table-cell>
          <table:table-cell office:value-type="float" office:value="19640.142" calcext:value-type="float">
            <text:p>19640.142</text:p>
          </table:table-cell>
          <table:table-cell office:value-type="float" office:value="-347.742" calcext:value-type="float">
            <text:p>-347.742</text:p>
          </table:table-cell>
          <table:table-cell office:value-type="float" office:value="2201.623" calcext:value-type="float">
            <text:p>2201.623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office:value-type="float" office:value="8682.104" calcext:value-type="float">
            <text:p>8682.104</text:p>
          </table:table-cell>
          <table:table-cell office:value-type="float" office:value="19640.142" calcext:value-type="float">
            <text:p>19640.142</text:p>
          </table:table-cell>
          <table:table-cell office:value-type="float" office:value="-15236.896" calcext:value-type="float">
            <text:p>-15236.89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09.155" calcext:value-type="float">
            <text:p>4709.155</text:p>
          </table:table-cell>
          <table:table-cell office:value-type="float" office:value="2015.056" calcext:value-type="float">
            <text:p>2015.056</text:p>
          </table:table-cell>
          <table:table-cell office:value-type="float" office:value="6761.509" calcext:value-type="float">
            <text:p>6761.509</text:p>
          </table:table-cell>
          <table:table-cell office:value-type="float" office:value="1131.55" calcext:value-type="float">
            <text:p>1131.55</text:p>
          </table:table-cell>
          <table:table-cell office:value-type="float" office:value="6981.94" calcext:value-type="float">
            <text:p>6981.94</text:p>
          </table:table-cell>
          <table:table-cell office:value-type="float" office:value="2436.369" calcext:value-type="float">
            <text:p>2436.369</text:p>
          </table:table-cell>
          <table:table-cell office:value-type="float" office:value="4924.299" calcext:value-type="float">
            <text:p>4924.299</text:p>
          </table:table-cell>
          <table:table-cell office:value-type="float" office:value="2089.076" calcext:value-type="float">
            <text:p>2089.076</text:p>
          </table:table-cell>
          <table:table-cell office:value-type="float" office:value="7102.097" calcext:value-type="float">
            <text:p>7102.097</text:p>
          </table:table-cell>
          <table:table-cell office:value-type="float" office:value="1193.776" calcext:value-type="float">
            <text:p>1193.776</text:p>
          </table:table-cell>
          <table:table-cell office:value-type="float" office:value="7322.068" calcext:value-type="float">
            <text:p>7322.068</text:p>
          </table:table-cell>
          <table:table-cell office:value-type="float" office:value="2526.53" calcext:value-type="float">
            <text:p>2526.53</text:p>
          </table:table-cell>
          <table:table-cell office:value-type="float" office:value="34.6" calcext:value-type="float">
            <text:p>34.6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102.599" calcext:value-type="float">
            <text:p>102.599</text:p>
          </table:table-cell>
          <table:table-cell office:value-type="float" office:value="12657.641" calcext:value-type="float">
            <text:p>12657.641</text:p>
          </table:table-cell>
          <table:table-cell office:value-type="float" office:value="-171.476" calcext:value-type="float">
            <text:p>-171.476</text:p>
          </table:table-cell>
          <table:table-cell office:value-type="float" office:value="1783.326" calcext:value-type="float">
            <text:p>1783.326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5413.988" calcext:value-type="float">
            <text:p>5413.988</text:p>
          </table:table-cell>
          <table:table-cell office:value-type="float" office:value="12657.641" calcext:value-type="float">
            <text:p>12657.641</text:p>
          </table:table-cell>
          <table:table-cell office:value-type="float" office:value="-9090.988" calcext:value-type="float">
            <text:p>-9090.98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91.373" calcext:value-type="float">
            <text:p>4791.373</text:p>
          </table:table-cell>
          <table:table-cell office:value-type="float" office:value="2055.622" calcext:value-type="float">
            <text:p>2055.622</text:p>
          </table:table-cell>
          <table:table-cell office:value-type="float" office:value="6854.134" calcext:value-type="float">
            <text:p>6854.134</text:p>
          </table:table-cell>
          <table:table-cell office:value-type="float" office:value="1085.012" calcext:value-type="float">
            <text:p>1085.012</text:p>
          </table:table-cell>
          <table:table-cell office:value-type="float" office:value="6970.684" calcext:value-type="float">
            <text:p>6970.684</text:p>
          </table:table-cell>
          <table:table-cell office:value-type="float" office:value="2612.062" calcext:value-type="float">
            <text:p>2612.062</text:p>
          </table:table-cell>
          <table:table-cell office:value-type="float" office:value="5007.908" calcext:value-type="float">
            <text:p>5007.908</text:p>
          </table:table-cell>
          <table:table-cell office:value-type="float" office:value="2133.6" calcext:value-type="float">
            <text:p>2133.6</text:p>
          </table:table-cell>
          <table:table-cell office:value-type="float" office:value="7190.82" calcext:value-type="float">
            <text:p>7190.82</text:p>
          </table:table-cell>
          <table:table-cell office:value-type="float" office:value="1144.434" calcext:value-type="float">
            <text:p>1144.434</text:p>
          </table:table-cell>
          <table:table-cell office:value-type="float" office:value="7306.572" calcext:value-type="float">
            <text:p>7306.572</text:p>
          </table:table-cell>
          <table:table-cell office:value-type="float" office:value="2709.244" calcext:value-type="float">
            <text:p>2709.244</text:p>
          </table:table-cell>
          <table:table-cell office:value-type="float" office:value="46.52" calcext:value-type="float">
            <text:p>46.52</text:p>
          </table:table-cell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166.922" calcext:value-type="float">
            <text:p>166.922</text:p>
          </table:table-cell>
          <table:table-cell office:value-type="float" office:value="14926.022" calcext:value-type="float">
            <text:p>14926.022</text:p>
          </table:table-cell>
          <table:table-cell office:value-type="float" office:value="-288.752" calcext:value-type="float">
            <text:p>-288.752</text:p>
          </table:table-cell>
          <table:table-cell office:value-type="float" office:value="2048.857" calcext:value-type="float">
            <text:p>2048.857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6411.145" calcext:value-type="float">
            <text:p>6411.145</text:p>
          </table:table-cell>
          <table:table-cell office:value-type="float" office:value="14926.022" calcext:value-type="float">
            <text:p>14926.022</text:p>
          </table:table-cell>
          <table:table-cell office:value-type="float" office:value="-10828.307" calcext:value-type="float">
            <text:p>-10828.30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09.044" calcext:value-type="float">
            <text:p>4809.044</text:p>
          </table:table-cell>
          <table:table-cell office:value-type="float" office:value="2938.363" calcext:value-type="float">
            <text:p>2938.363</text:p>
          </table:table-cell>
          <table:table-cell office:value-type="float" office:value="6580.101" calcext:value-type="float">
            <text:p>6580.101</text:p>
          </table:table-cell>
          <table:table-cell office:value-type="float" office:value="1028.068" calcext:value-type="float">
            <text:p>1028.068</text:p>
          </table:table-cell>
          <table:table-cell office:value-type="float" office:value="6873.979" calcext:value-type="float">
            <text:p>6873.979</text:p>
          </table:table-cell>
          <table:table-cell office:value-type="float" office:value="2744.109" calcext:value-type="float">
            <text:p>2744.109</text:p>
          </table:table-cell>
          <table:table-cell office:value-type="float" office:value="5026.59" calcext:value-type="float">
            <text:p>5026.59</text:p>
          </table:table-cell>
          <table:table-cell office:value-type="float" office:value="3027.119" calcext:value-type="float">
            <text:p>3027.119</text:p>
          </table:table-cell>
          <table:table-cell office:value-type="float" office:value="6892.012" calcext:value-type="float">
            <text:p>6892.012</text:p>
          </table:table-cell>
          <table:table-cell office:value-type="float" office:value="1092" calcext:value-type="float">
            <text:p>1092</text:p>
          </table:table-cell>
          <table:table-cell office:value-type="float" office:value="7219.937" calcext:value-type="float">
            <text:p>7219.937</text:p>
          </table:table-cell>
          <table:table-cell office:value-type="float" office:value="2833.243" calcext:value-type="float">
            <text:p>2833.243</text:p>
          </table:table-cell>
          <table:table-cell office:value-type="float" office:value="19.34" calcext:value-type="float">
            <text:p>19.34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6.318" calcext:value-type="float">
            <text:p>46.318</text:p>
          </table:table-cell>
          <table:table-cell office:value-type="float" office:value="4308.879" calcext:value-type="float">
            <text:p>4308.879</text:p>
          </table:table-cell>
          <table:table-cell office:value-type="float" office:value="-73.692" calcext:value-type="float">
            <text:p>-73.692</text:p>
          </table:table-cell>
          <table:table-cell office:value-type="float" office:value="754.41" calcext:value-type="float">
            <text:p>754.4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769.661" calcext:value-type="float">
            <text:p>1769.661</text:p>
          </table:table-cell>
          <table:table-cell office:value-type="float" office:value="4308.879" calcext:value-type="float">
            <text:p>4308.879</text:p>
          </table:table-cell>
          <table:table-cell office:value-type="float" office:value="-2800.06" calcext:value-type="float">
            <text:p>-2800.0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44.547" calcext:value-type="float">
            <text:p>4844.547</text:p>
          </table:table-cell>
          <table:table-cell office:value-type="float" office:value="3220.779" calcext:value-type="float">
            <text:p>3220.779</text:p>
          </table:table-cell>
          <table:table-cell office:value-type="float" office:value="6500.632" calcext:value-type="float">
            <text:p>6500.632</text:p>
          </table:table-cell>
          <table:table-cell office:value-type="float" office:value="913.463" calcext:value-type="float">
            <text:p>913.463</text:p>
          </table:table-cell>
          <table:table-cell office:value-type="float" office:value="6679.29" calcext:value-type="float">
            <text:p>6679.29</text:p>
          </table:table-cell>
          <table:table-cell office:value-type="float" office:value="3009.803" calcext:value-type="float">
            <text:p>3009.803</text:p>
          </table:table-cell>
          <table:table-cell office:value-type="float" office:value="5057.698" calcext:value-type="float">
            <text:p>5057.698</text:p>
          </table:table-cell>
          <table:table-cell office:value-type="float" office:value="3362.478" calcext:value-type="float">
            <text:p>3362.478</text:p>
          </table:table-cell>
          <table:table-cell office:value-type="float" office:value="6803.511" calcext:value-type="float">
            <text:p>6803.511</text:p>
          </table:table-cell>
          <table:table-cell office:value-type="float" office:value="964.646" calcext:value-type="float">
            <text:p>964.646</text:p>
          </table:table-cell>
          <table:table-cell office:value-type="float" office:value="6995.246" calcext:value-type="float">
            <text:p>6995.246</text:p>
          </table:table-cell>
          <table:table-cell office:value-type="float" office:value="3120.15" calcext:value-type="float">
            <text:p>3120.15</text:p>
          </table:table-cell>
          <table:table-cell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86.608" calcext:value-type="float">
            <text:p>86.608</text:p>
          </table:table-cell>
          <table:table-cell office:value-type="float" office:value="13742.19" calcext:value-type="float">
            <text:p>13742.19</text:p>
          </table:table-cell>
          <table:table-cell office:value-type="float" office:value="-139.458" calcext:value-type="float">
            <text:p>-139.458</text:p>
          </table:table-cell>
          <table:table-cell office:value-type="float" office:value="2050.474" calcext:value-type="float">
            <text:p>2050.474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5820.947" calcext:value-type="float">
            <text:p>5820.947</text:p>
          </table:table-cell>
          <table:table-cell office:value-type="float" office:value="13742.19" calcext:value-type="float">
            <text:p>13742.19</text:p>
          </table:table-cell>
          <table:table-cell office:value-type="float" office:value="-9641.242" calcext:value-type="float">
            <text:p>-9641.24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88.04" calcext:value-type="float">
            <text:p>4888.04</text:p>
          </table:table-cell>
          <table:table-cell office:value-type="float" office:value="3076.169" calcext:value-type="float">
            <text:p>3076.169</text:p>
          </table:table-cell>
          <table:table-cell office:value-type="float" office:value="7698.041" calcext:value-type="float">
            <text:p>7698.041</text:p>
          </table:table-cell>
          <table:table-cell office:value-type="float" office:value="1013.413" calcext:value-type="float">
            <text:p>1013.413</text:p>
          </table:table-cell>
          <table:table-cell office:value-type="float" office:value="6923.54" calcext:value-type="float">
            <text:p>6923.54</text:p>
          </table:table-cell>
          <table:table-cell office:value-type="float" office:value="2852.541" calcext:value-type="float">
            <text:p>2852.541</text:p>
          </table:table-cell>
          <table:table-cell office:value-type="float" office:value="5102.902" calcext:value-type="float">
            <text:p>5102.902</text:p>
          </table:table-cell>
          <table:table-cell office:value-type="float" office:value="3204.691" calcext:value-type="float">
            <text:p>3204.691</text:p>
          </table:table-cell>
          <table:table-cell office:value-type="float" office:value="8069.971" calcext:value-type="float">
            <text:p>8069.971</text:p>
          </table:table-cell>
          <table:table-cell office:value-type="float" office:value="1070.84" calcext:value-type="float">
            <text:p>1070.84</text:p>
          </table:table-cell>
          <table:table-cell office:value-type="float" office:value="7253.748" calcext:value-type="float">
            <text:p>7253.748</text:p>
          </table:table-cell>
          <table:table-cell office:value-type="float" office:value="2952.056" calcext:value-type="float">
            <text:p>2952.056</text:p>
          </table:table-cell>
          <table:table-cell office:value-type="float" office:value="40.52" calcext:value-type="float">
            <text:p>40.52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91.464" calcext:value-type="float">
            <text:p>91.464</text:p>
          </table:table-cell>
          <table:table-cell office:value-type="float" office:value="11905.731" calcext:value-type="float">
            <text:p>11905.731</text:p>
          </table:table-cell>
          <table:table-cell office:value-type="float" office:value="-143.191" calcext:value-type="float">
            <text:p>-143.191</text:p>
          </table:table-cell>
          <table:table-cell office:value-type="float" office:value="1891.253" calcext:value-type="float">
            <text:p>1891.253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4985.902" calcext:value-type="float">
            <text:p>4985.902</text:p>
          </table:table-cell>
          <table:table-cell office:value-type="float" office:value="11905.731" calcext:value-type="float">
            <text:p>11905.731</text:p>
          </table:table-cell>
          <table:table-cell office:value-type="float" office:value="-8123.226" calcext:value-type="float">
            <text:p>-8123.22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72.058" calcext:value-type="float">
            <text:p>4972.058</text:p>
          </table:table-cell>
          <table:table-cell office:value-type="float" office:value="2959.364" calcext:value-type="float">
            <text:p>2959.364</text:p>
          </table:table-cell>
          <table:table-cell office:value-type="float" office:value="7331.681" calcext:value-type="float">
            <text:p>7331.681</text:p>
          </table:table-cell>
          <table:table-cell office:value-type="float" office:value="1045.133" calcext:value-type="float">
            <text:p>1045.133</text:p>
          </table:table-cell>
          <table:table-cell office:value-type="float" office:value="7071.268" calcext:value-type="float">
            <text:p>7071.268</text:p>
          </table:table-cell>
          <table:table-cell office:value-type="float" office:value="2872.847" calcext:value-type="float">
            <text:p>2872.847</text:p>
          </table:table-cell>
          <table:table-cell office:value-type="float" office:value="5199.057" calcext:value-type="float">
            <text:p>5199.057</text:p>
          </table:table-cell>
          <table:table-cell office:value-type="float" office:value="3043.071" calcext:value-type="float">
            <text:p>3043.071</text:p>
          </table:table-cell>
          <table:table-cell office:value-type="float" office:value="7683.348" calcext:value-type="float">
            <text:p>7683.348</text:p>
          </table:table-cell>
          <table:table-cell office:value-type="float" office:value="1098.839" calcext:value-type="float">
            <text:p>1098.839</text:p>
          </table:table-cell>
          <table:table-cell office:value-type="float" office:value="7406.141" calcext:value-type="float">
            <text:p>7406.141</text:p>
          </table:table-cell>
          <table:table-cell office:value-type="float" office:value="2991.974" calcext:value-type="float">
            <text:p>2991.974</text:p>
          </table:table-cell>
          <table:table-cell office:value-type="float" office:value="46.56" calcext:value-type="float">
            <text:p>46.56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22.427" calcext:value-type="float">
            <text:p>122.427</text:p>
          </table:table-cell>
          <table:table-cell office:value-type="float" office:value="9399.793" calcext:value-type="float">
            <text:p>9399.793</text:p>
          </table:table-cell>
          <table:table-cell office:value-type="float" office:value="-199.343" calcext:value-type="float">
            <text:p>-199.343</text:p>
          </table:table-cell>
          <table:table-cell office:value-type="float" office:value="1538.517" calcext:value-type="float">
            <text:p>1538.517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3913.889" calcext:value-type="float">
            <text:p>3913.889</text:p>
          </table:table-cell>
          <table:table-cell office:value-type="float" office:value="9399.793" calcext:value-type="float">
            <text:p>9399.793</text:p>
          </table:table-cell>
          <table:table-cell office:value-type="float" office:value="-6322.759" calcext:value-type="float">
            <text:p>-6322.75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42.702" calcext:value-type="float">
            <text:p>4942.702</text:p>
          </table:table-cell>
          <table:table-cell office:value-type="float" office:value="2941.999" calcext:value-type="float">
            <text:p>2941.999</text:p>
          </table:table-cell>
          <table:table-cell office:value-type="float" office:value="7361.739" calcext:value-type="float">
            <text:p>7361.739</text:p>
          </table:table-cell>
          <table:table-cell office:value-type="float" office:value="971.275" calcext:value-type="float">
            <text:p>971.275</text:p>
          </table:table-cell>
          <table:table-cell office:value-type="float" office:value="6893.565" calcext:value-type="float">
            <text:p>6893.565</text:p>
          </table:table-cell>
          <table:table-cell office:value-type="float" office:value="2991.84" calcext:value-type="float">
            <text:p>2991.84</text:p>
          </table:table-cell>
          <table:table-cell office:value-type="float" office:value="5169.481" calcext:value-type="float">
            <text:p>5169.481</text:p>
          </table:table-cell>
          <table:table-cell office:value-type="float" office:value="3052.98" calcext:value-type="float">
            <text:p>3052.98</text:p>
          </table:table-cell>
          <table:table-cell office:value-type="float" office:value="7732.739" calcext:value-type="float">
            <text:p>7732.739</text:p>
          </table:table-cell>
          <table:table-cell office:value-type="float" office:value="1024.697" calcext:value-type="float">
            <text:p>1024.697</text:p>
          </table:table-cell>
          <table:table-cell office:value-type="float" office:value="7227.646" calcext:value-type="float">
            <text:p>7227.646</text:p>
          </table:table-cell>
          <table:table-cell office:value-type="float" office:value="3111.316" calcext:value-type="float">
            <text:p>3111.316</text:p>
          </table:table-cell>
          <table:table-cell office:value-type="float" office:value="81.44" calcext:value-type="float">
            <text:p>81.44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float" office:value="342.354" calcext:value-type="float">
            <text:p>342.354</text:p>
          </table:table-cell>
          <table:table-cell office:value-type="float" office:value="58779.681" calcext:value-type="float">
            <text:p>58779.681</text:p>
          </table:table-cell>
          <table:table-cell office:value-type="float" office:value="-606.197" calcext:value-type="float">
            <text:p>-606.197</text:p>
          </table:table-cell>
          <table:table-cell office:value-type="float" office:value="4601.457" calcext:value-type="float">
            <text:p>4601.457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26973.677" calcext:value-type="float">
            <text:p>26973.677</text:p>
          </table:table-cell>
          <table:table-cell office:value-type="float" office:value="58779.681" calcext:value-type="float">
            <text:p>58779.681</text:p>
          </table:table-cell>
          <table:table-cell office:value-type="float" office:value="-49576.768" calcext:value-type="float">
            <text:p>-49576.76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47.829" calcext:value-type="float">
            <text:p>4947.829</text:p>
          </table:table-cell>
          <table:table-cell office:value-type="float" office:value="2828.857" calcext:value-type="float">
            <text:p>2828.857</text:p>
          </table:table-cell>
          <table:table-cell office:value-type="float" office:value="7378.324" calcext:value-type="float">
            <text:p>7378.324</text:p>
          </table:table-cell>
          <table:table-cell office:value-type="float" office:value="1005.814" calcext:value-type="float">
            <text:p>1005.814</text:p>
          </table:table-cell>
          <table:table-cell office:value-type="float" office:value="6968.065" calcext:value-type="float">
            <text:p>6968.065</text:p>
          </table:table-cell>
          <table:table-cell office:value-type="float" office:value="2927.593" calcext:value-type="float">
            <text:p>2927.593</text:p>
          </table:table-cell>
          <table:table-cell office:value-type="float" office:value="5174.335" calcext:value-type="float">
            <text:p>5174.335</text:p>
          </table:table-cell>
          <table:table-cell office:value-type="float" office:value="2908.821" calcext:value-type="float">
            <text:p>2908.821</text:p>
          </table:table-cell>
          <table:table-cell office:value-type="float" office:value="7746.142" calcext:value-type="float">
            <text:p>7746.142</text:p>
          </table:table-cell>
          <table:table-cell office:value-type="float" office:value="1064.596" calcext:value-type="float">
            <text:p>1064.596</text:p>
          </table:table-cell>
          <table:table-cell office:value-type="float" office:value="7312.639" calcext:value-type="float">
            <text:p>7312.639</text:p>
          </table:table-cell>
          <table:table-cell office:value-type="float" office:value="3036.032" calcext:value-type="float">
            <text:p>3036.032</text:p>
          </table:table-cell>
          <table:table-cell office:value-type="float" office:value="61.42" calcext:value-type="float">
            <text:p>61.42</text:p>
          </table:table-cell>
          <table:table-cell office:value-type="float" office:value="1" calcext:value-type="float">
            <text:p>1</text:p>
          </table:table-cell>
          <table:table-cell office:value-type="float" office:value="1582" calcext:value-type="float">
            <text:p>1582</text:p>
          </table:table-cell>
          <table:table-cell office:value-type="float" office:value="238.362" calcext:value-type="float">
            <text:p>238.362</text:p>
          </table:table-cell>
          <table:table-cell office:value-type="float" office:value="41015.665" calcext:value-type="float">
            <text:p>41015.665</text:p>
          </table:table-cell>
          <table:table-cell office:value-type="float" office:value="-417.344" calcext:value-type="float">
            <text:p>-417.344</text:p>
          </table:table-cell>
          <table:table-cell office:value-type="float" office:value="4090.334" calcext:value-type="float">
            <text:p>4090.334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office:value-type="float" office:value="18383.991" calcext:value-type="float">
            <text:p>18383.991</text:p>
          </table:table-cell>
          <table:table-cell office:value-type="float" office:value="41015.665" calcext:value-type="float">
            <text:p>41015.665</text:p>
          </table:table-cell>
          <table:table-cell office:value-type="float" office:value="-32834.998" calcext:value-type="float">
            <text:p>-32834.99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47.66" calcext:value-type="float">
            <text:p>5047.66</text:p>
          </table:table-cell>
          <table:table-cell office:value-type="float" office:value="2756.206" calcext:value-type="float">
            <text:p>2756.206</text:p>
          </table:table-cell>
          <table:table-cell office:value-type="float" office:value="7233.955" calcext:value-type="float">
            <text:p>7233.955</text:p>
          </table:table-cell>
          <table:table-cell office:value-type="float" office:value="1061.161" calcext:value-type="float">
            <text:p>1061.161</text:p>
          </table:table-cell>
          <table:table-cell office:value-type="float" office:value="7179.066" calcext:value-type="float">
            <text:p>7179.066</text:p>
          </table:table-cell>
          <table:table-cell office:value-type="float" office:value="2916.255" calcext:value-type="float">
            <text:p>2916.255</text:p>
          </table:table-cell>
          <table:table-cell office:value-type="float" office:value="5273.743" calcext:value-type="float">
            <text:p>5273.743</text:p>
          </table:table-cell>
          <table:table-cell office:value-type="float" office:value="2890.746" calcext:value-type="float">
            <text:p>2890.746</text:p>
          </table:table-cell>
          <table:table-cell office:value-type="float" office:value="7565.033" calcext:value-type="float">
            <text:p>7565.033</text:p>
          </table:table-cell>
          <table:table-cell office:value-type="float" office:value="1118.863" calcext:value-type="float">
            <text:p>1118.863</text:p>
          </table:table-cell>
          <table:table-cell office:value-type="float" office:value="7521.046" calcext:value-type="float">
            <text:p>7521.046</text:p>
          </table:table-cell>
          <table:table-cell office:value-type="float" office:value="3026.44" calcext:value-type="float">
            <text:p>3026.44</text:p>
          </table:table-cell>
          <table:table-cell office:value-type="float" office:value="57.84" calcext:value-type="float">
            <text:p>57.84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174.284" calcext:value-type="float">
            <text:p>174.284</text:p>
          </table:table-cell>
          <table:table-cell office:value-type="float" office:value="33490.678" calcext:value-type="float">
            <text:p>33490.678</text:p>
          </table:table-cell>
          <table:table-cell office:value-type="float" office:value="-292.219" calcext:value-type="float">
            <text:p>-292.219</text:p>
          </table:table-cell>
          <table:table-cell office:value-type="float" office:value="4335.201" calcext:value-type="float">
            <text:p>4335.201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4515.618" calcext:value-type="float">
            <text:p>14515.618</text:p>
          </table:table-cell>
          <table:table-cell office:value-type="float" office:value="33490.678" calcext:value-type="float">
            <text:p>33490.678</text:p>
          </table:table-cell>
          <table:table-cell office:value-type="float" office:value="-24820.277" calcext:value-type="float">
            <text:p>-24820.27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13.203" calcext:value-type="float">
            <text:p>5113.203</text:p>
          </table:table-cell>
          <table:table-cell office:value-type="float" office:value="2734.63" calcext:value-type="float">
            <text:p>2734.63</text:p>
          </table:table-cell>
          <table:table-cell office:value-type="float" office:value="6969.748" calcext:value-type="float">
            <text:p>6969.748</text:p>
          </table:table-cell>
          <table:table-cell office:value-type="float" office:value="1067.987" calcext:value-type="float">
            <text:p>1067.987</text:p>
          </table:table-cell>
          <table:table-cell office:value-type="float" office:value="7258.318" calcext:value-type="float">
            <text:p>7258.318</text:p>
          </table:table-cell>
          <table:table-cell office:value-type="float" office:value="2968.087" calcext:value-type="float">
            <text:p>2968.087</text:p>
          </table:table-cell>
          <table:table-cell office:value-type="float" office:value="5345.982" calcext:value-type="float">
            <text:p>5345.982</text:p>
          </table:table-cell>
          <table:table-cell office:value-type="float" office:value="2870.425" calcext:value-type="float">
            <text:p>2870.425</text:p>
          </table:table-cell>
          <table:table-cell office:value-type="float" office:value="7308.407" calcext:value-type="float">
            <text:p>7308.407</text:p>
          </table:table-cell>
          <table:table-cell office:value-type="float" office:value="1131.363" calcext:value-type="float">
            <text:p>1131.363</text:p>
          </table:table-cell>
          <table:table-cell office:value-type="float" office:value="7618.392" calcext:value-type="float">
            <text:p>7618.392</text:p>
          </table:table-cell>
          <table:table-cell office:value-type="float" office:value="3073.572" calcext:value-type="float">
            <text:p>3073.572</text:p>
          </table:table-cell>
          <table:table-cell office:value-type="float" office:value="36.68" calcext:value-type="float">
            <text:p>36.68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100.506" calcext:value-type="float">
            <text:p>100.506</text:p>
          </table:table-cell>
          <table:table-cell office:value-type="float" office:value="13795.176" calcext:value-type="float">
            <text:p>13795.176</text:p>
          </table:table-cell>
          <table:table-cell office:value-type="float" office:value="-165.192" calcext:value-type="float">
            <text:p>-165.192</text:p>
          </table:table-cell>
          <table:table-cell office:value-type="float" office:value="1917.482" calcext:value-type="float">
            <text:p>1917.482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5913.54" calcext:value-type="float">
            <text:p>5913.54</text:p>
          </table:table-cell>
          <table:table-cell office:value-type="float" office:value="13795.176" calcext:value-type="float">
            <text:p>13795.176</text:p>
          </table:table-cell>
          <table:table-cell office:value-type="float" office:value="-9960.213" calcext:value-type="float">
            <text:p>-9960.21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01.705" calcext:value-type="float">
            <text:p>5101.705</text:p>
          </table:table-cell>
          <table:table-cell office:value-type="float" office:value="2834.025" calcext:value-type="float">
            <text:p>2834.025</text:p>
          </table:table-cell>
          <table:table-cell office:value-type="float" office:value="7200.929" calcext:value-type="float">
            <text:p>7200.929</text:p>
          </table:table-cell>
          <table:table-cell office:value-type="float" office:value="1012.959" calcext:value-type="float">
            <text:p>1012.959</text:p>
          </table:table-cell>
          <table:table-cell office:value-type="float" office:value="7136.293" calcext:value-type="float">
            <text:p>7136.293</text:p>
          </table:table-cell>
          <table:table-cell office:value-type="float" office:value="3067.116" calcext:value-type="float">
            <text:p>3067.116</text:p>
          </table:table-cell>
          <table:table-cell office:value-type="float" office:value="5330.147" calcext:value-type="float">
            <text:p>5330.147</text:p>
          </table:table-cell>
          <table:table-cell office:value-type="float" office:value="2873.235" calcext:value-type="float">
            <text:p>2873.235</text:p>
          </table:table-cell>
          <table:table-cell office:value-type="float" office:value="7490.772" calcext:value-type="float">
            <text:p>7490.772</text:p>
          </table:table-cell>
          <table:table-cell office:value-type="float" office:value="1072.575" calcext:value-type="float">
            <text:p>1072.575</text:p>
          </table:table-cell>
          <table:table-cell office:value-type="float" office:value="7484.478" calcext:value-type="float">
            <text:p>7484.478</text:p>
          </table:table-cell>
          <table:table-cell office:value-type="float" office:value="3175.815" calcext:value-type="float">
            <text:p>3175.815</text:p>
          </table:table-cell>
          <table:table-cell office:value-type="float" office:value="29.42" calcext:value-type="float">
            <text:p>29.42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81.84" calcext:value-type="float">
            <text:p>81.84</text:p>
          </table:table-cell>
          <table:table-cell office:value-type="float" office:value="11564.51" calcext:value-type="float">
            <text:p>11564.51</text:p>
          </table:table-cell>
          <table:table-cell office:value-type="float" office:value="-134.96" calcext:value-type="float">
            <text:p>-134.96</text:p>
          </table:table-cell>
          <table:table-cell office:value-type="float" office:value="1603.152" calcext:value-type="float">
            <text:p>1603.152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4959.455" calcext:value-type="float">
            <text:p>4959.455</text:p>
          </table:table-cell>
          <table:table-cell office:value-type="float" office:value="11564.51" calcext:value-type="float">
            <text:p>11564.51</text:p>
          </table:table-cell>
          <table:table-cell office:value-type="float" office:value="-8358.206" calcext:value-type="float">
            <text:p>-8358.20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21.71" calcext:value-type="float">
            <text:p>5121.71</text:p>
          </table:table-cell>
          <table:table-cell office:value-type="float" office:value="2587.829" calcext:value-type="float">
            <text:p>2587.829</text:p>
          </table:table-cell>
          <table:table-cell office:value-type="float" office:value="6880.143" calcext:value-type="float">
            <text:p>6880.143</text:p>
          </table:table-cell>
          <table:table-cell office:value-type="float" office:value="964.38" calcext:value-type="float">
            <text:p>964.38</text:p>
          </table:table-cell>
          <table:table-cell office:value-type="float" office:value="7058.723" calcext:value-type="float">
            <text:p>7058.723</text:p>
          </table:table-cell>
          <table:table-cell office:value-type="float" office:value="3184.696" calcext:value-type="float">
            <text:p>3184.696</text:p>
          </table:table-cell>
          <table:table-cell office:value-type="float" office:value="5354.768" calcext:value-type="float">
            <text:p>5354.768</text:p>
          </table:table-cell>
          <table:table-cell office:value-type="float" office:value="2717.391" calcext:value-type="float">
            <text:p>2717.391</text:p>
          </table:table-cell>
          <table:table-cell office:value-type="float" office:value="7160.109" calcext:value-type="float">
            <text:p>7160.109</text:p>
          </table:table-cell>
          <table:table-cell office:value-type="float" office:value="1013.256" calcext:value-type="float">
            <text:p>1013.256</text:p>
          </table:table-cell>
          <table:table-cell office:value-type="float" office:value="7389.953" calcext:value-type="float">
            <text:p>7389.953</text:p>
          </table:table-cell>
          <table:table-cell office:value-type="float" office:value="3319.584" calcext:value-type="float">
            <text:p>3319.584</text:p>
          </table:table-cell>
          <table:table-cell office:value-type="float" office:value="44.96" calcext:value-type="float">
            <text:p>44.96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66.4" calcext:value-type="float">
            <text:p>166.4</text:p>
          </table:table-cell>
          <table:table-cell office:value-type="float" office:value="27517.345" calcext:value-type="float">
            <text:p>27517.345</text:p>
          </table:table-cell>
          <table:table-cell office:value-type="float" office:value="-289.264" calcext:value-type="float">
            <text:p>-289.264</text:p>
          </table:table-cell>
          <table:table-cell office:value-type="float" office:value="2803.282" calcext:value-type="float">
            <text:p>2803.282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12304.374" calcext:value-type="float">
            <text:p>12304.374</text:p>
          </table:table-cell>
          <table:table-cell office:value-type="float" office:value="27517.345" calcext:value-type="float">
            <text:p>27517.345</text:p>
          </table:table-cell>
          <table:table-cell office:value-type="float" office:value="-21910.78" calcext:value-type="float">
            <text:p>-21910.7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08.177" calcext:value-type="float">
            <text:p>5108.177</text:p>
          </table:table-cell>
          <table:table-cell office:value-type="float" office:value="2585.054" calcext:value-type="float">
            <text:p>2585.054</text:p>
          </table:table-cell>
          <table:table-cell office:value-type="float" office:value="6887.07" calcext:value-type="float">
            <text:p>6887.07</text:p>
          </table:table-cell>
          <table:table-cell office:value-type="float" office:value="971.535" calcext:value-type="float">
            <text:p>971.535</text:p>
          </table:table-cell>
          <table:table-cell office:value-type="float" office:value="7059.562" calcext:value-type="float">
            <text:p>7059.562</text:p>
          </table:table-cell>
          <table:table-cell office:value-type="float" office:value="3156.792" calcext:value-type="float">
            <text:p>3156.792</text:p>
          </table:table-cell>
          <table:table-cell office:value-type="float" office:value="5335.619" calcext:value-type="float">
            <text:p>5335.619</text:p>
          </table:table-cell>
          <table:table-cell office:value-type="float" office:value="2619.008" calcext:value-type="float">
            <text:p>2619.008</text:p>
          </table:table-cell>
          <table:table-cell office:value-type="float" office:value="7162.826" calcext:value-type="float">
            <text:p>7162.826</text:p>
          </table:table-cell>
          <table:table-cell office:value-type="float" office:value="1026.299" calcext:value-type="float">
            <text:p>1026.299</text:p>
          </table:table-cell>
          <table:table-cell office:value-type="float" office:value="7397.001" calcext:value-type="float">
            <text:p>7397.001</text:p>
          </table:table-cell>
          <table:table-cell office:value-type="float" office:value="3274.236" calcext:value-type="float">
            <text:p>3274.236</text:p>
          </table:table-cell>
          <table:table-cell office:value-type="float" office:value="193.76" calcext:value-type="float">
            <text:p>193.76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805.677" calcext:value-type="float">
            <text:p>805.677</text:p>
          </table:table-cell>
          <table:table-cell office:value-type="float" office:value="161202.094" calcext:value-type="float">
            <text:p>161202.094</text:p>
          </table:table-cell>
          <table:table-cell office:value-type="float" office:value="-1424.489" calcext:value-type="float">
            <text:p>-1424.489</text:p>
          </table:table-cell>
          <table:table-cell office:value-type="float" office:value="16482.487" calcext:value-type="float">
            <text:p>16482.48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2051.455" calcext:value-type="float">
            <text:p>72051.455</text:p>
          </table:table-cell>
          <table:table-cell office:value-type="float" office:value="161202.094" calcext:value-type="float">
            <text:p>161202.094</text:p>
          </table:table-cell>
          <table:table-cell office:value-type="float" office:value="-128237.119" calcext:value-type="float">
            <text:p>-128237.11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80.187" calcext:value-type="float">
            <text:p>5080.187</text:p>
          </table:table-cell>
          <table:table-cell office:value-type="float" office:value="2534.862" calcext:value-type="float">
            <text:p>2534.862</text:p>
          </table:table-cell>
          <table:table-cell office:value-type="float" office:value="6666" calcext:value-type="float">
            <text:p>6666</text:p>
          </table:table-cell>
          <table:table-cell office:value-type="float" office:value="961.869" calcext:value-type="float">
            <text:p>961.869</text:p>
          </table:table-cell>
          <table:table-cell office:value-type="float" office:value="7012.159" calcext:value-type="float">
            <text:p>7012.159</text:p>
          </table:table-cell>
          <table:table-cell office:value-type="float" office:value="3148.216" calcext:value-type="float">
            <text:p>3148.216</text:p>
          </table:table-cell>
          <table:table-cell office:value-type="float" office:value="5314.492" calcext:value-type="float">
            <text:p>5314.492</text:p>
          </table:table-cell>
          <table:table-cell office:value-type="float" office:value="2661.633" calcext:value-type="float">
            <text:p>2661.633</text:p>
          </table:table-cell>
          <table:table-cell office:value-type="float" office:value="6978.864" calcext:value-type="float">
            <text:p>6978.864</text:p>
          </table:table-cell>
          <table:table-cell office:value-type="float" office:value="1012.997" calcext:value-type="float">
            <text:p>1012.997</text:p>
          </table:table-cell>
          <table:table-cell office:value-type="float" office:value="7349.157" calcext:value-type="float">
            <text:p>7349.157</text:p>
          </table:table-cell>
          <table:table-cell office:value-type="float" office:value="3279.826" calcext:value-type="float">
            <text:p>3279.826</text:p>
          </table:table-cell>
          <table:table-cell office:value-type="float" office:value="94.94" calcext:value-type="float">
            <text:p>94.94</text:p>
          </table:table-cell>
          <table:table-cell office:value-type="float" office:value="1" calcext:value-type="float">
            <text:p>1</text:p>
          </table:table-cell>
          <table:table-cell office:value-type="float" office:value="2162" calcext:value-type="float">
            <text:p>2162</text:p>
          </table:table-cell>
          <table:table-cell office:value-type="float" office:value="383.736" calcext:value-type="float">
            <text:p>383.736</text:p>
          </table:table-cell>
          <table:table-cell office:value-type="float" office:value="72553.433" calcext:value-type="float">
            <text:p>72553.433</text:p>
          </table:table-cell>
          <table:table-cell office:value-type="float" office:value="-675.817" calcext:value-type="float">
            <text:p>-675.817</text:p>
          </table:table-cell>
          <table:table-cell office:value-type="float" office:value="7460.66" calcext:value-type="float">
            <text:p>7460.66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 office:value-type="float" office:value="32407.696" calcext:value-type="float">
            <text:p>32407.696</text:p>
          </table:table-cell>
          <table:table-cell office:value-type="float" office:value="72553.433" calcext:value-type="float">
            <text:p>72553.433</text:p>
          </table:table-cell>
          <table:table-cell office:value-type="float" office:value="-57632.112" calcext:value-type="float">
            <text:p>-57632.11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88.983" calcext:value-type="float">
            <text:p>5188.983</text:p>
          </table:table-cell>
          <table:table-cell office:value-type="float" office:value="2560.782" calcext:value-type="float">
            <text:p>2560.782</text:p>
          </table:table-cell>
          <table:table-cell office:value-type="float" office:value="7270.415" calcext:value-type="float">
            <text:p>7270.415</text:p>
          </table:table-cell>
          <table:table-cell office:value-type="float" office:value="1005.855" calcext:value-type="float">
            <text:p>1005.855</text:p>
          </table:table-cell>
          <table:table-cell office:value-type="float" office:value="7209.303" calcext:value-type="float">
            <text:p>7209.303</text:p>
          </table:table-cell>
          <table:table-cell office:value-type="float" office:value="3168.663" calcext:value-type="float">
            <text:p>3168.663</text:p>
          </table:table-cell>
          <table:table-cell office:value-type="float" office:value="5427.445" calcext:value-type="float">
            <text:p>5427.445</text:p>
          </table:table-cell>
          <table:table-cell office:value-type="float" office:value="2652.935" calcext:value-type="float">
            <text:p>2652.935</text:p>
          </table:table-cell>
          <table:table-cell office:value-type="float" office:value="7598.075" calcext:value-type="float">
            <text:p>7598.075</text:p>
          </table:table-cell>
          <table:table-cell office:value-type="float" office:value="1059.65" calcext:value-type="float">
            <text:p>1059.65</text:p>
          </table:table-cell>
          <table:table-cell office:value-type="float" office:value="7555.814" calcext:value-type="float">
            <text:p>7555.814</text:p>
          </table:table-cell>
          <table:table-cell office:value-type="float" office:value="3299.076" calcext:value-type="float">
            <text:p>3299.076</text:p>
          </table:table-cell>
          <table:table-cell office:value-type="float" office:value="108.9" calcext:value-type="float">
            <text:p>108.9</text:p>
          </table:table-cell>
          <table:table-cell office:value-type="float" office:value="1" calcext:value-type="float">
            <text:p>1</text:p>
          </table:table-cell>
          <table:table-cell office:value-type="float" office:value="2964" calcext:value-type="float">
            <text:p>2964</text:p>
          </table:table-cell>
          <table:table-cell office:value-type="float" office:value="424.631" calcext:value-type="float">
            <text:p>424.631</text:p>
          </table:table-cell>
          <table:table-cell office:value-type="float" office:value="79218.394" calcext:value-type="float">
            <text:p>79218.394</text:p>
          </table:table-cell>
          <table:table-cell office:value-type="float" office:value="-743.997" calcext:value-type="float">
            <text:p>-743.997</text:p>
          </table:table-cell>
          <table:table-cell office:value-type="float" office:value="7810.383" calcext:value-type="float">
            <text:p>7810.383</text:p>
          </table:table-cell>
          <table:table-cell office:value-type="float" office:value="0" calcext:value-type="float">
            <text:p>0</text:p>
          </table:table-cell>
          <table:table-cell office:value-type="float" office:value="2964" calcext:value-type="float">
            <text:p>2964</text:p>
          </table:table-cell>
          <table:table-cell office:value-type="float" office:value="35551.859" calcext:value-type="float">
            <text:p>35551.859</text:p>
          </table:table-cell>
          <table:table-cell office:value-type="float" office:value="79218.394" calcext:value-type="float">
            <text:p>79218.394</text:p>
          </table:table-cell>
          <table:table-cell office:value-type="float" office:value="-63597.628" calcext:value-type="float">
            <text:p>-63597.62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74.795" calcext:value-type="float">
            <text:p>5174.795</text:p>
          </table:table-cell>
          <table:table-cell office:value-type="float" office:value="3137.355" calcext:value-type="float">
            <text:p>3137.355</text:p>
          </table:table-cell>
          <table:table-cell office:value-type="float" office:value="7071.313" calcext:value-type="float">
            <text:p>7071.313</text:p>
          </table:table-cell>
          <table:table-cell office:value-type="float" office:value="932.988" calcext:value-type="float">
            <text:p>932.988</text:p>
          </table:table-cell>
          <table:table-cell office:value-type="float" office:value="7048.757" calcext:value-type="float">
            <text:p>7048.757</text:p>
          </table:table-cell>
          <table:table-cell office:value-type="float" office:value="3300.832" calcext:value-type="float">
            <text:p>3300.832</text:p>
          </table:table-cell>
          <table:table-cell office:value-type="float" office:value="5408.671" calcext:value-type="float">
            <text:p>5408.671</text:p>
          </table:table-cell>
          <table:table-cell office:value-type="float" office:value="3281.616" calcext:value-type="float">
            <text:p>3281.616</text:p>
          </table:table-cell>
          <table:table-cell office:value-type="float" office:value="7417.603" calcext:value-type="float">
            <text:p>7417.603</text:p>
          </table:table-cell>
          <table:table-cell office:value-type="float" office:value="982.939" calcext:value-type="float">
            <text:p>982.939</text:p>
          </table:table-cell>
          <table:table-cell office:value-type="float" office:value="7382.962" calcext:value-type="float">
            <text:p>7382.962</text:p>
          </table:table-cell>
          <table:table-cell office:value-type="float" office:value="3434.38" calcext:value-type="float">
            <text:p>3434.38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115.458" calcext:value-type="float">
            <text:p>115.458</text:p>
          </table:table-cell>
          <table:table-cell office:value-type="float" office:value="16615.366" calcext:value-type="float">
            <text:p>16615.366</text:p>
          </table:table-cell>
          <table:table-cell office:value-type="float" office:value="-195.003" calcext:value-type="float">
            <text:p>-195.003</text:p>
          </table:table-cell>
          <table:table-cell office:value-type="float" office:value="2012.532" calcext:value-type="float">
            <text:p>2012.532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7270.303" calcext:value-type="float">
            <text:p>7270.303</text:p>
          </table:table-cell>
          <table:table-cell office:value-type="float" office:value="16615.366" calcext:value-type="float">
            <text:p>16615.366</text:p>
          </table:table-cell>
          <table:table-cell office:value-type="float" office:value="-12590.301" calcext:value-type="float">
            <text:p>-12590.30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297.504" calcext:value-type="float">
            <text:p>5297.504</text:p>
          </table:table-cell>
          <table:table-cell office:value-type="float" office:value="3043.486" calcext:value-type="float">
            <text:p>3043.486</text:p>
          </table:table-cell>
          <table:table-cell office:value-type="float" office:value="7180.074" calcext:value-type="float">
            <text:p>7180.074</text:p>
          </table:table-cell>
          <table:table-cell office:value-type="float" office:value="936.273" calcext:value-type="float">
            <text:p>936.273</text:p>
          </table:table-cell>
          <table:table-cell office:value-type="float" office:value="7178.064" calcext:value-type="float">
            <text:p>7178.064</text:p>
          </table:table-cell>
          <table:table-cell office:value-type="float" office:value="3416.945" calcext:value-type="float">
            <text:p>3416.945</text:p>
          </table:table-cell>
          <table:table-cell office:value-type="float" office:value="5538.292" calcext:value-type="float">
            <text:p>5538.292</text:p>
          </table:table-cell>
          <table:table-cell office:value-type="float" office:value="3199.632" calcext:value-type="float">
            <text:p>3199.632</text:p>
          </table:table-cell>
          <table:table-cell office:value-type="float" office:value="7476.031" calcext:value-type="float">
            <text:p>7476.031</text:p>
          </table:table-cell>
          <table:table-cell office:value-type="float" office:value="984.591" calcext:value-type="float">
            <text:p>984.591</text:p>
          </table:table-cell>
          <table:table-cell office:value-type="float" office:value="7515.901" calcext:value-type="float">
            <text:p>7515.901</text:p>
          </table:table-cell>
          <table:table-cell office:value-type="float" office:value="3560.683" calcext:value-type="float">
            <text:p>3560.683</text:p>
          </table:table-cell>
          <table:table-cell office:value-type="float" office:value="62.52" calcext:value-type="float">
            <text:p>62.52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154.063" calcext:value-type="float">
            <text:p>154.063</text:p>
          </table:table-cell>
          <table:table-cell office:value-type="float" office:value="24044.784" calcext:value-type="float">
            <text:p>24044.784</text:p>
          </table:table-cell>
          <table:table-cell office:value-type="float" office:value="-246.924" calcext:value-type="float">
            <text:p>-246.924</text:p>
          </table:table-cell>
          <table:table-cell office:value-type="float" office:value="3476.652" calcext:value-type="float">
            <text:p>3476.652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10240.242" calcext:value-type="float">
            <text:p>10240.242</text:p>
          </table:table-cell>
          <table:table-cell office:value-type="float" office:value="24044.784" calcext:value-type="float">
            <text:p>24044.784</text:p>
          </table:table-cell>
          <table:table-cell office:value-type="float" office:value="-17091.481" calcext:value-type="float">
            <text:p>-17091.48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06.715" calcext:value-type="float">
            <text:p>5306.715</text:p>
          </table:table-cell>
          <table:table-cell office:value-type="float" office:value="3068.833" calcext:value-type="float">
            <text:p>3068.833</text:p>
          </table:table-cell>
          <table:table-cell office:value-type="float" office:value="7340.056" calcext:value-type="float">
            <text:p>7340.056</text:p>
          </table:table-cell>
          <table:table-cell office:value-type="float" office:value="886.943" calcext:value-type="float">
            <text:p>886.943</text:p>
          </table:table-cell>
          <table:table-cell office:value-type="float" office:value="7088.192" calcext:value-type="float">
            <text:p>7088.192</text:p>
          </table:table-cell>
          <table:table-cell office:value-type="float" office:value="3525.239" calcext:value-type="float">
            <text:p>3525.239</text:p>
          </table:table-cell>
          <table:table-cell office:value-type="float" office:value="5550.023" calcext:value-type="float">
            <text:p>5550.023</text:p>
          </table:table-cell>
          <table:table-cell office:value-type="float" office:value="3220.068" calcext:value-type="float">
            <text:p>3220.068</text:p>
          </table:table-cell>
          <table:table-cell office:value-type="float" office:value="7677.429" calcext:value-type="float">
            <text:p>7677.429</text:p>
          </table:table-cell>
          <table:table-cell office:value-type="float" office:value="937.139" calcext:value-type="float">
            <text:p>937.139</text:p>
          </table:table-cell>
          <table:table-cell office:value-type="float" office:value="7432.321" calcext:value-type="float">
            <text:p>7432.321</text:p>
          </table:table-cell>
          <table:table-cell office:value-type="float" office:value="3667.725" calcext:value-type="float">
            <text:p>3667.7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21" calcext:value-type="float">
            <text:p>1421</text:p>
          </table:table-cell>
          <table:table-cell office:value-type="float" office:value="201.046" calcext:value-type="float">
            <text:p>201.046</text:p>
          </table:table-cell>
          <table:table-cell office:value-type="float" office:value="38716.26" calcext:value-type="float">
            <text:p>38716.26</text:p>
          </table:table-cell>
          <table:table-cell office:value-type="float" office:value="-358.814" calcext:value-type="float">
            <text:p>-358.814</text:p>
          </table:table-cell>
          <table:table-cell office:value-type="float" office:value="3330.172" calcext:value-type="float">
            <text:p>3330.172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17617.648" calcext:value-type="float">
            <text:p>17617.648</text:p>
          </table:table-cell>
          <table:table-cell office:value-type="float" office:value="38716.26" calcext:value-type="float">
            <text:p>38716.26</text:p>
          </table:table-cell>
          <table:table-cell office:value-type="float" office:value="-32055.915" calcext:value-type="float">
            <text:p>-32055.91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07.114" calcext:value-type="float">
            <text:p>5407.114</text:p>
          </table:table-cell>
          <table:table-cell office:value-type="float" office:value="2965.858" calcext:value-type="float">
            <text:p>2965.858</text:p>
          </table:table-cell>
          <table:table-cell office:value-type="float" office:value="7163.386" calcext:value-type="float">
            <text:p>7163.386</text:p>
          </table:table-cell>
          <table:table-cell office:value-type="float" office:value="843.316" calcext:value-type="float">
            <text:p>843.316</text:p>
          </table:table-cell>
          <table:table-cell office:value-type="float" office:value="7100.964" calcext:value-type="float">
            <text:p>7100.964</text:p>
          </table:table-cell>
          <table:table-cell office:value-type="float" office:value="3713.264" calcext:value-type="float">
            <text:p>3713.264</text:p>
          </table:table-cell>
          <table:table-cell office:value-type="float" office:value="5656.124" calcext:value-type="float">
            <text:p>5656.124</text:p>
          </table:table-cell>
          <table:table-cell office:value-type="float" office:value="3095.106" calcext:value-type="float">
            <text:p>3095.106</text:p>
          </table:table-cell>
          <table:table-cell office:value-type="float" office:value="7526.456" calcext:value-type="float">
            <text:p>7526.456</text:p>
          </table:table-cell>
          <table:table-cell office:value-type="float" office:value="895.564" calcext:value-type="float">
            <text:p>895.564</text:p>
          </table:table-cell>
          <table:table-cell office:value-type="float" office:value="7454.918" calcext:value-type="float">
            <text:p>7454.918</text:p>
          </table:table-cell>
          <table:table-cell office:value-type="float" office:value="3857.331" calcext:value-type="float">
            <text:p>3857.331</text:p>
          </table:table-cell>
          <table:table-cell office:value-type="float" office:value="123.7" calcext:value-type="float">
            <text:p>123.7</text:p>
          </table:table-cell>
          <table:table-cell office:value-type="float" office:value="1" calcext:value-type="float">
            <text:p>1</text:p>
          </table:table-cell>
          <table:table-cell office:value-type="float" office:value="2846" calcext:value-type="float">
            <text:p>2846</text:p>
          </table:table-cell>
          <table:table-cell office:value-type="float" office:value="427.586" calcext:value-type="float">
            <text:p>427.586</text:p>
          </table:table-cell>
          <table:table-cell office:value-type="float" office:value="80654.01" calcext:value-type="float">
            <text:p>80654.01</text:p>
          </table:table-cell>
          <table:table-cell office:value-type="float" office:value="-735.132" calcext:value-type="float">
            <text:p>-735.132</text:p>
          </table:table-cell>
          <table:table-cell office:value-type="float" office:value="9068.825" calcext:value-type="float">
            <text:p>9068.825</text:p>
          </table:table-cell>
          <table:table-cell office:value-type="float" office:value="0" calcext:value-type="float">
            <text:p>0</text:p>
          </table:table-cell>
          <table:table-cell office:value-type="float" office:value="2846" calcext:value-type="float">
            <text:p>2846</text:p>
          </table:table-cell>
          <table:table-cell office:value-type="float" office:value="35640.069" calcext:value-type="float">
            <text:p>35640.069</text:p>
          </table:table-cell>
          <table:table-cell office:value-type="float" office:value="80654.01" calcext:value-type="float">
            <text:p>80654.01</text:p>
          </table:table-cell>
          <table:table-cell office:value-type="float" office:value="-62516.36" calcext:value-type="float">
            <text:p>-62516.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57.021" calcext:value-type="float">
            <text:p>5357.021</text:p>
          </table:table-cell>
          <table:table-cell office:value-type="float" office:value="2989.466" calcext:value-type="float">
            <text:p>2989.466</text:p>
          </table:table-cell>
          <table:table-cell office:value-type="float" office:value="7190.833" calcext:value-type="float">
            <text:p>7190.833</text:p>
          </table:table-cell>
          <table:table-cell office:value-type="float" office:value="822.617" calcext:value-type="float">
            <text:p>822.617</text:p>
          </table:table-cell>
          <table:table-cell office:value-type="float" office:value="7009.296" calcext:value-type="float">
            <text:p>7009.296</text:p>
          </table:table-cell>
          <table:table-cell office:value-type="float" office:value="3704.745" calcext:value-type="float">
            <text:p>3704.745</text:p>
          </table:table-cell>
          <table:table-cell office:value-type="float" office:value="5597.19" calcext:value-type="float">
            <text:p>5597.19</text:p>
          </table:table-cell>
          <table:table-cell office:value-type="float" office:value="3121.04" calcext:value-type="float">
            <text:p>3121.04</text:p>
          </table:table-cell>
          <table:table-cell office:value-type="float" office:value="7553.145" calcext:value-type="float">
            <text:p>7553.145</text:p>
          </table:table-cell>
          <table:table-cell office:value-type="float" office:value="866.708" calcext:value-type="float">
            <text:p>866.708</text:p>
          </table:table-cell>
          <table:table-cell office:value-type="float" office:value="7338.024" calcext:value-type="float">
            <text:p>7338.024</text:p>
          </table:table-cell>
          <table:table-cell office:value-type="float" office:value="3856.356" calcext:value-type="float">
            <text:p>3856.356</text:p>
          </table:table-cell>
          <table:table-cell office:value-type="float" office:value="51.04" calcext:value-type="float">
            <text:p>51.04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58.388" calcext:value-type="float">
            <text:p>158.388</text:p>
          </table:table-cell>
          <table:table-cell office:value-type="float" office:value="30454.723" calcext:value-type="float">
            <text:p>30454.723</text:p>
          </table:table-cell>
          <table:table-cell office:value-type="float" office:value="-267.092" calcext:value-type="float">
            <text:p>-267.092</text:p>
          </table:table-cell>
          <table:table-cell office:value-type="float" office:value="3635.528" calcext:value-type="float">
            <text:p>3635.528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13352.455" calcext:value-type="float">
            <text:p>13352.455</text:p>
          </table:table-cell>
          <table:table-cell office:value-type="float" office:value="30454.723" calcext:value-type="float">
            <text:p>30454.723</text:p>
          </table:table-cell>
          <table:table-cell office:value-type="float" office:value="-23183.666" calcext:value-type="float">
            <text:p>-23183.66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56.723" calcext:value-type="float">
            <text:p>5356.723</text:p>
          </table:table-cell>
          <table:table-cell office:value-type="float" office:value="2916.033" calcext:value-type="float">
            <text:p>2916.033</text:p>
          </table:table-cell>
          <table:table-cell office:value-type="float" office:value="7324.277" calcext:value-type="float">
            <text:p>7324.277</text:p>
          </table:table-cell>
          <table:table-cell office:value-type="float" office:value="866.061" calcext:value-type="float">
            <text:p>866.061</text:p>
          </table:table-cell>
          <table:table-cell office:value-type="float" office:value="7096.259" calcext:value-type="float">
            <text:p>7096.259</text:p>
          </table:table-cell>
          <table:table-cell office:value-type="float" office:value="3617.188" calcext:value-type="float">
            <text:p>3617.188</text:p>
          </table:table-cell>
          <table:table-cell office:value-type="float" office:value="5604.373" calcext:value-type="float">
            <text:p>5604.373</text:p>
          </table:table-cell>
          <table:table-cell office:value-type="float" office:value="3024.939" calcext:value-type="float">
            <text:p>3024.939</text:p>
          </table:table-cell>
          <table:table-cell office:value-type="float" office:value="7616.134" calcext:value-type="float">
            <text:p>7616.134</text:p>
          </table:table-cell>
          <table:table-cell office:value-type="float" office:value="911.439" calcext:value-type="float">
            <text:p>911.439</text:p>
          </table:table-cell>
          <table:table-cell office:value-type="float" office:value="7435.051" calcext:value-type="float">
            <text:p>7435.051</text:p>
          </table:table-cell>
          <table:table-cell office:value-type="float" office:value="3773.694" calcext:value-type="float">
            <text:p>3773.694</text:p>
          </table:table-cell>
          <table:table-cell office:value-type="float" office:value="58.52" calcext:value-type="float">
            <text:p>58.52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184.724" calcext:value-type="float">
            <text:p>184.724</text:p>
          </table:table-cell>
          <table:table-cell office:value-type="float" office:value="27402.381" calcext:value-type="float">
            <text:p>27402.381</text:p>
          </table:table-cell>
          <table:table-cell office:value-type="float" office:value="-312.51" calcext:value-type="float">
            <text:p>-312.51</text:p>
          </table:table-cell>
          <table:table-cell office:value-type="float" office:value="3940.443" calcext:value-type="float">
            <text:p>3940.443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1680.98" calcext:value-type="float">
            <text:p>11680.98</text:p>
          </table:table-cell>
          <table:table-cell office:value-type="float" office:value="27402.381" calcext:value-type="float">
            <text:p>27402.381</text:p>
          </table:table-cell>
          <table:table-cell office:value-type="float" office:value="-19521.495" calcext:value-type="float">
            <text:p>-19521.49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93.159" calcext:value-type="float">
            <text:p>5393.159</text:p>
          </table:table-cell>
          <table:table-cell office:value-type="float" office:value="3031.001" calcext:value-type="float">
            <text:p>3031.001</text:p>
          </table:table-cell>
          <table:table-cell office:value-type="float" office:value="6911.662" calcext:value-type="float">
            <text:p>6911.662</text:p>
          </table:table-cell>
          <table:table-cell office:value-type="float" office:value="766.86" calcext:value-type="float">
            <text:p>766.86</text:p>
          </table:table-cell>
          <table:table-cell office:value-type="float" office:value="6933.442" calcext:value-type="float">
            <text:p>6933.442</text:p>
          </table:table-cell>
          <table:table-cell office:value-type="float" office:value="3852.876" calcext:value-type="float">
            <text:p>3852.876</text:p>
          </table:table-cell>
          <table:table-cell office:value-type="float" office:value="5637.514" calcext:value-type="float">
            <text:p>5637.514</text:p>
          </table:table-cell>
          <table:table-cell office:value-type="float" office:value="3093.434" calcext:value-type="float">
            <text:p>3093.434</text:p>
          </table:table-cell>
          <table:table-cell office:value-type="float" office:value="7268.435" calcext:value-type="float">
            <text:p>7268.435</text:p>
          </table:table-cell>
          <table:table-cell office:value-type="float" office:value="814.228" calcext:value-type="float">
            <text:p>814.228</text:p>
          </table:table-cell>
          <table:table-cell office:value-type="float" office:value="7272.94" calcext:value-type="float">
            <text:p>7272.94</text:p>
          </table:table-cell>
          <table:table-cell office:value-type="float" office:value="4002.088" calcext:value-type="float">
            <text:p>4002.088</text:p>
          </table:table-cell>
          <table:table-cell office:value-type="float" office:value="19.84" calcext:value-type="float">
            <text:p>19.84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61.605" calcext:value-type="float">
            <text:p>61.605</text:p>
          </table:table-cell>
          <table:table-cell office:value-type="float" office:value="5203.037" calcext:value-type="float">
            <text:p>5203.037</text:p>
          </table:table-cell>
          <table:table-cell office:value-type="float" office:value="-103.897" calcext:value-type="float">
            <text:p>-103.897</text:p>
          </table:table-cell>
          <table:table-cell office:value-type="float" office:value="798.153" calcext:value-type="float">
            <text:p>798.153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2193.057" calcext:value-type="float">
            <text:p>2193.057</text:p>
          </table:table-cell>
          <table:table-cell office:value-type="float" office:value="5203.037" calcext:value-type="float">
            <text:p>5203.037</text:p>
          </table:table-cell>
          <table:table-cell office:value-type="float" office:value="-3606.732" calcext:value-type="float">
            <text:p>-3606.73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84.962" calcext:value-type="float">
            <text:p>5384.962</text:p>
          </table:table-cell>
          <table:table-cell office:value-type="float" office:value="2981.119" calcext:value-type="float">
            <text:p>2981.119</text:p>
          </table:table-cell>
          <table:table-cell office:value-type="float" office:value="6862.038" calcext:value-type="float">
            <text:p>6862.038</text:p>
          </table:table-cell>
          <table:table-cell office:value-type="float" office:value="790.792" calcext:value-type="float">
            <text:p>790.792</text:p>
          </table:table-cell>
          <table:table-cell office:value-type="float" office:value="6973.315" calcext:value-type="float">
            <text:p>6973.315</text:p>
          </table:table-cell>
          <table:table-cell office:value-type="float" office:value="3796.608" calcext:value-type="float">
            <text:p>3796.608</text:p>
          </table:table-cell>
          <table:table-cell office:value-type="float" office:value="5635.172" calcext:value-type="float">
            <text:p>5635.172</text:p>
          </table:table-cell>
          <table:table-cell office:value-type="float" office:value="3104.945" calcext:value-type="float">
            <text:p>3104.945</text:p>
          </table:table-cell>
          <table:table-cell office:value-type="float" office:value="7203.559" calcext:value-type="float">
            <text:p>7203.559</text:p>
          </table:table-cell>
          <table:table-cell office:value-type="float" office:value="833.211" calcext:value-type="float">
            <text:p>833.211</text:p>
          </table:table-cell>
          <table:table-cell office:value-type="float" office:value="7308.724" calcext:value-type="float">
            <text:p>7308.724</text:p>
          </table:table-cell>
          <table:table-cell office:value-type="float" office:value="3961.619" calcext:value-type="float">
            <text:p>3961.619</text:p>
          </table:table-cell>
          <table:table-cell office:value-type="float" office:value="75.48" calcext:value-type="float">
            <text:p>75.48</text:p>
          </table:table-cell>
          <table:table-cell office:value-type="float" office:value="1" calcext:value-type="float">
            <text:p>1</text:p>
          </table:table-cell>
          <table:table-cell office:value-type="float" office:value="1873" calcext:value-type="float">
            <text:p>1873</text:p>
          </table:table-cell>
          <table:table-cell office:value-type="float" office:value="295.08" calcext:value-type="float">
            <text:p>295.08</text:p>
          </table:table-cell>
          <table:table-cell office:value-type="float" office:value="58035.177" calcext:value-type="float">
            <text:p>58035.177</text:p>
          </table:table-cell>
          <table:table-cell office:value-type="float" office:value="-517.206" calcext:value-type="float">
            <text:p>-517.206</text:p>
          </table:table-cell>
          <table:table-cell office:value-type="float" office:value="5918.358" calcext:value-type="float">
            <text:p>5918.358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 office:value-type="float" office:value="25947.366" calcext:value-type="float">
            <text:p>25947.366</text:p>
          </table:table-cell>
          <table:table-cell office:value-type="float" office:value="58035.177" calcext:value-type="float">
            <text:p>58035.177</text:p>
          </table:table-cell>
          <table:table-cell office:value-type="float" office:value="-46198.461" calcext:value-type="float">
            <text:p>-46198.46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18.132" calcext:value-type="float">
            <text:p>5418.132</text:p>
          </table:table-cell>
          <table:table-cell office:value-type="float" office:value="2885.369" calcext:value-type="float">
            <text:p>2885.369</text:p>
          </table:table-cell>
          <table:table-cell office:value-type="float" office:value="6915.685" calcext:value-type="float">
            <text:p>6915.685</text:p>
          </table:table-cell>
          <table:table-cell office:value-type="float" office:value="766.89" calcext:value-type="float">
            <text:p>766.89</text:p>
          </table:table-cell>
          <table:table-cell office:value-type="float" office:value="6958.476" calcext:value-type="float">
            <text:p>6958.476</text:p>
          </table:table-cell>
          <table:table-cell office:value-type="float" office:value="3877.788" calcext:value-type="float">
            <text:p>3877.788</text:p>
          </table:table-cell>
          <table:table-cell office:value-type="float" office:value="5665.646" calcext:value-type="float">
            <text:p>5665.646</text:p>
          </table:table-cell>
          <table:table-cell office:value-type="float" office:value="2991.108" calcext:value-type="float">
            <text:p>2991.108</text:p>
          </table:table-cell>
          <table:table-cell office:value-type="float" office:value="7264.731" calcext:value-type="float">
            <text:p>7264.731</text:p>
          </table:table-cell>
          <table:table-cell office:value-type="float" office:value="812.499" calcext:value-type="float">
            <text:p>812.499</text:p>
          </table:table-cell>
          <table:table-cell office:value-type="float" office:value="7297.597" calcext:value-type="float">
            <text:p>7297.597</text:p>
          </table:table-cell>
          <table:table-cell office:value-type="float" office:value="4033.694" calcext:value-type="float">
            <text:p>4033.694</text:p>
          </table:table-cell>
          <table:table-cell office:value-type="float" office:value="73.42" calcext:value-type="float">
            <text:p>73.42</text:p>
          </table:table-cell>
          <table:table-cell office:value-type="float" office:value="1" calcext:value-type="float">
            <text:p>1</text:p>
          </table:table-cell>
          <table:table-cell office:value-type="float" office:value="1439" calcext:value-type="float">
            <text:p>1439</text:p>
          </table:table-cell>
          <table:table-cell office:value-type="float" office:value="231.244" calcext:value-type="float">
            <text:p>231.244</text:p>
          </table:table-cell>
          <table:table-cell office:value-type="float" office:value="42170.098" calcext:value-type="float">
            <text:p>42170.098</text:p>
          </table:table-cell>
          <table:table-cell office:value-type="float" office:value="-391.048" calcext:value-type="float">
            <text:p>-391.048</text:p>
          </table:table-cell>
          <table:table-cell office:value-type="float" office:value="4467.941" calcext:value-type="float">
            <text:p>4467.941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18770.748" calcext:value-type="float">
            <text:p>18770.748</text:p>
          </table:table-cell>
          <table:table-cell office:value-type="float" office:value="42170.098" calcext:value-type="float">
            <text:p>42170.098</text:p>
          </table:table-cell>
          <table:table-cell office:value-type="float" office:value="-33234.215" calcext:value-type="float">
            <text:p>-33234.21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37.333" calcext:value-type="float">
            <text:p>5437.333</text:p>
          </table:table-cell>
          <table:table-cell office:value-type="float" office:value="2846.225" calcext:value-type="float">
            <text:p>2846.225</text:p>
          </table:table-cell>
          <table:table-cell office:value-type="float" office:value="6918.337" calcext:value-type="float">
            <text:p>6918.337</text:p>
          </table:table-cell>
          <table:table-cell office:value-type="float" office:value="796.546" calcext:value-type="float">
            <text:p>796.546</text:p>
          </table:table-cell>
          <table:table-cell office:value-type="float" office:value="7037.242" calcext:value-type="float">
            <text:p>7037.242</text:p>
          </table:table-cell>
          <table:table-cell office:value-type="float" office:value="3837.424" calcext:value-type="float">
            <text:p>3837.424</text:p>
          </table:table-cell>
          <table:table-cell office:value-type="float" office:value="5687.458" calcext:value-type="float">
            <text:p>5687.458</text:p>
          </table:table-cell>
          <table:table-cell office:value-type="float" office:value="2972.344" calcext:value-type="float">
            <text:p>2972.344</text:p>
          </table:table-cell>
          <table:table-cell office:value-type="float" office:value="7245.636" calcext:value-type="float">
            <text:p>7245.636</text:p>
          </table:table-cell>
          <table:table-cell office:value-type="float" office:value="839.411" calcext:value-type="float">
            <text:p>839.411</text:p>
          </table:table-cell>
          <table:table-cell office:value-type="float" office:value="7373.466" calcext:value-type="float">
            <text:p>7373.466</text:p>
          </table:table-cell>
          <table:table-cell office:value-type="float" office:value="4001.451" calcext:value-type="float">
            <text:p>4001.451</text:p>
          </table:table-cell>
          <table:table-cell office:value-type="float" office:value="63.34" calcext:value-type="float">
            <text:p>63.34</text:p>
          </table:table-cell>
          <table:table-cell office:value-type="float" office:value="1" calcext:value-type="float">
            <text:p>1</text:p>
          </table:table-cell>
          <table:table-cell office:value-type="float" office:value="1577" calcext:value-type="float">
            <text:p>1577</text:p>
          </table:table-cell>
          <table:table-cell office:value-type="float" office:value="241.41" calcext:value-type="float">
            <text:p>241.41</text:p>
          </table:table-cell>
          <table:table-cell office:value-type="float" office:value="46654.54" calcext:value-type="float">
            <text:p>46654.54</text:p>
          </table:table-cell>
          <table:table-cell office:value-type="float" office:value="-421.546" calcext:value-type="float">
            <text:p>-421.546</text:p>
          </table:table-cell>
          <table:table-cell office:value-type="float" office:value="4635.336" calcext:value-type="float">
            <text:p>4635.336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 office:value-type="float" office:value="20920.073" calcext:value-type="float">
            <text:p>20920.073</text:p>
          </table:table-cell>
          <table:table-cell office:value-type="float" office:value="46654.54" calcext:value-type="float">
            <text:p>46654.54</text:p>
          </table:table-cell>
          <table:table-cell office:value-type="float" office:value="-37383.868" calcext:value-type="float">
            <text:p>-37383.86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32.528" calcext:value-type="float">
            <text:p>5432.528</text:p>
          </table:table-cell>
          <table:table-cell office:value-type="float" office:value="2799.212" calcext:value-type="float">
            <text:p>2799.212</text:p>
          </table:table-cell>
          <table:table-cell office:value-type="float" office:value="6938.874" calcext:value-type="float">
            <text:p>6938.874</text:p>
          </table:table-cell>
          <table:table-cell office:value-type="float" office:value="815.1" calcext:value-type="float">
            <text:p>815.1</text:p>
          </table:table-cell>
          <table:table-cell office:value-type="float" office:value="7069.704" calcext:value-type="float">
            <text:p>7069.704</text:p>
          </table:table-cell>
          <table:table-cell office:value-type="float" office:value="3795.352" calcext:value-type="float">
            <text:p>3795.352</text:p>
          </table:table-cell>
          <table:table-cell office:value-type="float" office:value="5680.471" calcext:value-type="float">
            <text:p>5680.471</text:p>
          </table:table-cell>
          <table:table-cell office:value-type="float" office:value="2941.865" calcext:value-type="float">
            <text:p>2941.865</text:p>
          </table:table-cell>
          <table:table-cell office:value-type="float" office:value="7264.39" calcext:value-type="float">
            <text:p>7264.39</text:p>
          </table:table-cell>
          <table:table-cell office:value-type="float" office:value="853.45" calcext:value-type="float">
            <text:p>853.45</text:p>
          </table:table-cell>
          <table:table-cell office:value-type="float" office:value="7394.677" calcext:value-type="float">
            <text:p>7394.677</text:p>
          </table:table-cell>
          <table:table-cell office:value-type="float" office:value="3966.266" calcext:value-type="float">
            <text:p>3966.266</text:p>
          </table:table-cell>
          <table:table-cell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office:value-type="float" office:value="153.978" calcext:value-type="float">
            <text:p>153.978</text:p>
          </table:table-cell>
          <table:table-cell office:value-type="float" office:value="27965.496" calcext:value-type="float">
            <text:p>27965.496</text:p>
          </table:table-cell>
          <table:table-cell office:value-type="float" office:value="-258.075" calcext:value-type="float">
            <text:p>-258.075</text:p>
          </table:table-cell>
          <table:table-cell office:value-type="float" office:value="3560.922" calcext:value-type="float">
            <text:p>3560.922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12150.289" calcext:value-type="float">
            <text:p>12150.289</text:p>
          </table:table-cell>
          <table:table-cell office:value-type="float" office:value="27965.496" calcext:value-type="float">
            <text:p>27965.496</text:p>
          </table:table-cell>
          <table:table-cell office:value-type="float" office:value="-20843.652" calcext:value-type="float">
            <text:p>-20843.65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62.758" calcext:value-type="float">
            <text:p>5462.758</text:p>
          </table:table-cell>
          <table:table-cell office:value-type="float" office:value="3794.446" calcext:value-type="float">
            <text:p>3794.446</text:p>
          </table:table-cell>
          <table:table-cell office:value-type="float" office:value="7345.311" calcext:value-type="float">
            <text:p>7345.311</text:p>
          </table:table-cell>
          <table:table-cell office:value-type="float" office:value="813.95" calcext:value-type="float">
            <text:p>813.95</text:p>
          </table:table-cell>
          <table:table-cell office:value-type="float" office:value="7097.625" calcext:value-type="float">
            <text:p>7097.625</text:p>
          </table:table-cell>
          <table:table-cell office:value-type="float" office:value="3827.89" calcext:value-type="float">
            <text:p>3827.89</text:p>
          </table:table-cell>
          <table:table-cell office:value-type="float" office:value="5720.58" calcext:value-type="float">
            <text:p>5720.58</text:p>
          </table:table-cell>
          <table:table-cell office:value-type="float" office:value="3977.704" calcext:value-type="float">
            <text:p>3977.704</text:p>
          </table:table-cell>
          <table:table-cell office:value-type="float" office:value="7702.128" calcext:value-type="float">
            <text:p>7702.128</text:p>
          </table:table-cell>
          <table:table-cell office:value-type="float" office:value="856.597" calcext:value-type="float">
            <text:p>856.597</text:p>
          </table:table-cell>
          <table:table-cell office:value-type="float" office:value="7441.105" calcext:value-type="float">
            <text:p>7441.105</text:p>
          </table:table-cell>
          <table:table-cell office:value-type="float" office:value="4000.054" calcext:value-type="float">
            <text:p>4000.054</text:p>
          </table:table-cell>
          <table:table-cell office:value-type="float" office:value="170.3" calcext:value-type="float">
            <text:p>170.3</text:p>
          </table:table-cell>
          <table:table-cell office:value-type="float" office:value="1" calcext:value-type="float">
            <text:p>1</text:p>
          </table:table-cell>
          <table:table-cell office:value-type="float" office:value="3728" calcext:value-type="float">
            <text:p>3728</text:p>
          </table:table-cell>
          <table:table-cell office:value-type="float" office:value="700.854" calcext:value-type="float">
            <text:p>700.854</text:p>
          </table:table-cell>
          <table:table-cell office:value-type="float" office:value="133172.836" calcext:value-type="float">
            <text:p>133172.836</text:p>
          </table:table-cell>
          <table:table-cell office:value-type="float" office:value="-1237.406" calcext:value-type="float">
            <text:p>-1237.406</text:p>
          </table:table-cell>
          <table:table-cell office:value-type="float" office:value="13838.202" calcext:value-type="float">
            <text:p>13838.202</text:p>
          </table:table-cell>
          <table:table-cell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  <table:table-cell office:value-type="float" office:value="59413.056" calcext:value-type="float">
            <text:p>59413.056</text:p>
          </table:table-cell>
          <table:table-cell office:value-type="float" office:value="133172.836" calcext:value-type="float">
            <text:p>133172.836</text:p>
          </table:table-cell>
          <table:table-cell office:value-type="float" office:value="-105496.432" calcext:value-type="float">
            <text:p>-105496.43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70.126" calcext:value-type="float">
            <text:p>5470.126</text:p>
          </table:table-cell>
          <table:table-cell office:value-type="float" office:value="3521.878" calcext:value-type="float">
            <text:p>3521.878</text:p>
          </table:table-cell>
          <table:table-cell office:value-type="float" office:value="6930.246" calcext:value-type="float">
            <text:p>6930.246</text:p>
          </table:table-cell>
          <table:table-cell office:value-type="float" office:value="787.506" calcext:value-type="float">
            <text:p>787.506</text:p>
          </table:table-cell>
          <table:table-cell office:value-type="float" office:value="7051.877" calcext:value-type="float">
            <text:p>7051.877</text:p>
          </table:table-cell>
          <table:table-cell office:value-type="float" office:value="3888.374" calcext:value-type="float">
            <text:p>3888.374</text:p>
          </table:table-cell>
          <table:table-cell office:value-type="float" office:value="5722.554" calcext:value-type="float">
            <text:p>5722.554</text:p>
          </table:table-cell>
          <table:table-cell office:value-type="float" office:value="3672.759" calcext:value-type="float">
            <text:p>3672.759</text:p>
          </table:table-cell>
          <table:table-cell office:value-type="float" office:value="7257.252" calcext:value-type="float">
            <text:p>7257.252</text:p>
          </table:table-cell>
          <table:table-cell office:value-type="float" office:value="831.857" calcext:value-type="float">
            <text:p>831.857</text:p>
          </table:table-cell>
          <table:table-cell office:value-type="float" office:value="7393.388" calcext:value-type="float">
            <text:p>7393.388</text:p>
          </table:table-cell>
          <table:table-cell office:value-type="float" office:value="4051.72" calcext:value-type="float">
            <text:p>4051.72</text:p>
          </table:table-cell>
          <table:table-cell office:value-type="float" office:value="128.34" calcext:value-type="float">
            <text:p>128.34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701.851" calcext:value-type="float">
            <text:p>701.851</text:p>
          </table:table-cell>
          <table:table-cell office:value-type="float" office:value="148626.155" calcext:value-type="float">
            <text:p>148626.155</text:p>
          </table:table-cell>
          <table:table-cell office:value-type="float" office:value="-1281.369" calcext:value-type="float">
            <text:p>-1281.369</text:p>
          </table:table-cell>
          <table:table-cell office:value-type="float" office:value="11845.775" calcext:value-type="float">
            <text:p>11845.77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8098.757" calcext:value-type="float">
            <text:p>68098.757</text:p>
          </table:table-cell>
          <table:table-cell office:value-type="float" office:value="148626.155" calcext:value-type="float">
            <text:p>148626.155</text:p>
          </table:table-cell>
          <table:table-cell office:value-type="float" office:value="-124934.604" calcext:value-type="float">
            <text:p>-124934.60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6.566" calcext:value-type="float">
            <text:p>5586.566</text:p>
          </table:table-cell>
          <table:table-cell office:value-type="float" office:value="3592.425" calcext:value-type="float">
            <text:p>3592.425</text:p>
          </table:table-cell>
          <table:table-cell office:value-type="float" office:value="8306.154" calcext:value-type="float">
            <text:p>8306.154</text:p>
          </table:table-cell>
          <table:table-cell office:value-type="float" office:value="901.519" calcext:value-type="float">
            <text:p>901.519</text:p>
          </table:table-cell>
          <table:table-cell office:value-type="float" office:value="7397.321" calcext:value-type="float">
            <text:p>7397.321</text:p>
          </table:table-cell>
          <table:table-cell office:value-type="float" office:value="3775.811" calcext:value-type="float">
            <text:p>3775.811</text:p>
          </table:table-cell>
          <table:table-cell office:value-type="float" office:value="5849.862" calcext:value-type="float">
            <text:p>5849.862</text:p>
          </table:table-cell>
          <table:table-cell office:value-type="float" office:value="3771.043" calcext:value-type="float">
            <text:p>3771.043</text:p>
          </table:table-cell>
          <table:table-cell office:value-type="float" office:value="8695.631" calcext:value-type="float">
            <text:p>8695.631</text:p>
          </table:table-cell>
          <table:table-cell office:value-type="float" office:value="948.563" calcext:value-type="float">
            <text:p>948.563</text:p>
          </table:table-cell>
          <table:table-cell office:value-type="float" office:value="7755.107" calcext:value-type="float">
            <text:p>7755.107</text:p>
          </table:table-cell>
          <table:table-cell office:value-type="float" office:value="3944.617" calcext:value-type="float">
            <text:p>3944.617</text:p>
          </table:table-cell>
          <table:table-cell office:value-type="float" office:value="211.62" calcext:value-type="float">
            <text:p>211.62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904.625" calcext:value-type="float">
            <text:p>904.625</text:p>
          </table:table-cell>
          <table:table-cell office:value-type="float" office:value="172202.898" calcext:value-type="float">
            <text:p>172202.898</text:p>
          </table:table-cell>
          <table:table-cell office:value-type="float" office:value="-1605.372" calcext:value-type="float">
            <text:p>-1605.372</text:p>
          </table:table-cell>
          <table:table-cell office:value-type="float" office:value="16864.155" calcext:value-type="float">
            <text:p>16864.15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7338.397" calcext:value-type="float">
            <text:p>77338.397</text:p>
          </table:table-cell>
          <table:table-cell office:value-type="float" office:value="172202.898" calcext:value-type="float">
            <text:p>172202.898</text:p>
          </table:table-cell>
          <table:table-cell office:value-type="float" office:value="-138474.587" calcext:value-type="float">
            <text:p>-138474.58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3.671" calcext:value-type="float">
            <text:p>5583.671</text:p>
          </table:table-cell>
          <table:table-cell office:value-type="float" office:value="3759.767" calcext:value-type="float">
            <text:p>3759.767</text:p>
          </table:table-cell>
          <table:table-cell office:value-type="float" office:value="7448.397" calcext:value-type="float">
            <text:p>7448.397</text:p>
          </table:table-cell>
          <table:table-cell office:value-type="float" office:value="824.038" calcext:value-type="float">
            <text:p>824.038</text:p>
          </table:table-cell>
          <table:table-cell office:value-type="float" office:value="7238.801" calcext:value-type="float">
            <text:p>7238.801</text:p>
          </table:table-cell>
          <table:table-cell office:value-type="float" office:value="3928.541" calcext:value-type="float">
            <text:p>3928.541</text:p>
          </table:table-cell>
          <table:table-cell office:value-type="float" office:value="5844.23" calcext:value-type="float">
            <text:p>5844.23</text:p>
          </table:table-cell>
          <table:table-cell office:value-type="float" office:value="3939.853" calcext:value-type="float">
            <text:p>3939.853</text:p>
          </table:table-cell>
          <table:table-cell office:value-type="float" office:value="7820.104" calcext:value-type="float">
            <text:p>7820.104</text:p>
          </table:table-cell>
          <table:table-cell office:value-type="float" office:value="867.363" calcext:value-type="float">
            <text:p>867.363</text:p>
          </table:table-cell>
          <table:table-cell office:value-type="float" office:value="7586.379" calcext:value-type="float">
            <text:p>7586.379</text:p>
          </table:table-cell>
          <table:table-cell office:value-type="float" office:value="4102.081" calcext:value-type="float">
            <text:p>4102.081</text:p>
          </table:table-cell>
          <table:table-cell office:value-type="float" office:value="73.9" calcext:value-type="float">
            <text:p>73.9</text:p>
          </table:table-cell>
          <table:table-cell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218.617" calcext:value-type="float">
            <text:p>218.617</text:p>
          </table:table-cell>
          <table:table-cell office:value-type="float" office:value="45071.241" calcext:value-type="float">
            <text:p>45071.241</text:p>
          </table:table-cell>
          <table:table-cell office:value-type="float" office:value="-365.206" calcext:value-type="float">
            <text:p>-365.206</text:p>
          </table:table-cell>
          <table:table-cell office:value-type="float" office:value="5381.775" calcext:value-type="float">
            <text:p>5381.775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19760.168" calcext:value-type="float">
            <text:p>19760.168</text:p>
          </table:table-cell>
          <table:table-cell office:value-type="float" office:value="45071.241" calcext:value-type="float">
            <text:p>45071.241</text:p>
          </table:table-cell>
          <table:table-cell office:value-type="float" office:value="-34307.69" calcext:value-type="float">
            <text:p>-34307.6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50.277" calcext:value-type="float">
            <text:p>5650.277</text:p>
          </table:table-cell>
          <table:table-cell office:value-type="float" office:value="3689.32" calcext:value-type="float">
            <text:p>3689.32</text:p>
          </table:table-cell>
          <table:table-cell office:value-type="float" office:value="8040.002" calcext:value-type="float">
            <text:p>8040.002</text:p>
          </table:table-cell>
          <table:table-cell office:value-type="float" office:value="885.402" calcext:value-type="float">
            <text:p>885.402</text:p>
          </table:table-cell>
          <table:table-cell office:value-type="float" office:value="7428.659" calcext:value-type="float">
            <text:p>7428.659</text:p>
          </table:table-cell>
          <table:table-cell office:value-type="float" office:value="3871.896" calcext:value-type="float">
            <text:p>3871.896</text:p>
          </table:table-cell>
          <table:table-cell office:value-type="float" office:value="5913.15" calcext:value-type="float">
            <text:p>5913.15</text:p>
          </table:table-cell>
          <table:table-cell office:value-type="float" office:value="3821.069" calcext:value-type="float">
            <text:p>3821.069</text:p>
          </table:table-cell>
          <table:table-cell office:value-type="float" office:value="8394.114" calcext:value-type="float">
            <text:p>8394.114</text:p>
          </table:table-cell>
          <table:table-cell office:value-type="float" office:value="927.597" calcext:value-type="float">
            <text:p>927.597</text:p>
          </table:table-cell>
          <table:table-cell office:value-type="float" office:value="7776.283" calcext:value-type="float">
            <text:p>7776.283</text:p>
          </table:table-cell>
          <table:table-cell office:value-type="float" office:value="4050.017" calcext:value-type="float">
            <text:p>4050.017</text:p>
          </table:table-cell>
          <table:table-cell office:value-type="float" office:value="52.58" calcext:value-type="float">
            <text:p>52.58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141.346" calcext:value-type="float">
            <text:p>141.346</text:p>
          </table:table-cell>
          <table:table-cell office:value-type="float" office:value="11752.84" calcext:value-type="float">
            <text:p>11752.84</text:p>
          </table:table-cell>
          <table:table-cell office:value-type="float" office:value="-231.321" calcext:value-type="float">
            <text:p>-231.321</text:p>
          </table:table-cell>
          <table:table-cell office:value-type="float" office:value="1849.542" calcext:value-type="float">
            <text:p>1849.542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4930.549" calcext:value-type="float">
            <text:p>4930.549</text:p>
          </table:table-cell>
          <table:table-cell office:value-type="float" office:value="11752.84" calcext:value-type="float">
            <text:p>11752.84</text:p>
          </table:table-cell>
          <table:table-cell office:value-type="float" office:value="-8053.757" calcext:value-type="float">
            <text:p>-8053.75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22.3" calcext:value-type="float">
            <text:p>5622.3</text:p>
          </table:table-cell>
          <table:table-cell office:value-type="float" office:value="3650.038" calcext:value-type="float">
            <text:p>3650.038</text:p>
          </table:table-cell>
          <table:table-cell office:value-type="float" office:value="7303.094" calcext:value-type="float">
            <text:p>7303.094</text:p>
          </table:table-cell>
          <table:table-cell office:value-type="float" office:value="830.197" calcext:value-type="float">
            <text:p>830.197</text:p>
          </table:table-cell>
          <table:table-cell office:value-type="float" office:value="7289.8" calcext:value-type="float">
            <text:p>7289.8</text:p>
          </table:table-cell>
          <table:table-cell office:value-type="float" office:value="3954.8" calcext:value-type="float">
            <text:p>3954.8</text:p>
          </table:table-cell>
          <table:table-cell office:value-type="float" office:value="5881.643" calcext:value-type="float">
            <text:p>5881.643</text:p>
          </table:table-cell>
          <table:table-cell office:value-type="float" office:value="3778.105" calcext:value-type="float">
            <text:p>3778.105</text:p>
          </table:table-cell>
          <table:table-cell office:value-type="float" office:value="7683.291" calcext:value-type="float">
            <text:p>7683.291</text:p>
          </table:table-cell>
          <table:table-cell office:value-type="float" office:value="879.013" calcext:value-type="float">
            <text:p>879.013</text:p>
          </table:table-cell>
          <table:table-cell office:value-type="float" office:value="7647.193" calcext:value-type="float">
            <text:p>7647.193</text:p>
          </table:table-cell>
          <table:table-cell office:value-type="float" office:value="4116.093" calcext:value-type="float">
            <text:p>4116.093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66.675" calcext:value-type="float">
            <text:p>66.675</text:p>
          </table:table-cell>
          <table:table-cell office:value-type="float" office:value="2952.513" calcext:value-type="float">
            <text:p>2952.513</text:p>
          </table:table-cell>
          <table:table-cell office:value-type="float" office:value="-117.121" calcext:value-type="float">
            <text:p>-117.121</text:p>
          </table:table-cell>
          <table:table-cell office:value-type="float" office:value="422.31" calcext:value-type="float">
            <text:p>422.31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1259.711" calcext:value-type="float">
            <text:p>1259.711</text:p>
          </table:table-cell>
          <table:table-cell office:value-type="float" office:value="2952.513" calcext:value-type="float">
            <text:p>2952.513</text:p>
          </table:table-cell>
          <table:table-cell office:value-type="float" office:value="-2107.893" calcext:value-type="float">
            <text:p>-2107.89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00.579" calcext:value-type="float">
            <text:p>5600.579</text:p>
          </table:table-cell>
          <table:table-cell office:value-type="float" office:value="3546.904" calcext:value-type="float">
            <text:p>3546.904</text:p>
          </table:table-cell>
          <table:table-cell office:value-type="float" office:value="7090.229" calcext:value-type="float">
            <text:p>7090.229</text:p>
          </table:table-cell>
          <table:table-cell office:value-type="float" office:value="794.251" calcext:value-type="float">
            <text:p>794.251</text:p>
          </table:table-cell>
          <table:table-cell office:value-type="float" office:value="7195.878" calcext:value-type="float">
            <text:p>7195.878</text:p>
          </table:table-cell>
          <table:table-cell office:value-type="float" office:value="4005.279" calcext:value-type="float">
            <text:p>4005.279</text:p>
          </table:table-cell>
          <table:table-cell office:value-type="float" office:value="5859.825" calcext:value-type="float">
            <text:p>5859.825</text:p>
          </table:table-cell>
          <table:table-cell office:value-type="float" office:value="3705.907" calcext:value-type="float">
            <text:p>3705.907</text:p>
          </table:table-cell>
          <table:table-cell office:value-type="float" office:value="7459.616" calcext:value-type="float">
            <text:p>7459.616</text:p>
          </table:table-cell>
          <table:table-cell office:value-type="float" office:value="838.363" calcext:value-type="float">
            <text:p>838.363</text:p>
          </table:table-cell>
          <table:table-cell office:value-type="float" office:value="7543.727" calcext:value-type="float">
            <text:p>7543.727</text:p>
          </table:table-cell>
          <table:table-cell office:value-type="float" office:value="4175.922" calcext:value-type="float">
            <text:p>4175.922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12.614" calcext:value-type="float">
            <text:p>112.614</text:p>
          </table:table-cell>
          <table:table-cell office:value-type="float" office:value="12370.654" calcext:value-type="float">
            <text:p>12370.654</text:p>
          </table:table-cell>
          <table:table-cell office:value-type="float" office:value="-199.072" calcext:value-type="float">
            <text:p>-199.072</text:p>
          </table:table-cell>
          <table:table-cell office:value-type="float" office:value="1063.783" calcext:value-type="float">
            <text:p>1063.78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629.344" calcext:value-type="float">
            <text:p>5629.344</text:p>
          </table:table-cell>
          <table:table-cell office:value-type="float" office:value="12370.654" calcext:value-type="float">
            <text:p>12370.654</text:p>
          </table:table-cell>
          <table:table-cell office:value-type="float" office:value="-10243.088" calcext:value-type="float">
            <text:p>-10243.08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79.263" calcext:value-type="float">
            <text:p>5679.263</text:p>
          </table:table-cell>
          <table:table-cell office:value-type="float" office:value="3856.412" calcext:value-type="float">
            <text:p>3856.412</text:p>
          </table:table-cell>
          <table:table-cell office:value-type="float" office:value="7449.675" calcext:value-type="float">
            <text:p>7449.675</text:p>
          </table:table-cell>
          <table:table-cell office:value-type="float" office:value="790.28" calcext:value-type="float">
            <text:p>790.28</text:p>
          </table:table-cell>
          <table:table-cell office:value-type="float" office:value="7266.587" calcext:value-type="float">
            <text:p>7266.587</text:p>
          </table:table-cell>
          <table:table-cell office:value-type="float" office:value="4091.939" calcext:value-type="float">
            <text:p>4091.939</text:p>
          </table:table-cell>
          <table:table-cell office:value-type="float" office:value="5941.616" calcext:value-type="float">
            <text:p>5941.616</text:p>
          </table:table-cell>
          <table:table-cell office:value-type="float" office:value="3998.417" calcext:value-type="float">
            <text:p>3998.417</text:p>
          </table:table-cell>
          <table:table-cell office:value-type="float" office:value="7840.54" calcext:value-type="float">
            <text:p>7840.54</text:p>
          </table:table-cell>
          <table:table-cell office:value-type="float" office:value="833.587" calcext:value-type="float">
            <text:p>833.587</text:p>
          </table:table-cell>
          <table:table-cell office:value-type="float" office:value="7615.925" calcext:value-type="float">
            <text:p>7615.925</text:p>
          </table:table-cell>
          <table:table-cell office:value-type="float" office:value="4267.307" calcext:value-type="float">
            <text:p>4267.307</text:p>
          </table:table-cell>
          <table:table-cell office:value-type="float" office:value="76.14" calcext:value-type="float">
            <text:p>76.14</text:p>
          </table:table-cell>
          <table:table-cell office:value-type="float" office:value="1" calcext:value-type="float">
            <text:p>1</text:p>
          </table:table-cell>
          <table:table-cell office:value-type="float" office:value="1660" calcext:value-type="float">
            <text:p>1660</text:p>
          </table:table-cell>
          <table:table-cell office:value-type="float" office:value="266.052" calcext:value-type="float">
            <text:p>266.052</text:p>
          </table:table-cell>
          <table:table-cell office:value-type="float" office:value="38424.43" calcext:value-type="float">
            <text:p>38424.43</text:p>
          </table:table-cell>
          <table:table-cell office:value-type="float" office:value="-458.242" calcext:value-type="float">
            <text:p>-458.242</text:p>
          </table:table-cell>
          <table:table-cell office:value-type="float" office:value="5066.661" calcext:value-type="float">
            <text:p>5066.661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16607.81" calcext:value-type="float">
            <text:p>16607.81</text:p>
          </table:table-cell>
          <table:table-cell office:value-type="float" office:value="38424.43" calcext:value-type="float">
            <text:p>38424.43</text:p>
          </table:table-cell>
          <table:table-cell office:value-type="float" office:value="-28291.107" calcext:value-type="float">
            <text:p>-28291.10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34.243" calcext:value-type="float">
            <text:p>5734.243</text:p>
          </table:table-cell>
          <table:table-cell office:value-type="float" office:value="3971.783" calcext:value-type="float">
            <text:p>3971.783</text:p>
          </table:table-cell>
          <table:table-cell office:value-type="float" office:value="7124.612" calcext:value-type="float">
            <text:p>7124.612</text:p>
          </table:table-cell>
          <table:table-cell office:value-type="float" office:value="813.413" calcext:value-type="float">
            <text:p>813.413</text:p>
          </table:table-cell>
          <table:table-cell office:value-type="float" office:value="7368.03" calcext:value-type="float">
            <text:p>7368.03</text:p>
          </table:table-cell>
          <table:table-cell office:value-type="float" office:value="4100.456" calcext:value-type="float">
            <text:p>4100.456</text:p>
          </table:table-cell>
          <table:table-cell office:value-type="float" office:value="6002.033" calcext:value-type="float">
            <text:p>6002.033</text:p>
          </table:table-cell>
          <table:table-cell office:value-type="float" office:value="4152.728" calcext:value-type="float">
            <text:p>4152.728</text:p>
          </table:table-cell>
          <table:table-cell office:value-type="float" office:value="7488.62" calcext:value-type="float">
            <text:p>7488.62</text:p>
          </table:table-cell>
          <table:table-cell office:value-type="float" office:value="855.359" calcext:value-type="float">
            <text:p>855.359</text:p>
          </table:table-cell>
          <table:table-cell office:value-type="float" office:value="7720.073" calcext:value-type="float">
            <text:p>7720.073</text:p>
          </table:table-cell>
          <table:table-cell office:value-type="float" office:value="4283.993" calcext:value-type="float">
            <text:p>4283.993</text:p>
          </table:table-cell>
          <table:table-cell office:value-type="float" office:value="39.26" calcext:value-type="float">
            <text:p>39.26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114.741" calcext:value-type="float">
            <text:p>114.741</text:p>
          </table:table-cell>
          <table:table-cell office:value-type="float" office:value="9470.45" calcext:value-type="float">
            <text:p>9470.45</text:p>
          </table:table-cell>
          <table:table-cell office:value-type="float" office:value="-191.205" calcext:value-type="float">
            <text:p>-191.205</text:p>
          </table:table-cell>
          <table:table-cell office:value-type="float" office:value="1327.488" calcext:value-type="float">
            <text:p>1327.488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4054.131" calcext:value-type="float">
            <text:p>4054.131</text:p>
          </table:table-cell>
          <table:table-cell office:value-type="float" office:value="9470.45" calcext:value-type="float">
            <text:p>9470.45</text:p>
          </table:table-cell>
          <table:table-cell office:value-type="float" office:value="-6815.475" calcext:value-type="float">
            <text:p>-6815.47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96.669" calcext:value-type="float">
            <text:p>5796.669</text:p>
          </table:table-cell>
          <table:table-cell office:value-type="float" office:value="3884.431" calcext:value-type="float">
            <text:p>3884.431</text:p>
          </table:table-cell>
          <table:table-cell office:value-type="float" office:value="7272.312" calcext:value-type="float">
            <text:p>7272.312</text:p>
          </table:table-cell>
          <table:table-cell office:value-type="float" office:value="768.466" calcext:value-type="float">
            <text:p>768.466</text:p>
          </table:table-cell>
          <table:table-cell office:value-type="float" office:value="7340.179" calcext:value-type="float">
            <text:p>7340.179</text:p>
          </table:table-cell>
          <table:table-cell office:value-type="float" office:value="4253.159" calcext:value-type="float">
            <text:p>4253.159</text:p>
          </table:table-cell>
          <table:table-cell office:value-type="float" office:value="6070.303" calcext:value-type="float">
            <text:p>6070.303</text:p>
          </table:table-cell>
          <table:table-cell office:value-type="float" office:value="4026.704" calcext:value-type="float">
            <text:p>4026.704</text:p>
          </table:table-cell>
          <table:table-cell office:value-type="float" office:value="7625.134" calcext:value-type="float">
            <text:p>7625.134</text:p>
          </table:table-cell>
          <table:table-cell office:value-type="float" office:value="813.165" calcext:value-type="float">
            <text:p>813.165</text:p>
          </table:table-cell>
          <table:table-cell office:value-type="float" office:value="7703.594" calcext:value-type="float">
            <text:p>7703.594</text:p>
          </table:table-cell>
          <table:table-cell office:value-type="float" office:value="4437.012" calcext:value-type="float">
            <text:p>4437.012</text:p>
          </table:table-cell>
          <table:table-cell office:value-type="float" office:value="37.4" calcext:value-type="float">
            <text:p>37.4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109.01" calcext:value-type="float">
            <text:p>109.01</text:p>
          </table:table-cell>
          <table:table-cell office:value-type="float" office:value="10460.813" calcext:value-type="float">
            <text:p>10460.813</text:p>
          </table:table-cell>
          <table:table-cell office:value-type="float" office:value="-181.552" calcext:value-type="float">
            <text:p>-181.552</text:p>
          </table:table-cell>
          <table:table-cell office:value-type="float" office:value="1626.529" calcext:value-type="float">
            <text:p>1626.529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4398.319" calcext:value-type="float">
            <text:p>4398.319</text:p>
          </table:table-cell>
          <table:table-cell office:value-type="float" office:value="10460.813" calcext:value-type="float">
            <text:p>10460.813</text:p>
          </table:table-cell>
          <table:table-cell office:value-type="float" office:value="-7207.755" calcext:value-type="float">
            <text:p>-7207.75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50.315" calcext:value-type="float">
            <text:p>5750.315</text:p>
          </table:table-cell>
          <table:table-cell office:value-type="float" office:value="4012.877" calcext:value-type="float">
            <text:p>4012.877</text:p>
          </table:table-cell>
          <table:table-cell office:value-type="float" office:value="7022.828" calcext:value-type="float">
            <text:p>7022.828</text:p>
          </table:table-cell>
          <table:table-cell office:value-type="float" office:value="723.424" calcext:value-type="float">
            <text:p>723.424</text:p>
          </table:table-cell>
          <table:table-cell office:value-type="float" office:value="7203.355" calcext:value-type="float">
            <text:p>7203.355</text:p>
          </table:table-cell>
          <table:table-cell office:value-type="float" office:value="4297.274" calcext:value-type="float">
            <text:p>4297.274</text:p>
          </table:table-cell>
          <table:table-cell office:value-type="float" office:value="6017.853" calcext:value-type="float">
            <text:p>6017.853</text:p>
          </table:table-cell>
          <table:table-cell office:value-type="float" office:value="4209.18" calcext:value-type="float">
            <text:p>4209.18</text:p>
          </table:table-cell>
          <table:table-cell office:value-type="float" office:value="7388.139" calcext:value-type="float">
            <text:p>7388.139</text:p>
          </table:table-cell>
          <table:table-cell office:value-type="float" office:value="759.874" calcext:value-type="float">
            <text:p>759.874</text:p>
          </table:table-cell>
          <table:table-cell office:value-type="float" office:value="7544.104" calcext:value-type="float">
            <text:p>7544.104</text:p>
          </table:table-cell>
          <table:table-cell office:value-type="float" office:value="4491.601" calcext:value-type="float">
            <text:p>4491.601</text:p>
          </table:table-cell>
          <table:table-cell office:value-type="float" office:value="52.02" calcext:value-type="float">
            <text:p>52.02</text:p>
          </table:table-cell>
          <table:table-cell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float" office:value="219.433" calcext:value-type="float">
            <text:p>219.433</text:p>
          </table:table-cell>
          <table:table-cell office:value-type="float" office:value="37720.217" calcext:value-type="float">
            <text:p>37720.217</text:p>
          </table:table-cell>
          <table:table-cell office:value-type="float" office:value="-388.724" calcext:value-type="float">
            <text:p>-388.724</text:p>
          </table:table-cell>
          <table:table-cell office:value-type="float" office:value="3920.709" calcext:value-type="float">
            <text:p>3920.709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16827.739" calcext:value-type="float">
            <text:p>16827.739</text:p>
          </table:table-cell>
          <table:table-cell office:value-type="float" office:value="37720.217" calcext:value-type="float">
            <text:p>37720.217</text:p>
          </table:table-cell>
          <table:table-cell office:value-type="float" office:value="-29878.799" calcext:value-type="float">
            <text:p>-29878.79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76.246" calcext:value-type="float">
            <text:p>5776.246</text:p>
          </table:table-cell>
          <table:table-cell office:value-type="float" office:value="4070.989" calcext:value-type="float">
            <text:p>4070.989</text:p>
          </table:table-cell>
          <table:table-cell office:value-type="float" office:value="7110.703" calcext:value-type="float">
            <text:p>7110.703</text:p>
          </table:table-cell>
          <table:table-cell office:value-type="float" office:value="697.507" calcext:value-type="float">
            <text:p>697.507</text:p>
          </table:table-cell>
          <table:table-cell office:value-type="float" office:value="7177.23" calcext:value-type="float">
            <text:p>7177.23</text:p>
          </table:table-cell>
          <table:table-cell office:value-type="float" office:value="4375.262" calcext:value-type="float">
            <text:p>4375.262</text:p>
          </table:table-cell>
          <table:table-cell office:value-type="float" office:value="6046.722" calcext:value-type="float">
            <text:p>6046.722</text:p>
          </table:table-cell>
          <table:table-cell office:value-type="float" office:value="4178.812" calcext:value-type="float">
            <text:p>4178.812</text:p>
          </table:table-cell>
          <table:table-cell office:value-type="float" office:value="7440.962" calcext:value-type="float">
            <text:p>7440.962</text:p>
          </table:table-cell>
          <table:table-cell office:value-type="float" office:value="740.393" calcext:value-type="float">
            <text:p>740.393</text:p>
          </table:table-cell>
          <table:table-cell office:value-type="float" office:value="7533.845" calcext:value-type="float">
            <text:p>7533.845</text:p>
          </table:table-cell>
          <table:table-cell office:value-type="float" office:value="4559.6" calcext:value-type="float">
            <text:p>4559.6</text:p>
          </table:table-cell>
          <table:table-cell office:value-type="float" office:value="47.4" calcext:value-type="float">
            <text:p>47.4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169.372" calcext:value-type="float">
            <text:p>169.372</text:p>
          </table:table-cell>
          <table:table-cell office:value-type="float" office:value="32440.225" calcext:value-type="float">
            <text:p>32440.225</text:p>
          </table:table-cell>
          <table:table-cell office:value-type="float" office:value="-292.794" calcext:value-type="float">
            <text:p>-292.794</text:p>
          </table:table-cell>
          <table:table-cell office:value-type="float" office:value="3317.983" calcext:value-type="float">
            <text:p>3317.983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4499.071" calcext:value-type="float">
            <text:p>14499.071</text:p>
          </table:table-cell>
          <table:table-cell office:value-type="float" office:value="32440.225" calcext:value-type="float">
            <text:p>32440.225</text:p>
          </table:table-cell>
          <table:table-cell office:value-type="float" office:value="-25804.259" calcext:value-type="float">
            <text:p>-25804.25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50.076" calcext:value-type="float">
            <text:p>5750.076</text:p>
          </table:table-cell>
          <table:table-cell office:value-type="float" office:value="4037.47" calcext:value-type="float">
            <text:p>4037.47</text:p>
          </table:table-cell>
          <table:table-cell office:value-type="float" office:value="6927.009" calcext:value-type="float">
            <text:p>6927.009</text:p>
          </table:table-cell>
          <table:table-cell office:value-type="float" office:value="665.646" calcext:value-type="float">
            <text:p>665.646</text:p>
          </table:table-cell>
          <table:table-cell office:value-type="float" office:value="7087.066" calcext:value-type="float">
            <text:p>7087.066</text:p>
          </table:table-cell>
          <table:table-cell office:value-type="float" office:value="4413.086" calcext:value-type="float">
            <text:p>4413.086</text:p>
          </table:table-cell>
          <table:table-cell office:value-type="float" office:value="6018.484" calcext:value-type="float">
            <text:p>6018.484</text:p>
          </table:table-cell>
          <table:table-cell office:value-type="float" office:value="4193.481" calcext:value-type="float">
            <text:p>4193.481</text:p>
          </table:table-cell>
          <table:table-cell office:value-type="float" office:value="7290.652" calcext:value-type="float">
            <text:p>7290.652</text:p>
          </table:table-cell>
          <table:table-cell office:value-type="float" office:value="702.659" calcext:value-type="float">
            <text:p>702.659</text:p>
          </table:table-cell>
          <table:table-cell office:value-type="float" office:value="7429.816" calcext:value-type="float">
            <text:p>7429.816</text:p>
          </table:table-cell>
          <table:table-cell office:value-type="float" office:value="4607.152" calcext:value-type="float">
            <text:p>4607.152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56.746" calcext:value-type="float">
            <text:p>56.746</text:p>
          </table:table-cell>
          <table:table-cell office:value-type="float" office:value="10534.582" calcext:value-type="float">
            <text:p>10534.582</text:p>
          </table:table-cell>
          <table:table-cell office:value-type="float" office:value="-95.378" calcext:value-type="float">
            <text:p>-95.378</text:p>
          </table:table-cell>
          <table:table-cell office:value-type="float" office:value="1085.793" calcext:value-type="float">
            <text:p>1085.793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4704.262" calcext:value-type="float">
            <text:p>4704.262</text:p>
          </table:table-cell>
          <table:table-cell office:value-type="float" office:value="10534.582" calcext:value-type="float">
            <text:p>10534.582</text:p>
          </table:table-cell>
          <table:table-cell office:value-type="float" office:value="-8362.995" calcext:value-type="float">
            <text:p>-8362.99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13.033" calcext:value-type="float">
            <text:p>5713.033</text:p>
          </table:table-cell>
          <table:table-cell office:value-type="float" office:value="4131.94" calcext:value-type="float">
            <text:p>4131.94</text:p>
          </table:table-cell>
          <table:table-cell office:value-type="float" office:value="6846.091" calcext:value-type="float">
            <text:p>6846.091</text:p>
          </table:table-cell>
          <table:table-cell office:value-type="float" office:value="633.684" calcext:value-type="float">
            <text:p>633.684</text:p>
          </table:table-cell>
          <table:table-cell office:value-type="float" office:value="6985.826" calcext:value-type="float">
            <text:p>6985.826</text:p>
          </table:table-cell>
          <table:table-cell office:value-type="float" office:value="4440.241" calcext:value-type="float">
            <text:p>4440.241</text:p>
          </table:table-cell>
          <table:table-cell office:value-type="float" office:value="5982.122" calcext:value-type="float">
            <text:p>5982.122</text:p>
          </table:table-cell>
          <table:table-cell office:value-type="float" office:value="4310.731" calcext:value-type="float">
            <text:p>4310.731</text:p>
          </table:table-cell>
          <table:table-cell office:value-type="float" office:value="7197.689" calcext:value-type="float">
            <text:p>7197.689</text:p>
          </table:table-cell>
          <table:table-cell office:value-type="float" office:value="667.376" calcext:value-type="float">
            <text:p>667.376</text:p>
          </table:table-cell>
          <table:table-cell office:value-type="float" office:value="7322.585" calcext:value-type="float">
            <text:p>7322.585</text:p>
          </table:table-cell>
          <table:table-cell office:value-type="float" office:value="4641.659" calcext:value-type="float">
            <text:p>4641.659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53.789" calcext:value-type="float">
            <text:p>53.789</text:p>
          </table:table-cell>
          <table:table-cell office:value-type="float" office:value="9713.118" calcext:value-type="float">
            <text:p>9713.118</text:p>
          </table:table-cell>
          <table:table-cell office:value-type="float" office:value="-91.939" calcext:value-type="float">
            <text:p>-91.939</text:p>
          </table:table-cell>
          <table:table-cell office:value-type="float" office:value="1100.846" calcext:value-type="float">
            <text:p>1100.846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4287.786" calcext:value-type="float">
            <text:p>4287.786</text:p>
          </table:table-cell>
          <table:table-cell office:value-type="float" office:value="9713.118" calcext:value-type="float">
            <text:p>9713.118</text:p>
          </table:table-cell>
          <table:table-cell office:value-type="float" office:value="-7511.426" calcext:value-type="float">
            <text:p>-7511.42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13.766" calcext:value-type="float">
            <text:p>5713.766</text:p>
          </table:table-cell>
          <table:table-cell office:value-type="float" office:value="3986.61" calcext:value-type="float">
            <text:p>3986.61</text:p>
          </table:table-cell>
          <table:table-cell office:value-type="float" office:value="7238.201" calcext:value-type="float">
            <text:p>7238.201</text:p>
          </table:table-cell>
          <table:table-cell office:value-type="float" office:value="663.705" calcext:value-type="float">
            <text:p>663.705</text:p>
          </table:table-cell>
          <table:table-cell office:value-type="float" office:value="7046.858" calcext:value-type="float">
            <text:p>7046.858</text:p>
          </table:table-cell>
          <table:table-cell office:value-type="float" office:value="4380.675" calcext:value-type="float">
            <text:p>4380.675</text:p>
          </table:table-cell>
          <table:table-cell office:value-type="float" office:value="5985.289" calcext:value-type="float">
            <text:p>5985.289</text:p>
          </table:table-cell>
          <table:table-cell office:value-type="float" office:value="4143.102" calcext:value-type="float">
            <text:p>4143.102</text:p>
          </table:table-cell>
          <table:table-cell office:value-type="float" office:value="7563.583" calcext:value-type="float">
            <text:p>7563.583</text:p>
          </table:table-cell>
          <table:table-cell office:value-type="float" office:value="698.726" calcext:value-type="float">
            <text:p>698.726</text:p>
          </table:table-cell>
          <table:table-cell office:value-type="float" office:value="7388.722" calcext:value-type="float">
            <text:p>7388.722</text:p>
          </table:table-cell>
          <table:table-cell office:value-type="float" office:value="4581.856" calcext:value-type="float">
            <text:p>4581.856</text:p>
          </table:table-cell>
          <table:table-cell office:value-type="float" office:value="28.22" calcext:value-type="float">
            <text:p>28.22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124.19" calcext:value-type="float">
            <text:p>124.19</text:p>
          </table:table-cell>
          <table:table-cell office:value-type="float" office:value="12637.012" calcext:value-type="float">
            <text:p>12637.012</text:p>
          </table:table-cell>
          <table:table-cell office:value-type="float" office:value="-221.222" calcext:value-type="float">
            <text:p>-221.222</text:p>
          </table:table-cell>
          <table:table-cell office:value-type="float" office:value="1032.251" calcext:value-type="float">
            <text:p>1032.251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5777.655" calcext:value-type="float">
            <text:p>5777.655</text:p>
          </table:table-cell>
          <table:table-cell office:value-type="float" office:value="12637.012" calcext:value-type="float">
            <text:p>12637.012</text:p>
          </table:table-cell>
          <table:table-cell office:value-type="float" office:value="-10572.51" calcext:value-type="float">
            <text:p>-10572.5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15.155" calcext:value-type="float">
            <text:p>5715.155</text:p>
          </table:table-cell>
          <table:table-cell office:value-type="float" office:value="3953.778" calcext:value-type="float">
            <text:p>3953.778</text:p>
          </table:table-cell>
          <table:table-cell office:value-type="float" office:value="6832.902" calcext:value-type="float">
            <text:p>6832.902</text:p>
          </table:table-cell>
          <table:table-cell office:value-type="float" office:value="615.829" calcext:value-type="float">
            <text:p>615.829</text:p>
          </table:table-cell>
          <table:table-cell office:value-type="float" office:value="6952.085" calcext:value-type="float">
            <text:p>6952.085</text:p>
          </table:table-cell>
          <table:table-cell office:value-type="float" office:value="4478.225" calcext:value-type="float">
            <text:p>4478.225</text:p>
          </table:table-cell>
          <table:table-cell office:value-type="float" office:value="5984.303" calcext:value-type="float">
            <text:p>5984.303</text:p>
          </table:table-cell>
          <table:table-cell office:value-type="float" office:value="4134.323" calcext:value-type="float">
            <text:p>4134.323</text:p>
          </table:table-cell>
          <table:table-cell office:value-type="float" office:value="7141.327" calcext:value-type="float">
            <text:p>7141.327</text:p>
          </table:table-cell>
          <table:table-cell office:value-type="float" office:value="651.736" calcext:value-type="float">
            <text:p>651.736</text:p>
          </table:table-cell>
          <table:table-cell office:value-type="float" office:value="7293.353" calcext:value-type="float">
            <text:p>7293.353</text:p>
          </table:table-cell>
          <table:table-cell office:value-type="float" office:value="4675.254" calcext:value-type="float">
            <text:p>4675.254</text:p>
          </table:table-cell>
          <table:table-cell office:value-type="float" office:value="54.56" calcext:value-type="float">
            <text:p>54.5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283.711" calcext:value-type="float">
            <text:p>283.711</text:p>
          </table:table-cell>
          <table:table-cell office:value-type="float" office:value="59204.724" calcext:value-type="float">
            <text:p>59204.724</text:p>
          </table:table-cell>
          <table:table-cell office:value-type="float" office:value="-515.291" calcext:value-type="float">
            <text:p>-515.291</text:p>
          </table:table-cell>
          <table:table-cell office:value-type="float" office:value="4239.628" calcext:value-type="float">
            <text:p>4239.62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float" office:value="27365.436" calcext:value-type="float">
            <text:p>27365.436</text:p>
          </table:table-cell>
          <table:table-cell office:value-type="float" office:value="59204.724" calcext:value-type="float">
            <text:p>59204.724</text:p>
          </table:table-cell>
          <table:table-cell office:value-type="float" office:value="-50725.468" calcext:value-type="float">
            <text:p>-50725.46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74.179" calcext:value-type="float">
            <text:p>5774.179</text:p>
          </table:table-cell>
          <table:table-cell office:value-type="float" office:value="4432.53" calcext:value-type="float">
            <text:p>4432.53</text:p>
          </table:table-cell>
          <table:table-cell office:value-type="float" office:value="6937.826" calcext:value-type="float">
            <text:p>6937.826</text:p>
          </table:table-cell>
          <table:table-cell office:value-type="float" office:value="575.575" calcext:value-type="float">
            <text:p>575.575</text:p>
          </table:table-cell>
          <table:table-cell office:value-type="float" office:value="6930.256" calcext:value-type="float">
            <text:p>6930.256</text:p>
          </table:table-cell>
          <table:table-cell office:value-type="float" office:value="4618.102" calcext:value-type="float">
            <text:p>4618.102</text:p>
          </table:table-cell>
          <table:table-cell office:value-type="float" office:value="6047.239" calcext:value-type="float">
            <text:p>6047.239</text:p>
          </table:table-cell>
          <table:table-cell office:value-type="float" office:value="4633.655" calcext:value-type="float">
            <text:p>4633.655</text:p>
          </table:table-cell>
          <table:table-cell office:value-type="float" office:value="7240.342" calcext:value-type="float">
            <text:p>7240.342</text:p>
          </table:table-cell>
          <table:table-cell office:value-type="float" office:value="603.648" calcext:value-type="float">
            <text:p>603.648</text:p>
          </table:table-cell>
          <table:table-cell office:value-type="float" office:value="7259.702" calcext:value-type="float">
            <text:p>7259.702</text:p>
          </table:table-cell>
          <table:table-cell office:value-type="float" office:value="4834.776" calcext:value-type="float">
            <text:p>4834.776</text:p>
          </table:table-cell>
          <table:table-cell office:value-type="float" office:value="30.94" calcext:value-type="float">
            <text:p>30.94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93.255" calcext:value-type="float">
            <text:p>93.255</text:p>
          </table:table-cell>
          <table:table-cell office:value-type="float" office:value="17034.477" calcext:value-type="float">
            <text:p>17034.477</text:p>
          </table:table-cell>
          <table:table-cell office:value-type="float" office:value="-156.367" calcext:value-type="float">
            <text:p>-156.367</text:p>
          </table:table-cell>
          <table:table-cell office:value-type="float" office:value="2024.991" calcext:value-type="float">
            <text:p>2024.991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7472.763" calcext:value-type="float">
            <text:p>7472.763</text:p>
          </table:table-cell>
          <table:table-cell office:value-type="float" office:value="17034.477" calcext:value-type="float">
            <text:p>17034.477</text:p>
          </table:table-cell>
          <table:table-cell office:value-type="float" office:value="-12984.494" calcext:value-type="float">
            <text:p>-12984.49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71.975" calcext:value-type="float">
            <text:p>5771.975</text:p>
          </table:table-cell>
          <table:table-cell office:value-type="float" office:value="4387.934" calcext:value-type="float">
            <text:p>4387.934</text:p>
          </table:table-cell>
          <table:table-cell office:value-type="float" office:value="6750.44" calcext:value-type="float">
            <text:p>6750.44</text:p>
          </table:table-cell>
          <table:table-cell office:value-type="float" office:value="540.836" calcext:value-type="float">
            <text:p>540.836</text:p>
          </table:table-cell>
          <table:table-cell office:value-type="float" office:value="6858.276" calcext:value-type="float">
            <text:p>6858.276</text:p>
          </table:table-cell>
          <table:table-cell office:value-type="float" office:value="4685.674" calcext:value-type="float">
            <text:p>4685.674</text:p>
          </table:table-cell>
          <table:table-cell office:value-type="float" office:value="6039.147" calcext:value-type="float">
            <text:p>6039.147</text:p>
          </table:table-cell>
          <table:table-cell office:value-type="float" office:value="4574.596" calcext:value-type="float">
            <text:p>4574.596</text:p>
          </table:table-cell>
          <table:table-cell office:value-type="float" office:value="7083.248" calcext:value-type="float">
            <text:p>7083.248</text:p>
          </table:table-cell>
          <table:table-cell office:value-type="float" office:value="567.324" calcext:value-type="float">
            <text:p>567.324</text:p>
          </table:table-cell>
          <table:table-cell office:value-type="float" office:value="7178.65" calcext:value-type="float">
            <text:p>7178.65</text:p>
          </table:table-cell>
          <table:table-cell office:value-type="float" office:value="4899.644" calcext:value-type="float">
            <text:p>4899.644</text:p>
          </table:table-cell>
          <table:table-cell office:value-type="float" office:value="14.14" calcext:value-type="float">
            <text:p>14.14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40.849" calcext:value-type="float">
            <text:p>40.849</text:p>
          </table:table-cell>
          <table:table-cell office:value-type="float" office:value="9123.919" calcext:value-type="float">
            <text:p>9123.919</text:p>
          </table:table-cell>
          <table:table-cell office:value-type="float" office:value="-67.908" calcext:value-type="float">
            <text:p>-67.908</text:p>
          </table:table-cell>
          <table:table-cell office:value-type="float" office:value="897.742" calcext:value-type="float">
            <text:p>897.74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4095.562" calcext:value-type="float">
            <text:p>4095.562</text:p>
          </table:table-cell>
          <table:table-cell office:value-type="float" office:value="9123.919" calcext:value-type="float">
            <text:p>9123.919</text:p>
          </table:table-cell>
          <table:table-cell office:value-type="float" office:value="-7328.436" calcext:value-type="float">
            <text:p>-7328.4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75.535" calcext:value-type="float">
            <text:p>5775.535</text:p>
          </table:table-cell>
          <table:table-cell office:value-type="float" office:value="4457.375" calcext:value-type="float">
            <text:p>4457.375</text:p>
          </table:table-cell>
          <table:table-cell office:value-type="float" office:value="6835.778" calcext:value-type="float">
            <text:p>6835.778</text:p>
          </table:table-cell>
          <table:table-cell office:value-type="float" office:value="544.775" calcext:value-type="float">
            <text:p>544.775</text:p>
          </table:table-cell>
          <table:table-cell office:value-type="float" office:value="6869.748" calcext:value-type="float">
            <text:p>6869.748</text:p>
          </table:table-cell>
          <table:table-cell office:value-type="float" office:value="4681.321" calcext:value-type="float">
            <text:p>4681.321</text:p>
          </table:table-cell>
          <table:table-cell office:value-type="float" office:value="6044.845" calcext:value-type="float">
            <text:p>6044.845</text:p>
          </table:table-cell>
          <table:table-cell office:value-type="float" office:value="4652.567" calcext:value-type="float">
            <text:p>4652.567</text:p>
          </table:table-cell>
          <table:table-cell office:value-type="float" office:value="7147.429" calcext:value-type="float">
            <text:p>7147.429</text:p>
          </table:table-cell>
          <table:table-cell office:value-type="float" office:value="571.505" calcext:value-type="float">
            <text:p>571.505</text:p>
          </table:table-cell>
          <table:table-cell office:value-type="float" office:value="7192.747" calcext:value-type="float">
            <text:p>7192.747</text:p>
          </table:table-cell>
          <table:table-cell office:value-type="float" office:value="4896.942" calcext:value-type="float">
            <text:p>4896.942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9.932" calcext:value-type="float">
            <text:p>29.932</text:p>
          </table:table-cell>
          <table:table-cell office:value-type="float" office:value="3190.62" calcext:value-type="float">
            <text:p>3190.62</text:p>
          </table:table-cell>
          <table:table-cell office:value-type="float" office:value="-48.92" calcext:value-type="float">
            <text:p>-48.92</text:p>
          </table:table-cell>
          <table:table-cell office:value-type="float" office:value="370.592" calcext:value-type="float">
            <text:p>370.59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404.006" calcext:value-type="float">
            <text:p>1404.006</text:p>
          </table:table-cell>
          <table:table-cell office:value-type="float" office:value="3190.62" calcext:value-type="float">
            <text:p>3190.62</text:p>
          </table:table-cell>
          <table:table-cell office:value-type="float" office:value="-2449.436" calcext:value-type="float">
            <text:p>-2449.4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09.667" calcext:value-type="float">
            <text:p>5809.667</text:p>
          </table:table-cell>
          <table:table-cell office:value-type="float" office:value="4447.393" calcext:value-type="float">
            <text:p>4447.393</text:p>
          </table:table-cell>
          <table:table-cell office:value-type="float" office:value="7188.195" calcext:value-type="float">
            <text:p>7188.195</text:p>
          </table:table-cell>
          <table:table-cell office:value-type="float" office:value="598.438" calcext:value-type="float">
            <text:p>598.438</text:p>
          </table:table-cell>
          <table:table-cell office:value-type="float" office:value="7011.664" calcext:value-type="float">
            <text:p>7011.664</text:p>
          </table:table-cell>
          <table:table-cell office:value-type="float" office:value="4607.669" calcext:value-type="float">
            <text:p>4607.669</text:p>
          </table:table-cell>
          <table:table-cell office:value-type="float" office:value="6082.47" calcext:value-type="float">
            <text:p>6082.47</text:p>
          </table:table-cell>
          <table:table-cell office:value-type="float" office:value="4661.073" calcext:value-type="float">
            <text:p>4661.073</text:p>
          </table:table-cell>
          <table:table-cell office:value-type="float" office:value="7502.274" calcext:value-type="float">
            <text:p>7502.274</text:p>
          </table:table-cell>
          <table:table-cell office:value-type="float" office:value="632.31" calcext:value-type="float">
            <text:p>632.31</text:p>
          </table:table-cell>
          <table:table-cell office:value-type="float" office:value="7352.501" calcext:value-type="float">
            <text:p>7352.501</text:p>
          </table:table-cell>
          <table:table-cell office:value-type="float" office:value="4812.438" calcext:value-type="float">
            <text:p>4812.438</text:p>
          </table:table-cell>
          <table:table-cell office:value-type="float" office:value="30.52" calcext:value-type="float">
            <text:p>30.52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53.116" calcext:value-type="float">
            <text:p>53.116</text:p>
          </table:table-cell>
          <table:table-cell office:value-type="float" office:value="6557.534" calcext:value-type="float">
            <text:p>6557.534</text:p>
          </table:table-cell>
          <table:table-cell office:value-type="float" office:value="-76.167" calcext:value-type="float">
            <text:p>-76.167</text:p>
          </table:table-cell>
          <table:table-cell office:value-type="float" office:value="1035.888" calcext:value-type="float">
            <text:p>1035.888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749.058" calcext:value-type="float">
            <text:p>2749.058</text:p>
          </table:table-cell>
          <table:table-cell office:value-type="float" office:value="6557.534" calcext:value-type="float">
            <text:p>6557.534</text:p>
          </table:table-cell>
          <table:table-cell office:value-type="float" office:value="-4485.758" calcext:value-type="float">
            <text:p>-4485.75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28.102" calcext:value-type="float">
            <text:p>5828.102</text:p>
          </table:table-cell>
          <table:table-cell office:value-type="float" office:value="4405.712" calcext:value-type="float">
            <text:p>4405.712</text:p>
          </table:table-cell>
          <table:table-cell office:value-type="float" office:value="7633.051" calcext:value-type="float">
            <text:p>7633.051</text:p>
          </table:table-cell>
          <table:table-cell office:value-type="float" office:value="697.107" calcext:value-type="float">
            <text:p>697.107</text:p>
          </table:table-cell>
          <table:table-cell office:value-type="float" office:value="7228.282" calcext:value-type="float">
            <text:p>7228.282</text:p>
          </table:table-cell>
          <table:table-cell office:value-type="float" office:value="4427.922" calcext:value-type="float">
            <text:p>4427.922</text:p>
          </table:table-cell>
          <table:table-cell office:value-type="float" office:value="6100.849" calcext:value-type="float">
            <text:p>6100.849</text:p>
          </table:table-cell>
          <table:table-cell office:value-type="float" office:value="4571.157" calcext:value-type="float">
            <text:p>4571.157</text:p>
          </table:table-cell>
          <table:table-cell office:value-type="float" office:value="7989.786" calcext:value-type="float">
            <text:p>7989.786</text:p>
          </table:table-cell>
          <table:table-cell office:value-type="float" office:value="737.285" calcext:value-type="float">
            <text:p>737.285</text:p>
          </table:table-cell>
          <table:table-cell office:value-type="float" office:value="7581.729" calcext:value-type="float">
            <text:p>7581.729</text:p>
          </table:table-cell>
          <table:table-cell office:value-type="float" office:value="4619.969" calcext:value-type="float">
            <text:p>4619.969</text:p>
          </table:table-cell>
          <table:table-cell office:value-type="float" office:value="31.76" calcext:value-type="float">
            <text:p>31.76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73.903" calcext:value-type="float">
            <text:p>73.903</text:p>
          </table:table-cell>
          <table:table-cell office:value-type="float" office:value="10550.225" calcext:value-type="float">
            <text:p>10550.225</text:p>
          </table:table-cell>
          <table:table-cell office:value-type="float" office:value="-116.678" calcext:value-type="float">
            <text:p>-116.678</text:p>
          </table:table-cell>
          <table:table-cell office:value-type="float" office:value="1596.454" calcext:value-type="float">
            <text:p>1596.45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4457.808" calcext:value-type="float">
            <text:p>4457.808</text:p>
          </table:table-cell>
          <table:table-cell office:value-type="float" office:value="10550.225" calcext:value-type="float">
            <text:p>10550.225</text:p>
          </table:table-cell>
          <table:table-cell office:value-type="float" office:value="-7357.317" calcext:value-type="float">
            <text:p>-7357.31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0.784" calcext:value-type="float">
            <text:p>5870.784</text:p>
          </table:table-cell>
          <table:table-cell office:value-type="float" office:value="4408.7" calcext:value-type="float">
            <text:p>4408.7</text:p>
          </table:table-cell>
          <table:table-cell office:value-type="float" office:value="7582.067" calcext:value-type="float">
            <text:p>7582.067</text:p>
          </table:table-cell>
          <table:table-cell office:value-type="float" office:value="706.244" calcext:value-type="float">
            <text:p>706.244</text:p>
          </table:table-cell>
          <table:table-cell office:value-type="float" office:value="7289.317" calcext:value-type="float">
            <text:p>7289.317</text:p>
          </table:table-cell>
          <table:table-cell office:value-type="float" office:value="4452.251" calcext:value-type="float">
            <text:p>4452.251</text:p>
          </table:table-cell>
          <table:table-cell office:value-type="float" office:value="6141.395" calcext:value-type="float">
            <text:p>6141.395</text:p>
          </table:table-cell>
          <table:table-cell office:value-type="float" office:value="4594.907" calcext:value-type="float">
            <text:p>4594.907</text:p>
          </table:table-cell>
          <table:table-cell office:value-type="float" office:value="7954.041" calcext:value-type="float">
            <text:p>7954.041</text:p>
          </table:table-cell>
          <table:table-cell office:value-type="float" office:value="743.967" calcext:value-type="float">
            <text:p>743.967</text:p>
          </table:table-cell>
          <table:table-cell office:value-type="float" office:value="7635.697" calcext:value-type="float">
            <text:p>7635.697</text:p>
          </table:table-cell>
          <table:table-cell office:value-type="float" office:value="4647.092" calcext:value-type="float">
            <text:p>4647.092</text:p>
          </table:table-cell>
          <table:table-cell office:value-type="float" office:value="62.84" calcext:value-type="float">
            <text:p>62.84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47.615" calcext:value-type="float">
            <text:p>147.615</text:p>
          </table:table-cell>
          <table:table-cell office:value-type="float" office:value="20111.095" calcext:value-type="float">
            <text:p>20111.095</text:p>
          </table:table-cell>
          <table:table-cell office:value-type="float" office:value="-233.654" calcext:value-type="float">
            <text:p>-233.654</text:p>
          </table:table-cell>
          <table:table-cell office:value-type="float" office:value="2886.805" calcext:value-type="float">
            <text:p>2886.805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8575.446" calcext:value-type="float">
            <text:p>8575.446</text:p>
          </table:table-cell>
          <table:table-cell office:value-type="float" office:value="20111.095" calcext:value-type="float">
            <text:p>20111.095</text:p>
          </table:table-cell>
          <table:table-cell office:value-type="float" office:value="-14337.485" calcext:value-type="float">
            <text:p>-14337.48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99.443" calcext:value-type="float">
            <text:p>5899.443</text:p>
          </table:table-cell>
          <table:table-cell office:value-type="float" office:value="4496.926" calcext:value-type="float">
            <text:p>4496.926</text:p>
          </table:table-cell>
          <table:table-cell office:value-type="float" office:value="8049.546" calcext:value-type="float">
            <text:p>8049.546</text:p>
          </table:table-cell>
          <table:table-cell office:value-type="float" office:value="777.937" calcext:value-type="float">
            <text:p>777.937</text:p>
          </table:table-cell>
          <table:table-cell office:value-type="float" office:value="7461.975" calcext:value-type="float">
            <text:p>7461.975</text:p>
          </table:table-cell>
          <table:table-cell office:value-type="float" office:value="4336.911" calcext:value-type="float">
            <text:p>4336.911</text:p>
          </table:table-cell>
          <table:table-cell office:value-type="float" office:value="6174.575" calcext:value-type="float">
            <text:p>6174.575</text:p>
          </table:table-cell>
          <table:table-cell office:value-type="float" office:value="4669.334" calcext:value-type="float">
            <text:p>4669.334</text:p>
          </table:table-cell>
          <table:table-cell office:value-type="float" office:value="8437.478" calcext:value-type="float">
            <text:p>8437.478</text:p>
          </table:table-cell>
          <table:table-cell office:value-type="float" office:value="822.263" calcext:value-type="float">
            <text:p>822.263</text:p>
          </table:table-cell>
          <table:table-cell office:value-type="float" office:value="7826.139" calcext:value-type="float">
            <text:p>7826.139</text:p>
          </table:table-cell>
          <table:table-cell office:value-type="float" office:value="4523.011" calcext:value-type="float">
            <text:p>4523.011</text:p>
          </table:table-cell>
          <table:table-cell office:value-type="float" office:value="80.44" calcext:value-type="float">
            <text:p>80.44</text:p>
          </table:table-cell>
          <table:table-cell office:value-type="float" office:value="1" calcext:value-type="float">
            <text:p>1</text:p>
          </table:table-cell>
          <table:table-cell office:value-type="float" office:value="2799" calcext:value-type="float">
            <text:p>2799</text:p>
          </table:table-cell>
          <table:table-cell office:value-type="float" office:value="402.075" calcext:value-type="float">
            <text:p>402.075</text:p>
          </table:table-cell>
          <table:table-cell office:value-type="float" office:value="76520.705" calcext:value-type="float">
            <text:p>76520.705</text:p>
          </table:table-cell>
          <table:table-cell office:value-type="float" office:value="-727.152" calcext:value-type="float">
            <text:p>-727.152</text:p>
          </table:table-cell>
          <table:table-cell office:value-type="float" office:value="6301.021" calcext:value-type="float">
            <text:p>6301.021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34960.228" calcext:value-type="float">
            <text:p>34960.228</text:p>
          </table:table-cell>
          <table:table-cell office:value-type="float" office:value="76520.705" calcext:value-type="float">
            <text:p>76520.705</text:p>
          </table:table-cell>
          <table:table-cell office:value-type="float" office:value="-63918.663" calcext:value-type="float">
            <text:p>-63918.66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90.525" calcext:value-type="float">
            <text:p>5890.525</text:p>
          </table:table-cell>
          <table:table-cell office:value-type="float" office:value="4607.037" calcext:value-type="float">
            <text:p>4607.037</text:p>
          </table:table-cell>
          <table:table-cell office:value-type="float" office:value="7596.304" calcext:value-type="float">
            <text:p>7596.304</text:p>
          </table:table-cell>
          <table:table-cell office:value-type="float" office:value="693.765" calcext:value-type="float">
            <text:p>693.765</text:p>
          </table:table-cell>
          <table:table-cell office:value-type="float" office:value="7283.993" calcext:value-type="float">
            <text:p>7283.993</text:p>
          </table:table-cell>
          <table:table-cell office:value-type="float" office:value="4497.057" calcext:value-type="float">
            <text:p>4497.057</text:p>
          </table:table-cell>
          <table:table-cell office:value-type="float" office:value="6165.684" calcext:value-type="float">
            <text:p>6165.684</text:p>
          </table:table-cell>
          <table:table-cell office:value-type="float" office:value="4793.699" calcext:value-type="float">
            <text:p>4793.699</text:p>
          </table:table-cell>
          <table:table-cell office:value-type="float" office:value="7975.388" calcext:value-type="float">
            <text:p>7975.388</text:p>
          </table:table-cell>
          <table:table-cell office:value-type="float" office:value="728.835" calcext:value-type="float">
            <text:p>728.835</text:p>
          </table:table-cell>
          <table:table-cell office:value-type="float" office:value="7629.592" calcext:value-type="float">
            <text:p>7629.592</text:p>
          </table:table-cell>
          <table:table-cell office:value-type="float" office:value="4701.776" calcext:value-type="float">
            <text:p>4701.776</text:p>
          </table:table-cell>
          <table:table-cell office:value-type="float" office:value="48.42" calcext:value-type="float">
            <text:p>48.42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143.094" calcext:value-type="float">
            <text:p>143.094</text:p>
          </table:table-cell>
          <table:table-cell office:value-type="float" office:value="23142.46" calcext:value-type="float">
            <text:p>23142.46</text:p>
          </table:table-cell>
          <table:table-cell office:value-type="float" office:value="-238.994" calcext:value-type="float">
            <text:p>-238.994</text:p>
          </table:table-cell>
          <table:table-cell office:value-type="float" office:value="2645.063" calcext:value-type="float">
            <text:p>2645.063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10205.025" calcext:value-type="float">
            <text:p>10205.025</text:p>
          </table:table-cell>
          <table:table-cell office:value-type="float" office:value="23142.46" calcext:value-type="float">
            <text:p>23142.46</text:p>
          </table:table-cell>
          <table:table-cell office:value-type="float" office:value="-17852.333" calcext:value-type="float">
            <text:p>-17852.33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0.888" calcext:value-type="float">
            <text:p>5870.888</text:p>
          </table:table-cell>
          <table:table-cell office:value-type="float" office:value="4565.79" calcext:value-type="float">
            <text:p>4565.79</text:p>
          </table:table-cell>
          <table:table-cell office:value-type="float" office:value="7572.607" calcext:value-type="float">
            <text:p>7572.607</text:p>
          </table:table-cell>
          <table:table-cell office:value-type="float" office:value="655.508" calcext:value-type="float">
            <text:p>655.508</text:p>
          </table:table-cell>
          <table:table-cell office:value-type="float" office:value="7187.515" calcext:value-type="float">
            <text:p>7187.515</text:p>
          </table:table-cell>
          <table:table-cell office:value-type="float" office:value="4554.261" calcext:value-type="float">
            <text:p>4554.261</text:p>
          </table:table-cell>
          <table:table-cell office:value-type="float" office:value="6151.069" calcext:value-type="float">
            <text:p>6151.069</text:p>
          </table:table-cell>
          <table:table-cell office:value-type="float" office:value="4774.492" calcext:value-type="float">
            <text:p>4774.492</text:p>
          </table:table-cell>
          <table:table-cell office:value-type="float" office:value="7939.238" calcext:value-type="float">
            <text:p>7939.238</text:p>
          </table:table-cell>
          <table:table-cell office:value-type="float" office:value="692.489" calcext:value-type="float">
            <text:p>692.489</text:p>
          </table:table-cell>
          <table:table-cell office:value-type="float" office:value="7541.974" calcext:value-type="float">
            <text:p>7541.974</text:p>
          </table:table-cell>
          <table:table-cell office:value-type="float" office:value="4760.163" calcext:value-type="float">
            <text:p>4760.163</text:p>
          </table:table-cell>
          <table:table-cell office:value-type="float" office:value="54.74" calcext:value-type="float">
            <text:p>54.74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office:value-type="float" office:value="225.432" calcext:value-type="float">
            <text:p>225.432</text:p>
          </table:table-cell>
          <table:table-cell office:value-type="float" office:value="37353.337" calcext:value-type="float">
            <text:p>37353.337</text:p>
          </table:table-cell>
          <table:table-cell office:value-type="float" office:value="-398.054" calcext:value-type="float">
            <text:p>-398.054</text:p>
          </table:table-cell>
          <table:table-cell office:value-type="float" office:value="3885.59" calcext:value-type="float">
            <text:p>3885.59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662.565" calcext:value-type="float">
            <text:p>16662.565</text:p>
          </table:table-cell>
          <table:table-cell office:value-type="float" office:value="37353.337" calcext:value-type="float">
            <text:p>37353.337</text:p>
          </table:table-cell>
          <table:table-cell office:value-type="float" office:value="-29582.156" calcext:value-type="float">
            <text:p>-29582.15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4.106" calcext:value-type="float">
            <text:p>5874.106</text:p>
          </table:table-cell>
          <table:table-cell office:value-type="float" office:value="4550.149" calcext:value-type="float">
            <text:p>4550.149</text:p>
          </table:table-cell>
          <table:table-cell office:value-type="float" office:value="7798.675" calcext:value-type="float">
            <text:p>7798.675</text:p>
          </table:table-cell>
          <table:table-cell office:value-type="float" office:value="652.717" calcext:value-type="float">
            <text:p>652.717</text:p>
          </table:table-cell>
          <table:table-cell office:value-type="float" office:value="7185.127" calcext:value-type="float">
            <text:p>7185.127</text:p>
          </table:table-cell>
          <table:table-cell office:value-type="float" office:value="4563.084" calcext:value-type="float">
            <text:p>4563.084</text:p>
          </table:table-cell>
          <table:table-cell office:value-type="float" office:value="6147.358" calcext:value-type="float">
            <text:p>6147.358</text:p>
          </table:table-cell>
          <table:table-cell office:value-type="float" office:value="4752.3" calcext:value-type="float">
            <text:p>4752.3</text:p>
          </table:table-cell>
          <table:table-cell office:value-type="float" office:value="8177.072" calcext:value-type="float">
            <text:p>8177.072</text:p>
          </table:table-cell>
          <table:table-cell office:value-type="float" office:value="688.257" calcext:value-type="float">
            <text:p>688.257</text:p>
          </table:table-cell>
          <table:table-cell office:value-type="float" office:value="7529.763" calcext:value-type="float">
            <text:p>7529.763</text:p>
          </table:table-cell>
          <table:table-cell office:value-type="float" office:value="4764.954" calcext:value-type="float">
            <text:p>4764.954</text:p>
          </table:table-cell>
          <table:table-cell office:value-type="float" office:value="80.4" calcext:value-type="float">
            <text:p>80.4</text:p>
          </table:table-cell>
          <table:table-cell office:value-type="float" office:value="1" calcext:value-type="float">
            <text:p>1</text:p>
          </table:table-cell>
          <table:table-cell office:value-type="float" office:value="2217" calcext:value-type="float">
            <text:p>2217</text:p>
          </table:table-cell>
          <table:table-cell office:value-type="float" office:value="328.741" calcext:value-type="float">
            <text:p>328.741</text:p>
          </table:table-cell>
          <table:table-cell office:value-type="float" office:value="64631.823" calcext:value-type="float">
            <text:p>64631.823</text:p>
          </table:table-cell>
          <table:table-cell office:value-type="float" office:value="-579.897" calcext:value-type="float">
            <text:p>-579.897</text:p>
          </table:table-cell>
          <table:table-cell office:value-type="float" office:value="5917.625" calcext:value-type="float">
            <text:p>5917.625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 office:value-type="float" office:value="29231.999" calcext:value-type="float">
            <text:p>29231.999</text:p>
          </table:table-cell>
          <table:table-cell office:value-type="float" office:value="64631.823" calcext:value-type="float">
            <text:p>64631.823</text:p>
          </table:table-cell>
          <table:table-cell office:value-type="float" office:value="-52796.572" calcext:value-type="float">
            <text:p>-52796.57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52.239" calcext:value-type="float">
            <text:p>5852.239</text:p>
          </table:table-cell>
          <table:table-cell office:value-type="float" office:value="4487.934" calcext:value-type="float">
            <text:p>4487.934</text:p>
          </table:table-cell>
          <table:table-cell office:value-type="float" office:value="7615.276" calcext:value-type="float">
            <text:p>7615.276</text:p>
          </table:table-cell>
          <table:table-cell office:value-type="float" office:value="640.187" calcext:value-type="float">
            <text:p>640.187</text:p>
          </table:table-cell>
          <table:table-cell office:value-type="float" office:value="7138.092" calcext:value-type="float">
            <text:p>7138.092</text:p>
          </table:table-cell>
          <table:table-cell office:value-type="float" office:value="4566.385" calcext:value-type="float">
            <text:p>4566.385</text:p>
          </table:table-cell>
          <table:table-cell office:value-type="float" office:value="6125.98" calcext:value-type="float">
            <text:p>6125.98</text:p>
          </table:table-cell>
          <table:table-cell office:value-type="float" office:value="4675.034" calcext:value-type="float">
            <text:p>4675.034</text:p>
          </table:table-cell>
          <table:table-cell office:value-type="float" office:value="7989.701" calcext:value-type="float">
            <text:p>7989.701</text:p>
          </table:table-cell>
          <table:table-cell office:value-type="float" office:value="675.444" calcext:value-type="float">
            <text:p>675.444</text:p>
          </table:table-cell>
          <table:table-cell office:value-type="float" office:value="7482.651" calcext:value-type="float">
            <text:p>7482.651</text:p>
          </table:table-cell>
          <table:table-cell office:value-type="float" office:value="4769.31" calcext:value-type="float">
            <text:p>4769.31</text:p>
          </table:table-cell>
          <table:table-cell office:value-type="float" office:value="55.38" calcext:value-type="float">
            <text:p>55.38</text:p>
          </table:table-cell>
          <table:table-cell office:value-type="float" office:value="1" calcext:value-type="float">
            <text:p>1</text:p>
          </table:table-cell>
          <table:table-cell office:value-type="float" office:value="1185" calcext:value-type="float">
            <text:p>1185</text:p>
          </table:table-cell>
          <table:table-cell office:value-type="float" office:value="189.242" calcext:value-type="float">
            <text:p>189.242</text:p>
          </table:table-cell>
          <table:table-cell office:value-type="float" office:value="39913.549" calcext:value-type="float">
            <text:p>39913.549</text:p>
          </table:table-cell>
          <table:table-cell office:value-type="float" office:value="-324.724" calcext:value-type="float">
            <text:p>-324.724</text:p>
          </table:table-cell>
          <table:table-cell office:value-type="float" office:value="4012.896" calcext:value-type="float">
            <text:p>4012.896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7873.834" calcext:value-type="float">
            <text:p>17873.834</text:p>
          </table:table-cell>
          <table:table-cell office:value-type="float" office:value="39913.549" calcext:value-type="float">
            <text:p>39913.549</text:p>
          </table:table-cell>
          <table:table-cell office:value-type="float" office:value="-31887.757" calcext:value-type="float">
            <text:p>-31887.75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9.111" calcext:value-type="float">
            <text:p>5879.111</text:p>
          </table:table-cell>
          <table:table-cell office:value-type="float" office:value="4506.573" calcext:value-type="float">
            <text:p>4506.573</text:p>
          </table:table-cell>
          <table:table-cell office:value-type="float" office:value="7519.417" calcext:value-type="float">
            <text:p>7519.417</text:p>
          </table:table-cell>
          <table:table-cell office:value-type="float" office:value="609.535" calcext:value-type="float">
            <text:p>609.535</text:p>
          </table:table-cell>
          <table:table-cell office:value-type="float" office:value="7103.398" calcext:value-type="float">
            <text:p>7103.398</text:p>
          </table:table-cell>
          <table:table-cell office:value-type="float" office:value="4654.823" calcext:value-type="float">
            <text:p>4654.823</text:p>
          </table:table-cell>
          <table:table-cell office:value-type="float" office:value="6154.593" calcext:value-type="float">
            <text:p>6154.593</text:p>
          </table:table-cell>
          <table:table-cell office:value-type="float" office:value="4670.704" calcext:value-type="float">
            <text:p>4670.704</text:p>
          </table:table-cell>
          <table:table-cell office:value-type="float" office:value="7897.396" calcext:value-type="float">
            <text:p>7897.396</text:p>
          </table:table-cell>
          <table:table-cell office:value-type="float" office:value="645.76" calcext:value-type="float">
            <text:p>645.76</text:p>
          </table:table-cell>
          <table:table-cell office:value-type="float" office:value="7451.639" calcext:value-type="float">
            <text:p>7451.639</text:p>
          </table:table-cell>
          <table:table-cell office:value-type="float" office:value="4857.546" calcext:value-type="float">
            <text:p>4857.546</text:p>
          </table:table-cell>
          <table:table-cell office:value-type="float" office:value="73.88" calcext:value-type="float">
            <text:p>73.88</text:p>
          </table:table-cell>
          <table:table-cell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36263.937" calcext:value-type="float">
            <text:p>36263.937</text:p>
          </table:table-cell>
          <table:table-cell office:value-type="float" office:value="-364.123" calcext:value-type="float">
            <text:p>-364.123</text:p>
          </table:table-cell>
          <table:table-cell office:value-type="float" office:value="3619.101" calcext:value-type="float">
            <text:p>3619.101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16252.863" calcext:value-type="float">
            <text:p>16252.863</text:p>
          </table:table-cell>
          <table:table-cell office:value-type="float" office:value="36263.937" calcext:value-type="float">
            <text:p>36263.937</text:p>
          </table:table-cell>
          <table:table-cell office:value-type="float" office:value="-29025.736" calcext:value-type="float">
            <text:p>-29025.7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03.543" calcext:value-type="float">
            <text:p>5903.543</text:p>
          </table:table-cell>
          <table:table-cell office:value-type="float" office:value="4361.145" calcext:value-type="float">
            <text:p>4361.145</text:p>
          </table:table-cell>
          <table:table-cell office:value-type="float" office:value="7589.175" calcext:value-type="float">
            <text:p>7589.175</text:p>
          </table:table-cell>
          <table:table-cell office:value-type="float" office:value="687.771" calcext:value-type="float">
            <text:p>687.771</text:p>
          </table:table-cell>
          <table:table-cell office:value-type="float" office:value="7284.972" calcext:value-type="float">
            <text:p>7284.972</text:p>
          </table:table-cell>
          <table:table-cell office:value-type="float" office:value="4522.113" calcext:value-type="float">
            <text:p>4522.113</text:p>
          </table:table-cell>
          <table:table-cell office:value-type="float" office:value="6179.271" calcext:value-type="float">
            <text:p>6179.271</text:p>
          </table:table-cell>
          <table:table-cell office:value-type="float" office:value="4531.945" calcext:value-type="float">
            <text:p>4531.945</text:p>
          </table:table-cell>
          <table:table-cell office:value-type="float" office:value="7954.202" calcext:value-type="float">
            <text:p>7954.202</text:p>
          </table:table-cell>
          <table:table-cell office:value-type="float" office:value="723.734" calcext:value-type="float">
            <text:p>723.734</text:p>
          </table:table-cell>
          <table:table-cell office:value-type="float" office:value="7632.934" calcext:value-type="float">
            <text:p>7632.934</text:p>
          </table:table-cell>
          <table:table-cell office:value-type="float" office:value="4725.607" calcext:value-type="float">
            <text:p>4725.607</text:p>
          </table:table-cell>
          <table:table-cell office:value-type="float" office:value="84.48" calcext:value-type="float">
            <text:p>84.48</text:p>
          </table:table-cell>
          <table:table-cell office:value-type="float" office:value="1" calcext:value-type="float">
            <text:p>1</text:p>
          </table:table-cell>
          <table:table-cell office:value-type="float" office:value="1897" calcext:value-type="float">
            <text:p>1897</text:p>
          </table:table-cell>
          <table:table-cell office:value-type="float" office:value="315.187" calcext:value-type="float">
            <text:p>315.187</text:p>
          </table:table-cell>
          <table:table-cell office:value-type="float" office:value="68954.549" calcext:value-type="float">
            <text:p>68954.549</text:p>
          </table:table-cell>
          <table:table-cell office:value-type="float" office:value="-548.592" calcext:value-type="float">
            <text:p>-548.592</text:p>
          </table:table-cell>
          <table:table-cell office:value-type="float" office:value="7208.023" calcext:value-type="float">
            <text:p>7208.023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 office:value-type="float" office:value="30741.702" calcext:value-type="float">
            <text:p>30741.702</text:p>
          </table:table-cell>
          <table:table-cell office:value-type="float" office:value="68954.549" calcext:value-type="float">
            <text:p>68954.549</text:p>
          </table:table-cell>
          <table:table-cell office:value-type="float" office:value="-54538.502" calcext:value-type="float">
            <text:p>-54538.50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8.549" calcext:value-type="float">
            <text:p>5878.549</text:p>
          </table:table-cell>
          <table:table-cell office:value-type="float" office:value="4218.445" calcext:value-type="float">
            <text:p>4218.445</text:p>
          </table:table-cell>
          <table:table-cell office:value-type="float" office:value="7370.271" calcext:value-type="float">
            <text:p>7370.271</text:p>
          </table:table-cell>
          <table:table-cell office:value-type="float" office:value="666.1" calcext:value-type="float">
            <text:p>666.1</text:p>
          </table:table-cell>
          <table:table-cell office:value-type="float" office:value="7216.45" calcext:value-type="float">
            <text:p>7216.45</text:p>
          </table:table-cell>
          <table:table-cell office:value-type="float" office:value="4540.648" calcext:value-type="float">
            <text:p>4540.648</text:p>
          </table:table-cell>
          <table:table-cell office:value-type="float" office:value="6156.326" calcext:value-type="float">
            <text:p>6156.326</text:p>
          </table:table-cell>
          <table:table-cell office:value-type="float" office:value="4411.925" calcext:value-type="float">
            <text:p>4411.925</text:p>
          </table:table-cell>
          <table:table-cell office:value-type="float" office:value="7698.305" calcext:value-type="float">
            <text:p>7698.305</text:p>
          </table:table-cell>
          <table:table-cell office:value-type="float" office:value="700.82" calcext:value-type="float">
            <text:p>700.82</text:p>
          </table:table-cell>
          <table:table-cell office:value-type="float" office:value="7563.964" calcext:value-type="float">
            <text:p>7563.964</text:p>
          </table:table-cell>
          <table:table-cell office:value-type="float" office:value="4748.688" calcext:value-type="float">
            <text:p>4748.688</text:p>
          </table:table-cell>
          <table:table-cell office:value-type="float" office:value="54.2" calcext:value-type="float">
            <text:p>54.2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02.501" calcext:value-type="float">
            <text:p>202.501</text:p>
          </table:table-cell>
          <table:table-cell office:value-type="float" office:value="42984.65" calcext:value-type="float">
            <text:p>42984.65</text:p>
          </table:table-cell>
          <table:table-cell office:value-type="float" office:value="-352.535" calcext:value-type="float">
            <text:p>-352.535</text:p>
          </table:table-cell>
          <table:table-cell office:value-type="float" office:value="4371.233" calcext:value-type="float">
            <text:p>4371.233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19224.436" calcext:value-type="float">
            <text:p>19224.436</text:p>
          </table:table-cell>
          <table:table-cell office:value-type="float" office:value="42984.65" calcext:value-type="float">
            <text:p>42984.65</text:p>
          </table:table-cell>
          <table:table-cell office:value-type="float" office:value="-34242.183" calcext:value-type="float">
            <text:p>-34242.18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04.632" calcext:value-type="float">
            <text:p>5904.632</text:p>
          </table:table-cell>
          <table:table-cell office:value-type="float" office:value="4364.868" calcext:value-type="float">
            <text:p>4364.868</text:p>
          </table:table-cell>
          <table:table-cell office:value-type="float" office:value="7344.758" calcext:value-type="float">
            <text:p>7344.758</text:p>
          </table:table-cell>
          <table:table-cell office:value-type="float" office:value="645.354" calcext:value-type="float">
            <text:p>645.354</text:p>
          </table:table-cell>
          <table:table-cell office:value-type="float" office:value="7200.864" calcext:value-type="float">
            <text:p>7200.864</text:p>
          </table:table-cell>
          <table:table-cell office:value-type="float" office:value="4608.4" calcext:value-type="float">
            <text:p>4608.4</text:p>
          </table:table-cell>
          <table:table-cell office:value-type="float" office:value="6175.726" calcext:value-type="float">
            <text:p>6175.726</text:p>
          </table:table-cell>
          <table:table-cell office:value-type="float" office:value="4582.42" calcext:value-type="float">
            <text:p>4582.42</text:p>
          </table:table-cell>
          <table:table-cell office:value-type="float" office:value="7675.664" calcext:value-type="float">
            <text:p>7675.664</text:p>
          </table:table-cell>
          <table:table-cell office:value-type="float" office:value="677.963" calcext:value-type="float">
            <text:p>677.963</text:p>
          </table:table-cell>
          <table:table-cell office:value-type="float" office:value="7537.455" calcext:value-type="float">
            <text:p>7537.455</text:p>
          </table:table-cell>
          <table:table-cell office:value-type="float" office:value="4813.997" calcext:value-type="float">
            <text:p>4813.997</text:p>
          </table:table-cell>
          <table:table-cell office:value-type="float" office:value="25.82" calcext:value-type="float">
            <text:p>25.82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64.642" calcext:value-type="float">
            <text:p>64.642</text:p>
          </table:table-cell>
          <table:table-cell office:value-type="float" office:value="11980.29" calcext:value-type="float">
            <text:p>11980.29</text:p>
          </table:table-cell>
          <table:table-cell office:value-type="float" office:value="-104.017" calcext:value-type="float">
            <text:p>-104.017</text:p>
          </table:table-cell>
          <table:table-cell office:value-type="float" office:value="1607.489" calcext:value-type="float">
            <text:p>1607.489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5164.3" calcext:value-type="float">
            <text:p>5164.3</text:p>
          </table:table-cell>
          <table:table-cell office:value-type="float" office:value="11980.29" calcext:value-type="float">
            <text:p>11980.29</text:p>
          </table:table-cell>
          <table:table-cell office:value-type="float" office:value="-8765.312" calcext:value-type="float">
            <text:p>-8765.31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92.922" calcext:value-type="float">
            <text:p>5892.922</text:p>
          </table:table-cell>
          <table:table-cell office:value-type="float" office:value="4377.379" calcext:value-type="float">
            <text:p>4377.379</text:p>
          </table:table-cell>
          <table:table-cell office:value-type="float" office:value="7555.201" calcext:value-type="float">
            <text:p>7555.201</text:p>
          </table:table-cell>
          <table:table-cell office:value-type="float" office:value="636.844" calcext:value-type="float">
            <text:p>636.844</text:p>
          </table:table-cell>
          <table:table-cell office:value-type="float" office:value="7172.059" calcext:value-type="float">
            <text:p>7172.059</text:p>
          </table:table-cell>
          <table:table-cell office:value-type="float" office:value="4613.784" calcext:value-type="float">
            <text:p>4613.784</text:p>
          </table:table-cell>
          <table:table-cell office:value-type="float" office:value="6170.83" calcext:value-type="float">
            <text:p>6170.83</text:p>
          </table:table-cell>
          <table:table-cell office:value-type="float" office:value="4572.904" calcext:value-type="float">
            <text:p>4572.904</text:p>
          </table:table-cell>
          <table:table-cell office:value-type="float" office:value="7903.286" calcext:value-type="float">
            <text:p>7903.286</text:p>
          </table:table-cell>
          <table:table-cell office:value-type="float" office:value="672.488" calcext:value-type="float">
            <text:p>672.488</text:p>
          </table:table-cell>
          <table:table-cell office:value-type="float" office:value="7521.562" calcext:value-type="float">
            <text:p>7521.562</text:p>
          </table:table-cell>
          <table:table-cell office:value-type="float" office:value="4820.097" calcext:value-type="float">
            <text:p>4820.097</text:p>
          </table:table-cell>
          <table:table-cell office:value-type="float" office:value="22.74" calcext:value-type="float">
            <text:p>22.74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70.686" calcext:value-type="float">
            <text:p>70.686</text:p>
          </table:table-cell>
          <table:table-cell office:value-type="float" office:value="7432.714" calcext:value-type="float">
            <text:p>7432.714</text:p>
          </table:table-cell>
          <table:table-cell office:value-type="float" office:value="-119.238" calcext:value-type="float">
            <text:p>-119.238</text:p>
          </table:table-cell>
          <table:table-cell office:value-type="float" office:value="913.375" calcext:value-type="float">
            <text:p>913.375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3245.779" calcext:value-type="float">
            <text:p>3245.779</text:p>
          </table:table-cell>
          <table:table-cell office:value-type="float" office:value="7432.714" calcext:value-type="float">
            <text:p>7432.714</text:p>
          </table:table-cell>
          <table:table-cell office:value-type="float" office:value="-5605.963" calcext:value-type="float">
            <text:p>-5605.96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56.938" calcext:value-type="float">
            <text:p>5856.938</text:p>
          </table:table-cell>
          <table:table-cell office:value-type="float" office:value="4553.262" calcext:value-type="float">
            <text:p>4553.262</text:p>
          </table:table-cell>
          <table:table-cell office:value-type="float" office:value="7426.897" calcext:value-type="float">
            <text:p>7426.897</text:p>
          </table:table-cell>
          <table:table-cell office:value-type="float" office:value="577.182" calcext:value-type="float">
            <text:p>577.182</text:p>
          </table:table-cell>
          <table:table-cell office:value-type="float" office:value="7016.242" calcext:value-type="float">
            <text:p>7016.242</text:p>
          </table:table-cell>
          <table:table-cell office:value-type="float" office:value="4697.633" calcext:value-type="float">
            <text:p>4697.633</text:p>
          </table:table-cell>
          <table:table-cell office:value-type="float" office:value="6175.858" calcext:value-type="float">
            <text:p>6175.858</text:p>
          </table:table-cell>
          <table:table-cell office:value-type="float" office:value="4778.845" calcext:value-type="float">
            <text:p>4778.845</text:p>
          </table:table-cell>
          <table:table-cell office:value-type="float" office:value="7794.494" calcext:value-type="float">
            <text:p>7794.494</text:p>
          </table:table-cell>
          <table:table-cell office:value-type="float" office:value="630.35" calcext:value-type="float">
            <text:p>630.35</text:p>
          </table:table-cell>
          <table:table-cell office:value-type="float" office:value="7441.954" calcext:value-type="float">
            <text:p>7441.954</text:p>
          </table:table-cell>
          <table:table-cell office:value-type="float" office:value="4909.762" calcext:value-type="float">
            <text:p>4909.762</text:p>
          </table:table-cell>
          <table:table-cell office:value-type="float" office:value="23.96" calcext:value-type="float">
            <text:p>23.96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92.748" calcext:value-type="float">
            <text:p>92.748</text:p>
          </table:table-cell>
          <table:table-cell office:value-type="float" office:value="16462.625" calcext:value-type="float">
            <text:p>16462.625</text:p>
          </table:table-cell>
          <table:table-cell office:value-type="float" office:value="-162.329" calcext:value-type="float">
            <text:p>-162.329</text:p>
          </table:table-cell>
          <table:table-cell office:value-type="float" office:value="1468.272" calcext:value-type="float">
            <text:p>1468.272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7465.229" calcext:value-type="float">
            <text:p>7465.229</text:p>
          </table:table-cell>
          <table:table-cell office:value-type="float" office:value="16462.625" calcext:value-type="float">
            <text:p>16462.625</text:p>
          </table:table-cell>
          <table:table-cell office:value-type="float" office:value="-13526.08" calcext:value-type="float">
            <text:p>-13526.0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27.975" calcext:value-type="float">
            <text:p>5927.975</text:p>
          </table:table-cell>
          <table:table-cell office:value-type="float" office:value="4336.36" calcext:value-type="float">
            <text:p>4336.36</text:p>
          </table:table-cell>
          <table:table-cell office:value-type="float" office:value="7351.505" calcext:value-type="float">
            <text:p>7351.505</text:p>
          </table:table-cell>
          <table:table-cell office:value-type="float" office:value="582.205" calcext:value-type="float">
            <text:p>582.205</text:p>
          </table:table-cell>
          <table:table-cell office:value-type="float" office:value="7097.369" calcext:value-type="float">
            <text:p>7097.369</text:p>
          </table:table-cell>
          <table:table-cell office:value-type="float" office:value="4758.581" calcext:value-type="float">
            <text:p>4758.581</text:p>
          </table:table-cell>
          <table:table-cell office:value-type="float" office:value="6211.759" calcext:value-type="float">
            <text:p>6211.759</text:p>
          </table:table-cell>
          <table:table-cell office:value-type="float" office:value="4528.07" calcext:value-type="float">
            <text:p>4528.07</text:p>
          </table:table-cell>
          <table:table-cell office:value-type="float" office:value="7719.781" calcext:value-type="float">
            <text:p>7719.781</text:p>
          </table:table-cell>
          <table:table-cell office:value-type="float" office:value="611.792" calcext:value-type="float">
            <text:p>611.792</text:p>
          </table:table-cell>
          <table:table-cell office:value-type="float" office:value="7440.579" calcext:value-type="float">
            <text:p>7440.579</text:p>
          </table:table-cell>
          <table:table-cell office:value-type="float" office:value="4982.938" calcext:value-type="float">
            <text:p>4982.938</text:p>
          </table:table-cell>
          <table:table-cell office:value-type="float" office:value="51.18" calcext:value-type="float">
            <text:p>51.18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75.092" calcext:value-type="float">
            <text:p>175.092</text:p>
          </table:table-cell>
          <table:table-cell office:value-type="float" office:value="33538.581" calcext:value-type="float">
            <text:p>33538.581</text:p>
          </table:table-cell>
          <table:table-cell office:value-type="float" office:value="-300.503" calcext:value-type="float">
            <text:p>-300.503</text:p>
          </table:table-cell>
          <table:table-cell office:value-type="float" office:value="3189.419" calcext:value-type="float">
            <text:p>3189.419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5109.918" calcext:value-type="float">
            <text:p>15109.918</text:p>
          </table:table-cell>
          <table:table-cell office:value-type="float" office:value="33538.581" calcext:value-type="float">
            <text:p>33538.581</text:p>
          </table:table-cell>
          <table:table-cell office:value-type="float" office:value="-27159.743" calcext:value-type="float">
            <text:p>-27159.74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42.012" calcext:value-type="float">
            <text:p>5942.012</text:p>
          </table:table-cell>
          <table:table-cell office:value-type="float" office:value="4481.092" calcext:value-type="float">
            <text:p>4481.092</text:p>
          </table:table-cell>
          <table:table-cell office:value-type="float" office:value="7447.164" calcext:value-type="float">
            <text:p>7447.164</text:p>
          </table:table-cell>
          <table:table-cell office:value-type="float" office:value="582.003" calcext:value-type="float">
            <text:p>582.003</text:p>
          </table:table-cell>
          <table:table-cell office:value-type="float" office:value="7111" calcext:value-type="float">
            <text:p>7111</text:p>
          </table:table-cell>
          <table:table-cell office:value-type="float" office:value="4773.024" calcext:value-type="float">
            <text:p>4773.024</text:p>
          </table:table-cell>
          <table:table-cell office:value-type="float" office:value="6221.526" calcext:value-type="float">
            <text:p>6221.526</text:p>
          </table:table-cell>
          <table:table-cell office:value-type="float" office:value="4677.504" calcext:value-type="float">
            <text:p>4677.504</text:p>
          </table:table-cell>
          <table:table-cell office:value-type="float" office:value="7826.726" calcext:value-type="float">
            <text:p>7826.726</text:p>
          </table:table-cell>
          <table:table-cell office:value-type="float" office:value="618.464" calcext:value-type="float">
            <text:p>618.464</text:p>
          </table:table-cell>
          <table:table-cell office:value-type="float" office:value="7463.748" calcext:value-type="float">
            <text:p>7463.748</text:p>
          </table:table-cell>
          <table:table-cell office:value-type="float" office:value="4979.304" calcext:value-type="float">
            <text:p>4979.304</text:p>
          </table:table-cell>
          <table:table-cell office:value-type="float" office:value="17.16" calcext:value-type="float">
            <text:p>17.16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57.975" calcext:value-type="float">
            <text:p>57.975</text:p>
          </table:table-cell>
          <table:table-cell office:value-type="float" office:value="11706.357" calcext:value-type="float">
            <text:p>11706.357</text:p>
          </table:table-cell>
          <table:table-cell office:value-type="float" office:value="-99.287" calcext:value-type="float">
            <text:p>-99.287</text:p>
          </table:table-cell>
          <table:table-cell office:value-type="float" office:value="1070.614" calcext:value-type="float">
            <text:p>1070.614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5295.211" calcext:value-type="float">
            <text:p>5295.211</text:p>
          </table:table-cell>
          <table:table-cell office:value-type="float" office:value="11706.357" calcext:value-type="float">
            <text:p>11706.357</text:p>
          </table:table-cell>
          <table:table-cell office:value-type="float" office:value="-9565.13" calcext:value-type="float">
            <text:p>-9565.1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98.387" calcext:value-type="float">
            <text:p>5998.387</text:p>
          </table:table-cell>
          <table:table-cell office:value-type="float" office:value="4492.335" calcext:value-type="float">
            <text:p>4492.335</text:p>
          </table:table-cell>
          <table:table-cell office:value-type="float" office:value="7557.211" calcext:value-type="float">
            <text:p>7557.211</text:p>
          </table:table-cell>
          <table:table-cell office:value-type="float" office:value="594.622" calcext:value-type="float">
            <text:p>594.622</text:p>
          </table:table-cell>
          <table:table-cell office:value-type="float" office:value="7192.721" calcext:value-type="float">
            <text:p>7192.721</text:p>
          </table:table-cell>
          <table:table-cell office:value-type="float" office:value="4804.053" calcext:value-type="float">
            <text:p>4804.053</text:p>
          </table:table-cell>
          <table:table-cell office:value-type="float" office:value="6282.159" calcext:value-type="float">
            <text:p>6282.159</text:p>
          </table:table-cell>
          <table:table-cell office:value-type="float" office:value="4684.41" calcext:value-type="float">
            <text:p>4684.41</text:p>
          </table:table-cell>
          <table:table-cell office:value-type="float" office:value="7951.591" calcext:value-type="float">
            <text:p>7951.591</text:p>
          </table:table-cell>
          <table:table-cell office:value-type="float" office:value="627.887" calcext:value-type="float">
            <text:p>627.887</text:p>
          </table:table-cell>
          <table:table-cell office:value-type="float" office:value="7543.308" calcext:value-type="float">
            <text:p>7543.308</text:p>
          </table:table-cell>
          <table:table-cell office:value-type="float" office:value="5021.011" calcext:value-type="float">
            <text:p>5021.01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4386" calcext:value-type="float">
            <text:p>4386</text:p>
          </table:table-cell>
          <table:table-cell office:value-type="float" office:value="654.092" calcext:value-type="float">
            <text:p>654.092</text:p>
          </table:table-cell>
          <table:table-cell office:value-type="float" office:value="134366.977" calcext:value-type="float">
            <text:p>134366.977</text:p>
          </table:table-cell>
          <table:table-cell office:value-type="float" office:value="-1162.783" calcext:value-type="float">
            <text:p>-1162.783</text:p>
          </table:table-cell>
          <table:table-cell office:value-type="float" office:value="11174.088" calcext:value-type="float">
            <text:p>11174.088</text:p>
          </table:table-cell>
          <table:table-cell office:value-type="float" office:value="0" calcext:value-type="float">
            <text:p>0</text:p>
          </table:table-cell>
          <table:table-cell office:value-type="float" office:value="4386" calcext:value-type="float">
            <text:p>4386</text:p>
          </table:table-cell>
          <table:table-cell office:value-type="float" office:value="61333.962" calcext:value-type="float">
            <text:p>61333.962</text:p>
          </table:table-cell>
          <table:table-cell office:value-type="float" office:value="134366.977" calcext:value-type="float">
            <text:p>134366.977</text:p>
          </table:table-cell>
          <table:table-cell office:value-type="float" office:value="-112018.801" calcext:value-type="float">
            <text:p>-112018.80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09.714" calcext:value-type="float">
            <text:p>6009.714</text:p>
          </table:table-cell>
          <table:table-cell office:value-type="float" office:value="4596.966" calcext:value-type="float">
            <text:p>4596.966</text:p>
          </table:table-cell>
          <table:table-cell office:value-type="float" office:value="7462.785" calcext:value-type="float">
            <text:p>7462.785</text:p>
          </table:table-cell>
          <table:table-cell office:value-type="float" office:value="595.639" calcext:value-type="float">
            <text:p>595.639</text:p>
          </table:table-cell>
          <table:table-cell office:value-type="float" office:value="7206.09" calcext:value-type="float">
            <text:p>7206.09</text:p>
          </table:table-cell>
          <table:table-cell office:value-type="float" office:value="4813.338" calcext:value-type="float">
            <text:p>4813.338</text:p>
          </table:table-cell>
          <table:table-cell office:value-type="float" office:value="6287.985" calcext:value-type="float">
            <text:p>6287.985</text:p>
          </table:table-cell>
          <table:table-cell office:value-type="float" office:value="4774.663" calcext:value-type="float">
            <text:p>4774.663</text:p>
          </table:table-cell>
          <table:table-cell office:value-type="float" office:value="7802.362" calcext:value-type="float">
            <text:p>7802.362</text:p>
          </table:table-cell>
          <table:table-cell office:value-type="float" office:value="630.79" calcext:value-type="float">
            <text:p>630.79</text:p>
          </table:table-cell>
          <table:table-cell office:value-type="float" office:value="7554.964" calcext:value-type="float">
            <text:p>7554.964</text:p>
          </table:table-cell>
          <table:table-cell office:value-type="float" office:value="5021.007" calcext:value-type="float">
            <text:p>5021.007</text:p>
          </table:table-cell>
          <table:table-cell office:value-type="float" office:value="35.16" calcext:value-type="float">
            <text:p>35.16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123.075" calcext:value-type="float">
            <text:p>123.075</text:p>
          </table:table-cell>
          <table:table-cell office:value-type="float" office:value="24917.617" calcext:value-type="float">
            <text:p>24917.617</text:p>
          </table:table-cell>
          <table:table-cell office:value-type="float" office:value="-212.043" calcext:value-type="float">
            <text:p>-212.043</text:p>
          </table:table-cell>
          <table:table-cell office:value-type="float" office:value="2412.992" calcext:value-type="float">
            <text:p>2412.992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11204.363" calcext:value-type="float">
            <text:p>11204.363</text:p>
          </table:table-cell>
          <table:table-cell office:value-type="float" office:value="24917.617" calcext:value-type="float">
            <text:p>24917.617</text:p>
          </table:table-cell>
          <table:table-cell office:value-type="float" office:value="-20091.634" calcext:value-type="float">
            <text:p>-20091.63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11.563" calcext:value-type="float">
            <text:p>6011.563</text:p>
          </table:table-cell>
          <table:table-cell office:value-type="float" office:value="4683.406" calcext:value-type="float">
            <text:p>4683.406</text:p>
          </table:table-cell>
          <table:table-cell office:value-type="float" office:value="7247.184" calcext:value-type="float">
            <text:p>7247.184</text:p>
          </table:table-cell>
          <table:table-cell office:value-type="float" office:value="545.313" calcext:value-type="float">
            <text:p>545.313</text:p>
          </table:table-cell>
          <table:table-cell office:value-type="float" office:value="7106.857" calcext:value-type="float">
            <text:p>7106.857</text:p>
          </table:table-cell>
          <table:table-cell office:value-type="float" office:value="4916.269" calcext:value-type="float">
            <text:p>4916.269</text:p>
          </table:table-cell>
          <table:table-cell office:value-type="float" office:value="6294.998" calcext:value-type="float">
            <text:p>6294.998</text:p>
          </table:table-cell>
          <table:table-cell office:value-type="float" office:value="4907.628" calcext:value-type="float">
            <text:p>4907.628</text:p>
          </table:table-cell>
          <table:table-cell office:value-type="float" office:value="7628.609" calcext:value-type="float">
            <text:p>7628.609</text:p>
          </table:table-cell>
          <table:table-cell office:value-type="float" office:value="573.307" calcext:value-type="float">
            <text:p>573.307</text:p>
          </table:table-cell>
          <table:table-cell office:value-type="float" office:value="7446.52" calcext:value-type="float">
            <text:p>7446.52</text:p>
          </table:table-cell>
          <table:table-cell office:value-type="float" office:value="5143.476" calcext:value-type="float">
            <text:p>5143.476</text:p>
          </table:table-cell>
          <table:table-cell office:value-type="float" office:value="25.48" calcext:value-type="float">
            <text:p>25.48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63.037" calcext:value-type="float">
            <text:p>63.037</text:p>
          </table:table-cell>
          <table:table-cell office:value-type="float" office:value="10835.44" calcext:value-type="float">
            <text:p>10835.44</text:p>
          </table:table-cell>
          <table:table-cell office:value-type="float" office:value="-101.133" calcext:value-type="float">
            <text:p>-101.133</text:p>
          </table:table-cell>
          <table:table-cell office:value-type="float" office:value="1084.523" calcext:value-type="float">
            <text:p>1084.523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4854.682" calcext:value-type="float">
            <text:p>4854.682</text:p>
          </table:table-cell>
          <table:table-cell office:value-type="float" office:value="10835.44" calcext:value-type="float">
            <text:p>10835.44</text:p>
          </table:table-cell>
          <table:table-cell office:value-type="float" office:value="-8666.393" calcext:value-type="float">
            <text:p>-8666.39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40.204" calcext:value-type="float">
            <text:p>6040.204</text:p>
          </table:table-cell>
          <table:table-cell office:value-type="float" office:value="4618.99" calcext:value-type="float">
            <text:p>4618.99</text:p>
          </table:table-cell>
          <table:table-cell office:value-type="float" office:value="7524.452" calcext:value-type="float">
            <text:p>7524.452</text:p>
          </table:table-cell>
          <table:table-cell office:value-type="float" office:value="605.096" calcext:value-type="float">
            <text:p>605.096</text:p>
          </table:table-cell>
          <table:table-cell office:value-type="float" office:value="7255.576" calcext:value-type="float">
            <text:p>7255.576</text:p>
          </table:table-cell>
          <table:table-cell office:value-type="float" office:value="4824.833" calcext:value-type="float">
            <text:p>4824.833</text:p>
          </table:table-cell>
          <table:table-cell office:value-type="float" office:value="6319.897" calcext:value-type="float">
            <text:p>6319.897</text:p>
          </table:table-cell>
          <table:table-cell office:value-type="float" office:value="4845.794" calcext:value-type="float">
            <text:p>4845.794</text:p>
          </table:table-cell>
          <table:table-cell office:value-type="float" office:value="7881.67" calcext:value-type="float">
            <text:p>7881.67</text:p>
          </table:table-cell>
          <table:table-cell office:value-type="float" office:value="633.974" calcext:value-type="float">
            <text:p>633.974</text:p>
          </table:table-cell>
          <table:table-cell office:value-type="float" office:value="7593.272" calcext:value-type="float">
            <text:p>7593.272</text:p>
          </table:table-cell>
          <table:table-cell office:value-type="float" office:value="5046.522" calcext:value-type="float">
            <text:p>5046.522</text:p>
          </table:table-cell>
          <table:table-cell office:value-type="float" office:value="28.58" calcext:value-type="float">
            <text:p>28.58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100.488" calcext:value-type="float">
            <text:p>100.488</text:p>
          </table:table-cell>
          <table:table-cell office:value-type="float" office:value="12510.099" calcext:value-type="float">
            <text:p>12510.099</text:p>
          </table:table-cell>
          <table:table-cell office:value-type="float" office:value="-173.257" calcext:value-type="float">
            <text:p>-173.257</text:p>
          </table:table-cell>
          <table:table-cell office:value-type="float" office:value="1304.692" calcext:value-type="float">
            <text:p>1304.692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5578.829" calcext:value-type="float">
            <text:p>5578.829</text:p>
          </table:table-cell>
          <table:table-cell office:value-type="float" office:value="12510.099" calcext:value-type="float">
            <text:p>12510.099</text:p>
          </table:table-cell>
          <table:table-cell office:value-type="float" office:value="-9900.715" calcext:value-type="float">
            <text:p>-9900.71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80.707" calcext:value-type="float">
            <text:p>5980.707</text:p>
          </table:table-cell>
          <table:table-cell office:value-type="float" office:value="4638.72" calcext:value-type="float">
            <text:p>4638.72</text:p>
          </table:table-cell>
          <table:table-cell office:value-type="float" office:value="7197.945" calcext:value-type="float">
            <text:p>7197.945</text:p>
          </table:table-cell>
          <table:table-cell office:value-type="float" office:value="543.375" calcext:value-type="float">
            <text:p>543.375</text:p>
          </table:table-cell>
          <table:table-cell office:value-type="float" office:value="7072.108" calcext:value-type="float">
            <text:p>7072.108</text:p>
          </table:table-cell>
          <table:table-cell office:value-type="float" office:value="4889.306" calcext:value-type="float">
            <text:p>4889.306</text:p>
          </table:table-cell>
          <table:table-cell office:value-type="float" office:value="6263.756" calcext:value-type="float">
            <text:p>6263.756</text:p>
          </table:table-cell>
          <table:table-cell office:value-type="float" office:value="4860.636" calcext:value-type="float">
            <text:p>4860.636</text:p>
          </table:table-cell>
          <table:table-cell office:value-type="float" office:value="7523.874" calcext:value-type="float">
            <text:p>7523.874</text:p>
          </table:table-cell>
          <table:table-cell office:value-type="float" office:value="572.898" calcext:value-type="float">
            <text:p>572.898</text:p>
          </table:table-cell>
          <table:table-cell office:value-type="float" office:value="7414.456" calcext:value-type="float">
            <text:p>7414.456</text:p>
          </table:table-cell>
          <table:table-cell office:value-type="float" office:value="5113.056" calcext:value-type="float">
            <text:p>5113.056</text:p>
          </table:table-cell>
          <table:table-cell office:value-type="float" office:value="135.3" calcext:value-type="float">
            <text:p>135.3</text:p>
          </table:table-cell>
          <table:table-cell office:value-type="float" office:value="1" calcext:value-type="float">
            <text:p>1</text:p>
          </table:table-cell>
          <table:table-cell office:value-type="float" office:value="3606" calcext:value-type="float">
            <text:p>3606</text:p>
          </table:table-cell>
          <table:table-cell office:value-type="float" office:value="610.376" calcext:value-type="float">
            <text:p>610.376</text:p>
          </table:table-cell>
          <table:table-cell office:value-type="float" office:value="129785.253" calcext:value-type="float">
            <text:p>129785.253</text:p>
          </table:table-cell>
          <table:table-cell office:value-type="float" office:value="-1090.676" calcext:value-type="float">
            <text:p>-1090.676</text:p>
          </table:table-cell>
          <table:table-cell office:value-type="float" office:value="12266.579" calcext:value-type="float">
            <text:p>12266.579</text:p>
          </table:table-cell>
          <table:table-cell office:value-type="float" office:value="0" calcext:value-type="float">
            <text:p>0</text:p>
          </table:table-cell>
          <table:table-cell office:value-type="float" office:value="3606" calcext:value-type="float">
            <text:p>3606</text:p>
          </table:table-cell>
          <table:table-cell office:value-type="float" office:value="58508.945" calcext:value-type="float">
            <text:p>58508.945</text:p>
          </table:table-cell>
          <table:table-cell office:value-type="float" office:value="129785.253" calcext:value-type="float">
            <text:p>129785.253</text:p>
          </table:table-cell>
          <table:table-cell office:value-type="float" office:value="-105252.096" calcext:value-type="float">
            <text:p>-105252.09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77.154" calcext:value-type="float">
            <text:p>5977.154</text:p>
          </table:table-cell>
          <table:table-cell office:value-type="float" office:value="4726.22" calcext:value-type="float">
            <text:p>4726.22</text:p>
          </table:table-cell>
          <table:table-cell office:value-type="float" office:value="7026.489" calcext:value-type="float">
            <text:p>7026.489</text:p>
          </table:table-cell>
          <table:table-cell office:value-type="float" office:value="513.851" calcext:value-type="float">
            <text:p>513.851</text:p>
          </table:table-cell>
          <table:table-cell office:value-type="float" office:value="7009.255" calcext:value-type="float">
            <text:p>7009.255</text:p>
          </table:table-cell>
          <table:table-cell office:value-type="float" office:value="4945.053" calcext:value-type="float">
            <text:p>4945.053</text:p>
          </table:table-cell>
          <table:table-cell office:value-type="float" office:value="6257.75" calcext:value-type="float">
            <text:p>6257.75</text:p>
          </table:table-cell>
          <table:table-cell office:value-type="float" office:value="4915.428" calcext:value-type="float">
            <text:p>4915.428</text:p>
          </table:table-cell>
          <table:table-cell office:value-type="float" office:value="7343.63" calcext:value-type="float">
            <text:p>7343.63</text:p>
          </table:table-cell>
          <table:table-cell office:value-type="float" office:value="539.413" calcext:value-type="float">
            <text:p>539.413</text:p>
          </table:table-cell>
          <table:table-cell office:value-type="float" office:value="7341.194" calcext:value-type="float">
            <text:p>7341.194</text:p>
          </table:table-cell>
          <table:table-cell office:value-type="float" office:value="5174.307" calcext:value-type="float">
            <text:p>5174.307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65.414" calcext:value-type="float">
            <text:p>65.414</text:p>
          </table:table-cell>
          <table:table-cell office:value-type="float" office:value="11923.715" calcext:value-type="float">
            <text:p>11923.715</text:p>
          </table:table-cell>
          <table:table-cell office:value-type="float" office:value="-109.987" calcext:value-type="float">
            <text:p>-109.987</text:p>
          </table:table-cell>
          <table:table-cell office:value-type="float" office:value="1084.851" calcext:value-type="float">
            <text:p>1084.851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5396.338" calcext:value-type="float">
            <text:p>5396.338</text:p>
          </table:table-cell>
          <table:table-cell office:value-type="float" office:value="11923.715" calcext:value-type="float">
            <text:p>11923.715</text:p>
          </table:table-cell>
          <table:table-cell office:value-type="float" office:value="-9754.013" calcext:value-type="float">
            <text:p>-9754.01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33.104" calcext:value-type="float">
            <text:p>6033.104</text:p>
          </table:table-cell>
          <table:table-cell office:value-type="float" office:value="4643.971" calcext:value-type="float">
            <text:p>4643.971</text:p>
          </table:table-cell>
          <table:table-cell office:value-type="float" office:value="7010.5" calcext:value-type="float">
            <text:p>7010.5</text:p>
          </table:table-cell>
          <table:table-cell office:value-type="float" office:value="514.296" calcext:value-type="float">
            <text:p>514.296</text:p>
          </table:table-cell>
          <table:table-cell office:value-type="float" office:value="7066.098" calcext:value-type="float">
            <text:p>7066.098</text:p>
          </table:table-cell>
          <table:table-cell office:value-type="float" office:value="5000.11" calcext:value-type="float">
            <text:p>5000.11</text:p>
          </table:table-cell>
          <table:table-cell office:value-type="float" office:value="6316.378" calcext:value-type="float">
            <text:p>6316.378</text:p>
          </table:table-cell>
          <table:table-cell office:value-type="float" office:value="4866.251" calcext:value-type="float">
            <text:p>4866.251</text:p>
          </table:table-cell>
          <table:table-cell office:value-type="float" office:value="7306.776" calcext:value-type="float">
            <text:p>7306.776</text:p>
          </table:table-cell>
          <table:table-cell office:value-type="float" office:value="539.503" calcext:value-type="float">
            <text:p>539.503</text:p>
          </table:table-cell>
          <table:table-cell office:value-type="float" office:value="7400.002" calcext:value-type="float">
            <text:p>7400.002</text:p>
          </table:table-cell>
          <table:table-cell office:value-type="float" office:value="5232.755" calcext:value-type="float">
            <text:p>5232.755</text:p>
          </table:table-cell>
          <table:table-cell office:value-type="float" office:value="141.64" calcext:value-type="float">
            <text:p>141.64</text:p>
          </table:table-cell>
          <table:table-cell office:value-type="float" office:value="1" calcext:value-type="float">
            <text:p>1</text:p>
          </table:table-cell>
          <table:table-cell office:value-type="float" office:value="3486" calcext:value-type="float">
            <text:p>3486</text:p>
          </table:table-cell>
          <table:table-cell office:value-type="float" office:value="557.491" calcext:value-type="float">
            <text:p>557.491</text:p>
          </table:table-cell>
          <table:table-cell office:value-type="float" office:value="118987.709" calcext:value-type="float">
            <text:p>118987.709</text:p>
          </table:table-cell>
          <table:table-cell office:value-type="float" office:value="-978.113" calcext:value-type="float">
            <text:p>-978.113</text:p>
          </table:table-cell>
          <table:table-cell office:value-type="float" office:value="12461.772" calcext:value-type="float">
            <text:p>12461.772</text:p>
          </table:table-cell>
          <table:table-cell office:value-type="float" office:value="0" calcext:value-type="float">
            <text:p>0</text:p>
          </table:table-cell>
          <table:table-cell office:value-type="float" office:value="3486" calcext:value-type="float">
            <text:p>3486</text:p>
          </table:table-cell>
          <table:table-cell office:value-type="float" office:value="53035.998" calcext:value-type="float">
            <text:p>53035.998</text:p>
          </table:table-cell>
          <table:table-cell office:value-type="float" office:value="118987.709" calcext:value-type="float">
            <text:p>118987.709</text:p>
          </table:table-cell>
          <table:table-cell office:value-type="float" office:value="-94064.164" calcext:value-type="float">
            <text:p>-94064.16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62.746" calcext:value-type="float">
            <text:p>6062.746</text:p>
          </table:table-cell>
          <table:table-cell office:value-type="float" office:value="4849.635" calcext:value-type="float">
            <text:p>4849.635</text:p>
          </table:table-cell>
          <table:table-cell office:value-type="float" office:value="7349.603" calcext:value-type="float">
            <text:p>7349.603</text:p>
          </table:table-cell>
          <table:table-cell office:value-type="float" office:value="544.439" calcext:value-type="float">
            <text:p>544.439</text:p>
          </table:table-cell>
          <table:table-cell office:value-type="float" office:value="7156.284" calcext:value-type="float">
            <text:p>7156.284</text:p>
          </table:table-cell>
          <table:table-cell office:value-type="float" office:value="4969.208" calcext:value-type="float">
            <text:p>4969.208</text:p>
          </table:table-cell>
          <table:table-cell office:value-type="float" office:value="6342.883" calcext:value-type="float">
            <text:p>6342.883</text:p>
          </table:table-cell>
          <table:table-cell office:value-type="float" office:value="5039.062" calcext:value-type="float">
            <text:p>5039.062</text:p>
          </table:table-cell>
          <table:table-cell office:value-type="float" office:value="7729.417" calcext:value-type="float">
            <text:p>7729.417</text:p>
          </table:table-cell>
          <table:table-cell office:value-type="float" office:value="578.931" calcext:value-type="float">
            <text:p>578.931</text:p>
          </table:table-cell>
          <table:table-cell office:value-type="float" office:value="7505.701" calcext:value-type="float">
            <text:p>7505.701</text:p>
          </table:table-cell>
          <table:table-cell office:value-type="float" office:value="5180.065" calcext:value-type="float">
            <text:p>5180.065</text:p>
          </table:table-cell>
          <table:table-cell office:value-type="float" office:value="118.3" calcext:value-type="float">
            <text:p>118.3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409.747" calcext:value-type="float">
            <text:p>409.747</text:p>
          </table:table-cell>
          <table:table-cell office:value-type="float" office:value="88806.844" calcext:value-type="float">
            <text:p>88806.844</text:p>
          </table:table-cell>
          <table:table-cell office:value-type="float" office:value="-704.701" calcext:value-type="float">
            <text:p>-704.701</text:p>
          </table:table-cell>
          <table:table-cell office:value-type="float" office:value="9304.429" calcext:value-type="float">
            <text:p>9304.429</text:p>
          </table:table-cell>
          <table:table-cell office:value-type="float" office:value="0" calcext:value-type="float">
            <text:p>0</text:p>
          </table:table-cell>
          <table:table-cell office:value-type="float" office:value="2596" calcext:value-type="float">
            <text:p>2596</text:p>
          </table:table-cell>
          <table:table-cell office:value-type="float" office:value="39581.815" calcext:value-type="float">
            <text:p>39581.815</text:p>
          </table:table-cell>
          <table:table-cell office:value-type="float" office:value="88806.844" calcext:value-type="float">
            <text:p>88806.844</text:p>
          </table:table-cell>
          <table:table-cell office:value-type="float" office:value="-70197.986" calcext:value-type="float">
            <text:p>-70197.98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48.67" calcext:value-type="float">
            <text:p>6048.67</text:p>
          </table:table-cell>
          <table:table-cell office:value-type="float" office:value="4982.445" calcext:value-type="float">
            <text:p>4982.445</text:p>
          </table:table-cell>
          <table:table-cell office:value-type="float" office:value="7271.412" calcext:value-type="float">
            <text:p>7271.412</text:p>
          </table:table-cell>
          <table:table-cell office:value-type="float" office:value="530.256" calcext:value-type="float">
            <text:p>530.256</text:p>
          </table:table-cell>
          <table:table-cell office:value-type="float" office:value="7113.721" calcext:value-type="float">
            <text:p>7113.721</text:p>
          </table:table-cell>
          <table:table-cell office:value-type="float" office:value="4983.619" calcext:value-type="float">
            <text:p>4983.619</text:p>
          </table:table-cell>
          <table:table-cell office:value-type="float" office:value="6336.504" calcext:value-type="float">
            <text:p>6336.504</text:p>
          </table:table-cell>
          <table:table-cell office:value-type="float" office:value="5217.978" calcext:value-type="float">
            <text:p>5217.978</text:p>
          </table:table-cell>
          <table:table-cell office:value-type="float" office:value="7643.617" calcext:value-type="float">
            <text:p>7643.617</text:p>
          </table:table-cell>
          <table:table-cell office:value-type="float" office:value="563.092" calcext:value-type="float">
            <text:p>563.092</text:p>
          </table:table-cell>
          <table:table-cell office:value-type="float" office:value="7467.507" calcext:value-type="float">
            <text:p>7467.507</text:p>
          </table:table-cell>
          <table:table-cell office:value-type="float" office:value="5205.501" calcext:value-type="float">
            <text:p>5205.501</text:p>
          </table:table-cell>
          <table:table-cell office:value-type="float" office:value="46.92" calcext:value-type="float">
            <text:p>46.92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54.646" calcext:value-type="float">
            <text:p>154.646</text:p>
          </table:table-cell>
          <table:table-cell office:value-type="float" office:value="18385.875" calcext:value-type="float">
            <text:p>18385.875</text:p>
          </table:table-cell>
          <table:table-cell office:value-type="float" office:value="-263.695" calcext:value-type="float">
            <text:p>-263.695</text:p>
          </table:table-cell>
          <table:table-cell office:value-type="float" office:value="2484.26" calcext:value-type="float">
            <text:p>2484.26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7916.926" calcext:value-type="float">
            <text:p>7916.926</text:p>
          </table:table-cell>
          <table:table-cell office:value-type="float" office:value="18385.875" calcext:value-type="float">
            <text:p>18385.875</text:p>
          </table:table-cell>
          <table:table-cell office:value-type="float" office:value="-13417.354" calcext:value-type="float">
            <text:p>-13417.35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68.032" calcext:value-type="float">
            <text:p>6068.032</text:p>
          </table:table-cell>
          <table:table-cell office:value-type="float" office:value="4853.238" calcext:value-type="float">
            <text:p>4853.238</text:p>
          </table:table-cell>
          <table:table-cell office:value-type="float" office:value="7097.394" calcext:value-type="float">
            <text:p>7097.394</text:p>
          </table:table-cell>
          <table:table-cell office:value-type="float" office:value="532.009" calcext:value-type="float">
            <text:p>532.009</text:p>
          </table:table-cell>
          <table:table-cell office:value-type="float" office:value="7136.603" calcext:value-type="float">
            <text:p>7136.603</text:p>
          </table:table-cell>
          <table:table-cell office:value-type="float" office:value="4999.461" calcext:value-type="float">
            <text:p>4999.461</text:p>
          </table:table-cell>
          <table:table-cell office:value-type="float" office:value="6350.814" calcext:value-type="float">
            <text:p>6350.814</text:p>
          </table:table-cell>
          <table:table-cell office:value-type="float" office:value="5060.228" calcext:value-type="float">
            <text:p>5060.228</text:p>
          </table:table-cell>
          <table:table-cell office:value-type="float" office:value="7412.66" calcext:value-type="float">
            <text:p>7412.66</text:p>
          </table:table-cell>
          <table:table-cell office:value-type="float" office:value="562.071" calcext:value-type="float">
            <text:p>562.071</text:p>
          </table:table-cell>
          <table:table-cell office:value-type="float" office:value="7479.767" calcext:value-type="float">
            <text:p>7479.767</text:p>
          </table:table-cell>
          <table:table-cell office:value-type="float" office:value="5221.861" calcext:value-type="float">
            <text:p>5221.861</text:p>
          </table:table-cell>
          <table:table-cell office:value-type="float" office:value="36.6" calcext:value-type="float">
            <text:p>36.6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126.783" calcext:value-type="float">
            <text:p>126.783</text:p>
          </table:table-cell>
          <table:table-cell office:value-type="float" office:value="28455.534" calcext:value-type="float">
            <text:p>28455.534</text:p>
          </table:table-cell>
          <table:table-cell office:value-type="float" office:value="-218.052" calcext:value-type="float">
            <text:p>-218.052</text:p>
          </table:table-cell>
          <table:table-cell office:value-type="float" office:value="3143.662" calcext:value-type="float">
            <text:p>3143.662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12602.005" calcext:value-type="float">
            <text:p>12602.005</text:p>
          </table:table-cell>
          <table:table-cell office:value-type="float" office:value="28455.534" calcext:value-type="float">
            <text:p>28455.534</text:p>
          </table:table-cell>
          <table:table-cell office:value-type="float" office:value="-22168.211" calcext:value-type="float">
            <text:p>-22168.21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35.777" calcext:value-type="float">
            <text:p>6035.777</text:p>
          </table:table-cell>
          <table:table-cell office:value-type="float" office:value="4844.653" calcext:value-type="float">
            <text:p>4844.653</text:p>
          </table:table-cell>
          <table:table-cell office:value-type="float" office:value="7018.419" calcext:value-type="float">
            <text:p>7018.419</text:p>
          </table:table-cell>
          <table:table-cell office:value-type="float" office:value="518.029" calcext:value-type="float">
            <text:p>518.029</text:p>
          </table:table-cell>
          <table:table-cell office:value-type="float" office:value="7076.269" calcext:value-type="float">
            <text:p>7076.269</text:p>
          </table:table-cell>
          <table:table-cell office:value-type="float" office:value="4995.285" calcext:value-type="float">
            <text:p>4995.285</text:p>
          </table:table-cell>
          <table:table-cell office:value-type="float" office:value="6317.357" calcext:value-type="float">
            <text:p>6317.357</text:p>
          </table:table-cell>
          <table:table-cell office:value-type="float" office:value="5028.918" calcext:value-type="float">
            <text:p>5028.918</text:p>
          </table:table-cell>
          <table:table-cell office:value-type="float" office:value="7335.137" calcext:value-type="float">
            <text:p>7335.137</text:p>
          </table:table-cell>
          <table:table-cell office:value-type="float" office:value="547.033" calcext:value-type="float">
            <text:p>547.033</text:p>
          </table:table-cell>
          <table:table-cell office:value-type="float" office:value="7416.104" calcext:value-type="float">
            <text:p>7416.104</text:p>
          </table:table-cell>
          <table:table-cell office:value-type="float" office:value="5218.609" calcext:value-type="float">
            <text:p>5218.609</text:p>
          </table:table-cell>
          <table:table-cell office:value-type="float" office:value="64.4" calcext:value-type="float">
            <text:p>64.4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221.723" calcext:value-type="float">
            <text:p>221.723</text:p>
          </table:table-cell>
          <table:table-cell office:value-type="float" office:value="47834.21" calcext:value-type="float">
            <text:p>47834.21</text:p>
          </table:table-cell>
          <table:table-cell office:value-type="float" office:value="-380.943" calcext:value-type="float">
            <text:p>-380.943</text:p>
          </table:table-cell>
          <table:table-cell office:value-type="float" office:value="5525.872" calcext:value-type="float">
            <text:p>5525.872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21064.024" calcext:value-type="float">
            <text:p>21064.024</text:p>
          </table:table-cell>
          <table:table-cell office:value-type="float" office:value="47834.21" calcext:value-type="float">
            <text:p>47834.21</text:p>
          </table:table-cell>
          <table:table-cell office:value-type="float" office:value="-36782.467" calcext:value-type="float">
            <text:p>-36782.46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office:value-type="string" calcext:value-type="string">
            <text:p>PATHWAYS GENERATED UNDER a SUPPRESS-ALL POLICY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SA 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20"/>
        </table:table-row>
        <table:table-row table:style-name="ro1">
          <table:table-cell office:value-type="float" office:value="6814.366" calcext:value-type="float">
            <text:p>6814.366</text:p>
          </table:table-cell>
          <table:table-cell office:value-type="float" office:value="2401.211" calcext:value-type="float">
            <text:p>2401.211</text:p>
          </table:table-cell>
          <table:table-cell office:value-type="float" office:value="23395.268" calcext:value-type="float">
            <text:p>23395.268</text:p>
          </table:table-cell>
          <table:table-cell office:value-type="float" office:value="4581.334" calcext:value-type="float">
            <text:p>4581.334</text:p>
          </table:table-cell>
          <table:table-cell office:value-type="float" office:value="16016.245" calcext:value-type="float">
            <text:p>16016.245</text:p>
          </table:table-cell>
          <table:table-cell office:value-type="float" office:value="-2387.514" calcext:value-type="float">
            <text:p>-2387.514</text:p>
          </table:table-cell>
          <table:table-cell office:value-type="float" office:value="4097.792" calcext:value-type="float">
            <text:p>4097.792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421.167" calcext:value-type="float">
            <text:p>7421.167</text:p>
          </table:table-cell>
          <table:table-cell office:value-type="float" office:value="1508.533" calcext:value-type="float">
            <text:p>1508.533</text:p>
          </table:table-cell>
          <table:table-cell office:value-type="float" office:value="7127.77" calcext:value-type="float">
            <text:p>7127.77</text:p>
          </table:table-cell>
          <table:table-cell office:value-type="float" office:value="1067.815" calcext:value-type="float">
            <text:p>1067.815</text:p>
          </table:table-cell>
          <table:table-cell office:value-type="float" office:value="4271.715" calcext:value-type="float">
            <text:p>4271.715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782.706" calcext:value-type="float">
            <text:p>7782.706</text:p>
          </table:table-cell>
          <table:table-cell office:value-type="float" office:value="1595.794" calcext:value-type="float">
            <text:p>1595.794</text:p>
          </table:table-cell>
          <table:table-cell office:value-type="float" office:value="7476.962" calcext:value-type="float">
            <text:p>7476.962</text:p>
          </table:table-cell>
          <table:table-cell office:value-type="float" office:value="1066.468" calcext:value-type="float">
            <text:p>1066.468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29" calcext:value-type="float">
            <text:p>4.429</text:p>
          </table:table-cell>
          <table:table-cell office:value-type="float" office:value="73.768" calcext:value-type="float">
            <text:p>73.768</text:p>
          </table:table-cell>
          <table:table-cell office:value-type="float" office:value="-6.736" calcext:value-type="float">
            <text:p>-6.736</text:p>
          </table:table-cell>
          <table:table-cell office:value-type="float" office:value="9.708" calcext:value-type="float">
            <text:p>9.70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.894" calcext:value-type="float">
            <text:p>31.894</text:p>
          </table:table-cell>
          <table:table-cell office:value-type="float" office:value="73.768" calcext:value-type="float">
            <text:p>73.768</text:p>
          </table:table-cell>
          <table:table-cell office:value-type="float" office:value="-54.353" calcext:value-type="float">
            <text:p>-54.35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6544.025" calcext:value-type="float">
            <text:p>6544.025</text:p>
          </table:table-cell>
          <table:table-cell office:value-type="float" office:value="2488.856" calcext:value-type="float">
            <text:p>2488.856</text:p>
          </table:table-cell>
          <table:table-cell office:value-type="float" office:value="21492.891" calcext:value-type="float">
            <text:p>21492.891</text:p>
          </table:table-cell>
          <table:table-cell office:value-type="float" office:value="4185.949" calcext:value-type="float">
            <text:p>4185.949</text:p>
          </table:table-cell>
          <table:table-cell office:value-type="float" office:value="14951.751" calcext:value-type="float">
            <text:p>14951.751</text:p>
          </table:table-cell>
          <table:table-cell office:value-type="float" office:value="-1863.701" calcext:value-type="float">
            <text:p>-1863.701</text:p>
          </table:table-cell>
          <table:table-cell office:value-type="float" office:value="4196.018" calcext:value-type="float">
            <text:p>4196.018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463.538" calcext:value-type="float">
            <text:p>1463.538</text:p>
          </table:table-cell>
          <table:table-cell office:value-type="float" office:value="7135.621" calcext:value-type="float">
            <text:p>7135.621</text:p>
          </table:table-cell>
          <table:table-cell office:value-type="float" office:value="1256.415" calcext:value-type="float">
            <text:p>1256.415</text:p>
          </table:table-cell>
          <table:table-cell office:value-type="float" office:value="4371.157" calcext:value-type="float">
            <text:p>4371.157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541.492" calcext:value-type="float">
            <text:p>1541.492</text:p>
          </table:table-cell>
          <table:table-cell office:value-type="float" office:value="7467.335" calcext:value-type="float">
            <text:p>7467.335</text:p>
          </table:table-cell>
          <table:table-cell office:value-type="float" office:value="1274.978" calcext:value-type="float">
            <text:p>1274.978</text:p>
          </table:table-cell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95" calcext:value-type="float">
            <text:p>1.95</text:p>
          </table:table-cell>
          <table:table-cell office:value-type="float" office:value="9.777" calcext:value-type="float">
            <text:p>9.777</text:p>
          </table:table-cell>
          <table:table-cell office:value-type="float" office:value="-2.196" calcext:value-type="float">
            <text:p>-2.196</text:p>
          </table:table-cell>
          <table:table-cell office:value-type="float" office:value="0.649" calcext:value-type="float">
            <text:p>0.6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545" calcext:value-type="float">
            <text:p>4.545</text:p>
          </table:table-cell>
          <table:table-cell office:value-type="float" office:value="9.777" calcext:value-type="float">
            <text:p>9.777</text:p>
          </table:table-cell>
          <table:table-cell office:value-type="float" office:value="-8.479" calcext:value-type="float">
            <text:p>-8.479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7776.151" calcext:value-type="float">
            <text:p>7776.151</text:p>
          </table:table-cell>
          <table:table-cell office:value-type="float" office:value="2467.988" calcext:value-type="float">
            <text:p>2467.988</text:p>
          </table:table-cell>
          <table:table-cell office:value-type="float" office:value="34135.61" calcext:value-type="float">
            <text:p>34135.61</text:p>
          </table:table-cell>
          <table:table-cell office:value-type="float" office:value="5597.841" calcext:value-type="float">
            <text:p>5597.841</text:p>
          </table:table-cell>
          <table:table-cell office:value-type="float" office:value="19019.745" calcext:value-type="float">
            <text:p>19019.745</text:p>
          </table:table-cell>
          <table:table-cell office:value-type="float" office:value="-3467.444" calcext:value-type="float">
            <text:p>-3467.444</text:p>
          </table:table-cell>
          <table:table-cell office:value-type="float" office:value="4189.943" calcext:value-type="float">
            <text:p>4189.943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90.622" calcext:value-type="float">
            <text:p>1390.622</text:p>
          </table:table-cell>
          <table:table-cell office:value-type="float" office:value="6983.09" calcext:value-type="float">
            <text:p>6983.09</text:p>
          </table:table-cell>
          <table:table-cell office:value-type="float" office:value="1396.796" calcext:value-type="float">
            <text:p>1396.796</text:p>
          </table:table-cell>
          <table:table-cell office:value-type="float" office:value="4371.593" calcext:value-type="float">
            <text:p>4371.593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65.418" calcext:value-type="float">
            <text:p>1465.418</text:p>
          </table:table-cell>
          <table:table-cell office:value-type="float" office:value="7314.971" calcext:value-type="float">
            <text:p>7314.971</text:p>
          </table:table-cell>
          <table:table-cell office:value-type="float" office:value="1428.216" calcext:value-type="float">
            <text:p>1428.216</text:p>
          </table:table-cell>
          <table:table-cell office:value-type="float" office:value="4.54" calcext:value-type="float">
            <text:p>4.5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.373" calcext:value-type="float">
            <text:p>10.373</text:p>
          </table:table-cell>
          <table:table-cell office:value-type="float" office:value="142.285" calcext:value-type="float">
            <text:p>142.285</text:p>
          </table:table-cell>
          <table:table-cell office:value-type="float" office:value="-16.296" calcext:value-type="float">
            <text:p>-16.296</text:p>
          </table:table-cell>
          <table:table-cell office:value-type="float" office:value="16.685" calcext:value-type="float">
            <text:p>16.68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2.532" calcext:value-type="float">
            <text:p>62.532</text:p>
          </table:table-cell>
          <table:table-cell office:value-type="float" office:value="142.285" calcext:value-type="float">
            <text:p>142.285</text:p>
          </table:table-cell>
          <table:table-cell office:value-type="float" office:value="-108.914" calcext:value-type="float">
            <text:p>-108.914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6750.347" calcext:value-type="float">
            <text:p>6750.347</text:p>
          </table:table-cell>
          <table:table-cell office:value-type="float" office:value="2413.657" calcext:value-type="float">
            <text:p>2413.657</text:p>
          </table:table-cell>
          <table:table-cell office:value-type="float" office:value="24362.845" calcext:value-type="float">
            <text:p>24362.845</text:p>
          </table:table-cell>
          <table:table-cell office:value-type="float" office:value="5291.177" calcext:value-type="float">
            <text:p>5291.177</text:p>
          </table:table-cell>
          <table:table-cell office:value-type="float" office:value="17377.989" calcext:value-type="float">
            <text:p>17377.989</text:p>
          </table:table-cell>
          <table:table-cell office:value-type="float" office:value="-3877.294" calcext:value-type="float">
            <text:p>-3877.294</text:p>
          </table:table-cell>
          <table:table-cell office:value-type="float" office:value="4183.862" calcext:value-type="float">
            <text:p>4183.862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958.727" calcext:value-type="float">
            <text:p>6958.727</text:p>
          </table:table-cell>
          <table:table-cell office:value-type="float" office:value="1325.79" calcext:value-type="float">
            <text:p>1325.79</text:p>
          </table:table-cell>
          <table:table-cell office:value-type="float" office:value="6846.79" calcext:value-type="float">
            <text:p>6846.79</text:p>
          </table:table-cell>
          <table:table-cell office:value-type="float" office:value="1520.935" calcext:value-type="float">
            <text:p>1520.935</text:p>
          </table:table-cell>
          <table:table-cell office:value-type="float" office:value="4364.719" calcext:value-type="float">
            <text:p>4364.719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305.235" calcext:value-type="float">
            <text:p>7305.235</text:p>
          </table:table-cell>
          <table:table-cell office:value-type="float" office:value="1401.313" calcext:value-type="float">
            <text:p>1401.313</text:p>
          </table:table-cell>
          <table:table-cell office:value-type="float" office:value="7179.339" calcext:value-type="float">
            <text:p>7179.339</text:p>
          </table:table-cell>
          <table:table-cell office:value-type="float" office:value="1550.099" calcext:value-type="float">
            <text:p>1550.099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.266" calcext:value-type="float">
            <text:p>5.266</text:p>
          </table:table-cell>
          <table:table-cell office:value-type="float" office:value="69.024" calcext:value-type="float">
            <text:p>69.024</text:p>
          </table:table-cell>
          <table:table-cell office:value-type="float" office:value="-7.877" calcext:value-type="float">
            <text:p>-7.877</text:p>
          </table:table-cell>
          <table:table-cell office:value-type="float" office:value="10.624" calcext:value-type="float">
            <text:p>10.6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075" calcext:value-type="float">
            <text:p>29.075</text:p>
          </table:table-cell>
          <table:table-cell office:value-type="float" office:value="69.024" calcext:value-type="float">
            <text:p>69.024</text:p>
          </table:table-cell>
          <table:table-cell office:value-type="float" office:value="-47.775" calcext:value-type="float">
            <text:p>-47.77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7236.997" calcext:value-type="float">
            <text:p>7236.997</text:p>
          </table:table-cell>
          <table:table-cell office:value-type="float" office:value="2459.22" calcext:value-type="float">
            <text:p>2459.22</text:p>
          </table:table-cell>
          <table:table-cell office:value-type="float" office:value="32196.196" calcext:value-type="float">
            <text:p>32196.196</text:p>
          </table:table-cell>
          <table:table-cell office:value-type="float" office:value="5181.66" calcext:value-type="float">
            <text:p>5181.66</text:p>
          </table:table-cell>
          <table:table-cell office:value-type="float" office:value="17644.668" calcext:value-type="float">
            <text:p>17644.668</text:p>
          </table:table-cell>
          <table:table-cell office:value-type="float" office:value="-3170.673" calcext:value-type="float">
            <text:p>-3170.673</text:p>
          </table:table-cell>
          <table:table-cell office:value-type="float" office:value="4183.972" calcext:value-type="float">
            <text:p>4183.972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306.542" calcext:value-type="float">
            <text:p>1306.542</text:p>
          </table:table-cell>
          <table:table-cell office:value-type="float" office:value="6808.238" calcext:value-type="float">
            <text:p>6808.238</text:p>
          </table:table-cell>
          <table:table-cell office:value-type="float" office:value="1559.705" calcext:value-type="float">
            <text:p>1559.705</text:p>
          </table:table-cell>
          <table:table-cell office:value-type="float" office:value="4364.543" calcext:value-type="float">
            <text:p>4364.543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346.141" calcext:value-type="float">
            <text:p>7346.141</text:p>
          </table:table-cell>
          <table:table-cell office:value-type="float" office:value="1382.687" calcext:value-type="float">
            <text:p>1382.687</text:p>
          </table:table-cell>
          <table:table-cell office:value-type="float" office:value="7141.751" calcext:value-type="float">
            <text:p>7141.751</text:p>
          </table:table-cell>
          <table:table-cell office:value-type="float" office:value="1587.336" calcext:value-type="float">
            <text:p>1587.336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.027" calcext:value-type="float">
            <text:p>7.027</text:p>
          </table:table-cell>
          <table:table-cell office:value-type="float" office:value="55.443" calcext:value-type="float">
            <text:p>55.443</text:p>
          </table:table-cell>
          <table:table-cell office:value-type="float" office:value="-10.954" calcext:value-type="float">
            <text:p>-10.954</text:p>
          </table:table-cell>
          <table:table-cell office:value-type="float" office:value="6.671" calcext:value-type="float">
            <text:p>6.67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4.282" calcext:value-type="float">
            <text:p>24.282</text:p>
          </table:table-cell>
          <table:table-cell office:value-type="float" office:value="55.443" calcext:value-type="float">
            <text:p>55.443</text:p>
          </table:table-cell>
          <table:table-cell office:value-type="float" office:value="-42.101" calcext:value-type="float">
            <text:p>-42.101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7531.926" calcext:value-type="float">
            <text:p>7531.926</text:p>
          </table:table-cell>
          <table:table-cell office:value-type="float" office:value="2415.809" calcext:value-type="float">
            <text:p>2415.809</text:p>
          </table:table-cell>
          <table:table-cell office:value-type="float" office:value="28904.783" calcext:value-type="float">
            <text:p>28904.783</text:p>
          </table:table-cell>
          <table:table-cell office:value-type="float" office:value="5793.68" calcext:value-type="float">
            <text:p>5793.68</text:p>
          </table:table-cell>
          <table:table-cell office:value-type="float" office:value="19168.874" calcext:value-type="float">
            <text:p>19168.874</text:p>
          </table:table-cell>
          <table:table-cell office:value-type="float" office:value="-4105.022" calcext:value-type="float">
            <text:p>-4105.022</text:p>
          </table:table-cell>
          <table:table-cell office:value-type="float" office:value="4152.633" calcext:value-type="float">
            <text:p>4152.633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92.684" calcext:value-type="float">
            <text:p>1292.684</text:p>
          </table:table-cell>
          <table:table-cell office:value-type="float" office:value="6749.066" calcext:value-type="float">
            <text:p>6749.066</text:p>
          </table:table-cell>
          <table:table-cell office:value-type="float" office:value="1556.2" calcext:value-type="float">
            <text:p>1556.2</text:p>
          </table:table-cell>
          <table:table-cell office:value-type="float" office:value="4327.29" calcext:value-type="float">
            <text:p>4327.29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308.801" calcext:value-type="float">
            <text:p>7308.801</text:p>
          </table:table-cell>
          <table:table-cell office:value-type="float" office:value="1358.556" calcext:value-type="float">
            <text:p>1358.556</text:p>
          </table:table-cell>
          <table:table-cell office:value-type="float" office:value="7056.03" calcext:value-type="float">
            <text:p>7056.03</text:p>
          </table:table-cell>
          <table:table-cell office:value-type="float" office:value="1598.55" calcext:value-type="float">
            <text:p>1598.55</text:p>
          </table:table-cell>
          <table:table-cell office:value-type="float" office:value="4.22" calcext:value-type="float">
            <text:p>4.2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819" calcext:value-type="float">
            <text:p>7.819</text:p>
          </table:table-cell>
          <table:table-cell office:value-type="float" office:value="117.228" calcext:value-type="float">
            <text:p>117.228</text:p>
          </table:table-cell>
          <table:table-cell office:value-type="float" office:value="-11.484" calcext:value-type="float">
            <text:p>-11.484</text:p>
          </table:table-cell>
          <table:table-cell office:value-type="float" office:value="15.206" calcext:value-type="float">
            <text:p>15.20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0.793" calcext:value-type="float">
            <text:p>50.793</text:p>
          </table:table-cell>
          <table:table-cell office:value-type="float" office:value="117.228" calcext:value-type="float">
            <text:p>117.228</text:p>
          </table:table-cell>
          <table:table-cell office:value-type="float" office:value="-86.815" calcext:value-type="float">
            <text:p>-86.81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3444.692" calcext:value-type="float">
            <text:p>13444.692</text:p>
          </table:table-cell>
          <table:table-cell office:value-type="float" office:value="2519.106" calcext:value-type="float">
            <text:p>2519.106</text:p>
          </table:table-cell>
          <table:table-cell office:value-type="float" office:value="222942.704" calcext:value-type="float">
            <text:p>222942.704</text:p>
          </table:table-cell>
          <table:table-cell office:value-type="float" office:value="31995.407" calcext:value-type="float">
            <text:p>31995.407</text:p>
          </table:table-cell>
          <table:table-cell office:value-type="float" office:value="77709.357" calcext:value-type="float">
            <text:p>77709.357</text:p>
          </table:table-cell>
          <table:table-cell office:value-type="float" office:value="-50819.974" calcext:value-type="float">
            <text:p>-50819.974</text:p>
          </table:table-cell>
          <table:table-cell office:value-type="float" office:value="4175.623" calcext:value-type="float">
            <text:p>4175.623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941.808" calcext:value-type="float">
            <text:p>6941.808</text:p>
          </table:table-cell>
          <table:table-cell office:value-type="float" office:value="1289.457" calcext:value-type="float">
            <text:p>1289.457</text:p>
          </table:table-cell>
          <table:table-cell office:value-type="float" office:value="6765.574" calcext:value-type="float">
            <text:p>6765.574</text:p>
          </table:table-cell>
          <table:table-cell office:value-type="float" office:value="1585.672" calcext:value-type="float">
            <text:p>1585.672</text:p>
          </table:table-cell>
          <table:table-cell office:value-type="float" office:value="4356.876" calcext:value-type="float">
            <text:p>4356.876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273.6" calcext:value-type="float">
            <text:p>7273.6</text:p>
          </table:table-cell>
          <table:table-cell office:value-type="float" office:value="1358.636" calcext:value-type="float">
            <text:p>1358.636</text:p>
          </table:table-cell>
          <table:table-cell office:value-type="float" office:value="7085.778" calcext:value-type="float">
            <text:p>7085.778</text:p>
          </table:table-cell>
          <table:table-cell office:value-type="float" office:value="1627.975" calcext:value-type="float">
            <text:p>1627.975</text:p>
          </table:table-cell>
          <table:table-cell office:value-type="float" office:value="17.36" calcext:value-type="float">
            <text:p>17.36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71.482" calcext:value-type="float">
            <text:p>71.482</text:p>
          </table:table-cell>
          <table:table-cell office:value-type="float" office:value="1021.878" calcext:value-type="float">
            <text:p>1021.878</text:p>
          </table:table-cell>
          <table:table-cell office:value-type="float" office:value="-126.216" calcext:value-type="float">
            <text:p>-126.216</text:p>
          </table:table-cell>
          <table:table-cell office:value-type="float" office:value="140.365" calcext:value-type="float">
            <text:p>140.365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38.878" calcext:value-type="float">
            <text:p>438.878</text:p>
          </table:table-cell>
          <table:table-cell office:value-type="float" office:value="1021.878" calcext:value-type="float">
            <text:p>1021.878</text:p>
          </table:table-cell>
          <table:table-cell office:value-type="float" office:value="-741.148" calcext:value-type="float">
            <text:p>-741.148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651.234" calcext:value-type="float">
            <text:p>9651.234</text:p>
          </table:table-cell>
          <table:table-cell office:value-type="float" office:value="2535.117" calcext:value-type="float">
            <text:p>2535.117</text:p>
          </table:table-cell>
          <table:table-cell office:value-type="float" office:value="78355.284" calcext:value-type="float">
            <text:p>78355.284</text:p>
          </table:table-cell>
          <table:table-cell office:value-type="float" office:value="11887.031" calcext:value-type="float">
            <text:p>11887.031</text:p>
          </table:table-cell>
          <table:table-cell office:value-type="float" office:value="33527.038" calcext:value-type="float">
            <text:p>33527.038</text:p>
          </table:table-cell>
          <table:table-cell office:value-type="float" office:value="-14224.571" calcext:value-type="float">
            <text:p>-14224.571</text:p>
          </table:table-cell>
          <table:table-cell office:value-type="float" office:value="4181.69" calcext:value-type="float">
            <text:p>4181.69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812.895" calcext:value-type="float">
            <text:p>6812.895</text:p>
          </table:table-cell>
          <table:table-cell office:value-type="float" office:value="1266.876" calcext:value-type="float">
            <text:p>1266.876</text:p>
          </table:table-cell>
          <table:table-cell office:value-type="float" office:value="6726.284" calcext:value-type="float">
            <text:p>6726.284</text:p>
          </table:table-cell>
          <table:table-cell office:value-type="float" office:value="1637.095" calcext:value-type="float">
            <text:p>1637.095</text:p>
          </table:table-cell>
          <table:table-cell office:value-type="float" office:value="4364.102" calcext:value-type="float">
            <text:p>4364.102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162.349" calcext:value-type="float">
            <text:p>7162.349</text:p>
          </table:table-cell>
          <table:table-cell office:value-type="float" office:value="1337.836" calcext:value-type="float">
            <text:p>1337.836</text:p>
          </table:table-cell>
          <table:table-cell office:value-type="float" office:value="7051.226" calcext:value-type="float">
            <text:p>7051.226</text:p>
          </table:table-cell>
          <table:table-cell office:value-type="float" office:value="1676.979" calcext:value-type="float">
            <text:p>1676.979</text:p>
          </table:table-cell>
          <table:table-cell office:value-type="float" office:value="8.26" calcext:value-type="float">
            <text:p>8.26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5.628" calcext:value-type="float">
            <text:p>25.628</text:p>
          </table:table-cell>
          <table:table-cell office:value-type="float" office:value="479.693" calcext:value-type="float">
            <text:p>479.693</text:p>
          </table:table-cell>
          <table:table-cell office:value-type="float" office:value="-43.215" calcext:value-type="float">
            <text:p>-43.215</text:p>
          </table:table-cell>
          <table:table-cell office:value-type="float" office:value="53.031" calcext:value-type="float">
            <text:p>53.03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12.422" calcext:value-type="float">
            <text:p>212.422</text:p>
          </table:table-cell>
          <table:table-cell office:value-type="float" office:value="479.693" calcext:value-type="float">
            <text:p>479.693</text:p>
          </table:table-cell>
          <table:table-cell office:value-type="float" office:value="-373.631" calcext:value-type="float">
            <text:p>-373.631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8022.336" calcext:value-type="float">
            <text:p>8022.336</text:p>
          </table:table-cell>
          <table:table-cell office:value-type="float" office:value="2479.366" calcext:value-type="float">
            <text:p>2479.366</text:p>
          </table:table-cell>
          <table:table-cell office:value-type="float" office:value="48896.479" calcext:value-type="float">
            <text:p>48896.479</text:p>
          </table:table-cell>
          <table:table-cell office:value-type="float" office:value="8737.215" calcext:value-type="float">
            <text:p>8737.215</text:p>
          </table:table-cell>
          <table:table-cell office:value-type="float" office:value="25571.548" calcext:value-type="float">
            <text:p>25571.548</text:p>
          </table:table-cell>
          <table:table-cell office:value-type="float" office:value="-9526.876" calcext:value-type="float">
            <text:p>-9526.876</text:p>
          </table:table-cell>
          <table:table-cell office:value-type="float" office:value="4207.73" calcext:value-type="float">
            <text:p>4207.73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874.982" calcext:value-type="float">
            <text:p>6874.982</text:p>
          </table:table-cell>
          <table:table-cell office:value-type="float" office:value="1285.407" calcext:value-type="float">
            <text:p>1285.407</text:p>
          </table:table-cell>
          <table:table-cell office:value-type="float" office:value="6789.546" calcext:value-type="float">
            <text:p>6789.546</text:p>
          </table:table-cell>
          <table:table-cell office:value-type="float" office:value="1625.913" calcext:value-type="float">
            <text:p>1625.913</text:p>
          </table:table-cell>
          <table:table-cell office:value-type="float" office:value="4391.11" calcext:value-type="float">
            <text:p>4391.11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222.312" calcext:value-type="float">
            <text:p>7222.312</text:p>
          </table:table-cell>
          <table:table-cell office:value-type="float" office:value="1358.882" calcext:value-type="float">
            <text:p>1358.882</text:p>
          </table:table-cell>
          <table:table-cell office:value-type="float" office:value="7120.506" calcext:value-type="float">
            <text:p>7120.506</text:p>
          </table:table-cell>
          <table:table-cell office:value-type="float" office:value="1661.715" calcext:value-type="float">
            <text:p>1661.715</text:p>
          </table:table-cell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1.388" calcext:value-type="float">
            <text:p>11.388</text:p>
          </table:table-cell>
          <table:table-cell office:value-type="float" office:value="224.191" calcext:value-type="float">
            <text:p>224.191</text:p>
          </table:table-cell>
          <table:table-cell office:value-type="float" office:value="-18.414" calcext:value-type="float">
            <text:p>-18.414</text:p>
          </table:table-cell>
          <table:table-cell office:value-type="float" office:value="34.856" calcext:value-type="float">
            <text:p>34.85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4.264" calcext:value-type="float">
            <text:p>94.264</text:p>
          </table:table-cell>
          <table:table-cell office:value-type="float" office:value="224.191" calcext:value-type="float">
            <text:p>224.191</text:p>
          </table:table-cell>
          <table:table-cell office:value-type="float" office:value="-154.48" calcext:value-type="float">
            <text:p>-154.48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8237.824" calcext:value-type="float">
            <text:p>8237.824</text:p>
          </table:table-cell>
          <table:table-cell office:value-type="float" office:value="2538.294" calcext:value-type="float">
            <text:p>2538.294</text:p>
          </table:table-cell>
          <table:table-cell office:value-type="float" office:value="55508.375" calcext:value-type="float">
            <text:p>55508.375</text:p>
          </table:table-cell>
          <table:table-cell office:value-type="float" office:value="8780.969" calcext:value-type="float">
            <text:p>8780.969</text:p>
          </table:table-cell>
          <table:table-cell office:value-type="float" office:value="25874.919" calcext:value-type="float">
            <text:p>25874.919</text:p>
          </table:table-cell>
          <table:table-cell office:value-type="float" office:value="-9399.272" calcext:value-type="float">
            <text:p>-9399.272</text:p>
          </table:table-cell>
          <table:table-cell office:value-type="float" office:value="4165.454" calcext:value-type="float">
            <text:p>4165.454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929.487" calcext:value-type="float">
            <text:p>6929.487</text:p>
          </table:table-cell>
          <table:table-cell office:value-type="float" office:value="1272.512" calcext:value-type="float">
            <text:p>1272.512</text:p>
          </table:table-cell>
          <table:table-cell office:value-type="float" office:value="6721.37" calcext:value-type="float">
            <text:p>6721.37</text:p>
          </table:table-cell>
          <table:table-cell office:value-type="float" office:value="1609.538" calcext:value-type="float">
            <text:p>1609.538</text:p>
          </table:table-cell>
          <table:table-cell office:value-type="float" office:value="4346.897" calcext:value-type="float">
            <text:p>4346.897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220.329" calcext:value-type="float">
            <text:p>7220.329</text:p>
          </table:table-cell>
          <table:table-cell office:value-type="float" office:value="1333.541" calcext:value-type="float">
            <text:p>1333.541</text:p>
          </table:table-cell>
          <table:table-cell office:value-type="float" office:value="7025.393" calcext:value-type="float">
            <text:p>7025.393</text:p>
          </table:table-cell>
          <table:table-cell office:value-type="float" office:value="1668.401" calcext:value-type="float">
            <text:p>1668.401</text:p>
          </table:table-cell>
          <table:table-cell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4.599" calcext:value-type="float">
            <text:p>14.599</text:p>
          </table:table-cell>
          <table:table-cell office:value-type="float" office:value="405.856" calcext:value-type="float">
            <text:p>405.856</text:p>
          </table:table-cell>
          <table:table-cell office:value-type="float" office:value="-23.763" calcext:value-type="float">
            <text:p>-23.763</text:p>
          </table:table-cell>
          <table:table-cell office:value-type="float" office:value="48.001" calcext:value-type="float">
            <text:p>48.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8.165" calcext:value-type="float">
            <text:p>178.165</text:p>
          </table:table-cell>
          <table:table-cell office:value-type="float" office:value="405.856" calcext:value-type="float">
            <text:p>405.856</text:p>
          </table:table-cell>
          <table:table-cell office:value-type="float" office:value="-309.854" calcext:value-type="float">
            <text:p>-309.854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1758.764" calcext:value-type="float">
            <text:p>11758.764</text:p>
          </table:table-cell>
          <table:table-cell office:value-type="float" office:value="2401.187" calcext:value-type="float">
            <text:p>2401.187</text:p>
          </table:table-cell>
          <table:table-cell office:value-type="float" office:value="70291.415" calcext:value-type="float">
            <text:p>70291.415</text:p>
          </table:table-cell>
          <table:table-cell office:value-type="float" office:value="14782.315" calcext:value-type="float">
            <text:p>14782.315</text:p>
          </table:table-cell>
          <table:table-cell office:value-type="float" office:value="41449.918" calcext:value-type="float">
            <text:p>41449.918</text:p>
          </table:table-cell>
          <table:table-cell office:value-type="float" office:value="-17932.39" calcext:value-type="float">
            <text:p>-17932.39</text:p>
          </table:table-cell>
          <table:table-cell office:value-type="float" office:value="4156.149" calcext:value-type="float">
            <text:p>4156.149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738.421" calcext:value-type="float">
            <text:p>6738.421</text:p>
          </table:table-cell>
          <table:table-cell office:value-type="float" office:value="1250.983" calcext:value-type="float">
            <text:p>1250.983</text:p>
          </table:table-cell>
          <table:table-cell office:value-type="float" office:value="6668.822" calcext:value-type="float">
            <text:p>6668.822</text:p>
          </table:table-cell>
          <table:table-cell office:value-type="float" office:value="1643.476" calcext:value-type="float">
            <text:p>1643.476</text:p>
          </table:table-cell>
          <table:table-cell office:value-type="float" office:value="4334.499" calcext:value-type="float">
            <text:p>4334.499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7009.616" calcext:value-type="float">
            <text:p>7009.616</text:p>
          </table:table-cell>
          <table:table-cell office:value-type="float" office:value="1317.102" calcext:value-type="float">
            <text:p>1317.102</text:p>
          </table:table-cell>
          <table:table-cell office:value-type="float" office:value="6979.975" calcext:value-type="float">
            <text:p>6979.975</text:p>
          </table:table-cell>
          <table:table-cell office:value-type="float" office:value="1689.022" calcext:value-type="float">
            <text:p>1689.022</text:p>
          </table:table-cell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27.814" calcext:value-type="float">
            <text:p>27.814</text:p>
          </table:table-cell>
          <table:table-cell office:value-type="float" office:value="482.806" calcext:value-type="float">
            <text:p>482.806</text:p>
          </table:table-cell>
          <table:table-cell office:value-type="float" office:value="-44.566" calcext:value-type="float">
            <text:p>-44.566</text:p>
          </table:table-cell>
          <table:table-cell office:value-type="float" office:value="81.046" calcext:value-type="float">
            <text:p>81.04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00.024" calcext:value-type="float">
            <text:p>200.024</text:p>
          </table:table-cell>
          <table:table-cell office:value-type="float" office:value="482.806" calcext:value-type="float">
            <text:p>482.806</text:p>
          </table:table-cell>
          <table:table-cell office:value-type="float" office:value="-320.715" calcext:value-type="float">
            <text:p>-320.71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8476.722" calcext:value-type="float">
            <text:p>8476.722</text:p>
          </table:table-cell>
          <table:table-cell office:value-type="float" office:value="2459.783" calcext:value-type="float">
            <text:p>2459.783</text:p>
          </table:table-cell>
          <table:table-cell office:value-type="float" office:value="53180.201" calcext:value-type="float">
            <text:p>53180.201</text:p>
          </table:table-cell>
          <table:table-cell office:value-type="float" office:value="8315.847" calcext:value-type="float">
            <text:p>8315.847</text:p>
          </table:table-cell>
          <table:table-cell office:value-type="float" office:value="25179.592" calcext:value-type="float">
            <text:p>25179.592</text:p>
          </table:table-cell>
          <table:table-cell office:value-type="float" office:value="-8226.147" calcext:value-type="float">
            <text:p>-8226.147</text:p>
          </table:table-cell>
          <table:table-cell office:value-type="float" office:value="4148.157" calcext:value-type="float">
            <text:p>4148.157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36.645" calcext:value-type="float">
            <text:p>6636.645</text:p>
          </table:table-cell>
          <table:table-cell office:value-type="float" office:value="1248.735" calcext:value-type="float">
            <text:p>1248.735</text:p>
          </table:table-cell>
          <table:table-cell office:value-type="float" office:value="6656.316" calcext:value-type="float">
            <text:p>6656.316</text:p>
          </table:table-cell>
          <table:table-cell office:value-type="float" office:value="1639.998" calcext:value-type="float">
            <text:p>1639.998</text:p>
          </table:table-cell>
          <table:table-cell office:value-type="float" office:value="4332.808" calcext:value-type="float">
            <text:p>4332.808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6985.797" calcext:value-type="float">
            <text:p>6985.797</text:p>
          </table:table-cell>
          <table:table-cell office:value-type="float" office:value="1316.821" calcext:value-type="float">
            <text:p>1316.821</text:p>
          </table:table-cell>
          <table:table-cell office:value-type="float" office:value="6977.721" calcext:value-type="float">
            <text:p>6977.721</text:p>
          </table:table-cell>
          <table:table-cell office:value-type="float" office:value="1687.896" calcext:value-type="float">
            <text:p>1687.896</text:p>
          </table:table-cell>
          <table:table-cell office:value-type="float" office:value="5.84" calcext:value-type="float">
            <text:p>5.8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6.655" calcext:value-type="float">
            <text:p>16.655</text:p>
          </table:table-cell>
          <table:table-cell office:value-type="float" office:value="598.348" calcext:value-type="float">
            <text:p>598.348</text:p>
          </table:table-cell>
          <table:table-cell office:value-type="float" office:value="-27.612" calcext:value-type="float">
            <text:p>-27.612</text:p>
          </table:table-cell>
          <table:table-cell office:value-type="float" office:value="63.201" calcext:value-type="float">
            <text:p>63.20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66.433" calcext:value-type="float">
            <text:p>266.433</text:p>
          </table:table-cell>
          <table:table-cell office:value-type="float" office:value="598.348" calcext:value-type="float">
            <text:p>598.348</text:p>
          </table:table-cell>
          <table:table-cell office:value-type="float" office:value="-471.945" calcext:value-type="float">
            <text:p>-471.94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630.467" calcext:value-type="float">
            <text:p>9630.467</text:p>
          </table:table-cell>
          <table:table-cell office:value-type="float" office:value="2488.451" calcext:value-type="float">
            <text:p>2488.451</text:p>
          </table:table-cell>
          <table:table-cell office:value-type="float" office:value="62640.259" calcext:value-type="float">
            <text:p>62640.259</text:p>
          </table:table-cell>
          <table:table-cell office:value-type="float" office:value="10702.6" calcext:value-type="float">
            <text:p>10702.6</text:p>
          </table:table-cell>
          <table:table-cell office:value-type="float" office:value="31127.271" calcext:value-type="float">
            <text:p>31127.271</text:p>
          </table:table-cell>
          <table:table-cell office:value-type="float" office:value="-11866.338" calcext:value-type="float">
            <text:p>-11866.338</text:p>
          </table:table-cell>
          <table:table-cell office:value-type="float" office:value="4136.583" calcext:value-type="float">
            <text:p>4136.583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1213.17" calcext:value-type="float">
            <text:p>1213.17</text:p>
          </table:table-cell>
          <table:table-cell office:value-type="float" office:value="6573.307" calcext:value-type="float">
            <text:p>6573.307</text:p>
          </table:table-cell>
          <table:table-cell office:value-type="float" office:value="1699.859" calcext:value-type="float">
            <text:p>1699.859</text:p>
          </table:table-cell>
          <table:table-cell office:value-type="float" office:value="4315.255" calcext:value-type="float">
            <text:p>4315.255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887.091" calcext:value-type="float">
            <text:p>6887.091</text:p>
          </table:table-cell>
          <table:table-cell office:value-type="float" office:value="1283.578" calcext:value-type="float">
            <text:p>1283.578</text:p>
          </table:table-cell>
          <table:table-cell office:value-type="float" office:value="6893.398" calcext:value-type="float">
            <text:p>6893.398</text:p>
          </table:table-cell>
          <table:table-cell office:value-type="float" office:value="1737.113" calcext:value-type="float">
            <text:p>1737.113</text:p>
          </table:table-cell>
          <table:table-cell office:value-type="float" office:value="8.32" calcext:value-type="float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7.845" calcext:value-type="float">
            <text:p>17.845</text:p>
          </table:table-cell>
          <table:table-cell office:value-type="float" office:value="710.57" calcext:value-type="float">
            <text:p>710.57</text:p>
          </table:table-cell>
          <table:table-cell office:value-type="float" office:value="-27.524" calcext:value-type="float">
            <text:p>-27.524</text:p>
          </table:table-cell>
          <table:table-cell office:value-type="float" office:value="111.048" calcext:value-type="float">
            <text:p>111.04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8.483" calcext:value-type="float">
            <text:p>298.483</text:p>
          </table:table-cell>
          <table:table-cell office:value-type="float" office:value="710.57" calcext:value-type="float">
            <text:p>710.57</text:p>
          </table:table-cell>
          <table:table-cell office:value-type="float" office:value="-488.473" calcext:value-type="float">
            <text:p>-488.47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397.099" calcext:value-type="float">
            <text:p>9397.099</text:p>
          </table:table-cell>
          <table:table-cell office:value-type="float" office:value="2565.836" calcext:value-type="float">
            <text:p>2565.836</text:p>
          </table:table-cell>
          <table:table-cell office:value-type="float" office:value="51201.912" calcext:value-type="float">
            <text:p>51201.912</text:p>
          </table:table-cell>
          <table:table-cell office:value-type="float" office:value="9044.172" calcext:value-type="float">
            <text:p>9044.172</text:p>
          </table:table-cell>
          <table:table-cell office:value-type="float" office:value="27562.854" calcext:value-type="float">
            <text:p>27562.854</text:p>
          </table:table-cell>
          <table:table-cell office:value-type="float" office:value="-8768.656" calcext:value-type="float">
            <text:p>-8768.656</text:p>
          </table:table-cell>
          <table:table-cell office:value-type="float" office:value="4125.246" calcext:value-type="float">
            <text:p>4125.246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504.541" calcext:value-type="float">
            <text:p>6504.541</text:p>
          </table:table-cell>
          <table:table-cell office:value-type="float" office:value="1192.506" calcext:value-type="float">
            <text:p>1192.506</text:p>
          </table:table-cell>
          <table:table-cell office:value-type="float" office:value="6520.463" calcext:value-type="float">
            <text:p>6520.463</text:p>
          </table:table-cell>
          <table:table-cell office:value-type="float" office:value="1730.028" calcext:value-type="float">
            <text:p>1730.028</text:p>
          </table:table-cell>
          <table:table-cell office:value-type="float" office:value="4305.44" calcext:value-type="float">
            <text:p>4305.44</text:p>
          </table:table-cell>
          <table:table-cell office:value-type="float" office:value="1873.778" calcext:value-type="float">
            <text:p>1873.778</text:p>
          </table:table-cell>
          <table:table-cell office:value-type="float" office:value="6812.767" calcext:value-type="float">
            <text:p>6812.767</text:p>
          </table:table-cell>
          <table:table-cell office:value-type="float" office:value="1262.473" calcext:value-type="float">
            <text:p>1262.473</text:p>
          </table:table-cell>
          <table:table-cell office:value-type="float" office:value="6841.191" calcext:value-type="float">
            <text:p>6841.191</text:p>
          </table:table-cell>
          <table:table-cell office:value-type="float" office:value="1769.689" calcext:value-type="float">
            <text:p>1769.689</text:p>
          </table:table-cell>
          <table:table-cell office:value-type="float" office:value="7.08" calcext:value-type="float">
            <text:p>7.08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9.448" calcext:value-type="float">
            <text:p>19.448</text:p>
          </table:table-cell>
          <table:table-cell office:value-type="float" office:value="494.713" calcext:value-type="float">
            <text:p>494.713</text:p>
          </table:table-cell>
          <table:table-cell office:value-type="float" office:value="-31.983" calcext:value-type="float">
            <text:p>-31.983</text:p>
          </table:table-cell>
          <table:table-cell office:value-type="float" office:value="80.235" calcext:value-type="float">
            <text:p>80.23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06.356" calcext:value-type="float">
            <text:p>206.356</text:p>
          </table:table-cell>
          <table:table-cell office:value-type="float" office:value="494.713" calcext:value-type="float">
            <text:p>494.713</text:p>
          </table:table-cell>
          <table:table-cell office:value-type="float" office:value="-334.243" calcext:value-type="float">
            <text:p>-334.24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7335.868" calcext:value-type="float">
            <text:p>7335.868</text:p>
          </table:table-cell>
          <table:table-cell office:value-type="float" office:value="2415.088" calcext:value-type="float">
            <text:p>2415.088</text:p>
          </table:table-cell>
          <table:table-cell office:value-type="float" office:value="28077.864" calcext:value-type="float">
            <text:p>28077.864</text:p>
          </table:table-cell>
          <table:table-cell office:value-type="float" office:value="5497.178" calcext:value-type="float">
            <text:p>5497.178</text:p>
          </table:table-cell>
          <table:table-cell office:value-type="float" office:value="18377.275" calcext:value-type="float">
            <text:p>18377.275</text:p>
          </table:table-cell>
          <table:table-cell office:value-type="float" office:value="-3705.539" calcext:value-type="float">
            <text:p>-3705.539</text:p>
          </table:table-cell>
          <table:table-cell office:value-type="float" office:value="4114.67" calcext:value-type="float">
            <text:p>4114.67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473.054" calcext:value-type="float">
            <text:p>6473.054</text:p>
          </table:table-cell>
          <table:table-cell office:value-type="float" office:value="1197.256" calcext:value-type="float">
            <text:p>1197.256</text:p>
          </table:table-cell>
          <table:table-cell office:value-type="float" office:value="6519.429" calcext:value-type="float">
            <text:p>6519.429</text:p>
          </table:table-cell>
          <table:table-cell office:value-type="float" office:value="1709.911" calcext:value-type="float">
            <text:p>1709.911</text:p>
          </table:table-cell>
          <table:table-cell office:value-type="float" office:value="4289.873" calcext:value-type="float">
            <text:p>4289.873</text:p>
          </table:table-cell>
          <table:table-cell office:value-type="float" office:value="1851.222" calcext:value-type="float">
            <text:p>1851.222</text:p>
          </table:table-cell>
          <table:table-cell office:value-type="float" office:value="6789.556" calcext:value-type="float">
            <text:p>6789.556</text:p>
          </table:table-cell>
          <table:table-cell office:value-type="float" office:value="1262.387" calcext:value-type="float">
            <text:p>1262.387</text:p>
          </table:table-cell>
          <table:table-cell office:value-type="float" office:value="6825.451" calcext:value-type="float">
            <text:p>6825.451</text:p>
          </table:table-cell>
          <table:table-cell office:value-type="float" office:value="1754.295" calcext:value-type="float">
            <text:p>1754.295</text:p>
          </table:table-cell>
          <table:table-cell office:value-type="float" office:value="4.08" calcext:value-type="float">
            <text:p>4.0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077" calcext:value-type="float">
            <text:p>8.077</text:p>
          </table:table-cell>
          <table:table-cell office:value-type="float" office:value="301.386" calcext:value-type="float">
            <text:p>301.386</text:p>
          </table:table-cell>
          <table:table-cell office:value-type="float" office:value="-12.143" calcext:value-type="float">
            <text:p>-12.143</text:p>
          </table:table-cell>
          <table:table-cell office:value-type="float" office:value="49.505" calcext:value-type="float">
            <text:p>49.5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5.404" calcext:value-type="float">
            <text:p>125.404</text:p>
          </table:table-cell>
          <table:table-cell office:value-type="float" office:value="301.386" calcext:value-type="float">
            <text:p>301.386</text:p>
          </table:table-cell>
          <table:table-cell office:value-type="float" office:value="-202.376" calcext:value-type="float">
            <text:p>-202.376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304.123" calcext:value-type="float">
            <text:p>9304.123</text:p>
          </table:table-cell>
          <table:table-cell office:value-type="float" office:value="2519.304" calcext:value-type="float">
            <text:p>2519.304</text:p>
          </table:table-cell>
          <table:table-cell office:value-type="float" office:value="55066.885" calcext:value-type="float">
            <text:p>55066.885</text:p>
          </table:table-cell>
          <table:table-cell office:value-type="float" office:value="8901.523" calcext:value-type="float">
            <text:p>8901.523</text:p>
          </table:table-cell>
          <table:table-cell office:value-type="float" office:value="27183.358" calcext:value-type="float">
            <text:p>27183.358</text:p>
          </table:table-cell>
          <table:table-cell office:value-type="float" office:value="-8575.112" calcext:value-type="float">
            <text:p>-8575.112</text:p>
          </table:table-cell>
          <table:table-cell office:value-type="float" office:value="4113.231" calcext:value-type="float">
            <text:p>4113.231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484.757" calcext:value-type="float">
            <text:p>6484.757</text:p>
          </table:table-cell>
          <table:table-cell office:value-type="float" office:value="1184.367" calcext:value-type="float">
            <text:p>1184.367</text:p>
          </table:table-cell>
          <table:table-cell office:value-type="float" office:value="6492.103" calcext:value-type="float">
            <text:p>6492.103</text:p>
          </table:table-cell>
          <table:table-cell office:value-type="float" office:value="1734.36" calcext:value-type="float">
            <text:p>1734.36</text:p>
          </table:table-cell>
          <table:table-cell office:value-type="float" office:value="4293.41" calcext:value-type="float">
            <text:p>4293.41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796.533" calcext:value-type="float">
            <text:p>6796.533</text:p>
          </table:table-cell>
          <table:table-cell office:value-type="float" office:value="1252.725" calcext:value-type="float">
            <text:p>1252.725</text:p>
          </table:table-cell>
          <table:table-cell office:value-type="float" office:value="6809.582" calcext:value-type="float">
            <text:p>6809.582</text:p>
          </table:table-cell>
          <table:table-cell office:value-type="float" office:value="1777.239" calcext:value-type="float">
            <text:p>1777.239</text:p>
          </table:table-cell>
          <table:table-cell office:value-type="float" office:value="6.54" calcext:value-type="float">
            <text:p>6.54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6.801" calcext:value-type="float">
            <text:p>16.801</text:p>
          </table:table-cell>
          <table:table-cell office:value-type="float" office:value="923.329" calcext:value-type="float">
            <text:p>923.329</text:p>
          </table:table-cell>
          <table:table-cell office:value-type="float" office:value="-27.207" calcext:value-type="float">
            <text:p>-27.207</text:p>
          </table:table-cell>
          <table:table-cell office:value-type="float" office:value="148.164" calcext:value-type="float">
            <text:p>148.16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85.931" calcext:value-type="float">
            <text:p>385.931</text:p>
          </table:table-cell>
          <table:table-cell office:value-type="float" office:value="923.329" calcext:value-type="float">
            <text:p>923.329</text:p>
          </table:table-cell>
          <table:table-cell office:value-type="float" office:value="-627.002" calcext:value-type="float">
            <text:p>-627.002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6609.788" calcext:value-type="float">
            <text:p>6609.788</text:p>
          </table:table-cell>
          <table:table-cell office:value-type="float" office:value="2594.656" calcext:value-type="float">
            <text:p>2594.656</text:p>
          </table:table-cell>
          <table:table-cell office:value-type="float" office:value="29656.779" calcext:value-type="float">
            <text:p>29656.779</text:p>
          </table:table-cell>
          <table:table-cell office:value-type="float" office:value="5150.432" calcext:value-type="float">
            <text:p>5150.432</text:p>
          </table:table-cell>
          <table:table-cell office:value-type="float" office:value="16954.735" calcext:value-type="float">
            <text:p>16954.735</text:p>
          </table:table-cell>
          <table:table-cell office:value-type="float" office:value="-3735.158" calcext:value-type="float">
            <text:p>-3735.158</text:p>
          </table:table-cell>
          <table:table-cell office:value-type="float" office:value="4086.407" calcext:value-type="float">
            <text:p>4086.407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6436.939" calcext:value-type="float">
            <text:p>6436.939</text:p>
          </table:table-cell>
          <table:table-cell office:value-type="float" office:value="1195.032" calcext:value-type="float">
            <text:p>1195.032</text:p>
          </table:table-cell>
          <table:table-cell office:value-type="float" office:value="6486.7" calcext:value-type="float">
            <text:p>6486.7</text:p>
          </table:table-cell>
          <table:table-cell office:value-type="float" office:value="1686.114" calcext:value-type="float">
            <text:p>1686.114</text:p>
          </table:table-cell>
          <table:table-cell office:value-type="float" office:value="4266.542" calcext:value-type="float">
            <text:p>4266.542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6765.296" calcext:value-type="float">
            <text:p>6765.296</text:p>
          </table:table-cell>
          <table:table-cell office:value-type="float" office:value="1262.658" calcext:value-type="float">
            <text:p>1262.658</text:p>
          </table:table-cell>
          <table:table-cell office:value-type="float" office:value="6802.666" calcext:value-type="float">
            <text:p>6802.666</text:p>
          </table:table-cell>
          <table:table-cell office:value-type="float" office:value="1730.418" calcext:value-type="float">
            <text:p>1730.418</text:p>
          </table:table-cell>
          <table:table-cell office:value-type="float" office:value="2.72" calcext:value-type="float">
            <text:p>2.7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.974" calcext:value-type="float">
            <text:p>6.974</text:p>
          </table:table-cell>
          <table:table-cell office:value-type="float" office:value="601.213" calcext:value-type="float">
            <text:p>601.213</text:p>
          </table:table-cell>
          <table:table-cell office:value-type="float" office:value="-11.288" calcext:value-type="float">
            <text:p>-11.288</text:p>
          </table:table-cell>
          <table:table-cell office:value-type="float" office:value="72.872" calcext:value-type="float">
            <text:p>72.87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3.045" calcext:value-type="float">
            <text:p>263.045</text:p>
          </table:table-cell>
          <table:table-cell office:value-type="float" office:value="601.213" calcext:value-type="float">
            <text:p>601.213</text:p>
          </table:table-cell>
          <table:table-cell office:value-type="float" office:value="-455.469" calcext:value-type="float">
            <text:p>-455.469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7722.278" calcext:value-type="float">
            <text:p>7722.278</text:p>
          </table:table-cell>
          <table:table-cell office:value-type="float" office:value="2433.68" calcext:value-type="float">
            <text:p>2433.68</text:p>
          </table:table-cell>
          <table:table-cell office:value-type="float" office:value="48972.86" calcext:value-type="float">
            <text:p>48972.86</text:p>
          </table:table-cell>
          <table:table-cell office:value-type="float" office:value="8170.874" calcext:value-type="float">
            <text:p>8170.874</text:p>
          </table:table-cell>
          <table:table-cell office:value-type="float" office:value="24133.961" calcext:value-type="float">
            <text:p>24133.961</text:p>
          </table:table-cell>
          <table:table-cell office:value-type="float" office:value="-8689.406" calcext:value-type="float">
            <text:p>-8689.406</text:p>
          </table:table-cell>
          <table:table-cell office:value-type="float" office:value="4102.744" calcext:value-type="float">
            <text:p>4102.744</text:p>
          </table:table-cell>
          <table:table-cell office:value-type="float" office:value="1872.319" calcext:value-type="float">
            <text:p>1872.319</text:p>
          </table:table-cell>
          <table:table-cell office:value-type="float" office:value="6489.93" calcext:value-type="float">
            <text:p>6489.93</text:p>
          </table:table-cell>
          <table:table-cell office:value-type="float" office:value="1197.191" calcext:value-type="float">
            <text:p>1197.191</text:p>
          </table:table-cell>
          <table:table-cell office:value-type="float" office:value="6507.373" calcext:value-type="float">
            <text:p>6507.373</text:p>
          </table:table-cell>
          <table:table-cell office:value-type="float" office:value="1698.115" calcext:value-type="float">
            <text:p>1698.115</text:p>
          </table:table-cell>
          <table:table-cell office:value-type="float" office:value="4279.478" calcext:value-type="float">
            <text:p>4279.478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6803.736" calcext:value-type="float">
            <text:p>6803.736</text:p>
          </table:table-cell>
          <table:table-cell office:value-type="float" office:value="1258.883" calcext:value-type="float">
            <text:p>1258.883</text:p>
          </table:table-cell>
          <table:table-cell office:value-type="float" office:value="6808.019" calcext:value-type="float">
            <text:p>6808.019</text:p>
          </table:table-cell>
          <table:table-cell office:value-type="float" office:value="1750.936" calcext:value-type="float">
            <text:p>1750.936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5.926" calcext:value-type="float">
            <text:p>15.926</text:p>
          </table:table-cell>
          <table:table-cell office:value-type="float" office:value="975.845" calcext:value-type="float">
            <text:p>975.845</text:p>
          </table:table-cell>
          <table:table-cell office:value-type="float" office:value="-26.188" calcext:value-type="float">
            <text:p>-26.188</text:p>
          </table:table-cell>
          <table:table-cell office:value-type="float" office:value="145.825" calcext:value-type="float">
            <text:p>145.82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13.242" calcext:value-type="float">
            <text:p>413.242</text:p>
          </table:table-cell>
          <table:table-cell office:value-type="float" office:value="975.845" calcext:value-type="float">
            <text:p>975.845</text:p>
          </table:table-cell>
          <table:table-cell office:value-type="float" office:value="-684.195" calcext:value-type="float">
            <text:p>-684.19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6247.632" calcext:value-type="float">
            <text:p>6247.632</text:p>
          </table:table-cell>
          <table:table-cell office:value-type="float" office:value="2486.052" calcext:value-type="float">
            <text:p>2486.052</text:p>
          </table:table-cell>
          <table:table-cell office:value-type="float" office:value="39253.587" calcext:value-type="float">
            <text:p>39253.587</text:p>
          </table:table-cell>
          <table:table-cell office:value-type="float" office:value="6061.997" calcext:value-type="float">
            <text:p>6061.997</text:p>
          </table:table-cell>
          <table:table-cell office:value-type="float" office:value="18423.513" calcext:value-type="float">
            <text:p>18423.513</text:p>
          </table:table-cell>
          <table:table-cell office:value-type="float" office:value="-5928.248" calcext:value-type="float">
            <text:p>-5928.248</text:p>
          </table:table-cell>
          <table:table-cell office:value-type="float" office:value="4097.767" calcext:value-type="float">
            <text:p>4097.767</text:p>
          </table:table-cell>
          <table:table-cell office:value-type="float" office:value="1813.143" calcext:value-type="float">
            <text:p>1813.143</text:p>
          </table:table-cell>
          <table:table-cell office:value-type="float" office:value="6533.678" calcext:value-type="float">
            <text:p>6533.678</text:p>
          </table:table-cell>
          <table:table-cell office:value-type="float" office:value="1165.593" calcext:value-type="float">
            <text:p>1165.593</text:p>
          </table:table-cell>
          <table:table-cell office:value-type="float" office:value="6438.93" calcext:value-type="float">
            <text:p>6438.93</text:p>
          </table:table-cell>
          <table:table-cell office:value-type="float" office:value="1756.604" calcext:value-type="float">
            <text:p>1756.604</text:p>
          </table:table-cell>
          <table:table-cell office:value-type="float" office:value="4272.578" calcext:value-type="float">
            <text:p>4272.578</text:p>
          </table:table-cell>
          <table:table-cell office:value-type="float" office:value="1894.79" calcext:value-type="float">
            <text:p>1894.79</text:p>
          </table:table-cell>
          <table:table-cell office:value-type="float" office:value="6844.046" calcext:value-type="float">
            <text:p>6844.046</text:p>
          </table:table-cell>
          <table:table-cell office:value-type="float" office:value="1236.159" calcext:value-type="float">
            <text:p>1236.159</text:p>
          </table:table-cell>
          <table:table-cell office:value-type="float" office:value="6755.476" calcext:value-type="float">
            <text:p>6755.476</text:p>
          </table:table-cell>
          <table:table-cell office:value-type="float" office:value="1789.679" calcext:value-type="float">
            <text:p>1789.679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1.519" calcext:value-type="float">
            <text:p>11.519</text:p>
          </table:table-cell>
          <table:table-cell office:value-type="float" office:value="1153.918" calcext:value-type="float">
            <text:p>1153.918</text:p>
          </table:table-cell>
          <table:table-cell office:value-type="float" office:value="-18.837" calcext:value-type="float">
            <text:p>-18.837</text:p>
          </table:table-cell>
          <table:table-cell office:value-type="float" office:value="129.586" calcext:value-type="float">
            <text:p>129.58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09.984" calcext:value-type="float">
            <text:p>509.984</text:p>
          </table:table-cell>
          <table:table-cell office:value-type="float" office:value="1153.918" calcext:value-type="float">
            <text:p>1153.918</text:p>
          </table:table-cell>
          <table:table-cell office:value-type="float" office:value="-894.747" calcext:value-type="float">
            <text:p>-894.747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8700.135" calcext:value-type="float">
            <text:p>8700.135</text:p>
          </table:table-cell>
          <table:table-cell office:value-type="float" office:value="2465.213" calcext:value-type="float">
            <text:p>2465.213</text:p>
          </table:table-cell>
          <table:table-cell office:value-type="float" office:value="36502.631" calcext:value-type="float">
            <text:p>36502.631</text:p>
          </table:table-cell>
          <table:table-cell office:value-type="float" office:value="7029.649" calcext:value-type="float">
            <text:p>7029.649</text:p>
          </table:table-cell>
          <table:table-cell office:value-type="float" office:value="22819.6" calcext:value-type="float">
            <text:p>22819.6</text:p>
          </table:table-cell>
          <table:table-cell office:value-type="float" office:value="-5419.331" calcext:value-type="float">
            <text:p>-5419.331</text:p>
          </table:table-cell>
          <table:table-cell office:value-type="float" office:value="4096.803" calcext:value-type="float">
            <text:p>4096.803</text:p>
          </table:table-cell>
          <table:table-cell office:value-type="float" office:value="1849.724" calcext:value-type="float">
            <text:p>1849.724</text:p>
          </table:table-cell>
          <table:table-cell office:value-type="float" office:value="6465.844" calcext:value-type="float">
            <text:p>6465.844</text:p>
          </table:table-cell>
          <table:table-cell office:value-type="float" office:value="1149.404" calcext:value-type="float">
            <text:p>1149.404</text:p>
          </table:table-cell>
          <table:table-cell office:value-type="float" office:value="6405.449" calcext:value-type="float">
            <text:p>6405.449</text:p>
          </table:table-cell>
          <table:table-cell office:value-type="float" office:value="1788.157" calcext:value-type="float">
            <text:p>1788.157</text:p>
          </table:table-cell>
          <table:table-cell office:value-type="float" office:value="4275.903" calcext:value-type="float">
            <text:p>4275.903</text:p>
          </table:table-cell>
          <table:table-cell office:value-type="float" office:value="1870.587" calcext:value-type="float">
            <text:p>1870.587</text:p>
          </table:table-cell>
          <table:table-cell office:value-type="float" office:value="6792.258" calcext:value-type="float">
            <text:p>6792.258</text:p>
          </table:table-cell>
          <table:table-cell office:value-type="float" office:value="1218.953" calcext:value-type="float">
            <text:p>1218.953</text:p>
          </table:table-cell>
          <table:table-cell office:value-type="float" office:value="6724.243" calcext:value-type="float">
            <text:p>6724.243</text:p>
          </table:table-cell>
          <table:table-cell office:value-type="float" office:value="1827.563" calcext:value-type="float">
            <text:p>1827.563</text:p>
          </table:table-cell>
          <table:table-cell office:value-type="float" office:value="6.16" calcext:value-type="float">
            <text:p>6.1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.7" calcext:value-type="float">
            <text:p>10.7</text:p>
          </table:table-cell>
          <table:table-cell office:value-type="float" office:value="764.88" calcext:value-type="float">
            <text:p>764.88</text:p>
          </table:table-cell>
          <table:table-cell office:value-type="float" office:value="-15.332" calcext:value-type="float">
            <text:p>-15.332</text:p>
          </table:table-cell>
          <table:table-cell office:value-type="float" office:value="166.957" calcext:value-type="float">
            <text:p>166.9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7.688" calcext:value-type="float">
            <text:p>297.688</text:p>
          </table:table-cell>
          <table:table-cell office:value-type="float" office:value="764.88" calcext:value-type="float">
            <text:p>764.88</text:p>
          </table:table-cell>
          <table:table-cell office:value-type="float" office:value="-430.966" calcext:value-type="float">
            <text:p>-430.966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8358.528" calcext:value-type="float">
            <text:p>8358.528</text:p>
          </table:table-cell>
          <table:table-cell office:value-type="float" office:value="2442.782" calcext:value-type="float">
            <text:p>2442.782</text:p>
          </table:table-cell>
          <table:table-cell office:value-type="float" office:value="39021.661" calcext:value-type="float">
            <text:p>39021.661</text:p>
          </table:table-cell>
          <table:table-cell office:value-type="float" office:value="7240.928" calcext:value-type="float">
            <text:p>7240.928</text:p>
          </table:table-cell>
          <table:table-cell office:value-type="float" office:value="22902.36" calcext:value-type="float">
            <text:p>22902.36</text:p>
          </table:table-cell>
          <table:table-cell office:value-type="float" office:value="-6185.304" calcext:value-type="float">
            <text:p>-6185.304</text:p>
          </table:table-cell>
          <table:table-cell office:value-type="float" office:value="4116.881" calcext:value-type="float">
            <text:p>4116.881</text:p>
          </table:table-cell>
          <table:table-cell office:value-type="float" office:value="1813.121" calcext:value-type="float">
            <text:p>1813.121</text:p>
          </table:table-cell>
          <table:table-cell office:value-type="float" office:value="6415.193" calcext:value-type="float">
            <text:p>6415.193</text:p>
          </table:table-cell>
          <table:table-cell office:value-type="float" office:value="1117.72" calcext:value-type="float">
            <text:p>1117.72</text:p>
          </table:table-cell>
          <table:table-cell office:value-type="float" office:value="6361.887" calcext:value-type="float">
            <text:p>6361.887</text:p>
          </table:table-cell>
          <table:table-cell office:value-type="float" office:value="1871.874" calcext:value-type="float">
            <text:p>1871.874</text:p>
          </table:table-cell>
          <table:table-cell office:value-type="float" office:value="4289.04" calcext:value-type="float">
            <text:p>4289.04</text:p>
          </table:table-cell>
          <table:table-cell office:value-type="float" office:value="1848.354" calcext:value-type="float">
            <text:p>1848.354</text:p>
          </table:table-cell>
          <table:table-cell office:value-type="float" office:value="6699.644" calcext:value-type="float">
            <text:p>6699.644</text:p>
          </table:table-cell>
          <table:table-cell office:value-type="float" office:value="1181.105" calcext:value-type="float">
            <text:p>1181.105</text:p>
          </table:table-cell>
          <table:table-cell office:value-type="float" office:value="6661.36" calcext:value-type="float">
            <text:p>6661.36</text:p>
          </table:table-cell>
          <table:table-cell office:value-type="float" office:value="1916.72" calcext:value-type="float">
            <text:p>1916.72</text:p>
          </table:table-cell>
          <table:table-cell office:value-type="float" office:value="6.62" calcext:value-type="float">
            <text:p>6.6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.342" calcext:value-type="float">
            <text:p>12.342</text:p>
          </table:table-cell>
          <table:table-cell office:value-type="float" office:value="1036.393" calcext:value-type="float">
            <text:p>1036.393</text:p>
          </table:table-cell>
          <table:table-cell office:value-type="float" office:value="-18.169" calcext:value-type="float">
            <text:p>-18.169</text:p>
          </table:table-cell>
          <table:table-cell office:value-type="float" office:value="178.549" calcext:value-type="float">
            <text:p>178.54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27.094" calcext:value-type="float">
            <text:p>427.094</text:p>
          </table:table-cell>
          <table:table-cell office:value-type="float" office:value="1036.393" calcext:value-type="float">
            <text:p>1036.393</text:p>
          </table:table-cell>
          <table:table-cell office:value-type="float" office:value="-679.295" calcext:value-type="float">
            <text:p>-679.29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0652.442" calcext:value-type="float">
            <text:p>10652.442</text:p>
          </table:table-cell>
          <table:table-cell office:value-type="float" office:value="2506.175" calcext:value-type="float">
            <text:p>2506.175</text:p>
          </table:table-cell>
          <table:table-cell office:value-type="float" office:value="94288.166" calcext:value-type="float">
            <text:p>94288.166</text:p>
          </table:table-cell>
          <table:table-cell office:value-type="float" office:value="14607.147" calcext:value-type="float">
            <text:p>14607.147</text:p>
          </table:table-cell>
          <table:table-cell office:value-type="float" office:value="39991.759" calcext:value-type="float">
            <text:p>39991.759</text:p>
          </table:table-cell>
          <table:table-cell office:value-type="float" office:value="-18686.875" calcext:value-type="float">
            <text:p>-18686.875</text:p>
          </table:table-cell>
          <table:table-cell office:value-type="float" office:value="4153.409" calcext:value-type="float">
            <text:p>4153.409</text:p>
          </table:table-cell>
          <table:table-cell office:value-type="float" office:value="1830.615" calcext:value-type="float">
            <text:p>1830.615</text:p>
          </table:table-cell>
          <table:table-cell office:value-type="float" office:value="6296.38" calcext:value-type="float">
            <text:p>6296.38</text:p>
          </table:table-cell>
          <table:table-cell office:value-type="float" office:value="1112.135" calcext:value-type="float">
            <text:p>1112.135</text:p>
          </table:table-cell>
          <table:table-cell office:value-type="float" office:value="6387.198" calcext:value-type="float">
            <text:p>6387.198</text:p>
          </table:table-cell>
          <table:table-cell office:value-type="float" office:value="1919.62" calcext:value-type="float">
            <text:p>1919.62</text:p>
          </table:table-cell>
          <table:table-cell office:value-type="float" office:value="4333.987" calcext:value-type="float">
            <text:p>4333.987</text:p>
          </table:table-cell>
          <table:table-cell office:value-type="float" office:value="1902.507" calcext:value-type="float">
            <text:p>1902.507</text:p>
          </table:table-cell>
          <table:table-cell office:value-type="float" office:value="6614.208" calcext:value-type="float">
            <text:p>6614.208</text:p>
          </table:table-cell>
          <table:table-cell office:value-type="float" office:value="1173.294" calcext:value-type="float">
            <text:p>1173.294</text:p>
          </table:table-cell>
          <table:table-cell office:value-type="float" office:value="6690.618" calcext:value-type="float">
            <text:p>6690.618</text:p>
          </table:table-cell>
          <table:table-cell office:value-type="float" office:value="1977.356" calcext:value-type="float">
            <text:p>1977.356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34.188" calcext:value-type="float">
            <text:p>34.188</text:p>
          </table:table-cell>
          <table:table-cell office:value-type="float" office:value="3844.551" calcext:value-type="float">
            <text:p>3844.551</text:p>
          </table:table-cell>
          <table:table-cell office:value-type="float" office:value="-56.068" calcext:value-type="float">
            <text:p>-56.068</text:p>
          </table:table-cell>
          <table:table-cell office:value-type="float" office:value="494.811" calcext:value-type="float">
            <text:p>494.8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667.733" calcext:value-type="float">
            <text:p>1667.733</text:p>
          </table:table-cell>
          <table:table-cell office:value-type="float" office:value="3844.551" calcext:value-type="float">
            <text:p>3844.551</text:p>
          </table:table-cell>
          <table:table-cell office:value-type="float" office:value="-2854.93" calcext:value-type="float">
            <text:p>-2854.9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4591.691" calcext:value-type="float">
            <text:p>14591.691</text:p>
          </table:table-cell>
          <table:table-cell office:value-type="float" office:value="2488.929" calcext:value-type="float">
            <text:p>2488.929</text:p>
          </table:table-cell>
          <table:table-cell office:value-type="float" office:value="127990.633" calcext:value-type="float">
            <text:p>127990.633</text:p>
          </table:table-cell>
          <table:table-cell office:value-type="float" office:value="24481.757" calcext:value-type="float">
            <text:p>24481.757</text:p>
          </table:table-cell>
          <table:table-cell office:value-type="float" office:value="63764.747" calcext:value-type="float">
            <text:p>63764.747</text:p>
          </table:table-cell>
          <table:table-cell office:value-type="float" office:value="-34581.364" calcext:value-type="float">
            <text:p>-34581.364</text:p>
          </table:table-cell>
          <table:table-cell office:value-type="float" office:value="4194.738" calcext:value-type="float">
            <text:p>4194.738</text:p>
          </table:table-cell>
          <table:table-cell office:value-type="float" office:value="1833.283" calcext:value-type="float">
            <text:p>1833.283</text:p>
          </table:table-cell>
          <table:table-cell office:value-type="float" office:value="6311.811" calcext:value-type="float">
            <text:p>6311.811</text:p>
          </table:table-cell>
          <table:table-cell office:value-type="float" office:value="1160.945" calcext:value-type="float">
            <text:p>1160.945</text:p>
          </table:table-cell>
          <table:table-cell office:value-type="float" office:value="6526.564" calcext:value-type="float">
            <text:p>6526.564</text:p>
          </table:table-cell>
          <table:table-cell office:value-type="float" office:value="1862.912" calcext:value-type="float">
            <text:p>1862.912</text:p>
          </table:table-cell>
          <table:table-cell office:value-type="float" office:value="4375.704" calcext:value-type="float">
            <text:p>4375.704</text:p>
          </table:table-cell>
          <table:table-cell office:value-type="float" office:value="1890.237" calcext:value-type="float">
            <text:p>1890.237</text:p>
          </table:table-cell>
          <table:table-cell office:value-type="float" office:value="6636.65" calcext:value-type="float">
            <text:p>6636.65</text:p>
          </table:table-cell>
          <table:table-cell office:value-type="float" office:value="1223.081" calcext:value-type="float">
            <text:p>1223.081</text:p>
          </table:table-cell>
          <table:table-cell office:value-type="float" office:value="6832.336" calcext:value-type="float">
            <text:p>6832.336</text:p>
          </table:table-cell>
          <table:table-cell office:value-type="float" office:value="1919.073" calcext:value-type="float">
            <text:p>1919.073</text:p>
          </table:table-cell>
          <table:table-cell office:value-type="float" office:value="21.36" calcext:value-type="float">
            <text:p>21.36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53.237" calcext:value-type="float">
            <text:p>53.237</text:p>
          </table:table-cell>
          <table:table-cell office:value-type="float" office:value="3905.837" calcext:value-type="float">
            <text:p>3905.837</text:p>
          </table:table-cell>
          <table:table-cell office:value-type="float" office:value="-85.57" calcext:value-type="float">
            <text:p>-85.57</text:p>
          </table:table-cell>
          <table:table-cell office:value-type="float" office:value="602.066" calcext:value-type="float">
            <text:p>602.066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44.846" calcext:value-type="float">
            <text:p>1644.846</text:p>
          </table:table-cell>
          <table:table-cell office:value-type="float" office:value="3905.837" calcext:value-type="float">
            <text:p>3905.837</text:p>
          </table:table-cell>
          <table:table-cell office:value-type="float" office:value="-2701.705" calcext:value-type="float">
            <text:p>-2701.70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0371.743" calcext:value-type="float">
            <text:p>10371.743</text:p>
          </table:table-cell>
          <table:table-cell office:value-type="float" office:value="2455.199" calcext:value-type="float">
            <text:p>2455.199</text:p>
          </table:table-cell>
          <table:table-cell office:value-type="float" office:value="113385.327" calcext:value-type="float">
            <text:p>113385.327</text:p>
          </table:table-cell>
          <table:table-cell office:value-type="float" office:value="16536.221" calcext:value-type="float">
            <text:p>16536.221</text:p>
          </table:table-cell>
          <table:table-cell office:value-type="float" office:value="43585.722" calcext:value-type="float">
            <text:p>43585.722</text:p>
          </table:table-cell>
          <table:table-cell office:value-type="float" office:value="-22842.235" calcext:value-type="float">
            <text:p>-22842.235</text:p>
          </table:table-cell>
          <table:table-cell office:value-type="float" office:value="4205.162" calcext:value-type="float">
            <text:p>4205.162</text:p>
          </table:table-cell>
          <table:table-cell office:value-type="float" office:value="1845.591" calcext:value-type="float">
            <text:p>1845.591</text:p>
          </table:table-cell>
          <table:table-cell office:value-type="float" office:value="6319.253" calcext:value-type="float">
            <text:p>6319.253</text:p>
          </table:table-cell>
          <table:table-cell office:value-type="float" office:value="1104.305" calcext:value-type="float">
            <text:p>1104.305</text:p>
          </table:table-cell>
          <table:table-cell office:value-type="float" office:value="6423.223" calcext:value-type="float">
            <text:p>6423.223</text:p>
          </table:table-cell>
          <table:table-cell office:value-type="float" office:value="1987.102" calcext:value-type="float">
            <text:p>1987.102</text:p>
          </table:table-cell>
          <table:table-cell office:value-type="float" office:value="4386.623" calcext:value-type="float">
            <text:p>4386.623</text:p>
          </table:table-cell>
          <table:table-cell office:value-type="float" office:value="1866.675" calcext:value-type="float">
            <text:p>1866.675</text:p>
          </table:table-cell>
          <table:table-cell office:value-type="float" office:value="6623.538" calcext:value-type="float">
            <text:p>6623.538</text:p>
          </table:table-cell>
          <table:table-cell office:value-type="float" office:value="1169.497" calcext:value-type="float">
            <text:p>1169.497</text:p>
          </table:table-cell>
          <table:table-cell office:value-type="float" office:value="6735.626" calcext:value-type="float">
            <text:p>6735.626</text:p>
          </table:table-cell>
          <table:table-cell office:value-type="float" office:value="2037.62" calcext:value-type="float">
            <text:p>2037.62</text:p>
          </table:table-cell>
          <table:table-cell office:value-type="float" office:value="12.26" calcext:value-type="float">
            <text:p>12.26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37.41" calcext:value-type="float">
            <text:p>37.41</text:p>
          </table:table-cell>
          <table:table-cell office:value-type="float" office:value="4506.322" calcext:value-type="float">
            <text:p>4506.322</text:p>
          </table:table-cell>
          <table:table-cell office:value-type="float" office:value="-62.879" calcext:value-type="float">
            <text:p>-62.879</text:p>
          </table:table-cell>
          <table:table-cell office:value-type="float" office:value="592.324" calcext:value-type="float">
            <text:p>592.32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948.66" calcext:value-type="float">
            <text:p>1948.66</text:p>
          </table:table-cell>
          <table:table-cell office:value-type="float" office:value="4506.322" calcext:value-type="float">
            <text:p>4506.322</text:p>
          </table:table-cell>
          <table:table-cell office:value-type="float" office:value="-3321.674" calcext:value-type="float">
            <text:p>-3321.674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933.673" calcext:value-type="float">
            <text:p>9933.673</text:p>
          </table:table-cell>
          <table:table-cell office:value-type="float" office:value="2405.547" calcext:value-type="float">
            <text:p>2405.547</text:p>
          </table:table-cell>
          <table:table-cell office:value-type="float" office:value="66709.337" calcext:value-type="float">
            <text:p>66709.337</text:p>
          </table:table-cell>
          <table:table-cell office:value-type="float" office:value="11614.455" calcext:value-type="float">
            <text:p>11614.455</text:p>
          </table:table-cell>
          <table:table-cell office:value-type="float" office:value="33261.992" calcext:value-type="float">
            <text:p>33261.992</text:p>
          </table:table-cell>
          <table:table-cell office:value-type="float" office:value="-13394.647" calcext:value-type="float">
            <text:p>-13394.647</text:p>
          </table:table-cell>
          <table:table-cell office:value-type="float" office:value="4228.647" calcext:value-type="float">
            <text:p>4228.647</text:p>
          </table:table-cell>
          <table:table-cell office:value-type="float" office:value="1793.48" calcext:value-type="float">
            <text:p>1793.48</text:p>
          </table:table-cell>
          <table:table-cell office:value-type="float" office:value="7077.235" calcext:value-type="float">
            <text:p>7077.235</text:p>
          </table:table-cell>
          <table:table-cell office:value-type="float" office:value="1151.697" calcext:value-type="float">
            <text:p>1151.697</text:p>
          </table:table-cell>
          <table:table-cell office:value-type="float" office:value="6541.898" calcext:value-type="float">
            <text:p>6541.898</text:p>
          </table:table-cell>
          <table:table-cell office:value-type="float" office:value="1915.396" calcext:value-type="float">
            <text:p>1915.396</text:p>
          </table:table-cell>
          <table:table-cell office:value-type="float" office:value="4409.912" calcext:value-type="float">
            <text:p>4409.912</text:p>
          </table:table-cell>
          <table:table-cell office:value-type="float" office:value="1879.979" calcext:value-type="float">
            <text:p>1879.979</text:p>
          </table:table-cell>
          <table:table-cell office:value-type="float" office:value="7372.635" calcext:value-type="float">
            <text:p>7372.635</text:p>
          </table:table-cell>
          <table:table-cell office:value-type="float" office:value="1211.49" calcext:value-type="float">
            <text:p>1211.49</text:p>
          </table:table-cell>
          <table:table-cell office:value-type="float" office:value="6843.261" calcext:value-type="float">
            <text:p>6843.261</text:p>
          </table:table-cell>
          <table:table-cell office:value-type="float" office:value="1976.564" calcext:value-type="float">
            <text:p>1976.564</text:p>
          </table:table-cell>
          <table:table-cell office:value-type="float" office:value="11.14" calcext:value-type="float">
            <text:p>11.1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6.872" calcext:value-type="float">
            <text:p>26.872</text:p>
          </table:table-cell>
          <table:table-cell office:value-type="float" office:value="3556.581" calcext:value-type="float">
            <text:p>3556.581</text:p>
          </table:table-cell>
          <table:table-cell office:value-type="float" office:value="-42.835" calcext:value-type="float">
            <text:p>-42.835</text:p>
          </table:table-cell>
          <table:table-cell office:value-type="float" office:value="528.207" calcext:value-type="float">
            <text:p>528.2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07.735" calcext:value-type="float">
            <text:p>1507.735</text:p>
          </table:table-cell>
          <table:table-cell office:value-type="float" office:value="3556.581" calcext:value-type="float">
            <text:p>3556.581</text:p>
          </table:table-cell>
          <table:table-cell office:value-type="float" office:value="-2500.167" calcext:value-type="float">
            <text:p>-2500.167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229.055" calcext:value-type="float">
            <text:p>9229.055</text:p>
          </table:table-cell>
          <table:table-cell office:value-type="float" office:value="2460.159" calcext:value-type="float">
            <text:p>2460.159</text:p>
          </table:table-cell>
          <table:table-cell office:value-type="float" office:value="41426.412" calcext:value-type="float">
            <text:p>41426.412</text:p>
          </table:table-cell>
          <table:table-cell office:value-type="float" office:value="7765.136" calcext:value-type="float">
            <text:p>7765.136</text:p>
          </table:table-cell>
          <table:table-cell office:value-type="float" office:value="24825.79" calcext:value-type="float">
            <text:p>24825.79</text:p>
          </table:table-cell>
          <table:table-cell office:value-type="float" office:value="-6367.68" calcext:value-type="float">
            <text:p>-6367.68</text:p>
          </table:table-cell>
          <table:table-cell office:value-type="float" office:value="4230.465" calcext:value-type="float">
            <text:p>4230.465</text:p>
          </table:table-cell>
          <table:table-cell office:value-type="float" office:value="1802.423" calcext:value-type="float">
            <text:p>1802.423</text:p>
          </table:table-cell>
          <table:table-cell office:value-type="float" office:value="6769.662" calcext:value-type="float">
            <text:p>6769.662</text:p>
          </table:table-cell>
          <table:table-cell office:value-type="float" office:value="1119.376" calcext:value-type="float">
            <text:p>1119.376</text:p>
          </table:table-cell>
          <table:table-cell office:value-type="float" office:value="6478.797" calcext:value-type="float">
            <text:p>6478.797</text:p>
          </table:table-cell>
          <table:table-cell office:value-type="float" office:value="1982.132" calcext:value-type="float">
            <text:p>1982.132</text:p>
          </table:table-cell>
          <table:table-cell office:value-type="float" office:value="4417.658" calcext:value-type="float">
            <text:p>4417.658</text:p>
          </table:table-cell>
          <table:table-cell office:value-type="float" office:value="1880.721" calcext:value-type="float">
            <text:p>1880.721</text:p>
          </table:table-cell>
          <table:table-cell office:value-type="float" office:value="7102.352" calcext:value-type="float">
            <text:p>7102.352</text:p>
          </table:table-cell>
          <table:table-cell office:value-type="float" office:value="1184.721" calcext:value-type="float">
            <text:p>1184.721</text:p>
          </table:table-cell>
          <table:table-cell office:value-type="float" office:value="6797.239" calcext:value-type="float">
            <text:p>6797.239</text:p>
          </table:table-cell>
          <table:table-cell office:value-type="float" office:value="2038.077" calcext:value-type="float">
            <text:p>2038.077</text:p>
          </table:table-cell>
          <table:table-cell office:value-type="float" office:value="7.76" calcext:value-type="float">
            <text:p>7.76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.255" calcext:value-type="float">
            <text:p>16.255</text:p>
          </table:table-cell>
          <table:table-cell office:value-type="float" office:value="1458.502" calcext:value-type="float">
            <text:p>1458.502</text:p>
          </table:table-cell>
          <table:table-cell office:value-type="float" office:value="-24.889" calcext:value-type="float">
            <text:p>-24.889</text:p>
          </table:table-cell>
          <table:table-cell office:value-type="float" office:value="254.051" calcext:value-type="float">
            <text:p>254.05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99.659" calcext:value-type="float">
            <text:p>599.659</text:p>
          </table:table-cell>
          <table:table-cell office:value-type="float" office:value="1458.502" calcext:value-type="float">
            <text:p>1458.502</text:p>
          </table:table-cell>
          <table:table-cell office:value-type="float" office:value="-950.399" calcext:value-type="float">
            <text:p>-950.399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7175.808" calcext:value-type="float">
            <text:p>7175.808</text:p>
          </table:table-cell>
          <table:table-cell office:value-type="float" office:value="2474.675" calcext:value-type="float">
            <text:p>2474.675</text:p>
          </table:table-cell>
          <table:table-cell office:value-type="float" office:value="55848.157" calcext:value-type="float">
            <text:p>55848.157</text:p>
          </table:table-cell>
          <table:table-cell office:value-type="float" office:value="7919.171" calcext:value-type="float">
            <text:p>7919.171</text:p>
          </table:table-cell>
          <table:table-cell office:value-type="float" office:value="23081.93" calcext:value-type="float">
            <text:p>23081.93</text:p>
          </table:table-cell>
          <table:table-cell office:value-type="float" office:value="-8730.315" calcext:value-type="float">
            <text:p>-8730.315</text:p>
          </table:table-cell>
          <table:table-cell office:value-type="float" office:value="4224.467" calcext:value-type="float">
            <text:p>4224.467</text:p>
          </table:table-cell>
          <table:table-cell office:value-type="float" office:value="1975.478" calcext:value-type="float">
            <text:p>1975.478</text:p>
          </table:table-cell>
          <table:table-cell office:value-type="float" office:value="6571.516" calcext:value-type="float">
            <text:p>6571.516</text:p>
          </table:table-cell>
          <table:table-cell office:value-type="float" office:value="1086.237" calcext:value-type="float">
            <text:p>1086.237</text:p>
          </table:table-cell>
          <table:table-cell office:value-type="float" office:value="6406.239" calcext:value-type="float">
            <text:p>6406.239</text:p>
          </table:table-cell>
          <table:table-cell office:value-type="float" office:value="2042.695" calcext:value-type="float">
            <text:p>2042.695</text:p>
          </table:table-cell>
          <table:table-cell office:value-type="float" office:value="4414.499" calcext:value-type="float">
            <text:p>4414.499</text:p>
          </table:table-cell>
          <table:table-cell office:value-type="float" office:value="2076.422" calcext:value-type="float">
            <text:p>2076.422</text:p>
          </table:table-cell>
          <table:table-cell office:value-type="float" office:value="6915.299" calcext:value-type="float">
            <text:p>6915.299</text:p>
          </table:table-cell>
          <table:table-cell office:value-type="float" office:value="1142.2" calcext:value-type="float">
            <text:p>1142.2</text:p>
          </table:table-cell>
          <table:table-cell office:value-type="float" office:value="6708.676" calcext:value-type="float">
            <text:p>6708.676</text:p>
          </table:table-cell>
          <table:table-cell office:value-type="float" office:value="2120.322" calcext:value-type="float">
            <text:p>2120.322</text:p>
          </table:table-cell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5.844" calcext:value-type="float">
            <text:p>15.844</text:p>
          </table:table-cell>
          <table:table-cell office:value-type="float" office:value="1727.216" calcext:value-type="float">
            <text:p>1727.216</text:p>
          </table:table-cell>
          <table:table-cell office:value-type="float" office:value="-26.843" calcext:value-type="float">
            <text:p>-26.843</text:p>
          </table:table-cell>
          <table:table-cell office:value-type="float" office:value="226.135" calcext:value-type="float">
            <text:p>226.13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747.342" calcext:value-type="float">
            <text:p>747.342</text:p>
          </table:table-cell>
          <table:table-cell office:value-type="float" office:value="1727.216" calcext:value-type="float">
            <text:p>1727.216</text:p>
          </table:table-cell>
          <table:table-cell office:value-type="float" office:value="-1274.946" calcext:value-type="float">
            <text:p>-1274.946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3364.271" calcext:value-type="float">
            <text:p>13364.271</text:p>
          </table:table-cell>
          <table:table-cell office:value-type="float" office:value="2463.871" calcext:value-type="float">
            <text:p>2463.871</text:p>
          </table:table-cell>
          <table:table-cell office:value-type="float" office:value="174099.437" calcext:value-type="float">
            <text:p>174099.437</text:p>
          </table:table-cell>
          <table:table-cell office:value-type="float" office:value="26654.922" calcext:value-type="float">
            <text:p>26654.922</text:p>
          </table:table-cell>
          <table:table-cell office:value-type="float" office:value="66902.258" calcext:value-type="float">
            <text:p>66902.258</text:p>
          </table:table-cell>
          <table:table-cell office:value-type="float" office:value="-40173.715" calcext:value-type="float">
            <text:p>-40173.715</text:p>
          </table:table-cell>
          <table:table-cell office:value-type="float" office:value="4279.627" calcext:value-type="float">
            <text:p>4279.627</text:p>
          </table:table-cell>
          <table:table-cell office:value-type="float" office:value="1987.938" calcext:value-type="float">
            <text:p>1987.938</text:p>
          </table:table-cell>
          <table:table-cell office:value-type="float" office:value="6530.815" calcext:value-type="float">
            <text:p>6530.815</text:p>
          </table:table-cell>
          <table:table-cell office:value-type="float" office:value="1058.126" calcext:value-type="float">
            <text:p>1058.126</text:p>
          </table:table-cell>
          <table:table-cell office:value-type="float" office:value="6404.935" calcext:value-type="float">
            <text:p>6404.935</text:p>
          </table:table-cell>
          <table:table-cell office:value-type="float" office:value="2154.319" calcext:value-type="float">
            <text:p>2154.319</text:p>
          </table:table-cell>
          <table:table-cell office:value-type="float" office:value="4463.65" calcext:value-type="float">
            <text:p>4463.65</text:p>
          </table:table-cell>
          <table:table-cell office:value-type="float" office:value="2071.825" calcext:value-type="float">
            <text:p>2071.825</text:p>
          </table:table-cell>
          <table:table-cell office:value-type="float" office:value="6871.455" calcext:value-type="float">
            <text:p>6871.455</text:p>
          </table:table-cell>
          <table:table-cell office:value-type="float" office:value="1118.846" calcext:value-type="float">
            <text:p>1118.846</text:p>
          </table:table-cell>
          <table:table-cell office:value-type="float" office:value="6710.919" calcext:value-type="float">
            <text:p>6710.919</text:p>
          </table:table-cell>
          <table:table-cell office:value-type="float" office:value="2216.382" calcext:value-type="float">
            <text:p>2216.382</text:p>
          </table:table-cell>
          <table:table-cell office:value-type="float" office:value="19.94" calcext:value-type="float">
            <text:p>19.94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61.357" calcext:value-type="float">
            <text:p>61.357</text:p>
          </table:table-cell>
          <table:table-cell office:value-type="float" office:value="9873.566" calcext:value-type="float">
            <text:p>9873.566</text:p>
          </table:table-cell>
          <table:table-cell office:value-type="float" office:value="-103.299" calcext:value-type="float">
            <text:p>-103.299</text:p>
          </table:table-cell>
          <table:table-cell office:value-type="float" office:value="1270.057" calcext:value-type="float">
            <text:p>1270.057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4283.423" calcext:value-type="float">
            <text:p>4283.423</text:p>
          </table:table-cell>
          <table:table-cell office:value-type="float" office:value="9873.566" calcext:value-type="float">
            <text:p>9873.566</text:p>
          </table:table-cell>
          <table:table-cell office:value-type="float" office:value="-7333.451" calcext:value-type="float">
            <text:p>-7333.451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933.533" calcext:value-type="float">
            <text:p>9933.533</text:p>
          </table:table-cell>
          <table:table-cell office:value-type="float" office:value="2493.585" calcext:value-type="float">
            <text:p>2493.585</text:p>
          </table:table-cell>
          <table:table-cell office:value-type="float" office:value="52964.477" calcext:value-type="float">
            <text:p>52964.477</text:p>
          </table:table-cell>
          <table:table-cell office:value-type="float" office:value="10336.609" calcext:value-type="float">
            <text:p>10336.609</text:p>
          </table:table-cell>
          <table:table-cell office:value-type="float" office:value="30695.224" calcext:value-type="float">
            <text:p>30695.224</text:p>
          </table:table-cell>
          <table:table-cell office:value-type="float" office:value="-10828.157" calcext:value-type="float">
            <text:p>-10828.157</text:p>
          </table:table-cell>
          <table:table-cell office:value-type="float" office:value="4269.224" calcext:value-type="float">
            <text:p>4269.224</text:p>
          </table:table-cell>
          <table:table-cell office:value-type="float" office:value="1995.602" calcext:value-type="float">
            <text:p>1995.602</text:p>
          </table:table-cell>
          <table:table-cell office:value-type="float" office:value="6568.389" calcext:value-type="float">
            <text:p>6568.389</text:p>
          </table:table-cell>
          <table:table-cell office:value-type="float" office:value="1043.039" calcext:value-type="float">
            <text:p>1043.039</text:p>
          </table:table-cell>
          <table:table-cell office:value-type="float" office:value="6364.228" calcext:value-type="float">
            <text:p>6364.228</text:p>
          </table:table-cell>
          <table:table-cell office:value-type="float" office:value="2174.219" calcext:value-type="float">
            <text:p>2174.219</text:p>
          </table:table-cell>
          <table:table-cell office:value-type="float" office:value="4459.487" calcext:value-type="float">
            <text:p>4459.487</text:p>
          </table:table-cell>
          <table:table-cell office:value-type="float" office:value="2095.92" calcext:value-type="float">
            <text:p>2095.92</text:p>
          </table:table-cell>
          <table:table-cell office:value-type="float" office:value="6895.487" calcext:value-type="float">
            <text:p>6895.487</text:p>
          </table:table-cell>
          <table:table-cell office:value-type="float" office:value="1096.95" calcext:value-type="float">
            <text:p>1096.95</text:p>
          </table:table-cell>
          <table:table-cell office:value-type="float" office:value="6662.776" calcext:value-type="float">
            <text:p>6662.776</text:p>
          </table:table-cell>
          <table:table-cell office:value-type="float" office:value="2256.199" calcext:value-type="float">
            <text:p>2256.199</text:p>
          </table:table-cell>
          <table:table-cell office:value-type="float" office:value="11.34" calcext:value-type="float">
            <text:p>11.34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2.836" calcext:value-type="float">
            <text:p>22.836</text:p>
          </table:table-cell>
          <table:table-cell office:value-type="float" office:value="3075.135" calcext:value-type="float">
            <text:p>3075.135</text:p>
          </table:table-cell>
          <table:table-cell office:value-type="float" office:value="-34.527" calcext:value-type="float">
            <text:p>-34.527</text:p>
          </table:table-cell>
          <table:table-cell office:value-type="float" office:value="490.215" calcext:value-type="float">
            <text:p>490.2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286.953" calcext:value-type="float">
            <text:p>1286.953</text:p>
          </table:table-cell>
          <table:table-cell office:value-type="float" office:value="3075.135" calcext:value-type="float">
            <text:p>3075.135</text:p>
          </table:table-cell>
          <table:table-cell office:value-type="float" office:value="-2094.705" calcext:value-type="float">
            <text:p>-2094.70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8490.279" calcext:value-type="float">
            <text:p>8490.279</text:p>
          </table:table-cell>
          <table:table-cell office:value-type="float" office:value="2497.754" calcext:value-type="float">
            <text:p>2497.754</text:p>
          </table:table-cell>
          <table:table-cell office:value-type="float" office:value="29578.601" calcext:value-type="float">
            <text:p>29578.601</text:p>
          </table:table-cell>
          <table:table-cell office:value-type="float" office:value="5778.871" calcext:value-type="float">
            <text:p>5778.871</text:p>
          </table:table-cell>
          <table:table-cell office:value-type="float" office:value="20097.483" calcext:value-type="float">
            <text:p>20097.483</text:p>
          </table:table-cell>
          <table:table-cell office:value-type="float" office:value="-3116.925" calcext:value-type="float">
            <text:p>-3116.925</text:p>
          </table:table-cell>
          <table:table-cell office:value-type="float" office:value="4285.396" calcext:value-type="float">
            <text:p>4285.396</text:p>
          </table:table-cell>
          <table:table-cell office:value-type="float" office:value="2436.286" calcext:value-type="float">
            <text:p>2436.286</text:p>
          </table:table-cell>
          <table:table-cell office:value-type="float" office:value="6475.202" calcext:value-type="float">
            <text:p>6475.202</text:p>
          </table:table-cell>
          <table:table-cell office:value-type="float" office:value="1029.78" calcext:value-type="float">
            <text:p>1029.78</text:p>
          </table:table-cell>
          <table:table-cell office:value-type="float" office:value="6353.77" calcext:value-type="float">
            <text:p>6353.77</text:p>
          </table:table-cell>
          <table:table-cell office:value-type="float" office:value="2217.022" calcext:value-type="float">
            <text:p>2217.022</text:p>
          </table:table-cell>
          <table:table-cell office:value-type="float" office:value="4470.178" calcext:value-type="float">
            <text:p>4470.178</text:p>
          </table:table-cell>
          <table:table-cell office:value-type="float" office:value="2469.098" calcext:value-type="float">
            <text:p>2469.098</text:p>
          </table:table-cell>
          <table:table-cell office:value-type="float" office:value="6777.665" calcext:value-type="float">
            <text:p>6777.665</text:p>
          </table:table-cell>
          <table:table-cell office:value-type="float" office:value="1087.318" calcext:value-type="float">
            <text:p>1087.318</text:p>
          </table:table-cell>
          <table:table-cell office:value-type="float" office:value="6654.121" calcext:value-type="float">
            <text:p>6654.121</text:p>
          </table:table-cell>
          <table:table-cell office:value-type="float" office:value="2286.236" calcext:value-type="float">
            <text:p>2286.236</text:p>
          </table:table-cell>
          <table:table-cell office:value-type="float" office:value="6.42" calcext:value-type="float">
            <text:p>6.4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.69" calcext:value-type="float">
            <text:p>10.69</text:p>
          </table:table-cell>
          <table:table-cell office:value-type="float" office:value="1970.182" calcext:value-type="float">
            <text:p>1970.182</text:p>
          </table:table-cell>
          <table:table-cell office:value-type="float" office:value="-15.052" calcext:value-type="float">
            <text:p>-15.052</text:p>
          </table:table-cell>
          <table:table-cell office:value-type="float" office:value="367.269" calcext:value-type="float">
            <text:p>367.26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98.041" calcext:value-type="float">
            <text:p>798.041</text:p>
          </table:table-cell>
          <table:table-cell office:value-type="float" office:value="1970.182" calcext:value-type="float">
            <text:p>1970.182</text:p>
          </table:table-cell>
          <table:table-cell office:value-type="float" office:value="-1235.645" calcext:value-type="float">
            <text:p>-1235.64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374.033" calcext:value-type="float">
            <text:p>9374.033</text:p>
          </table:table-cell>
          <table:table-cell office:value-type="float" office:value="2565.292" calcext:value-type="float">
            <text:p>2565.292</text:p>
          </table:table-cell>
          <table:table-cell office:value-type="float" office:value="76578.967" calcext:value-type="float">
            <text:p>76578.967</text:p>
          </table:table-cell>
          <table:table-cell office:value-type="float" office:value="11828" calcext:value-type="float">
            <text:p>11828</text:p>
          </table:table-cell>
          <table:table-cell office:value-type="float" office:value="33131.271" calcext:value-type="float">
            <text:p>33131.271</text:p>
          </table:table-cell>
          <table:table-cell office:value-type="float" office:value="-14383.205" calcext:value-type="float">
            <text:p>-14383.205</text:p>
          </table:table-cell>
          <table:table-cell office:value-type="float" office:value="4265.589" calcext:value-type="float">
            <text:p>4265.589</text:p>
          </table:table-cell>
          <table:table-cell office:value-type="float" office:value="2239.186" calcext:value-type="float">
            <text:p>2239.186</text:p>
          </table:table-cell>
          <table:table-cell office:value-type="float" office:value="6603.155" calcext:value-type="float">
            <text:p>6603.155</text:p>
          </table:table-cell>
          <table:table-cell office:value-type="float" office:value="1035.24" calcext:value-type="float">
            <text:p>1035.24</text:p>
          </table:table-cell>
          <table:table-cell office:value-type="float" office:value="6344.93" calcext:value-type="float">
            <text:p>6344.93</text:p>
          </table:table-cell>
          <table:table-cell office:value-type="float" office:value="2186.247" calcext:value-type="float">
            <text:p>2186.247</text:p>
          </table:table-cell>
          <table:table-cell office:value-type="float" office:value="4450.127" calcext:value-type="float">
            <text:p>4450.127</text:p>
          </table:table-cell>
          <table:table-cell office:value-type="float" office:value="2288.802" calcext:value-type="float">
            <text:p>2288.802</text:p>
          </table:table-cell>
          <table:table-cell office:value-type="float" office:value="6925.953" calcext:value-type="float">
            <text:p>6925.953</text:p>
          </table:table-cell>
          <table:table-cell office:value-type="float" office:value="1089.154" calcext:value-type="float">
            <text:p>1089.154</text:p>
          </table:table-cell>
          <table:table-cell office:value-type="float" office:value="6637.757" calcext:value-type="float">
            <text:p>6637.757</text:p>
          </table:table-cell>
          <table:table-cell office:value-type="float" office:value="2262.498" calcext:value-type="float">
            <text:p>2262.498</text:p>
          </table:table-cell>
          <table:table-cell office:value-type="float" office:value="9.36" calcext:value-type="float">
            <text:p>9.36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6.517" calcext:value-type="float">
            <text:p>26.517</text:p>
          </table:table-cell>
          <table:table-cell office:value-type="float" office:value="3688.349" calcext:value-type="float">
            <text:p>3688.349</text:p>
          </table:table-cell>
          <table:table-cell office:value-type="float" office:value="-43.901" calcext:value-type="float">
            <text:p>-43.901</text:p>
          </table:table-cell>
          <table:table-cell office:value-type="float" office:value="420.1" calcext:value-type="float">
            <text:p>420.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27.161" calcext:value-type="float">
            <text:p>1627.161</text:p>
          </table:table-cell>
          <table:table-cell office:value-type="float" office:value="3688.349" calcext:value-type="float">
            <text:p>3688.349</text:p>
          </table:table-cell>
          <table:table-cell office:value-type="float" office:value="-2848.15" calcext:value-type="float">
            <text:p>-2848.1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981.224" calcext:value-type="float">
            <text:p>9981.224</text:p>
          </table:table-cell>
          <table:table-cell office:value-type="float" office:value="2416.845" calcext:value-type="float">
            <text:p>2416.845</text:p>
          </table:table-cell>
          <table:table-cell office:value-type="float" office:value="54161.814" calcext:value-type="float">
            <text:p>54161.814</text:p>
          </table:table-cell>
          <table:table-cell office:value-type="float" office:value="10206.257" calcext:value-type="float">
            <text:p>10206.257</text:p>
          </table:table-cell>
          <table:table-cell office:value-type="float" office:value="30481.094" calcext:value-type="float">
            <text:p>30481.094</text:p>
          </table:table-cell>
          <table:table-cell office:value-type="float" office:value="-10518.647" calcext:value-type="float">
            <text:p>-10518.647</text:p>
          </table:table-cell>
          <table:table-cell office:value-type="float" office:value="4290.204" calcext:value-type="float">
            <text:p>4290.204</text:p>
          </table:table-cell>
          <table:table-cell office:value-type="float" office:value="2273.489" calcext:value-type="float">
            <text:p>2273.489</text:p>
          </table:table-cell>
          <table:table-cell office:value-type="float" office:value="6392.489" calcext:value-type="float">
            <text:p>6392.489</text:p>
          </table:table-cell>
          <table:table-cell office:value-type="float" office:value="1009.882" calcext:value-type="float">
            <text:p>1009.882</text:p>
          </table:table-cell>
          <table:table-cell office:value-type="float" office:value="6318.613" calcext:value-type="float">
            <text:p>6318.613</text:p>
          </table:table-cell>
          <table:table-cell office:value-type="float" office:value="2261.796" calcext:value-type="float">
            <text:p>2261.796</text:p>
          </table:table-cell>
          <table:table-cell office:value-type="float" office:value="4476.91" calcext:value-type="float">
            <text:p>4476.91</text:p>
          </table:table-cell>
          <table:table-cell office:value-type="float" office:value="2370.316" calcext:value-type="float">
            <text:p>2370.316</text:p>
          </table:table-cell>
          <table:table-cell office:value-type="float" office:value="6680.296" calcext:value-type="float">
            <text:p>6680.296</text:p>
          </table:table-cell>
          <table:table-cell office:value-type="float" office:value="1067.975" calcext:value-type="float">
            <text:p>1067.975</text:p>
          </table:table-cell>
          <table:table-cell office:value-type="float" office:value="6622" calcext:value-type="float">
            <text:p>6622</text:p>
          </table:table-cell>
          <table:table-cell office:value-type="float" office:value="2331.819" calcext:value-type="float">
            <text:p>2331.819</text:p>
          </table:table-cell>
          <table:table-cell office:value-type="float" office:value="8.54" calcext:value-type="float">
            <text:p>8.54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8.038" calcext:value-type="float">
            <text:p>18.038</text:p>
          </table:table-cell>
          <table:table-cell office:value-type="float" office:value="1793.07" calcext:value-type="float">
            <text:p>1793.07</text:p>
          </table:table-cell>
          <table:table-cell office:value-type="float" office:value="-27.69" calcext:value-type="float">
            <text:p>-27.69</text:p>
          </table:table-cell>
          <table:table-cell office:value-type="float" office:value="352.196" calcext:value-type="float">
            <text:p>352.19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17.367" calcext:value-type="float">
            <text:p>717.367</text:p>
          </table:table-cell>
          <table:table-cell office:value-type="float" office:value="1793.07" calcext:value-type="float">
            <text:p>1793.07</text:p>
          </table:table-cell>
          <table:table-cell office:value-type="float" office:value="-1088.677" calcext:value-type="float">
            <text:p>-1088.677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1214.916" calcext:value-type="float">
            <text:p>11214.916</text:p>
          </table:table-cell>
          <table:table-cell office:value-type="float" office:value="2466.637" calcext:value-type="float">
            <text:p>2466.637</text:p>
          </table:table-cell>
          <table:table-cell office:value-type="float" office:value="73684.995" calcext:value-type="float">
            <text:p>73684.995</text:p>
          </table:table-cell>
          <table:table-cell office:value-type="float" office:value="12417.867" calcext:value-type="float">
            <text:p>12417.867</text:p>
          </table:table-cell>
          <table:table-cell office:value-type="float" office:value="36156.936" calcext:value-type="float">
            <text:p>36156.936</text:p>
          </table:table-cell>
          <table:table-cell office:value-type="float" office:value="-13727.103" calcext:value-type="float">
            <text:p>-13727.103</text:p>
          </table:table-cell>
          <table:table-cell office:value-type="float" office:value="4299.124" calcext:value-type="float">
            <text:p>4299.124</text:p>
          </table:table-cell>
          <table:table-cell office:value-type="float" office:value="2485.258" calcext:value-type="float">
            <text:p>2485.258</text:p>
          </table:table-cell>
          <table:table-cell office:value-type="float" office:value="6280.188" calcext:value-type="float">
            <text:p>6280.188</text:p>
          </table:table-cell>
          <table:table-cell office:value-type="float" office:value="981.242" calcext:value-type="float">
            <text:p>981.242</text:p>
          </table:table-cell>
          <table:table-cell office:value-type="float" office:value="6270.007" calcext:value-type="float">
            <text:p>6270.007</text:p>
          </table:table-cell>
          <table:table-cell office:value-type="float" office:value="2328.241" calcext:value-type="float">
            <text:p>2328.241</text:p>
          </table:table-cell>
          <table:table-cell office:value-type="float" office:value="4486.369" calcext:value-type="float">
            <text:p>4486.369</text:p>
          </table:table-cell>
          <table:table-cell office:value-type="float" office:value="2569.01" calcext:value-type="float">
            <text:p>2569.01</text:p>
          </table:table-cell>
          <table:table-cell office:value-type="float" office:value="6565.116" calcext:value-type="float">
            <text:p>6565.116</text:p>
          </table:table-cell>
          <table:table-cell office:value-type="float" office:value="1042.354" calcext:value-type="float">
            <text:p>1042.354</text:p>
          </table:table-cell>
          <table:table-cell office:value-type="float" office:value="6579.998" calcext:value-type="float">
            <text:p>6579.998</text:p>
          </table:table-cell>
          <table:table-cell office:value-type="float" office:value="2392.74" calcext:value-type="float">
            <text:p>2392.74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4.763" calcext:value-type="float">
            <text:p>24.763</text:p>
          </table:table-cell>
          <table:table-cell office:value-type="float" office:value="3538.682" calcext:value-type="float">
            <text:p>3538.682</text:p>
          </table:table-cell>
          <table:table-cell office:value-type="float" office:value="-38.138" calcext:value-type="float">
            <text:p>-38.138</text:p>
          </table:table-cell>
          <table:table-cell office:value-type="float" office:value="563.148" calcext:value-type="float">
            <text:p>563.14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81.427" calcext:value-type="float">
            <text:p>1481.427</text:p>
          </table:table-cell>
          <table:table-cell office:value-type="float" office:value="3538.682" calcext:value-type="float">
            <text:p>3538.682</text:p>
          </table:table-cell>
          <table:table-cell office:value-type="float" office:value="-2412.386" calcext:value-type="float">
            <text:p>-2412.386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2308.015" calcext:value-type="float">
            <text:p>12308.015</text:p>
          </table:table-cell>
          <table:table-cell office:value-type="float" office:value="2421.048" calcext:value-type="float">
            <text:p>2421.048</text:p>
          </table:table-cell>
          <table:table-cell office:value-type="float" office:value="97734.716" calcext:value-type="float">
            <text:p>97734.716</text:p>
          </table:table-cell>
          <table:table-cell office:value-type="float" office:value="17849.647" calcext:value-type="float">
            <text:p>17849.647</text:p>
          </table:table-cell>
          <table:table-cell office:value-type="float" office:value="48160.085" calcext:value-type="float">
            <text:p>48160.085</text:p>
          </table:table-cell>
          <table:table-cell office:value-type="float" office:value="-23544.056" calcext:value-type="float">
            <text:p>-23544.056</text:p>
          </table:table-cell>
          <table:table-cell office:value-type="float" office:value="4309.317" calcext:value-type="float">
            <text:p>4309.317</text:p>
          </table:table-cell>
          <table:table-cell office:value-type="float" office:value="2408.246" calcext:value-type="float">
            <text:p>2408.246</text:p>
          </table:table-cell>
          <table:table-cell office:value-type="float" office:value="6333.162" calcext:value-type="float">
            <text:p>6333.162</text:p>
          </table:table-cell>
          <table:table-cell office:value-type="float" office:value="995.428" calcext:value-type="float">
            <text:p>995.428</text:p>
          </table:table-cell>
          <table:table-cell office:value-type="float" office:value="6308.692" calcext:value-type="float">
            <text:p>6308.692</text:p>
          </table:table-cell>
          <table:table-cell office:value-type="float" office:value="2309.941" calcext:value-type="float">
            <text:p>2309.941</text:p>
          </table:table-cell>
          <table:table-cell office:value-type="float" office:value="4500.387" calcext:value-type="float">
            <text:p>4500.387</text:p>
          </table:table-cell>
          <table:table-cell office:value-type="float" office:value="2505.694" calcext:value-type="float">
            <text:p>2505.694</text:p>
          </table:table-cell>
          <table:table-cell office:value-type="float" office:value="6620.156" calcext:value-type="float">
            <text:p>6620.156</text:p>
          </table:table-cell>
          <table:table-cell office:value-type="float" office:value="1051.367" calcext:value-type="float">
            <text:p>1051.367</text:p>
          </table:table-cell>
          <table:table-cell office:value-type="float" office:value="6612.119" calcext:value-type="float">
            <text:p>6612.119</text:p>
          </table:table-cell>
          <table:table-cell office:value-type="float" office:value="2388.655" calcext:value-type="float">
            <text:p>2388.655</text:p>
          </table:table-cell>
          <table:table-cell office:value-type="float" office:value="15.24" calcext:value-type="float">
            <text:p>15.24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41.091" calcext:value-type="float">
            <text:p>41.091</text:p>
          </table:table-cell>
          <table:table-cell office:value-type="float" office:value="6984.75" calcext:value-type="float">
            <text:p>6984.75</text:p>
          </table:table-cell>
          <table:table-cell office:value-type="float" office:value="-67.294" calcext:value-type="float">
            <text:p>-67.294</text:p>
          </table:table-cell>
          <table:table-cell office:value-type="float" office:value="926.963" calcext:value-type="float">
            <text:p>926.963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015.986" calcext:value-type="float">
            <text:p>3015.986</text:p>
          </table:table-cell>
          <table:table-cell office:value-type="float" office:value="6984.75" calcext:value-type="float">
            <text:p>6984.75</text:p>
          </table:table-cell>
          <table:table-cell office:value-type="float" office:value="-5130.823" calcext:value-type="float">
            <text:p>-5130.82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27555.532" calcext:value-type="float">
            <text:p>27555.532</text:p>
          </table:table-cell>
          <table:table-cell office:value-type="float" office:value="2444.248" calcext:value-type="float">
            <text:p>2444.248</text:p>
          </table:table-cell>
          <table:table-cell office:value-type="float" office:value="584638.887" calcext:value-type="float">
            <text:p>584638.887</text:p>
          </table:table-cell>
          <table:table-cell office:value-type="float" office:value="83719.724" calcext:value-type="float">
            <text:p>83719.724</text:p>
          </table:table-cell>
          <table:table-cell office:value-type="float" office:value="195711.547" calcext:value-type="float">
            <text:p>195711.547</text:p>
          </table:table-cell>
          <table:table-cell office:value-type="float" office:value="-140600.484" calcext:value-type="float">
            <text:p>-140600.484</text:p>
          </table:table-cell>
          <table:table-cell office:value-type="float" office:value="4479.823" calcext:value-type="float">
            <text:p>4479.823</text:p>
          </table:table-cell>
          <table:table-cell office:value-type="float" office:value="2328.343" calcext:value-type="float">
            <text:p>2328.343</text:p>
          </table:table-cell>
          <table:table-cell office:value-type="float" office:value="8166.439" calcext:value-type="float">
            <text:p>8166.439</text:p>
          </table:table-cell>
          <table:table-cell office:value-type="float" office:value="1069.409" calcext:value-type="float">
            <text:p>1069.409</text:p>
          </table:table-cell>
          <table:table-cell office:value-type="float" office:value="6627.795" calcext:value-type="float">
            <text:p>6627.795</text:p>
          </table:table-cell>
          <table:table-cell office:value-type="float" office:value="2331.851" calcext:value-type="float">
            <text:p>2331.851</text:p>
          </table:table-cell>
          <table:table-cell office:value-type="float" office:value="4679.054" calcext:value-type="float">
            <text:p>4679.054</text:p>
          </table:table-cell>
          <table:table-cell office:value-type="float" office:value="2450.021" calcext:value-type="float">
            <text:p>2450.021</text:p>
          </table:table-cell>
          <table:table-cell office:value-type="float" office:value="8549.357" calcext:value-type="float">
            <text:p>8549.357</text:p>
          </table:table-cell>
          <table:table-cell office:value-type="float" office:value="1124.675" calcext:value-type="float">
            <text:p>1124.675</text:p>
          </table:table-cell>
          <table:table-cell office:value-type="float" office:value="6938.03" calcext:value-type="float">
            <text:p>6938.03</text:p>
          </table:table-cell>
          <table:table-cell office:value-type="float" office:value="2420.078" calcext:value-type="float">
            <text:p>2420.078</text:p>
          </table:table-cell>
          <table:table-cell office:value-type="float" office:value="52.16" calcext:value-type="float">
            <text:p>52.16</text:p>
          </table:table-cell>
          <table:table-cell office:value-type="float" office:value="1" calcext:value-type="float">
            <text:p>1</text:p>
          </table:table-cell>
          <table:table-cell office:value-type="float" office:value="1408" calcext:value-type="float">
            <text:p>1408</text:p>
          </table:table-cell>
          <table:table-cell office:value-type="float" office:value="202.255" calcext:value-type="float">
            <text:p>202.255</text:p>
          </table:table-cell>
          <table:table-cell office:value-type="float" office:value="26206.365" calcext:value-type="float">
            <text:p>26206.365</text:p>
          </table:table-cell>
          <table:table-cell office:value-type="float" office:value="-354.08" calcext:value-type="float">
            <text:p>-354.08</text:p>
          </table:table-cell>
          <table:table-cell office:value-type="float" office:value="2818.472" calcext:value-type="float">
            <text:p>2818.472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1644.115" calcext:value-type="float">
            <text:p>11644.115</text:p>
          </table:table-cell>
          <table:table-cell office:value-type="float" office:value="26206.365" calcext:value-type="float">
            <text:p>26206.365</text:p>
          </table:table-cell>
          <table:table-cell office:value-type="float" office:value="-20569.421" calcext:value-type="float">
            <text:p>-20569.421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821.941" calcext:value-type="float">
            <text:p>9821.941</text:p>
          </table:table-cell>
          <table:table-cell office:value-type="float" office:value="2487.851" calcext:value-type="float">
            <text:p>2487.851</text:p>
          </table:table-cell>
          <table:table-cell office:value-type="float" office:value="72131.632" calcext:value-type="float">
            <text:p>72131.632</text:p>
          </table:table-cell>
          <table:table-cell office:value-type="float" office:value="14657.009" calcext:value-type="float">
            <text:p>14657.009</text:p>
          </table:table-cell>
          <table:table-cell office:value-type="float" office:value="39261.41" calcext:value-type="float">
            <text:p>39261.41</text:p>
          </table:table-cell>
          <table:table-cell office:value-type="float" office:value="-19617.527" calcext:value-type="float">
            <text:p>-19617.527</text:p>
          </table:table-cell>
          <table:table-cell office:value-type="float" office:value="4449.286" calcext:value-type="float">
            <text:p>4449.286</text:p>
          </table:table-cell>
          <table:table-cell office:value-type="float" office:value="2476.21" calcext:value-type="float">
            <text:p>2476.21</text:p>
          </table:table-cell>
          <table:table-cell office:value-type="float" office:value="7223.915" calcext:value-type="float">
            <text:p>7223.915</text:p>
          </table:table-cell>
          <table:table-cell office:value-type="float" office:value="995.639" calcext:value-type="float">
            <text:p>995.639</text:p>
          </table:table-cell>
          <table:table-cell office:value-type="float" office:value="6449.086" calcext:value-type="float">
            <text:p>6449.086</text:p>
          </table:table-cell>
          <table:table-cell office:value-type="float" office:value="2449.485" calcext:value-type="float">
            <text:p>2449.485</text:p>
          </table:table-cell>
          <table:table-cell office:value-type="float" office:value="4651.082" calcext:value-type="float">
            <text:p>4651.082</text:p>
          </table:table-cell>
          <table:table-cell office:value-type="float" office:value="2594.134" calcext:value-type="float">
            <text:p>2594.134</text:p>
          </table:table-cell>
          <table:table-cell office:value-type="float" office:value="7570.635" calcext:value-type="float">
            <text:p>7570.635</text:p>
          </table:table-cell>
          <table:table-cell office:value-type="float" office:value="1047.347" calcext:value-type="float">
            <text:p>1047.347</text:p>
          </table:table-cell>
          <table:table-cell office:value-type="float" office:value="6754.74" calcext:value-type="float">
            <text:p>6754.74</text:p>
          </table:table-cell>
          <table:table-cell office:value-type="float" office:value="2547.425" calcext:value-type="float">
            <text:p>2547.425</text:p>
          </table:table-cell>
          <table:table-cell office:value-type="float" office:value="11.84" calcext:value-type="float">
            <text:p>11.84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33.263" calcext:value-type="float">
            <text:p>33.263</text:p>
          </table:table-cell>
          <table:table-cell office:value-type="float" office:value="7015.648" calcext:value-type="float">
            <text:p>7015.648</text:p>
          </table:table-cell>
          <table:table-cell office:value-type="float" office:value="-54.972" calcext:value-type="float">
            <text:p>-54.972</text:p>
          </table:table-cell>
          <table:table-cell office:value-type="float" office:value="915.629" calcext:value-type="float">
            <text:p>915.62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3037.012" calcext:value-type="float">
            <text:p>3037.012</text:p>
          </table:table-cell>
          <table:table-cell office:value-type="float" office:value="7015.648" calcext:value-type="float">
            <text:p>7015.648</text:p>
          </table:table-cell>
          <table:table-cell office:value-type="float" office:value="-5184.39" calcext:value-type="float">
            <text:p>-5184.39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1236.472" calcext:value-type="float">
            <text:p>11236.472</text:p>
          </table:table-cell>
          <table:table-cell office:value-type="float" office:value="2472.695" calcext:value-type="float">
            <text:p>2472.695</text:p>
          </table:table-cell>
          <table:table-cell office:value-type="float" office:value="63605.37" calcext:value-type="float">
            <text:p>63605.37</text:p>
          </table:table-cell>
          <table:table-cell office:value-type="float" office:value="14085.071" calcext:value-type="float">
            <text:p>14085.071</text:p>
          </table:table-cell>
          <table:table-cell office:value-type="float" office:value="39527.169" calcext:value-type="float">
            <text:p>39527.169</text:p>
          </table:table-cell>
          <table:table-cell office:value-type="float" office:value="-17054.225" calcext:value-type="float">
            <text:p>-17054.225</text:p>
          </table:table-cell>
          <table:table-cell office:value-type="float" office:value="4479.009" calcext:value-type="float">
            <text:p>4479.009</text:p>
          </table:table-cell>
          <table:table-cell office:value-type="float" office:value="2416.904" calcext:value-type="float">
            <text:p>2416.904</text:p>
          </table:table-cell>
          <table:table-cell office:value-type="float" office:value="6727.321" calcext:value-type="float">
            <text:p>6727.321</text:p>
          </table:table-cell>
          <table:table-cell office:value-type="float" office:value="992.618" calcext:value-type="float">
            <text:p>992.618</text:p>
          </table:table-cell>
          <table:table-cell office:value-type="float" office:value="6472.741" calcext:value-type="float">
            <text:p>6472.741</text:p>
          </table:table-cell>
          <table:table-cell office:value-type="float" office:value="2485.276" calcext:value-type="float">
            <text:p>2485.276</text:p>
          </table:table-cell>
          <table:table-cell office:value-type="float" office:value="4677.992" calcext:value-type="float">
            <text:p>4677.992</text:p>
          </table:table-cell>
          <table:table-cell office:value-type="float" office:value="2530.74" calcext:value-type="float">
            <text:p>2530.74</text:p>
          </table:table-cell>
          <table:table-cell office:value-type="float" office:value="7073.075" calcext:value-type="float">
            <text:p>7073.075</text:p>
          </table:table-cell>
          <table:table-cell office:value-type="float" office:value="1047.07" calcext:value-type="float">
            <text:p>1047.07</text:p>
          </table:table-cell>
          <table:table-cell office:value-type="float" office:value="6781.094" calcext:value-type="float">
            <text:p>6781.094</text:p>
          </table:table-cell>
          <table:table-cell office:value-type="float" office:value="2574.89" calcext:value-type="float">
            <text:p>2574.89</text:p>
          </table:table-cell>
          <table:table-cell office:value-type="float" office:value="15.28" calcext:value-type="float">
            <text:p>15.2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2.644" calcext:value-type="float">
            <text:p>32.644</text:p>
          </table:table-cell>
          <table:table-cell office:value-type="float" office:value="5670.3" calcext:value-type="float">
            <text:p>5670.3</text:p>
          </table:table-cell>
          <table:table-cell office:value-type="float" office:value="-50.287" calcext:value-type="float">
            <text:p>-50.287</text:p>
          </table:table-cell>
          <table:table-cell office:value-type="float" office:value="917.341" calcext:value-type="float">
            <text:p>917.34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66.352" calcext:value-type="float">
            <text:p>2366.352</text:p>
          </table:table-cell>
          <table:table-cell office:value-type="float" office:value="5670.3" calcext:value-type="float">
            <text:p>5670.3</text:p>
          </table:table-cell>
          <table:table-cell office:value-type="float" office:value="-3835.618" calcext:value-type="float">
            <text:p>-3835.618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1176.857" calcext:value-type="float">
            <text:p>11176.857</text:p>
          </table:table-cell>
          <table:table-cell office:value-type="float" office:value="2542.688" calcext:value-type="float">
            <text:p>2542.688</text:p>
          </table:table-cell>
          <table:table-cell office:value-type="float" office:value="132389.124" calcext:value-type="float">
            <text:p>132389.124</text:p>
          </table:table-cell>
          <table:table-cell office:value-type="float" office:value="19443.773" calcext:value-type="float">
            <text:p>19443.773</text:p>
          </table:table-cell>
          <table:table-cell office:value-type="float" office:value="50230.823" calcext:value-type="float">
            <text:p>50230.823</text:p>
          </table:table-cell>
          <table:table-cell office:value-type="float" office:value="-27877.11" calcext:value-type="float">
            <text:p>-27877.11</text:p>
          </table:table-cell>
          <table:table-cell office:value-type="float" office:value="4491.361" calcext:value-type="float">
            <text:p>4491.361</text:p>
          </table:table-cell>
          <table:table-cell office:value-type="float" office:value="2704.07" calcext:value-type="float">
            <text:p>2704.07</text:p>
          </table:table-cell>
          <table:table-cell office:value-type="float" office:value="6504.774" calcext:value-type="float">
            <text:p>6504.774</text:p>
          </table:table-cell>
          <table:table-cell office:value-type="float" office:value="943.988" calcext:value-type="float">
            <text:p>943.988</text:p>
          </table:table-cell>
          <table:table-cell office:value-type="float" office:value="6387.416" calcext:value-type="float">
            <text:p>6387.416</text:p>
          </table:table-cell>
          <table:table-cell office:value-type="float" office:value="2595.306" calcext:value-type="float">
            <text:p>2595.306</text:p>
          </table:table-cell>
          <table:table-cell office:value-type="float" office:value="4692.987" calcext:value-type="float">
            <text:p>4692.987</text:p>
          </table:table-cell>
          <table:table-cell office:value-type="float" office:value="2805.789" calcext:value-type="float">
            <text:p>2805.789</text:p>
          </table:table-cell>
          <table:table-cell office:value-type="float" office:value="6795.034" calcext:value-type="float">
            <text:p>6795.034</text:p>
          </table:table-cell>
          <table:table-cell office:value-type="float" office:value="995.203" calcext:value-type="float">
            <text:p>995.203</text:p>
          </table:table-cell>
          <table:table-cell office:value-type="float" office:value="6691.911" calcext:value-type="float">
            <text:p>6691.911</text:p>
          </table:table-cell>
          <table:table-cell office:value-type="float" office:value="2694.064" calcext:value-type="float">
            <text:p>2694.064</text:p>
          </table:table-cell>
          <table:table-cell office:value-type="float" office:value="14.08" calcext:value-type="float">
            <text:p>14.0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5.976" calcext:value-type="float">
            <text:p>45.976</text:p>
          </table:table-cell>
          <table:table-cell office:value-type="float" office:value="7397.933" calcext:value-type="float">
            <text:p>7397.933</text:p>
          </table:table-cell>
          <table:table-cell office:value-type="float" office:value="-78.265" calcext:value-type="float">
            <text:p>-78.265</text:p>
          </table:table-cell>
          <table:table-cell office:value-type="float" office:value="924.91" calcext:value-type="float">
            <text:p>924.9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222.72" calcext:value-type="float">
            <text:p>3222.72</text:p>
          </table:table-cell>
          <table:table-cell office:value-type="float" office:value="7397.933" calcext:value-type="float">
            <text:p>7397.933</text:p>
          </table:table-cell>
          <table:table-cell office:value-type="float" office:value="-5548.114" calcext:value-type="float">
            <text:p>-5548.114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767.357" calcext:value-type="float">
            <text:p>9767.357</text:p>
          </table:table-cell>
          <table:table-cell office:value-type="float" office:value="2411.317" calcext:value-type="float">
            <text:p>2411.317</text:p>
          </table:table-cell>
          <table:table-cell office:value-type="float" office:value="41587.996" calcext:value-type="float">
            <text:p>41587.996</text:p>
          </table:table-cell>
          <table:table-cell office:value-type="float" office:value="9583.289" calcext:value-type="float">
            <text:p>9583.289</text:p>
          </table:table-cell>
          <table:table-cell office:value-type="float" office:value="29015.959" calcext:value-type="float">
            <text:p>29015.959</text:p>
          </table:table-cell>
          <table:table-cell office:value-type="float" office:value="-9481.246" calcext:value-type="float">
            <text:p>-9481.246</text:p>
          </table:table-cell>
          <table:table-cell office:value-type="float" office:value="4531.337" calcext:value-type="float">
            <text:p>4531.337</text:p>
          </table:table-cell>
          <table:table-cell office:value-type="float" office:value="2673.737" calcext:value-type="float">
            <text:p>2673.737</text:p>
          </table:table-cell>
          <table:table-cell office:value-type="float" office:value="6225.986" calcext:value-type="float">
            <text:p>6225.986</text:p>
          </table:table-cell>
          <table:table-cell office:value-type="float" office:value="907.888" calcext:value-type="float">
            <text:p>907.888</text:p>
          </table:table-cell>
          <table:table-cell office:value-type="float" office:value="6354.884" calcext:value-type="float">
            <text:p>6354.884</text:p>
          </table:table-cell>
          <table:table-cell office:value-type="float" office:value="2707.79" calcext:value-type="float">
            <text:p>2707.79</text:p>
          </table:table-cell>
          <table:table-cell office:value-type="float" office:value="4731.063" calcext:value-type="float">
            <text:p>4731.063</text:p>
          </table:table-cell>
          <table:table-cell office:value-type="float" office:value="2801.96" calcext:value-type="float">
            <text:p>2801.96</text:p>
          </table:table-cell>
          <table:table-cell office:value-type="float" office:value="6521.345" calcext:value-type="float">
            <text:p>6521.345</text:p>
          </table:table-cell>
          <table:table-cell office:value-type="float" office:value="955.978" calcext:value-type="float">
            <text:p>955.978</text:p>
          </table:table-cell>
          <table:table-cell office:value-type="float" office:value="6651.201" calcext:value-type="float">
            <text:p>6651.201</text:p>
          </table:table-cell>
          <table:table-cell office:value-type="float" office:value="2810.925" calcext:value-type="float">
            <text:p>2810.925</text:p>
          </table:table-cell>
          <table:table-cell office:value-type="float" office:value="10.94" calcext:value-type="float">
            <text:p>10.9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0.653" calcext:value-type="float">
            <text:p>20.653</text:p>
          </table:table-cell>
          <table:table-cell office:value-type="float" office:value="3392.34" calcext:value-type="float">
            <text:p>3392.34</text:p>
          </table:table-cell>
          <table:table-cell office:value-type="float" office:value="-30.542" calcext:value-type="float">
            <text:p>-30.542</text:p>
          </table:table-cell>
          <table:table-cell office:value-type="float" office:value="608.082" calcext:value-type="float">
            <text:p>608.08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86.197" calcext:value-type="float">
            <text:p>1386.197</text:p>
          </table:table-cell>
          <table:table-cell office:value-type="float" office:value="3392.34" calcext:value-type="float">
            <text:p>3392.34</text:p>
          </table:table-cell>
          <table:table-cell office:value-type="float" office:value="-2176.176" calcext:value-type="float">
            <text:p>-2176.176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2340.812" calcext:value-type="float">
            <text:p>12340.812</text:p>
          </table:table-cell>
          <table:table-cell office:value-type="float" office:value="2477.346" calcext:value-type="float">
            <text:p>2477.346</text:p>
          </table:table-cell>
          <table:table-cell office:value-type="float" office:value="70052.319" calcext:value-type="float">
            <text:p>70052.319</text:p>
          </table:table-cell>
          <table:table-cell office:value-type="float" office:value="15153.959" calcext:value-type="float">
            <text:p>15153.959</text:p>
          </table:table-cell>
          <table:table-cell office:value-type="float" office:value="42778.434" calcext:value-type="float">
            <text:p>42778.434</text:p>
          </table:table-cell>
          <table:table-cell office:value-type="float" office:value="-18096.81" calcext:value-type="float">
            <text:p>-18096.81</text:p>
          </table:table-cell>
          <table:table-cell office:value-type="float" office:value="4554.815" calcext:value-type="float">
            <text:p>4554.815</text:p>
          </table:table-cell>
          <table:table-cell office:value-type="float" office:value="2657.26" calcext:value-type="float">
            <text:p>2657.26</text:p>
          </table:table-cell>
          <table:table-cell office:value-type="float" office:value="6290.607" calcext:value-type="float">
            <text:p>6290.607</text:p>
          </table:table-cell>
          <table:table-cell office:value-type="float" office:value="941.47" calcext:value-type="float">
            <text:p>941.47</text:p>
          </table:table-cell>
          <table:table-cell office:value-type="float" office:value="6445.813" calcext:value-type="float">
            <text:p>6445.813</text:p>
          </table:table-cell>
          <table:table-cell office:value-type="float" office:value="2663.817" calcext:value-type="float">
            <text:p>2663.817</text:p>
          </table:table-cell>
          <table:table-cell office:value-type="float" office:value="4757.225" calcext:value-type="float">
            <text:p>4757.225</text:p>
          </table:table-cell>
          <table:table-cell office:value-type="float" office:value="2794.947" calcext:value-type="float">
            <text:p>2794.947</text:p>
          </table:table-cell>
          <table:table-cell office:value-type="float" office:value="6541.463" calcext:value-type="float">
            <text:p>6541.463</text:p>
          </table:table-cell>
          <table:table-cell office:value-type="float" office:value="986.452" calcext:value-type="float">
            <text:p>986.452</text:p>
          </table:table-cell>
          <table:table-cell office:value-type="float" office:value="6738.571" calcext:value-type="float">
            <text:p>6738.571</text:p>
          </table:table-cell>
          <table:table-cell office:value-type="float" office:value="2775.879" calcext:value-type="float">
            <text:p>2775.879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3.628" calcext:value-type="float">
            <text:p>33.628</text:p>
          </table:table-cell>
          <table:table-cell office:value-type="float" office:value="5268.501" calcext:value-type="float">
            <text:p>5268.501</text:p>
          </table:table-cell>
          <table:table-cell office:value-type="float" office:value="-51.843" calcext:value-type="float">
            <text:p>-51.843</text:p>
          </table:table-cell>
          <table:table-cell office:value-type="float" office:value="818.126" calcext:value-type="float">
            <text:p>818.12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215.705" calcext:value-type="float">
            <text:p>2215.705</text:p>
          </table:table-cell>
          <table:table-cell office:value-type="float" office:value="5268.501" calcext:value-type="float">
            <text:p>5268.501</text:p>
          </table:table-cell>
          <table:table-cell office:value-type="float" office:value="-3632.249" calcext:value-type="float">
            <text:p>-3632.249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5129.645" calcext:value-type="float">
            <text:p>15129.645</text:p>
          </table:table-cell>
          <table:table-cell office:value-type="float" office:value="2619.208" calcext:value-type="float">
            <text:p>2619.208</text:p>
          </table:table-cell>
          <table:table-cell office:value-type="float" office:value="201391.908" calcext:value-type="float">
            <text:p>201391.908</text:p>
          </table:table-cell>
          <table:table-cell office:value-type="float" office:value="28709.47" calcext:value-type="float">
            <text:p>28709.47</text:p>
          </table:table-cell>
          <table:table-cell office:value-type="float" office:value="72794.313" calcext:value-type="float">
            <text:p>72794.313</text:p>
          </table:table-cell>
          <table:table-cell office:value-type="float" office:value="-42535.022" calcext:value-type="float">
            <text:p>-42535.022</text:p>
          </table:table-cell>
          <table:table-cell office:value-type="float" office:value="4606.91" calcext:value-type="float">
            <text:p>4606.91</text:p>
          </table:table-cell>
          <table:table-cell office:value-type="float" office:value="2586.108" calcext:value-type="float">
            <text:p>2586.108</text:p>
          </table:table-cell>
          <table:table-cell office:value-type="float" office:value="6279.718" calcext:value-type="float">
            <text:p>6279.718</text:p>
          </table:table-cell>
          <table:table-cell office:value-type="float" office:value="920.677" calcext:value-type="float">
            <text:p>920.677</text:p>
          </table:table-cell>
          <table:table-cell office:value-type="float" office:value="6456.144" calcext:value-type="float">
            <text:p>6456.144</text:p>
          </table:table-cell>
          <table:table-cell office:value-type="float" office:value="2757.675" calcext:value-type="float">
            <text:p>2757.675</text:p>
          </table:table-cell>
          <table:table-cell office:value-type="float" office:value="4813.209" calcext:value-type="float">
            <text:p>4813.209</text:p>
          </table:table-cell>
          <table:table-cell office:value-type="float" office:value="2719.968" calcext:value-type="float">
            <text:p>2719.968</text:p>
          </table:table-cell>
          <table:table-cell office:value-type="float" office:value="6600.924" calcext:value-type="float">
            <text:p>6600.924</text:p>
          </table:table-cell>
          <table:table-cell office:value-type="float" office:value="967.358" calcext:value-type="float">
            <text:p>967.358</text:p>
          </table:table-cell>
          <table:table-cell office:value-type="float" office:value="6756.204" calcext:value-type="float">
            <text:p>6756.204</text:p>
          </table:table-cell>
          <table:table-cell office:value-type="float" office:value="2870.213" calcext:value-type="float">
            <text:p>2870.213</text:p>
          </table:table-cell>
          <table:table-cell office:value-type="float" office:value="21.46" calcext:value-type="float">
            <text:p>21.46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65.533" calcext:value-type="float">
            <text:p>65.533</text:p>
          </table:table-cell>
          <table:table-cell office:value-type="float" office:value="9762.894" calcext:value-type="float">
            <text:p>9762.894</text:p>
          </table:table-cell>
          <table:table-cell office:value-type="float" office:value="-110.166" calcext:value-type="float">
            <text:p>-110.166</text:p>
          </table:table-cell>
          <table:table-cell office:value-type="float" office:value="1325.91" calcext:value-type="float">
            <text:p>1325.91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4200.515" calcext:value-type="float">
            <text:p>4200.515</text:p>
          </table:table-cell>
          <table:table-cell office:value-type="float" office:value="9762.894" calcext:value-type="float">
            <text:p>9762.894</text:p>
          </table:table-cell>
          <table:table-cell office:value-type="float" office:value="-7111.073" calcext:value-type="float">
            <text:p>-7111.07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894.016" calcext:value-type="float">
            <text:p>9894.016</text:p>
          </table:table-cell>
          <table:table-cell office:value-type="float" office:value="2463.702" calcext:value-type="float">
            <text:p>2463.702</text:p>
          </table:table-cell>
          <table:table-cell office:value-type="float" office:value="76113.1" calcext:value-type="float">
            <text:p>76113.1</text:p>
          </table:table-cell>
          <table:table-cell office:value-type="float" office:value="12549.682" calcext:value-type="float">
            <text:p>12549.682</text:p>
          </table:table-cell>
          <table:table-cell office:value-type="float" office:value="35100.793" calcext:value-type="float">
            <text:p>35100.793</text:p>
          </table:table-cell>
          <table:table-cell office:value-type="float" office:value="-15312.761" calcext:value-type="float">
            <text:p>-15312.761</text:p>
          </table:table-cell>
          <table:table-cell office:value-type="float" office:value="4575.292" calcext:value-type="float">
            <text:p>4575.292</text:p>
          </table:table-cell>
          <table:table-cell office:value-type="float" office:value="2714.471" calcext:value-type="float">
            <text:p>2714.471</text:p>
          </table:table-cell>
          <table:table-cell office:value-type="float" office:value="6318.302" calcext:value-type="float">
            <text:p>6318.302</text:p>
          </table:table-cell>
          <table:table-cell office:value-type="float" office:value="903.474" calcext:value-type="float">
            <text:p>903.474</text:p>
          </table:table-cell>
          <table:table-cell office:value-type="float" office:value="6389.973" calcext:value-type="float">
            <text:p>6389.973</text:p>
          </table:table-cell>
          <table:table-cell office:value-type="float" office:value="2760.612" calcext:value-type="float">
            <text:p>2760.612</text:p>
          </table:table-cell>
          <table:table-cell office:value-type="float" office:value="4781.907" calcext:value-type="float">
            <text:p>4781.907</text:p>
          </table:table-cell>
          <table:table-cell office:value-type="float" office:value="2781.189" calcext:value-type="float">
            <text:p>2781.189</text:p>
          </table:table-cell>
          <table:table-cell office:value-type="float" office:value="6642.306" calcext:value-type="float">
            <text:p>6642.306</text:p>
          </table:table-cell>
          <table:table-cell office:value-type="float" office:value="954.473" calcext:value-type="float">
            <text:p>954.473</text:p>
          </table:table-cell>
          <table:table-cell office:value-type="float" office:value="6699.022" calcext:value-type="float">
            <text:p>6699.022</text:p>
          </table:table-cell>
          <table:table-cell office:value-type="float" office:value="2864.793" calcext:value-type="float">
            <text:p>2864.793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29.414" calcext:value-type="float">
            <text:p>29.414</text:p>
          </table:table-cell>
          <table:table-cell office:value-type="float" office:value="5723.38" calcext:value-type="float">
            <text:p>5723.38</text:p>
          </table:table-cell>
          <table:table-cell office:value-type="float" office:value="-48.781" calcext:value-type="float">
            <text:p>-48.781</text:p>
          </table:table-cell>
          <table:table-cell office:value-type="float" office:value="675.665" calcext:value-type="float">
            <text:p>675.665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513.102" calcext:value-type="float">
            <text:p>2513.102</text:p>
          </table:table-cell>
          <table:table-cell office:value-type="float" office:value="5723.38" calcext:value-type="float">
            <text:p>5723.38</text:p>
          </table:table-cell>
          <table:table-cell office:value-type="float" office:value="-4372.05" calcext:value-type="float">
            <text:p>-4372.0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060.396" calcext:value-type="float">
            <text:p>9060.396</text:p>
          </table:table-cell>
          <table:table-cell office:value-type="float" office:value="2478.797" calcext:value-type="float">
            <text:p>2478.797</text:p>
          </table:table-cell>
          <table:table-cell office:value-type="float" office:value="52097.396" calcext:value-type="float">
            <text:p>52097.396</text:p>
          </table:table-cell>
          <table:table-cell office:value-type="float" office:value="9857.672" calcext:value-type="float">
            <text:p>9857.672</text:p>
          </table:table-cell>
          <table:table-cell office:value-type="float" office:value="28860.113" calcext:value-type="float">
            <text:p>28860.113</text:p>
          </table:table-cell>
          <table:table-cell office:value-type="float" office:value="-10739.32" calcext:value-type="float">
            <text:p>-10739.32</text:p>
          </table:table-cell>
          <table:table-cell office:value-type="float" office:value="4556.38" calcext:value-type="float">
            <text:p>4556.38</text:p>
          </table:table-cell>
          <table:table-cell office:value-type="float" office:value="2652.437" calcext:value-type="float">
            <text:p>2652.437</text:p>
          </table:table-cell>
          <table:table-cell office:value-type="float" office:value="6651.067" calcext:value-type="float">
            <text:p>6651.067</text:p>
          </table:table-cell>
          <table:table-cell office:value-type="float" office:value="933.399" calcext:value-type="float">
            <text:p>933.399</text:p>
          </table:table-cell>
          <table:table-cell office:value-type="float" office:value="6431.167" calcext:value-type="float">
            <text:p>6431.167</text:p>
          </table:table-cell>
          <table:table-cell office:value-type="float" office:value="2681.593" calcext:value-type="float">
            <text:p>2681.593</text:p>
          </table:table-cell>
          <table:table-cell office:value-type="float" office:value="4758.35" calcext:value-type="float">
            <text:p>4758.35</text:p>
          </table:table-cell>
          <table:table-cell office:value-type="float" office:value="2728.612" calcext:value-type="float">
            <text:p>2728.612</text:p>
          </table:table-cell>
          <table:table-cell office:value-type="float" office:value="6940.286" calcext:value-type="float">
            <text:p>6940.286</text:p>
          </table:table-cell>
          <table:table-cell office:value-type="float" office:value="984.922" calcext:value-type="float">
            <text:p>984.922</text:p>
          </table:table-cell>
          <table:table-cell office:value-type="float" office:value="6736.624" calcext:value-type="float">
            <text:p>6736.624</text:p>
          </table:table-cell>
          <table:table-cell office:value-type="float" office:value="2780.075" calcext:value-type="float">
            <text:p>2780.075</text:p>
          </table:table-cell>
          <table:table-cell office:value-type="float" office:value="8.08" calcext:value-type="float">
            <text:p>8.0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0.965" calcext:value-type="float">
            <text:p>20.965</text:p>
          </table:table-cell>
          <table:table-cell office:value-type="float" office:value="2270.341" calcext:value-type="float">
            <text:p>2270.341</text:p>
          </table:table-cell>
          <table:table-cell office:value-type="float" office:value="-34.029" calcext:value-type="float">
            <text:p>-34.029</text:p>
          </table:table-cell>
          <table:table-cell office:value-type="float" office:value="256.807" calcext:value-type="float">
            <text:p>256.80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002.477" calcext:value-type="float">
            <text:p>1002.477</text:p>
          </table:table-cell>
          <table:table-cell office:value-type="float" office:value="2270.341" calcext:value-type="float">
            <text:p>2270.341</text:p>
          </table:table-cell>
          <table:table-cell office:value-type="float" office:value="-1756.727" calcext:value-type="float">
            <text:p>-1756.727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8086.521" calcext:value-type="float">
            <text:p>8086.521</text:p>
          </table:table-cell>
          <table:table-cell office:value-type="float" office:value="2492.424" calcext:value-type="float">
            <text:p>2492.424</text:p>
          </table:table-cell>
          <table:table-cell office:value-type="float" office:value="36284.618" calcext:value-type="float">
            <text:p>36284.618</text:p>
          </table:table-cell>
          <table:table-cell office:value-type="float" office:value="6920.976" calcext:value-type="float">
            <text:p>6920.976</text:p>
          </table:table-cell>
          <table:table-cell office:value-type="float" office:value="21987.711" calcext:value-type="float">
            <text:p>21987.711</text:p>
          </table:table-cell>
          <table:table-cell office:value-type="float" office:value="-5814.67" calcext:value-type="float">
            <text:p>-5814.67</text:p>
          </table:table-cell>
          <table:table-cell office:value-type="float" office:value="4543.234" calcext:value-type="float">
            <text:p>4543.234</text:p>
          </table:table-cell>
          <table:table-cell office:value-type="float" office:value="2821.099" calcext:value-type="float">
            <text:p>2821.099</text:p>
          </table:table-cell>
          <table:table-cell office:value-type="float" office:value="6432.153" calcext:value-type="float">
            <text:p>6432.153</text:p>
          </table:table-cell>
          <table:table-cell office:value-type="float" office:value="927.032" calcext:value-type="float">
            <text:p>927.032</text:p>
          </table:table-cell>
          <table:table-cell office:value-type="float" office:value="6405.232" calcext:value-type="float">
            <text:p>6405.232</text:p>
          </table:table-cell>
          <table:table-cell office:value-type="float" office:value="2681.236" calcext:value-type="float">
            <text:p>2681.236</text:p>
          </table:table-cell>
          <table:table-cell office:value-type="float" office:value="4748.479" calcext:value-type="float">
            <text:p>4748.479</text:p>
          </table:table-cell>
          <table:table-cell office:value-type="float" office:value="2951.512" calcext:value-type="float">
            <text:p>2951.512</text:p>
          </table:table-cell>
          <table:table-cell office:value-type="float" office:value="6720.68" calcext:value-type="float">
            <text:p>6720.68</text:p>
          </table:table-cell>
          <table:table-cell office:value-type="float" office:value="974.868" calcext:value-type="float">
            <text:p>974.868</text:p>
          </table:table-cell>
          <table:table-cell office:value-type="float" office:value="6706.559" calcext:value-type="float">
            <text:p>6706.559</text:p>
          </table:table-cell>
          <table:table-cell office:value-type="float" office:value="2790.4" calcext:value-type="float">
            <text:p>2790.4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5.592" calcext:value-type="float">
            <text:p>15.592</text:p>
          </table:table-cell>
          <table:table-cell office:value-type="float" office:value="2682.123" calcext:value-type="float">
            <text:p>2682.123</text:p>
          </table:table-cell>
          <table:table-cell office:value-type="float" office:value="-24.918" calcext:value-type="float">
            <text:p>-24.918</text:p>
          </table:table-cell>
          <table:table-cell office:value-type="float" office:value="385.904" calcext:value-type="float">
            <text:p>385.90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43.217" calcext:value-type="float">
            <text:p>1143.217</text:p>
          </table:table-cell>
          <table:table-cell office:value-type="float" office:value="2682.123" calcext:value-type="float">
            <text:p>2682.123</text:p>
          </table:table-cell>
          <table:table-cell office:value-type="float" office:value="-1910.314" calcext:value-type="float">
            <text:p>-1910.314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4268.596" calcext:value-type="float">
            <text:p>14268.596</text:p>
          </table:table-cell>
          <table:table-cell office:value-type="float" office:value="2507.285" calcext:value-type="float">
            <text:p>2507.285</text:p>
          </table:table-cell>
          <table:table-cell office:value-type="float" office:value="137540.164" calcext:value-type="float">
            <text:p>137540.164</text:p>
          </table:table-cell>
          <table:table-cell office:value-type="float" office:value="23279.091" calcext:value-type="float">
            <text:p>23279.091</text:p>
          </table:table-cell>
          <table:table-cell office:value-type="float" office:value="61026.027" calcext:value-type="float">
            <text:p>61026.027</text:p>
          </table:table-cell>
          <table:table-cell office:value-type="float" office:value="-32488.834" calcext:value-type="float">
            <text:p>-32488.834</text:p>
          </table:table-cell>
          <table:table-cell office:value-type="float" office:value="4542.837" calcext:value-type="float">
            <text:p>4542.837</text:p>
          </table:table-cell>
          <table:table-cell office:value-type="float" office:value="2928.433" calcext:value-type="float">
            <text:p>2928.433</text:p>
          </table:table-cell>
          <table:table-cell office:value-type="float" office:value="6316.722" calcext:value-type="float">
            <text:p>6316.722</text:p>
          </table:table-cell>
          <table:table-cell office:value-type="float" office:value="868.833" calcext:value-type="float">
            <text:p>868.833</text:p>
          </table:table-cell>
          <table:table-cell office:value-type="float" office:value="6287.94" calcext:value-type="float">
            <text:p>6287.94</text:p>
          </table:table-cell>
          <table:table-cell office:value-type="float" office:value="2797.735" calcext:value-type="float">
            <text:p>2797.735</text:p>
          </table:table-cell>
          <table:table-cell office:value-type="float" office:value="4750.49" calcext:value-type="float">
            <text:p>4750.49</text:p>
          </table:table-cell>
          <table:table-cell office:value-type="float" office:value="3075.425" calcext:value-type="float">
            <text:p>3075.425</text:p>
          </table:table-cell>
          <table:table-cell office:value-type="float" office:value="6592.933" calcext:value-type="float">
            <text:p>6592.933</text:p>
          </table:table-cell>
          <table:table-cell office:value-type="float" office:value="911.641" calcext:value-type="float">
            <text:p>911.641</text:p>
          </table:table-cell>
          <table:table-cell office:value-type="float" office:value="6581.575" calcext:value-type="float">
            <text:p>6581.575</text:p>
          </table:table-cell>
          <table:table-cell office:value-type="float" office:value="2919.405" calcext:value-type="float">
            <text:p>2919.405</text:p>
          </table:table-cell>
          <table:table-cell office:value-type="float" office:value="18.66" calcext:value-type="float">
            <text:p>18.66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52.675" calcext:value-type="float">
            <text:p>52.675</text:p>
          </table:table-cell>
          <table:table-cell office:value-type="float" office:value="11346.525" calcext:value-type="float">
            <text:p>11346.525</text:p>
          </table:table-cell>
          <table:table-cell office:value-type="float" office:value="-87.142" calcext:value-type="float">
            <text:p>-87.142</text:p>
          </table:table-cell>
          <table:table-cell office:value-type="float" office:value="1581.525" calcext:value-type="float">
            <text:p>1581.525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861.694" calcext:value-type="float">
            <text:p>4861.694</text:p>
          </table:table-cell>
          <table:table-cell office:value-type="float" office:value="11346.525" calcext:value-type="float">
            <text:p>11346.525</text:p>
          </table:table-cell>
          <table:table-cell office:value-type="float" office:value="-8183.474" calcext:value-type="float">
            <text:p>-8183.474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4198.387" calcext:value-type="float">
            <text:p>14198.387</text:p>
          </table:table-cell>
          <table:table-cell office:value-type="float" office:value="2609.197" calcext:value-type="float">
            <text:p>2609.197</text:p>
          </table:table-cell>
          <table:table-cell office:value-type="float" office:value="77842.269" calcext:value-type="float">
            <text:p>77842.269</text:p>
          </table:table-cell>
          <table:table-cell office:value-type="float" office:value="15478.868" calcext:value-type="float">
            <text:p>15478.868</text:p>
          </table:table-cell>
          <table:table-cell office:value-type="float" office:value="45288.609" calcext:value-type="float">
            <text:p>45288.609</text:p>
          </table:table-cell>
          <table:table-cell office:value-type="float" office:value="-16891.834" calcext:value-type="float">
            <text:p>-16891.834</text:p>
          </table:table-cell>
          <table:table-cell office:value-type="float" office:value="4618.701" calcext:value-type="float">
            <text:p>4618.701</text:p>
          </table:table-cell>
          <table:table-cell office:value-type="float" office:value="2858.217" calcext:value-type="float">
            <text:p>2858.217</text:p>
          </table:table-cell>
          <table:table-cell office:value-type="float" office:value="6261.78" calcext:value-type="float">
            <text:p>6261.78</text:p>
          </table:table-cell>
          <table:table-cell office:value-type="float" office:value="852.43" calcext:value-type="float">
            <text:p>852.43</text:p>
          </table:table-cell>
          <table:table-cell office:value-type="float" office:value="6330.856" calcext:value-type="float">
            <text:p>6330.856</text:p>
          </table:table-cell>
          <table:table-cell office:value-type="float" office:value="2906.545" calcext:value-type="float">
            <text:p>2906.545</text:p>
          </table:table-cell>
          <table:table-cell office:value-type="float" office:value="4829.482" calcext:value-type="float">
            <text:p>4829.482</text:p>
          </table:table-cell>
          <table:table-cell office:value-type="float" office:value="2961.199" calcext:value-type="float">
            <text:p>2961.199</text:p>
          </table:table-cell>
          <table:table-cell office:value-type="float" office:value="6552.095" calcext:value-type="float">
            <text:p>6552.095</text:p>
          </table:table-cell>
          <table:table-cell office:value-type="float" office:value="905.733" calcext:value-type="float">
            <text:p>905.733</text:p>
          </table:table-cell>
          <table:table-cell office:value-type="float" office:value="6648.701" calcext:value-type="float">
            <text:p>6648.701</text:p>
          </table:table-cell>
          <table:table-cell office:value-type="float" office:value="3010.263" calcext:value-type="float">
            <text:p>3010.263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4.724" calcext:value-type="float">
            <text:p>34.724</text:p>
          </table:table-cell>
          <table:table-cell office:value-type="float" office:value="6948.997" calcext:value-type="float">
            <text:p>6948.997</text:p>
          </table:table-cell>
          <table:table-cell office:value-type="float" office:value="-50.164" calcext:value-type="float">
            <text:p>-50.164</text:p>
          </table:table-cell>
          <table:table-cell office:value-type="float" office:value="1243.869" calcext:value-type="float">
            <text:p>1243.8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840.409" calcext:value-type="float">
            <text:p>2840.409</text:p>
          </table:table-cell>
          <table:table-cell office:value-type="float" office:value="6948.997" calcext:value-type="float">
            <text:p>6948.997</text:p>
          </table:table-cell>
          <table:table-cell office:value-type="float" office:value="-4461.259" calcext:value-type="float">
            <text:p>-4461.259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48937.959" calcext:value-type="float">
            <text:p>48937.959</text:p>
          </table:table-cell>
          <table:table-cell office:value-type="float" office:value="2506.53" calcext:value-type="float">
            <text:p>2506.53</text:p>
          </table:table-cell>
          <table:table-cell office:value-type="float" office:value="926263.18" calcext:value-type="float">
            <text:p>926263.18</text:p>
          </table:table-cell>
          <table:table-cell office:value-type="float" office:value="172778.51" calcext:value-type="float">
            <text:p>172778.51</text:p>
          </table:table-cell>
          <table:table-cell office:value-type="float" office:value="395973.808" calcext:value-type="float">
            <text:p>395973.808</text:p>
          </table:table-cell>
          <table:table-cell office:value-type="float" office:value="-298097.891" calcext:value-type="float">
            <text:p>-298097.891</text:p>
          </table:table-cell>
          <table:table-cell office:value-type="float" office:value="4622.088" calcext:value-type="float">
            <text:p>4622.088</text:p>
          </table:table-cell>
          <table:table-cell office:value-type="float" office:value="2896.183" calcext:value-type="float">
            <text:p>2896.183</text:p>
          </table:table-cell>
          <table:table-cell office:value-type="float" office:value="6197.455" calcext:value-type="float">
            <text:p>6197.455</text:p>
          </table:table-cell>
          <table:table-cell office:value-type="float" office:value="853.895" calcext:value-type="float">
            <text:p>853.895</text:p>
          </table:table-cell>
          <table:table-cell office:value-type="float" office:value="6337.187" calcext:value-type="float">
            <text:p>6337.187</text:p>
          </table:table-cell>
          <table:table-cell office:value-type="float" office:value="2906.988" calcext:value-type="float">
            <text:p>2906.988</text:p>
          </table:table-cell>
          <table:table-cell office:value-type="float" office:value="4824.085" calcext:value-type="float">
            <text:p>4824.085</text:p>
          </table:table-cell>
          <table:table-cell office:value-type="float" office:value="2973.673" calcext:value-type="float">
            <text:p>2973.673</text:p>
          </table:table-cell>
          <table:table-cell office:value-type="float" office:value="6480.946" calcext:value-type="float">
            <text:p>6480.946</text:p>
          </table:table-cell>
          <table:table-cell office:value-type="float" office:value="902.17" calcext:value-type="float">
            <text:p>902.17</text:p>
          </table:table-cell>
          <table:table-cell office:value-type="float" office:value="6636.147" calcext:value-type="float">
            <text:p>6636.147</text:p>
          </table:table-cell>
          <table:table-cell office:value-type="float" office:value="3012.024" calcext:value-type="float">
            <text:p>3012.024</text:p>
          </table:table-cell>
          <table:table-cell office:value-type="float" office:value="105.48" calcext:value-type="float">
            <text:p>105.48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421.019" calcext:value-type="float">
            <text:p>421.019</text:p>
          </table:table-cell>
          <table:table-cell office:value-type="float" office:value="85204.356" calcext:value-type="float">
            <text:p>85204.356</text:p>
          </table:table-cell>
          <table:table-cell office:value-type="float" office:value="-740.161" calcext:value-type="float">
            <text:p>-740.161</text:p>
          </table:table-cell>
          <table:table-cell office:value-type="float" office:value="9223.734" calcext:value-type="float">
            <text:p>9223.734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37828.422" calcext:value-type="float">
            <text:p>37828.422</text:p>
          </table:table-cell>
          <table:table-cell office:value-type="float" office:value="85204.356" calcext:value-type="float">
            <text:p>85204.356</text:p>
          </table:table-cell>
          <table:table-cell office:value-type="float" office:value="-66756.888" calcext:value-type="float">
            <text:p>-66756.888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8323.499" calcext:value-type="float">
            <text:p>8323.499</text:p>
          </table:table-cell>
          <table:table-cell office:value-type="float" office:value="2412.685" calcext:value-type="float">
            <text:p>2412.685</text:p>
          </table:table-cell>
          <table:table-cell office:value-type="float" office:value="42704.153" calcext:value-type="float">
            <text:p>42704.153</text:p>
          </table:table-cell>
          <table:table-cell office:value-type="float" office:value="8119.494" calcext:value-type="float">
            <text:p>8119.494</text:p>
          </table:table-cell>
          <table:table-cell office:value-type="float" office:value="24631.982" calcext:value-type="float">
            <text:p>24631.982</text:p>
          </table:table-cell>
          <table:table-cell office:value-type="float" office:value="-7984.984" calcext:value-type="float">
            <text:p>-7984.984</text:p>
          </table:table-cell>
          <table:table-cell office:value-type="float" office:value="4605.379" calcext:value-type="float">
            <text:p>4605.379</text:p>
          </table:table-cell>
          <table:table-cell office:value-type="float" office:value="2858.448" calcext:value-type="float">
            <text:p>2858.448</text:p>
          </table:table-cell>
          <table:table-cell office:value-type="float" office:value="6200.634" calcext:value-type="float">
            <text:p>6200.634</text:p>
          </table:table-cell>
          <table:table-cell office:value-type="float" office:value="868.404" calcext:value-type="float">
            <text:p>868.404</text:p>
          </table:table-cell>
          <table:table-cell office:value-type="float" office:value="6349.619" calcext:value-type="float">
            <text:p>6349.619</text:p>
          </table:table-cell>
          <table:table-cell office:value-type="float" office:value="2861.139" calcext:value-type="float">
            <text:p>2861.139</text:p>
          </table:table-cell>
          <table:table-cell office:value-type="float" office:value="4802.133" calcext:value-type="float">
            <text:p>4802.133</text:p>
          </table:table-cell>
          <table:table-cell office:value-type="float" office:value="2932.324" calcext:value-type="float">
            <text:p>2932.324</text:p>
          </table:table-cell>
          <table:table-cell office:value-type="float" office:value="6494.005" calcext:value-type="float">
            <text:p>6494.005</text:p>
          </table:table-cell>
          <table:table-cell office:value-type="float" office:value="915.86" calcext:value-type="float">
            <text:p>915.86</text:p>
          </table:table-cell>
          <table:table-cell office:value-type="float" office:value="6641.692" calcext:value-type="float">
            <text:p>6641.692</text:p>
          </table:table-cell>
          <table:table-cell office:value-type="float" office:value="2962.573" calcext:value-type="float">
            <text:p>2962.573</text:p>
          </table:table-cell>
          <table:table-cell office:value-type="float" office:value="7.86" calcext:value-type="float">
            <text:p>7.8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6.394" calcext:value-type="float">
            <text:p>16.394</text:p>
          </table:table-cell>
          <table:table-cell office:value-type="float" office:value="2650.646" calcext:value-type="float">
            <text:p>2650.646</text:p>
          </table:table-cell>
          <table:table-cell office:value-type="float" office:value="-25.068" calcext:value-type="float">
            <text:p>-25.068</text:p>
          </table:table-cell>
          <table:table-cell office:value-type="float" office:value="407.814" calcext:value-type="float">
            <text:p>407.81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16.637" calcext:value-type="float">
            <text:p>1116.637</text:p>
          </table:table-cell>
          <table:table-cell office:value-type="float" office:value="2650.646" calcext:value-type="float">
            <text:p>2650.646</text:p>
          </table:table-cell>
          <table:table-cell office:value-type="float" office:value="-1835.018" calcext:value-type="float">
            <text:p>-1835.018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0749.221" calcext:value-type="float">
            <text:p>10749.221</text:p>
          </table:table-cell>
          <table:table-cell office:value-type="float" office:value="2473.065" calcext:value-type="float">
            <text:p>2473.065</text:p>
          </table:table-cell>
          <table:table-cell office:value-type="float" office:value="117069.548" calcext:value-type="float">
            <text:p>117069.548</text:p>
          </table:table-cell>
          <table:table-cell office:value-type="float" office:value="16766.351" calcext:value-type="float">
            <text:p>16766.351</text:p>
          </table:table-cell>
          <table:table-cell office:value-type="float" office:value="44425.429" calcext:value-type="float">
            <text:p>44425.429</text:p>
          </table:table-cell>
          <table:table-cell office:value-type="float" office:value="-22926.987" calcext:value-type="float">
            <text:p>-22926.987</text:p>
          </table:table-cell>
          <table:table-cell office:value-type="float" office:value="4602.097" calcext:value-type="float">
            <text:p>4602.097</text:p>
          </table:table-cell>
          <table:table-cell office:value-type="float" office:value="2764.313" calcext:value-type="float">
            <text:p>2764.313</text:p>
          </table:table-cell>
          <table:table-cell office:value-type="float" office:value="6547.51" calcext:value-type="float">
            <text:p>6547.51</text:p>
          </table:table-cell>
          <table:table-cell office:value-type="float" office:value="891.126" calcext:value-type="float">
            <text:p>891.126</text:p>
          </table:table-cell>
          <table:table-cell office:value-type="float" office:value="6391.975" calcext:value-type="float">
            <text:p>6391.975</text:p>
          </table:table-cell>
          <table:table-cell office:value-type="float" office:value="2812.219" calcext:value-type="float">
            <text:p>2812.219</text:p>
          </table:table-cell>
          <table:table-cell office:value-type="float" office:value="4803.351" calcext:value-type="float">
            <text:p>4803.351</text:p>
          </table:table-cell>
          <table:table-cell office:value-type="float" office:value="2909.211" calcext:value-type="float">
            <text:p>2909.211</text:p>
          </table:table-cell>
          <table:table-cell office:value-type="float" office:value="6838.401" calcext:value-type="float">
            <text:p>6838.401</text:p>
          </table:table-cell>
          <table:table-cell office:value-type="float" office:value="940.489" calcext:value-type="float">
            <text:p>940.489</text:p>
          </table:table-cell>
          <table:table-cell office:value-type="float" office:value="6692.379" calcext:value-type="float">
            <text:p>6692.379</text:p>
          </table:table-cell>
          <table:table-cell office:value-type="float" office:value="2914.323" calcext:value-type="float">
            <text:p>2914.323</text:p>
          </table:table-cell>
          <table:table-cell office:value-type="float" office:value="13.04" calcext:value-type="float">
            <text:p>13.04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9.333" calcext:value-type="float">
            <text:p>39.333</text:p>
          </table:table-cell>
          <table:table-cell office:value-type="float" office:value="6845.602" calcext:value-type="float">
            <text:p>6845.602</text:p>
          </table:table-cell>
          <table:table-cell office:value-type="float" office:value="-65.962" calcext:value-type="float">
            <text:p>-65.962</text:p>
          </table:table-cell>
          <table:table-cell office:value-type="float" office:value="826.492" calcext:value-type="float">
            <text:p>826.49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996.73" calcext:value-type="float">
            <text:p>2996.73</text:p>
          </table:table-cell>
          <table:table-cell office:value-type="float" office:value="6845.602" calcext:value-type="float">
            <text:p>6845.602</text:p>
          </table:table-cell>
          <table:table-cell office:value-type="float" office:value="-5192.618" calcext:value-type="float">
            <text:p>-5192.618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681.13" calcext:value-type="float">
            <text:p>9681.13</text:p>
          </table:table-cell>
          <table:table-cell office:value-type="float" office:value="2435.846" calcext:value-type="float">
            <text:p>2435.846</text:p>
          </table:table-cell>
          <table:table-cell office:value-type="float" office:value="37572.102" calcext:value-type="float">
            <text:p>37572.102</text:p>
          </table:table-cell>
          <table:table-cell office:value-type="float" office:value="8241.15" calcext:value-type="float">
            <text:p>8241.15</text:p>
          </table:table-cell>
          <table:table-cell office:value-type="float" office:value="26233.967" calcext:value-type="float">
            <text:p>26233.967</text:p>
          </table:table-cell>
          <table:table-cell office:value-type="float" office:value="-6871.707" calcext:value-type="float">
            <text:p>-6871.707</text:p>
          </table:table-cell>
          <table:table-cell office:value-type="float" office:value="4611.397" calcext:value-type="float">
            <text:p>4611.397</text:p>
          </table:table-cell>
          <table:table-cell office:value-type="float" office:value="2695.271" calcext:value-type="float">
            <text:p>2695.271</text:p>
          </table:table-cell>
          <table:table-cell office:value-type="float" office:value="6424.407" calcext:value-type="float">
            <text:p>6424.407</text:p>
          </table:table-cell>
          <table:table-cell office:value-type="float" office:value="845.166" calcext:value-type="float">
            <text:p>845.166</text:p>
          </table:table-cell>
          <table:table-cell office:value-type="float" office:value="6308.963" calcext:value-type="float">
            <text:p>6308.963</text:p>
          </table:table-cell>
          <table:table-cell office:value-type="float" office:value="2913.831" calcext:value-type="float">
            <text:p>2913.831</text:p>
          </table:table-cell>
          <table:table-cell office:value-type="float" office:value="4813.205" calcext:value-type="float">
            <text:p>4813.205</text:p>
          </table:table-cell>
          <table:table-cell office:value-type="float" office:value="2814.022" calcext:value-type="float">
            <text:p>2814.022</text:p>
          </table:table-cell>
          <table:table-cell office:value-type="float" office:value="6712.448" calcext:value-type="float">
            <text:p>6712.448</text:p>
          </table:table-cell>
          <table:table-cell office:value-type="float" office:value="889.238" calcext:value-type="float">
            <text:p>889.238</text:p>
          </table:table-cell>
          <table:table-cell office:value-type="float" office:value="6599.291" calcext:value-type="float">
            <text:p>6599.291</text:p>
          </table:table-cell>
          <table:table-cell office:value-type="float" office:value="3027.119" calcext:value-type="float">
            <text:p>3027.119</text:p>
          </table:table-cell>
          <table:table-cell office:value-type="float" office:value="10.04" calcext:value-type="float">
            <text:p>10.0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7.972" calcext:value-type="float">
            <text:p>17.972</text:p>
          </table:table-cell>
          <table:table-cell office:value-type="float" office:value="3199.144" calcext:value-type="float">
            <text:p>3199.144</text:p>
          </table:table-cell>
          <table:table-cell office:value-type="float" office:value="-26.058" calcext:value-type="float">
            <text:p>-26.058</text:p>
          </table:table-cell>
          <table:table-cell office:value-type="float" office:value="582.031" calcext:value-type="float">
            <text:p>582.03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02.981" calcext:value-type="float">
            <text:p>1302.981</text:p>
          </table:table-cell>
          <table:table-cell office:value-type="float" office:value="3199.144" calcext:value-type="float">
            <text:p>3199.144</text:p>
          </table:table-cell>
          <table:table-cell office:value-type="float" office:value="-2035.083" calcext:value-type="float">
            <text:p>-2035.08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998.308" calcext:value-type="float">
            <text:p>9998.308</text:p>
          </table:table-cell>
          <table:table-cell office:value-type="float" office:value="2417.359" calcext:value-type="float">
            <text:p>2417.359</text:p>
          </table:table-cell>
          <table:table-cell office:value-type="float" office:value="44812.089" calcext:value-type="float">
            <text:p>44812.089</text:p>
          </table:table-cell>
          <table:table-cell office:value-type="float" office:value="8293.691" calcext:value-type="float">
            <text:p>8293.691</text:p>
          </table:table-cell>
          <table:table-cell office:value-type="float" office:value="26656.678" calcext:value-type="float">
            <text:p>26656.678</text:p>
          </table:table-cell>
          <table:table-cell office:value-type="float" office:value="-6660.061" calcext:value-type="float">
            <text:p>-6660.061</text:p>
          </table:table-cell>
          <table:table-cell office:value-type="float" office:value="4633.463" calcext:value-type="float">
            <text:p>4633.463</text:p>
          </table:table-cell>
          <table:table-cell office:value-type="float" office:value="2748.614" calcext:value-type="float">
            <text:p>2748.614</text:p>
          </table:table-cell>
          <table:table-cell office:value-type="float" office:value="6235.429" calcext:value-type="float">
            <text:p>6235.429</text:p>
          </table:table-cell>
          <table:table-cell office:value-type="float" office:value="773.55" calcext:value-type="float">
            <text:p>773.55</text:p>
          </table:table-cell>
          <table:table-cell office:value-type="float" office:value="6187.184" calcext:value-type="float">
            <text:p>6187.184</text:p>
          </table:table-cell>
          <table:table-cell office:value-type="float" office:value="3079.742" calcext:value-type="float">
            <text:p>3079.742</text:p>
          </table:table-cell>
          <table:table-cell office:value-type="float" office:value="4839.722" calcext:value-type="float">
            <text:p>4839.722</text:p>
          </table:table-cell>
          <table:table-cell office:value-type="float" office:value="2886.527" calcext:value-type="float">
            <text:p>2886.527</text:p>
          </table:table-cell>
          <table:table-cell office:value-type="float" office:value="6513.753" calcext:value-type="float">
            <text:p>6513.753</text:p>
          </table:table-cell>
          <table:table-cell office:value-type="float" office:value="819.327" calcext:value-type="float">
            <text:p>819.327</text:p>
          </table:table-cell>
          <table:table-cell office:value-type="float" office:value="6485.388" calcext:value-type="float">
            <text:p>6485.388</text:p>
          </table:table-cell>
          <table:table-cell office:value-type="float" office:value="3194.056" calcext:value-type="float">
            <text:p>3194.056</text:p>
          </table:table-cell>
          <table:table-cell office:value-type="float" office:value="10.88" calcext:value-type="float">
            <text:p>10.8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8.178" calcext:value-type="float">
            <text:p>18.178</text:p>
          </table:table-cell>
          <table:table-cell office:value-type="float" office:value="3363.592" calcext:value-type="float">
            <text:p>3363.592</text:p>
          </table:table-cell>
          <table:table-cell office:value-type="float" office:value="-25.631" calcext:value-type="float">
            <text:p>-25.631</text:p>
          </table:table-cell>
          <table:table-cell office:value-type="float" office:value="567.334" calcext:value-type="float">
            <text:p>567.3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92.171" calcext:value-type="float">
            <text:p>1392.171</text:p>
          </table:table-cell>
          <table:table-cell office:value-type="float" office:value="3363.592" calcext:value-type="float">
            <text:p>3363.592</text:p>
          </table:table-cell>
          <table:table-cell office:value-type="float" office:value="-2228.924" calcext:value-type="float">
            <text:p>-2228.924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5869.858" calcext:value-type="float">
            <text:p>15869.858</text:p>
          </table:table-cell>
          <table:table-cell office:value-type="float" office:value="2457.456" calcext:value-type="float">
            <text:p>2457.456</text:p>
          </table:table-cell>
          <table:table-cell office:value-type="float" office:value="280792.237" calcext:value-type="float">
            <text:p>280792.237</text:p>
          </table:table-cell>
          <table:table-cell office:value-type="float" office:value="40353.569" calcext:value-type="float">
            <text:p>40353.569</text:p>
          </table:table-cell>
          <table:table-cell office:value-type="float" office:value="96922.387" calcext:value-type="float">
            <text:p>96922.387</text:p>
          </table:table-cell>
          <table:table-cell office:value-type="float" office:value="-65182.671" calcext:value-type="float">
            <text:p>-65182.671</text:p>
          </table:table-cell>
          <table:table-cell office:value-type="float" office:value="4699.024" calcext:value-type="float">
            <text:p>4699.024</text:p>
          </table:table-cell>
          <table:table-cell office:value-type="float" office:value="3115.271" calcext:value-type="float">
            <text:p>3115.271</text:p>
          </table:table-cell>
          <table:table-cell office:value-type="float" office:value="6246.83" calcext:value-type="float">
            <text:p>6246.83</text:p>
          </table:table-cell>
          <table:table-cell office:value-type="float" office:value="776.506" calcext:value-type="float">
            <text:p>776.506</text:p>
          </table:table-cell>
          <table:table-cell office:value-type="float" office:value="6258.682" calcext:value-type="float">
            <text:p>6258.682</text:p>
          </table:table-cell>
          <table:table-cell office:value-type="float" office:value="3139.365" calcext:value-type="float">
            <text:p>3139.365</text:p>
          </table:table-cell>
          <table:table-cell office:value-type="float" office:value="4904.084" calcext:value-type="float">
            <text:p>4904.084</text:p>
          </table:table-cell>
          <table:table-cell office:value-type="float" office:value="3215.556" calcext:value-type="float">
            <text:p>3215.556</text:p>
          </table:table-cell>
          <table:table-cell office:value-type="float" office:value="6545.648" calcext:value-type="float">
            <text:p>6545.648</text:p>
          </table:table-cell>
          <table:table-cell office:value-type="float" office:value="821.343" calcext:value-type="float">
            <text:p>821.343</text:p>
          </table:table-cell>
          <table:table-cell office:value-type="float" office:value="6553.799" calcext:value-type="float">
            <text:p>6553.799</text:p>
          </table:table-cell>
          <table:table-cell office:value-type="float" office:value="3254.368" calcext:value-type="float">
            <text:p>3254.368</text:p>
          </table:table-cell>
          <table:table-cell office:value-type="float" office:value="24.98" calcext:value-type="float">
            <text:p>24.98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97.776" calcext:value-type="float">
            <text:p>97.776</text:p>
          </table:table-cell>
          <table:table-cell office:value-type="float" office:value="16422.296" calcext:value-type="float">
            <text:p>16422.296</text:p>
          </table:table-cell>
          <table:table-cell office:value-type="float" office:value="-171.409" calcext:value-type="float">
            <text:p>-171.409</text:p>
          </table:table-cell>
          <table:table-cell office:value-type="float" office:value="1727.527" calcext:value-type="float">
            <text:p>1727.527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7316.075" calcext:value-type="float">
            <text:p>7316.075</text:p>
          </table:table-cell>
          <table:table-cell office:value-type="float" office:value="16422.296" calcext:value-type="float">
            <text:p>16422.296</text:p>
          </table:table-cell>
          <table:table-cell office:value-type="float" office:value="-12967.241" calcext:value-type="float">
            <text:p>-12967.241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3859.088" calcext:value-type="float">
            <text:p>13859.088</text:p>
          </table:table-cell>
          <table:table-cell office:value-type="float" office:value="2707.451" calcext:value-type="float">
            <text:p>2707.451</text:p>
          </table:table-cell>
          <table:table-cell office:value-type="float" office:value="201502.931" calcext:value-type="float">
            <text:p>201502.931</text:p>
          </table:table-cell>
          <table:table-cell office:value-type="float" office:value="29574.865" calcext:value-type="float">
            <text:p>29574.865</text:p>
          </table:table-cell>
          <table:table-cell office:value-type="float" office:value="73261.953" calcext:value-type="float">
            <text:p>73261.953</text:p>
          </table:table-cell>
          <table:table-cell office:value-type="float" office:value="-45543.778" calcext:value-type="float">
            <text:p>-45543.778</text:p>
          </table:table-cell>
          <table:table-cell office:value-type="float" office:value="4696.069" calcext:value-type="float">
            <text:p>4696.069</text:p>
          </table:table-cell>
          <table:table-cell office:value-type="float" office:value="3123.432" calcext:value-type="float">
            <text:p>3123.432</text:p>
          </table:table-cell>
          <table:table-cell office:value-type="float" office:value="6545.014" calcext:value-type="float">
            <text:p>6545.014</text:p>
          </table:table-cell>
          <table:table-cell office:value-type="float" office:value="797.67" calcext:value-type="float">
            <text:p>797.67</text:p>
          </table:table-cell>
          <table:table-cell office:value-type="float" office:value="6298.237" calcext:value-type="float">
            <text:p>6298.237</text:p>
          </table:table-cell>
          <table:table-cell office:value-type="float" office:value="3093.901" calcext:value-type="float">
            <text:p>3093.901</text:p>
          </table:table-cell>
          <table:table-cell office:value-type="float" office:value="4905.332" calcext:value-type="float">
            <text:p>4905.332</text:p>
          </table:table-cell>
          <table:table-cell office:value-type="float" office:value="3225.806" calcext:value-type="float">
            <text:p>3225.806</text:p>
          </table:table-cell>
          <table:table-cell office:value-type="float" office:value="6859.427" calcext:value-type="float">
            <text:p>6859.427</text:p>
          </table:table-cell>
          <table:table-cell office:value-type="float" office:value="842.643" calcext:value-type="float">
            <text:p>842.643</text:p>
          </table:table-cell>
          <table:table-cell office:value-type="float" office:value="6597.83" calcext:value-type="float">
            <text:p>6597.83</text:p>
          </table:table-cell>
          <table:table-cell office:value-type="float" office:value="3212.834" calcext:value-type="float">
            <text:p>3212.834</text:p>
          </table:table-cell>
          <table:table-cell office:value-type="float" office:value="19.32" calcext:value-type="float">
            <text:p>19.32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69.957" calcext:value-type="float">
            <text:p>69.957</text:p>
          </table:table-cell>
          <table:table-cell office:value-type="float" office:value="11521.333" calcext:value-type="float">
            <text:p>11521.333</text:p>
          </table:table-cell>
          <table:table-cell office:value-type="float" office:value="-121.193" calcext:value-type="float">
            <text:p>-121.193</text:p>
          </table:table-cell>
          <table:table-cell office:value-type="float" office:value="1239.977" calcext:value-type="float">
            <text:p>1239.977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5118.772" calcext:value-type="float">
            <text:p>5118.772</text:p>
          </table:table-cell>
          <table:table-cell office:value-type="float" office:value="11521.333" calcext:value-type="float">
            <text:p>11521.333</text:p>
          </table:table-cell>
          <table:table-cell office:value-type="float" office:value="-9041.379" calcext:value-type="float">
            <text:p>-9041.379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6912.32" calcext:value-type="float">
            <text:p>16912.32</text:p>
          </table:table-cell>
          <table:table-cell office:value-type="float" office:value="2438.781" calcext:value-type="float">
            <text:p>2438.781</text:p>
          </table:table-cell>
          <table:table-cell office:value-type="float" office:value="222845.882" calcext:value-type="float">
            <text:p>222845.882</text:p>
          </table:table-cell>
          <table:table-cell office:value-type="float" office:value="37740.985" calcext:value-type="float">
            <text:p>37740.985</text:p>
          </table:table-cell>
          <table:table-cell office:value-type="float" office:value="92717.32" calcext:value-type="float">
            <text:p>92717.32</text:p>
          </table:table-cell>
          <table:table-cell office:value-type="float" office:value="-58892.68" calcext:value-type="float">
            <text:p>-58892.68</text:p>
          </table:table-cell>
          <table:table-cell office:value-type="float" office:value="4694.779" calcext:value-type="float">
            <text:p>4694.779</text:p>
          </table:table-cell>
          <table:table-cell office:value-type="float" office:value="3056.268" calcext:value-type="float">
            <text:p>3056.268</text:p>
          </table:table-cell>
          <table:table-cell office:value-type="float" office:value="6476.142" calcext:value-type="float">
            <text:p>6476.142</text:p>
          </table:table-cell>
          <table:table-cell office:value-type="float" office:value="804.824" calcext:value-type="float">
            <text:p>804.824</text:p>
          </table:table-cell>
          <table:table-cell office:value-type="float" office:value="6311.316" calcext:value-type="float">
            <text:p>6311.316</text:p>
          </table:table-cell>
          <table:table-cell office:value-type="float" office:value="3078.242" calcext:value-type="float">
            <text:p>3078.242</text:p>
          </table:table-cell>
          <table:table-cell office:value-type="float" office:value="4908.141" calcext:value-type="float">
            <text:p>4908.141</text:p>
          </table:table-cell>
          <table:table-cell office:value-type="float" office:value="3183.601" calcext:value-type="float">
            <text:p>3183.601</text:p>
          </table:table-cell>
          <table:table-cell office:value-type="float" office:value="6790.04" calcext:value-type="float">
            <text:p>6790.04</text:p>
          </table:table-cell>
          <table:table-cell office:value-type="float" office:value="847.733" calcext:value-type="float">
            <text:p>847.733</text:p>
          </table:table-cell>
          <table:table-cell office:value-type="float" office:value="6610.863" calcext:value-type="float">
            <text:p>6610.863</text:p>
          </table:table-cell>
          <table:table-cell office:value-type="float" office:value="3205.42" calcext:value-type="float">
            <text:p>3205.42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89.646" calcext:value-type="float">
            <text:p>89.646</text:p>
          </table:table-cell>
          <table:table-cell office:value-type="float" office:value="17070.308" calcext:value-type="float">
            <text:p>17070.308</text:p>
          </table:table-cell>
          <table:table-cell office:value-type="float" office:value="-152.94" calcext:value-type="float">
            <text:p>-152.94</text:p>
          </table:table-cell>
          <table:table-cell office:value-type="float" office:value="1995.703" calcext:value-type="float">
            <text:p>1995.703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7505.184" calcext:value-type="float">
            <text:p>7505.184</text:p>
          </table:table-cell>
          <table:table-cell office:value-type="float" office:value="17070.308" calcext:value-type="float">
            <text:p>17070.308</text:p>
          </table:table-cell>
          <table:table-cell office:value-type="float" office:value="-13078.901" calcext:value-type="float">
            <text:p>-13078.901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1371.879" calcext:value-type="float">
            <text:p>11371.879</text:p>
          </table:table-cell>
          <table:table-cell office:value-type="float" office:value="2546.524" calcext:value-type="float">
            <text:p>2546.524</text:p>
          </table:table-cell>
          <table:table-cell office:value-type="float" office:value="94210.501" calcext:value-type="float">
            <text:p>94210.501</text:p>
          </table:table-cell>
          <table:table-cell office:value-type="float" office:value="15944.149" calcext:value-type="float">
            <text:p>15944.149</text:p>
          </table:table-cell>
          <table:table-cell office:value-type="float" office:value="43396.645" calcext:value-type="float">
            <text:p>43396.645</text:p>
          </table:table-cell>
          <table:table-cell office:value-type="float" office:value="-20652.888" calcext:value-type="float">
            <text:p>-20652.888</text:p>
          </table:table-cell>
          <table:table-cell office:value-type="float" office:value="4708.855" calcext:value-type="float">
            <text:p>4708.855</text:p>
          </table:table-cell>
          <table:table-cell office:value-type="float" office:value="3050.968" calcext:value-type="float">
            <text:p>3050.968</text:p>
          </table:table-cell>
          <table:table-cell office:value-type="float" office:value="6350.448" calcext:value-type="float">
            <text:p>6350.448</text:p>
          </table:table-cell>
          <table:table-cell office:value-type="float" office:value="807.31" calcext:value-type="float">
            <text:p>807.31</text:p>
          </table:table-cell>
          <table:table-cell office:value-type="float" office:value="6330.386" calcext:value-type="float">
            <text:p>6330.386</text:p>
          </table:table-cell>
          <table:table-cell office:value-type="float" office:value="3087.324" calcext:value-type="float">
            <text:p>3087.324</text:p>
          </table:table-cell>
          <table:table-cell office:value-type="float" office:value="4918.192" calcext:value-type="float">
            <text:p>4918.192</text:p>
          </table:table-cell>
          <table:table-cell office:value-type="float" office:value="3140.545" calcext:value-type="float">
            <text:p>3140.545</text:p>
          </table:table-cell>
          <table:table-cell office:value-type="float" office:value="6644.739" calcext:value-type="float">
            <text:p>6644.739</text:p>
          </table:table-cell>
          <table:table-cell office:value-type="float" office:value="851.879" calcext:value-type="float">
            <text:p>851.879</text:p>
          </table:table-cell>
          <table:table-cell office:value-type="float" office:value="6629.242" calcext:value-type="float">
            <text:p>6629.242</text:p>
          </table:table-cell>
          <table:table-cell office:value-type="float" office:value="3207.143" calcext:value-type="float">
            <text:p>3207.143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5.852" calcext:value-type="float">
            <text:p>35.852</text:p>
          </table:table-cell>
          <table:table-cell office:value-type="float" office:value="6658.837" calcext:value-type="float">
            <text:p>6658.837</text:p>
          </table:table-cell>
          <table:table-cell office:value-type="float" office:value="-57.812" calcext:value-type="float">
            <text:p>-57.812</text:p>
          </table:table-cell>
          <table:table-cell office:value-type="float" office:value="858.834" calcext:value-type="float">
            <text:p>858.83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887.644" calcext:value-type="float">
            <text:p>2887.644</text:p>
          </table:table-cell>
          <table:table-cell office:value-type="float" office:value="6658.837" calcext:value-type="float">
            <text:p>6658.837</text:p>
          </table:table-cell>
          <table:table-cell office:value-type="float" office:value="-4941.17" calcext:value-type="float">
            <text:p>-4941.17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4596.336" calcext:value-type="float">
            <text:p>14596.336</text:p>
          </table:table-cell>
          <table:table-cell office:value-type="float" office:value="2647.099" calcext:value-type="float">
            <text:p>2647.099</text:p>
          </table:table-cell>
          <table:table-cell office:value-type="float" office:value="160896.537" calcext:value-type="float">
            <text:p>160896.537</text:p>
          </table:table-cell>
          <table:table-cell office:value-type="float" office:value="25706.083" calcext:value-type="float">
            <text:p>25706.083</text:p>
          </table:table-cell>
          <table:table-cell office:value-type="float" office:value="66228.523" calcext:value-type="float">
            <text:p>66228.523</text:p>
          </table:table-cell>
          <table:table-cell office:value-type="float" office:value="-37035.851" calcext:value-type="float">
            <text:p>-37035.851</text:p>
          </table:table-cell>
          <table:table-cell office:value-type="float" office:value="4756.599" calcext:value-type="float">
            <text:p>4756.599</text:p>
          </table:table-cell>
          <table:table-cell office:value-type="float" office:value="2954.666" calcext:value-type="float">
            <text:p>2954.666</text:p>
          </table:table-cell>
          <table:table-cell office:value-type="float" office:value="6467.881" calcext:value-type="float">
            <text:p>6467.881</text:p>
          </table:table-cell>
          <table:table-cell office:value-type="float" office:value="778.906" calcext:value-type="float">
            <text:p>778.906</text:p>
          </table:table-cell>
          <table:table-cell office:value-type="float" office:value="6321.077" calcext:value-type="float">
            <text:p>6321.077</text:p>
          </table:table-cell>
          <table:table-cell office:value-type="float" office:value="3192.121" calcext:value-type="float">
            <text:p>3192.121</text:p>
          </table:table-cell>
          <table:table-cell office:value-type="float" office:value="4971.898" calcext:value-type="float">
            <text:p>4971.898</text:p>
          </table:table-cell>
          <table:table-cell office:value-type="float" office:value="3070.657" calcext:value-type="float">
            <text:p>3070.657</text:p>
          </table:table-cell>
          <table:table-cell office:value-type="float" office:value="6754.627" calcext:value-type="float">
            <text:p>6754.627</text:p>
          </table:table-cell>
          <table:table-cell office:value-type="float" office:value="818.885" calcext:value-type="float">
            <text:p>818.885</text:p>
          </table:table-cell>
          <table:table-cell office:value-type="float" office:value="6616.677" calcext:value-type="float">
            <text:p>6616.677</text:p>
          </table:table-cell>
          <table:table-cell office:value-type="float" office:value="3327.119" calcext:value-type="float">
            <text:p>3327.119</text:p>
          </table:table-cell>
          <table:table-cell office:value-type="float" office:value="21.32" calcext:value-type="float">
            <text:p>21.32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60.443" calcext:value-type="float">
            <text:p>60.443</text:p>
          </table:table-cell>
          <table:table-cell office:value-type="float" office:value="12654.711" calcext:value-type="float">
            <text:p>12654.711</text:p>
          </table:table-cell>
          <table:table-cell office:value-type="float" office:value="-100.084" calcext:value-type="float">
            <text:p>-100.084</text:p>
          </table:table-cell>
          <table:table-cell office:value-type="float" office:value="1655.312" calcext:value-type="float">
            <text:p>1655.312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5476.263" calcext:value-type="float">
            <text:p>5476.263</text:p>
          </table:table-cell>
          <table:table-cell office:value-type="float" office:value="12654.711" calcext:value-type="float">
            <text:p>12654.711</text:p>
          </table:table-cell>
          <table:table-cell office:value-type="float" office:value="-9344.087" calcext:value-type="float">
            <text:p>-9344.087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6497.598" calcext:value-type="float">
            <text:p>16497.598</text:p>
          </table:table-cell>
          <table:table-cell office:value-type="float" office:value="2419.528" calcext:value-type="float">
            <text:p>2419.528</text:p>
          </table:table-cell>
          <table:table-cell office:value-type="float" office:value="136679.254" calcext:value-type="float">
            <text:p>136679.254</text:p>
          </table:table-cell>
          <table:table-cell office:value-type="float" office:value="30239.625" calcext:value-type="float">
            <text:p>30239.625</text:p>
          </table:table-cell>
          <table:table-cell office:value-type="float" office:value="77235.672" calcext:value-type="float">
            <text:p>77235.672</text:p>
          </table:table-cell>
          <table:table-cell office:value-type="float" office:value="-44240.475" calcext:value-type="float">
            <text:p>-44240.475</text:p>
          </table:table-cell>
          <table:table-cell office:value-type="float" office:value="4763.748" calcext:value-type="float">
            <text:p>4763.748</text:p>
          </table:table-cell>
          <table:table-cell office:value-type="float" office:value="2924.268" calcext:value-type="float">
            <text:p>2924.268</text:p>
          </table:table-cell>
          <table:table-cell office:value-type="float" office:value="6527.523" calcext:value-type="float">
            <text:p>6527.523</text:p>
          </table:table-cell>
          <table:table-cell office:value-type="float" office:value="781.09" calcext:value-type="float">
            <text:p>781.09</text:p>
          </table:table-cell>
          <table:table-cell office:value-type="float" office:value="6332.613" calcext:value-type="float">
            <text:p>6332.613</text:p>
          </table:table-cell>
          <table:table-cell office:value-type="float" office:value="3194.883" calcext:value-type="float">
            <text:p>3194.883</text:p>
          </table:table-cell>
          <table:table-cell office:value-type="float" office:value="4973.34" calcext:value-type="float">
            <text:p>4973.34</text:p>
          </table:table-cell>
          <table:table-cell office:value-type="float" office:value="3012.807" calcext:value-type="float">
            <text:p>3012.807</text:p>
          </table:table-cell>
          <table:table-cell office:value-type="float" office:value="6799.329" calcext:value-type="float">
            <text:p>6799.329</text:p>
          </table:table-cell>
          <table:table-cell office:value-type="float" office:value="823.249" calcext:value-type="float">
            <text:p>823.249</text:p>
          </table:table-cell>
          <table:table-cell office:value-type="float" office:value="6626.884" calcext:value-type="float">
            <text:p>6626.884</text:p>
          </table:table-cell>
          <table:table-cell office:value-type="float" office:value="3319.796" calcext:value-type="float">
            <text:p>3319.796</text:p>
          </table:table-cell>
          <table:table-cell office:value-type="float" office:value="26.98" calcext:value-type="float">
            <text:p>26.98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71.846" calcext:value-type="float">
            <text:p>71.846</text:p>
          </table:table-cell>
          <table:table-cell office:value-type="float" office:value="13601.98" calcext:value-type="float">
            <text:p>13601.98</text:p>
          </table:table-cell>
          <table:table-cell office:value-type="float" office:value="-117.326" calcext:value-type="float">
            <text:p>-117.326</text:p>
          </table:table-cell>
          <table:table-cell office:value-type="float" office:value="1891.759" calcext:value-type="float">
            <text:p>1891.759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5830.16" calcext:value-type="float">
            <text:p>5830.16</text:p>
          </table:table-cell>
          <table:table-cell office:value-type="float" office:value="13601.98" calcext:value-type="float">
            <text:p>13601.98</text:p>
          </table:table-cell>
          <table:table-cell office:value-type="float" office:value="-9818.463" calcext:value-type="float">
            <text:p>-9818.46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20174.259" calcext:value-type="float">
            <text:p>20174.259</text:p>
          </table:table-cell>
          <table:table-cell office:value-type="float" office:value="2404.604" calcext:value-type="float">
            <text:p>2404.604</text:p>
          </table:table-cell>
          <table:table-cell office:value-type="float" office:value="366262.673" calcext:value-type="float">
            <text:p>366262.673</text:p>
          </table:table-cell>
          <table:table-cell office:value-type="float" office:value="52474.95" calcext:value-type="float">
            <text:p>52474.95</text:p>
          </table:table-cell>
          <table:table-cell office:value-type="float" office:value="125573.298" calcext:value-type="float">
            <text:p>125573.298</text:p>
          </table:table-cell>
          <table:table-cell office:value-type="float" office:value="-85224.781" calcext:value-type="float">
            <text:p>-85224.781</text:p>
          </table:table-cell>
          <table:table-cell office:value-type="float" office:value="4771.447" calcext:value-type="float">
            <text:p>4771.447</text:p>
          </table:table-cell>
          <table:table-cell office:value-type="float" office:value="2987.851" calcext:value-type="float">
            <text:p>2987.851</text:p>
          </table:table-cell>
          <table:table-cell office:value-type="float" office:value="6414.376" calcext:value-type="float">
            <text:p>6414.376</text:p>
          </table:table-cell>
          <table:table-cell office:value-type="float" office:value="771.188" calcext:value-type="float">
            <text:p>771.188</text:p>
          </table:table-cell>
          <table:table-cell office:value-type="float" office:value="6320.424" calcext:value-type="float">
            <text:p>6320.424</text:p>
          </table:table-cell>
          <table:table-cell office:value-type="float" office:value="3222.471" calcext:value-type="float">
            <text:p>3222.471</text:p>
          </table:table-cell>
          <table:table-cell office:value-type="float" office:value="4986.258" calcext:value-type="float">
            <text:p>4986.258</text:p>
          </table:table-cell>
          <table:table-cell office:value-type="float" office:value="3050.987" calcext:value-type="float">
            <text:p>3050.987</text:p>
          </table:table-cell>
          <table:table-cell office:value-type="float" office:value="6670.814" calcext:value-type="float">
            <text:p>6670.814</text:p>
          </table:table-cell>
          <table:table-cell office:value-type="float" office:value="816.053" calcext:value-type="float">
            <text:p>816.053</text:p>
          </table:table-cell>
          <table:table-cell office:value-type="float" office:value="6625.348" calcext:value-type="float">
            <text:p>6625.348</text:p>
          </table:table-cell>
          <table:table-cell office:value-type="float" office:value="3347.169" calcext:value-type="float">
            <text:p>3347.169</text:p>
          </table:table-cell>
          <table:table-cell office:value-type="float" office:value="31.18" calcext:value-type="float">
            <text:p>31.18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125.905" calcext:value-type="float">
            <text:p>125.905</text:p>
          </table:table-cell>
          <table:table-cell office:value-type="float" office:value="24193.698" calcext:value-type="float">
            <text:p>24193.698</text:p>
          </table:table-cell>
          <table:table-cell office:value-type="float" office:value="-221.708" calcext:value-type="float">
            <text:p>-221.708</text:p>
          </table:table-cell>
          <table:table-cell office:value-type="float" office:value="2056.694" calcext:value-type="float">
            <text:p>2056.694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11021.336" calcext:value-type="float">
            <text:p>11021.336</text:p>
          </table:table-cell>
          <table:table-cell office:value-type="float" office:value="24193.698" calcext:value-type="float">
            <text:p>24193.698</text:p>
          </table:table-cell>
          <table:table-cell office:value-type="float" office:value="-20080.311" calcext:value-type="float">
            <text:p>-20080.311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6239.455" calcext:value-type="float">
            <text:p>16239.455</text:p>
          </table:table-cell>
          <table:table-cell office:value-type="float" office:value="2512.799" calcext:value-type="float">
            <text:p>2512.799</text:p>
          </table:table-cell>
          <table:table-cell office:value-type="float" office:value="246375.296" calcext:value-type="float">
            <text:p>246375.296</text:p>
          </table:table-cell>
          <table:table-cell office:value-type="float" office:value="37270.272" calcext:value-type="float">
            <text:p>37270.272</text:p>
          </table:table-cell>
          <table:table-cell office:value-type="float" office:value="91098.999" calcext:value-type="float">
            <text:p>91098.999</text:p>
          </table:table-cell>
          <table:table-cell office:value-type="float" office:value="-58620.089" calcext:value-type="float">
            <text:p>-58620.089</text:p>
          </table:table-cell>
          <table:table-cell office:value-type="float" office:value="4796.482" calcext:value-type="float">
            <text:p>4796.482</text:p>
          </table:table-cell>
          <table:table-cell office:value-type="float" office:value="3034.836" calcext:value-type="float">
            <text:p>3034.836</text:p>
          </table:table-cell>
          <table:table-cell office:value-type="float" office:value="6312.44" calcext:value-type="float">
            <text:p>6312.44</text:p>
          </table:table-cell>
          <table:table-cell office:value-type="float" office:value="755.595" calcext:value-type="float">
            <text:p>755.595</text:p>
          </table:table-cell>
          <table:table-cell office:value-type="float" office:value="6314.139" calcext:value-type="float">
            <text:p>6314.139</text:p>
          </table:table-cell>
          <table:table-cell office:value-type="float" office:value="3278.825" calcext:value-type="float">
            <text:p>3278.825</text:p>
          </table:table-cell>
          <table:table-cell office:value-type="float" office:value="5006.598" calcext:value-type="float">
            <text:p>5006.598</text:p>
          </table:table-cell>
          <table:table-cell office:value-type="float" office:value="3098.538" calcext:value-type="float">
            <text:p>3098.538</text:p>
          </table:table-cell>
          <table:table-cell office:value-type="float" office:value="6586.638" calcext:value-type="float">
            <text:p>6586.638</text:p>
          </table:table-cell>
          <table:table-cell office:value-type="float" office:value="803.77" calcext:value-type="float">
            <text:p>803.77</text:p>
          </table:table-cell>
          <table:table-cell office:value-type="float" office:value="6621.018" calcext:value-type="float">
            <text:p>6621.018</text:p>
          </table:table-cell>
          <table:table-cell office:value-type="float" office:value="3392.177" calcext:value-type="float">
            <text:p>3392.177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83.662" calcext:value-type="float">
            <text:p>83.662</text:p>
          </table:table-cell>
          <table:table-cell office:value-type="float" office:value="17224.606" calcext:value-type="float">
            <text:p>17224.606</text:p>
          </table:table-cell>
          <table:table-cell office:value-type="float" office:value="-142.64" calcext:value-type="float">
            <text:p>-142.64</text:p>
          </table:table-cell>
          <table:table-cell office:value-type="float" office:value="1909.032" calcext:value-type="float">
            <text:p>1909.032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7625.155" calcext:value-type="float">
            <text:p>7625.155</text:p>
          </table:table-cell>
          <table:table-cell office:value-type="float" office:value="17224.606" calcext:value-type="float">
            <text:p>17224.606</text:p>
          </table:table-cell>
          <table:table-cell office:value-type="float" office:value="-13406.542" calcext:value-type="float">
            <text:p>-13406.542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7618.371" calcext:value-type="float">
            <text:p>17618.371</text:p>
          </table:table-cell>
          <table:table-cell office:value-type="float" office:value="2441.31" calcext:value-type="float">
            <text:p>2441.31</text:p>
          </table:table-cell>
          <table:table-cell office:value-type="float" office:value="206452.522" calcext:value-type="float">
            <text:p>206452.522</text:p>
          </table:table-cell>
          <table:table-cell office:value-type="float" office:value="34506.476" calcext:value-type="float">
            <text:p>34506.476</text:p>
          </table:table-cell>
          <table:table-cell office:value-type="float" office:value="86926.667" calcext:value-type="float">
            <text:p>86926.667</text:p>
          </table:table-cell>
          <table:table-cell office:value-type="float" office:value="-51689.926" calcext:value-type="float">
            <text:p>-51689.926</text:p>
          </table:table-cell>
          <table:table-cell office:value-type="float" office:value="4875.557" calcext:value-type="float">
            <text:p>4875.557</text:p>
          </table:table-cell>
          <table:table-cell office:value-type="float" office:value="3180.881" calcext:value-type="float">
            <text:p>3180.881</text:p>
          </table:table-cell>
          <table:table-cell office:value-type="float" office:value="6580.237" calcext:value-type="float">
            <text:p>6580.237</text:p>
          </table:table-cell>
          <table:table-cell office:value-type="float" office:value="799.827" calcext:value-type="float">
            <text:p>799.827</text:p>
          </table:table-cell>
          <table:table-cell office:value-type="float" office:value="6482.057" calcext:value-type="float">
            <text:p>6482.057</text:p>
          </table:table-cell>
          <table:table-cell office:value-type="float" office:value="3269.056" calcext:value-type="float">
            <text:p>3269.056</text:p>
          </table:table-cell>
          <table:table-cell office:value-type="float" office:value="5093.967" calcext:value-type="float">
            <text:p>5093.967</text:p>
          </table:table-cell>
          <table:table-cell office:value-type="float" office:value="3334.314" calcext:value-type="float">
            <text:p>3334.314</text:p>
          </table:table-cell>
          <table:table-cell office:value-type="float" office:value="6918.603" calcext:value-type="float">
            <text:p>6918.603</text:p>
          </table:table-cell>
          <table:table-cell office:value-type="float" office:value="843.974" calcext:value-type="float">
            <text:p>843.974</text:p>
          </table:table-cell>
          <table:table-cell office:value-type="float" office:value="6789.139" calcext:value-type="float">
            <text:p>6789.139</text:p>
          </table:table-cell>
          <table:table-cell office:value-type="float" office:value="3398.795" calcext:value-type="float">
            <text:p>3398.795</text:p>
          </table:table-cell>
          <table:table-cell office:value-type="float" office:value="28.52" calcext:value-type="float">
            <text:p>28.52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76.509" calcext:value-type="float">
            <text:p>76.509</text:p>
          </table:table-cell>
          <table:table-cell office:value-type="float" office:value="8500.068" calcext:value-type="float">
            <text:p>8500.068</text:p>
          </table:table-cell>
          <table:table-cell office:value-type="float" office:value="-125.152" calcext:value-type="float">
            <text:p>-125.152</text:p>
          </table:table-cell>
          <table:table-cell office:value-type="float" office:value="1319.748" calcext:value-type="float">
            <text:p>1319.748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3574.861" calcext:value-type="float">
            <text:p>3574.861</text:p>
          </table:table-cell>
          <table:table-cell office:value-type="float" office:value="8500.068" calcext:value-type="float">
            <text:p>8500.068</text:p>
          </table:table-cell>
          <table:table-cell office:value-type="float" office:value="-5860.572" calcext:value-type="float">
            <text:p>-5860.572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32047.533" calcext:value-type="float">
            <text:p>32047.533</text:p>
          </table:table-cell>
          <table:table-cell office:value-type="float" office:value="2455.135" calcext:value-type="float">
            <text:p>2455.135</text:p>
          </table:table-cell>
          <table:table-cell office:value-type="float" office:value="508411.286" calcext:value-type="float">
            <text:p>508411.286</text:p>
          </table:table-cell>
          <table:table-cell office:value-type="float" office:value="95537.323" calcext:value-type="float">
            <text:p>95537.323</text:p>
          </table:table-cell>
          <table:table-cell office:value-type="float" office:value="223939.894" calcext:value-type="float">
            <text:p>223939.894</text:p>
          </table:table-cell>
          <table:table-cell office:value-type="float" office:value="-159844.828" calcext:value-type="float">
            <text:p>-159844.828</text:p>
          </table:table-cell>
          <table:table-cell office:value-type="float" office:value="4922.074" calcext:value-type="float">
            <text:p>4922.074</text:p>
          </table:table-cell>
          <table:table-cell office:value-type="float" office:value="3014.046" calcext:value-type="float">
            <text:p>3014.046</text:p>
          </table:table-cell>
          <table:table-cell office:value-type="float" office:value="6673.955" calcext:value-type="float">
            <text:p>6673.955</text:p>
          </table:table-cell>
          <table:table-cell office:value-type="float" office:value="860.424" calcext:value-type="float">
            <text:p>860.424</text:p>
          </table:table-cell>
          <table:table-cell office:value-type="float" office:value="6650.286" calcext:value-type="float">
            <text:p>6650.286</text:p>
          </table:table-cell>
          <table:table-cell office:value-type="float" office:value="3193.862" calcext:value-type="float">
            <text:p>3193.862</text:p>
          </table:table-cell>
          <table:table-cell office:value-type="float" office:value="5141.168" calcext:value-type="float">
            <text:p>5141.168</text:p>
          </table:table-cell>
          <table:table-cell office:value-type="float" office:value="3127.608" calcext:value-type="float">
            <text:p>3127.608</text:p>
          </table:table-cell>
          <table:table-cell office:value-type="float" office:value="6964.888" calcext:value-type="float">
            <text:p>6964.888</text:p>
          </table:table-cell>
          <table:table-cell office:value-type="float" office:value="905.568" calcext:value-type="float">
            <text:p>905.568</text:p>
          </table:table-cell>
          <table:table-cell office:value-type="float" office:value="6960.055" calcext:value-type="float">
            <text:p>6960.055</text:p>
          </table:table-cell>
          <table:table-cell office:value-type="float" office:value="3322.281" calcext:value-type="float">
            <text:p>3322.281</text:p>
          </table:table-cell>
          <table:table-cell office:value-type="float" office:value="64.14" calcext:value-type="float">
            <text:p>64.14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228.709" calcext:value-type="float">
            <text:p>228.709</text:p>
          </table:table-cell>
          <table:table-cell office:value-type="float" office:value="45361.018" calcext:value-type="float">
            <text:p>45361.018</text:p>
          </table:table-cell>
          <table:table-cell office:value-type="float" office:value="-395.235" calcext:value-type="float">
            <text:p>-395.235</text:p>
          </table:table-cell>
          <table:table-cell office:value-type="float" office:value="5321.758" calcext:value-type="float">
            <text:p>5321.758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19934.32" calcext:value-type="float">
            <text:p>19934.32</text:p>
          </table:table-cell>
          <table:table-cell office:value-type="float" office:value="45361.018" calcext:value-type="float">
            <text:p>45361.018</text:p>
          </table:table-cell>
          <table:table-cell office:value-type="float" office:value="-34717.503" calcext:value-type="float">
            <text:p>-34717.50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3135.55" calcext:value-type="float">
            <text:p>13135.55</text:p>
          </table:table-cell>
          <table:table-cell office:value-type="float" office:value="2457.174" calcext:value-type="float">
            <text:p>2457.174</text:p>
          </table:table-cell>
          <table:table-cell office:value-type="float" office:value="107564.269" calcext:value-type="float">
            <text:p>107564.269</text:p>
          </table:table-cell>
          <table:table-cell office:value-type="float" office:value="21005.498" calcext:value-type="float">
            <text:p>21005.498</text:p>
          </table:table-cell>
          <table:table-cell office:value-type="float" office:value="55326.335" calcext:value-type="float">
            <text:p>55326.335</text:p>
          </table:table-cell>
          <table:table-cell office:value-type="float" office:value="-29055.235" calcext:value-type="float">
            <text:p>-29055.235</text:p>
          </table:table-cell>
          <table:table-cell office:value-type="float" office:value="4962.164" calcext:value-type="float">
            <text:p>4962.164</text:p>
          </table:table-cell>
          <table:table-cell office:value-type="float" office:value="3399.813" calcext:value-type="float">
            <text:p>3399.813</text:p>
          </table:table-cell>
          <table:table-cell office:value-type="float" office:value="6705.975" calcext:value-type="float">
            <text:p>6705.975</text:p>
          </table:table-cell>
          <table:table-cell office:value-type="float" office:value="853.601" calcext:value-type="float">
            <text:p>853.601</text:p>
          </table:table-cell>
          <table:table-cell office:value-type="float" office:value="6676.673" calcext:value-type="float">
            <text:p>6676.673</text:p>
          </table:table-cell>
          <table:table-cell office:value-type="float" office:value="3247.656" calcext:value-type="float">
            <text:p>3247.656</text:p>
          </table:table-cell>
          <table:table-cell office:value-type="float" office:value="5183.413" calcext:value-type="float">
            <text:p>5183.413</text:p>
          </table:table-cell>
          <table:table-cell office:value-type="float" office:value="3518.491" calcext:value-type="float">
            <text:p>3518.491</text:p>
          </table:table-cell>
          <table:table-cell office:value-type="float" office:value="6964.842" calcext:value-type="float">
            <text:p>6964.842</text:p>
          </table:table-cell>
          <table:table-cell office:value-type="float" office:value="888.844" calcext:value-type="float">
            <text:p>888.844</text:p>
          </table:table-cell>
          <table:table-cell office:value-type="float" office:value="6968.708" calcext:value-type="float">
            <text:p>6968.708</text:p>
          </table:table-cell>
          <table:table-cell office:value-type="float" office:value="3398.118" calcext:value-type="float">
            <text:p>3398.118</text:p>
          </table:table-cell>
          <table:table-cell office:value-type="float" office:value="19.86" calcext:value-type="float">
            <text:p>19.86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49.7" calcext:value-type="float">
            <text:p>49.7</text:p>
          </table:table-cell>
          <table:table-cell office:value-type="float" office:value="9738.769" calcext:value-type="float">
            <text:p>9738.769</text:p>
          </table:table-cell>
          <table:table-cell office:value-type="float" office:value="-79.966" calcext:value-type="float">
            <text:p>-79.966</text:p>
          </table:table-cell>
          <table:table-cell office:value-type="float" office:value="1479.986" calcext:value-type="float">
            <text:p>1479.986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111.794" calcext:value-type="float">
            <text:p>4111.794</text:p>
          </table:table-cell>
          <table:table-cell office:value-type="float" office:value="9738.769" calcext:value-type="float">
            <text:p>9738.769</text:p>
          </table:table-cell>
          <table:table-cell office:value-type="float" office:value="-6778.796" calcext:value-type="float">
            <text:p>-6778.796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23081.903" calcext:value-type="float">
            <text:p>23081.903</text:p>
          </table:table-cell>
          <table:table-cell office:value-type="float" office:value="2404.466" calcext:value-type="float">
            <text:p>2404.466</text:p>
          </table:table-cell>
          <table:table-cell office:value-type="float" office:value="320768.293" calcext:value-type="float">
            <text:p>320768.293</text:p>
          </table:table-cell>
          <table:table-cell office:value-type="float" office:value="55307.516" calcext:value-type="float">
            <text:p>55307.516</text:p>
          </table:table-cell>
          <table:table-cell office:value-type="float" office:value="134170.318" calcext:value-type="float">
            <text:p>134170.318</text:p>
          </table:table-cell>
          <table:table-cell office:value-type="float" office:value="-88006.512" calcext:value-type="float">
            <text:p>-88006.512</text:p>
          </table:table-cell>
          <table:table-cell office:value-type="float" office:value="4964.637" calcext:value-type="float">
            <text:p>4964.637</text:p>
          </table:table-cell>
          <table:table-cell office:value-type="float" office:value="3533.43" calcext:value-type="float">
            <text:p>3533.43</text:p>
          </table:table-cell>
          <table:table-cell office:value-type="float" office:value="6423.081" calcext:value-type="float">
            <text:p>6423.081</text:p>
          </table:table-cell>
          <table:table-cell office:value-type="float" office:value="794.242" calcext:value-type="float">
            <text:p>794.242</text:p>
          </table:table-cell>
          <table:table-cell office:value-type="float" office:value="6559.918" calcext:value-type="float">
            <text:p>6559.918</text:p>
          </table:table-cell>
          <table:table-cell office:value-type="float" office:value="3369.355" calcext:value-type="float">
            <text:p>3369.355</text:p>
          </table:table-cell>
          <table:table-cell office:value-type="float" office:value="5190.049" calcext:value-type="float">
            <text:p>5190.049</text:p>
          </table:table-cell>
          <table:table-cell office:value-type="float" office:value="3662.026" calcext:value-type="float">
            <text:p>3662.026</text:p>
          </table:table-cell>
          <table:table-cell office:value-type="float" office:value="6714.876" calcext:value-type="float">
            <text:p>6714.876</text:p>
          </table:table-cell>
          <table:table-cell office:value-type="float" office:value="836.259" calcext:value-type="float">
            <text:p>836.259</text:p>
          </table:table-cell>
          <table:table-cell office:value-type="float" office:value="6869.725" calcext:value-type="float">
            <text:p>6869.725</text:p>
          </table:table-cell>
          <table:table-cell office:value-type="float" office:value="3510.372" calcext:value-type="float">
            <text:p>3510.372</text:p>
          </table:table-cell>
          <table:table-cell office:value-type="float" office:value="42.84" calcext:value-type="float">
            <text:p>42.84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31.471" calcext:value-type="float">
            <text:p>131.471</text:p>
          </table:table-cell>
          <table:table-cell office:value-type="float" office:value="18003.041" calcext:value-type="float">
            <text:p>18003.041</text:p>
          </table:table-cell>
          <table:table-cell office:value-type="float" office:value="-221.227" calcext:value-type="float">
            <text:p>-221.227</text:p>
          </table:table-cell>
          <table:table-cell office:value-type="float" office:value="2303.346" calcext:value-type="float">
            <text:p>2303.346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7816.397" calcext:value-type="float">
            <text:p>7816.397</text:p>
          </table:table-cell>
          <table:table-cell office:value-type="float" office:value="18003.041" calcext:value-type="float">
            <text:p>18003.041</text:p>
          </table:table-cell>
          <table:table-cell office:value-type="float" office:value="-13396.348" calcext:value-type="float">
            <text:p>-13396.348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0296.339" calcext:value-type="float">
            <text:p>10296.339</text:p>
          </table:table-cell>
          <table:table-cell office:value-type="float" office:value="2473.787" calcext:value-type="float">
            <text:p>2473.787</text:p>
          </table:table-cell>
          <table:table-cell office:value-type="float" office:value="65438.621" calcext:value-type="float">
            <text:p>65438.621</text:p>
          </table:table-cell>
          <table:table-cell office:value-type="float" office:value="12108.082" calcext:value-type="float">
            <text:p>12108.082</text:p>
          </table:table-cell>
          <table:table-cell office:value-type="float" office:value="34616.137" calcext:value-type="float">
            <text:p>34616.137</text:p>
          </table:table-cell>
          <table:table-cell office:value-type="float" office:value="-14023.46" calcext:value-type="float">
            <text:p>-14023.46</text:p>
          </table:table-cell>
          <table:table-cell office:value-type="float" office:value="4958.034" calcext:value-type="float">
            <text:p>4958.034</text:p>
          </table:table-cell>
          <table:table-cell office:value-type="float" office:value="3280.567" calcext:value-type="float">
            <text:p>3280.567</text:p>
          </table:table-cell>
          <table:table-cell office:value-type="float" office:value="6396.793" calcext:value-type="float">
            <text:p>6396.793</text:p>
          </table:table-cell>
          <table:table-cell office:value-type="float" office:value="798.381" calcext:value-type="float">
            <text:p>798.381</text:p>
          </table:table-cell>
          <table:table-cell office:value-type="float" office:value="6561.629" calcext:value-type="float">
            <text:p>6561.629</text:p>
          </table:table-cell>
          <table:table-cell office:value-type="float" office:value="3354.44" calcext:value-type="float">
            <text:p>3354.44</text:p>
          </table:table-cell>
          <table:table-cell office:value-type="float" office:value="5185.699" calcext:value-type="float">
            <text:p>5185.699</text:p>
          </table:table-cell>
          <table:table-cell office:value-type="float" office:value="3416.008" calcext:value-type="float">
            <text:p>3416.008</text:p>
          </table:table-cell>
          <table:table-cell office:value-type="float" office:value="6678.602" calcext:value-type="float">
            <text:p>6678.602</text:p>
          </table:table-cell>
          <table:table-cell office:value-type="float" office:value="840.237" calcext:value-type="float">
            <text:p>840.237</text:p>
          </table:table-cell>
          <table:table-cell office:value-type="float" office:value="6873.364" calcext:value-type="float">
            <text:p>6873.364</text:p>
          </table:table-cell>
          <table:table-cell office:value-type="float" office:value="3498.035" calcext:value-type="float">
            <text:p>3498.035</text:p>
          </table:table-cell>
          <table:table-cell office:value-type="float" office:value="12.98" calcext:value-type="float">
            <text:p>12.98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7.848" calcext:value-type="float">
            <text:p>27.848</text:p>
          </table:table-cell>
          <table:table-cell office:value-type="float" office:value="6110.328" calcext:value-type="float">
            <text:p>6110.328</text:p>
          </table:table-cell>
          <table:table-cell office:value-type="float" office:value="-42.954" calcext:value-type="float">
            <text:p>-42.954</text:p>
          </table:table-cell>
          <table:table-cell office:value-type="float" office:value="914.502" calcext:value-type="float">
            <text:p>914.50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86.842" calcext:value-type="float">
            <text:p>2586.842</text:p>
          </table:table-cell>
          <table:table-cell office:value-type="float" office:value="6110.328" calcext:value-type="float">
            <text:p>6110.328</text:p>
          </table:table-cell>
          <table:table-cell office:value-type="float" office:value="-4281.323" calcext:value-type="float">
            <text:p>-4281.32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7299.705" calcext:value-type="float">
            <text:p>17299.705</text:p>
          </table:table-cell>
          <table:table-cell office:value-type="float" office:value="2402.435" calcext:value-type="float">
            <text:p>2402.435</text:p>
          </table:table-cell>
          <table:table-cell office:value-type="float" office:value="179750.319" calcext:value-type="float">
            <text:p>179750.319</text:p>
          </table:table-cell>
          <table:table-cell office:value-type="float" office:value="34758.02" calcext:value-type="float">
            <text:p>34758.02</text:p>
          </table:table-cell>
          <table:table-cell office:value-type="float" office:value="87113.243" calcext:value-type="float">
            <text:p>87113.243</text:p>
          </table:table-cell>
          <table:table-cell office:value-type="float" office:value="-52513.832" calcext:value-type="float">
            <text:p>-52513.832</text:p>
          </table:table-cell>
          <table:table-cell office:value-type="float" office:value="4970.447" calcext:value-type="float">
            <text:p>4970.447</text:p>
          </table:table-cell>
          <table:table-cell office:value-type="float" office:value="3332.244" calcext:value-type="float">
            <text:p>3332.244</text:p>
          </table:table-cell>
          <table:table-cell office:value-type="float" office:value="6425.762" calcext:value-type="float">
            <text:p>6425.762</text:p>
          </table:table-cell>
          <table:table-cell office:value-type="float" office:value="792.417" calcext:value-type="float">
            <text:p>792.417</text:p>
          </table:table-cell>
          <table:table-cell office:value-type="float" office:value="6562.062" calcext:value-type="float">
            <text:p>6562.062</text:p>
          </table:table-cell>
          <table:table-cell office:value-type="float" office:value="3378.831" calcext:value-type="float">
            <text:p>3378.831</text:p>
          </table:table-cell>
          <table:table-cell office:value-type="float" office:value="5195.496" calcext:value-type="float">
            <text:p>5195.496</text:p>
          </table:table-cell>
          <table:table-cell office:value-type="float" office:value="3451.307" calcext:value-type="float">
            <text:p>3451.307</text:p>
          </table:table-cell>
          <table:table-cell office:value-type="float" office:value="6726.582" calcext:value-type="float">
            <text:p>6726.582</text:p>
          </table:table-cell>
          <table:table-cell office:value-type="float" office:value="840.595" calcext:value-type="float">
            <text:p>840.595</text:p>
          </table:table-cell>
          <table:table-cell office:value-type="float" office:value="6883.881" calcext:value-type="float">
            <text:p>6883.881</text:p>
          </table:table-cell>
          <table:table-cell office:value-type="float" office:value="3507.112" calcext:value-type="float">
            <text:p>3507.112</text:p>
          </table:table-cell>
          <table:table-cell office:value-type="float" office:value="28.38" calcext:value-type="float">
            <text:p>28.38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3.143" calcext:value-type="float">
            <text:p>83.143</text:p>
          </table:table-cell>
          <table:table-cell office:value-type="float" office:value="15486.619" calcext:value-type="float">
            <text:p>15486.619</text:p>
          </table:table-cell>
          <table:table-cell office:value-type="float" office:value="-138.618" calcext:value-type="float">
            <text:p>-138.618</text:p>
          </table:table-cell>
          <table:table-cell office:value-type="float" office:value="2014.042" calcext:value-type="float">
            <text:p>2014.042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6707.583" calcext:value-type="float">
            <text:p>6707.583</text:p>
          </table:table-cell>
          <table:table-cell office:value-type="float" office:value="15486.619" calcext:value-type="float">
            <text:p>15486.619</text:p>
          </table:table-cell>
          <table:table-cell office:value-type="float" office:value="-11458.534" calcext:value-type="float">
            <text:p>-11458.534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0860.72" calcext:value-type="float">
            <text:p>10860.72</text:p>
          </table:table-cell>
          <table:table-cell office:value-type="float" office:value="2416.422" calcext:value-type="float">
            <text:p>2416.422</text:p>
          </table:table-cell>
          <table:table-cell office:value-type="float" office:value="60251.416" calcext:value-type="float">
            <text:p>60251.416</text:p>
          </table:table-cell>
          <table:table-cell office:value-type="float" office:value="12811.172" calcext:value-type="float">
            <text:p>12811.172</text:p>
          </table:table-cell>
          <table:table-cell office:value-type="float" office:value="36592.716" calcext:value-type="float">
            <text:p>36592.716</text:p>
          </table:table-cell>
          <table:table-cell office:value-type="float" office:value="-14871.277" calcext:value-type="float">
            <text:p>-14871.277</text:p>
          </table:table-cell>
          <table:table-cell office:value-type="float" office:value="4977.178" calcext:value-type="float">
            <text:p>4977.178</text:p>
          </table:table-cell>
          <table:table-cell office:value-type="float" office:value="3203.868" calcext:value-type="float">
            <text:p>3203.868</text:p>
          </table:table-cell>
          <table:table-cell office:value-type="float" office:value="6442.057" calcext:value-type="float">
            <text:p>6442.057</text:p>
          </table:table-cell>
          <table:table-cell office:value-type="float" office:value="799.262" calcext:value-type="float">
            <text:p>799.262</text:p>
          </table:table-cell>
          <table:table-cell office:value-type="float" office:value="6582.543" calcext:value-type="float">
            <text:p>6582.543</text:p>
          </table:table-cell>
          <table:table-cell office:value-type="float" office:value="3371.813" calcext:value-type="float">
            <text:p>3371.813</text:p>
          </table:table-cell>
          <table:table-cell office:value-type="float" office:value="5198.625" calcext:value-type="float">
            <text:p>5198.625</text:p>
          </table:table-cell>
          <table:table-cell office:value-type="float" office:value="3331.45" calcext:value-type="float">
            <text:p>3331.45</text:p>
          </table:table-cell>
          <table:table-cell office:value-type="float" office:value="6729.024" calcext:value-type="float">
            <text:p>6729.024</text:p>
          </table:table-cell>
          <table:table-cell office:value-type="float" office:value="846.503" calcext:value-type="float">
            <text:p>846.503</text:p>
          </table:table-cell>
          <table:table-cell office:value-type="float" office:value="6898.876" calcext:value-type="float">
            <text:p>6898.876</text:p>
          </table:table-cell>
          <table:table-cell office:value-type="float" office:value="3498.374" calcext:value-type="float">
            <text:p>3498.374</text:p>
          </table:table-cell>
          <table:table-cell office:value-type="float" office:value="13.24" calcext:value-type="float">
            <text:p>13.24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8.409" calcext:value-type="float">
            <text:p>28.409</text:p>
          </table:table-cell>
          <table:table-cell office:value-type="float" office:value="3324.694" calcext:value-type="float">
            <text:p>3324.694</text:p>
          </table:table-cell>
          <table:table-cell office:value-type="float" office:value="-43.821" calcext:value-type="float">
            <text:p>-43.821</text:p>
          </table:table-cell>
          <table:table-cell office:value-type="float" office:value="551.137" calcext:value-type="float">
            <text:p>551.13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380.869" calcext:value-type="float">
            <text:p>1380.869</text:p>
          </table:table-cell>
          <table:table-cell office:value-type="float" office:value="3324.694" calcext:value-type="float">
            <text:p>3324.694</text:p>
          </table:table-cell>
          <table:table-cell office:value-type="float" office:value="-2222.419" calcext:value-type="float">
            <text:p>-2222.419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7284.053" calcext:value-type="float">
            <text:p>7284.053</text:p>
          </table:table-cell>
          <table:table-cell office:value-type="float" office:value="2416.521" calcext:value-type="float">
            <text:p>2416.521</text:p>
          </table:table-cell>
          <table:table-cell office:value-type="float" office:value="22316.489" calcext:value-type="float">
            <text:p>22316.489</text:p>
          </table:table-cell>
          <table:table-cell office:value-type="float" office:value="4301.445" calcext:value-type="float">
            <text:p>4301.445</text:p>
          </table:table-cell>
          <table:table-cell office:value-type="float" office:value="15923.759" calcext:value-type="float">
            <text:p>15923.759</text:p>
          </table:table-cell>
          <table:table-cell office:value-type="float" office:value="-1355.653" calcext:value-type="float">
            <text:p>-1355.653</text:p>
          </table:table-cell>
          <table:table-cell office:value-type="float" office:value="4931.188" calcext:value-type="float">
            <text:p>4931.188</text:p>
          </table:table-cell>
          <table:table-cell office:value-type="float" office:value="3269.134" calcext:value-type="float">
            <text:p>3269.134</text:p>
          </table:table-cell>
          <table:table-cell office:value-type="float" office:value="6311.78" calcext:value-type="float">
            <text:p>6311.78</text:p>
          </table:table-cell>
          <table:table-cell office:value-type="float" office:value="776.291" calcext:value-type="float">
            <text:p>776.291</text:p>
          </table:table-cell>
          <table:table-cell office:value-type="float" office:value="6490.413" calcext:value-type="float">
            <text:p>6490.413</text:p>
          </table:table-cell>
          <table:table-cell office:value-type="float" office:value="3371.962" calcext:value-type="float">
            <text:p>3371.962</text:p>
          </table:table-cell>
          <table:table-cell office:value-type="float" office:value="5148.364" calcext:value-type="float">
            <text:p>5148.364</text:p>
          </table:table-cell>
          <table:table-cell office:value-type="float" office:value="3411.478" calcext:value-type="float">
            <text:p>3411.478</text:p>
          </table:table-cell>
          <table:table-cell office:value-type="float" office:value="6619.785" calcext:value-type="float">
            <text:p>6619.785</text:p>
          </table:table-cell>
          <table:table-cell office:value-type="float" office:value="819.777" calcext:value-type="float">
            <text:p>819.777</text:p>
          </table:table-cell>
          <table:table-cell office:value-type="float" office:value="6794.934" calcext:value-type="float">
            <text:p>6794.934</text:p>
          </table:table-cell>
          <table:table-cell office:value-type="float" office:value="3501.793" calcext:value-type="float">
            <text:p>3501.793</text:p>
          </table:table-cell>
          <table:table-cell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643" calcext:value-type="float">
            <text:p>8.643</text:p>
          </table:table-cell>
          <table:table-cell office:value-type="float" office:value="956.132" calcext:value-type="float">
            <text:p>956.132</text:p>
          </table:table-cell>
          <table:table-cell office:value-type="float" office:value="-12.68" calcext:value-type="float">
            <text:p>-12.68</text:p>
          </table:table-cell>
          <table:table-cell office:value-type="float" office:value="153.584" calcext:value-type="float">
            <text:p>153.58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99.564" calcext:value-type="float">
            <text:p>399.564</text:p>
          </table:table-cell>
          <table:table-cell office:value-type="float" office:value="956.132" calcext:value-type="float">
            <text:p>956.132</text:p>
          </table:table-cell>
          <table:table-cell office:value-type="float" office:value="-648.964" calcext:value-type="float">
            <text:p>-648.964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6941.468" calcext:value-type="float">
            <text:p>6941.468</text:p>
          </table:table-cell>
          <table:table-cell office:value-type="float" office:value="2461.958" calcext:value-type="float">
            <text:p>2461.958</text:p>
          </table:table-cell>
          <table:table-cell office:value-type="float" office:value="20507.08" calcext:value-type="float">
            <text:p>20507.08</text:p>
          </table:table-cell>
          <table:table-cell office:value-type="float" office:value="4352.625" calcext:value-type="float">
            <text:p>4352.625</text:p>
          </table:table-cell>
          <table:table-cell office:value-type="float" office:value="15683.972" calcext:value-type="float">
            <text:p>15683.972</text:p>
          </table:table-cell>
          <table:table-cell office:value-type="float" office:value="-1801.036" calcext:value-type="float">
            <text:p>-1801.036</text:p>
          </table:table-cell>
          <table:table-cell office:value-type="float" office:value="4911.565" calcext:value-type="float">
            <text:p>4911.565</text:p>
          </table:table-cell>
          <table:table-cell office:value-type="float" office:value="3180.599" calcext:value-type="float">
            <text:p>3180.599</text:p>
          </table:table-cell>
          <table:table-cell office:value-type="float" office:value="6383.283" calcext:value-type="float">
            <text:p>6383.283</text:p>
          </table:table-cell>
          <table:table-cell office:value-type="float" office:value="767.093" calcext:value-type="float">
            <text:p>767.093</text:p>
          </table:table-cell>
          <table:table-cell office:value-type="float" office:value="6452.317" calcext:value-type="float">
            <text:p>6452.317</text:p>
          </table:table-cell>
          <table:table-cell office:value-type="float" office:value="3370.814" calcext:value-type="float">
            <text:p>3370.814</text:p>
          </table:table-cell>
          <table:table-cell office:value-type="float" office:value="5136.597" calcext:value-type="float">
            <text:p>5136.597</text:p>
          </table:table-cell>
          <table:table-cell office:value-type="float" office:value="3286.861" calcext:value-type="float">
            <text:p>3286.861</text:p>
          </table:table-cell>
          <table:table-cell office:value-type="float" office:value="6698.838" calcext:value-type="float">
            <text:p>6698.838</text:p>
          </table:table-cell>
          <table:table-cell office:value-type="float" office:value="809.466" calcext:value-type="float">
            <text:p>809.466</text:p>
          </table:table-cell>
          <table:table-cell office:value-type="float" office:value="6762.458" calcext:value-type="float">
            <text:p>6762.458</text:p>
          </table:table-cell>
          <table:table-cell office:value-type="float" office:value="3510.736" calcext:value-type="float">
            <text:p>3510.736</text:p>
          </table:table-cell>
          <table:table-cell office:value-type="float" office:value="3.38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.609" calcext:value-type="float">
            <text:p>6.609</text:p>
          </table:table-cell>
          <table:table-cell office:value-type="float" office:value="895.746" calcext:value-type="float">
            <text:p>895.746</text:p>
          </table:table-cell>
          <table:table-cell office:value-type="float" office:value="-9.894" calcext:value-type="float">
            <text:p>-9.894</text:p>
          </table:table-cell>
          <table:table-cell office:value-type="float" office:value="126.392" calcext:value-type="float">
            <text:p>126.39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83.038" calcext:value-type="float">
            <text:p>383.038</text:p>
          </table:table-cell>
          <table:table-cell office:value-type="float" office:value="895.746" calcext:value-type="float">
            <text:p>895.746</text:p>
          </table:table-cell>
          <table:table-cell office:value-type="float" office:value="-642.963" calcext:value-type="float">
            <text:p>-642.96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3228.131" calcext:value-type="float">
            <text:p>13228.131</text:p>
          </table:table-cell>
          <table:table-cell office:value-type="float" office:value="2503.588" calcext:value-type="float">
            <text:p>2503.588</text:p>
          </table:table-cell>
          <table:table-cell office:value-type="float" office:value="117776.702" calcext:value-type="float">
            <text:p>117776.702</text:p>
          </table:table-cell>
          <table:table-cell office:value-type="float" office:value="20946.98" calcext:value-type="float">
            <text:p>20946.98</text:p>
          </table:table-cell>
          <table:table-cell office:value-type="float" office:value="55301.378" calcext:value-type="float">
            <text:p>55301.378</text:p>
          </table:table-cell>
          <table:table-cell office:value-type="float" office:value="-28845.116" calcext:value-type="float">
            <text:p>-28845.116</text:p>
          </table:table-cell>
          <table:table-cell office:value-type="float" office:value="4978.097" calcext:value-type="float">
            <text:p>4978.097</text:p>
          </table:table-cell>
          <table:table-cell office:value-type="float" office:value="3598.755" calcext:value-type="float">
            <text:p>3598.755</text:p>
          </table:table-cell>
          <table:table-cell office:value-type="float" office:value="6339.704" calcext:value-type="float">
            <text:p>6339.704</text:p>
          </table:table-cell>
          <table:table-cell office:value-type="float" office:value="705.45" calcext:value-type="float">
            <text:p>705.45</text:p>
          </table:table-cell>
          <table:table-cell office:value-type="float" office:value="6395.035" calcext:value-type="float">
            <text:p>6395.035</text:p>
          </table:table-cell>
          <table:table-cell office:value-type="float" office:value="3561.16" calcext:value-type="float">
            <text:p>3561.16</text:p>
          </table:table-cell>
          <table:table-cell office:value-type="float" office:value="5203.751" calcext:value-type="float">
            <text:p>5203.751</text:p>
          </table:table-cell>
          <table:table-cell office:value-type="float" office:value="3710.834" calcext:value-type="float">
            <text:p>3710.834</text:p>
          </table:table-cell>
          <table:table-cell office:value-type="float" office:value="6671.199" calcext:value-type="float">
            <text:p>6671.199</text:p>
          </table:table-cell>
          <table:table-cell office:value-type="float" office:value="750.489" calcext:value-type="float">
            <text:p>750.489</text:p>
          </table:table-cell>
          <table:table-cell office:value-type="float" office:value="6711.153" calcext:value-type="float">
            <text:p>6711.153</text:p>
          </table:table-cell>
          <table:table-cell office:value-type="float" office:value="3696.349" calcext:value-type="float">
            <text:p>3696.349</text:p>
          </table:table-cell>
          <table:table-cell office:value-type="float" office:value="18.24" calcext:value-type="float">
            <text:p>18.24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7.662" calcext:value-type="float">
            <text:p>47.662</text:p>
          </table:table-cell>
          <table:table-cell office:value-type="float" office:value="6755.737" calcext:value-type="float">
            <text:p>6755.737</text:p>
          </table:table-cell>
          <table:table-cell office:value-type="float" office:value="-77.493" calcext:value-type="float">
            <text:p>-77.493</text:p>
          </table:table-cell>
          <table:table-cell office:value-type="float" office:value="879.84" calcext:value-type="float">
            <text:p>879.8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925.429" calcext:value-type="float">
            <text:p>2925.429</text:p>
          </table:table-cell>
          <table:table-cell office:value-type="float" office:value="6755.737" calcext:value-type="float">
            <text:p>6755.737</text:p>
          </table:table-cell>
          <table:table-cell office:value-type="float" office:value="-4996.058" calcext:value-type="float">
            <text:p>-4996.058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6604.91" calcext:value-type="float">
            <text:p>6604.91</text:p>
          </table:table-cell>
          <table:table-cell office:value-type="float" office:value="2520.729" calcext:value-type="float">
            <text:p>2520.729</text:p>
          </table:table-cell>
          <table:table-cell office:value-type="float" office:value="37032.541" calcext:value-type="float">
            <text:p>37032.541</text:p>
          </table:table-cell>
          <table:table-cell office:value-type="float" office:value="6352.83" calcext:value-type="float">
            <text:p>6352.83</text:p>
          </table:table-cell>
          <table:table-cell office:value-type="float" office:value="19364.944" calcext:value-type="float">
            <text:p>19364.944</text:p>
          </table:table-cell>
          <table:table-cell office:value-type="float" office:value="-6155.124" calcext:value-type="float">
            <text:p>-6155.124</text:p>
          </table:table-cell>
          <table:table-cell office:value-type="float" office:value="4948.22" calcext:value-type="float">
            <text:p>4948.22</text:p>
          </table:table-cell>
          <table:table-cell office:value-type="float" office:value="3539.868" calcext:value-type="float">
            <text:p>3539.868</text:p>
          </table:table-cell>
          <table:table-cell office:value-type="float" office:value="6332.777" calcext:value-type="float">
            <text:p>6332.777</text:p>
          </table:table-cell>
          <table:table-cell office:value-type="float" office:value="697.032" calcext:value-type="float">
            <text:p>697.032</text:p>
          </table:table-cell>
          <table:table-cell office:value-type="float" office:value="6348.25" calcext:value-type="float">
            <text:p>6348.25</text:p>
          </table:table-cell>
          <table:table-cell office:value-type="float" office:value="3548.19" calcext:value-type="float">
            <text:p>3548.19</text:p>
          </table:table-cell>
          <table:table-cell office:value-type="float" office:value="5172.132" calcext:value-type="float">
            <text:p>5172.132</text:p>
          </table:table-cell>
          <table:table-cell office:value-type="float" office:value="3654.038" calcext:value-type="float">
            <text:p>3654.038</text:p>
          </table:table-cell>
          <table:table-cell office:value-type="float" office:value="6619.051" calcext:value-type="float">
            <text:p>6619.051</text:p>
          </table:table-cell>
          <table:table-cell office:value-type="float" office:value="736.627" calcext:value-type="float">
            <text:p>736.627</text:p>
          </table:table-cell>
          <table:table-cell office:value-type="float" office:value="6651.692" calcext:value-type="float">
            <text:p>6651.692</text:p>
          </table:table-cell>
          <table:table-cell office:value-type="float" office:value="3692.573" calcext:value-type="float">
            <text:p>3692.573</text:p>
          </table:table-cell>
          <table:table-cell office:value-type="float" office:value="3.34" calcext:value-type="float">
            <text:p>3.3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055" calcext:value-type="float">
            <text:p>9.055</text:p>
          </table:table-cell>
          <table:table-cell office:value-type="float" office:value="1355.151" calcext:value-type="float">
            <text:p>1355.151</text:p>
          </table:table-cell>
          <table:table-cell office:value-type="float" office:value="-14.847" calcext:value-type="float">
            <text:p>-14.847</text:p>
          </table:table-cell>
          <table:table-cell office:value-type="float" office:value="163.479" calcext:value-type="float">
            <text:p>163.47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93.297" calcext:value-type="float">
            <text:p>593.297</text:p>
          </table:table-cell>
          <table:table-cell office:value-type="float" office:value="1355.151" calcext:value-type="float">
            <text:p>1355.151</text:p>
          </table:table-cell>
          <table:table-cell office:value-type="float" office:value="-1028.193" calcext:value-type="float">
            <text:p>-1028.19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1493.949" calcext:value-type="float">
            <text:p>11493.949</text:p>
          </table:table-cell>
          <table:table-cell office:value-type="float" office:value="2596.702" calcext:value-type="float">
            <text:p>2596.702</text:p>
          </table:table-cell>
          <table:table-cell office:value-type="float" office:value="85471.822" calcext:value-type="float">
            <text:p>85471.822</text:p>
          </table:table-cell>
          <table:table-cell office:value-type="float" office:value="14678.045" calcext:value-type="float">
            <text:p>14678.045</text:p>
          </table:table-cell>
          <table:table-cell office:value-type="float" office:value="40975.669" calcext:value-type="float">
            <text:p>40975.669</text:p>
          </table:table-cell>
          <table:table-cell office:value-type="float" office:value="-17987.772" calcext:value-type="float">
            <text:p>-17987.772</text:p>
          </table:table-cell>
          <table:table-cell office:value-type="float" office:value="4935.656" calcext:value-type="float">
            <text:p>4935.656</text:p>
          </table:table-cell>
          <table:table-cell office:value-type="float" office:value="3530.081" calcext:value-type="float">
            <text:p>3530.081</text:p>
          </table:table-cell>
          <table:table-cell office:value-type="float" office:value="6218.143" calcext:value-type="float">
            <text:p>6218.143</text:p>
          </table:table-cell>
          <table:table-cell office:value-type="float" office:value="713.265" calcext:value-type="float">
            <text:p>713.265</text:p>
          </table:table-cell>
          <table:table-cell office:value-type="float" office:value="6368.292" calcext:value-type="float">
            <text:p>6368.292</text:p>
          </table:table-cell>
          <table:table-cell office:value-type="float" office:value="3503.02" calcext:value-type="float">
            <text:p>3503.02</text:p>
          </table:table-cell>
          <table:table-cell office:value-type="float" office:value="5159.892" calcext:value-type="float">
            <text:p>5159.892</text:p>
          </table:table-cell>
          <table:table-cell office:value-type="float" office:value="3668.216" calcext:value-type="float">
            <text:p>3668.216</text:p>
          </table:table-cell>
          <table:table-cell office:value-type="float" office:value="6493.329" calcext:value-type="float">
            <text:p>6493.329</text:p>
          </table:table-cell>
          <table:table-cell office:value-type="float" office:value="751.748" calcext:value-type="float">
            <text:p>751.748</text:p>
          </table:table-cell>
          <table:table-cell office:value-type="float" office:value="6669.821" calcext:value-type="float">
            <text:p>6669.821</text:p>
          </table:table-cell>
          <table:table-cell office:value-type="float" office:value="3649.962" calcext:value-type="float">
            <text:p>3649.962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32.704" calcext:value-type="float">
            <text:p>32.704</text:p>
          </table:table-cell>
          <table:table-cell office:value-type="float" office:value="3724.43" calcext:value-type="float">
            <text:p>3724.43</text:p>
          </table:table-cell>
          <table:table-cell office:value-type="float" office:value="-52.787" calcext:value-type="float">
            <text:p>-52.787</text:p>
          </table:table-cell>
          <table:table-cell office:value-type="float" office:value="551.962" calcext:value-type="float">
            <text:p>551.96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579.474" calcext:value-type="float">
            <text:p>1579.474</text:p>
          </table:table-cell>
          <table:table-cell office:value-type="float" office:value="3724.43" calcext:value-type="float">
            <text:p>3724.43</text:p>
          </table:table-cell>
          <table:table-cell office:value-type="float" office:value="-2620.506" calcext:value-type="float">
            <text:p>-2620.506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2505.622" calcext:value-type="float">
            <text:p>12505.622</text:p>
          </table:table-cell>
          <table:table-cell office:value-type="float" office:value="2550.844" calcext:value-type="float">
            <text:p>2550.844</text:p>
          </table:table-cell>
          <table:table-cell office:value-type="float" office:value="104840.889" calcext:value-type="float">
            <text:p>104840.889</text:p>
          </table:table-cell>
          <table:table-cell office:value-type="float" office:value="16973.879" calcext:value-type="float">
            <text:p>16973.879</text:p>
          </table:table-cell>
          <table:table-cell office:value-type="float" office:value="46598.661" calcext:value-type="float">
            <text:p>46598.661</text:p>
          </table:table-cell>
          <table:table-cell office:value-type="float" office:value="-21587.418" calcext:value-type="float">
            <text:p>-21587.418</text:p>
          </table:table-cell>
          <table:table-cell office:value-type="float" office:value="4985.587" calcext:value-type="float">
            <text:p>4985.587</text:p>
          </table:table-cell>
          <table:table-cell office:value-type="float" office:value="3441.351" calcext:value-type="float">
            <text:p>3441.351</text:p>
          </table:table-cell>
          <table:table-cell office:value-type="float" office:value="6301.678" calcext:value-type="float">
            <text:p>6301.678</text:p>
          </table:table-cell>
          <table:table-cell office:value-type="float" office:value="699.309" calcext:value-type="float">
            <text:p>699.309</text:p>
          </table:table-cell>
          <table:table-cell office:value-type="float" office:value="6390.191" calcext:value-type="float">
            <text:p>6390.191</text:p>
          </table:table-cell>
          <table:table-cell office:value-type="float" office:value="3580.984" calcext:value-type="float">
            <text:p>3580.984</text:p>
          </table:table-cell>
          <table:table-cell office:value-type="float" office:value="5210.393" calcext:value-type="float">
            <text:p>5210.393</text:p>
          </table:table-cell>
          <table:table-cell office:value-type="float" office:value="3588.148" calcext:value-type="float">
            <text:p>3588.148</text:p>
          </table:table-cell>
          <table:table-cell office:value-type="float" office:value="6578.939" calcext:value-type="float">
            <text:p>6578.939</text:p>
          </table:table-cell>
          <table:table-cell office:value-type="float" office:value="737.498" calcext:value-type="float">
            <text:p>737.498</text:p>
          </table:table-cell>
          <table:table-cell office:value-type="float" office:value="6691.701" calcext:value-type="float">
            <text:p>6691.701</text:p>
          </table:table-cell>
          <table:table-cell office:value-type="float" office:value="3729.084" calcext:value-type="float">
            <text:p>3729.084</text:p>
          </table:table-cell>
          <table:table-cell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39.279" calcext:value-type="float">
            <text:p>39.279</text:p>
          </table:table-cell>
          <table:table-cell office:value-type="float" office:value="5160.444" calcext:value-type="float">
            <text:p>5160.444</text:p>
          </table:table-cell>
          <table:table-cell office:value-type="float" office:value="-63.394" calcext:value-type="float">
            <text:p>-63.394</text:p>
          </table:table-cell>
          <table:table-cell office:value-type="float" office:value="755.828" calcext:value-type="float">
            <text:p>755.828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192.923" calcext:value-type="float">
            <text:p>2192.923</text:p>
          </table:table-cell>
          <table:table-cell office:value-type="float" office:value="5160.444" calcext:value-type="float">
            <text:p>5160.444</text:p>
          </table:table-cell>
          <table:table-cell office:value-type="float" office:value="-3648.788" calcext:value-type="float">
            <text:p>-3648.788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7419.225" calcext:value-type="float">
            <text:p>17419.225</text:p>
          </table:table-cell>
          <table:table-cell office:value-type="float" office:value="2487.749" calcext:value-type="float">
            <text:p>2487.749</text:p>
          </table:table-cell>
          <table:table-cell office:value-type="float" office:value="352317.142" calcext:value-type="float">
            <text:p>352317.142</text:p>
          </table:table-cell>
          <table:table-cell office:value-type="float" office:value="50272.42" calcext:value-type="float">
            <text:p>50272.42</text:p>
          </table:table-cell>
          <table:table-cell office:value-type="float" office:value="118394.352" calcext:value-type="float">
            <text:p>118394.352</text:p>
          </table:table-cell>
          <table:table-cell office:value-type="float" office:value="-83555.903" calcext:value-type="float">
            <text:p>-83555.903</text:p>
          </table:table-cell>
          <table:table-cell office:value-type="float" office:value="4997.828" calcext:value-type="float">
            <text:p>4997.828</text:p>
          </table:table-cell>
          <table:table-cell office:value-type="float" office:value="3581.941" calcext:value-type="float">
            <text:p>3581.941</text:p>
          </table:table-cell>
          <table:table-cell office:value-type="float" office:value="6423.737" calcext:value-type="float">
            <text:p>6423.737</text:p>
          </table:table-cell>
          <table:table-cell office:value-type="float" office:value="690.324" calcext:value-type="float">
            <text:p>690.324</text:p>
          </table:table-cell>
          <table:table-cell office:value-type="float" office:value="6384.385" calcext:value-type="float">
            <text:p>6384.385</text:p>
          </table:table-cell>
          <table:table-cell office:value-type="float" office:value="3611.271" calcext:value-type="float">
            <text:p>3611.271</text:p>
          </table:table-cell>
          <table:table-cell office:value-type="float" office:value="5223.592" calcext:value-type="float">
            <text:p>5223.592</text:p>
          </table:table-cell>
          <table:table-cell office:value-type="float" office:value="3712.339" calcext:value-type="float">
            <text:p>3712.339</text:p>
          </table:table-cell>
          <table:table-cell office:value-type="float" office:value="6761.019" calcext:value-type="float">
            <text:p>6761.019</text:p>
          </table:table-cell>
          <table:table-cell office:value-type="float" office:value="730.895" calcext:value-type="float">
            <text:p>730.895</text:p>
          </table:table-cell>
          <table:table-cell office:value-type="float" office:value="6691.638" calcext:value-type="float">
            <text:p>6691.638</text:p>
          </table:table-cell>
          <table:table-cell office:value-type="float" office:value="3755.545" calcext:value-type="float">
            <text:p>3755.545</text:p>
          </table:table-cell>
          <table:table-cell office:value-type="float" office:value="27.74" calcext:value-type="float">
            <text:p>27.74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121.371" calcext:value-type="float">
            <text:p>121.371</text:p>
          </table:table-cell>
          <table:table-cell office:value-type="float" office:value="21684.22" calcext:value-type="float">
            <text:p>21684.22</text:p>
          </table:table-cell>
          <table:table-cell office:value-type="float" office:value="-216.041" calcext:value-type="float">
            <text:p>-216.041</text:p>
          </table:table-cell>
          <table:table-cell office:value-type="float" office:value="2085.443" calcext:value-type="float">
            <text:p>2085.443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9757.63" calcext:value-type="float">
            <text:p>9757.63</text:p>
          </table:table-cell>
          <table:table-cell office:value-type="float" office:value="21684.22" calcext:value-type="float">
            <text:p>21684.22</text:p>
          </table:table-cell>
          <table:table-cell office:value-type="float" office:value="-17513.333" calcext:value-type="float">
            <text:p>-17513.33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3726.026" calcext:value-type="float">
            <text:p>13726.026</text:p>
          </table:table-cell>
          <table:table-cell office:value-type="float" office:value="2480.055" calcext:value-type="float">
            <text:p>2480.055</text:p>
          </table:table-cell>
          <table:table-cell office:value-type="float" office:value="96818.713" calcext:value-type="float">
            <text:p>96818.713</text:p>
          </table:table-cell>
          <table:table-cell office:value-type="float" office:value="19460.684" calcext:value-type="float">
            <text:p>19460.684</text:p>
          </table:table-cell>
          <table:table-cell office:value-type="float" office:value="52813.96" calcext:value-type="float">
            <text:p>52813.96</text:p>
          </table:table-cell>
          <table:table-cell office:value-type="float" office:value="-25361.908" calcext:value-type="float">
            <text:p>-25361.908</text:p>
          </table:table-cell>
          <table:table-cell office:value-type="float" office:value="5028.345" calcext:value-type="float">
            <text:p>5028.345</text:p>
          </table:table-cell>
          <table:table-cell office:value-type="float" office:value="3522.848" calcext:value-type="float">
            <text:p>3522.848</text:p>
          </table:table-cell>
          <table:table-cell office:value-type="float" office:value="6320.457" calcext:value-type="float">
            <text:p>6320.457</text:p>
          </table:table-cell>
          <table:table-cell office:value-type="float" office:value="643.288" calcext:value-type="float">
            <text:p>643.288</text:p>
          </table:table-cell>
          <table:table-cell office:value-type="float" office:value="6320.427" calcext:value-type="float">
            <text:p>6320.427</text:p>
          </table:table-cell>
          <table:table-cell office:value-type="float" office:value="3736.264" calcext:value-type="float">
            <text:p>3736.264</text:p>
          </table:table-cell>
          <table:table-cell office:value-type="float" office:value="5255.223" calcext:value-type="float">
            <text:p>5255.223</text:p>
          </table:table-cell>
          <table:table-cell office:value-type="float" office:value="3687.252" calcext:value-type="float">
            <text:p>3687.252</text:p>
          </table:table-cell>
          <table:table-cell office:value-type="float" office:value="6637.715" calcext:value-type="float">
            <text:p>6637.715</text:p>
          </table:table-cell>
          <table:table-cell office:value-type="float" office:value="681.357" calcext:value-type="float">
            <text:p>681.357</text:p>
          </table:table-cell>
          <table:table-cell office:value-type="float" office:value="6623.768" calcext:value-type="float">
            <text:p>6623.768</text:p>
          </table:table-cell>
          <table:table-cell office:value-type="float" office:value="3886.677" calcext:value-type="float">
            <text:p>3886.677</text:p>
          </table:table-cell>
          <table:table-cell office:value-type="float" office:value="19.56" calcext:value-type="float">
            <text:p>19.56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43.764" calcext:value-type="float">
            <text:p>43.764</text:p>
          </table:table-cell>
          <table:table-cell office:value-type="float" office:value="4654.58" calcext:value-type="float">
            <text:p>4654.58</text:p>
          </table:table-cell>
          <table:table-cell office:value-type="float" office:value="-68.343" calcext:value-type="float">
            <text:p>-68.343</text:p>
          </table:table-cell>
          <table:table-cell office:value-type="float" office:value="784.534" calcext:value-type="float">
            <text:p>784.534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926.777" calcext:value-type="float">
            <text:p>1926.777</text:p>
          </table:table-cell>
          <table:table-cell office:value-type="float" office:value="4654.58" calcext:value-type="float">
            <text:p>4654.58</text:p>
          </table:table-cell>
          <table:table-cell office:value-type="float" office:value="-3085.513" calcext:value-type="float">
            <text:p>-3085.51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3297.364" calcext:value-type="float">
            <text:p>13297.364</text:p>
          </table:table-cell>
          <table:table-cell office:value-type="float" office:value="2518.375" calcext:value-type="float">
            <text:p>2518.375</text:p>
          </table:table-cell>
          <table:table-cell office:value-type="float" office:value="289583.916" calcext:value-type="float">
            <text:p>289583.916</text:p>
          </table:table-cell>
          <table:table-cell office:value-type="float" office:value="39825.668" calcext:value-type="float">
            <text:p>39825.668</text:p>
          </table:table-cell>
          <table:table-cell office:value-type="float" office:value="93289.572" calcext:value-type="float">
            <text:p>93289.572</text:p>
          </table:table-cell>
          <table:table-cell office:value-type="float" office:value="-66694.844" calcext:value-type="float">
            <text:p>-66694.844</text:p>
          </table:table-cell>
          <table:table-cell office:value-type="float" office:value="5047.073" calcext:value-type="float">
            <text:p>5047.073</text:p>
          </table:table-cell>
          <table:table-cell office:value-type="float" office:value="3607.277" calcext:value-type="float">
            <text:p>3607.277</text:p>
          </table:table-cell>
          <table:table-cell office:value-type="float" office:value="6580.419" calcext:value-type="float">
            <text:p>6580.419</text:p>
          </table:table-cell>
          <table:table-cell office:value-type="float" office:value="680.596" calcext:value-type="float">
            <text:p>680.596</text:p>
          </table:table-cell>
          <table:table-cell office:value-type="float" office:value="6414.091" calcext:value-type="float">
            <text:p>6414.091</text:p>
          </table:table-cell>
          <table:table-cell office:value-type="float" office:value="3680.055" calcext:value-type="float">
            <text:p>3680.055</text:p>
          </table:table-cell>
          <table:table-cell office:value-type="float" office:value="5275.306" calcext:value-type="float">
            <text:p>5275.306</text:p>
          </table:table-cell>
          <table:table-cell office:value-type="float" office:value="3742.23" calcext:value-type="float">
            <text:p>3742.23</text:p>
          </table:table-cell>
          <table:table-cell office:value-type="float" office:value="6894.046" calcext:value-type="float">
            <text:p>6894.046</text:p>
          </table:table-cell>
          <table:table-cell office:value-type="float" office:value="717.289" calcext:value-type="float">
            <text:p>717.289</text:p>
          </table:table-cell>
          <table:table-cell office:value-type="float" office:value="6716.024" calcext:value-type="float">
            <text:p>6716.024</text:p>
          </table:table-cell>
          <table:table-cell office:value-type="float" office:value="3834.589" calcext:value-type="float">
            <text:p>3834.589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94.471" calcext:value-type="float">
            <text:p>94.471</text:p>
          </table:table-cell>
          <table:table-cell office:value-type="float" office:value="19302.181" calcext:value-type="float">
            <text:p>19302.181</text:p>
          </table:table-cell>
          <table:table-cell office:value-type="float" office:value="-171.651" calcext:value-type="float">
            <text:p>-171.651</text:p>
          </table:table-cell>
          <table:table-cell office:value-type="float" office:value="1509.918" calcext:value-type="float">
            <text:p>1509.918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8858.222" calcext:value-type="float">
            <text:p>8858.222</text:p>
          </table:table-cell>
          <table:table-cell office:value-type="float" office:value="19302.181" calcext:value-type="float">
            <text:p>19302.181</text:p>
          </table:table-cell>
          <table:table-cell office:value-type="float" office:value="-16282.344" calcext:value-type="float">
            <text:p>-16282.344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20967.43" calcext:value-type="float">
            <text:p>20967.43</text:p>
          </table:table-cell>
          <table:table-cell office:value-type="float" office:value="2427.569" calcext:value-type="float">
            <text:p>2427.569</text:p>
          </table:table-cell>
          <table:table-cell office:value-type="float" office:value="255280.76" calcext:value-type="float">
            <text:p>255280.76</text:p>
          </table:table-cell>
          <table:table-cell office:value-type="float" office:value="44946.853" calcext:value-type="float">
            <text:p>44946.853</text:p>
          </table:table-cell>
          <table:table-cell office:value-type="float" office:value="111245.841" calcext:value-type="float">
            <text:p>111245.841</text:p>
          </table:table-cell>
          <table:table-cell office:value-type="float" office:value="-69310.981" calcext:value-type="float">
            <text:p>-69310.981</text:p>
          </table:table-cell>
          <table:table-cell office:value-type="float" office:value="5068.996" calcext:value-type="float">
            <text:p>5068.996</text:p>
          </table:table-cell>
          <table:table-cell office:value-type="float" office:value="3709.962" calcext:value-type="float">
            <text:p>3709.962</text:p>
          </table:table-cell>
          <table:table-cell office:value-type="float" office:value="7431.287" calcext:value-type="float">
            <text:p>7431.287</text:p>
          </table:table-cell>
          <table:table-cell office:value-type="float" office:value="765.361" calcext:value-type="float">
            <text:p>765.361</text:p>
          </table:table-cell>
          <table:table-cell office:value-type="float" office:value="6606.268" calcext:value-type="float">
            <text:p>6606.268</text:p>
          </table:table-cell>
          <table:table-cell office:value-type="float" office:value="3531.723" calcext:value-type="float">
            <text:p>3531.723</text:p>
          </table:table-cell>
          <table:table-cell office:value-type="float" office:value="5302.537" calcext:value-type="float">
            <text:p>5302.537</text:p>
          </table:table-cell>
          <table:table-cell office:value-type="float" office:value="3833.01" calcext:value-type="float">
            <text:p>3833.01</text:p>
          </table:table-cell>
          <table:table-cell office:value-type="float" office:value="7764.714" calcext:value-type="float">
            <text:p>7764.714</text:p>
          </table:table-cell>
          <table:table-cell office:value-type="float" office:value="807.739" calcext:value-type="float">
            <text:p>807.739</text:p>
          </table:table-cell>
          <table:table-cell office:value-type="float" office:value="6924.928" calcext:value-type="float">
            <text:p>6924.928</text:p>
          </table:table-cell>
          <table:table-cell office:value-type="float" office:value="3680.146" calcext:value-type="float">
            <text:p>3680.146</text:p>
          </table:table-cell>
          <table:table-cell office:value-type="float" office:value="35.02" calcext:value-type="float">
            <text:p>35.02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106.902" calcext:value-type="float">
            <text:p>106.902</text:p>
          </table:table-cell>
          <table:table-cell office:value-type="float" office:value="14756.063" calcext:value-type="float">
            <text:p>14756.063</text:p>
          </table:table-cell>
          <table:table-cell office:value-type="float" office:value="-179.699" calcext:value-type="float">
            <text:p>-179.699</text:p>
          </table:table-cell>
          <table:table-cell office:value-type="float" office:value="1903.072" calcext:value-type="float">
            <text:p>1903.072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6399.11" calcext:value-type="float">
            <text:p>6399.11</text:p>
          </table:table-cell>
          <table:table-cell office:value-type="float" office:value="14756.063" calcext:value-type="float">
            <text:p>14756.063</text:p>
          </table:table-cell>
          <table:table-cell office:value-type="float" office:value="-10949.92" calcext:value-type="float">
            <text:p>-10949.92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6190.796" calcext:value-type="float">
            <text:p>16190.796</text:p>
          </table:table-cell>
          <table:table-cell office:value-type="float" office:value="2444.87" calcext:value-type="float">
            <text:p>2444.87</text:p>
          </table:table-cell>
          <table:table-cell office:value-type="float" office:value="197938.946" calcext:value-type="float">
            <text:p>197938.946</text:p>
          </table:table-cell>
          <table:table-cell office:value-type="float" office:value="30050.116" calcext:value-type="float">
            <text:p>30050.116</text:p>
          </table:table-cell>
          <table:table-cell office:value-type="float" office:value="76548.23" calcext:value-type="float">
            <text:p>76548.23</text:p>
          </table:table-cell>
          <table:table-cell office:value-type="float" office:value="-44166.638" calcext:value-type="float">
            <text:p>-44166.638</text:p>
          </table:table-cell>
          <table:table-cell office:value-type="float" office:value="5053.018" calcext:value-type="float">
            <text:p>5053.018</text:p>
          </table:table-cell>
          <table:table-cell office:value-type="float" office:value="3524.535" calcext:value-type="float">
            <text:p>3524.535</text:p>
          </table:table-cell>
          <table:table-cell office:value-type="float" office:value="6655.294" calcext:value-type="float">
            <text:p>6655.294</text:p>
          </table:table-cell>
          <table:table-cell office:value-type="float" office:value="727.229" calcext:value-type="float">
            <text:p>727.229</text:p>
          </table:table-cell>
          <table:table-cell office:value-type="float" office:value="6513.701" calcext:value-type="float">
            <text:p>6513.701</text:p>
          </table:table-cell>
          <table:table-cell office:value-type="float" office:value="3592.335" calcext:value-type="float">
            <text:p>3592.335</text:p>
          </table:table-cell>
          <table:table-cell office:value-type="float" office:value="5288.78" calcext:value-type="float">
            <text:p>5288.78</text:p>
          </table:table-cell>
          <table:table-cell office:value-type="float" office:value="3703.53" calcext:value-type="float">
            <text:p>3703.53</text:p>
          </table:table-cell>
          <table:table-cell office:value-type="float" office:value="6951.735" calcext:value-type="float">
            <text:p>6951.735</text:p>
          </table:table-cell>
          <table:table-cell office:value-type="float" office:value="767.063" calcext:value-type="float">
            <text:p>767.063</text:p>
          </table:table-cell>
          <table:table-cell office:value-type="float" office:value="6829.471" calcext:value-type="float">
            <text:p>6829.471</text:p>
          </table:table-cell>
          <table:table-cell office:value-type="float" office:value="3748.09" calcext:value-type="float">
            <text:p>3748.09</text:p>
          </table:table-cell>
          <table:table-cell office:value-type="float" office:value="25.52" calcext:value-type="float">
            <text:p>25.52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69.726" calcext:value-type="float">
            <text:p>69.726</text:p>
          </table:table-cell>
          <table:table-cell office:value-type="float" office:value="15522.286" calcext:value-type="float">
            <text:p>15522.286</text:p>
          </table:table-cell>
          <table:table-cell office:value-type="float" office:value="-114.528" calcext:value-type="float">
            <text:p>-114.528</text:p>
          </table:table-cell>
          <table:table-cell office:value-type="float" office:value="1991.381" calcext:value-type="float">
            <text:p>1991.38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6736.622" calcext:value-type="float">
            <text:p>6736.622</text:p>
          </table:table-cell>
          <table:table-cell office:value-type="float" office:value="15522.286" calcext:value-type="float">
            <text:p>15522.286</text:p>
          </table:table-cell>
          <table:table-cell office:value-type="float" office:value="-11539.523" calcext:value-type="float">
            <text:p>-11539.523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3834.102" calcext:value-type="float">
            <text:p>13834.102</text:p>
          </table:table-cell>
          <table:table-cell office:value-type="float" office:value="2581.428" calcext:value-type="float">
            <text:p>2581.428</text:p>
          </table:table-cell>
          <table:table-cell office:value-type="float" office:value="120299.27" calcext:value-type="float">
            <text:p>120299.27</text:p>
          </table:table-cell>
          <table:table-cell office:value-type="float" office:value="23291.217" calcext:value-type="float">
            <text:p>23291.217</text:p>
          </table:table-cell>
          <table:table-cell office:value-type="float" office:value="60615.887" calcext:value-type="float">
            <text:p>60615.887</text:p>
          </table:table-cell>
          <table:table-cell office:value-type="float" office:value="-32947.684" calcext:value-type="float">
            <text:p>-32947.684</text:p>
          </table:table-cell>
          <table:table-cell office:value-type="float" office:value="5088.404" calcext:value-type="float">
            <text:p>5088.404</text:p>
          </table:table-cell>
          <table:table-cell office:value-type="float" office:value="3695.687" calcext:value-type="float">
            <text:p>3695.687</text:p>
          </table:table-cell>
          <table:table-cell office:value-type="float" office:value="6366.233" calcext:value-type="float">
            <text:p>6366.233</text:p>
          </table:table-cell>
          <table:table-cell office:value-type="float" office:value="676.442" calcext:value-type="float">
            <text:p>676.442</text:p>
          </table:table-cell>
          <table:table-cell office:value-type="float" office:value="6447.077" calcext:value-type="float">
            <text:p>6447.077</text:p>
          </table:table-cell>
          <table:table-cell office:value-type="float" office:value="3729.731" calcext:value-type="float">
            <text:p>3729.731</text:p>
          </table:table-cell>
          <table:table-cell office:value-type="float" office:value="5315.782" calcext:value-type="float">
            <text:p>5315.782</text:p>
          </table:table-cell>
          <table:table-cell office:value-type="float" office:value="3838.502" calcext:value-type="float">
            <text:p>3838.502</text:p>
          </table:table-cell>
          <table:table-cell office:value-type="float" office:value="6620.952" calcext:value-type="float">
            <text:p>6620.952</text:p>
          </table:table-cell>
          <table:table-cell office:value-type="float" office:value="712.751" calcext:value-type="float">
            <text:p>712.751</text:p>
          </table:table-cell>
          <table:table-cell office:value-type="float" office:value="6747.384" calcext:value-type="float">
            <text:p>6747.384</text:p>
          </table:table-cell>
          <table:table-cell office:value-type="float" office:value="3884.179" calcext:value-type="float">
            <text:p>3884.179</text:p>
          </table:table-cell>
          <table:table-cell office:value-type="float" office:value="19.06" calcext:value-type="float">
            <text:p>19.06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54.991" calcext:value-type="float">
            <text:p>54.991</text:p>
          </table:table-cell>
          <table:table-cell office:value-type="float" office:value="10609.347" calcext:value-type="float">
            <text:p>10609.347</text:p>
          </table:table-cell>
          <table:table-cell office:value-type="float" office:value="-91.394" calcext:value-type="float">
            <text:p>-91.394</text:p>
          </table:table-cell>
          <table:table-cell office:value-type="float" office:value="1468.739" calcext:value-type="float">
            <text:p>1468.73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550.828" calcext:value-type="float">
            <text:p>4550.828</text:p>
          </table:table-cell>
          <table:table-cell office:value-type="float" office:value="10609.347" calcext:value-type="float">
            <text:p>10609.347</text:p>
          </table:table-cell>
          <table:table-cell office:value-type="float" office:value="-7671.868" calcext:value-type="float">
            <text:p>-7671.868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9797.738" calcext:value-type="float">
            <text:p>9797.738</text:p>
          </table:table-cell>
          <table:table-cell office:value-type="float" office:value="2425.321" calcext:value-type="float">
            <text:p>2425.321</text:p>
          </table:table-cell>
          <table:table-cell office:value-type="float" office:value="79454.782" calcext:value-type="float">
            <text:p>79454.782</text:p>
          </table:table-cell>
          <table:table-cell office:value-type="float" office:value="12042.862" calcext:value-type="float">
            <text:p>12042.862</text:p>
          </table:table-cell>
          <table:table-cell office:value-type="float" office:value="33986.537" calcext:value-type="float">
            <text:p>33986.537</text:p>
          </table:table-cell>
          <table:table-cell office:value-type="float" office:value="-14391.062" calcext:value-type="float">
            <text:p>-14391.062</text:p>
          </table:table-cell>
          <table:table-cell office:value-type="float" office:value="5101.88" calcext:value-type="float">
            <text:p>5101.88</text:p>
          </table:table-cell>
          <table:table-cell office:value-type="float" office:value="3786.031" calcext:value-type="float">
            <text:p>3786.031</text:p>
          </table:table-cell>
          <table:table-cell office:value-type="float" office:value="6982.23" calcext:value-type="float">
            <text:p>6982.23</text:p>
          </table:table-cell>
          <table:table-cell office:value-type="float" office:value="685.082" calcext:value-type="float">
            <text:p>685.082</text:p>
          </table:table-cell>
          <table:table-cell office:value-type="float" office:value="6477.907" calcext:value-type="float">
            <text:p>6477.907</text:p>
          </table:table-cell>
          <table:table-cell office:value-type="float" office:value="3725.854" calcext:value-type="float">
            <text:p>3725.854</text:p>
          </table:table-cell>
          <table:table-cell office:value-type="float" office:value="5337.33" calcext:value-type="float">
            <text:p>5337.33</text:p>
          </table:table-cell>
          <table:table-cell office:value-type="float" office:value="3920.486" calcext:value-type="float">
            <text:p>3920.486</text:p>
          </table:table-cell>
          <table:table-cell office:value-type="float" office:value="7281.873" calcext:value-type="float">
            <text:p>7281.873</text:p>
          </table:table-cell>
          <table:table-cell office:value-type="float" office:value="723.512" calcext:value-type="float">
            <text:p>723.512</text:p>
          </table:table-cell>
          <table:table-cell office:value-type="float" office:value="6790.545" calcext:value-type="float">
            <text:p>6790.545</text:p>
          </table:table-cell>
          <table:table-cell office:value-type="float" office:value="3884.114" calcext:value-type="float">
            <text:p>3884.114</text:p>
          </table:table-cell>
          <table:table-cell office:value-type="float" office:value="10.06" calcext:value-type="float">
            <text:p>10.06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7.621" calcext:value-type="float">
            <text:p>27.621</text:p>
          </table:table-cell>
          <table:table-cell office:value-type="float" office:value="4314.941" calcext:value-type="float">
            <text:p>4314.941</text:p>
          </table:table-cell>
          <table:table-cell office:value-type="float" office:value="-45.418" calcext:value-type="float">
            <text:p>-45.418</text:p>
          </table:table-cell>
          <table:table-cell office:value-type="float" office:value="530.248" calcext:value-type="float">
            <text:p>530.248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884.282" calcext:value-type="float">
            <text:p>1884.282</text:p>
          </table:table-cell>
          <table:table-cell office:value-type="float" office:value="4314.941" calcext:value-type="float">
            <text:p>4314.941</text:p>
          </table:table-cell>
          <table:table-cell office:value-type="float" office:value="-3254.445" calcext:value-type="float">
            <text:p>-3254.44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6494.736" calcext:value-type="float">
            <text:p>16494.736</text:p>
          </table:table-cell>
          <table:table-cell office:value-type="float" office:value="2539.067" calcext:value-type="float">
            <text:p>2539.067</text:p>
          </table:table-cell>
          <table:table-cell office:value-type="float" office:value="125008.326" calcext:value-type="float">
            <text:p>125008.326</text:p>
          </table:table-cell>
          <table:table-cell office:value-type="float" office:value="27792.388" calcext:value-type="float">
            <text:p>27792.388</text:p>
          </table:table-cell>
          <table:table-cell office:value-type="float" office:value="72317.389" calcext:value-type="float">
            <text:p>72317.389</text:p>
          </table:table-cell>
          <table:table-cell office:value-type="float" office:value="-39327.918" calcext:value-type="float">
            <text:p>-39327.918</text:p>
          </table:table-cell>
          <table:table-cell office:value-type="float" office:value="5179.592" calcext:value-type="float">
            <text:p>5179.592</text:p>
          </table:table-cell>
          <table:table-cell office:value-type="float" office:value="3552.718" calcext:value-type="float">
            <text:p>3552.718</text:p>
          </table:table-cell>
          <table:table-cell office:value-type="float" office:value="6642.689" calcext:value-type="float">
            <text:p>6642.689</text:p>
          </table:table-cell>
          <table:table-cell office:value-type="float" office:value="660.625" calcext:value-type="float">
            <text:p>660.625</text:p>
          </table:table-cell>
          <table:table-cell office:value-type="float" office:value="6506.497" calcext:value-type="float">
            <text:p>6506.497</text:p>
          </table:table-cell>
          <table:table-cell office:value-type="float" office:value="3852.687" calcext:value-type="float">
            <text:p>3852.687</text:p>
          </table:table-cell>
          <table:table-cell office:value-type="float" office:value="5414.857" calcext:value-type="float">
            <text:p>5414.857</text:p>
          </table:table-cell>
          <table:table-cell office:value-type="float" office:value="3735.112" calcext:value-type="float">
            <text:p>3735.112</text:p>
          </table:table-cell>
          <table:table-cell office:value-type="float" office:value="6934.016" calcext:value-type="float">
            <text:p>6934.016</text:p>
          </table:table-cell>
          <table:table-cell office:value-type="float" office:value="688.025" calcext:value-type="float">
            <text:p>688.025</text:p>
          </table:table-cell>
          <table:table-cell office:value-type="float" office:value="6796.797" calcext:value-type="float">
            <text:p>6796.797</text:p>
          </table:table-cell>
          <table:table-cell office:value-type="float" office:value="4032.917" calcext:value-type="float">
            <text:p>4032.917</text:p>
          </table:table-cell>
          <table:table-cell office:value-type="float" office:value="25.74" calcext:value-type="float">
            <text:p>25.74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63.513" calcext:value-type="float">
            <text:p>63.513</text:p>
          </table:table-cell>
          <table:table-cell office:value-type="float" office:value="9539.222" calcext:value-type="float">
            <text:p>9539.222</text:p>
          </table:table-cell>
          <table:table-cell office:value-type="float" office:value="-101.83" calcext:value-type="float">
            <text:p>-101.83</text:p>
          </table:table-cell>
          <table:table-cell office:value-type="float" office:value="1517.188" calcext:value-type="float">
            <text:p>1517.188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993.925" calcext:value-type="float">
            <text:p>3993.925</text:p>
          </table:table-cell>
          <table:table-cell office:value-type="float" office:value="9539.222" calcext:value-type="float">
            <text:p>9539.222</text:p>
          </table:table-cell>
          <table:table-cell office:value-type="float" office:value="-6504.847" calcext:value-type="float">
            <text:p>-6504.847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3634.558" calcext:value-type="float">
            <text:p>13634.558</text:p>
          </table:table-cell>
          <table:table-cell office:value-type="float" office:value="2723.363" calcext:value-type="float">
            <text:p>2723.363</text:p>
          </table:table-cell>
          <table:table-cell office:value-type="float" office:value="283846.444" calcext:value-type="float">
            <text:p>283846.444</text:p>
          </table:table-cell>
          <table:table-cell office:value-type="float" office:value="39047.281" calcext:value-type="float">
            <text:p>39047.281</text:p>
          </table:table-cell>
          <table:table-cell office:value-type="float" office:value="92063.33" calcext:value-type="float">
            <text:p>92063.33</text:p>
          </table:table-cell>
          <table:table-cell office:value-type="float" office:value="-64794.213" calcext:value-type="float">
            <text:p>-64794.213</text:p>
          </table:table-cell>
          <table:table-cell office:value-type="float" office:value="5132.574" calcext:value-type="float">
            <text:p>5132.574</text:p>
          </table:table-cell>
          <table:table-cell office:value-type="float" office:value="3422.189" calcext:value-type="float">
            <text:p>3422.189</text:p>
          </table:table-cell>
          <table:table-cell office:value-type="float" office:value="6444.056" calcext:value-type="float">
            <text:p>6444.056</text:p>
          </table:table-cell>
          <table:table-cell office:value-type="float" office:value="658.312" calcext:value-type="float">
            <text:p>658.312</text:p>
          </table:table-cell>
          <table:table-cell office:value-type="float" office:value="6454.832" calcext:value-type="float">
            <text:p>6454.832</text:p>
          </table:table-cell>
          <table:table-cell office:value-type="float" office:value="3810.316" calcext:value-type="float">
            <text:p>3810.316</text:p>
          </table:table-cell>
          <table:table-cell office:value-type="float" office:value="5366.007" calcext:value-type="float">
            <text:p>5366.007</text:p>
          </table:table-cell>
          <table:table-cell office:value-type="float" office:value="3571.285" calcext:value-type="float">
            <text:p>3571.285</text:p>
          </table:table-cell>
          <table:table-cell office:value-type="float" office:value="6740.307" calcext:value-type="float">
            <text:p>6740.307</text:p>
          </table:table-cell>
          <table:table-cell office:value-type="float" office:value="693.199" calcext:value-type="float">
            <text:p>693.199</text:p>
          </table:table-cell>
          <table:table-cell office:value-type="float" office:value="6758.339" calcext:value-type="float">
            <text:p>6758.339</text:p>
          </table:table-cell>
          <table:table-cell office:value-type="float" office:value="3973.676" calcext:value-type="float">
            <text:p>3973.676</text:p>
          </table:table-cell>
          <table:table-cell office:value-type="float" office:value="19.78" calcext:value-type="float">
            <text:p>19.78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94.37" calcext:value-type="float">
            <text:p>94.37</text:p>
          </table:table-cell>
          <table:table-cell office:value-type="float" office:value="20038.582" calcext:value-type="float">
            <text:p>20038.582</text:p>
          </table:table-cell>
          <table:table-cell office:value-type="float" office:value="-169.767" calcext:value-type="float">
            <text:p>-169.767</text:p>
          </table:table-cell>
          <table:table-cell office:value-type="float" office:value="1566.202" calcext:value-type="float">
            <text:p>1566.202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9196.832" calcext:value-type="float">
            <text:p>9196.832</text:p>
          </table:table-cell>
          <table:table-cell office:value-type="float" office:value="20038.582" calcext:value-type="float">
            <text:p>20038.582</text:p>
          </table:table-cell>
          <table:table-cell office:value-type="float" office:value="-16906.177" calcext:value-type="float">
            <text:p>-16906.177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5949.282" calcext:value-type="float">
            <text:p>15949.282</text:p>
          </table:table-cell>
          <table:table-cell office:value-type="float" office:value="2473.181" calcext:value-type="float">
            <text:p>2473.181</text:p>
          </table:table-cell>
          <table:table-cell office:value-type="float" office:value="305727.613" calcext:value-type="float">
            <text:p>305727.613</text:p>
          </table:table-cell>
          <table:table-cell office:value-type="float" office:value="43130.837" calcext:value-type="float">
            <text:p>43130.837</text:p>
          </table:table-cell>
          <table:table-cell office:value-type="float" office:value="102580.118" calcext:value-type="float">
            <text:p>102580.118</text:p>
          </table:table-cell>
          <table:table-cell office:value-type="float" office:value="-70681.553" calcext:value-type="float">
            <text:p>-70681.553</text:p>
          </table:table-cell>
          <table:table-cell office:value-type="float" office:value="5082.343" calcext:value-type="float">
            <text:p>5082.343</text:p>
          </table:table-cell>
          <table:table-cell office:value-type="float" office:value="3420.966" calcext:value-type="float">
            <text:p>3420.966</text:p>
          </table:table-cell>
          <table:table-cell office:value-type="float" office:value="6332.947" calcext:value-type="float">
            <text:p>6332.947</text:p>
          </table:table-cell>
          <table:table-cell office:value-type="float" office:value="662.652" calcext:value-type="float">
            <text:p>662.652</text:p>
          </table:table-cell>
          <table:table-cell office:value-type="float" office:value="6413.318" calcext:value-type="float">
            <text:p>6413.318</text:p>
          </table:table-cell>
          <table:table-cell office:value-type="float" office:value="3751.368" calcext:value-type="float">
            <text:p>3751.368</text:p>
          </table:table-cell>
          <table:table-cell office:value-type="float" office:value="5316.834" calcext:value-type="float">
            <text:p>5316.834</text:p>
          </table:table-cell>
          <table:table-cell office:value-type="float" office:value="3531.261" calcext:value-type="float">
            <text:p>3531.261</text:p>
          </table:table-cell>
          <table:table-cell office:value-type="float" office:value="6606.134" calcext:value-type="float">
            <text:p>6606.134</text:p>
          </table:table-cell>
          <table:table-cell office:value-type="float" office:value="697.843" calcext:value-type="float">
            <text:p>697.843</text:p>
          </table:table-cell>
          <table:table-cell office:value-type="float" office:value="6718.493" calcext:value-type="float">
            <text:p>6718.493</text:p>
          </table:table-cell>
          <table:table-cell office:value-type="float" office:value="3915.175" calcext:value-type="float">
            <text:p>3915.175</text:p>
          </table:table-cell>
          <table:table-cell office:value-type="float" office:value="22.82" calcext:value-type="float">
            <text:p>22.82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104.595" calcext:value-type="float">
            <text:p>104.595</text:p>
          </table:table-cell>
          <table:table-cell office:value-type="float" office:value="22823.686" calcext:value-type="float">
            <text:p>22823.686</text:p>
          </table:table-cell>
          <table:table-cell office:value-type="float" office:value="-187.265" calcext:value-type="float">
            <text:p>-187.265</text:p>
          </table:table-cell>
          <table:table-cell office:value-type="float" office:value="1955.114" calcext:value-type="float">
            <text:p>1955.114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10389.822" calcext:value-type="float">
            <text:p>10389.822</text:p>
          </table:table-cell>
          <table:table-cell office:value-type="float" office:value="22823.686" calcext:value-type="float">
            <text:p>22823.686</text:p>
          </table:table-cell>
          <table:table-cell office:value-type="float" office:value="-18913.459" calcext:value-type="float">
            <text:p>-18913.459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23998.157" calcext:value-type="float">
            <text:p>23998.157</text:p>
          </table:table-cell>
          <table:table-cell office:value-type="float" office:value="2437.855" calcext:value-type="float">
            <text:p>2437.855</text:p>
          </table:table-cell>
          <table:table-cell office:value-type="float" office:value="670455.474" calcext:value-type="float">
            <text:p>670455.474</text:p>
          </table:table-cell>
          <table:table-cell office:value-type="float" office:value="92829.749" calcext:value-type="float">
            <text:p>92829.749</text:p>
          </table:table-cell>
          <table:table-cell office:value-type="float" office:value="210452.196" calcext:value-type="float">
            <text:p>210452.196</text:p>
          </table:table-cell>
          <table:table-cell office:value-type="float" office:value="-162455.882" calcext:value-type="float">
            <text:p>-162455.882</text:p>
          </table:table-cell>
          <table:table-cell office:value-type="float" office:value="5144.95" calcext:value-type="float">
            <text:p>5144.95</text:p>
          </table:table-cell>
          <table:table-cell office:value-type="float" office:value="3669.635" calcext:value-type="float">
            <text:p>3669.635</text:p>
          </table:table-cell>
          <table:table-cell office:value-type="float" office:value="6589.666" calcext:value-type="float">
            <text:p>6589.666</text:p>
          </table:table-cell>
          <table:table-cell office:value-type="float" office:value="685.52" calcext:value-type="float">
            <text:p>685.52</text:p>
          </table:table-cell>
          <table:table-cell office:value-type="float" office:value="6521.858" calcext:value-type="float">
            <text:p>6521.858</text:p>
          </table:table-cell>
          <table:table-cell office:value-type="float" office:value="3768.043" calcext:value-type="float">
            <text:p>3768.043</text:p>
          </table:table-cell>
          <table:table-cell office:value-type="float" office:value="5384.879" calcext:value-type="float">
            <text:p>5384.879</text:p>
          </table:table-cell>
          <table:table-cell office:value-type="float" office:value="3857.609" calcext:value-type="float">
            <text:p>3857.609</text:p>
          </table:table-cell>
          <table:table-cell office:value-type="float" office:value="6936.365" calcext:value-type="float">
            <text:p>6936.365</text:p>
          </table:table-cell>
          <table:table-cell office:value-type="float" office:value="724.472" calcext:value-type="float">
            <text:p>724.472</text:p>
          </table:table-cell>
          <table:table-cell office:value-type="float" office:value="6840.024" calcext:value-type="float">
            <text:p>6840.024</text:p>
          </table:table-cell>
          <table:table-cell office:value-type="float" office:value="3929.734" calcext:value-type="float">
            <text:p>3929.734</text:p>
          </table:table-cell>
          <table:table-cell office:value-type="float" office:value="43.02" calcext:value-type="float">
            <text:p>43.02</text:p>
          </table:table-cell>
          <table:table-cell office:value-type="float" office:value="1" calcext:value-type="float">
            <text:p>1</text:p>
          </table:table-cell>
          <table:table-cell office:value-type="float" office:value="1626" calcext:value-type="float">
            <text:p>1626</text:p>
          </table:table-cell>
          <table:table-cell office:value-type="float" office:value="227.192" calcext:value-type="float">
            <text:p>227.192</text:p>
          </table:table-cell>
          <table:table-cell office:value-type="float" office:value="47736.484" calcext:value-type="float">
            <text:p>47736.484</text:p>
          </table:table-cell>
          <table:table-cell office:value-type="float" office:value="-413.309" calcext:value-type="float">
            <text:p>-413.309</text:p>
          </table:table-cell>
          <table:table-cell office:value-type="float" office:value="3643.514" calcext:value-type="float">
            <text:p>3643.514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 office:value-type="float" office:value="21952.538" calcext:value-type="float">
            <text:p>21952.538</text:p>
          </table:table-cell>
          <table:table-cell office:value-type="float" office:value="47736.484" calcext:value-type="float">
            <text:p>47736.484</text:p>
          </table:table-cell>
          <table:table-cell office:value-type="float" office:value="-40449.455" calcext:value-type="float">
            <text:p>-40449.45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6286.007" calcext:value-type="float">
            <text:p>16286.007</text:p>
          </table:table-cell>
          <table:table-cell office:value-type="float" office:value="2557.047" calcext:value-type="float">
            <text:p>2557.047</text:p>
          </table:table-cell>
          <table:table-cell office:value-type="float" office:value="234563.551" calcext:value-type="float">
            <text:p>234563.551</text:p>
          </table:table-cell>
          <table:table-cell office:value-type="float" office:value="41095.075" calcext:value-type="float">
            <text:p>41095.075</text:p>
          </table:table-cell>
          <table:table-cell office:value-type="float" office:value="98827.895" calcext:value-type="float">
            <text:p>98827.895</text:p>
          </table:table-cell>
          <table:table-cell office:value-type="float" office:value="-66255.88" calcext:value-type="float">
            <text:p>-66255.88</text:p>
          </table:table-cell>
          <table:table-cell office:value-type="float" office:value="5156.844" calcext:value-type="float">
            <text:p>5156.844</text:p>
          </table:table-cell>
          <table:table-cell office:value-type="float" office:value="3700.058" calcext:value-type="float">
            <text:p>3700.058</text:p>
          </table:table-cell>
          <table:table-cell office:value-type="float" office:value="6260.923" calcext:value-type="float">
            <text:p>6260.923</text:p>
          </table:table-cell>
          <table:table-cell office:value-type="float" office:value="618.992" calcext:value-type="float">
            <text:p>618.992</text:p>
          </table:table-cell>
          <table:table-cell office:value-type="float" office:value="6400.127" calcext:value-type="float">
            <text:p>6400.127</text:p>
          </table:table-cell>
          <table:table-cell office:value-type="float" office:value="3913.561" calcext:value-type="float">
            <text:p>3913.561</text:p>
          </table:table-cell>
          <table:table-cell office:value-type="float" office:value="5394.722" calcext:value-type="float">
            <text:p>5394.722</text:p>
          </table:table-cell>
          <table:table-cell office:value-type="float" office:value="3826.668" calcext:value-type="float">
            <text:p>3826.668</text:p>
          </table:table-cell>
          <table:table-cell office:value-type="float" office:value="6582.219" calcext:value-type="float">
            <text:p>6582.219</text:p>
          </table:table-cell>
          <table:table-cell office:value-type="float" office:value="649.616" calcext:value-type="float">
            <text:p>649.616</text:p>
          </table:table-cell>
          <table:table-cell office:value-type="float" office:value="6699.514" calcext:value-type="float">
            <text:p>6699.514</text:p>
          </table:table-cell>
          <table:table-cell office:value-type="float" office:value="4089.93" calcext:value-type="float">
            <text:p>4089.93</text:p>
          </table:table-cell>
          <table:table-cell office:value-type="float" office:value="26.36" calcext:value-type="float">
            <text:p>26.36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97.752" calcext:value-type="float">
            <text:p>97.752</text:p>
          </table:table-cell>
          <table:table-cell office:value-type="float" office:value="20233.262" calcext:value-type="float">
            <text:p>20233.262</text:p>
          </table:table-cell>
          <table:table-cell office:value-type="float" office:value="-169.98" calcext:value-type="float">
            <text:p>-169.98</text:p>
          </table:table-cell>
          <table:table-cell office:value-type="float" office:value="2051.32" calcext:value-type="float">
            <text:p>2051.32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9052.231" calcext:value-type="float">
            <text:p>9052.231</text:p>
          </table:table-cell>
          <table:table-cell office:value-type="float" office:value="20233.262" calcext:value-type="float">
            <text:p>20233.262</text:p>
          </table:table-cell>
          <table:table-cell office:value-type="float" office:value="-16130.622" calcext:value-type="float">
            <text:p>-16130.622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8256.54" calcext:value-type="float">
            <text:p>8256.54</text:p>
          </table:table-cell>
          <table:table-cell office:value-type="float" office:value="2411.046" calcext:value-type="float">
            <text:p>2411.046</text:p>
          </table:table-cell>
          <table:table-cell office:value-type="float" office:value="34777.709" calcext:value-type="float">
            <text:p>34777.709</text:p>
          </table:table-cell>
          <table:table-cell office:value-type="float" office:value="7449.405" calcext:value-type="float">
            <text:p>7449.405</text:p>
          </table:table-cell>
          <table:table-cell office:value-type="float" office:value="23219.111" calcext:value-type="float">
            <text:p>23219.111</text:p>
          </table:table-cell>
          <table:table-cell office:value-type="float" office:value="-6706.031" calcext:value-type="float">
            <text:p>-6706.031</text:p>
          </table:table-cell>
          <table:table-cell office:value-type="float" office:value="5135.393" calcext:value-type="float">
            <text:p>5135.393</text:p>
          </table:table-cell>
          <table:table-cell office:value-type="float" office:value="3487.641" calcext:value-type="float">
            <text:p>3487.641</text:p>
          </table:table-cell>
          <table:table-cell office:value-type="float" office:value="6571.961" calcext:value-type="float">
            <text:p>6571.961</text:p>
          </table:table-cell>
          <table:table-cell office:value-type="float" office:value="633.299" calcext:value-type="float">
            <text:p>633.299</text:p>
          </table:table-cell>
          <table:table-cell office:value-type="float" office:value="6407.41" calcext:value-type="float">
            <text:p>6407.41</text:p>
          </table:table-cell>
          <table:table-cell office:value-type="float" office:value="3863.375" calcext:value-type="float">
            <text:p>3863.375</text:p>
          </table:table-cell>
          <table:table-cell office:value-type="float" office:value="5369.062" calcext:value-type="float">
            <text:p>5369.062</text:p>
          </table:table-cell>
          <table:table-cell office:value-type="float" office:value="3639.252" calcext:value-type="float">
            <text:p>3639.252</text:p>
          </table:table-cell>
          <table:table-cell office:value-type="float" office:value="6875.697" calcext:value-type="float">
            <text:p>6875.697</text:p>
          </table:table-cell>
          <table:table-cell office:value-type="float" office:value="667.257" calcext:value-type="float">
            <text:p>667.257</text:p>
          </table:table-cell>
          <table:table-cell office:value-type="float" office:value="6709.287" calcext:value-type="float">
            <text:p>6709.287</text:p>
          </table:table-cell>
          <table:table-cell office:value-type="float" office:value="4028.836" calcext:value-type="float">
            <text:p>4028.836</text:p>
          </table:table-cell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6.192" calcext:value-type="float">
            <text:p>16.192</text:p>
          </table:table-cell>
          <table:table-cell office:value-type="float" office:value="2249.38" calcext:value-type="float">
            <text:p>2249.38</text:p>
          </table:table-cell>
          <table:table-cell office:value-type="float" office:value="-25.263" calcext:value-type="float">
            <text:p>-25.263</text:p>
          </table:table-cell>
          <table:table-cell office:value-type="float" office:value="315.145" calcext:value-type="float">
            <text:p>315.14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62.996" calcext:value-type="float">
            <text:p>962.996</text:p>
          </table:table-cell>
          <table:table-cell office:value-type="float" office:value="2249.38" calcext:value-type="float">
            <text:p>2249.38</text:p>
          </table:table-cell>
          <table:table-cell office:value-type="float" office:value="-1619.09" calcext:value-type="float">
            <text:p>-1619.09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1961.046" calcext:value-type="float">
            <text:p>11961.046</text:p>
          </table:table-cell>
          <table:table-cell office:value-type="float" office:value="2466.634" calcext:value-type="float">
            <text:p>2466.634</text:p>
          </table:table-cell>
          <table:table-cell office:value-type="float" office:value="126542.105" calcext:value-type="float">
            <text:p>126542.105</text:p>
          </table:table-cell>
          <table:table-cell office:value-type="float" office:value="19377.151" calcext:value-type="float">
            <text:p>19377.151</text:p>
          </table:table-cell>
          <table:table-cell office:value-type="float" office:value="50881.201" calcext:value-type="float">
            <text:p>50881.201</text:p>
          </table:table-cell>
          <table:table-cell office:value-type="float" office:value="-26959.108" calcext:value-type="float">
            <text:p>-26959.108</text:p>
          </table:table-cell>
          <table:table-cell office:value-type="float" office:value="5156.96" calcext:value-type="float">
            <text:p>5156.96</text:p>
          </table:table-cell>
          <table:table-cell office:value-type="float" office:value="3563.282" calcext:value-type="float">
            <text:p>3563.282</text:p>
          </table:table-cell>
          <table:table-cell office:value-type="float" office:value="6449.783" calcext:value-type="float">
            <text:p>6449.783</text:p>
          </table:table-cell>
          <table:table-cell office:value-type="float" office:value="622.749" calcext:value-type="float">
            <text:p>622.749</text:p>
          </table:table-cell>
          <table:table-cell office:value-type="float" office:value="6407.788" calcext:value-type="float">
            <text:p>6407.788</text:p>
          </table:table-cell>
          <table:table-cell office:value-type="float" office:value="3906.131" calcext:value-type="float">
            <text:p>3906.131</text:p>
          </table:table-cell>
          <table:table-cell office:value-type="float" office:value="5389.164" calcext:value-type="float">
            <text:p>5389.164</text:p>
          </table:table-cell>
          <table:table-cell office:value-type="float" office:value="3688.822" calcext:value-type="float">
            <text:p>3688.822</text:p>
          </table:table-cell>
          <table:table-cell office:value-type="float" office:value="6764.482" calcext:value-type="float">
            <text:p>6764.482</text:p>
          </table:table-cell>
          <table:table-cell office:value-type="float" office:value="655.369" calcext:value-type="float">
            <text:p>655.369</text:p>
          </table:table-cell>
          <table:table-cell office:value-type="float" office:value="6705.512" calcext:value-type="float">
            <text:p>6705.512</text:p>
          </table:table-cell>
          <table:table-cell office:value-type="float" office:value="4072.816" calcext:value-type="float">
            <text:p>4072.816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46.117" calcext:value-type="float">
            <text:p>46.117</text:p>
          </table:table-cell>
          <table:table-cell office:value-type="float" office:value="10304.055" calcext:value-type="float">
            <text:p>10304.055</text:p>
          </table:table-cell>
          <table:table-cell office:value-type="float" office:value="-76.729" calcext:value-type="float">
            <text:p>-76.729</text:p>
          </table:table-cell>
          <table:table-cell office:value-type="float" office:value="1136.033" calcext:value-type="float">
            <text:p>1136.03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564.477" calcext:value-type="float">
            <text:p>4564.477</text:p>
          </table:table-cell>
          <table:table-cell office:value-type="float" office:value="10304.055" calcext:value-type="float">
            <text:p>10304.055</text:p>
          </table:table-cell>
          <table:table-cell office:value-type="float" office:value="-8031.989" calcext:value-type="float">
            <text:p>-8031.989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6328.011" calcext:value-type="float">
            <text:p>16328.011</text:p>
          </table:table-cell>
          <table:table-cell office:value-type="float" office:value="2406.26" calcext:value-type="float">
            <text:p>2406.26</text:p>
          </table:table-cell>
          <table:table-cell office:value-type="float" office:value="165291.87" calcext:value-type="float">
            <text:p>165291.87</text:p>
          </table:table-cell>
          <table:table-cell office:value-type="float" office:value="26347.414" calcext:value-type="float">
            <text:p>26347.414</text:p>
          </table:table-cell>
          <table:table-cell office:value-type="float" office:value="69248.349" calcext:value-type="float">
            <text:p>69248.349</text:p>
          </table:table-cell>
          <table:table-cell office:value-type="float" office:value="-36592.327" calcext:value-type="float">
            <text:p>-36592.327</text:p>
          </table:table-cell>
          <table:table-cell office:value-type="float" office:value="5204.163" calcext:value-type="float">
            <text:p>5204.163</text:p>
          </table:table-cell>
          <table:table-cell office:value-type="float" office:value="3992.557" calcext:value-type="float">
            <text:p>3992.557</text:p>
          </table:table-cell>
          <table:table-cell office:value-type="float" office:value="6505.973" calcext:value-type="float">
            <text:p>6505.973</text:p>
          </table:table-cell>
          <table:table-cell office:value-type="float" office:value="592.541" calcext:value-type="float">
            <text:p>592.541</text:p>
          </table:table-cell>
          <table:table-cell office:value-type="float" office:value="6394.317" calcext:value-type="float">
            <text:p>6394.317</text:p>
          </table:table-cell>
          <table:table-cell office:value-type="float" office:value="4014.009" calcext:value-type="float">
            <text:p>4014.009</text:p>
          </table:table-cell>
          <table:table-cell office:value-type="float" office:value="5446.751" calcext:value-type="float">
            <text:p>5446.751</text:p>
          </table:table-cell>
          <table:table-cell office:value-type="float" office:value="4178.055" calcext:value-type="float">
            <text:p>4178.055</text:p>
          </table:table-cell>
          <table:table-cell office:value-type="float" office:value="6796.543" calcext:value-type="float">
            <text:p>6796.543</text:p>
          </table:table-cell>
          <table:table-cell office:value-type="float" office:value="623.045" calcext:value-type="float">
            <text:p>623.045</text:p>
          </table:table-cell>
          <table:table-cell office:value-type="float" office:value="6698.173" calcext:value-type="float">
            <text:p>6698.173</text:p>
          </table:table-cell>
          <table:table-cell office:value-type="float" office:value="4195.329" calcext:value-type="float">
            <text:p>4195.329</text:p>
          </table:table-cell>
          <table:table-cell office:value-type="float" office:value="26.28" calcext:value-type="float">
            <text:p>26.28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63.208" calcext:value-type="float">
            <text:p>63.208</text:p>
          </table:table-cell>
          <table:table-cell office:value-type="float" office:value="13932.869" calcext:value-type="float">
            <text:p>13932.869</text:p>
          </table:table-cell>
          <table:table-cell office:value-type="float" office:value="-100.677" calcext:value-type="float">
            <text:p>-100.677</text:p>
          </table:table-cell>
          <table:table-cell office:value-type="float" office:value="2036.253" calcext:value-type="float">
            <text:p>2036.253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5922.96" calcext:value-type="float">
            <text:p>5922.96</text:p>
          </table:table-cell>
          <table:table-cell office:value-type="float" office:value="13932.869" calcext:value-type="float">
            <text:p>13932.869</text:p>
          </table:table-cell>
          <table:table-cell office:value-type="float" office:value="-9860.362" calcext:value-type="float">
            <text:p>-9860.362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5616.543" calcext:value-type="float">
            <text:p>15616.543</text:p>
          </table:table-cell>
          <table:table-cell office:value-type="float" office:value="2482.127" calcext:value-type="float">
            <text:p>2482.127</text:p>
          </table:table-cell>
          <table:table-cell office:value-type="float" office:value="105722.57" calcext:value-type="float">
            <text:p>105722.57</text:p>
          </table:table-cell>
          <table:table-cell office:value-type="float" office:value="22703.257" calcext:value-type="float">
            <text:p>22703.257</text:p>
          </table:table-cell>
          <table:table-cell office:value-type="float" office:value="61217.376" calcext:value-type="float">
            <text:p>61217.376</text:p>
          </table:table-cell>
          <table:table-cell office:value-type="float" office:value="-29984.29" calcext:value-type="float">
            <text:p>-29984.29</text:p>
          </table:table-cell>
          <table:table-cell office:value-type="float" office:value="5246.009" calcext:value-type="float">
            <text:p>5246.009</text:p>
          </table:table-cell>
          <table:table-cell office:value-type="float" office:value="3972.641" calcext:value-type="float">
            <text:p>3972.641</text:p>
          </table:table-cell>
          <table:table-cell office:value-type="float" office:value="7233.114" calcext:value-type="float">
            <text:p>7233.114</text:p>
          </table:table-cell>
          <table:table-cell office:value-type="float" office:value="650.774" calcext:value-type="float">
            <text:p>650.774</text:p>
          </table:table-cell>
          <table:table-cell office:value-type="float" office:value="6553.127" calcext:value-type="float">
            <text:p>6553.127</text:p>
          </table:table-cell>
          <table:table-cell office:value-type="float" office:value="3938.89" calcext:value-type="float">
            <text:p>3938.89</text:p>
          </table:table-cell>
          <table:table-cell office:value-type="float" office:value="5487.996" calcext:value-type="float">
            <text:p>5487.996</text:p>
          </table:table-cell>
          <table:table-cell office:value-type="float" office:value="4108.086" calcext:value-type="float">
            <text:p>4108.086</text:p>
          </table:table-cell>
          <table:table-cell office:value-type="float" office:value="7605.355" calcext:value-type="float">
            <text:p>7605.355</text:p>
          </table:table-cell>
          <table:table-cell office:value-type="float" office:value="690.548" calcext:value-type="float">
            <text:p>690.548</text:p>
          </table:table-cell>
          <table:table-cell office:value-type="float" office:value="6875.004" calcext:value-type="float">
            <text:p>6875.004</text:p>
          </table:table-cell>
          <table:table-cell office:value-type="float" office:value="4100.989" calcext:value-type="float">
            <text:p>4100.989</text:p>
          </table:table-cell>
          <table:table-cell office:value-type="float" office:value="20.78" calcext:value-type="float">
            <text:p>20.78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52.692" calcext:value-type="float">
            <text:p>52.692</text:p>
          </table:table-cell>
          <table:table-cell office:value-type="float" office:value="7489.838" calcext:value-type="float">
            <text:p>7489.838</text:p>
          </table:table-cell>
          <table:table-cell office:value-type="float" office:value="-85.056" calcext:value-type="float">
            <text:p>-85.056</text:p>
          </table:table-cell>
          <table:table-cell office:value-type="float" office:value="943.409" calcext:value-type="float">
            <text:p>943.40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3259.266" calcext:value-type="float">
            <text:p>3259.266</text:p>
          </table:table-cell>
          <table:table-cell office:value-type="float" office:value="7489.838" calcext:value-type="float">
            <text:p>7489.838</text:p>
          </table:table-cell>
          <table:table-cell office:value-type="float" office:value="-5603.02" calcext:value-type="float">
            <text:p>-5603.02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1329.027" calcext:value-type="float">
            <text:p>11329.027</text:p>
          </table:table-cell>
          <table:table-cell office:value-type="float" office:value="2478.659" calcext:value-type="float">
            <text:p>2478.659</text:p>
          </table:table-cell>
          <table:table-cell office:value-type="float" office:value="108431.604" calcext:value-type="float">
            <text:p>108431.604</text:p>
          </table:table-cell>
          <table:table-cell office:value-type="float" office:value="17115.707" calcext:value-type="float">
            <text:p>17115.707</text:p>
          </table:table-cell>
          <table:table-cell office:value-type="float" office:value="45706.935" calcext:value-type="float">
            <text:p>45706.935</text:p>
          </table:table-cell>
          <table:table-cell office:value-type="float" office:value="-23048.882" calcext:value-type="float">
            <text:p>-23048.882</text:p>
          </table:table-cell>
          <table:table-cell office:value-type="float" office:value="5210.639" calcext:value-type="float">
            <text:p>5210.639</text:p>
          </table:table-cell>
          <table:table-cell office:value-type="float" office:value="3783.715" calcext:value-type="float">
            <text:p>3783.715</text:p>
          </table:table-cell>
          <table:table-cell office:value-type="float" office:value="6637.353" calcext:value-type="float">
            <text:p>6637.353</text:p>
          </table:table-cell>
          <table:table-cell office:value-type="float" office:value="644.759" calcext:value-type="float">
            <text:p>644.759</text:p>
          </table:table-cell>
          <table:table-cell office:value-type="float" office:value="6505.677" calcext:value-type="float">
            <text:p>6505.677</text:p>
          </table:table-cell>
          <table:table-cell office:value-type="float" office:value="3915.602" calcext:value-type="float">
            <text:p>3915.602</text:p>
          </table:table-cell>
          <table:table-cell office:value-type="float" office:value="5449.104" calcext:value-type="float">
            <text:p>5449.104</text:p>
          </table:table-cell>
          <table:table-cell office:value-type="float" office:value="3963.415" calcext:value-type="float">
            <text:p>3963.415</text:p>
          </table:table-cell>
          <table:table-cell office:value-type="float" office:value="6946.53" calcext:value-type="float">
            <text:p>6946.53</text:p>
          </table:table-cell>
          <table:table-cell office:value-type="float" office:value="676.946" calcext:value-type="float">
            <text:p>676.946</text:p>
          </table:table-cell>
          <table:table-cell office:value-type="float" office:value="6808.79" calcext:value-type="float">
            <text:p>6808.79</text:p>
          </table:table-cell>
          <table:table-cell office:value-type="float" office:value="4089.418" calcext:value-type="float">
            <text:p>4089.418</text:p>
          </table:table-cell>
          <table:table-cell office:value-type="float" office:value="13.66" calcext:value-type="float">
            <text:p>13.6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40.764" calcext:value-type="float">
            <text:p>40.764</text:p>
          </table:table-cell>
          <table:table-cell office:value-type="float" office:value="9030.597" calcext:value-type="float">
            <text:p>9030.597</text:p>
          </table:table-cell>
          <table:table-cell office:value-type="float" office:value="-68.216" calcext:value-type="float">
            <text:p>-68.216</text:p>
          </table:table-cell>
          <table:table-cell office:value-type="float" office:value="1029.118" calcext:value-type="float">
            <text:p>1029.11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983.691" calcext:value-type="float">
            <text:p>3983.691</text:p>
          </table:table-cell>
          <table:table-cell office:value-type="float" office:value="9030.597" calcext:value-type="float">
            <text:p>9030.597</text:p>
          </table:table-cell>
          <table:table-cell office:value-type="float" office:value="-6972.361" calcext:value-type="float">
            <text:p>-6972.361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8090.187" calcext:value-type="float">
            <text:p>8090.187</text:p>
          </table:table-cell>
          <table:table-cell office:value-type="float" office:value="2448.047" calcext:value-type="float">
            <text:p>2448.047</text:p>
          </table:table-cell>
          <table:table-cell office:value-type="float" office:value="30658.988" calcext:value-type="float">
            <text:p>30658.988</text:p>
          </table:table-cell>
          <table:table-cell office:value-type="float" office:value="6302.383" calcext:value-type="float">
            <text:p>6302.383</text:p>
          </table:table-cell>
          <table:table-cell office:value-type="float" office:value="20748.896" calcext:value-type="float">
            <text:p>20748.896</text:p>
          </table:table-cell>
          <table:table-cell office:value-type="float" office:value="-4568.522" calcext:value-type="float">
            <text:p>-4568.522</text:p>
          </table:table-cell>
          <table:table-cell office:value-type="float" office:value="5184.833" calcext:value-type="float">
            <text:p>5184.833</text:p>
          </table:table-cell>
          <table:table-cell office:value-type="float" office:value="3783.029" calcext:value-type="float">
            <text:p>3783.029</text:p>
          </table:table-cell>
          <table:table-cell office:value-type="float" office:value="6372.772" calcext:value-type="float">
            <text:p>6372.772</text:p>
          </table:table-cell>
          <table:table-cell office:value-type="float" office:value="605.482" calcext:value-type="float">
            <text:p>605.482</text:p>
          </table:table-cell>
          <table:table-cell office:value-type="float" office:value="6400.98" calcext:value-type="float">
            <text:p>6400.98</text:p>
          </table:table-cell>
          <table:table-cell office:value-type="float" office:value="3968.685" calcext:value-type="float">
            <text:p>3968.685</text:p>
          </table:table-cell>
          <table:table-cell office:value-type="float" office:value="5425.287" calcext:value-type="float">
            <text:p>5425.287</text:p>
          </table:table-cell>
          <table:table-cell office:value-type="float" office:value="3941.323" calcext:value-type="float">
            <text:p>3941.323</text:p>
          </table:table-cell>
          <table:table-cell office:value-type="float" office:value="6666.235" calcext:value-type="float">
            <text:p>6666.235</text:p>
          </table:table-cell>
          <table:table-cell office:value-type="float" office:value="636.848" calcext:value-type="float">
            <text:p>636.848</text:p>
          </table:table-cell>
          <table:table-cell office:value-type="float" office:value="6704.433" calcext:value-type="float">
            <text:p>6704.433</text:p>
          </table:table-cell>
          <table:table-cell office:value-type="float" office:value="4146.141" calcext:value-type="float">
            <text:p>4146.141</text:p>
          </table:table-cell>
          <table:table-cell office:value-type="float" office:value="5.54" calcext:value-type="float">
            <text:p>5.5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1.04" calcext:value-type="float">
            <text:p>11.04</text:p>
          </table:table-cell>
          <table:table-cell office:value-type="float" office:value="1509.833" calcext:value-type="float">
            <text:p>1509.833</text:p>
          </table:table-cell>
          <table:table-cell office:value-type="float" office:value="-16.635" calcext:value-type="float">
            <text:p>-16.635</text:p>
          </table:table-cell>
          <table:table-cell office:value-type="float" office:value="177.164" calcext:value-type="float">
            <text:p>177.16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63.495" calcext:value-type="float">
            <text:p>663.495</text:p>
          </table:table-cell>
          <table:table-cell office:value-type="float" office:value="1509.833" calcext:value-type="float">
            <text:p>1509.833</text:p>
          </table:table-cell>
          <table:table-cell office:value-type="float" office:value="-1155.504" calcext:value-type="float">
            <text:p>-1155.504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0803.924" calcext:value-type="float">
            <text:p>10803.924</text:p>
          </table:table-cell>
          <table:table-cell office:value-type="float" office:value="2540.239" calcext:value-type="float">
            <text:p>2540.239</text:p>
          </table:table-cell>
          <table:table-cell office:value-type="float" office:value="72252.465" calcext:value-type="float">
            <text:p>72252.465</text:p>
          </table:table-cell>
          <table:table-cell office:value-type="float" office:value="12824.98" calcext:value-type="float">
            <text:p>12824.98</text:p>
          </table:table-cell>
          <table:table-cell office:value-type="float" office:value="36563.655" calcext:value-type="float">
            <text:p>36563.655</text:p>
          </table:table-cell>
          <table:table-cell office:value-type="float" office:value="-14955.807" calcext:value-type="float">
            <text:p>-14955.807</text:p>
          </table:table-cell>
          <table:table-cell office:value-type="float" office:value="5187.556" calcext:value-type="float">
            <text:p>5187.556</text:p>
          </table:table-cell>
          <table:table-cell office:value-type="float" office:value="3959.533" calcext:value-type="float">
            <text:p>3959.533</text:p>
          </table:table-cell>
          <table:table-cell office:value-type="float" office:value="6430.866" calcext:value-type="float">
            <text:p>6430.866</text:p>
          </table:table-cell>
          <table:table-cell office:value-type="float" office:value="623.016" calcext:value-type="float">
            <text:p>623.016</text:p>
          </table:table-cell>
          <table:table-cell office:value-type="float" office:value="6438.921" calcext:value-type="float">
            <text:p>6438.921</text:p>
          </table:table-cell>
          <table:table-cell office:value-type="float" office:value="3936.191" calcext:value-type="float">
            <text:p>3936.191</text:p>
          </table:table-cell>
          <table:table-cell office:value-type="float" office:value="5428.749" calcext:value-type="float">
            <text:p>5428.749</text:p>
          </table:table-cell>
          <table:table-cell office:value-type="float" office:value="4127.821" calcext:value-type="float">
            <text:p>4127.821</text:p>
          </table:table-cell>
          <table:table-cell office:value-type="float" office:value="6746.653" calcext:value-type="float">
            <text:p>6746.653</text:p>
          </table:table-cell>
          <table:table-cell office:value-type="float" office:value="654.07" calcext:value-type="float">
            <text:p>654.07</text:p>
          </table:table-cell>
          <table:table-cell office:value-type="float" office:value="6742.488" calcext:value-type="float">
            <text:p>6742.488</text:p>
          </table:table-cell>
          <table:table-cell office:value-type="float" office:value="4115.011" calcext:value-type="float">
            <text:p>4115.011</text:p>
          </table:table-cell>
          <table:table-cell office:value-type="float" office:value="14.42" calcext:value-type="float">
            <text:p>14.42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0.147" calcext:value-type="float">
            <text:p>30.147</text:p>
          </table:table-cell>
          <table:table-cell office:value-type="float" office:value="6209.719" calcext:value-type="float">
            <text:p>6209.719</text:p>
          </table:table-cell>
          <table:table-cell office:value-type="float" office:value="-46.132" calcext:value-type="float">
            <text:p>-46.132</text:p>
          </table:table-cell>
          <table:table-cell office:value-type="float" office:value="920.452" calcext:value-type="float">
            <text:p>920.45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633.364" calcext:value-type="float">
            <text:p>2633.364</text:p>
          </table:table-cell>
          <table:table-cell office:value-type="float" office:value="6209.719" calcext:value-type="float">
            <text:p>6209.719</text:p>
          </table:table-cell>
          <table:table-cell office:value-type="float" office:value="-4368.815" calcext:value-type="float">
            <text:p>-4368.815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47605.866" calcext:value-type="float">
            <text:p>47605.866</text:p>
          </table:table-cell>
          <table:table-cell office:value-type="float" office:value="2534.401" calcext:value-type="float">
            <text:p>2534.401</text:p>
          </table:table-cell>
          <table:table-cell office:value-type="float" office:value="720841.878" calcext:value-type="float">
            <text:p>720841.878</text:p>
          </table:table-cell>
          <table:table-cell office:value-type="float" office:value="130773.098" calcext:value-type="float">
            <text:p>130773.098</text:p>
          </table:table-cell>
          <table:table-cell office:value-type="float" office:value="310271.363" calcext:value-type="float">
            <text:p>310271.363</text:p>
          </table:table-cell>
          <table:table-cell office:value-type="float" office:value="-215059.632" calcext:value-type="float">
            <text:p>-215059.632</text:p>
          </table:table-cell>
          <table:table-cell office:value-type="float" office:value="5216.554" calcext:value-type="float">
            <text:p>5216.554</text:p>
          </table:table-cell>
          <table:table-cell office:value-type="float" office:value="3919.957" calcext:value-type="float">
            <text:p>3919.957</text:p>
          </table:table-cell>
          <table:table-cell office:value-type="float" office:value="6454.911" calcext:value-type="float">
            <text:p>6454.911</text:p>
          </table:table-cell>
          <table:table-cell office:value-type="float" office:value="626.997" calcext:value-type="float">
            <text:p>626.997</text:p>
          </table:table-cell>
          <table:table-cell office:value-type="float" office:value="6475.913" calcext:value-type="float">
            <text:p>6475.913</text:p>
          </table:table-cell>
          <table:table-cell office:value-type="float" office:value="3957.194" calcext:value-type="float">
            <text:p>3957.194</text:p>
          </table:table-cell>
          <table:table-cell office:value-type="float" office:value="5456.783" calcext:value-type="float">
            <text:p>5456.783</text:p>
          </table:table-cell>
          <table:table-cell office:value-type="float" office:value="4052.578" calcext:value-type="float">
            <text:p>4052.578</text:p>
          </table:table-cell>
          <table:table-cell office:value-type="float" office:value="6748.647" calcext:value-type="float">
            <text:p>6748.647</text:p>
          </table:table-cell>
          <table:table-cell office:value-type="float" office:value="659.597" calcext:value-type="float">
            <text:p>659.597</text:p>
          </table:table-cell>
          <table:table-cell office:value-type="float" office:value="6781.622" calcext:value-type="float">
            <text:p>6781.622</text:p>
          </table:table-cell>
          <table:table-cell office:value-type="float" office:value="4131.943" calcext:value-type="float">
            <text:p>4131.943</text:p>
          </table:table-cell>
          <table:table-cell office:value-type="float" office:value="101.8" calcext:value-type="float">
            <text:p>101.8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318.968" calcext:value-type="float">
            <text:p>318.968</text:p>
          </table:table-cell>
          <table:table-cell office:value-type="float" office:value="76724.776" calcext:value-type="float">
            <text:p>76724.776</text:p>
          </table:table-cell>
          <table:table-cell office:value-type="float" office:value="-538.866" calcext:value-type="float">
            <text:p>-538.866</text:p>
          </table:table-cell>
          <table:table-cell office:value-type="float" office:value="9986.34" calcext:value-type="float">
            <text:p>9986.34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33227.021" calcext:value-type="float">
            <text:p>33227.021</text:p>
          </table:table-cell>
          <table:table-cell office:value-type="float" office:value="76724.776" calcext:value-type="float">
            <text:p>76724.776</text:p>
          </table:table-cell>
          <table:table-cell office:value-type="float" office:value="-56752.096" calcext:value-type="float">
            <text:p>-56752.096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22551.185" calcext:value-type="float">
            <text:p>22551.185</text:p>
          </table:table-cell>
          <table:table-cell office:value-type="float" office:value="2417.726" calcext:value-type="float">
            <text:p>2417.726</text:p>
          </table:table-cell>
          <table:table-cell office:value-type="float" office:value="517985.721" calcext:value-type="float">
            <text:p>517985.721</text:p>
          </table:table-cell>
          <table:table-cell office:value-type="float" office:value="72993.481" calcext:value-type="float">
            <text:p>72993.481</text:p>
          </table:table-cell>
          <table:table-cell office:value-type="float" office:value="169162.905" calcext:value-type="float">
            <text:p>169162.905</text:p>
          </table:table-cell>
          <table:table-cell office:value-type="float" office:value="-124060.535" calcext:value-type="float">
            <text:p>-124060.535</text:p>
          </table:table-cell>
          <table:table-cell office:value-type="float" office:value="5237.291" calcext:value-type="float">
            <text:p>5237.291</text:p>
          </table:table-cell>
          <table:table-cell office:value-type="float" office:value="4002.001" calcext:value-type="float">
            <text:p>4002.001</text:p>
          </table:table-cell>
          <table:table-cell office:value-type="float" office:value="7316.679" calcext:value-type="float">
            <text:p>7316.679</text:p>
          </table:table-cell>
          <table:table-cell office:value-type="float" office:value="643.401" calcext:value-type="float">
            <text:p>643.401</text:p>
          </table:table-cell>
          <table:table-cell office:value-type="float" office:value="6529.601" calcext:value-type="float">
            <text:p>6529.601</text:p>
          </table:table-cell>
          <table:table-cell office:value-type="float" office:value="3944.981" calcext:value-type="float">
            <text:p>3944.981</text:p>
          </table:table-cell>
          <table:table-cell office:value-type="float" office:value="5475.655" calcext:value-type="float">
            <text:p>5475.655</text:p>
          </table:table-cell>
          <table:table-cell office:value-type="float" office:value="4142.133" calcext:value-type="float">
            <text:p>4142.133</text:p>
          </table:table-cell>
          <table:table-cell office:value-type="float" office:value="7642.481" calcext:value-type="float">
            <text:p>7642.481</text:p>
          </table:table-cell>
          <table:table-cell office:value-type="float" office:value="681.325" calcext:value-type="float">
            <text:p>681.325</text:p>
          </table:table-cell>
          <table:table-cell office:value-type="float" office:value="6844.137" calcext:value-type="float">
            <text:p>6844.137</text:p>
          </table:table-cell>
          <table:table-cell office:value-type="float" office:value="4107.174" calcext:value-type="float">
            <text:p>4107.174</text:p>
          </table:table-cell>
          <table:table-cell office:value-type="float" office:value="39.26" calcext:value-type="float">
            <text:p>39.26</text:p>
          </table:table-cell>
          <table:table-cell office:value-type="float" office:value="1" calcext:value-type="float">
            <text:p>1</text:p>
          </table:table-cell>
          <table:table-cell office:value-type="float" office:value="1233" calcext:value-type="float">
            <text:p>1233</text:p>
          </table:table-cell>
          <table:table-cell office:value-type="float" office:value="175.679" calcext:value-type="float">
            <text:p>175.679</text:p>
          </table:table-cell>
          <table:table-cell office:value-type="float" office:value="26946.656" calcext:value-type="float">
            <text:p>26946.656</text:p>
          </table:table-cell>
          <table:table-cell office:value-type="float" office:value="-313.601" calcext:value-type="float">
            <text:p>-313.601</text:p>
          </table:table-cell>
          <table:table-cell office:value-type="float" office:value="2684.568" calcext:value-type="float">
            <text:p>2684.568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2079.35" calcext:value-type="float">
            <text:p>12079.35</text:p>
          </table:table-cell>
          <table:table-cell office:value-type="float" office:value="26946.656" calcext:value-type="float">
            <text:p>26946.656</text:p>
          </table:table-cell>
          <table:table-cell office:value-type="float" office:value="-21577.521" calcext:value-type="float">
            <text:p>-21577.521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0855.803" calcext:value-type="float">
            <text:p>10855.803</text:p>
          </table:table-cell>
          <table:table-cell office:value-type="float" office:value="2467.316" calcext:value-type="float">
            <text:p>2467.316</text:p>
          </table:table-cell>
          <table:table-cell office:value-type="float" office:value="154822.517" calcext:value-type="float">
            <text:p>154822.517</text:p>
          </table:table-cell>
          <table:table-cell office:value-type="float" office:value="21191.396" calcext:value-type="float">
            <text:p>21191.396</text:p>
          </table:table-cell>
          <table:table-cell office:value-type="float" office:value="53419.974" calcext:value-type="float">
            <text:p>53419.974</text:p>
          </table:table-cell>
          <table:table-cell office:value-type="float" office:value="-31708.367" calcext:value-type="float">
            <text:p>-31708.367</text:p>
          </table:table-cell>
          <table:table-cell office:value-type="float" office:value="5219.959" calcext:value-type="float">
            <text:p>5219.959</text:p>
          </table:table-cell>
          <table:table-cell office:value-type="float" office:value="3964.565" calcext:value-type="float">
            <text:p>3964.565</text:p>
          </table:table-cell>
          <table:table-cell office:value-type="float" office:value="6928.924" calcext:value-type="float">
            <text:p>6928.924</text:p>
          </table:table-cell>
          <table:table-cell office:value-type="float" office:value="577.592" calcext:value-type="float">
            <text:p>577.592</text:p>
          </table:table-cell>
          <table:table-cell office:value-type="float" office:value="6380.086" calcext:value-type="float">
            <text:p>6380.086</text:p>
          </table:table-cell>
          <table:table-cell office:value-type="float" office:value="4059.832" calcext:value-type="float">
            <text:p>4059.832</text:p>
          </table:table-cell>
          <table:table-cell office:value-type="float" office:value="5458.588" calcext:value-type="float">
            <text:p>5458.588</text:p>
          </table:table-cell>
          <table:table-cell office:value-type="float" office:value="4106.792" calcext:value-type="float">
            <text:p>4106.792</text:p>
          </table:table-cell>
          <table:table-cell office:value-type="float" office:value="7289.172" calcext:value-type="float">
            <text:p>7289.172</text:p>
          </table:table-cell>
          <table:table-cell office:value-type="float" office:value="611.538" calcext:value-type="float">
            <text:p>611.538</text:p>
          </table:table-cell>
          <table:table-cell office:value-type="float" office:value="6686.897" calcext:value-type="float">
            <text:p>6686.897</text:p>
          </table:table-cell>
          <table:table-cell office:value-type="float" office:value="4230.279" calcext:value-type="float">
            <text:p>4230.279</text:p>
          </table:table-cell>
          <table:table-cell office:value-type="float" office:value="12.36" calcext:value-type="float">
            <text:p>12.36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48.309" calcext:value-type="float">
            <text:p>48.309</text:p>
          </table:table-cell>
          <table:table-cell office:value-type="float" office:value="3805.101" calcext:value-type="float">
            <text:p>3805.101</text:p>
          </table:table-cell>
          <table:table-cell office:value-type="float" office:value="-84.672" calcext:value-type="float">
            <text:p>-84.672</text:p>
          </table:table-cell>
          <table:table-cell office:value-type="float" office:value="483.807" calcext:value-type="float">
            <text:p>483.807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653.571" calcext:value-type="float">
            <text:p>1653.571</text:p>
          </table:table-cell>
          <table:table-cell office:value-type="float" office:value="3805.101" calcext:value-type="float">
            <text:p>3805.101</text:p>
          </table:table-cell>
          <table:table-cell office:value-type="float" office:value="-2837.487" calcext:value-type="float">
            <text:p>-2837.487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20587.313" calcext:value-type="float">
            <text:p>20587.313</text:p>
          </table:table-cell>
          <table:table-cell office:value-type="float" office:value="2548.806" calcext:value-type="float">
            <text:p>2548.806</text:p>
          </table:table-cell>
          <table:table-cell office:value-type="float" office:value="228085.373" calcext:value-type="float">
            <text:p>228085.373</text:p>
          </table:table-cell>
          <table:table-cell office:value-type="float" office:value="39203.694" calcext:value-type="float">
            <text:p>39203.694</text:p>
          </table:table-cell>
          <table:table-cell office:value-type="float" office:value="99330.251" calcext:value-type="float">
            <text:p>99330.251</text:p>
          </table:table-cell>
          <table:table-cell office:value-type="float" office:value="-58155.624" calcext:value-type="float">
            <text:p>-58155.624</text:p>
          </table:table-cell>
          <table:table-cell office:value-type="float" office:value="5243.186" calcext:value-type="float">
            <text:p>5243.186</text:p>
          </table:table-cell>
          <table:table-cell office:value-type="float" office:value="3952.913" calcext:value-type="float">
            <text:p>3952.913</text:p>
          </table:table-cell>
          <table:table-cell office:value-type="float" office:value="6796.282" calcext:value-type="float">
            <text:p>6796.282</text:p>
          </table:table-cell>
          <table:table-cell office:value-type="float" office:value="540.309" calcext:value-type="float">
            <text:p>540.309</text:p>
          </table:table-cell>
          <table:table-cell office:value-type="float" office:value="6328.43" calcext:value-type="float">
            <text:p>6328.43</text:p>
          </table:table-cell>
          <table:table-cell office:value-type="float" office:value="4157.943" calcext:value-type="float">
            <text:p>4157.943</text:p>
          </table:table-cell>
          <table:table-cell office:value-type="float" office:value="5488.731" calcext:value-type="float">
            <text:p>5488.731</text:p>
          </table:table-cell>
          <table:table-cell office:value-type="float" office:value="4116.115" calcext:value-type="float">
            <text:p>4116.115</text:p>
          </table:table-cell>
          <table:table-cell office:value-type="float" office:value="7134.901" calcext:value-type="float">
            <text:p>7134.901</text:p>
          </table:table-cell>
          <table:table-cell office:value-type="float" office:value="569.876" calcext:value-type="float">
            <text:p>569.876</text:p>
          </table:table-cell>
          <table:table-cell office:value-type="float" office:value="6633.361" calcext:value-type="float">
            <text:p>6633.361</text:p>
          </table:table-cell>
          <table:table-cell office:value-type="float" office:value="4344.102" calcext:value-type="float">
            <text:p>4344.102</text:p>
          </table:table-cell>
          <table:table-cell office:value-type="float" office:value="34.02" calcext:value-type="float">
            <text:p>34.02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91.192" calcext:value-type="float">
            <text:p>91.192</text:p>
          </table:table-cell>
          <table:table-cell office:value-type="float" office:value="15041.763" calcext:value-type="float">
            <text:p>15041.763</text:p>
          </table:table-cell>
          <table:table-cell office:value-type="float" office:value="-149.145" calcext:value-type="float">
            <text:p>-149.145</text:p>
          </table:table-cell>
          <table:table-cell office:value-type="float" office:value="2158.104" calcext:value-type="float">
            <text:p>2158.104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6414.378" calcext:value-type="float">
            <text:p>6414.378</text:p>
          </table:table-cell>
          <table:table-cell office:value-type="float" office:value="15041.763" calcext:value-type="float">
            <text:p>15041.763</text:p>
          </table:table-cell>
          <table:table-cell office:value-type="float" office:value="-10725.554" calcext:value-type="float">
            <text:p>-10725.554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4440.474" calcext:value-type="float">
            <text:p>14440.474</text:p>
          </table:table-cell>
          <table:table-cell office:value-type="float" office:value="2445.378" calcext:value-type="float">
            <text:p>2445.378</text:p>
          </table:table-cell>
          <table:table-cell office:value-type="float" office:value="160721.757" calcext:value-type="float">
            <text:p>160721.757</text:p>
          </table:table-cell>
          <table:table-cell office:value-type="float" office:value="26322.217" calcext:value-type="float">
            <text:p>26322.217</text:p>
          </table:table-cell>
          <table:table-cell office:value-type="float" office:value="67310.204" calcext:value-type="float">
            <text:p>67310.204</text:p>
          </table:table-cell>
          <table:table-cell office:value-type="float" office:value="-38429.255" calcext:value-type="float">
            <text:p>-38429.255</text:p>
          </table:table-cell>
          <table:table-cell office:value-type="float" office:value="5302.872" calcext:value-type="float">
            <text:p>5302.872</text:p>
          </table:table-cell>
          <table:table-cell office:value-type="float" office:value="3867.132" calcext:value-type="float">
            <text:p>3867.132</text:p>
          </table:table-cell>
          <table:table-cell office:value-type="float" office:value="6822.346" calcext:value-type="float">
            <text:p>6822.346</text:p>
          </table:table-cell>
          <table:table-cell office:value-type="float" office:value="623.398" calcext:value-type="float">
            <text:p>623.398</text:p>
          </table:table-cell>
          <table:table-cell office:value-type="float" office:value="6555.003" calcext:value-type="float">
            <text:p>6555.003</text:p>
          </table:table-cell>
          <table:table-cell office:value-type="float" office:value="4050.74" calcext:value-type="float">
            <text:p>4050.74</text:p>
          </table:table-cell>
          <table:table-cell office:value-type="float" office:value="5546.192" calcext:value-type="float">
            <text:p>5546.192</text:p>
          </table:table-cell>
          <table:table-cell office:value-type="float" office:value="4038.106" calcext:value-type="float">
            <text:p>4038.106</text:p>
          </table:table-cell>
          <table:table-cell office:value-type="float" office:value="7087.479" calcext:value-type="float">
            <text:p>7087.479</text:p>
          </table:table-cell>
          <table:table-cell office:value-type="float" office:value="657.379" calcext:value-type="float">
            <text:p>657.379</text:p>
          </table:table-cell>
          <table:table-cell office:value-type="float" office:value="6866.576" calcext:value-type="float">
            <text:p>6866.576</text:p>
          </table:table-cell>
          <table:table-cell office:value-type="float" office:value="4225.808" calcext:value-type="float">
            <text:p>4225.808</text:p>
          </table:table-cell>
          <table:table-cell office:value-type="float" office:value="22.32" calcext:value-type="float">
            <text:p>22.32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62.418" calcext:value-type="float">
            <text:p>62.418</text:p>
          </table:table-cell>
          <table:table-cell office:value-type="float" office:value="8061.987" calcext:value-type="float">
            <text:p>8061.987</text:p>
          </table:table-cell>
          <table:table-cell office:value-type="float" office:value="-103.05" calcext:value-type="float">
            <text:p>-103.05</text:p>
          </table:table-cell>
          <table:table-cell office:value-type="float" office:value="1248.095" calcext:value-type="float">
            <text:p>1248.095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3392.428" calcext:value-type="float">
            <text:p>3392.428</text:p>
          </table:table-cell>
          <table:table-cell office:value-type="float" office:value="8061.987" calcext:value-type="float">
            <text:p>8061.987</text:p>
          </table:table-cell>
          <table:table-cell office:value-type="float" office:value="-5565.797" calcext:value-type="float">
            <text:p>-5565.797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5346.661" calcext:value-type="float">
            <text:p>15346.661</text:p>
          </table:table-cell>
          <table:table-cell office:value-type="float" office:value="2433.318" calcext:value-type="float">
            <text:p>2433.318</text:p>
          </table:table-cell>
          <table:table-cell office:value-type="float" office:value="166624.696" calcext:value-type="float">
            <text:p>166624.696</text:p>
          </table:table-cell>
          <table:table-cell office:value-type="float" office:value="28833.059" calcext:value-type="float">
            <text:p>28833.059</text:p>
          </table:table-cell>
          <table:table-cell office:value-type="float" office:value="73259.564" calcext:value-type="float">
            <text:p>73259.564</text:p>
          </table:table-cell>
          <table:table-cell office:value-type="float" office:value="-42566.242" calcext:value-type="float">
            <text:p>-42566.242</text:p>
          </table:table-cell>
          <table:table-cell office:value-type="float" office:value="5295.893" calcext:value-type="float">
            <text:p>5295.893</text:p>
          </table:table-cell>
          <table:table-cell office:value-type="float" office:value="3938.065" calcext:value-type="float">
            <text:p>3938.065</text:p>
          </table:table-cell>
          <table:table-cell office:value-type="float" office:value="6397.483" calcext:value-type="float">
            <text:p>6397.483</text:p>
          </table:table-cell>
          <table:table-cell office:value-type="float" office:value="571.79" calcext:value-type="float">
            <text:p>571.79</text:p>
          </table:table-cell>
          <table:table-cell office:value-type="float" office:value="6444.367" calcext:value-type="float">
            <text:p>6444.367</text:p>
          </table:table-cell>
          <table:table-cell office:value-type="float" office:value="4147.42" calcext:value-type="float">
            <text:p>4147.42</text:p>
          </table:table-cell>
          <table:table-cell office:value-type="float" office:value="5543.768" calcext:value-type="float">
            <text:p>5543.768</text:p>
          </table:table-cell>
          <table:table-cell office:value-type="float" office:value="4113.441" calcext:value-type="float">
            <text:p>4113.441</text:p>
          </table:table-cell>
          <table:table-cell office:value-type="float" office:value="6719.964" calcext:value-type="float">
            <text:p>6719.964</text:p>
          </table:table-cell>
          <table:table-cell office:value-type="float" office:value="602.937" calcext:value-type="float">
            <text:p>602.937</text:p>
          </table:table-cell>
          <table:table-cell office:value-type="float" office:value="6754.802" calcext:value-type="float">
            <text:p>6754.802</text:p>
          </table:table-cell>
          <table:table-cell office:value-type="float" office:value="4332.734" calcext:value-type="float">
            <text:p>4332.734</text:p>
          </table:table-cell>
          <table:table-cell office:value-type="float" office:value="23.46" calcext:value-type="float">
            <text:p>23.46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68.58" calcext:value-type="float">
            <text:p>68.58</text:p>
          </table:table-cell>
          <table:table-cell office:value-type="float" office:value="14672.9" calcext:value-type="float">
            <text:p>14672.9</text:p>
          </table:table-cell>
          <table:table-cell office:value-type="float" office:value="-114.287" calcext:value-type="float">
            <text:p>-114.287</text:p>
          </table:table-cell>
          <table:table-cell office:value-type="float" office:value="1717.069" calcext:value-type="float">
            <text:p>1717.069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6450.311" calcext:value-type="float">
            <text:p>6450.311</text:p>
          </table:table-cell>
          <table:table-cell office:value-type="float" office:value="14672.9" calcext:value-type="float">
            <text:p>14672.9</text:p>
          </table:table-cell>
          <table:table-cell office:value-type="float" office:value="-11238.761" calcext:value-type="float">
            <text:p>-11238.761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2613.185" calcext:value-type="float">
            <text:p>12613.185</text:p>
          </table:table-cell>
          <table:table-cell office:value-type="float" office:value="2453.345" calcext:value-type="float">
            <text:p>2453.345</text:p>
          </table:table-cell>
          <table:table-cell office:value-type="float" office:value="183075.951" calcext:value-type="float">
            <text:p>183075.951</text:p>
          </table:table-cell>
          <table:table-cell office:value-type="float" office:value="26218.887" calcext:value-type="float">
            <text:p>26218.887</text:p>
          </table:table-cell>
          <table:table-cell office:value-type="float" office:value="65275.369" calcext:value-type="float">
            <text:p>65275.369</text:p>
          </table:table-cell>
          <table:table-cell office:value-type="float" office:value="-40049" calcext:value-type="float">
            <text:p>-40049</text:p>
          </table:table-cell>
          <table:table-cell office:value-type="float" office:value="5306.249" calcext:value-type="float">
            <text:p>5306.249</text:p>
          </table:table-cell>
          <table:table-cell office:value-type="float" office:value="3853.829" calcext:value-type="float">
            <text:p>3853.829</text:p>
          </table:table-cell>
          <table:table-cell office:value-type="float" office:value="6419.746" calcext:value-type="float">
            <text:p>6419.746</text:p>
          </table:table-cell>
          <table:table-cell office:value-type="float" office:value="541.308" calcext:value-type="float">
            <text:p>541.308</text:p>
          </table:table-cell>
          <table:table-cell office:value-type="float" office:value="6393.498" calcext:value-type="float">
            <text:p>6393.498</text:p>
          </table:table-cell>
          <table:table-cell office:value-type="float" office:value="4219" calcext:value-type="float">
            <text:p>4219</text:p>
          </table:table-cell>
          <table:table-cell office:value-type="float" office:value="5547.779" calcext:value-type="float">
            <text:p>5547.779</text:p>
          </table:table-cell>
          <table:table-cell office:value-type="float" office:value="4015.101" calcext:value-type="float">
            <text:p>4015.101</text:p>
          </table:table-cell>
          <table:table-cell office:value-type="float" office:value="6707.869" calcext:value-type="float">
            <text:p>6707.869</text:p>
          </table:table-cell>
          <table:table-cell office:value-type="float" office:value="570.544" calcext:value-type="float">
            <text:p>570.544</text:p>
          </table:table-cell>
          <table:table-cell office:value-type="float" office:value="6693.751" calcext:value-type="float">
            <text:p>6693.751</text:p>
          </table:table-cell>
          <table:table-cell office:value-type="float" office:value="4401.807" calcext:value-type="float">
            <text:p>4401.807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60.804" calcext:value-type="float">
            <text:p>60.804</text:p>
          </table:table-cell>
          <table:table-cell office:value-type="float" office:value="8768.764" calcext:value-type="float">
            <text:p>8768.764</text:p>
          </table:table-cell>
          <table:table-cell office:value-type="float" office:value="-106.228" calcext:value-type="float">
            <text:p>-106.228</text:p>
          </table:table-cell>
          <table:table-cell office:value-type="float" office:value="929.677" calcext:value-type="float">
            <text:p>929.677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3902.841" calcext:value-type="float">
            <text:p>3902.841</text:p>
          </table:table-cell>
          <table:table-cell office:value-type="float" office:value="8768.764" calcext:value-type="float">
            <text:p>8768.764</text:p>
          </table:table-cell>
          <table:table-cell office:value-type="float" office:value="-6909.409" calcext:value-type="float">
            <text:p>-6909.409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14897.257" calcext:value-type="float">
            <text:p>14897.257</text:p>
          </table:table-cell>
          <table:table-cell office:value-type="float" office:value="2756.945" calcext:value-type="float">
            <text:p>2756.945</text:p>
          </table:table-cell>
          <table:table-cell office:value-type="float" office:value="121613.173" calcext:value-type="float">
            <text:p>121613.173</text:p>
          </table:table-cell>
          <table:table-cell office:value-type="float" office:value="24973.9" calcext:value-type="float">
            <text:p>24973.9</text:p>
          </table:table-cell>
          <table:table-cell office:value-type="float" office:value="65058.812" calcext:value-type="float">
            <text:p>65058.812</text:p>
          </table:table-cell>
          <table:table-cell office:value-type="float" office:value="-35264.298" calcext:value-type="float">
            <text:p>-35264.298</text:p>
          </table:table-cell>
          <table:table-cell office:value-type="float" office:value="5309.576" calcext:value-type="float">
            <text:p>5309.576</text:p>
          </table:table-cell>
          <table:table-cell office:value-type="float" office:value="3775.578" calcext:value-type="float">
            <text:p>3775.578</text:p>
          </table:table-cell>
          <table:table-cell office:value-type="float" office:value="6364.424" calcext:value-type="float">
            <text:p>6364.424</text:p>
          </table:table-cell>
          <table:table-cell office:value-type="float" office:value="530.137" calcext:value-type="float">
            <text:p>530.137</text:p>
          </table:table-cell>
          <table:table-cell office:value-type="float" office:value="6374.388" calcext:value-type="float">
            <text:p>6374.388</text:p>
          </table:table-cell>
          <table:table-cell office:value-type="float" office:value="4244.763" calcext:value-type="float">
            <text:p>4244.763</text:p>
          </table:table-cell>
          <table:table-cell office:value-type="float" office:value="5554.014" calcext:value-type="float">
            <text:p>5554.014</text:p>
          </table:table-cell>
          <table:table-cell office:value-type="float" office:value="3971.437" calcext:value-type="float">
            <text:p>3971.437</text:p>
          </table:table-cell>
          <table:table-cell office:value-type="float" office:value="6663.31" calcext:value-type="float">
            <text:p>6663.31</text:p>
          </table:table-cell>
          <table:table-cell office:value-type="float" office:value="556.82" calcext:value-type="float">
            <text:p>556.82</text:p>
          </table:table-cell>
          <table:table-cell office:value-type="float" office:value="6672.419" calcext:value-type="float">
            <text:p>6672.419</text:p>
          </table:table-cell>
          <table:table-cell office:value-type="float" office:value="4435.608" calcext:value-type="float">
            <text:p>4435.608</text:p>
          </table:table-cell>
          <table:table-cell office:value-type="float" office:value="22.54" calcext:value-type="float">
            <text:p>22.54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59.125" calcext:value-type="float">
            <text:p>59.125</text:p>
          </table:table-cell>
          <table:table-cell office:value-type="float" office:value="12953.256" calcext:value-type="float">
            <text:p>12953.256</text:p>
          </table:table-cell>
          <table:table-cell office:value-type="float" office:value="-96.217" calcext:value-type="float">
            <text:p>-96.217</text:p>
          </table:table-cell>
          <table:table-cell office:value-type="float" office:value="1702.532" calcext:value-type="float">
            <text:p>1702.53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5601.39" calcext:value-type="float">
            <text:p>5601.39</text:p>
          </table:table-cell>
          <table:table-cell office:value-type="float" office:value="12953.256" calcext:value-type="float">
            <text:p>12953.256</text:p>
          </table:table-cell>
          <table:table-cell office:value-type="float" office:value="-9548.192" calcext:value-type="float">
            <text:p>-9548.192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7745.827" calcext:value-type="float">
            <text:p>7745.827</text:p>
          </table:table-cell>
          <table:table-cell office:value-type="float" office:value="2682.107" calcext:value-type="float">
            <text:p>2682.107</text:p>
          </table:table-cell>
          <table:table-cell office:value-type="float" office:value="28886.925" calcext:value-type="float">
            <text:p>28886.925</text:p>
          </table:table-cell>
          <table:table-cell office:value-type="float" office:value="6032.384" calcext:value-type="float">
            <text:p>6032.384</text:p>
          </table:table-cell>
          <table:table-cell office:value-type="float" office:value="19862.227" calcext:value-type="float">
            <text:p>19862.227</text:p>
          </table:table-cell>
          <table:table-cell office:value-type="float" office:value="-4370.572" calcext:value-type="float">
            <text:p>-4370.572</text:p>
          </table:table-cell>
          <table:table-cell office:value-type="float" office:value="5262.837" calcext:value-type="float">
            <text:p>5262.837</text:p>
          </table:table-cell>
          <table:table-cell office:value-type="float" office:value="3865.751" calcext:value-type="float">
            <text:p>3865.751</text:p>
          </table:table-cell>
          <table:table-cell office:value-type="float" office:value="6352.444" calcext:value-type="float">
            <text:p>6352.444</text:p>
          </table:table-cell>
          <table:table-cell office:value-type="float" office:value="508.193" calcext:value-type="float">
            <text:p>508.193</text:p>
          </table:table-cell>
          <table:table-cell office:value-type="float" office:value="6283.573" calcext:value-type="float">
            <text:p>6283.573</text:p>
          </table:table-cell>
          <table:table-cell office:value-type="float" office:value="4242.101" calcext:value-type="float">
            <text:p>4242.101</text:p>
          </table:table-cell>
          <table:table-cell office:value-type="float" office:value="5505.56" calcext:value-type="float">
            <text:p>5505.56</text:p>
          </table:table-cell>
          <table:table-cell office:value-type="float" office:value="4032.723" calcext:value-type="float">
            <text:p>4032.723</text:p>
          </table:table-cell>
          <table:table-cell office:value-type="float" office:value="6677.846" calcext:value-type="float">
            <text:p>6677.846</text:p>
          </table:table-cell>
          <table:table-cell office:value-type="float" office:value="533.37" calcext:value-type="float">
            <text:p>533.37</text:p>
          </table:table-cell>
          <table:table-cell office:value-type="float" office:value="6576.867" calcext:value-type="float">
            <text:p>6576.867</text:p>
          </table:table-cell>
          <table:table-cell office:value-type="float" office:value="4434.254" calcext:value-type="float">
            <text:p>4434.254</text:p>
          </table:table-cell>
          <table:table-cell office:value-type="float" office:value="5.52" calcext:value-type="float">
            <text:p>5.5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2.28" calcext:value-type="float">
            <text:p>12.28</text:p>
          </table:table-cell>
          <table:table-cell office:value-type="float" office:value="2680.357" calcext:value-type="float">
            <text:p>2680.357</text:p>
          </table:table-cell>
          <table:table-cell office:value-type="float" office:value="-19.146" calcext:value-type="float">
            <text:p>-19.146</text:p>
          </table:table-cell>
          <table:table-cell office:value-type="float" office:value="318.76" calcext:value-type="float">
            <text:p>318.7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75.767" calcext:value-type="float">
            <text:p>1175.767</text:p>
          </table:table-cell>
          <table:table-cell office:value-type="float" office:value="2680.357" calcext:value-type="float">
            <text:p>2680.357</text:p>
          </table:table-cell>
          <table:table-cell office:value-type="float" office:value="-2042.838" calcext:value-type="float">
            <text:p>-2042.838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office:value-type="string" calcext:value-type="string">
            <text:p>PATHWAYS GENERATED UNDER a COIN-TOSS POLICY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20"/>
        </table:table-row>
        <table:table-row table:style-name="ro1">
          <table:table-cell office:value-type="float" office:value="4366.713" calcext:value-type="float">
            <text:p>4366.713</text:p>
          </table:table-cell>
          <table:table-cell office:value-type="float" office:value="0" calcext:value-type="float">
            <text:p>0</text:p>
          </table:table-cell>
          <table:table-cell office:value-type="float" office:value="23395.268" calcext:value-type="float">
            <text:p>23395.268</text:p>
          </table:table-cell>
          <table:table-cell office:value-type="float" office:value="5124.675" calcext:value-type="float">
            <text:p>5124.675</text:p>
          </table:table-cell>
          <table:table-cell office:value-type="float" office:value="14659.927" calcext:value-type="float">
            <text:p>14659.927</text:p>
          </table:table-cell>
          <table:table-cell office:value-type="float" office:value="-5926.5" calcext:value-type="float">
            <text:p>-5926.5</text:p>
          </table:table-cell>
          <table:table-cell office:value-type="float" office:value="4097.287" calcext:value-type="float">
            <text:p>4097.287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421.167" calcext:value-type="float">
            <text:p>7421.167</text:p>
          </table:table-cell>
          <table:table-cell office:value-type="float" office:value="1507.521" calcext:value-type="float">
            <text:p>1507.521</text:p>
          </table:table-cell>
          <table:table-cell office:value-type="float" office:value="7125.231" calcext:value-type="float">
            <text:p>7125.231</text:p>
          </table:table-cell>
          <table:table-cell office:value-type="float" office:value="1069.343" calcext:value-type="float">
            <text:p>1069.343</text:p>
          </table:table-cell>
          <table:table-cell office:value-type="float" office:value="4272.011" calcext:value-type="float">
            <text:p>4272.011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782.706" calcext:value-type="float">
            <text:p>7782.706</text:p>
          </table:table-cell>
          <table:table-cell office:value-type="float" office:value="1595.763" calcext:value-type="float">
            <text:p>1595.763</text:p>
          </table:table-cell>
          <table:table-cell office:value-type="float" office:value="7477.195" calcext:value-type="float">
            <text:p>7477.195</text:p>
          </table:table-cell>
          <table:table-cell office:value-type="float" office:value="1066.827" calcext:value-type="float">
            <text:p>1066.827</text:p>
          </table:table-cell>
          <table:table-cell office:value-type="float" office:value="3.34" calcext:value-type="float">
            <text:p>3.3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.753" calcext:value-type="float">
            <text:p>7.753</text:p>
          </table:table-cell>
          <table:table-cell office:value-type="float" office:value="94.054" calcext:value-type="float">
            <text:p>94.054</text:p>
          </table:table-cell>
          <table:table-cell office:value-type="float" office:value="-12.232" calcext:value-type="float">
            <text:p>-12.232</text:p>
          </table:table-cell>
          <table:table-cell office:value-type="float" office:value="11.421" calcext:value-type="float">
            <text:p>11.42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1.14" calcext:value-type="float">
            <text:p>41.14</text:p>
          </table:table-cell>
          <table:table-cell office:value-type="float" office:value="94.054" calcext:value-type="float">
            <text:p>94.054</text:p>
          </table:table-cell>
          <table:table-cell office:value-type="float" office:value="-71.212" calcext:value-type="float">
            <text:p>-71.212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4120.549" calcext:value-type="float">
            <text:p>4120.549</text:p>
          </table:table-cell>
          <table:table-cell office:value-type="float" office:value="0" calcext:value-type="float">
            <text:p>0</text:p>
          </table:table-cell>
          <table:table-cell office:value-type="float" office:value="26421.31" calcext:value-type="float">
            <text:p>26421.31</text:p>
          </table:table-cell>
          <table:table-cell office:value-type="float" office:value="5491.623" calcext:value-type="float">
            <text:p>5491.623</text:p>
          </table:table-cell>
          <table:table-cell office:value-type="float" office:value="15150.798" calcext:value-type="float">
            <text:p>15150.798</text:p>
          </table:table-cell>
          <table:table-cell office:value-type="float" office:value="-6909.701" calcext:value-type="float">
            <text:p>-6909.701</text:p>
          </table:table-cell>
          <table:table-cell office:value-type="float" office:value="4195.277" calcext:value-type="float">
            <text:p>4195.277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461.891" calcext:value-type="float">
            <text:p>1461.891</text:p>
          </table:table-cell>
          <table:table-cell office:value-type="float" office:value="7131.571" calcext:value-type="float">
            <text:p>7131.571</text:p>
          </table:table-cell>
          <table:table-cell office:value-type="float" office:value="1258.983" calcext:value-type="float">
            <text:p>1258.983</text:p>
          </table:table-cell>
          <table:table-cell office:value-type="float" office:value="4371.304" calcext:value-type="float">
            <text:p>4371.304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538.485" calcext:value-type="float">
            <text:p>1538.485</text:p>
          </table:table-cell>
          <table:table-cell office:value-type="float" office:value="7461.443" calcext:value-type="float">
            <text:p>7461.443</text:p>
          </table:table-cell>
          <table:table-cell office:value-type="float" office:value="1281.165" calcext:value-type="float">
            <text:p>1281.165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.294" calcext:value-type="float">
            <text:p>6.294</text:p>
          </table:table-cell>
          <table:table-cell office:value-type="float" office:value="9.777" calcext:value-type="float">
            <text:p>9.777</text:p>
          </table:table-cell>
          <table:table-cell office:value-type="float" office:value="-9.582" calcext:value-type="float">
            <text:p>-9.582</text:p>
          </table:table-cell>
          <table:table-cell office:value-type="float" office:value="0.649" calcext:value-type="float">
            <text:p>0.6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545" calcext:value-type="float">
            <text:p>4.545</text:p>
          </table:table-cell>
          <table:table-cell office:value-type="float" office:value="9.777" calcext:value-type="float">
            <text:p>9.777</text:p>
          </table:table-cell>
          <table:table-cell office:value-type="float" office:value="-8.479" calcext:value-type="float">
            <text:p>-8.479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4216.896" calcext:value-type="float">
            <text:p>4216.896</text:p>
          </table:table-cell>
          <table:table-cell office:value-type="float" office:value="0" calcext:value-type="float">
            <text:p>0</text:p>
          </table:table-cell>
          <table:table-cell office:value-type="float" office:value="34135.61" calcext:value-type="float">
            <text:p>34135.61</text:p>
          </table:table-cell>
          <table:table-cell office:value-type="float" office:value="6029.553" calcext:value-type="float">
            <text:p>6029.553</text:p>
          </table:table-cell>
          <table:table-cell office:value-type="float" office:value="16327.61" calcext:value-type="float">
            <text:p>16327.61</text:p>
          </table:table-cell>
          <table:table-cell office:value-type="float" office:value="-7893.818" calcext:value-type="float">
            <text:p>-7893.818</text:p>
          </table:table-cell>
          <table:table-cell office:value-type="float" office:value="4200.897" calcext:value-type="float">
            <text:p>4200.897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97.682" calcext:value-type="float">
            <text:p>1397.682</text:p>
          </table:table-cell>
          <table:table-cell office:value-type="float" office:value="7008.224" calcext:value-type="float">
            <text:p>7008.224</text:p>
          </table:table-cell>
          <table:table-cell office:value-type="float" office:value="1393.571" calcext:value-type="float">
            <text:p>1393.571</text:p>
          </table:table-cell>
          <table:table-cell office:value-type="float" office:value="4384.283" calcext:value-type="float">
            <text:p>4384.283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72.54" calcext:value-type="float">
            <text:p>1472.54</text:p>
          </table:table-cell>
          <table:table-cell office:value-type="float" office:value="7341.967" calcext:value-type="float">
            <text:p>7341.967</text:p>
          </table:table-cell>
          <table:table-cell office:value-type="float" office:value="1426.599" calcext:value-type="float">
            <text:p>1426.599</text:p>
          </table:table-cell>
          <table:table-cell office:value-type="float" office:value="7.22" calcext:value-type="float">
            <text:p>7.2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6.928" calcext:value-type="float">
            <text:p>16.928</text:p>
          </table:table-cell>
          <table:table-cell office:value-type="float" office:value="167.821" calcext:value-type="float">
            <text:p>167.821</text:p>
          </table:table-cell>
          <table:table-cell office:value-type="float" office:value="-26.782" calcext:value-type="float">
            <text:p>-26.782</text:p>
          </table:table-cell>
          <table:table-cell office:value-type="float" office:value="21.481" calcext:value-type="float">
            <text:p>21.48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2.858" calcext:value-type="float">
            <text:p>72.858</text:p>
          </table:table-cell>
          <table:table-cell office:value-type="float" office:value="167.821" calcext:value-type="float">
            <text:p>167.821</text:p>
          </table:table-cell>
          <table:table-cell office:value-type="float" office:value="-124.86" calcext:value-type="float">
            <text:p>-124.86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3585.188" calcext:value-type="float">
            <text:p>3585.188</text:p>
          </table:table-cell>
          <table:table-cell office:value-type="float" office:value="0" calcext:value-type="float">
            <text:p>0</text:p>
          </table:table-cell>
          <table:table-cell office:value-type="float" office:value="23042.086" calcext:value-type="float">
            <text:p>23042.086</text:p>
          </table:table-cell>
          <table:table-cell office:value-type="float" office:value="4684.197" calcext:value-type="float">
            <text:p>4684.197</text:p>
          </table:table-cell>
          <table:table-cell office:value-type="float" office:value="12993.675" calcext:value-type="float">
            <text:p>12993.675</text:p>
          </table:table-cell>
          <table:table-cell office:value-type="float" office:value="-5823.3" calcext:value-type="float">
            <text:p>-5823.3</text:p>
          </table:table-cell>
          <table:table-cell office:value-type="float" office:value="4184.606" calcext:value-type="float">
            <text:p>4184.606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859.184" calcext:value-type="float">
            <text:p>6859.184</text:p>
          </table:table-cell>
          <table:table-cell office:value-type="float" office:value="1328.908" calcext:value-type="float">
            <text:p>1328.908</text:p>
          </table:table-cell>
          <table:table-cell office:value-type="float" office:value="6853.796" calcext:value-type="float">
            <text:p>6853.796</text:p>
          </table:table-cell>
          <table:table-cell office:value-type="float" office:value="1515.415" calcext:value-type="float">
            <text:p>1515.415</text:p>
          </table:table-cell>
          <table:table-cell office:value-type="float" office:value="4362.772" calcext:value-type="float">
            <text:p>4362.772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207.591" calcext:value-type="float">
            <text:p>7207.591</text:p>
          </table:table-cell>
          <table:table-cell office:value-type="float" office:value="1400.645" calcext:value-type="float">
            <text:p>1400.645</text:p>
          </table:table-cell>
          <table:table-cell office:value-type="float" office:value="7176.051" calcext:value-type="float">
            <text:p>7176.051</text:p>
          </table:table-cell>
          <table:table-cell office:value-type="float" office:value="1549.494" calcext:value-type="float">
            <text:p>1549.494</text:p>
          </table:table-cell>
          <table:table-cell office:value-type="float" office:value="6.44" calcext:value-type="float">
            <text:p>6.4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8.267" calcext:value-type="float">
            <text:p>18.267</text:p>
          </table:table-cell>
          <table:table-cell office:value-type="float" office:value="189.961" calcext:value-type="float">
            <text:p>189.961</text:p>
          </table:table-cell>
          <table:table-cell office:value-type="float" office:value="-30.251" calcext:value-type="float">
            <text:p>-30.251</text:p>
          </table:table-cell>
          <table:table-cell office:value-type="float" office:value="22.587" calcext:value-type="float">
            <text:p>22.58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83.331" calcext:value-type="float">
            <text:p>83.331</text:p>
          </table:table-cell>
          <table:table-cell office:value-type="float" office:value="189.961" calcext:value-type="float">
            <text:p>189.961</text:p>
          </table:table-cell>
          <table:table-cell office:value-type="float" office:value="-144.788" calcext:value-type="float">
            <text:p>-144.788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556.42" calcext:value-type="float">
            <text:p>2556.42</text:p>
          </table:table-cell>
          <table:table-cell office:value-type="float" office:value="0" calcext:value-type="float">
            <text:p>0</text:p>
          </table:table-cell>
          <table:table-cell office:value-type="float" office:value="13153.491" calcext:value-type="float">
            <text:p>13153.491</text:p>
          </table:table-cell>
          <table:table-cell office:value-type="float" office:value="3382.693" calcext:value-type="float">
            <text:p>3382.693</text:p>
          </table:table-cell>
          <table:table-cell office:value-type="float" office:value="9350.759" calcext:value-type="float">
            <text:p>9350.759</text:p>
          </table:table-cell>
          <table:table-cell office:value-type="float" office:value="-4237.919" calcext:value-type="float">
            <text:p>-4237.919</text:p>
          </table:table-cell>
          <table:table-cell office:value-type="float" office:value="4163.124" calcext:value-type="float">
            <text:p>4163.124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693.631" calcext:value-type="float">
            <text:p>6693.631</text:p>
          </table:table-cell>
          <table:table-cell office:value-type="float" office:value="1291.471" calcext:value-type="float">
            <text:p>1291.471</text:p>
          </table:table-cell>
          <table:table-cell office:value-type="float" office:value="6757.119" calcext:value-type="float">
            <text:p>6757.119</text:p>
          </table:table-cell>
          <table:table-cell office:value-type="float" office:value="1569.129" calcext:value-type="float">
            <text:p>1569.129</text:p>
          </table:table-cell>
          <table:table-cell office:value-type="float" office:value="4345.614" calcext:value-type="float">
            <text:p>4345.614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009.998" calcext:value-type="float">
            <text:p>7009.998</text:p>
          </table:table-cell>
          <table:table-cell office:value-type="float" office:value="1363.86" calcext:value-type="float">
            <text:p>1363.86</text:p>
          </table:table-cell>
          <table:table-cell office:value-type="float" office:value="7085.008" calcext:value-type="float">
            <text:p>7085.008</text:p>
          </table:table-cell>
          <table:table-cell office:value-type="float" office:value="1606.22" calcext:value-type="float">
            <text:p>1606.22</text:p>
          </table:table-cell>
          <table:table-cell office:value-type="float" office:value="5.58" calcext:value-type="float">
            <text:p>5.58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5.514" calcext:value-type="float">
            <text:p>25.514</text:p>
          </table:table-cell>
          <table:table-cell office:value-type="float" office:value="209.329" calcext:value-type="float">
            <text:p>209.329</text:p>
          </table:table-cell>
          <table:table-cell office:value-type="float" office:value="-45.666" calcext:value-type="float">
            <text:p>-45.666</text:p>
          </table:table-cell>
          <table:table-cell office:value-type="float" office:value="19.278" calcext:value-type="float">
            <text:p>19.27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94.621" calcext:value-type="float">
            <text:p>94.621</text:p>
          </table:table-cell>
          <table:table-cell office:value-type="float" office:value="209.329" calcext:value-type="float">
            <text:p>209.329</text:p>
          </table:table-cell>
          <table:table-cell office:value-type="float" office:value="-170.774" calcext:value-type="float">
            <text:p>-170.774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4234.329" calcext:value-type="float">
            <text:p>4234.329</text:p>
          </table:table-cell>
          <table:table-cell office:value-type="float" office:value="0" calcext:value-type="float">
            <text:p>0</text:p>
          </table:table-cell>
          <table:table-cell office:value-type="float" office:value="20267.647" calcext:value-type="float">
            <text:p>20267.647</text:p>
          </table:table-cell>
          <table:table-cell office:value-type="float" office:value="4930.948" calcext:value-type="float">
            <text:p>4930.948</text:p>
          </table:table-cell>
          <table:table-cell office:value-type="float" office:value="14138.43" calcext:value-type="float">
            <text:p>14138.43</text:p>
          </table:table-cell>
          <table:table-cell office:value-type="float" office:value="-5669.773" calcext:value-type="float">
            <text:p>-5669.773</text:p>
          </table:table-cell>
          <table:table-cell office:value-type="float" office:value="4157.452" calcext:value-type="float">
            <text:p>4157.452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762.679" calcext:value-type="float">
            <text:p>6762.679</text:p>
          </table:table-cell>
          <table:table-cell office:value-type="float" office:value="1268.353" calcext:value-type="float">
            <text:p>1268.353</text:p>
          </table:table-cell>
          <table:table-cell office:value-type="float" office:value="6705.014" calcext:value-type="float">
            <text:p>6705.014</text:p>
          </table:table-cell>
          <table:table-cell office:value-type="float" office:value="1609.89" calcext:value-type="float">
            <text:p>1609.89</text:p>
          </table:table-cell>
          <table:table-cell office:value-type="float" office:value="4332.008" calcext:value-type="float">
            <text:p>4332.008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085.892" calcext:value-type="float">
            <text:p>7085.892</text:p>
          </table:table-cell>
          <table:table-cell office:value-type="float" office:value="1331.582" calcext:value-type="float">
            <text:p>1331.582</text:p>
          </table:table-cell>
          <table:table-cell office:value-type="float" office:value="7006.569" calcext:value-type="float">
            <text:p>7006.569</text:p>
          </table:table-cell>
          <table:table-cell office:value-type="float" office:value="1657.447" calcext:value-type="float">
            <text:p>1657.447</text:p>
          </table:table-cell>
          <table:table-cell office:value-type="float" office:value="6.92" calcext:value-type="float">
            <text:p>6.9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.02" calcext:value-type="float">
            <text:p>16.02</text:p>
          </table:table-cell>
          <table:table-cell office:value-type="float" office:value="198.867" calcext:value-type="float">
            <text:p>198.867</text:p>
          </table:table-cell>
          <table:table-cell office:value-type="float" office:value="-25.257" calcext:value-type="float">
            <text:p>-25.257</text:p>
          </table:table-cell>
          <table:table-cell office:value-type="float" office:value="30.651" calcext:value-type="float">
            <text:p>30.65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3.75" calcext:value-type="float">
            <text:p>83.75</text:p>
          </table:table-cell>
          <table:table-cell office:value-type="float" office:value="198.867" calcext:value-type="float">
            <text:p>198.867</text:p>
          </table:table-cell>
          <table:table-cell office:value-type="float" office:value="-137.565" calcext:value-type="float">
            <text:p>-137.565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8764.483" calcext:value-type="float">
            <text:p>8764.483</text:p>
          </table:table-cell>
          <table:table-cell office:value-type="float" office:value="0" calcext:value-type="float">
            <text:p>0</text:p>
          </table:table-cell>
          <table:table-cell office:value-type="float" office:value="222942.704" calcext:value-type="float">
            <text:p>222942.704</text:p>
          </table:table-cell>
          <table:table-cell office:value-type="float" office:value="31656.198" calcext:value-type="float">
            <text:p>31656.198</text:p>
          </table:table-cell>
          <table:table-cell office:value-type="float" office:value="72347.829" calcext:value-type="float">
            <text:p>72347.829</text:p>
          </table:table-cell>
          <table:table-cell office:value-type="float" office:value="-54818.862" calcext:value-type="float">
            <text:p>-54818.862</text:p>
          </table:table-cell>
          <table:table-cell office:value-type="float" office:value="4168.676" calcext:value-type="float">
            <text:p>4168.676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754.736" calcext:value-type="float">
            <text:p>6754.736</text:p>
          </table:table-cell>
          <table:table-cell office:value-type="float" office:value="1277.839" calcext:value-type="float">
            <text:p>1277.839</text:p>
          </table:table-cell>
          <table:table-cell office:value-type="float" office:value="6735.292" calcext:value-type="float">
            <text:p>6735.292</text:p>
          </table:table-cell>
          <table:table-cell office:value-type="float" office:value="1602.06" calcext:value-type="float">
            <text:p>1602.06</text:p>
          </table:table-cell>
          <table:table-cell office:value-type="float" office:value="4352.924" calcext:value-type="float">
            <text:p>4352.924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049.846" calcext:value-type="float">
            <text:p>7049.846</text:p>
          </table:table-cell>
          <table:table-cell office:value-type="float" office:value="1345.551" calcext:value-type="float">
            <text:p>1345.551</text:p>
          </table:table-cell>
          <table:table-cell office:value-type="float" office:value="7055.543" calcext:value-type="float">
            <text:p>7055.543</text:p>
          </table:table-cell>
          <table:table-cell office:value-type="float" office:value="1650.306" calcext:value-type="float">
            <text:p>1650.306</text:p>
          </table:table-cell>
          <table:table-cell office:value-type="float" office:value="15.36" calcext:value-type="float">
            <text:p>15.36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69.915" calcext:value-type="float">
            <text:p>69.915</text:p>
          </table:table-cell>
          <table:table-cell office:value-type="float" office:value="805.462" calcext:value-type="float">
            <text:p>805.462</text:p>
          </table:table-cell>
          <table:table-cell office:value-type="float" office:value="-125.068" calcext:value-type="float">
            <text:p>-125.068</text:p>
          </table:table-cell>
          <table:table-cell office:value-type="float" office:value="93.06" calcext:value-type="float">
            <text:p>93.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354.683" calcext:value-type="float">
            <text:p>354.683</text:p>
          </table:table-cell>
          <table:table-cell office:value-type="float" office:value="805.462" calcext:value-type="float">
            <text:p>805.462</text:p>
          </table:table-cell>
          <table:table-cell office:value-type="float" office:value="-619.342" calcext:value-type="float">
            <text:p>-619.342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5326.124" calcext:value-type="float">
            <text:p>5326.124</text:p>
          </table:table-cell>
          <table:table-cell office:value-type="float" office:value="0" calcext:value-type="float">
            <text:p>0</text:p>
          </table:table-cell>
          <table:table-cell office:value-type="float" office:value="38080.202" calcext:value-type="float">
            <text:p>38080.202</text:p>
          </table:table-cell>
          <table:table-cell office:value-type="float" office:value="7112.049" calcext:value-type="float">
            <text:p>7112.049</text:p>
          </table:table-cell>
          <table:table-cell office:value-type="float" office:value="19611.095" calcext:value-type="float">
            <text:p>19611.095</text:p>
          </table:table-cell>
          <table:table-cell office:value-type="float" office:value="-8958.847" calcext:value-type="float">
            <text:p>-8958.847</text:p>
          </table:table-cell>
          <table:table-cell office:value-type="float" office:value="4177.143" calcext:value-type="float">
            <text:p>4177.143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740.259" calcext:value-type="float">
            <text:p>6740.259</text:p>
          </table:table-cell>
          <table:table-cell office:value-type="float" office:value="1253.336" calcext:value-type="float">
            <text:p>1253.336</text:p>
          </table:table-cell>
          <table:table-cell office:value-type="float" office:value="6694.543" calcext:value-type="float">
            <text:p>6694.543</text:p>
          </table:table-cell>
          <table:table-cell office:value-type="float" office:value="1659.742" calcext:value-type="float">
            <text:p>1659.742</text:p>
          </table:table-cell>
          <table:table-cell office:value-type="float" office:value="4359.985" calcext:value-type="float">
            <text:p>4359.985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073.404" calcext:value-type="float">
            <text:p>7073.404</text:p>
          </table:table-cell>
          <table:table-cell office:value-type="float" office:value="1320.948" calcext:value-type="float">
            <text:p>1320.948</text:p>
          </table:table-cell>
          <table:table-cell office:value-type="float" office:value="7013.187" calcext:value-type="float">
            <text:p>7013.187</text:p>
          </table:table-cell>
          <table:table-cell office:value-type="float" office:value="1706.783" calcext:value-type="float">
            <text:p>1706.783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98.265" calcext:value-type="float">
            <text:p>98.265</text:p>
          </table:table-cell>
          <table:table-cell office:value-type="float" office:value="2461.305" calcext:value-type="float">
            <text:p>2461.305</text:p>
          </table:table-cell>
          <table:table-cell office:value-type="float" office:value="-174.871" calcext:value-type="float">
            <text:p>-174.871</text:p>
          </table:table-cell>
          <table:table-cell office:value-type="float" office:value="217.432" calcext:value-type="float">
            <text:p>217.432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1117.156" calcext:value-type="float">
            <text:p>1117.156</text:p>
          </table:table-cell>
          <table:table-cell office:value-type="float" office:value="2461.305" calcext:value-type="float">
            <text:p>2461.305</text:p>
          </table:table-cell>
          <table:table-cell office:value-type="float" office:value="-2026.441" calcext:value-type="float">
            <text:p>-2026.441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3675.333" calcext:value-type="float">
            <text:p>3675.333</text:p>
          </table:table-cell>
          <table:table-cell office:value-type="float" office:value="0" calcext:value-type="float">
            <text:p>0</text:p>
          </table:table-cell>
          <table:table-cell office:value-type="float" office:value="24102.97" calcext:value-type="float">
            <text:p>24102.97</text:p>
          </table:table-cell>
          <table:table-cell office:value-type="float" office:value="5133.507" calcext:value-type="float">
            <text:p>5133.507</text:p>
          </table:table-cell>
          <table:table-cell office:value-type="float" office:value="13986.287" calcext:value-type="float">
            <text:p>13986.287</text:p>
          </table:table-cell>
          <table:table-cell office:value-type="float" office:value="-6635.62" calcext:value-type="float">
            <text:p>-6635.62</text:p>
          </table:table-cell>
          <table:table-cell office:value-type="float" office:value="4187.989" calcext:value-type="float">
            <text:p>4187.989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770.159" calcext:value-type="float">
            <text:p>6770.159</text:p>
          </table:table-cell>
          <table:table-cell office:value-type="float" office:value="1251.597" calcext:value-type="float">
            <text:p>1251.597</text:p>
          </table:table-cell>
          <table:table-cell office:value-type="float" office:value="6701.896" calcext:value-type="float">
            <text:p>6701.896</text:p>
          </table:table-cell>
          <table:table-cell office:value-type="float" office:value="1674.083" calcext:value-type="float">
            <text:p>1674.083</text:p>
          </table:table-cell>
          <table:table-cell office:value-type="float" office:value="4365.801" calcext:value-type="float">
            <text:p>4365.801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067.873" calcext:value-type="float">
            <text:p>7067.873</text:p>
          </table:table-cell>
          <table:table-cell office:value-type="float" office:value="1320.845" calcext:value-type="float">
            <text:p>1320.845</text:p>
          </table:table-cell>
          <table:table-cell office:value-type="float" office:value="7018.797" calcext:value-type="float">
            <text:p>7018.797</text:p>
          </table:table-cell>
          <table:table-cell office:value-type="float" office:value="1712.806" calcext:value-type="float">
            <text:p>1712.806</text:p>
          </table:table-cell>
          <table:table-cell office:value-type="float" office:value="18.14" calcext:value-type="float">
            <text:p>18.14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52.013" calcext:value-type="float">
            <text:p>52.013</text:p>
          </table:table-cell>
          <table:table-cell office:value-type="float" office:value="940.233" calcext:value-type="float">
            <text:p>940.233</text:p>
          </table:table-cell>
          <table:table-cell office:value-type="float" office:value="-86.332" calcext:value-type="float">
            <text:p>-86.332</text:p>
          </table:table-cell>
          <table:table-cell office:value-type="float" office:value="134.893" calcext:value-type="float">
            <text:p>134.893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00.954" calcext:value-type="float">
            <text:p>400.954</text:p>
          </table:table-cell>
          <table:table-cell office:value-type="float" office:value="940.233" calcext:value-type="float">
            <text:p>940.233</text:p>
          </table:table-cell>
          <table:table-cell office:value-type="float" office:value="-670.446" calcext:value-type="float">
            <text:p>-670.446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5903.097" calcext:value-type="float">
            <text:p>5903.097</text:p>
          </table:table-cell>
          <table:table-cell office:value-type="float" office:value="0" calcext:value-type="float">
            <text:p>0</text:p>
          </table:table-cell>
          <table:table-cell office:value-type="float" office:value="72354.378" calcext:value-type="float">
            <text:p>72354.378</text:p>
          </table:table-cell>
          <table:table-cell office:value-type="float" office:value="11417.935" calcext:value-type="float">
            <text:p>11417.935</text:p>
          </table:table-cell>
          <table:table-cell office:value-type="float" office:value="28836.695" calcext:value-type="float">
            <text:p>28836.695</text:p>
          </table:table-cell>
          <table:table-cell office:value-type="float" office:value="-17030.5" calcext:value-type="float">
            <text:p>-17030.5</text:p>
          </table:table-cell>
          <table:table-cell office:value-type="float" office:value="4171.562" calcext:value-type="float">
            <text:p>4171.562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753.387" calcext:value-type="float">
            <text:p>6753.387</text:p>
          </table:table-cell>
          <table:table-cell office:value-type="float" office:value="1252.645" calcext:value-type="float">
            <text:p>1252.645</text:p>
          </table:table-cell>
          <table:table-cell office:value-type="float" office:value="6687.574" calcext:value-type="float">
            <text:p>6687.574</text:p>
          </table:table-cell>
          <table:table-cell office:value-type="float" office:value="1655.55" calcext:value-type="float">
            <text:p>1655.55</text:p>
          </table:table-cell>
          <table:table-cell office:value-type="float" office:value="4351.865" calcext:value-type="float">
            <text:p>4351.865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050.76" calcext:value-type="float">
            <text:p>7050.76</text:p>
          </table:table-cell>
          <table:table-cell office:value-type="float" office:value="1316.256" calcext:value-type="float">
            <text:p>1316.256</text:p>
          </table:table-cell>
          <table:table-cell office:value-type="float" office:value="6995.643" calcext:value-type="float">
            <text:p>6995.643</text:p>
          </table:table-cell>
          <table:table-cell office:value-type="float" office:value="1708.088" calcext:value-type="float">
            <text:p>1708.088</text:p>
          </table:table-cell>
          <table:table-cell office:value-type="float" office:value="20.24" calcext:value-type="float">
            <text:p>20.24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89.185" calcext:value-type="float">
            <text:p>89.185</text:p>
          </table:table-cell>
          <table:table-cell office:value-type="float" office:value="2031.118" calcext:value-type="float">
            <text:p>2031.118</text:p>
          </table:table-cell>
          <table:table-cell office:value-type="float" office:value="-158.893" calcext:value-type="float">
            <text:p>-158.893</text:p>
          </table:table-cell>
          <table:table-cell office:value-type="float" office:value="205.996" calcext:value-type="float">
            <text:p>205.996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908.672" calcext:value-type="float">
            <text:p>908.672</text:p>
          </table:table-cell>
          <table:table-cell office:value-type="float" office:value="2031.118" calcext:value-type="float">
            <text:p>2031.118</text:p>
          </table:table-cell>
          <table:table-cell office:value-type="float" office:value="-1619.126" calcext:value-type="float">
            <text:p>-1619.126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5884.28" calcext:value-type="float">
            <text:p>5884.28</text:p>
          </table:table-cell>
          <table:table-cell office:value-type="float" office:value="0" calcext:value-type="float">
            <text:p>0</text:p>
          </table:table-cell>
          <table:table-cell office:value-type="float" office:value="26285.039" calcext:value-type="float">
            <text:p>26285.039</text:p>
          </table:table-cell>
          <table:table-cell office:value-type="float" office:value="6726.925" calcext:value-type="float">
            <text:p>6726.925</text:p>
          </table:table-cell>
          <table:table-cell office:value-type="float" office:value="19395.708" calcext:value-type="float">
            <text:p>19395.708</text:p>
          </table:table-cell>
          <table:table-cell office:value-type="float" office:value="-7627.147" calcext:value-type="float">
            <text:p>-7627.147</text:p>
          </table:table-cell>
          <table:table-cell office:value-type="float" office:value="4166.301" calcext:value-type="float">
            <text:p>4166.301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673.95" calcext:value-type="float">
            <text:p>6673.95</text:p>
          </table:table-cell>
          <table:table-cell office:value-type="float" office:value="1233.272" calcext:value-type="float">
            <text:p>1233.272</text:p>
          </table:table-cell>
          <table:table-cell office:value-type="float" office:value="6643.401" calcext:value-type="float">
            <text:p>6643.401</text:p>
          </table:table-cell>
          <table:table-cell office:value-type="float" office:value="1689.201" calcext:value-type="float">
            <text:p>1689.201</text:p>
          </table:table-cell>
          <table:table-cell office:value-type="float" office:value="4345.274" calcext:value-type="float">
            <text:p>4345.274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6990.723" calcext:value-type="float">
            <text:p>6990.723</text:p>
          </table:table-cell>
          <table:table-cell office:value-type="float" office:value="1305.256" calcext:value-type="float">
            <text:p>1305.256</text:p>
          </table:table-cell>
          <table:table-cell office:value-type="float" office:value="6966.958" calcext:value-type="float">
            <text:p>6966.958</text:p>
          </table:table-cell>
          <table:table-cell office:value-type="float" office:value="1723.589" calcext:value-type="float">
            <text:p>1723.589</text:p>
          </table:table-cell>
          <table:table-cell office:value-type="float" office:value="9.02" calcext:value-type="float">
            <text:p>9.02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47.422" calcext:value-type="float">
            <text:p>47.422</text:p>
          </table:table-cell>
          <table:table-cell office:value-type="float" office:value="813.818" calcext:value-type="float">
            <text:p>813.818</text:p>
          </table:table-cell>
          <table:table-cell office:value-type="float" office:value="-86.23" calcext:value-type="float">
            <text:p>-86.23</text:p>
          </table:table-cell>
          <table:table-cell office:value-type="float" office:value="71.067" calcext:value-type="float">
            <text:p>71.067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69.793" calcext:value-type="float">
            <text:p>369.793</text:p>
          </table:table-cell>
          <table:table-cell office:value-type="float" office:value="813.818" calcext:value-type="float">
            <text:p>813.818</text:p>
          </table:table-cell>
          <table:table-cell office:value-type="float" office:value="-671.683" calcext:value-type="float">
            <text:p>-671.683</text:p>
          </table:table-cell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2687.741" calcext:value-type="float">
            <text:p>2687.741</text:p>
          </table:table-cell>
          <table:table-cell office:value-type="float" office:value="0" calcext:value-type="float">
            <text:p>0</text:p>
          </table:table-cell>
          <table:table-cell office:value-type="float" office:value="25558.15" calcext:value-type="float">
            <text:p>25558.15</text:p>
          </table:table-cell>
          <table:table-cell office:value-type="float" office:value="5231.381" calcext:value-type="float">
            <text:p>5231.381</text:p>
          </table:table-cell>
          <table:table-cell office:value-type="float" office:value="13195.279" calcext:value-type="float">
            <text:p>13195.279</text:p>
          </table:table-cell>
          <table:table-cell office:value-type="float" office:value="-7819.797" calcext:value-type="float">
            <text:p>-7819.797</text:p>
          </table:table-cell>
          <table:table-cell office:value-type="float" office:value="4169.256" calcext:value-type="float">
            <text:p>4169.256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73.594" calcext:value-type="float">
            <text:p>6673.594</text:p>
          </table:table-cell>
          <table:table-cell office:value-type="float" office:value="1234.246" calcext:value-type="float">
            <text:p>1234.246</text:p>
          </table:table-cell>
          <table:table-cell office:value-type="float" office:value="6648.312" calcext:value-type="float">
            <text:p>6648.312</text:p>
          </table:table-cell>
          <table:table-cell office:value-type="float" office:value="1690.2" calcext:value-type="float">
            <text:p>1690.2</text:p>
          </table:table-cell>
          <table:table-cell office:value-type="float" office:value="4349.346" calcext:value-type="float">
            <text:p>4349.346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7000.718" calcext:value-type="float">
            <text:p>7000.718</text:p>
          </table:table-cell>
          <table:table-cell office:value-type="float" office:value="1304.024" calcext:value-type="float">
            <text:p>1304.024</text:p>
          </table:table-cell>
          <table:table-cell office:value-type="float" office:value="6968.556" calcext:value-type="float">
            <text:p>6968.556</text:p>
          </table:table-cell>
          <table:table-cell office:value-type="float" office:value="1730.137" calcext:value-type="float">
            <text:p>1730.137</text:p>
          </table:table-cell>
          <table:table-cell office:value-type="float" office:value="12.34" calcext:value-type="float">
            <text:p>12.34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27.62" calcext:value-type="float">
            <text:p>27.62</text:p>
          </table:table-cell>
          <table:table-cell office:value-type="float" office:value="763.906" calcext:value-type="float">
            <text:p>763.906</text:p>
          </table:table-cell>
          <table:table-cell office:value-type="float" office:value="-43.136" calcext:value-type="float">
            <text:p>-43.136</text:p>
          </table:table-cell>
          <table:table-cell office:value-type="float" office:value="110.441" calcext:value-type="float">
            <text:p>110.44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25.34" calcext:value-type="float">
            <text:p>325.34</text:p>
          </table:table-cell>
          <table:table-cell office:value-type="float" office:value="763.906" calcext:value-type="float">
            <text:p>763.906</text:p>
          </table:table-cell>
          <table:table-cell office:value-type="float" office:value="-543.023" calcext:value-type="float">
            <text:p>-543.023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5450.378" calcext:value-type="float">
            <text:p>5450.378</text:p>
          </table:table-cell>
          <table:table-cell office:value-type="float" office:value="0" calcext:value-type="float">
            <text:p>0</text:p>
          </table:table-cell>
          <table:table-cell office:value-type="float" office:value="39741.013" calcext:value-type="float">
            <text:p>39741.013</text:p>
          </table:table-cell>
          <table:table-cell office:value-type="float" office:value="9154.528" calcext:value-type="float">
            <text:p>9154.528</text:p>
          </table:table-cell>
          <table:table-cell office:value-type="float" office:value="23837.789" calcext:value-type="float">
            <text:p>23837.789</text:p>
          </table:table-cell>
          <table:table-cell office:value-type="float" office:value="-12937.034" calcext:value-type="float">
            <text:p>-12937.034</text:p>
          </table:table-cell>
          <table:table-cell office:value-type="float" office:value="4171.446" calcext:value-type="float">
            <text:p>4171.446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675.218" calcext:value-type="float">
            <text:p>6675.218</text:p>
          </table:table-cell>
          <table:table-cell office:value-type="float" office:value="1200.976" calcext:value-type="float">
            <text:p>1200.976</text:p>
          </table:table-cell>
          <table:table-cell office:value-type="float" office:value="6583.676" calcext:value-type="float">
            <text:p>6583.676</text:p>
          </table:table-cell>
          <table:table-cell office:value-type="float" office:value="1759.215" calcext:value-type="float">
            <text:p>1759.215</text:p>
          </table:table-cell>
          <table:table-cell office:value-type="float" office:value="4352.215" calcext:value-type="float">
            <text:p>4352.215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989.193" calcext:value-type="float">
            <text:p>6989.193</text:p>
          </table:table-cell>
          <table:table-cell office:value-type="float" office:value="1268.138" calcext:value-type="float">
            <text:p>1268.138</text:p>
          </table:table-cell>
          <table:table-cell office:value-type="float" office:value="6899.345" calcext:value-type="float">
            <text:p>6899.345</text:p>
          </table:table-cell>
          <table:table-cell office:value-type="float" office:value="1805.084" calcext:value-type="float">
            <text:p>1805.084</text:p>
          </table:table-cell>
          <table:table-cell office:value-type="float" office:value="25.02" calcext:value-type="float">
            <text:p>25.02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90.664" calcext:value-type="float">
            <text:p>90.664</text:p>
          </table:table-cell>
          <table:table-cell office:value-type="float" office:value="4933.724" calcext:value-type="float">
            <text:p>4933.724</text:p>
          </table:table-cell>
          <table:table-cell office:value-type="float" office:value="-157.084" calcext:value-type="float">
            <text:p>-157.084</text:p>
          </table:table-cell>
          <table:table-cell office:value-type="float" office:value="537.791" calcext:value-type="float">
            <text:p>537.791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2188.6" calcext:value-type="float">
            <text:p>2188.6</text:p>
          </table:table-cell>
          <table:table-cell office:value-type="float" office:value="4933.724" calcext:value-type="float">
            <text:p>4933.724</text:p>
          </table:table-cell>
          <table:table-cell office:value-type="float" office:value="-3858.142" calcext:value-type="float">
            <text:p>-3858.142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4932.871" calcext:value-type="float">
            <text:p>4932.871</text:p>
          </table:table-cell>
          <table:table-cell office:value-type="float" office:value="0" calcext:value-type="float">
            <text:p>0</text:p>
          </table:table-cell>
          <table:table-cell office:value-type="float" office:value="64640.259" calcext:value-type="float">
            <text:p>64640.259</text:p>
          </table:table-cell>
          <table:table-cell office:value-type="float" office:value="10432.583" calcext:value-type="float">
            <text:p>10432.583</text:p>
          </table:table-cell>
          <table:table-cell office:value-type="float" office:value="25887.33" calcext:value-type="float">
            <text:p>25887.33</text:p>
          </table:table-cell>
          <table:table-cell office:value-type="float" office:value="-16021.588" calcext:value-type="float">
            <text:p>-16021.588</text:p>
          </table:table-cell>
          <table:table-cell office:value-type="float" office:value="4198.826" calcext:value-type="float">
            <text:p>4198.826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646.053" calcext:value-type="float">
            <text:p>6646.053</text:p>
          </table:table-cell>
          <table:table-cell office:value-type="float" office:value="1209.029" calcext:value-type="float">
            <text:p>1209.029</text:p>
          </table:table-cell>
          <table:table-cell office:value-type="float" office:value="6627.233" calcext:value-type="float">
            <text:p>6627.233</text:p>
          </table:table-cell>
          <table:table-cell office:value-type="float" office:value="1770.42" calcext:value-type="float">
            <text:p>1770.42</text:p>
          </table:table-cell>
          <table:table-cell office:value-type="float" office:value="4380.712" calcext:value-type="float">
            <text:p>4380.712</text:p>
          </table:table-cell>
          <table:table-cell office:value-type="float" office:value="1891.922" calcext:value-type="float">
            <text:p>1891.922</text:p>
          </table:table-cell>
          <table:table-cell office:value-type="float" office:value="6944.655" calcext:value-type="float">
            <text:p>6944.655</text:p>
          </table:table-cell>
          <table:table-cell office:value-type="float" office:value="1268.699" calcext:value-type="float">
            <text:p>1268.699</text:p>
          </table:table-cell>
          <table:table-cell office:value-type="float" office:value="6928.968" calcext:value-type="float">
            <text:p>6928.968</text:p>
          </table:table-cell>
          <table:table-cell office:value-type="float" office:value="1832.456" calcext:value-type="float">
            <text:p>1832.456</text:p>
          </table:table-cell>
          <table:table-cell office:value-type="float" office:value="28.56" calcext:value-type="float">
            <text:p>28.56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72.248" calcext:value-type="float">
            <text:p>72.248</text:p>
          </table:table-cell>
          <table:table-cell office:value-type="float" office:value="3729.756" calcext:value-type="float">
            <text:p>3729.756</text:p>
          </table:table-cell>
          <table:table-cell office:value-type="float" office:value="-116.554" calcext:value-type="float">
            <text:p>-116.554</text:p>
          </table:table-cell>
          <table:table-cell office:value-type="float" office:value="530.481" calcext:value-type="float">
            <text:p>530.48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592.821" calcext:value-type="float">
            <text:p>1592.821</text:p>
          </table:table-cell>
          <table:table-cell office:value-type="float" office:value="3729.756" calcext:value-type="float">
            <text:p>3729.756</text:p>
          </table:table-cell>
          <table:table-cell office:value-type="float" office:value="-2668.795" calcext:value-type="float">
            <text:p>-2668.795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6989.585" calcext:value-type="float">
            <text:p>6989.585</text:p>
          </table:table-cell>
          <table:table-cell office:value-type="float" office:value="0" calcext:value-type="float">
            <text:p>0</text:p>
          </table:table-cell>
          <table:table-cell office:value-type="float" office:value="105037.714" calcext:value-type="float">
            <text:p>105037.714</text:p>
          </table:table-cell>
          <table:table-cell office:value-type="float" office:value="15674.653" calcext:value-type="float">
            <text:p>15674.653</text:p>
          </table:table-cell>
          <table:table-cell office:value-type="float" office:value="38473.052" calcext:value-type="float">
            <text:p>38473.052</text:p>
          </table:table-cell>
          <table:table-cell office:value-type="float" office:value="-24493.881" calcext:value-type="float">
            <text:p>-24493.881</text:p>
          </table:table-cell>
          <table:table-cell office:value-type="float" office:value="4204.116" calcext:value-type="float">
            <text:p>4204.116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665.705" calcext:value-type="float">
            <text:p>6665.705</text:p>
          </table:table-cell>
          <table:table-cell office:value-type="float" office:value="1181.232" calcext:value-type="float">
            <text:p>1181.232</text:p>
          </table:table-cell>
          <table:table-cell office:value-type="float" office:value="6576.69" calcext:value-type="float">
            <text:p>6576.69</text:p>
          </table:table-cell>
          <table:table-cell office:value-type="float" office:value="1831.542" calcext:value-type="float">
            <text:p>1831.542</text:p>
          </table:table-cell>
          <table:table-cell office:value-type="float" office:value="4383.608" calcext:value-type="float">
            <text:p>4383.608</text:p>
          </table:table-cell>
          <table:table-cell office:value-type="float" office:value="1872.757" calcext:value-type="float">
            <text:p>1872.757</text:p>
          </table:table-cell>
          <table:table-cell office:value-type="float" office:value="6969.262" calcext:value-type="float">
            <text:p>6969.262</text:p>
          </table:table-cell>
          <table:table-cell office:value-type="float" office:value="1246.682" calcext:value-type="float">
            <text:p>1246.682</text:p>
          </table:table-cell>
          <table:table-cell office:value-type="float" office:value="6887.642" calcext:value-type="float">
            <text:p>6887.642</text:p>
          </table:table-cell>
          <table:table-cell office:value-type="float" office:value="1879.574" calcext:value-type="float">
            <text:p>1879.574</text:p>
          </table:table-cell>
          <table:table-cell office:value-type="float" office:value="16.98" calcext:value-type="float">
            <text:p>16.98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44.858" calcext:value-type="float">
            <text:p>44.858</text:p>
          </table:table-cell>
          <table:table-cell office:value-type="float" office:value="1903.045" calcext:value-type="float">
            <text:p>1903.045</text:p>
          </table:table-cell>
          <table:table-cell office:value-type="float" office:value="-73.12" calcext:value-type="float">
            <text:p>-73.12</text:p>
          </table:table-cell>
          <table:table-cell office:value-type="float" office:value="259.898" calcext:value-type="float">
            <text:p>259.898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818.073" calcext:value-type="float">
            <text:p>818.073</text:p>
          </table:table-cell>
          <table:table-cell office:value-type="float" office:value="1903.045" calcext:value-type="float">
            <text:p>1903.045</text:p>
          </table:table-cell>
          <table:table-cell office:value-type="float" office:value="-1383.25" calcext:value-type="float">
            <text:p>-1383.25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3138.417" calcext:value-type="float">
            <text:p>3138.417</text:p>
          </table:table-cell>
          <table:table-cell office:value-type="float" office:value="0" calcext:value-type="float">
            <text:p>0</text:p>
          </table:table-cell>
          <table:table-cell office:value-type="float" office:value="21230.538" calcext:value-type="float">
            <text:p>21230.538</text:p>
          </table:table-cell>
          <table:table-cell office:value-type="float" office:value="5388.18" calcext:value-type="float">
            <text:p>5388.18</text:p>
          </table:table-cell>
          <table:table-cell office:value-type="float" office:value="13960.894" calcext:value-type="float">
            <text:p>13960.894</text:p>
          </table:table-cell>
          <table:table-cell office:value-type="float" office:value="-7684.06" calcext:value-type="float">
            <text:p>-7684.06</text:p>
          </table:table-cell>
          <table:table-cell office:value-type="float" office:value="4190.098" calcext:value-type="float">
            <text:p>4190.098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545.872" calcext:value-type="float">
            <text:p>6545.872</text:p>
          </table:table-cell>
          <table:table-cell office:value-type="float" office:value="1160.304" calcext:value-type="float">
            <text:p>1160.304</text:p>
          </table:table-cell>
          <table:table-cell office:value-type="float" office:value="6520.638" calcext:value-type="float">
            <text:p>6520.638</text:p>
          </table:table-cell>
          <table:table-cell office:value-type="float" office:value="1859.558" calcext:value-type="float">
            <text:p>1859.558</text:p>
          </table:table-cell>
          <table:table-cell office:value-type="float" office:value="4377.602" calcext:value-type="float">
            <text:p>4377.602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885.418" calcext:value-type="float">
            <text:p>6885.418</text:p>
          </table:table-cell>
          <table:table-cell office:value-type="float" office:value="1226.505" calcext:value-type="float">
            <text:p>1226.505</text:p>
          </table:table-cell>
          <table:table-cell office:value-type="float" office:value="6841.111" calcext:value-type="float">
            <text:p>6841.111</text:p>
          </table:table-cell>
          <table:table-cell office:value-type="float" office:value="1914.094" calcext:value-type="float">
            <text:p>1914.094</text:p>
          </table:table-cell>
          <table:table-cell office:value-type="float" office:value="16.96" calcext:value-type="float">
            <text:p>16.96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0.767" calcext:value-type="float">
            <text:p>30.767</text:p>
          </table:table-cell>
          <table:table-cell office:value-type="float" office:value="1839.628" calcext:value-type="float">
            <text:p>1839.628</text:p>
          </table:table-cell>
          <table:table-cell office:value-type="float" office:value="-44.837" calcext:value-type="float">
            <text:p>-44.837</text:p>
          </table:table-cell>
          <table:table-cell office:value-type="float" office:value="344.715" calcext:value-type="float">
            <text:p>344.715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44.272" calcext:value-type="float">
            <text:p>744.272</text:p>
          </table:table-cell>
          <table:table-cell office:value-type="float" office:value="1839.628" calcext:value-type="float">
            <text:p>1839.628</text:p>
          </table:table-cell>
          <table:table-cell office:value-type="float" office:value="-1150.199" calcext:value-type="float">
            <text:p>-1150.199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870.775" calcext:value-type="float">
            <text:p>2870.775</text:p>
          </table:table-cell>
          <table:table-cell office:value-type="float" office:value="0" calcext:value-type="float">
            <text:p>0</text:p>
          </table:table-cell>
          <table:table-cell office:value-type="float" office:value="16346.983" calcext:value-type="float">
            <text:p>16346.983</text:p>
          </table:table-cell>
          <table:table-cell office:value-type="float" office:value="3935.103" calcext:value-type="float">
            <text:p>3935.103</text:p>
          </table:table-cell>
          <table:table-cell office:value-type="float" office:value="10774.663" calcext:value-type="float">
            <text:p>10774.663</text:p>
          </table:table-cell>
          <table:table-cell office:value-type="float" office:value="-5033.112" calcext:value-type="float">
            <text:p>-5033.112</text:p>
          </table:table-cell>
          <table:table-cell office:value-type="float" office:value="4204.467" calcext:value-type="float">
            <text:p>4204.467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7231.578" calcext:value-type="float">
            <text:p>7231.578</text:p>
          </table:table-cell>
          <table:table-cell office:value-type="float" office:value="1184.401" calcext:value-type="float">
            <text:p>1184.401</text:p>
          </table:table-cell>
          <table:table-cell office:value-type="float" office:value="6583.407" calcext:value-type="float">
            <text:p>6583.407</text:p>
          </table:table-cell>
          <table:table-cell office:value-type="float" office:value="1825.527" calcext:value-type="float">
            <text:p>1825.527</text:p>
          </table:table-cell>
          <table:table-cell office:value-type="float" office:value="4386.09" calcext:value-type="float">
            <text:p>4386.09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7605.796" calcext:value-type="float">
            <text:p>7605.796</text:p>
          </table:table-cell>
          <table:table-cell office:value-type="float" office:value="1253.335" calcext:value-type="float">
            <text:p>1253.335</text:p>
          </table:table-cell>
          <table:table-cell office:value-type="float" office:value="6903.487" calcext:value-type="float">
            <text:p>6903.487</text:p>
          </table:table-cell>
          <table:table-cell office:value-type="float" office:value="1868.693" calcext:value-type="float">
            <text:p>1868.693</text:p>
          </table:table-cell>
          <table:table-cell office:value-type="float" office:value="36.58" calcext:value-type="float">
            <text:p>36.58</text:p>
          </table:table-cell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176.935" calcext:value-type="float">
            <text:p>176.935</text:p>
          </table:table-cell>
          <table:table-cell office:value-type="float" office:value="9205.416" calcext:value-type="float">
            <text:p>9205.416</text:p>
          </table:table-cell>
          <table:table-cell office:value-type="float" office:value="-318.805" calcext:value-type="float">
            <text:p>-318.805</text:p>
          </table:table-cell>
          <table:table-cell office:value-type="float" office:value="783.375" calcext:value-type="float">
            <text:p>783.375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4193.076" calcext:value-type="float">
            <text:p>4193.076</text:p>
          </table:table-cell>
          <table:table-cell office:value-type="float" office:value="9205.416" calcext:value-type="float">
            <text:p>9205.416</text:p>
          </table:table-cell>
          <table:table-cell office:value-type="float" office:value="-7638.665" calcext:value-type="float">
            <text:p>-7638.665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3327.498" calcext:value-type="float">
            <text:p>3327.498</text:p>
          </table:table-cell>
          <table:table-cell office:value-type="float" office:value="0" calcext:value-type="float">
            <text:p>0</text:p>
          </table:table-cell>
          <table:table-cell office:value-type="float" office:value="17261.279" calcext:value-type="float">
            <text:p>17261.279</text:p>
          </table:table-cell>
          <table:table-cell office:value-type="float" office:value="4409.608" calcext:value-type="float">
            <text:p>4409.608</text:p>
          </table:table-cell>
          <table:table-cell office:value-type="float" office:value="12184.457" calcext:value-type="float">
            <text:p>12184.457</text:p>
          </table:table-cell>
          <table:table-cell office:value-type="float" office:value="-5529.46" calcext:value-type="float">
            <text:p>-5529.46</text:p>
          </table:table-cell>
          <table:table-cell office:value-type="float" office:value="4200.309" calcext:value-type="float">
            <text:p>4200.309</text:p>
          </table:table-cell>
          <table:table-cell office:value-type="float" office:value="1811.712" calcext:value-type="float">
            <text:p>1811.712</text:p>
          </table:table-cell>
          <table:table-cell office:value-type="float" office:value="7232.408" calcext:value-type="float">
            <text:p>7232.408</text:p>
          </table:table-cell>
          <table:table-cell office:value-type="float" office:value="1189.316" calcext:value-type="float">
            <text:p>1189.316</text:p>
          </table:table-cell>
          <table:table-cell office:value-type="float" office:value="6589.121" calcext:value-type="float">
            <text:p>6589.121</text:p>
          </table:table-cell>
          <table:table-cell office:value-type="float" office:value="1811.497" calcext:value-type="float">
            <text:p>1811.497</text:p>
          </table:table-cell>
          <table:table-cell office:value-type="float" office:value="4380.977" calcext:value-type="float">
            <text:p>4380.977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7543.721" calcext:value-type="float">
            <text:p>7543.721</text:p>
          </table:table-cell>
          <table:table-cell office:value-type="float" office:value="1249.611" calcext:value-type="float">
            <text:p>1249.611</text:p>
          </table:table-cell>
          <table:table-cell office:value-type="float" office:value="6890.894" calcext:value-type="float">
            <text:p>6890.894</text:p>
          </table:table-cell>
          <table:table-cell office:value-type="float" office:value="1871.06" calcext:value-type="float">
            <text:p>1871.06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.24" calcext:value-type="float">
            <text:p>9.24</text:p>
          </table:table-cell>
          <table:table-cell office:value-type="float" office:value="408.404" calcext:value-type="float">
            <text:p>408.404</text:p>
          </table:table-cell>
          <table:table-cell office:value-type="float" office:value="-14.68" calcext:value-type="float">
            <text:p>-14.68</text:p>
          </table:table-cell>
          <table:table-cell office:value-type="float" office:value="71.995" calcext:value-type="float">
            <text:p>71.99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7.488" calcext:value-type="float">
            <text:p>167.488</text:p>
          </table:table-cell>
          <table:table-cell office:value-type="float" office:value="408.404" calcext:value-type="float">
            <text:p>408.404</text:p>
          </table:table-cell>
          <table:table-cell office:value-type="float" office:value="-264.414" calcext:value-type="float">
            <text:p>-264.414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4369.341" calcext:value-type="float">
            <text:p>4369.341</text:p>
          </table:table-cell>
          <table:table-cell office:value-type="float" office:value="0" calcext:value-type="float">
            <text:p>0</text:p>
          </table:table-cell>
          <table:table-cell office:value-type="float" office:value="16528.688" calcext:value-type="float">
            <text:p>16528.688</text:p>
          </table:table-cell>
          <table:table-cell office:value-type="float" office:value="4933.295" calcext:value-type="float">
            <text:p>4933.295</text:p>
          </table:table-cell>
          <table:table-cell office:value-type="float" office:value="14278.155" calcext:value-type="float">
            <text:p>14278.155</text:p>
          </table:table-cell>
          <table:table-cell office:value-type="float" office:value="-5539.473" calcext:value-type="float">
            <text:p>-5539.473</text:p>
          </table:table-cell>
          <table:table-cell office:value-type="float" office:value="4215.139" calcext:value-type="float">
            <text:p>4215.139</text:p>
          </table:table-cell>
          <table:table-cell office:value-type="float" office:value="1906.234" calcext:value-type="float">
            <text:p>1906.234</text:p>
          </table:table-cell>
          <table:table-cell office:value-type="float" office:value="7105.044" calcext:value-type="float">
            <text:p>7105.044</text:p>
          </table:table-cell>
          <table:table-cell office:value-type="float" office:value="1156.312" calcext:value-type="float">
            <text:p>1156.312</text:p>
          </table:table-cell>
          <table:table-cell office:value-type="float" office:value="6537.66" calcext:value-type="float">
            <text:p>6537.66</text:p>
          </table:table-cell>
          <table:table-cell office:value-type="float" office:value="1892.618" calcext:value-type="float">
            <text:p>1892.618</text:p>
          </table:table-cell>
          <table:table-cell office:value-type="float" office:value="4395.94" calcext:value-type="float">
            <text:p>4395.94</text:p>
          </table:table-cell>
          <table:table-cell office:value-type="float" office:value="1946.395" calcext:value-type="float">
            <text:p>1946.395</text:p>
          </table:table-cell>
          <table:table-cell office:value-type="float" office:value="7467.228" calcext:value-type="float">
            <text:p>7467.228</text:p>
          </table:table-cell>
          <table:table-cell office:value-type="float" office:value="1221.879" calcext:value-type="float">
            <text:p>1221.879</text:p>
          </table:table-cell>
          <table:table-cell office:value-type="float" office:value="6850.156" calcext:value-type="float">
            <text:p>6850.156</text:p>
          </table:table-cell>
          <table:table-cell office:value-type="float" office:value="1941.724" calcext:value-type="float">
            <text:p>1941.724</text:p>
          </table:table-cell>
          <table:table-cell office:value-type="float" office:value="9.96" calcext:value-type="float">
            <text:p>9.96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1.861" calcext:value-type="float">
            <text:p>21.861</text:p>
          </table:table-cell>
          <table:table-cell office:value-type="float" office:value="933.564" calcext:value-type="float">
            <text:p>933.564</text:p>
          </table:table-cell>
          <table:table-cell office:value-type="float" office:value="-33.95" calcext:value-type="float">
            <text:p>-33.95</text:p>
          </table:table-cell>
          <table:table-cell office:value-type="float" office:value="148.501" calcext:value-type="float">
            <text:p>148.50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90.859" calcext:value-type="float">
            <text:p>390.859</text:p>
          </table:table-cell>
          <table:table-cell office:value-type="float" office:value="933.564" calcext:value-type="float">
            <text:p>933.564</text:p>
          </table:table-cell>
          <table:table-cell office:value-type="float" office:value="-636.562" calcext:value-type="float">
            <text:p>-636.562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4636.381" calcext:value-type="float">
            <text:p>4636.381</text:p>
          </table:table-cell>
          <table:table-cell office:value-type="float" office:value="0" calcext:value-type="float">
            <text:p>0</text:p>
          </table:table-cell>
          <table:table-cell office:value-type="float" office:value="43653.1" calcext:value-type="float">
            <text:p>43653.1</text:p>
          </table:table-cell>
          <table:table-cell office:value-type="float" office:value="8416.498" calcext:value-type="float">
            <text:p>8416.498</text:p>
          </table:table-cell>
          <table:table-cell office:value-type="float" office:value="21541.415" calcext:value-type="float">
            <text:p>21541.415</text:p>
          </table:table-cell>
          <table:table-cell office:value-type="float" office:value="-12268.654" calcext:value-type="float">
            <text:p>-12268.654</text:p>
          </table:table-cell>
          <table:table-cell office:value-type="float" office:value="4265.429" calcext:value-type="float">
            <text:p>4265.429</text:p>
          </table:table-cell>
          <table:table-cell office:value-type="float" office:value="1957.455" calcext:value-type="float">
            <text:p>1957.455</text:p>
          </table:table-cell>
          <table:table-cell office:value-type="float" office:value="7089.047" calcext:value-type="float">
            <text:p>7089.047</text:p>
          </table:table-cell>
          <table:table-cell office:value-type="float" office:value="1160.956" calcext:value-type="float">
            <text:p>1160.956</text:p>
          </table:table-cell>
          <table:table-cell office:value-type="float" office:value="6597.277" calcext:value-type="float">
            <text:p>6597.277</text:p>
          </table:table-cell>
          <table:table-cell office:value-type="float" office:value="1933.581" calcext:value-type="float">
            <text:p>1933.581</text:p>
          </table:table-cell>
          <table:table-cell office:value-type="float" office:value="4451.515" calcext:value-type="float">
            <text:p>4451.515</text:p>
          </table:table-cell>
          <table:table-cell office:value-type="float" office:value="1973.62" calcext:value-type="float">
            <text:p>1973.62</text:p>
          </table:table-cell>
          <table:table-cell office:value-type="float" office:value="7399.894" calcext:value-type="float">
            <text:p>7399.894</text:p>
          </table:table-cell>
          <table:table-cell office:value-type="float" office:value="1221.381" calcext:value-type="float">
            <text:p>1221.381</text:p>
          </table:table-cell>
          <table:table-cell office:value-type="float" office:value="6904.73" calcext:value-type="float">
            <text:p>6904.73</text:p>
          </table:table-cell>
          <table:table-cell office:value-type="float" office:value="1998.3" calcext:value-type="float">
            <text:p>1998.3</text:p>
          </table:table-cell>
          <table:table-cell office:value-type="float" office:value="31.58" calcext:value-type="float">
            <text:p>31.58</text:p>
          </table:table-cell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87.558" calcext:value-type="float">
            <text:p>87.558</text:p>
          </table:table-cell>
          <table:table-cell office:value-type="float" office:value="8243.774" calcext:value-type="float">
            <text:p>8243.774</text:p>
          </table:table-cell>
          <table:table-cell office:value-type="float" office:value="-144.285" calcext:value-type="float">
            <text:p>-144.285</text:p>
          </table:table-cell>
          <table:table-cell office:value-type="float" office:value="993.008" calcext:value-type="float">
            <text:p>993.008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3609.934" calcext:value-type="float">
            <text:p>3609.934</text:p>
          </table:table-cell>
          <table:table-cell office:value-type="float" office:value="8243.774" calcext:value-type="float">
            <text:p>8243.774</text:p>
          </table:table-cell>
          <table:table-cell office:value-type="float" office:value="-6257.757" calcext:value-type="float">
            <text:p>-6257.757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10433.896" calcext:value-type="float">
            <text:p>10433.896</text:p>
          </table:table-cell>
          <table:table-cell office:value-type="float" office:value="0" calcext:value-type="float">
            <text:p>0</text:p>
          </table:table-cell>
          <table:table-cell office:value-type="float" office:value="301600.403" calcext:value-type="float">
            <text:p>301600.403</text:p>
          </table:table-cell>
          <table:table-cell office:value-type="float" office:value="42935.964" calcext:value-type="float">
            <text:p>42935.964</text:p>
          </table:table-cell>
          <table:table-cell office:value-type="float" office:value="96673.318" calcext:value-type="float">
            <text:p>96673.318</text:p>
          </table:table-cell>
          <table:table-cell office:value-type="float" office:value="-75805.525" calcext:value-type="float">
            <text:p>-75805.525</text:p>
          </table:table-cell>
          <table:table-cell office:value-type="float" office:value="4294.1" calcext:value-type="float">
            <text:p>4294.1</text:p>
          </table:table-cell>
          <table:table-cell office:value-type="float" office:value="1856.619" calcext:value-type="float">
            <text:p>1856.619</text:p>
          </table:table-cell>
          <table:table-cell office:value-type="float" office:value="6976.471" calcext:value-type="float">
            <text:p>6976.471</text:p>
          </table:table-cell>
          <table:table-cell office:value-type="float" office:value="1164.076" calcext:value-type="float">
            <text:p>1164.076</text:p>
          </table:table-cell>
          <table:table-cell office:value-type="float" office:value="6632.216" calcext:value-type="float">
            <text:p>6632.216</text:p>
          </table:table-cell>
          <table:table-cell office:value-type="float" office:value="1955.984" calcext:value-type="float">
            <text:p>1955.984</text:p>
          </table:table-cell>
          <table:table-cell office:value-type="float" office:value="4484.509" calcext:value-type="float">
            <text:p>4484.509</text:p>
          </table:table-cell>
          <table:table-cell office:value-type="float" office:value="1910.916" calcext:value-type="float">
            <text:p>1910.916</text:p>
          </table:table-cell>
          <table:table-cell office:value-type="float" office:value="7312.074" calcext:value-type="float">
            <text:p>7312.074</text:p>
          </table:table-cell>
          <table:table-cell office:value-type="float" office:value="1228.252" calcext:value-type="float">
            <text:p>1228.252</text:p>
          </table:table-cell>
          <table:table-cell office:value-type="float" office:value="6951.525" calcext:value-type="float">
            <text:p>6951.525</text:p>
          </table:table-cell>
          <table:table-cell office:value-type="float" office:value="2017.493" calcext:value-type="float">
            <text:p>2017.493</text:p>
          </table:table-cell>
          <table:table-cell office:value-type="float" office:value="36.64" calcext:value-type="float">
            <text:p>36.64</text:p>
          </table:table-cell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120.001" calcext:value-type="float">
            <text:p>120.001</text:p>
          </table:table-cell>
          <table:table-cell office:value-type="float" office:value="10233.68" calcext:value-type="float">
            <text:p>10233.68</text:p>
          </table:table-cell>
          <table:table-cell office:value-type="float" office:value="-204.39" calcext:value-type="float">
            <text:p>-204.39</text:p>
          </table:table-cell>
          <table:table-cell office:value-type="float" office:value="1247.966" calcext:value-type="float">
            <text:p>1247.966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4473.712" calcext:value-type="float">
            <text:p>4473.712</text:p>
          </table:table-cell>
          <table:table-cell office:value-type="float" office:value="10233.68" calcext:value-type="float">
            <text:p>10233.68</text:p>
          </table:table-cell>
          <table:table-cell office:value-type="float" office:value="-7737.749" calcext:value-type="float">
            <text:p>-7737.749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4579.131" calcext:value-type="float">
            <text:p>4579.131</text:p>
          </table:table-cell>
          <table:table-cell office:value-type="float" office:value="0" calcext:value-type="float">
            <text:p>0</text:p>
          </table:table-cell>
          <table:table-cell office:value-type="float" office:value="25491.787" calcext:value-type="float">
            <text:p>25491.787</text:p>
          </table:table-cell>
          <table:table-cell office:value-type="float" office:value="5588.535" calcext:value-type="float">
            <text:p>5588.535</text:p>
          </table:table-cell>
          <table:table-cell office:value-type="float" office:value="15804.034" calcext:value-type="float">
            <text:p>15804.034</text:p>
          </table:table-cell>
          <table:table-cell office:value-type="float" office:value="-6645.771" calcext:value-type="float">
            <text:p>-6645.771</text:p>
          </table:table-cell>
          <table:table-cell office:value-type="float" office:value="4307.556" calcext:value-type="float">
            <text:p>4307.556</text:p>
          </table:table-cell>
          <table:table-cell office:value-type="float" office:value="1860.771" calcext:value-type="float">
            <text:p>1860.771</text:p>
          </table:table-cell>
          <table:table-cell office:value-type="float" office:value="6901.202" calcext:value-type="float">
            <text:p>6901.202</text:p>
          </table:table-cell>
          <table:table-cell office:value-type="float" office:value="1142.055" calcext:value-type="float">
            <text:p>1142.055</text:p>
          </table:table-cell>
          <table:table-cell office:value-type="float" office:value="6601.44" calcext:value-type="float">
            <text:p>6601.44</text:p>
          </table:table-cell>
          <table:table-cell office:value-type="float" office:value="2013.672" calcext:value-type="float">
            <text:p>2013.672</text:p>
          </table:table-cell>
          <table:table-cell office:value-type="float" office:value="4495.012" calcext:value-type="float">
            <text:p>4495.012</text:p>
          </table:table-cell>
          <table:table-cell office:value-type="float" office:value="1867.241" calcext:value-type="float">
            <text:p>1867.241</text:p>
          </table:table-cell>
          <table:table-cell office:value-type="float" office:value="7253.003" calcext:value-type="float">
            <text:p>7253.003</text:p>
          </table:table-cell>
          <table:table-cell office:value-type="float" office:value="1207.991" calcext:value-type="float">
            <text:p>1207.991</text:p>
          </table:table-cell>
          <table:table-cell office:value-type="float" office:value="6921.334" calcext:value-type="float">
            <text:p>6921.334</text:p>
          </table:table-cell>
          <table:table-cell office:value-type="float" office:value="2068.691" calcext:value-type="float">
            <text:p>2068.691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39.886" calcext:value-type="float">
            <text:p>39.886</text:p>
          </table:table-cell>
          <table:table-cell office:value-type="float" office:value="4278.703" calcext:value-type="float">
            <text:p>4278.703</text:p>
          </table:table-cell>
          <table:table-cell office:value-type="float" office:value="-61.314" calcext:value-type="float">
            <text:p>-61.314</text:p>
          </table:table-cell>
          <table:table-cell office:value-type="float" office:value="700.322" calcext:value-type="float">
            <text:p>700.32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781.566" calcext:value-type="float">
            <text:p>1781.566</text:p>
          </table:table-cell>
          <table:table-cell office:value-type="float" office:value="4278.703" calcext:value-type="float">
            <text:p>4278.703</text:p>
          </table:table-cell>
          <table:table-cell office:value-type="float" office:value="-2878.058" calcext:value-type="float">
            <text:p>-2878.058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4444.781" calcext:value-type="float">
            <text:p>4444.781</text:p>
          </table:table-cell>
          <table:table-cell office:value-type="float" office:value="0" calcext:value-type="float">
            <text:p>0</text:p>
          </table:table-cell>
          <table:table-cell office:value-type="float" office:value="83251.14" calcext:value-type="float">
            <text:p>83251.14</text:p>
          </table:table-cell>
          <table:table-cell office:value-type="float" office:value="12427.728" calcext:value-type="float">
            <text:p>12427.728</text:p>
          </table:table-cell>
          <table:table-cell office:value-type="float" office:value="29406.608" calcext:value-type="float">
            <text:p>29406.608</text:p>
          </table:table-cell>
          <table:table-cell office:value-type="float" office:value="-20517.045" calcext:value-type="float">
            <text:p>-20517.045</text:p>
          </table:table-cell>
          <table:table-cell office:value-type="float" office:value="4328.462" calcext:value-type="float">
            <text:p>4328.462</text:p>
          </table:table-cell>
          <table:table-cell office:value-type="float" office:value="1783.75" calcext:value-type="float">
            <text:p>1783.75</text:p>
          </table:table-cell>
          <table:table-cell office:value-type="float" office:value="6874.698" calcext:value-type="float">
            <text:p>6874.698</text:p>
          </table:table-cell>
          <table:table-cell office:value-type="float" office:value="1099.16" calcext:value-type="float">
            <text:p>1099.16</text:p>
          </table:table-cell>
          <table:table-cell office:value-type="float" office:value="6536.189" calcext:value-type="float">
            <text:p>6536.189</text:p>
          </table:table-cell>
          <table:table-cell office:value-type="float" office:value="2120.735" calcext:value-type="float">
            <text:p>2120.735</text:p>
          </table:table-cell>
          <table:table-cell office:value-type="float" office:value="4513.391" calcext:value-type="float">
            <text:p>4513.391</text:p>
          </table:table-cell>
          <table:table-cell office:value-type="float" office:value="1870.511" calcext:value-type="float">
            <text:p>1870.511</text:p>
          </table:table-cell>
          <table:table-cell office:value-type="float" office:value="7188.843" calcext:value-type="float">
            <text:p>7188.843</text:p>
          </table:table-cell>
          <table:table-cell office:value-type="float" office:value="1158.898" calcext:value-type="float">
            <text:p>1158.898</text:p>
          </table:table-cell>
          <table:table-cell office:value-type="float" office:value="6841.106" calcext:value-type="float">
            <text:p>6841.106</text:p>
          </table:table-cell>
          <table:table-cell office:value-type="float" office:value="2185.676" calcext:value-type="float">
            <text:p>2185.676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33.476" calcext:value-type="float">
            <text:p>33.476</text:p>
          </table:table-cell>
          <table:table-cell office:value-type="float" office:value="2778.489" calcext:value-type="float">
            <text:p>2778.489</text:p>
          </table:table-cell>
          <table:table-cell office:value-type="float" office:value="-51.338" calcext:value-type="float">
            <text:p>-51.338</text:p>
          </table:table-cell>
          <table:table-cell office:value-type="float" office:value="494.675" calcext:value-type="float">
            <text:p>494.675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137.041" calcext:value-type="float">
            <text:p>1137.041</text:p>
          </table:table-cell>
          <table:table-cell office:value-type="float" office:value="2778.489" calcext:value-type="float">
            <text:p>2778.489</text:p>
          </table:table-cell>
          <table:table-cell office:value-type="float" office:value="-1789.139" calcext:value-type="float">
            <text:p>-1789.139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5412.336" calcext:value-type="float">
            <text:p>5412.336</text:p>
          </table:table-cell>
          <table:table-cell office:value-type="float" office:value="0" calcext:value-type="float">
            <text:p>0</text:p>
          </table:table-cell>
          <table:table-cell office:value-type="float" office:value="46008.131" calcext:value-type="float">
            <text:p>46008.131</text:p>
          </table:table-cell>
          <table:table-cell office:value-type="float" office:value="8194.117" calcext:value-type="float">
            <text:p>8194.117</text:p>
          </table:table-cell>
          <table:table-cell office:value-type="float" office:value="21870.706" calcext:value-type="float">
            <text:p>21870.706</text:p>
          </table:table-cell>
          <table:table-cell office:value-type="float" office:value="-11046.033" calcext:value-type="float">
            <text:p>-11046.033</text:p>
          </table:table-cell>
          <table:table-cell office:value-type="float" office:value="4312.171" calcext:value-type="float">
            <text:p>4312.171</text:p>
          </table:table-cell>
          <table:table-cell office:value-type="float" office:value="1974.959" calcext:value-type="float">
            <text:p>1974.959</text:p>
          </table:table-cell>
          <table:table-cell office:value-type="float" office:value="6710.303" calcext:value-type="float">
            <text:p>6710.303</text:p>
          </table:table-cell>
          <table:table-cell office:value-type="float" office:value="1073.01" calcext:value-type="float">
            <text:p>1073.01</text:p>
          </table:table-cell>
          <table:table-cell office:value-type="float" office:value="6467.375" calcext:value-type="float">
            <text:p>6467.375</text:p>
          </table:table-cell>
          <table:table-cell office:value-type="float" office:value="2156.968" calcext:value-type="float">
            <text:p>2156.968</text:p>
          </table:table-cell>
          <table:table-cell office:value-type="float" office:value="4498.847" calcext:value-type="float">
            <text:p>4498.847</text:p>
          </table:table-cell>
          <table:table-cell office:value-type="float" office:value="2033.51" calcext:value-type="float">
            <text:p>2033.51</text:p>
          </table:table-cell>
          <table:table-cell office:value-type="float" office:value="7052.488" calcext:value-type="float">
            <text:p>7052.488</text:p>
          </table:table-cell>
          <table:table-cell office:value-type="float" office:value="1138.333" calcext:value-type="float">
            <text:p>1138.333</text:p>
          </table:table-cell>
          <table:table-cell office:value-type="float" office:value="6785.257" calcext:value-type="float">
            <text:p>6785.257</text:p>
          </table:table-cell>
          <table:table-cell office:value-type="float" office:value="2212.437" calcext:value-type="float">
            <text:p>2212.437</text:p>
          </table:table-cell>
          <table:table-cell office:value-type="float" office:value="12.62" calcext:value-type="float">
            <text:p>12.6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5.854" calcext:value-type="float">
            <text:p>35.854</text:p>
          </table:table-cell>
          <table:table-cell office:value-type="float" office:value="3961.615" calcext:value-type="float">
            <text:p>3961.615</text:p>
          </table:table-cell>
          <table:table-cell office:value-type="float" office:value="-59.394" calcext:value-type="float">
            <text:p>-59.394</text:p>
          </table:table-cell>
          <table:table-cell office:value-type="float" office:value="534.005" calcext:value-type="float">
            <text:p>534.00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706.502" calcext:value-type="float">
            <text:p>1706.502</text:p>
          </table:table-cell>
          <table:table-cell office:value-type="float" office:value="3961.615" calcext:value-type="float">
            <text:p>3961.615</text:p>
          </table:table-cell>
          <table:table-cell office:value-type="float" office:value="-2893.606" calcext:value-type="float">
            <text:p>-2893.606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4179.56" calcext:value-type="float">
            <text:p>4179.56</text:p>
          </table:table-cell>
          <table:table-cell office:value-type="float" office:value="0" calcext:value-type="float">
            <text:p>0</text:p>
          </table:table-cell>
          <table:table-cell office:value-type="float" office:value="80176.504" calcext:value-type="float">
            <text:p>80176.504</text:p>
          </table:table-cell>
          <table:table-cell office:value-type="float" office:value="11355.754" calcext:value-type="float">
            <text:p>11355.754</text:p>
          </table:table-cell>
          <table:table-cell office:value-type="float" office:value="26988.262" calcext:value-type="float">
            <text:p>26988.262</text:p>
          </table:table-cell>
          <table:table-cell office:value-type="float" office:value="-18629.142" calcext:value-type="float">
            <text:p>-18629.142</text:p>
          </table:table-cell>
          <table:table-cell office:value-type="float" office:value="4349.699" calcext:value-type="float">
            <text:p>4349.699</text:p>
          </table:table-cell>
          <table:table-cell office:value-type="float" office:value="1970.284" calcext:value-type="float">
            <text:p>1970.284</text:p>
          </table:table-cell>
          <table:table-cell office:value-type="float" office:value="6430.897" calcext:value-type="float">
            <text:p>6430.897</text:p>
          </table:table-cell>
          <table:table-cell office:value-type="float" office:value="1093.6" calcext:value-type="float">
            <text:p>1093.6</text:p>
          </table:table-cell>
          <table:table-cell office:value-type="float" office:value="6546.259" calcext:value-type="float">
            <text:p>6546.259</text:p>
          </table:table-cell>
          <table:table-cell office:value-type="float" office:value="2153.138" calcext:value-type="float">
            <text:p>2153.138</text:p>
          </table:table-cell>
          <table:table-cell office:value-type="float" office:value="4538.6" calcext:value-type="float">
            <text:p>4538.6</text:p>
          </table:table-cell>
          <table:table-cell office:value-type="float" office:value="1989.589" calcext:value-type="float">
            <text:p>1989.589</text:p>
          </table:table-cell>
          <table:table-cell office:value-type="float" office:value="6712.845" calcext:value-type="float">
            <text:p>6712.845</text:p>
          </table:table-cell>
          <table:table-cell office:value-type="float" office:value="1155.706" calcext:value-type="float">
            <text:p>1155.706</text:p>
          </table:table-cell>
          <table:table-cell office:value-type="float" office:value="6859.904" calcext:value-type="float">
            <text:p>6859.904</text:p>
          </table:table-cell>
          <table:table-cell office:value-type="float" office:value="2217.297" calcext:value-type="float">
            <text:p>2217.297</text:p>
          </table:table-cell>
          <table:table-cell office:value-type="float" office:value="18.74" calcext:value-type="float">
            <text:p>18.74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43.104" calcext:value-type="float">
            <text:p>43.104</text:p>
          </table:table-cell>
          <table:table-cell office:value-type="float" office:value="3080.322" calcext:value-type="float">
            <text:p>3080.322</text:p>
          </table:table-cell>
          <table:table-cell office:value-type="float" office:value="-67.838" calcext:value-type="float">
            <text:p>-67.838</text:p>
          </table:table-cell>
          <table:table-cell office:value-type="float" office:value="531.841" calcext:value-type="float">
            <text:p>531.8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268.811" calcext:value-type="float">
            <text:p>1268.811</text:p>
          </table:table-cell>
          <table:table-cell office:value-type="float" office:value="3080.322" calcext:value-type="float">
            <text:p>3080.322</text:p>
          </table:table-cell>
          <table:table-cell office:value-type="float" office:value="-2016.641" calcext:value-type="float">
            <text:p>-2016.641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3886.972" calcext:value-type="float">
            <text:p>3886.972</text:p>
          </table:table-cell>
          <table:table-cell office:value-type="float" office:value="0" calcext:value-type="float">
            <text:p>0</text:p>
          </table:table-cell>
          <table:table-cell office:value-type="float" office:value="33961.461" calcext:value-type="float">
            <text:p>33961.461</text:p>
          </table:table-cell>
          <table:table-cell office:value-type="float" office:value="6641.544" calcext:value-type="float">
            <text:p>6641.544</text:p>
          </table:table-cell>
          <table:table-cell office:value-type="float" office:value="17226.907" calcext:value-type="float">
            <text:p>17226.907</text:p>
          </table:table-cell>
          <table:table-cell office:value-type="float" office:value="-9452.962" calcext:value-type="float">
            <text:p>-9452.962</text:p>
          </table:table-cell>
          <table:table-cell office:value-type="float" office:value="4350.167" calcext:value-type="float">
            <text:p>4350.167</text:p>
          </table:table-cell>
          <table:table-cell office:value-type="float" office:value="1908.88" calcext:value-type="float">
            <text:p>1908.88</text:p>
          </table:table-cell>
          <table:table-cell office:value-type="float" office:value="6459.031" calcext:value-type="float">
            <text:p>6459.031</text:p>
          </table:table-cell>
          <table:table-cell office:value-type="float" office:value="1067.361" calcext:value-type="float">
            <text:p>1067.361</text:p>
          </table:table-cell>
          <table:table-cell office:value-type="float" office:value="6494.024" calcext:value-type="float">
            <text:p>6494.024</text:p>
          </table:table-cell>
          <table:table-cell office:value-type="float" office:value="2206.31" calcext:value-type="float">
            <text:p>2206.31</text:p>
          </table:table-cell>
          <table:table-cell office:value-type="float" office:value="4537.851" calcext:value-type="float">
            <text:p>4537.851</text:p>
          </table:table-cell>
          <table:table-cell office:value-type="float" office:value="1949.731" calcext:value-type="float">
            <text:p>1949.731</text:p>
          </table:table-cell>
          <table:table-cell office:value-type="float" office:value="6774.396" calcext:value-type="float">
            <text:p>6774.396</text:p>
          </table:table-cell>
          <table:table-cell office:value-type="float" office:value="1122.543" calcext:value-type="float">
            <text:p>1122.543</text:p>
          </table:table-cell>
          <table:table-cell office:value-type="float" office:value="6792.545" calcext:value-type="float">
            <text:p>6792.545</text:p>
          </table:table-cell>
          <table:table-cell office:value-type="float" office:value="2283.158" calcext:value-type="float">
            <text:p>2283.158</text:p>
          </table:table-cell>
          <table:table-cell office:value-type="float" office:value="20.04" calcext:value-type="float">
            <text:p>20.04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67.631" calcext:value-type="float">
            <text:p>67.631</text:p>
          </table:table-cell>
          <table:table-cell office:value-type="float" office:value="9909.878" calcext:value-type="float">
            <text:p>9909.878</text:p>
          </table:table-cell>
          <table:table-cell office:value-type="float" office:value="-115.801" calcext:value-type="float">
            <text:p>-115.801</text:p>
          </table:table-cell>
          <table:table-cell office:value-type="float" office:value="1097.256" calcext:value-type="float">
            <text:p>1097.256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387.534" calcext:value-type="float">
            <text:p>4387.534</text:p>
          </table:table-cell>
          <table:table-cell office:value-type="float" office:value="9909.878" calcext:value-type="float">
            <text:p>9909.878</text:p>
          </table:table-cell>
          <table:table-cell office:value-type="float" office:value="-7715.365" calcext:value-type="float">
            <text:p>-7715.365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5341.759" calcext:value-type="float">
            <text:p>5341.759</text:p>
          </table:table-cell>
          <table:table-cell office:value-type="float" office:value="0" calcext:value-type="float">
            <text:p>0</text:p>
          </table:table-cell>
          <table:table-cell office:value-type="float" office:value="62010.475" calcext:value-type="float">
            <text:p>62010.475</text:p>
          </table:table-cell>
          <table:table-cell office:value-type="float" office:value="10227.091" calcext:value-type="float">
            <text:p>10227.091</text:p>
          </table:table-cell>
          <table:table-cell office:value-type="float" office:value="25883.476" calcext:value-type="float">
            <text:p>25883.476</text:p>
          </table:table-cell>
          <table:table-cell office:value-type="float" office:value="-15199.958" calcext:value-type="float">
            <text:p>-15199.958</text:p>
          </table:table-cell>
          <table:table-cell office:value-type="float" office:value="4389.601" calcext:value-type="float">
            <text:p>4389.601</text:p>
          </table:table-cell>
          <table:table-cell office:value-type="float" office:value="1849.955" calcext:value-type="float">
            <text:p>1849.955</text:p>
          </table:table-cell>
          <table:table-cell office:value-type="float" office:value="6473.753" calcext:value-type="float">
            <text:p>6473.753</text:p>
          </table:table-cell>
          <table:table-cell office:value-type="float" office:value="1042.829" calcext:value-type="float">
            <text:p>1042.829</text:p>
          </table:table-cell>
          <table:table-cell office:value-type="float" office:value="6484.186" calcext:value-type="float">
            <text:p>6484.186</text:p>
          </table:table-cell>
          <table:table-cell office:value-type="float" office:value="2295.017" calcext:value-type="float">
            <text:p>2295.017</text:p>
          </table:table-cell>
          <table:table-cell office:value-type="float" office:value="4580.801" calcext:value-type="float">
            <text:p>4580.801</text:p>
          </table:table-cell>
          <table:table-cell office:value-type="float" office:value="1930.955" calcext:value-type="float">
            <text:p>1930.955</text:p>
          </table:table-cell>
          <table:table-cell office:value-type="float" office:value="6797.089" calcext:value-type="float">
            <text:p>6797.089</text:p>
          </table:table-cell>
          <table:table-cell office:value-type="float" office:value="1101.117" calcext:value-type="float">
            <text:p>1101.117</text:p>
          </table:table-cell>
          <table:table-cell office:value-type="float" office:value="6792.46" calcext:value-type="float">
            <text:p>6792.46</text:p>
          </table:table-cell>
          <table:table-cell office:value-type="float" office:value="2369.141" calcext:value-type="float">
            <text:p>2369.141</text:p>
          </table:table-cell>
          <table:table-cell office:value-type="float" office:value="30.26" calcext:value-type="float">
            <text:p>30.26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79.926" calcext:value-type="float">
            <text:p>79.926</text:p>
          </table:table-cell>
          <table:table-cell office:value-type="float" office:value="13812.443" calcext:value-type="float">
            <text:p>13812.443</text:p>
          </table:table-cell>
          <table:table-cell office:value-type="float" office:value="-130.277" calcext:value-type="float">
            <text:p>-130.277</text:p>
          </table:table-cell>
          <table:table-cell office:value-type="float" office:value="1897.964" calcext:value-type="float">
            <text:p>1897.964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931.854" calcext:value-type="float">
            <text:p>5931.854</text:p>
          </table:table-cell>
          <table:table-cell office:value-type="float" office:value="13812.443" calcext:value-type="float">
            <text:p>13812.443</text:p>
          </table:table-cell>
          <table:table-cell office:value-type="float" office:value="-10016.515" calcext:value-type="float">
            <text:p>-10016.515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314.885" calcext:value-type="float">
            <text:p>2314.885</text:p>
          </table:table-cell>
          <table:table-cell office:value-type="float" office:value="0" calcext:value-type="float">
            <text:p>0</text:p>
          </table:table-cell>
          <table:table-cell office:value-type="float" office:value="20749.141" calcext:value-type="float">
            <text:p>20749.141</text:p>
          </table:table-cell>
          <table:table-cell office:value-type="float" office:value="4857.951" calcext:value-type="float">
            <text:p>4857.951</text:p>
          </table:table-cell>
          <table:table-cell office:value-type="float" office:value="12072.368" calcext:value-type="float">
            <text:p>12072.368</text:p>
          </table:table-cell>
          <table:table-cell office:value-type="float" office:value="-7442.597" calcext:value-type="float">
            <text:p>-7442.597</text:p>
          </table:table-cell>
          <table:table-cell office:value-type="float" office:value="4414.886" calcext:value-type="float">
            <text:p>4414.886</text:p>
          </table:table-cell>
          <table:table-cell office:value-type="float" office:value="1841.947" calcext:value-type="float">
            <text:p>1841.947</text:p>
          </table:table-cell>
          <table:table-cell office:value-type="float" office:value="6480.016" calcext:value-type="float">
            <text:p>6480.016</text:p>
          </table:table-cell>
          <table:table-cell office:value-type="float" office:value="1039.461" calcext:value-type="float">
            <text:p>1039.461</text:p>
          </table:table-cell>
          <table:table-cell office:value-type="float" office:value="6502.705" calcext:value-type="float">
            <text:p>6502.705</text:p>
          </table:table-cell>
          <table:table-cell office:value-type="float" office:value="2327.067" calcext:value-type="float">
            <text:p>2327.067</text:p>
          </table:table-cell>
          <table:table-cell office:value-type="float" office:value="4609.683" calcext:value-type="float">
            <text:p>4609.683</text:p>
          </table:table-cell>
          <table:table-cell office:value-type="float" office:value="1916.679" calcext:value-type="float">
            <text:p>1916.679</text:p>
          </table:table-cell>
          <table:table-cell office:value-type="float" office:value="6785.591" calcext:value-type="float">
            <text:p>6785.591</text:p>
          </table:table-cell>
          <table:table-cell office:value-type="float" office:value="1098.481" calcext:value-type="float">
            <text:p>1098.481</text:p>
          </table:table-cell>
          <table:table-cell office:value-type="float" office:value="6816.047" calcext:value-type="float">
            <text:p>6816.047</text:p>
          </table:table-cell>
          <table:table-cell office:value-type="float" office:value="2403.319" calcext:value-type="float">
            <text:p>2403.319</text:p>
          </table:table-cell>
          <table:table-cell office:value-type="float" office:value="49.36" calcext:value-type="float">
            <text:p>49.36</text:p>
          </table:table-cell>
          <table:table-cell office:value-type="float" office:value="1" calcext:value-type="float">
            <text:p>1</text:p>
          </table:table-cell>
          <table:table-cell office:value-type="float" office:value="1922" calcext:value-type="float">
            <text:p>1922</text:p>
          </table:table-cell>
          <table:table-cell office:value-type="float" office:value="268.558" calcext:value-type="float">
            <text:p>268.558</text:p>
          </table:table-cell>
          <table:table-cell office:value-type="float" office:value="36880.259" calcext:value-type="float">
            <text:p>36880.259</text:p>
          </table:table-cell>
          <table:table-cell office:value-type="float" office:value="-490.054" calcext:value-type="float">
            <text:p>-490.054</text:p>
          </table:table-cell>
          <table:table-cell office:value-type="float" office:value="2948.503" calcext:value-type="float">
            <text:p>2948.503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16893.581" calcext:value-type="float">
            <text:p>16893.581</text:p>
          </table:table-cell>
          <table:table-cell office:value-type="float" office:value="36880.259" calcext:value-type="float">
            <text:p>36880.259</text:p>
          </table:table-cell>
          <table:table-cell office:value-type="float" office:value="-30983.253" calcext:value-type="float">
            <text:p>-30983.253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2803.083" calcext:value-type="float">
            <text:p>2803.083</text:p>
          </table:table-cell>
          <table:table-cell office:value-type="float" office:value="0" calcext:value-type="float">
            <text:p>0</text:p>
          </table:table-cell>
          <table:table-cell office:value-type="float" office:value="26102.494" calcext:value-type="float">
            <text:p>26102.494</text:p>
          </table:table-cell>
          <table:table-cell office:value-type="float" office:value="4693.176" calcext:value-type="float">
            <text:p>4693.176</text:p>
          </table:table-cell>
          <table:table-cell office:value-type="float" office:value="12229.605" calcext:value-type="float">
            <text:p>12229.605</text:p>
          </table:table-cell>
          <table:table-cell office:value-type="float" office:value="-6623.439" calcext:value-type="float">
            <text:p>-6623.439</text:p>
          </table:table-cell>
          <table:table-cell office:value-type="float" office:value="4444.78" calcext:value-type="float">
            <text:p>4444.78</text:p>
          </table:table-cell>
          <table:table-cell office:value-type="float" office:value="1897.142" calcext:value-type="float">
            <text:p>1897.142</text:p>
          </table:table-cell>
          <table:table-cell office:value-type="float" office:value="6530.031" calcext:value-type="float">
            <text:p>6530.031</text:p>
          </table:table-cell>
          <table:table-cell office:value-type="float" office:value="1058.828" calcext:value-type="float">
            <text:p>1058.828</text:p>
          </table:table-cell>
          <table:table-cell office:value-type="float" office:value="6571.499" calcext:value-type="float">
            <text:p>6571.499</text:p>
          </table:table-cell>
          <table:table-cell office:value-type="float" office:value="2318.061" calcext:value-type="float">
            <text:p>2318.061</text:p>
          </table:table-cell>
          <table:table-cell office:value-type="float" office:value="4640.199" calcext:value-type="float">
            <text:p>4640.199</text:p>
          </table:table-cell>
          <table:table-cell office:value-type="float" office:value="1895.927" calcext:value-type="float">
            <text:p>1895.927</text:p>
          </table:table-cell>
          <table:table-cell office:value-type="float" office:value="6856.258" calcext:value-type="float">
            <text:p>6856.258</text:p>
          </table:table-cell>
          <table:table-cell office:value-type="float" office:value="1119.635" calcext:value-type="float">
            <text:p>1119.635</text:p>
          </table:table-cell>
          <table:table-cell office:value-type="float" office:value="6889.053" calcext:value-type="float">
            <text:p>6889.053</text:p>
          </table:table-cell>
          <table:table-cell office:value-type="float" office:value="2391.345" calcext:value-type="float">
            <text:p>2391.345</text:p>
          </table:table-cell>
          <table:table-cell office:value-type="float" office:value="21.94" calcext:value-type="float">
            <text:p>21.94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64.034" calcext:value-type="float">
            <text:p>64.034</text:p>
          </table:table-cell>
          <table:table-cell office:value-type="float" office:value="6970.027" calcext:value-type="float">
            <text:p>6970.027</text:p>
          </table:table-cell>
          <table:table-cell office:value-type="float" office:value="-106.677" calcext:value-type="float">
            <text:p>-106.677</text:p>
          </table:table-cell>
          <table:table-cell office:value-type="float" office:value="921.248" calcext:value-type="float">
            <text:p>921.248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3011.502" calcext:value-type="float">
            <text:p>3011.502</text:p>
          </table:table-cell>
          <table:table-cell office:value-type="float" office:value="6970.027" calcext:value-type="float">
            <text:p>6970.027</text:p>
          </table:table-cell>
          <table:table-cell office:value-type="float" office:value="-5127.531" calcext:value-type="float">
            <text:p>-5127.531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7275.617" calcext:value-type="float">
            <text:p>7275.617</text:p>
          </table:table-cell>
          <table:table-cell office:value-type="float" office:value="0" calcext:value-type="float">
            <text:p>0</text:p>
          </table:table-cell>
          <table:table-cell office:value-type="float" office:value="75700.461" calcext:value-type="float">
            <text:p>75700.461</text:p>
          </table:table-cell>
          <table:table-cell office:value-type="float" office:value="14743.067" calcext:value-type="float">
            <text:p>14743.067</text:p>
          </table:table-cell>
          <table:table-cell office:value-type="float" office:value="36887.938" calcext:value-type="float">
            <text:p>36887.938</text:p>
          </table:table-cell>
          <table:table-cell office:value-type="float" office:value="-22336.705" calcext:value-type="float">
            <text:p>-22336.705</text:p>
          </table:table-cell>
          <table:table-cell office:value-type="float" office:value="4606.075" calcext:value-type="float">
            <text:p>4606.075</text:p>
          </table:table-cell>
          <table:table-cell office:value-type="float" office:value="1943.894" calcext:value-type="float">
            <text:p>1943.894</text:p>
          </table:table-cell>
          <table:table-cell office:value-type="float" office:value="6843.077" calcext:value-type="float">
            <text:p>6843.077</text:p>
          </table:table-cell>
          <table:table-cell office:value-type="float" office:value="1098.567" calcext:value-type="float">
            <text:p>1098.567</text:p>
          </table:table-cell>
          <table:table-cell office:value-type="float" office:value="6812.612" calcext:value-type="float">
            <text:p>6812.612</text:p>
          </table:table-cell>
          <table:table-cell office:value-type="float" office:value="2399.537" calcext:value-type="float">
            <text:p>2399.537</text:p>
          </table:table-cell>
          <table:table-cell office:value-type="float" office:value="4807.825" calcext:value-type="float">
            <text:p>4807.825</text:p>
          </table:table-cell>
          <table:table-cell office:value-type="float" office:value="1964.737" calcext:value-type="float">
            <text:p>1964.737</text:p>
          </table:table-cell>
          <table:table-cell office:value-type="float" office:value="7194.783" calcext:value-type="float">
            <text:p>7194.783</text:p>
          </table:table-cell>
          <table:table-cell office:value-type="float" office:value="1159.634" calcext:value-type="float">
            <text:p>1159.634</text:p>
          </table:table-cell>
          <table:table-cell office:value-type="float" office:value="7137.02" calcext:value-type="float">
            <text:p>7137.02</text:p>
          </table:table-cell>
          <table:table-cell office:value-type="float" office:value="2478.631" calcext:value-type="float">
            <text:p>2478.631</text:p>
          </table:table-cell>
          <table:table-cell office:value-type="float" office:value="85.58" calcext:value-type="float">
            <text:p>85.58</text:p>
          </table:table-cell>
          <table:table-cell office:value-type="float" office:value="1" calcext:value-type="float">
            <text:p>1</text:p>
          </table:table-cell>
          <table:table-cell office:value-type="float" office:value="2055" calcext:value-type="float">
            <text:p>2055</text:p>
          </table:table-cell>
          <table:table-cell office:value-type="float" office:value="311.655" calcext:value-type="float">
            <text:p>311.655</text:p>
          </table:table-cell>
          <table:table-cell office:value-type="float" office:value="46630.318" calcext:value-type="float">
            <text:p>46630.318</text:p>
          </table:table-cell>
          <table:table-cell office:value-type="float" office:value="-540.397" calcext:value-type="float">
            <text:p>-540.397</text:p>
          </table:table-cell>
          <table:table-cell office:value-type="float" office:value="4859.927" calcext:value-type="float">
            <text:p>4859.927</text:p>
          </table:table-cell>
          <table:table-cell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  <table:table-cell office:value-type="float" office:value="20796.197" calcext:value-type="float">
            <text:p>20796.197</text:p>
          </table:table-cell>
          <table:table-cell office:value-type="float" office:value="46630.318" calcext:value-type="float">
            <text:p>46630.318</text:p>
          </table:table-cell>
          <table:table-cell office:value-type="float" office:value="-36910.464" calcext:value-type="float">
            <text:p>-36910.464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4960.203" calcext:value-type="float">
            <text:p>4960.203</text:p>
          </table:table-cell>
          <table:table-cell office:value-type="float" office:value="0" calcext:value-type="float">
            <text:p>0</text:p>
          </table:table-cell>
          <table:table-cell office:value-type="float" office:value="28079.613" calcext:value-type="float">
            <text:p>28079.613</text:p>
          </table:table-cell>
          <table:table-cell office:value-type="float" office:value="6259.199" calcext:value-type="float">
            <text:p>6259.199</text:p>
          </table:table-cell>
          <table:table-cell office:value-type="float" office:value="17532.174" calcext:value-type="float">
            <text:p>17532.174</text:p>
          </table:table-cell>
          <table:table-cell office:value-type="float" office:value="-7611.767" calcext:value-type="float">
            <text:p>-7611.767</text:p>
          </table:table-cell>
          <table:table-cell office:value-type="float" office:value="4605.051" calcext:value-type="float">
            <text:p>4605.051</text:p>
          </table:table-cell>
          <table:table-cell office:value-type="float" office:value="1983.41" calcext:value-type="float">
            <text:p>1983.41</text:p>
          </table:table-cell>
          <table:table-cell office:value-type="float" office:value="6471.423" calcext:value-type="float">
            <text:p>6471.423</text:p>
          </table:table-cell>
          <table:table-cell office:value-type="float" office:value="1040.839" calcext:value-type="float">
            <text:p>1040.839</text:p>
          </table:table-cell>
          <table:table-cell office:value-type="float" office:value="6695.637" calcext:value-type="float">
            <text:p>6695.637</text:p>
          </table:table-cell>
          <table:table-cell office:value-type="float" office:value="2514.465" calcext:value-type="float">
            <text:p>2514.465</text:p>
          </table:table-cell>
          <table:table-cell office:value-type="float" office:value="4808.716" calcext:value-type="float">
            <text:p>4808.716</text:p>
          </table:table-cell>
          <table:table-cell office:value-type="float" office:value="2024.029" calcext:value-type="float">
            <text:p>2024.029</text:p>
          </table:table-cell>
          <table:table-cell office:value-type="float" office:value="6808.083" calcext:value-type="float">
            <text:p>6808.083</text:p>
          </table:table-cell>
          <table:table-cell office:value-type="float" office:value="1101.687" calcext:value-type="float">
            <text:p>1101.687</text:p>
          </table:table-cell>
          <table:table-cell office:value-type="float" office:value="7021.52" calcext:value-type="float">
            <text:p>7021.52</text:p>
          </table:table-cell>
          <table:table-cell office:value-type="float" office:value="2595.912" calcext:value-type="float">
            <text:p>2595.912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7.408" calcext:value-type="float">
            <text:p>17.408</text:p>
          </table:table-cell>
          <table:table-cell office:value-type="float" office:value="3390.043" calcext:value-type="float">
            <text:p>3390.043</text:p>
          </table:table-cell>
          <table:table-cell office:value-type="float" office:value="-26.266" calcext:value-type="float">
            <text:p>-26.266</text:p>
          </table:table-cell>
          <table:table-cell office:value-type="float" office:value="538.948" calcext:value-type="float">
            <text:p>538.94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19.473" calcext:value-type="float">
            <text:p>1419.473</text:p>
          </table:table-cell>
          <table:table-cell office:value-type="float" office:value="3390.043" calcext:value-type="float">
            <text:p>3390.043</text:p>
          </table:table-cell>
          <table:table-cell office:value-type="float" office:value="-2312.147" calcext:value-type="float">
            <text:p>-2312.147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4337.548" calcext:value-type="float">
            <text:p>4337.548</text:p>
          </table:table-cell>
          <table:table-cell office:value-type="float" office:value="0" calcext:value-type="float">
            <text:p>0</text:p>
          </table:table-cell>
          <table:table-cell office:value-type="float" office:value="25665.135" calcext:value-type="float">
            <text:p>25665.135</text:p>
          </table:table-cell>
          <table:table-cell office:value-type="float" office:value="6245.396" calcext:value-type="float">
            <text:p>6245.396</text:p>
          </table:table-cell>
          <table:table-cell office:value-type="float" office:value="16881.795" calcext:value-type="float">
            <text:p>16881.795</text:p>
          </table:table-cell>
          <table:table-cell office:value-type="float" office:value="-8206.698" calcext:value-type="float">
            <text:p>-8206.698</text:p>
          </table:table-cell>
          <table:table-cell office:value-type="float" office:value="4612.732" calcext:value-type="float">
            <text:p>4612.732</text:p>
          </table:table-cell>
          <table:table-cell office:value-type="float" office:value="1994.205" calcext:value-type="float">
            <text:p>1994.205</text:p>
          </table:table-cell>
          <table:table-cell office:value-type="float" office:value="6419.946" calcext:value-type="float">
            <text:p>6419.946</text:p>
          </table:table-cell>
          <table:table-cell office:value-type="float" office:value="1022.879" calcext:value-type="float">
            <text:p>1022.879</text:p>
          </table:table-cell>
          <table:table-cell office:value-type="float" office:value="6667.245" calcext:value-type="float">
            <text:p>6667.245</text:p>
          </table:table-cell>
          <table:table-cell office:value-type="float" office:value="2558.219" calcext:value-type="float">
            <text:p>2558.219</text:p>
          </table:table-cell>
          <table:table-cell office:value-type="float" office:value="4825.093" calcext:value-type="float">
            <text:p>4825.093</text:p>
          </table:table-cell>
          <table:table-cell office:value-type="float" office:value="2092.781" calcext:value-type="float">
            <text:p>2092.781</text:p>
          </table:table-cell>
          <table:table-cell office:value-type="float" office:value="6752.722" calcext:value-type="float">
            <text:p>6752.722</text:p>
          </table:table-cell>
          <table:table-cell office:value-type="float" office:value="1076.74" calcext:value-type="float">
            <text:p>1076.74</text:p>
          </table:table-cell>
          <table:table-cell office:value-type="float" office:value="6987.788" calcext:value-type="float">
            <text:p>6987.788</text:p>
          </table:table-cell>
          <table:table-cell office:value-type="float" office:value="2662.397" calcext:value-type="float">
            <text:p>2662.397</text:p>
          </table:table-cell>
          <table:table-cell office:value-type="float" office:value="17.94" calcext:value-type="float">
            <text:p>17.94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43.183" calcext:value-type="float">
            <text:p>43.183</text:p>
          </table:table-cell>
          <table:table-cell office:value-type="float" office:value="6196.048" calcext:value-type="float">
            <text:p>6196.048</text:p>
          </table:table-cell>
          <table:table-cell office:value-type="float" office:value="-68.796" calcext:value-type="float">
            <text:p>-68.796</text:p>
          </table:table-cell>
          <table:table-cell office:value-type="float" office:value="928.876" calcext:value-type="float">
            <text:p>928.876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622.363" calcext:value-type="float">
            <text:p>2622.363</text:p>
          </table:table-cell>
          <table:table-cell office:value-type="float" office:value="6196.048" calcext:value-type="float">
            <text:p>6196.048</text:p>
          </table:table-cell>
          <table:table-cell office:value-type="float" office:value="-4338.295" calcext:value-type="float">
            <text:p>-4338.295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4400.267" calcext:value-type="float">
            <text:p>4400.267</text:p>
          </table:table-cell>
          <table:table-cell office:value-type="float" office:value="0" calcext:value-type="float">
            <text:p>0</text:p>
          </table:table-cell>
          <table:table-cell office:value-type="float" office:value="37491.38" calcext:value-type="float">
            <text:p>37491.38</text:p>
          </table:table-cell>
          <table:table-cell office:value-type="float" office:value="7866.697" calcext:value-type="float">
            <text:p>7866.697</text:p>
          </table:table-cell>
          <table:table-cell office:value-type="float" office:value="20200.993" calcext:value-type="float">
            <text:p>20200.993</text:p>
          </table:table-cell>
          <table:table-cell office:value-type="float" office:value="-11400.458" calcext:value-type="float">
            <text:p>-11400.458</text:p>
          </table:table-cell>
          <table:table-cell office:value-type="float" office:value="4616.417" calcext:value-type="float">
            <text:p>4616.417</text:p>
          </table:table-cell>
          <table:table-cell office:value-type="float" office:value="2170.886" calcext:value-type="float">
            <text:p>2170.886</text:p>
          </table:table-cell>
          <table:table-cell office:value-type="float" office:value="6345.017" calcext:value-type="float">
            <text:p>6345.017</text:p>
          </table:table-cell>
          <table:table-cell office:value-type="float" office:value="963.713" calcext:value-type="float">
            <text:p>963.713</text:p>
          </table:table-cell>
          <table:table-cell office:value-type="float" office:value="6552.091" calcext:value-type="float">
            <text:p>6552.091</text:p>
          </table:table-cell>
          <table:table-cell office:value-type="float" office:value="2680.743" calcext:value-type="float">
            <text:p>2680.743</text:p>
          </table:table-cell>
          <table:table-cell office:value-type="float" office:value="4820.779" calcext:value-type="float">
            <text:p>4820.779</text:p>
          </table:table-cell>
          <table:table-cell office:value-type="float" office:value="2261.831" calcext:value-type="float">
            <text:p>2261.831</text:p>
          </table:table-cell>
          <table:table-cell office:value-type="float" office:value="6615.136" calcext:value-type="float">
            <text:p>6615.136</text:p>
          </table:table-cell>
          <table:table-cell office:value-type="float" office:value="1015.447" calcext:value-type="float">
            <text:p>1015.447</text:p>
          </table:table-cell>
          <table:table-cell office:value-type="float" office:value="6860.364" calcext:value-type="float">
            <text:p>6860.364</text:p>
          </table:table-cell>
          <table:table-cell office:value-type="float" office:value="2781.194" calcext:value-type="float">
            <text:p>2781.194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49.903" calcext:value-type="float">
            <text:p>49.903</text:p>
          </table:table-cell>
          <table:table-cell office:value-type="float" office:value="6637.297" calcext:value-type="float">
            <text:p>6637.297</text:p>
          </table:table-cell>
          <table:table-cell office:value-type="float" office:value="-84.833" calcext:value-type="float">
            <text:p>-84.833</text:p>
          </table:table-cell>
          <table:table-cell office:value-type="float" office:value="729.753" calcext:value-type="float">
            <text:p>729.753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2941.185" calcext:value-type="float">
            <text:p>2941.185</text:p>
          </table:table-cell>
          <table:table-cell office:value-type="float" office:value="6637.297" calcext:value-type="float">
            <text:p>6637.297</text:p>
          </table:table-cell>
          <table:table-cell office:value-type="float" office:value="-5177.79" calcext:value-type="float">
            <text:p>-5177.79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4895.001" calcext:value-type="float">
            <text:p>4895.001</text:p>
          </table:table-cell>
          <table:table-cell office:value-type="float" office:value="0" calcext:value-type="float">
            <text:p>0</text:p>
          </table:table-cell>
          <table:table-cell office:value-type="float" office:value="51298.593" calcext:value-type="float">
            <text:p>51298.593</text:p>
          </table:table-cell>
          <table:table-cell office:value-type="float" office:value="9708.709" calcext:value-type="float">
            <text:p>9708.709</text:p>
          </table:table-cell>
          <table:table-cell office:value-type="float" office:value="24395.517" calcext:value-type="float">
            <text:p>24395.517</text:p>
          </table:table-cell>
          <table:table-cell office:value-type="float" office:value="-14605.515" calcext:value-type="float">
            <text:p>-14605.515</text:p>
          </table:table-cell>
          <table:table-cell office:value-type="float" office:value="4779.466" calcext:value-type="float">
            <text:p>4779.466</text:p>
          </table:table-cell>
          <table:table-cell office:value-type="float" office:value="2080.486" calcext:value-type="float">
            <text:p>2080.486</text:p>
          </table:table-cell>
          <table:table-cell office:value-type="float" office:value="7172.966" calcext:value-type="float">
            <text:p>7172.966</text:p>
          </table:table-cell>
          <table:table-cell office:value-type="float" office:value="1017.871" calcext:value-type="float">
            <text:p>1017.871</text:p>
          </table:table-cell>
          <table:table-cell office:value-type="float" office:value="6823.92" calcext:value-type="float">
            <text:p>6823.92</text:p>
          </table:table-cell>
          <table:table-cell office:value-type="float" office:value="2735.012" calcext:value-type="float">
            <text:p>2735.012</text:p>
          </table:table-cell>
          <table:table-cell office:value-type="float" office:value="4996.817" calcext:value-type="float">
            <text:p>4996.817</text:p>
          </table:table-cell>
          <table:table-cell office:value-type="float" office:value="2181.982" calcext:value-type="float">
            <text:p>2181.982</text:p>
          </table:table-cell>
          <table:table-cell office:value-type="float" office:value="7489.04" calcext:value-type="float">
            <text:p>7489.04</text:p>
          </table:table-cell>
          <table:table-cell office:value-type="float" office:value="1071.858" calcext:value-type="float">
            <text:p>1071.858</text:p>
          </table:table-cell>
          <table:table-cell office:value-type="float" office:value="7149.708" calcext:value-type="float">
            <text:p>7149.708</text:p>
          </table:table-cell>
          <table:table-cell office:value-type="float" office:value="2843.926" calcext:value-type="float">
            <text:p>2843.926</text:p>
          </table:table-cell>
          <table:table-cell office:value-type="float" office:value="51.48" calcext:value-type="float">
            <text:p>51.48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116.516" calcext:value-type="float">
            <text:p>116.516</text:p>
          </table:table-cell>
          <table:table-cell office:value-type="float" office:value="12616.862" calcext:value-type="float">
            <text:p>12616.862</text:p>
          </table:table-cell>
          <table:table-cell office:value-type="float" office:value="-182.549" calcext:value-type="float">
            <text:p>-182.549</text:p>
          </table:table-cell>
          <table:table-cell office:value-type="float" office:value="2302.241" calcext:value-type="float">
            <text:p>2302.241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5135.334" calcext:value-type="float">
            <text:p>5135.334</text:p>
          </table:table-cell>
          <table:table-cell office:value-type="float" office:value="12616.862" calcext:value-type="float">
            <text:p>12616.862</text:p>
          </table:table-cell>
          <table:table-cell office:value-type="float" office:value="-8012.38" calcext:value-type="float">
            <text:p>-8012.38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5660.813" calcext:value-type="float">
            <text:p>5660.813</text:p>
          </table:table-cell>
          <table:table-cell office:value-type="float" office:value="0" calcext:value-type="float">
            <text:p>0</text:p>
          </table:table-cell>
          <table:table-cell office:value-type="float" office:value="54498.051" calcext:value-type="float">
            <text:p>54498.051</text:p>
          </table:table-cell>
          <table:table-cell office:value-type="float" office:value="10302.973" calcext:value-type="float">
            <text:p>10302.973</text:p>
          </table:table-cell>
          <table:table-cell office:value-type="float" office:value="26354.943" calcext:value-type="float">
            <text:p>26354.943</text:p>
          </table:table-cell>
          <table:table-cell office:value-type="float" office:value="-15033.316" calcext:value-type="float">
            <text:p>-15033.316</text:p>
          </table:table-cell>
          <table:table-cell office:value-type="float" office:value="4792.802" calcext:value-type="float">
            <text:p>4792.802</text:p>
          </table:table-cell>
          <table:table-cell office:value-type="float" office:value="2761.006" calcext:value-type="float">
            <text:p>2761.006</text:p>
          </table:table-cell>
          <table:table-cell office:value-type="float" office:value="6311.208" calcext:value-type="float">
            <text:p>6311.208</text:p>
          </table:table-cell>
          <table:table-cell office:value-type="float" office:value="885.524" calcext:value-type="float">
            <text:p>885.524</text:p>
          </table:table-cell>
          <table:table-cell office:value-type="float" office:value="6571.429" calcext:value-type="float">
            <text:p>6571.429</text:p>
          </table:table-cell>
          <table:table-cell office:value-type="float" office:value="3014.176" calcext:value-type="float">
            <text:p>3014.176</text:p>
          </table:table-cell>
          <table:table-cell office:value-type="float" office:value="5008.313" calcext:value-type="float">
            <text:p>5008.313</text:p>
          </table:table-cell>
          <table:table-cell office:value-type="float" office:value="2850.242" calcext:value-type="float">
            <text:p>2850.242</text:p>
          </table:table-cell>
          <table:table-cell office:value-type="float" office:value="6592.408" calcext:value-type="float">
            <text:p>6592.408</text:p>
          </table:table-cell>
          <table:table-cell office:value-type="float" office:value="930.987" calcext:value-type="float">
            <text:p>930.987</text:p>
          </table:table-cell>
          <table:table-cell office:value-type="float" office:value="6878.255" calcext:value-type="float">
            <text:p>6878.255</text:p>
          </table:table-cell>
          <table:table-cell office:value-type="float" office:value="3138.37" calcext:value-type="float">
            <text:p>3138.37</text:p>
          </table:table-cell>
          <table:table-cell office:value-type="float" office:value="21.12" calcext:value-type="float">
            <text:p>21.1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56.501" calcext:value-type="float">
            <text:p>56.501</text:p>
          </table:table-cell>
          <table:table-cell office:value-type="float" office:value="5834.897" calcext:value-type="float">
            <text:p>5834.897</text:p>
          </table:table-cell>
          <table:table-cell office:value-type="float" office:value="-92.366" calcext:value-type="float">
            <text:p>-92.366</text:p>
          </table:table-cell>
          <table:table-cell office:value-type="float" office:value="1008.614" calcext:value-type="float">
            <text:p>1008.61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402.858" calcext:value-type="float">
            <text:p>2402.858</text:p>
          </table:table-cell>
          <table:table-cell office:value-type="float" office:value="5834.897" calcext:value-type="float">
            <text:p>5834.897</text:p>
          </table:table-cell>
          <table:table-cell office:value-type="float" office:value="-3817.67" calcext:value-type="float">
            <text:p>-3817.67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5218.993" calcext:value-type="float">
            <text:p>5218.993</text:p>
          </table:table-cell>
          <table:table-cell office:value-type="float" office:value="0" calcext:value-type="float">
            <text:p>0</text:p>
          </table:table-cell>
          <table:table-cell office:value-type="float" office:value="60550.871" calcext:value-type="float">
            <text:p>60550.871</text:p>
          </table:table-cell>
          <table:table-cell office:value-type="float" office:value="9584.884" calcext:value-type="float">
            <text:p>9584.884</text:p>
          </table:table-cell>
          <table:table-cell office:value-type="float" office:value="24470.8" calcext:value-type="float">
            <text:p>24470.8</text:p>
          </table:table-cell>
          <table:table-cell office:value-type="float" office:value="-14032.814" calcext:value-type="float">
            <text:p>-14032.814</text:p>
          </table:table-cell>
          <table:table-cell office:value-type="float" office:value="4734.872" calcext:value-type="float">
            <text:p>4734.872</text:p>
          </table:table-cell>
          <table:table-cell office:value-type="float" office:value="2487.016" calcext:value-type="float">
            <text:p>2487.016</text:p>
          </table:table-cell>
          <table:table-cell office:value-type="float" office:value="6282.068" calcext:value-type="float">
            <text:p>6282.068</text:p>
          </table:table-cell>
          <table:table-cell office:value-type="float" office:value="861.985" calcext:value-type="float">
            <text:p>861.985</text:p>
          </table:table-cell>
          <table:table-cell office:value-type="float" office:value="6466.219" calcext:value-type="float">
            <text:p>6466.219</text:p>
          </table:table-cell>
          <table:table-cell office:value-type="float" office:value="3003.524" calcext:value-type="float">
            <text:p>3003.524</text:p>
          </table:table-cell>
          <table:table-cell office:value-type="float" office:value="4946.795" calcext:value-type="float">
            <text:p>4946.795</text:p>
          </table:table-cell>
          <table:table-cell office:value-type="float" office:value="2561.017" calcext:value-type="float">
            <text:p>2561.017</text:p>
          </table:table-cell>
          <table:table-cell office:value-type="float" office:value="6610.609" calcext:value-type="float">
            <text:p>6610.609</text:p>
          </table:table-cell>
          <table:table-cell office:value-type="float" office:value="916" calcext:value-type="float">
            <text:p>916</text:p>
          </table:table-cell>
          <table:table-cell office:value-type="float" office:value="6786.635" calcext:value-type="float">
            <text:p>6786.635</text:p>
          </table:table-cell>
          <table:table-cell office:value-type="float" office:value="3106.955" calcext:value-type="float">
            <text:p>3106.955</text:p>
          </table:table-cell>
          <table:table-cell office:value-type="float" office:value="94.8" calcext:value-type="float">
            <text:p>94.8</text:p>
          </table:table-cell>
          <table:table-cell office:value-type="float" office:value="1" calcext:value-type="float">
            <text:p>1</text:p>
          </table:table-cell>
          <table:table-cell office:value-type="float" office:value="4302" calcext:value-type="float">
            <text:p>4302</text:p>
          </table:table-cell>
          <table:table-cell office:value-type="float" office:value="601.446" calcext:value-type="float">
            <text:p>601.446</text:p>
          </table:table-cell>
          <table:table-cell office:value-type="float" office:value="113177.394" calcext:value-type="float">
            <text:p>113177.394</text:p>
          </table:table-cell>
          <table:table-cell office:value-type="float" office:value="-1113.241" calcext:value-type="float">
            <text:p>-1113.241</text:p>
          </table:table-cell>
          <table:table-cell office:value-type="float" office:value="7829.628" calcext:value-type="float">
            <text:p>7829.628</text:p>
          </table:table-cell>
          <table:table-cell office:value-type="float" office:value="0" calcext:value-type="float">
            <text:p>0</text:p>
          </table:table-cell>
          <table:table-cell office:value-type="float" office:value="4302" calcext:value-type="float">
            <text:p>4302</text:p>
          </table:table-cell>
          <table:table-cell office:value-type="float" office:value="52449.423" calcext:value-type="float">
            <text:p>52449.423</text:p>
          </table:table-cell>
          <table:table-cell office:value-type="float" office:value="113177.394" calcext:value-type="float">
            <text:p>113177.394</text:p>
          </table:table-cell>
          <table:table-cell office:value-type="float" office:value="-97518.137" calcext:value-type="float">
            <text:p>-97518.137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3782.961" calcext:value-type="float">
            <text:p>3782.961</text:p>
          </table:table-cell>
          <table:table-cell office:value-type="float" office:value="0" calcext:value-type="float">
            <text:p>0</text:p>
          </table:table-cell>
          <table:table-cell office:value-type="float" office:value="19036.614" calcext:value-type="float">
            <text:p>19036.614</text:p>
          </table:table-cell>
          <table:table-cell office:value-type="float" office:value="5295.525" calcext:value-type="float">
            <text:p>5295.525</text:p>
          </table:table-cell>
          <table:table-cell office:value-type="float" office:value="14419.336" calcext:value-type="float">
            <text:p>14419.336</text:p>
          </table:table-cell>
          <table:table-cell office:value-type="float" office:value="-6853.414" calcext:value-type="float">
            <text:p>-6853.414</text:p>
          </table:table-cell>
          <table:table-cell office:value-type="float" office:value="4746.92" calcext:value-type="float">
            <text:p>4746.92</text:p>
          </table:table-cell>
          <table:table-cell office:value-type="float" office:value="2372.57" calcext:value-type="float">
            <text:p>2372.57</text:p>
          </table:table-cell>
          <table:table-cell office:value-type="float" office:value="6299.355" calcext:value-type="float">
            <text:p>6299.355</text:p>
          </table:table-cell>
          <table:table-cell office:value-type="float" office:value="830.223" calcext:value-type="float">
            <text:p>830.223</text:p>
          </table:table-cell>
          <table:table-cell office:value-type="float" office:value="6414.472" calcext:value-type="float">
            <text:p>6414.472</text:p>
          </table:table-cell>
          <table:table-cell office:value-type="float" office:value="3079.368" calcext:value-type="float">
            <text:p>3079.368</text:p>
          </table:table-cell>
          <table:table-cell office:value-type="float" office:value="4961.1" calcext:value-type="float">
            <text:p>4961.1</text:p>
          </table:table-cell>
          <table:table-cell office:value-type="float" office:value="2486.372" calcext:value-type="float">
            <text:p>2486.372</text:p>
          </table:table-cell>
          <table:table-cell office:value-type="float" office:value="6607.452" calcext:value-type="float">
            <text:p>6607.452</text:p>
          </table:table-cell>
          <table:table-cell office:value-type="float" office:value="874.962" calcext:value-type="float">
            <text:p>874.962</text:p>
          </table:table-cell>
          <table:table-cell office:value-type="float" office:value="6718.514" calcext:value-type="float">
            <text:p>6718.514</text:p>
          </table:table-cell>
          <table:table-cell office:value-type="float" office:value="3203.687" calcext:value-type="float">
            <text:p>3203.687</text:p>
          </table:table-cell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4.793" calcext:value-type="float">
            <text:p>24.793</text:p>
          </table:table-cell>
          <table:table-cell office:value-type="float" office:value="3151.111" calcext:value-type="float">
            <text:p>3151.111</text:p>
          </table:table-cell>
          <table:table-cell office:value-type="float" office:value="-38.398" calcext:value-type="float">
            <text:p>-38.398</text:p>
          </table:table-cell>
          <table:table-cell office:value-type="float" office:value="508.521" calcext:value-type="float">
            <text:p>508.52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315.665" calcext:value-type="float">
            <text:p>1315.665</text:p>
          </table:table-cell>
          <table:table-cell office:value-type="float" office:value="3151.111" calcext:value-type="float">
            <text:p>3151.111</text:p>
          </table:table-cell>
          <table:table-cell office:value-type="float" office:value="-2134.069" calcext:value-type="float">
            <text:p>-2134.069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5658.026" calcext:value-type="float">
            <text:p>5658.026</text:p>
          </table:table-cell>
          <table:table-cell office:value-type="float" office:value="0" calcext:value-type="float">
            <text:p>0</text:p>
          </table:table-cell>
          <table:table-cell office:value-type="float" office:value="54572.067" calcext:value-type="float">
            <text:p>54572.067</text:p>
          </table:table-cell>
          <table:table-cell office:value-type="float" office:value="9492.119" calcext:value-type="float">
            <text:p>9492.119</text:p>
          </table:table-cell>
          <table:table-cell office:value-type="float" office:value="24723.508" calcext:value-type="float">
            <text:p>24723.508</text:p>
          </table:table-cell>
          <table:table-cell office:value-type="float" office:value="-13407.455" calcext:value-type="float">
            <text:p>-13407.455</text:p>
          </table:table-cell>
          <table:table-cell office:value-type="float" office:value="4780.466" calcext:value-type="float">
            <text:p>4780.466</text:p>
          </table:table-cell>
          <table:table-cell office:value-type="float" office:value="2714.093" calcext:value-type="float">
            <text:p>2714.093</text:p>
          </table:table-cell>
          <table:table-cell office:value-type="float" office:value="6233.918" calcext:value-type="float">
            <text:p>6233.918</text:p>
          </table:table-cell>
          <table:table-cell office:value-type="float" office:value="829.097" calcext:value-type="float">
            <text:p>829.097</text:p>
          </table:table-cell>
          <table:table-cell office:value-type="float" office:value="6445.757" calcext:value-type="float">
            <text:p>6445.757</text:p>
          </table:table-cell>
          <table:table-cell office:value-type="float" office:value="3115.175" calcext:value-type="float">
            <text:p>3115.175</text:p>
          </table:table-cell>
          <table:table-cell office:value-type="float" office:value="4996.454" calcext:value-type="float">
            <text:p>4996.454</text:p>
          </table:table-cell>
          <table:table-cell office:value-type="float" office:value="2773.98" calcext:value-type="float">
            <text:p>2773.98</text:p>
          </table:table-cell>
          <table:table-cell office:value-type="float" office:value="6506.884" calcext:value-type="float">
            <text:p>6506.884</text:p>
          </table:table-cell>
          <table:table-cell office:value-type="float" office:value="875.431" calcext:value-type="float">
            <text:p>875.431</text:p>
          </table:table-cell>
          <table:table-cell office:value-type="float" office:value="6754.808" calcext:value-type="float">
            <text:p>6754.808</text:p>
          </table:table-cell>
          <table:table-cell office:value-type="float" office:value="3238.1" calcext:value-type="float">
            <text:p>3238.1</text:p>
          </table:table-cell>
          <table:table-cell office:value-type="float" office:value="44.78" calcext:value-type="float">
            <text:p>44.78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134.801" calcext:value-type="float">
            <text:p>134.801</text:p>
          </table:table-cell>
          <table:table-cell office:value-type="float" office:value="23666.704" calcext:value-type="float">
            <text:p>23666.704</text:p>
          </table:table-cell>
          <table:table-cell office:value-type="float" office:value="-225.976" calcext:value-type="float">
            <text:p>-225.976</text:p>
          </table:table-cell>
          <table:table-cell office:value-type="float" office:value="2675.36" calcext:value-type="float">
            <text:p>2675.36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10450.947" calcext:value-type="float">
            <text:p>10450.947</text:p>
          </table:table-cell>
          <table:table-cell office:value-type="float" office:value="23666.704" calcext:value-type="float">
            <text:p>23666.704</text:p>
          </table:table-cell>
          <table:table-cell office:value-type="float" office:value="-18315.985" calcext:value-type="float">
            <text:p>-18315.985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5956.852" calcext:value-type="float">
            <text:p>5956.852</text:p>
          </table:table-cell>
          <table:table-cell office:value-type="float" office:value="0" calcext:value-type="float">
            <text:p>0</text:p>
          </table:table-cell>
          <table:table-cell office:value-type="float" office:value="58816.88" calcext:value-type="float">
            <text:p>58816.88</text:p>
          </table:table-cell>
          <table:table-cell office:value-type="float" office:value="10676.333" calcext:value-type="float">
            <text:p>10676.333</text:p>
          </table:table-cell>
          <table:table-cell office:value-type="float" office:value="27400.898" calcext:value-type="float">
            <text:p>27400.898</text:p>
          </table:table-cell>
          <table:table-cell office:value-type="float" office:value="-15487.194" calcext:value-type="float">
            <text:p>-15487.194</text:p>
          </table:table-cell>
          <table:table-cell office:value-type="float" office:value="4827.365" calcext:value-type="float">
            <text:p>4827.365</text:p>
          </table:table-cell>
          <table:table-cell office:value-type="float" office:value="3269.76" calcext:value-type="float">
            <text:p>3269.76</text:p>
          </table:table-cell>
          <table:table-cell office:value-type="float" office:value="6438.705" calcext:value-type="float">
            <text:p>6438.705</text:p>
          </table:table-cell>
          <table:table-cell office:value-type="float" office:value="792.658" calcext:value-type="float">
            <text:p>792.658</text:p>
          </table:table-cell>
          <table:table-cell office:value-type="float" office:value="6419.465" calcext:value-type="float">
            <text:p>6419.465</text:p>
          </table:table-cell>
          <table:table-cell office:value-type="float" office:value="3235.265" calcext:value-type="float">
            <text:p>3235.265</text:p>
          </table:table-cell>
          <table:table-cell office:value-type="float" office:value="5040.266" calcext:value-type="float">
            <text:p>5040.266</text:p>
          </table:table-cell>
          <table:table-cell office:value-type="float" office:value="3387.533" calcext:value-type="float">
            <text:p>3387.533</text:p>
          </table:table-cell>
          <table:table-cell office:value-type="float" office:value="6713.101" calcext:value-type="float">
            <text:p>6713.101</text:p>
          </table:table-cell>
          <table:table-cell office:value-type="float" office:value="835.443" calcext:value-type="float">
            <text:p>835.443</text:p>
          </table:table-cell>
          <table:table-cell office:value-type="float" office:value="6718.304" calcext:value-type="float">
            <text:p>6718.304</text:p>
          </table:table-cell>
          <table:table-cell office:value-type="float" office:value="3362.229" calcext:value-type="float">
            <text:p>3362.229</text:p>
          </table:table-cell>
          <table:table-cell office:value-type="float" office:value="40.88" calcext:value-type="float">
            <text:p>40.88</text:p>
          </table:table-cell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float" office:value="155.997" calcext:value-type="float">
            <text:p>155.997</text:p>
          </table:table-cell>
          <table:table-cell office:value-type="float" office:value="28643.92" calcext:value-type="float">
            <text:p>28643.92</text:p>
          </table:table-cell>
          <table:table-cell office:value-type="float" office:value="-272.449" calcext:value-type="float">
            <text:p>-272.449</text:p>
          </table:table-cell>
          <table:table-cell office:value-type="float" office:value="2788.945" calcext:value-type="float">
            <text:p>2788.945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12872.399" calcext:value-type="float">
            <text:p>12872.399</text:p>
          </table:table-cell>
          <table:table-cell office:value-type="float" office:value="28643.92" calcext:value-type="float">
            <text:p>28643.92</text:p>
          </table:table-cell>
          <table:table-cell office:value-type="float" office:value="-23066.03" calcext:value-type="float">
            <text:p>-23066.03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8970.714" calcext:value-type="float">
            <text:p>8970.714</text:p>
          </table:table-cell>
          <table:table-cell office:value-type="float" office:value="0" calcext:value-type="float">
            <text:p>0</text:p>
          </table:table-cell>
          <table:table-cell office:value-type="float" office:value="122920.007" calcext:value-type="float">
            <text:p>122920.007</text:p>
          </table:table-cell>
          <table:table-cell office:value-type="float" office:value="21245.418" calcext:value-type="float">
            <text:p>21245.418</text:p>
          </table:table-cell>
          <table:table-cell office:value-type="float" office:value="51643.393" calcext:value-type="float">
            <text:p>51643.393</text:p>
          </table:table-cell>
          <table:table-cell office:value-type="float" office:value="-33701.964" calcext:value-type="float">
            <text:p>-33701.964</text:p>
          </table:table-cell>
          <table:table-cell office:value-type="float" office:value="4837.994" calcext:value-type="float">
            <text:p>4837.994</text:p>
          </table:table-cell>
          <table:table-cell office:value-type="float" office:value="3170.781" calcext:value-type="float">
            <text:p>3170.781</text:p>
          </table:table-cell>
          <table:table-cell office:value-type="float" office:value="6351.567" calcext:value-type="float">
            <text:p>6351.567</text:p>
          </table:table-cell>
          <table:table-cell office:value-type="float" office:value="780.772" calcext:value-type="float">
            <text:p>780.772</text:p>
          </table:table-cell>
          <table:table-cell office:value-type="float" office:value="6406.221" calcext:value-type="float">
            <text:p>6406.221</text:p>
          </table:table-cell>
          <table:table-cell office:value-type="float" office:value="3269.767" calcext:value-type="float">
            <text:p>3269.767</text:p>
          </table:table-cell>
          <table:table-cell office:value-type="float" office:value="5056.013" calcext:value-type="float">
            <text:p>5056.013</text:p>
          </table:table-cell>
          <table:table-cell office:value-type="float" office:value="3300.16" calcext:value-type="float">
            <text:p>3300.16</text:p>
          </table:table-cell>
          <table:table-cell office:value-type="float" office:value="6653.985" calcext:value-type="float">
            <text:p>6653.985</text:p>
          </table:table-cell>
          <table:table-cell office:value-type="float" office:value="822.332" calcext:value-type="float">
            <text:p>822.332</text:p>
          </table:table-cell>
          <table:table-cell office:value-type="float" office:value="6707.716" calcext:value-type="float">
            <text:p>6707.716</text:p>
          </table:table-cell>
          <table:table-cell office:value-type="float" office:value="3404.31" calcext:value-type="float">
            <text:p>3404.31</text:p>
          </table:table-cell>
          <table:table-cell office:value-type="float" office:value="23.84" calcext:value-type="float">
            <text:p>23.84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48.842" calcext:value-type="float">
            <text:p>48.842</text:p>
          </table:table-cell>
          <table:table-cell office:value-type="float" office:value="8299.143" calcext:value-type="float">
            <text:p>8299.143</text:p>
          </table:table-cell>
          <table:table-cell office:value-type="float" office:value="-74.261" calcext:value-type="float">
            <text:p>-74.261</text:p>
          </table:table-cell>
          <table:table-cell office:value-type="float" office:value="1248.188" calcext:value-type="float">
            <text:p>1248.188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510.455" calcext:value-type="float">
            <text:p>3510.455</text:p>
          </table:table-cell>
          <table:table-cell office:value-type="float" office:value="8299.143" calcext:value-type="float">
            <text:p>8299.143</text:p>
          </table:table-cell>
          <table:table-cell office:value-type="float" office:value="-5802.767" calcext:value-type="float">
            <text:p>-5802.767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6574.913" calcext:value-type="float">
            <text:p>6574.913</text:p>
          </table:table-cell>
          <table:table-cell office:value-type="float" office:value="0" calcext:value-type="float">
            <text:p>0</text:p>
          </table:table-cell>
          <table:table-cell office:value-type="float" office:value="107939.732" calcext:value-type="float">
            <text:p>107939.732</text:p>
          </table:table-cell>
          <table:table-cell office:value-type="float" office:value="16639.658" calcext:value-type="float">
            <text:p>16639.658</text:p>
          </table:table-cell>
          <table:table-cell office:value-type="float" office:value="39996.651" calcext:value-type="float">
            <text:p>39996.651</text:p>
          </table:table-cell>
          <table:table-cell office:value-type="float" office:value="-26846.825" calcext:value-type="float">
            <text:p>-26846.825</text:p>
          </table:table-cell>
          <table:table-cell office:value-type="float" office:value="4943.301" calcext:value-type="float">
            <text:p>4943.301</text:p>
          </table:table-cell>
          <table:table-cell office:value-type="float" office:value="3188.418" calcext:value-type="float">
            <text:p>3188.418</text:p>
          </table:table-cell>
          <table:table-cell office:value-type="float" office:value="7107.562" calcext:value-type="float">
            <text:p>7107.562</text:p>
          </table:table-cell>
          <table:table-cell office:value-type="float" office:value="799.481" calcext:value-type="float">
            <text:p>799.481</text:p>
          </table:table-cell>
          <table:table-cell office:value-type="float" office:value="6549.105" calcext:value-type="float">
            <text:p>6549.105</text:p>
          </table:table-cell>
          <table:table-cell office:value-type="float" office:value="3337.496" calcext:value-type="float">
            <text:p>3337.496</text:p>
          </table:table-cell>
          <table:table-cell office:value-type="float" office:value="5165.269" calcext:value-type="float">
            <text:p>5165.269</text:p>
          </table:table-cell>
          <table:table-cell office:value-type="float" office:value="3334.258" calcext:value-type="float">
            <text:p>3334.258</text:p>
          </table:table-cell>
          <table:table-cell office:value-type="float" office:value="7460.525" calcext:value-type="float">
            <text:p>7460.525</text:p>
          </table:table-cell>
          <table:table-cell office:value-type="float" office:value="844.786" calcext:value-type="float">
            <text:p>844.786</text:p>
          </table:table-cell>
          <table:table-cell office:value-type="float" office:value="6862.071" calcext:value-type="float">
            <text:p>6862.071</text:p>
          </table:table-cell>
          <table:table-cell office:value-type="float" office:value="3468.467" calcext:value-type="float">
            <text:p>3468.467</text:p>
          </table:table-cell>
          <table:table-cell office:value-type="float" office:value="28.1" calcext:value-type="float">
            <text:p>28.1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58.379" calcext:value-type="float">
            <text:p>58.379</text:p>
          </table:table-cell>
          <table:table-cell office:value-type="float" office:value="10970.742" calcext:value-type="float">
            <text:p>10970.742</text:p>
          </table:table-cell>
          <table:table-cell office:value-type="float" office:value="-89.157" calcext:value-type="float">
            <text:p>-89.157</text:p>
          </table:table-cell>
          <table:table-cell office:value-type="float" office:value="1793.055" calcext:value-type="float">
            <text:p>1793.055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4569.289" calcext:value-type="float">
            <text:p>4569.289</text:p>
          </table:table-cell>
          <table:table-cell office:value-type="float" office:value="10970.742" calcext:value-type="float">
            <text:p>10970.742</text:p>
          </table:table-cell>
          <table:table-cell office:value-type="float" office:value="-7384.632" calcext:value-type="float">
            <text:p>-7384.632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4783.816" calcext:value-type="float">
            <text:p>4783.816</text:p>
          </table:table-cell>
          <table:table-cell office:value-type="float" office:value="0" calcext:value-type="float">
            <text:p>0</text:p>
          </table:table-cell>
          <table:table-cell office:value-type="float" office:value="41016.379" calcext:value-type="float">
            <text:p>41016.379</text:p>
          </table:table-cell>
          <table:table-cell office:value-type="float" office:value="7049.042" calcext:value-type="float">
            <text:p>7049.042</text:p>
          </table:table-cell>
          <table:table-cell office:value-type="float" office:value="18942.234" calcext:value-type="float">
            <text:p>18942.234</text:p>
          </table:table-cell>
          <table:table-cell office:value-type="float" office:value="-9374.601" calcext:value-type="float">
            <text:p>-9374.601</text:p>
          </table:table-cell>
          <table:table-cell office:value-type="float" office:value="4901.31" calcext:value-type="float">
            <text:p>4901.31</text:p>
          </table:table-cell>
          <table:table-cell office:value-type="float" office:value="3167.576" calcext:value-type="float">
            <text:p>3167.576</text:p>
          </table:table-cell>
          <table:table-cell office:value-type="float" office:value="6390.562" calcext:value-type="float">
            <text:p>6390.562</text:p>
          </table:table-cell>
          <table:table-cell office:value-type="float" office:value="783.765" calcext:value-type="float">
            <text:p>783.765</text:p>
          </table:table-cell>
          <table:table-cell office:value-type="float" office:value="6475.549" calcext:value-type="float">
            <text:p>6475.549</text:p>
          </table:table-cell>
          <table:table-cell office:value-type="float" office:value="3327.07" calcext:value-type="float">
            <text:p>3327.07</text:p>
          </table:table-cell>
          <table:table-cell office:value-type="float" office:value="5126.235" calcext:value-type="float">
            <text:p>5126.235</text:p>
          </table:table-cell>
          <table:table-cell office:value-type="float" office:value="3319.578" calcext:value-type="float">
            <text:p>3319.578</text:p>
          </table:table-cell>
          <table:table-cell office:value-type="float" office:value="6675.448" calcext:value-type="float">
            <text:p>6675.448</text:p>
          </table:table-cell>
          <table:table-cell office:value-type="float" office:value="819.718" calcext:value-type="float">
            <text:p>819.718</text:p>
          </table:table-cell>
          <table:table-cell office:value-type="float" office:value="6772.688" calcext:value-type="float">
            <text:p>6772.688</text:p>
          </table:table-cell>
          <table:table-cell office:value-type="float" office:value="3479.783" calcext:value-type="float">
            <text:p>3479.783</text:p>
          </table:table-cell>
          <table:table-cell office:value-type="float" office:value="16.56" calcext:value-type="float">
            <text:p>16.56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43.276" calcext:value-type="float">
            <text:p>43.276</text:p>
          </table:table-cell>
          <table:table-cell office:value-type="float" office:value="8098.104" calcext:value-type="float">
            <text:p>8098.104</text:p>
          </table:table-cell>
          <table:table-cell office:value-type="float" office:value="-70.362" calcext:value-type="float">
            <text:p>-70.362</text:p>
          </table:table-cell>
          <table:table-cell office:value-type="float" office:value="1035.097" calcext:value-type="float">
            <text:p>1035.09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516.455" calcext:value-type="float">
            <text:p>3516.455</text:p>
          </table:table-cell>
          <table:table-cell office:value-type="float" office:value="8098.104" calcext:value-type="float">
            <text:p>8098.104</text:p>
          </table:table-cell>
          <table:table-cell office:value-type="float" office:value="-6027.91" calcext:value-type="float">
            <text:p>-6027.91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6308.282" calcext:value-type="float">
            <text:p>6308.282</text:p>
          </table:table-cell>
          <table:table-cell office:value-type="float" office:value="0" calcext:value-type="float">
            <text:p>0</text:p>
          </table:table-cell>
          <table:table-cell office:value-type="float" office:value="58033.885" calcext:value-type="float">
            <text:p>58033.885</text:p>
          </table:table-cell>
          <table:table-cell office:value-type="float" office:value="11026.011" calcext:value-type="float">
            <text:p>11026.011</text:p>
          </table:table-cell>
          <table:table-cell office:value-type="float" office:value="28454.676" calcext:value-type="float">
            <text:p>28454.676</text:p>
          </table:table-cell>
          <table:table-cell office:value-type="float" office:value="-15838.112" calcext:value-type="float">
            <text:p>-15838.112</text:p>
          </table:table-cell>
          <table:table-cell office:value-type="float" office:value="4975.892" calcext:value-type="float">
            <text:p>4975.892</text:p>
          </table:table-cell>
          <table:table-cell office:value-type="float" office:value="2994.323" calcext:value-type="float">
            <text:p>2994.323</text:p>
          </table:table-cell>
          <table:table-cell office:value-type="float" office:value="6630.886" calcext:value-type="float">
            <text:p>6630.886</text:p>
          </table:table-cell>
          <table:table-cell office:value-type="float" office:value="811.868" calcext:value-type="float">
            <text:p>811.868</text:p>
          </table:table-cell>
          <table:table-cell office:value-type="float" office:value="6606.576" calcext:value-type="float">
            <text:p>6606.576</text:p>
          </table:table-cell>
          <table:table-cell office:value-type="float" office:value="3345.208" calcext:value-type="float">
            <text:p>3345.208</text:p>
          </table:table-cell>
          <table:table-cell office:value-type="float" office:value="5199.317" calcext:value-type="float">
            <text:p>5199.317</text:p>
          </table:table-cell>
          <table:table-cell office:value-type="float" office:value="3122.092" calcext:value-type="float">
            <text:p>3122.092</text:p>
          </table:table-cell>
          <table:table-cell office:value-type="float" office:value="6955.545" calcext:value-type="float">
            <text:p>6955.545</text:p>
          </table:table-cell>
          <table:table-cell office:value-type="float" office:value="859.933" calcext:value-type="float">
            <text:p>859.933</text:p>
          </table:table-cell>
          <table:table-cell office:value-type="float" office:value="6926.543" calcext:value-type="float">
            <text:p>6926.543</text:p>
          </table:table-cell>
          <table:table-cell office:value-type="float" office:value="3472.091" calcext:value-type="float">
            <text:p>3472.091</text:p>
          </table:table-cell>
          <table:table-cell office:value-type="float" office:value="55.16" calcext:value-type="float">
            <text:p>55.16</text:p>
          </table:table-cell>
          <table:table-cell office:value-type="float" office:value="1" calcext:value-type="float">
            <text:p>1</text:p>
          </table:table-cell>
          <table:table-cell office:value-type="float" office:value="1313" calcext:value-type="float">
            <text:p>1313</text:p>
          </table:table-cell>
          <table:table-cell office:value-type="float" office:value="194.979" calcext:value-type="float">
            <text:p>194.979</text:p>
          </table:table-cell>
          <table:table-cell office:value-type="float" office:value="32597.156" calcext:value-type="float">
            <text:p>32597.156</text:p>
          </table:table-cell>
          <table:table-cell office:value-type="float" office:value="-336.467" calcext:value-type="float">
            <text:p>-336.467</text:p>
          </table:table-cell>
          <table:table-cell office:value-type="float" office:value="3538.404" calcext:value-type="float">
            <text:p>3538.404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office:value-type="float" office:value="14467.461" calcext:value-type="float">
            <text:p>14467.461</text:p>
          </table:table-cell>
          <table:table-cell office:value-type="float" office:value="32597.156" calcext:value-type="float">
            <text:p>32597.156</text:p>
          </table:table-cell>
          <table:table-cell office:value-type="float" office:value="-25520.347" calcext:value-type="float">
            <text:p>-25520.347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6166.455" calcext:value-type="float">
            <text:p>6166.455</text:p>
          </table:table-cell>
          <table:table-cell office:value-type="float" office:value="0" calcext:value-type="float">
            <text:p>0</text:p>
          </table:table-cell>
          <table:table-cell office:value-type="float" office:value="56111.425" calcext:value-type="float">
            <text:p>56111.425</text:p>
          </table:table-cell>
          <table:table-cell office:value-type="float" office:value="10065.678" calcext:value-type="float">
            <text:p>10065.678</text:p>
          </table:table-cell>
          <table:table-cell office:value-type="float" office:value="26383.965" calcext:value-type="float">
            <text:p>26383.965</text:p>
          </table:table-cell>
          <table:table-cell office:value-type="float" office:value="-14051.054" calcext:value-type="float">
            <text:p>-14051.054</text:p>
          </table:table-cell>
          <table:table-cell office:value-type="float" office:value="4964.174" calcext:value-type="float">
            <text:p>4964.174</text:p>
          </table:table-cell>
          <table:table-cell office:value-type="float" office:value="3010.453" calcext:value-type="float">
            <text:p>3010.453</text:p>
          </table:table-cell>
          <table:table-cell office:value-type="float" office:value="6297.702" calcext:value-type="float">
            <text:p>6297.702</text:p>
          </table:table-cell>
          <table:table-cell office:value-type="float" office:value="800.117" calcext:value-type="float">
            <text:p>800.117</text:p>
          </table:table-cell>
          <table:table-cell office:value-type="float" office:value="6571.257" calcext:value-type="float">
            <text:p>6571.257</text:p>
          </table:table-cell>
          <table:table-cell office:value-type="float" office:value="3357.091" calcext:value-type="float">
            <text:p>3357.091</text:p>
          </table:table-cell>
          <table:table-cell office:value-type="float" office:value="5191.504" calcext:value-type="float">
            <text:p>5191.504</text:p>
          </table:table-cell>
          <table:table-cell office:value-type="float" office:value="3116.203" calcext:value-type="float">
            <text:p>3116.203</text:p>
          </table:table-cell>
          <table:table-cell office:value-type="float" office:value="6576.983" calcext:value-type="float">
            <text:p>6576.983</text:p>
          </table:table-cell>
          <table:table-cell office:value-type="float" office:value="845.652" calcext:value-type="float">
            <text:p>845.652</text:p>
          </table:table-cell>
          <table:table-cell office:value-type="float" office:value="6890.045" calcext:value-type="float">
            <text:p>6890.045</text:p>
          </table:table-cell>
          <table:table-cell office:value-type="float" office:value="3492.963" calcext:value-type="float">
            <text:p>3492.963</text:p>
          </table:table-cell>
          <table:table-cell office:value-type="float" office:value="43.84" calcext:value-type="float">
            <text:p>43.84</text:p>
          </table:table-cell>
          <table:table-cell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  <table:table-cell office:value-type="float" office:value="187.242" calcext:value-type="float">
            <text:p>187.242</text:p>
          </table:table-cell>
          <table:table-cell office:value-type="float" office:value="35016.329" calcext:value-type="float">
            <text:p>35016.329</text:p>
          </table:table-cell>
          <table:table-cell office:value-type="float" office:value="-332.246" calcext:value-type="float">
            <text:p>-332.246</text:p>
          </table:table-cell>
          <table:table-cell office:value-type="float" office:value="3222.968" calcext:value-type="float">
            <text:p>3222.968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15828.939" calcext:value-type="float">
            <text:p>15828.939</text:p>
          </table:table-cell>
          <table:table-cell office:value-type="float" office:value="35016.329" calcext:value-type="float">
            <text:p>35016.329</text:p>
          </table:table-cell>
          <table:table-cell office:value-type="float" office:value="-28570.392" calcext:value-type="float">
            <text:p>-28570.392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4187.439" calcext:value-type="float">
            <text:p>4187.439</text:p>
          </table:table-cell>
          <table:table-cell office:value-type="float" office:value="0" calcext:value-type="float">
            <text:p>0</text:p>
          </table:table-cell>
          <table:table-cell office:value-type="float" office:value="37469.533" calcext:value-type="float">
            <text:p>37469.533</text:p>
          </table:table-cell>
          <table:table-cell office:value-type="float" office:value="6202.037" calcext:value-type="float">
            <text:p>6202.037</text:p>
          </table:table-cell>
          <table:table-cell office:value-type="float" office:value="16644.598" calcext:value-type="float">
            <text:p>16644.598</text:p>
          </table:table-cell>
          <table:table-cell office:value-type="float" office:value="-8269.719" calcext:value-type="float">
            <text:p>-8269.719</text:p>
          </table:table-cell>
          <table:table-cell office:value-type="float" office:value="4984.487" calcext:value-type="float">
            <text:p>4984.487</text:p>
          </table:table-cell>
          <table:table-cell office:value-type="float" office:value="2980.795" calcext:value-type="float">
            <text:p>2980.795</text:p>
          </table:table-cell>
          <table:table-cell office:value-type="float" office:value="6555.855" calcext:value-type="float">
            <text:p>6555.855</text:p>
          </table:table-cell>
          <table:table-cell office:value-type="float" office:value="789.627" calcext:value-type="float">
            <text:p>789.627</text:p>
          </table:table-cell>
          <table:table-cell office:value-type="float" office:value="6570.498" calcext:value-type="float">
            <text:p>6570.498</text:p>
          </table:table-cell>
          <table:table-cell office:value-type="float" office:value="3398.475" calcext:value-type="float">
            <text:p>3398.475</text:p>
          </table:table-cell>
          <table:table-cell office:value-type="float" office:value="5210.32" calcext:value-type="float">
            <text:p>5210.32</text:p>
          </table:table-cell>
          <table:table-cell office:value-type="float" office:value="3110.853" calcext:value-type="float">
            <text:p>3110.853</text:p>
          </table:table-cell>
          <table:table-cell office:value-type="float" office:value="6839.25" calcext:value-type="float">
            <text:p>6839.25</text:p>
          </table:table-cell>
          <table:table-cell office:value-type="float" office:value="834.512" calcext:value-type="float">
            <text:p>834.512</text:p>
          </table:table-cell>
          <table:table-cell office:value-type="float" office:value="6886.487" calcext:value-type="float">
            <text:p>6886.487</text:p>
          </table:table-cell>
          <table:table-cell office:value-type="float" office:value="3534.154" calcext:value-type="float">
            <text:p>3534.154</text:p>
          </table:table-cell>
          <table:table-cell office:value-type="float" office:value="15.22" calcext:value-type="float">
            <text:p>15.22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30.524" calcext:value-type="float">
            <text:p>30.524</text:p>
          </table:table-cell>
          <table:table-cell office:value-type="float" office:value="5536.942" calcext:value-type="float">
            <text:p>5536.942</text:p>
          </table:table-cell>
          <table:table-cell office:value-type="float" office:value="-46.089" calcext:value-type="float">
            <text:p>-46.089</text:p>
          </table:table-cell>
          <table:table-cell office:value-type="float" office:value="902.308" calcext:value-type="float">
            <text:p>902.30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307.442" calcext:value-type="float">
            <text:p>2307.442</text:p>
          </table:table-cell>
          <table:table-cell office:value-type="float" office:value="5536.942" calcext:value-type="float">
            <text:p>5536.942</text:p>
          </table:table-cell>
          <table:table-cell office:value-type="float" office:value="-3732.327" calcext:value-type="float">
            <text:p>-3732.327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10699.688" calcext:value-type="float">
            <text:p>10699.688</text:p>
          </table:table-cell>
          <table:table-cell office:value-type="float" office:value="0" calcext:value-type="float">
            <text:p>0</text:p>
          </table:table-cell>
          <table:table-cell office:value-type="float" office:value="221791.908" calcext:value-type="float">
            <text:p>221791.908</text:p>
          </table:table-cell>
          <table:table-cell office:value-type="float" office:value="33769.545" calcext:value-type="float">
            <text:p>33769.545</text:p>
          </table:table-cell>
          <table:table-cell office:value-type="float" office:value="78527.814" calcext:value-type="float">
            <text:p>78527.814</text:p>
          </table:table-cell>
          <table:table-cell office:value-type="float" office:value="-57128.438" calcext:value-type="float">
            <text:p>-57128.438</text:p>
          </table:table-cell>
          <table:table-cell office:value-type="float" office:value="4984.753" calcext:value-type="float">
            <text:p>4984.753</text:p>
          </table:table-cell>
          <table:table-cell office:value-type="float" office:value="3228.761" calcext:value-type="float">
            <text:p>3228.761</text:p>
          </table:table-cell>
          <table:table-cell office:value-type="float" office:value="6431.253" calcext:value-type="float">
            <text:p>6431.253</text:p>
          </table:table-cell>
          <table:table-cell office:value-type="float" office:value="732.75" calcext:value-type="float">
            <text:p>732.75</text:p>
          </table:table-cell>
          <table:table-cell office:value-type="float" office:value="6456.526" calcext:value-type="float">
            <text:p>6456.526</text:p>
          </table:table-cell>
          <table:table-cell office:value-type="float" office:value="3512.981" calcext:value-type="float">
            <text:p>3512.981</text:p>
          </table:table-cell>
          <table:table-cell office:value-type="float" office:value="5220.525" calcext:value-type="float">
            <text:p>5220.525</text:p>
          </table:table-cell>
          <table:table-cell office:value-type="float" office:value="3339.779" calcext:value-type="float">
            <text:p>3339.779</text:p>
          </table:table-cell>
          <table:table-cell office:value-type="float" office:value="6742.768" calcext:value-type="float">
            <text:p>6742.768</text:p>
          </table:table-cell>
          <table:table-cell office:value-type="float" office:value="775.837" calcext:value-type="float">
            <text:p>775.837</text:p>
          </table:table-cell>
          <table:table-cell office:value-type="float" office:value="6778.839" calcext:value-type="float">
            <text:p>6778.839</text:p>
          </table:table-cell>
          <table:table-cell office:value-type="float" office:value="3662.212" calcext:value-type="float">
            <text:p>3662.212</text:p>
          </table:table-cell>
          <table:table-cell office:value-type="float" office:value="41.88" calcext:value-type="float">
            <text:p>41.88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13.323" calcext:value-type="float">
            <text:p>113.323</text:p>
          </table:table-cell>
          <table:table-cell office:value-type="float" office:value="23526.627" calcext:value-type="float">
            <text:p>23526.627</text:p>
          </table:table-cell>
          <table:table-cell office:value-type="float" office:value="-185.736" calcext:value-type="float">
            <text:p>-185.736</text:p>
          </table:table-cell>
          <table:table-cell office:value-type="float" office:value="3177.614" calcext:value-type="float">
            <text:p>3177.614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0131.15" calcext:value-type="float">
            <text:p>10131.15</text:p>
          </table:table-cell>
          <table:table-cell office:value-type="float" office:value="23526.627" calcext:value-type="float">
            <text:p>23526.627</text:p>
          </table:table-cell>
          <table:table-cell office:value-type="float" office:value="-17171.399" calcext:value-type="float">
            <text:p>-17171.399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7036.336" calcext:value-type="float">
            <text:p>7036.336</text:p>
          </table:table-cell>
          <table:table-cell office:value-type="float" office:value="0" calcext:value-type="float">
            <text:p>0</text:p>
          </table:table-cell>
          <table:table-cell office:value-type="float" office:value="69624.793" calcext:value-type="float">
            <text:p>69624.793</text:p>
          </table:table-cell>
          <table:table-cell office:value-type="float" office:value="13720.697" calcext:value-type="float">
            <text:p>13720.697</text:p>
          </table:table-cell>
          <table:table-cell office:value-type="float" office:value="34595.167" calcext:value-type="float">
            <text:p>34595.167</text:p>
          </table:table-cell>
          <table:table-cell office:value-type="float" office:value="-20522.494" calcext:value-type="float">
            <text:p>-20522.494</text:p>
          </table:table-cell>
          <table:table-cell office:value-type="float" office:value="5069.787" calcext:value-type="float">
            <text:p>5069.787</text:p>
          </table:table-cell>
          <table:table-cell office:value-type="float" office:value="3225.909" calcext:value-type="float">
            <text:p>3225.909</text:p>
          </table:table-cell>
          <table:table-cell office:value-type="float" office:value="6474.608" calcext:value-type="float">
            <text:p>6474.608</text:p>
          </table:table-cell>
          <table:table-cell office:value-type="float" office:value="748.991" calcext:value-type="float">
            <text:p>748.991</text:p>
          </table:table-cell>
          <table:table-cell office:value-type="float" office:value="6574.179" calcext:value-type="float">
            <text:p>6574.179</text:p>
          </table:table-cell>
          <table:table-cell office:value-type="float" office:value="3565.394" calcext:value-type="float">
            <text:p>3565.394</text:p>
          </table:table-cell>
          <table:table-cell office:value-type="float" office:value="5299.761" calcext:value-type="float">
            <text:p>5299.761</text:p>
          </table:table-cell>
          <table:table-cell office:value-type="float" office:value="3375.417" calcext:value-type="float">
            <text:p>3375.417</text:p>
          </table:table-cell>
          <table:table-cell office:value-type="float" office:value="6771.417" calcext:value-type="float">
            <text:p>6771.417</text:p>
          </table:table-cell>
          <table:table-cell office:value-type="float" office:value="789.602" calcext:value-type="float">
            <text:p>789.602</text:p>
          </table:table-cell>
          <table:table-cell office:value-type="float" office:value="6885.723" calcext:value-type="float">
            <text:p>6885.723</text:p>
          </table:table-cell>
          <table:table-cell office:value-type="float" office:value="3713.799" calcext:value-type="float">
            <text:p>3713.799</text:p>
          </table:table-cell>
          <table:table-cell office:value-type="float" office:value="74.46" calcext:value-type="float">
            <text:p>74.46</text:p>
          </table:table-cell>
          <table:table-cell office:value-type="float" office:value="1" calcext:value-type="float">
            <text:p>1</text:p>
          </table:table-cell>
          <table:table-cell office:value-type="float" office:value="1615" calcext:value-type="float">
            <text:p>1615</text:p>
          </table:table-cell>
          <table:table-cell office:value-type="float" office:value="266.746" calcext:value-type="float">
            <text:p>266.746</text:p>
          </table:table-cell>
          <table:table-cell office:value-type="float" office:value="45807.362" calcext:value-type="float">
            <text:p>45807.362</text:p>
          </table:table-cell>
          <table:table-cell office:value-type="float" office:value="-461.316" calcext:value-type="float">
            <text:p>-461.316</text:p>
          </table:table-cell>
          <table:table-cell office:value-type="float" office:value="5351.227" calcext:value-type="float">
            <text:p>5351.227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 office:value-type="float" office:value="20141.869" calcext:value-type="float">
            <text:p>20141.869</text:p>
          </table:table-cell>
          <table:table-cell office:value-type="float" office:value="45807.362" calcext:value-type="float">
            <text:p>45807.362</text:p>
          </table:table-cell>
          <table:table-cell office:value-type="float" office:value="-35104.908" calcext:value-type="float">
            <text:p>-35104.908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6059.134" calcext:value-type="float">
            <text:p>6059.134</text:p>
          </table:table-cell>
          <table:table-cell office:value-type="float" office:value="0" calcext:value-type="float">
            <text:p>0</text:p>
          </table:table-cell>
          <table:table-cell office:value-type="float" office:value="74164.088" calcext:value-type="float">
            <text:p>74164.088</text:p>
          </table:table-cell>
          <table:table-cell office:value-type="float" office:value="11974.352" calcext:value-type="float">
            <text:p>11974.352</text:p>
          </table:table-cell>
          <table:table-cell office:value-type="float" office:value="30110.327" calcext:value-type="float">
            <text:p>30110.327</text:p>
          </table:table-cell>
          <table:table-cell office:value-type="float" office:value="-17992.059" calcext:value-type="float">
            <text:p>-17992.059</text:p>
          </table:table-cell>
          <table:table-cell office:value-type="float" office:value="5127.131" calcext:value-type="float">
            <text:p>5127.131</text:p>
          </table:table-cell>
          <table:table-cell office:value-type="float" office:value="3370.213" calcext:value-type="float">
            <text:p>3370.213</text:p>
          </table:table-cell>
          <table:table-cell office:value-type="float" office:value="7631.229" calcext:value-type="float">
            <text:p>7631.229</text:p>
          </table:table-cell>
          <table:table-cell office:value-type="float" office:value="789.037" calcext:value-type="float">
            <text:p>789.037</text:p>
          </table:table-cell>
          <table:table-cell office:value-type="float" office:value="6711.959" calcext:value-type="float">
            <text:p>6711.959</text:p>
          </table:table-cell>
          <table:table-cell office:value-type="float" office:value="3542.303" calcext:value-type="float">
            <text:p>3542.303</text:p>
          </table:table-cell>
          <table:table-cell office:value-type="float" office:value="5364.018" calcext:value-type="float">
            <text:p>5364.018</text:p>
          </table:table-cell>
          <table:table-cell office:value-type="float" office:value="3539.975" calcext:value-type="float">
            <text:p>3539.975</text:p>
          </table:table-cell>
          <table:table-cell office:value-type="float" office:value="7984.499" calcext:value-type="float">
            <text:p>7984.499</text:p>
          </table:table-cell>
          <table:table-cell office:value-type="float" office:value="829.252" calcext:value-type="float">
            <text:p>829.252</text:p>
          </table:table-cell>
          <table:table-cell office:value-type="float" office:value="7029.619" calcext:value-type="float">
            <text:p>7029.619</text:p>
          </table:table-cell>
          <table:table-cell office:value-type="float" office:value="3698.416" calcext:value-type="float">
            <text:p>3698.416</text:p>
          </table:table-cell>
          <table:table-cell office:value-type="float" office:value="29.12" calcext:value-type="float">
            <text:p>29.12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73.295" calcext:value-type="float">
            <text:p>73.295</text:p>
          </table:table-cell>
          <table:table-cell office:value-type="float" office:value="9359.877" calcext:value-type="float">
            <text:p>9359.877</text:p>
          </table:table-cell>
          <table:table-cell office:value-type="float" office:value="-118.098" calcext:value-type="float">
            <text:p>-118.098</text:p>
          </table:table-cell>
          <table:table-cell office:value-type="float" office:value="1406.82" calcext:value-type="float">
            <text:p>1406.82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3959.583" calcext:value-type="float">
            <text:p>3959.583</text:p>
          </table:table-cell>
          <table:table-cell office:value-type="float" office:value="9359.877" calcext:value-type="float">
            <text:p>9359.877</text:p>
          </table:table-cell>
          <table:table-cell office:value-type="float" office:value="-6546.237" calcext:value-type="float">
            <text:p>-6546.237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4271.086" calcext:value-type="float">
            <text:p>4271.086</text:p>
          </table:table-cell>
          <table:table-cell office:value-type="float" office:value="0" calcext:value-type="float">
            <text:p>0</text:p>
          </table:table-cell>
          <table:table-cell office:value-type="float" office:value="22101.926" calcext:value-type="float">
            <text:p>22101.926</text:p>
          </table:table-cell>
          <table:table-cell office:value-type="float" office:value="5931.092" calcext:value-type="float">
            <text:p>5931.092</text:p>
          </table:table-cell>
          <table:table-cell office:value-type="float" office:value="16184.036" calcext:value-type="float">
            <text:p>16184.036</text:p>
          </table:table-cell>
          <table:table-cell office:value-type="float" office:value="-7641.863" calcext:value-type="float">
            <text:p>-7641.863</text:p>
          </table:table-cell>
          <table:table-cell office:value-type="float" office:value="5110.205" calcext:value-type="float">
            <text:p>5110.205</text:p>
          </table:table-cell>
          <table:table-cell office:value-type="float" office:value="3324.494" calcext:value-type="float">
            <text:p>3324.494</text:p>
          </table:table-cell>
          <table:table-cell office:value-type="float" office:value="6817.679" calcext:value-type="float">
            <text:p>6817.679</text:p>
          </table:table-cell>
          <table:table-cell office:value-type="float" office:value="750.566" calcext:value-type="float">
            <text:p>750.566</text:p>
          </table:table-cell>
          <table:table-cell office:value-type="float" office:value="6617.762" calcext:value-type="float">
            <text:p>6617.762</text:p>
          </table:table-cell>
          <table:table-cell office:value-type="float" office:value="3602.649" calcext:value-type="float">
            <text:p>3602.649</text:p>
          </table:table-cell>
          <table:table-cell office:value-type="float" office:value="5340.246" calcext:value-type="float">
            <text:p>5340.246</text:p>
          </table:table-cell>
          <table:table-cell office:value-type="float" office:value="3435.036" calcext:value-type="float">
            <text:p>3435.036</text:p>
          </table:table-cell>
          <table:table-cell office:value-type="float" office:value="7131.124" calcext:value-type="float">
            <text:p>7131.124</text:p>
          </table:table-cell>
          <table:table-cell office:value-type="float" office:value="792.667" calcext:value-type="float">
            <text:p>792.667</text:p>
          </table:table-cell>
          <table:table-cell office:value-type="float" office:value="6932.364" calcext:value-type="float">
            <text:p>6932.364</text:p>
          </table:table-cell>
          <table:table-cell office:value-type="float" office:value="3748.128" calcext:value-type="float">
            <text:p>3748.128</text:p>
          </table:table-cell>
          <table:table-cell office:value-type="float" office:value="21.28" calcext:value-type="float">
            <text:p>21.28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52.704" calcext:value-type="float">
            <text:p>52.704</text:p>
          </table:table-cell>
          <table:table-cell office:value-type="float" office:value="8063.983" calcext:value-type="float">
            <text:p>8063.983</text:p>
          </table:table-cell>
          <table:table-cell office:value-type="float" office:value="-84.579" calcext:value-type="float">
            <text:p>-84.579</text:p>
          </table:table-cell>
          <table:table-cell office:value-type="float" office:value="853.181" calcext:value-type="float">
            <text:p>853.18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590.037" calcext:value-type="float">
            <text:p>3590.037</text:p>
          </table:table-cell>
          <table:table-cell office:value-type="float" office:value="8063.983" calcext:value-type="float">
            <text:p>8063.983</text:p>
          </table:table-cell>
          <table:table-cell office:value-type="float" office:value="-6357.62" calcext:value-type="float">
            <text:p>-6357.62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5758.564" calcext:value-type="float">
            <text:p>5758.564</text:p>
          </table:table-cell>
          <table:table-cell office:value-type="float" office:value="0" calcext:value-type="float">
            <text:p>0</text:p>
          </table:table-cell>
          <table:table-cell office:value-type="float" office:value="56502.01" calcext:value-type="float">
            <text:p>56502.01</text:p>
          </table:table-cell>
          <table:table-cell office:value-type="float" office:value="10045.734" calcext:value-type="float">
            <text:p>10045.734</text:p>
          </table:table-cell>
          <table:table-cell office:value-type="float" office:value="25936.015" calcext:value-type="float">
            <text:p>25936.015</text:p>
          </table:table-cell>
          <table:table-cell office:value-type="float" office:value="-14418.887" calcext:value-type="float">
            <text:p>-14418.887</text:p>
          </table:table-cell>
          <table:table-cell office:value-type="float" office:value="5139.85" calcext:value-type="float">
            <text:p>5139.85</text:p>
          </table:table-cell>
          <table:table-cell office:value-type="float" office:value="3665.037" calcext:value-type="float">
            <text:p>3665.037</text:p>
          </table:table-cell>
          <table:table-cell office:value-type="float" office:value="6811.637" calcext:value-type="float">
            <text:p>6811.637</text:p>
          </table:table-cell>
          <table:table-cell office:value-type="float" office:value="735.304" calcext:value-type="float">
            <text:p>735.304</text:p>
          </table:table-cell>
          <table:table-cell office:value-type="float" office:value="6616.752" calcext:value-type="float">
            <text:p>6616.752</text:p>
          </table:table-cell>
          <table:table-cell office:value-type="float" office:value="3662.949" calcext:value-type="float">
            <text:p>3662.949</text:p>
          </table:table-cell>
          <table:table-cell office:value-type="float" office:value="5367.435" calcext:value-type="float">
            <text:p>5367.435</text:p>
          </table:table-cell>
          <table:table-cell office:value-type="float" office:value="3811.377" calcext:value-type="float">
            <text:p>3811.377</text:p>
          </table:table-cell>
          <table:table-cell office:value-type="float" office:value="7140.752" calcext:value-type="float">
            <text:p>7140.752</text:p>
          </table:table-cell>
          <table:table-cell office:value-type="float" office:value="776.06" calcext:value-type="float">
            <text:p>776.06</text:p>
          </table:table-cell>
          <table:table-cell office:value-type="float" office:value="6926.198" calcext:value-type="float">
            <text:p>6926.198</text:p>
          </table:table-cell>
          <table:table-cell office:value-type="float" office:value="3808.672" calcext:value-type="float">
            <text:p>3808.672</text:p>
          </table:table-cell>
          <table:table-cell office:value-type="float" office:value="44.24" calcext:value-type="float">
            <text:p>44.24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37.825" calcext:value-type="float">
            <text:p>137.825</text:p>
          </table:table-cell>
          <table:table-cell office:value-type="float" office:value="21794.778" calcext:value-type="float">
            <text:p>21794.778</text:p>
          </table:table-cell>
          <table:table-cell office:value-type="float" office:value="-232.591" calcext:value-type="float">
            <text:p>-232.591</text:p>
          </table:table-cell>
          <table:table-cell office:value-type="float" office:value="2555.658" calcext:value-type="float">
            <text:p>2555.658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9578.568" calcext:value-type="float">
            <text:p>9578.568</text:p>
          </table:table-cell>
          <table:table-cell office:value-type="float" office:value="21794.778" calcext:value-type="float">
            <text:p>21794.778</text:p>
          </table:table-cell>
          <table:table-cell office:value-type="float" office:value="-16683.462" calcext:value-type="float">
            <text:p>-16683.462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4604.3" calcext:value-type="float">
            <text:p>4604.3</text:p>
          </table:table-cell>
          <table:table-cell office:value-type="float" office:value="0" calcext:value-type="float">
            <text:p>0</text:p>
          </table:table-cell>
          <table:table-cell office:value-type="float" office:value="30560.275" calcext:value-type="float">
            <text:p>30560.275</text:p>
          </table:table-cell>
          <table:table-cell office:value-type="float" office:value="6886.953" calcext:value-type="float">
            <text:p>6886.953</text:p>
          </table:table-cell>
          <table:table-cell office:value-type="float" office:value="18437.153" calcext:value-type="float">
            <text:p>18437.153</text:p>
          </table:table-cell>
          <table:table-cell office:value-type="float" office:value="-9228.553" calcext:value-type="float">
            <text:p>-9228.553</text:p>
          </table:table-cell>
          <table:table-cell office:value-type="float" office:value="5130.838" calcext:value-type="float">
            <text:p>5130.838</text:p>
          </table:table-cell>
          <table:table-cell office:value-type="float" office:value="3652.399" calcext:value-type="float">
            <text:p>3652.399</text:p>
          </table:table-cell>
          <table:table-cell office:value-type="float" office:value="7595.235" calcext:value-type="float">
            <text:p>7595.235</text:p>
          </table:table-cell>
          <table:table-cell office:value-type="float" office:value="808.247" calcext:value-type="float">
            <text:p>808.247</text:p>
          </table:table-cell>
          <table:table-cell office:value-type="float" office:value="6754.251" calcext:value-type="float">
            <text:p>6754.251</text:p>
          </table:table-cell>
          <table:table-cell office:value-type="float" office:value="3507.426" calcext:value-type="float">
            <text:p>3507.426</text:p>
          </table:table-cell>
          <table:table-cell office:value-type="float" office:value="5368.378" calcext:value-type="float">
            <text:p>5368.378</text:p>
          </table:table-cell>
          <table:table-cell office:value-type="float" office:value="3791.59" calcext:value-type="float">
            <text:p>3791.59</text:p>
          </table:table-cell>
          <table:table-cell office:value-type="float" office:value="7991.996" calcext:value-type="float">
            <text:p>7991.996</text:p>
          </table:table-cell>
          <table:table-cell office:value-type="float" office:value="852.327" calcext:value-type="float">
            <text:p>852.327</text:p>
          </table:table-cell>
          <table:table-cell office:value-type="float" office:value="7080.326" calcext:value-type="float">
            <text:p>7080.326</text:p>
          </table:table-cell>
          <table:table-cell office:value-type="float" office:value="3656.43" calcext:value-type="float">
            <text:p>3656.43</text:p>
          </table:table-cell>
          <table:table-cell office:value-type="float" office:value="110.32" calcext:value-type="float">
            <text:p>110.32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699.118" calcext:value-type="float">
            <text:p>699.118</text:p>
          </table:table-cell>
          <table:table-cell office:value-type="float" office:value="124573.695" calcext:value-type="float">
            <text:p>124573.695</text:p>
          </table:table-cell>
          <table:table-cell office:value-type="float" office:value="-1293.899" calcext:value-type="float">
            <text:p>-1293.899</text:p>
          </table:table-cell>
          <table:table-cell office:value-type="float" office:value="8821.062" calcext:value-type="float">
            <text:p>8821.06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7629.687" calcext:value-type="float">
            <text:p>57629.687</text:p>
          </table:table-cell>
          <table:table-cell office:value-type="float" office:value="124573.695" calcext:value-type="float">
            <text:p>124573.695</text:p>
          </table:table-cell>
          <table:table-cell office:value-type="float" office:value="-106931.571" calcext:value-type="float">
            <text:p>-106931.571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9726.425" calcext:value-type="float">
            <text:p>9726.425</text:p>
          </table:table-cell>
          <table:table-cell office:value-type="float" office:value="0" calcext:value-type="float">
            <text:p>0</text:p>
          </table:table-cell>
          <table:table-cell office:value-type="float" office:value="215149.543" calcext:value-type="float">
            <text:p>215149.543</text:p>
          </table:table-cell>
          <table:table-cell office:value-type="float" office:value="31042.86" calcext:value-type="float">
            <text:p>31042.86</text:p>
          </table:table-cell>
          <table:table-cell office:value-type="float" office:value="72077.845" calcext:value-type="float">
            <text:p>72077.845</text:p>
          </table:table-cell>
          <table:table-cell office:value-type="float" office:value="-52624.995" calcext:value-type="float">
            <text:p>-52624.995</text:p>
          </table:table-cell>
          <table:table-cell office:value-type="float" office:value="5159.749" calcext:value-type="float">
            <text:p>5159.749</text:p>
          </table:table-cell>
          <table:table-cell office:value-type="float" office:value="3563.015" calcext:value-type="float">
            <text:p>3563.015</text:p>
          </table:table-cell>
          <table:table-cell office:value-type="float" office:value="7379.911" calcext:value-type="float">
            <text:p>7379.911</text:p>
          </table:table-cell>
          <table:table-cell office:value-type="float" office:value="816.134" calcext:value-type="float">
            <text:p>816.134</text:p>
          </table:table-cell>
          <table:table-cell office:value-type="float" office:value="6799.003" calcext:value-type="float">
            <text:p>6799.003</text:p>
          </table:table-cell>
          <table:table-cell office:value-type="float" office:value="3520.496" calcext:value-type="float">
            <text:p>3520.496</text:p>
          </table:table-cell>
          <table:table-cell office:value-type="float" office:value="5391.518" calcext:value-type="float">
            <text:p>5391.518</text:p>
          </table:table-cell>
          <table:table-cell office:value-type="float" office:value="3692.02" calcext:value-type="float">
            <text:p>3692.02</text:p>
          </table:table-cell>
          <table:table-cell office:value-type="float" office:value="7730.424" calcext:value-type="float">
            <text:p>7730.424</text:p>
          </table:table-cell>
          <table:table-cell office:value-type="float" office:value="858.909" calcext:value-type="float">
            <text:p>858.909</text:p>
          </table:table-cell>
          <table:table-cell office:value-type="float" office:value="7116.688" calcext:value-type="float">
            <text:p>7116.688</text:p>
          </table:table-cell>
          <table:table-cell office:value-type="float" office:value="3666.349" calcext:value-type="float">
            <text:p>3666.349</text:p>
          </table:table-cell>
          <table:table-cell office:value-type="float" office:value="54.82" calcext:value-type="float">
            <text:p>54.82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216.913" calcext:value-type="float">
            <text:p>216.913</text:p>
          </table:table-cell>
          <table:table-cell office:value-type="float" office:value="40014.679" calcext:value-type="float">
            <text:p>40014.679</text:p>
          </table:table-cell>
          <table:table-cell office:value-type="float" office:value="-380.862" calcext:value-type="float">
            <text:p>-380.862</text:p>
          </table:table-cell>
          <table:table-cell office:value-type="float" office:value="4074.183" calcext:value-type="float">
            <text:p>4074.183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17893.671" calcext:value-type="float">
            <text:p>17893.671</text:p>
          </table:table-cell>
          <table:table-cell office:value-type="float" office:value="40014.679" calcext:value-type="float">
            <text:p>40014.679</text:p>
          </table:table-cell>
          <table:table-cell office:value-type="float" office:value="-31866.312" calcext:value-type="float">
            <text:p>-31866.312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4394.491" calcext:value-type="float">
            <text:p>4394.491</text:p>
          </table:table-cell>
          <table:table-cell office:value-type="float" office:value="0" calcext:value-type="float">
            <text:p>0</text:p>
          </table:table-cell>
          <table:table-cell office:value-type="float" office:value="27142.814" calcext:value-type="float">
            <text:p>27142.814</text:p>
          </table:table-cell>
          <table:table-cell office:value-type="float" office:value="6470.338" calcext:value-type="float">
            <text:p>6470.338</text:p>
          </table:table-cell>
          <table:table-cell office:value-type="float" office:value="17390.547" calcext:value-type="float">
            <text:p>17390.547</text:p>
          </table:table-cell>
          <table:table-cell office:value-type="float" office:value="-8601.565" calcext:value-type="float">
            <text:p>-8601.565</text:p>
          </table:table-cell>
          <table:table-cell office:value-type="float" office:value="5122.553" calcext:value-type="float">
            <text:p>5122.553</text:p>
          </table:table-cell>
          <table:table-cell office:value-type="float" office:value="3443.011" calcext:value-type="float">
            <text:p>3443.011</text:p>
          </table:table-cell>
          <table:table-cell office:value-type="float" office:value="7296.303" calcext:value-type="float">
            <text:p>7296.303</text:p>
          </table:table-cell>
          <table:table-cell office:value-type="float" office:value="771.464" calcext:value-type="float">
            <text:p>771.464</text:p>
          </table:table-cell>
          <table:table-cell office:value-type="float" office:value="6672.084" calcext:value-type="float">
            <text:p>6672.084</text:p>
          </table:table-cell>
          <table:table-cell office:value-type="float" office:value="3573.022" calcext:value-type="float">
            <text:p>3573.022</text:p>
          </table:table-cell>
          <table:table-cell office:value-type="float" office:value="5351.98" calcext:value-type="float">
            <text:p>5351.98</text:p>
          </table:table-cell>
          <table:table-cell office:value-type="float" office:value="3608.506" calcext:value-type="float">
            <text:p>3608.506</text:p>
          </table:table-cell>
          <table:table-cell office:value-type="float" office:value="7619.984" calcext:value-type="float">
            <text:p>7619.984</text:p>
          </table:table-cell>
          <table:table-cell office:value-type="float" office:value="808.84" calcext:value-type="float">
            <text:p>808.84</text:p>
          </table:table-cell>
          <table:table-cell office:value-type="float" office:value="6976.584" calcext:value-type="float">
            <text:p>6976.584</text:p>
          </table:table-cell>
          <table:table-cell office:value-type="float" office:value="3727.377" calcext:value-type="float">
            <text:p>3727.377</text:p>
          </table:table-cell>
          <table:table-cell office:value-type="float" office:value="16.26" calcext:value-type="float">
            <text:p>16.26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77.063" calcext:value-type="float">
            <text:p>77.063</text:p>
          </table:table-cell>
          <table:table-cell office:value-type="float" office:value="16417.787" calcext:value-type="float">
            <text:p>16417.787</text:p>
          </table:table-cell>
          <table:table-cell office:value-type="float" office:value="-138.525" calcext:value-type="float">
            <text:p>-138.525</text:p>
          </table:table-cell>
          <table:table-cell office:value-type="float" office:value="1201.491" calcext:value-type="float">
            <text:p>1201.491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7575.727" calcext:value-type="float">
            <text:p>7575.727</text:p>
          </table:table-cell>
          <table:table-cell office:value-type="float" office:value="16417.787" calcext:value-type="float">
            <text:p>16417.787</text:p>
          </table:table-cell>
          <table:table-cell office:value-type="float" office:value="-14014.805" calcext:value-type="float">
            <text:p>-14014.805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5044.508" calcext:value-type="float">
            <text:p>5044.508</text:p>
          </table:table-cell>
          <table:table-cell office:value-type="float" office:value="0" calcext:value-type="float">
            <text:p>0</text:p>
          </table:table-cell>
          <table:table-cell office:value-type="float" office:value="53320.379" calcext:value-type="float">
            <text:p>53320.379</text:p>
          </table:table-cell>
          <table:table-cell office:value-type="float" office:value="9068.055" calcext:value-type="float">
            <text:p>9068.055</text:p>
          </table:table-cell>
          <table:table-cell office:value-type="float" office:value="23258.233" calcext:value-type="float">
            <text:p>23258.233</text:p>
          </table:table-cell>
          <table:table-cell office:value-type="float" office:value="-13169.217" calcext:value-type="float">
            <text:p>-13169.217</text:p>
          </table:table-cell>
          <table:table-cell office:value-type="float" office:value="5189.918" calcext:value-type="float">
            <text:p>5189.918</text:p>
          </table:table-cell>
          <table:table-cell office:value-type="float" office:value="3353.481" calcext:value-type="float">
            <text:p>3353.481</text:p>
          </table:table-cell>
          <table:table-cell office:value-type="float" office:value="7436.548" calcext:value-type="float">
            <text:p>7436.548</text:p>
          </table:table-cell>
          <table:table-cell office:value-type="float" office:value="794.923" calcext:value-type="float">
            <text:p>794.923</text:p>
          </table:table-cell>
          <table:table-cell office:value-type="float" office:value="6786.567" calcext:value-type="float">
            <text:p>6786.567</text:p>
          </table:table-cell>
          <table:table-cell office:value-type="float" office:value="3593.268" calcext:value-type="float">
            <text:p>3593.268</text:p>
          </table:table-cell>
          <table:table-cell office:value-type="float" office:value="5424.96" calcext:value-type="float">
            <text:p>5424.96</text:p>
          </table:table-cell>
          <table:table-cell office:value-type="float" office:value="3502.957" calcext:value-type="float">
            <text:p>3502.957</text:p>
          </table:table-cell>
          <table:table-cell office:value-type="float" office:value="7814.71" calcext:value-type="float">
            <text:p>7814.71</text:p>
          </table:table-cell>
          <table:table-cell office:value-type="float" office:value="839.908" calcext:value-type="float">
            <text:p>839.908</text:p>
          </table:table-cell>
          <table:table-cell office:value-type="float" office:value="7111.964" calcext:value-type="float">
            <text:p>7111.964</text:p>
          </table:table-cell>
          <table:table-cell office:value-type="float" office:value="3737.956" calcext:value-type="float">
            <text:p>3737.956</text:p>
          </table:table-cell>
          <table:table-cell office:value-type="float" office:value="59.36" calcext:value-type="float">
            <text:p>59.36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238.539" calcext:value-type="float">
            <text:p>238.539</text:p>
          </table:table-cell>
          <table:table-cell office:value-type="float" office:value="43863.928" calcext:value-type="float">
            <text:p>43863.928</text:p>
          </table:table-cell>
          <table:table-cell office:value-type="float" office:value="-419.759" calcext:value-type="float">
            <text:p>-419.759</text:p>
          </table:table-cell>
          <table:table-cell office:value-type="float" office:value="4380.807" calcext:value-type="float">
            <text:p>4380.807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9657.435" calcext:value-type="float">
            <text:p>19657.435</text:p>
          </table:table-cell>
          <table:table-cell office:value-type="float" office:value="43863.928" calcext:value-type="float">
            <text:p>43863.928</text:p>
          </table:table-cell>
          <table:table-cell office:value-type="float" office:value="-35102.314" calcext:value-type="float">
            <text:p>-35102.314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5992.823" calcext:value-type="float">
            <text:p>5992.823</text:p>
          </table:table-cell>
          <table:table-cell office:value-type="float" office:value="0" calcext:value-type="float">
            <text:p>0</text:p>
          </table:table-cell>
          <table:table-cell office:value-type="float" office:value="94936.548" calcext:value-type="float">
            <text:p>94936.548</text:p>
          </table:table-cell>
          <table:table-cell office:value-type="float" office:value="14978.382" calcext:value-type="float">
            <text:p>14978.382</text:p>
          </table:table-cell>
          <table:table-cell office:value-type="float" office:value="36077.788" calcext:value-type="float">
            <text:p>36077.788</text:p>
          </table:table-cell>
          <table:table-cell office:value-type="float" office:value="-24092.142" calcext:value-type="float">
            <text:p>-24092.142</text:p>
          </table:table-cell>
          <table:table-cell office:value-type="float" office:value="5211.219" calcext:value-type="float">
            <text:p>5211.219</text:p>
          </table:table-cell>
          <table:table-cell office:value-type="float" office:value="3458.833" calcext:value-type="float">
            <text:p>3458.833</text:p>
          </table:table-cell>
          <table:table-cell office:value-type="float" office:value="6893.367" calcext:value-type="float">
            <text:p>6893.367</text:p>
          </table:table-cell>
          <table:table-cell office:value-type="float" office:value="752.875" calcext:value-type="float">
            <text:p>752.875</text:p>
          </table:table-cell>
          <table:table-cell office:value-type="float" office:value="6723.413" calcext:value-type="float">
            <text:p>6723.413</text:p>
          </table:table-cell>
          <table:table-cell office:value-type="float" office:value="3699.025" calcext:value-type="float">
            <text:p>3699.025</text:p>
          </table:table-cell>
          <table:table-cell office:value-type="float" office:value="5444.038" calcext:value-type="float">
            <text:p>5444.038</text:p>
          </table:table-cell>
          <table:table-cell office:value-type="float" office:value="3539.21" calcext:value-type="float">
            <text:p>3539.21</text:p>
          </table:table-cell>
          <table:table-cell office:value-type="float" office:value="7201.503" calcext:value-type="float">
            <text:p>7201.503</text:p>
          </table:table-cell>
          <table:table-cell office:value-type="float" office:value="793.915" calcext:value-type="float">
            <text:p>793.915</text:p>
          </table:table-cell>
          <table:table-cell office:value-type="float" office:value="7038.663" calcext:value-type="float">
            <text:p>7038.663</text:p>
          </table:table-cell>
          <table:table-cell office:value-type="float" office:value="3849.412" calcext:value-type="float">
            <text:p>3849.412</text:p>
          </table:table-cell>
          <table:table-cell office:value-type="float" office:value="59.26" calcext:value-type="float">
            <text:p>59.26</text:p>
          </table:table-cell>
          <table:table-cell office:value-type="float" office:value="1" calcext:value-type="float">
            <text:p>1</text:p>
          </table:table-cell>
          <table:table-cell office:value-type="float" office:value="1652" calcext:value-type="float">
            <text:p>1652</text:p>
          </table:table-cell>
          <table:table-cell office:value-type="float" office:value="234.377" calcext:value-type="float">
            <text:p>234.377</text:p>
          </table:table-cell>
          <table:table-cell office:value-type="float" office:value="47527.47" calcext:value-type="float">
            <text:p>47527.47</text:p>
          </table:table-cell>
          <table:table-cell office:value-type="float" office:value="-411.5" calcext:value-type="float">
            <text:p>-411.5</text:p>
          </table:table-cell>
          <table:table-cell office:value-type="float" office:value="4484.91" calcext:value-type="float">
            <text:p>4484.91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 office:value-type="float" office:value="21429.571" calcext:value-type="float">
            <text:p>21429.571</text:p>
          </table:table-cell>
          <table:table-cell office:value-type="float" office:value="47527.47" calcext:value-type="float">
            <text:p>47527.47</text:p>
          </table:table-cell>
          <table:table-cell office:value-type="float" office:value="-38557.649" calcext:value-type="float">
            <text:p>-38557.649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7002.518" calcext:value-type="float">
            <text:p>7002.518</text:p>
          </table:table-cell>
          <table:table-cell office:value-type="float" office:value="0" calcext:value-type="float">
            <text:p>0</text:p>
          </table:table-cell>
          <table:table-cell office:value-type="float" office:value="97216.477" calcext:value-type="float">
            <text:p>97216.477</text:p>
          </table:table-cell>
          <table:table-cell office:value-type="float" office:value="16544.502" calcext:value-type="float">
            <text:p>16544.502</text:p>
          </table:table-cell>
          <table:table-cell office:value-type="float" office:value="40233.128" calcext:value-type="float">
            <text:p>40233.128</text:p>
          </table:table-cell>
          <table:table-cell office:value-type="float" office:value="-26228.091" calcext:value-type="float">
            <text:p>-26228.091</text:p>
          </table:table-cell>
          <table:table-cell office:value-type="float" office:value="5171.075" calcext:value-type="float">
            <text:p>5171.075</text:p>
          </table:table-cell>
          <table:table-cell office:value-type="float" office:value="3323.751" calcext:value-type="float">
            <text:p>3323.751</text:p>
          </table:table-cell>
          <table:table-cell office:value-type="float" office:value="6825.172" calcext:value-type="float">
            <text:p>6825.172</text:p>
          </table:table-cell>
          <table:table-cell office:value-type="float" office:value="726.494" calcext:value-type="float">
            <text:p>726.494</text:p>
          </table:table-cell>
          <table:table-cell office:value-type="float" office:value="6630.281" calcext:value-type="float">
            <text:p>6630.281</text:p>
          </table:table-cell>
          <table:table-cell office:value-type="float" office:value="3711.868" calcext:value-type="float">
            <text:p>3711.868</text:p>
          </table:table-cell>
          <table:table-cell office:value-type="float" office:value="5405.03" calcext:value-type="float">
            <text:p>5405.03</text:p>
          </table:table-cell>
          <table:table-cell office:value-type="float" office:value="3491.88" calcext:value-type="float">
            <text:p>3491.88</text:p>
          </table:table-cell>
          <table:table-cell office:value-type="float" office:value="7175.001" calcext:value-type="float">
            <text:p>7175.001</text:p>
          </table:table-cell>
          <table:table-cell office:value-type="float" office:value="765.361" calcext:value-type="float">
            <text:p>765.361</text:p>
          </table:table-cell>
          <table:table-cell office:value-type="float" office:value="6942.303" calcext:value-type="float">
            <text:p>6942.303</text:p>
          </table:table-cell>
          <table:table-cell office:value-type="float" office:value="3867.757" calcext:value-type="float">
            <text:p>3867.757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50.566" calcext:value-type="float">
            <text:p>50.566</text:p>
          </table:table-cell>
          <table:table-cell office:value-type="float" office:value="9908.688" calcext:value-type="float">
            <text:p>9908.688</text:p>
          </table:table-cell>
          <table:table-cell office:value-type="float" office:value="-79.665" calcext:value-type="float">
            <text:p>-79.665</text:p>
          </table:table-cell>
          <table:table-cell office:value-type="float" office:value="1389.762" calcext:value-type="float">
            <text:p>1389.76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241.312" calcext:value-type="float">
            <text:p>4241.312</text:p>
          </table:table-cell>
          <table:table-cell office:value-type="float" office:value="9908.688" calcext:value-type="float">
            <text:p>9908.688</text:p>
          </table:table-cell>
          <table:table-cell office:value-type="float" office:value="-7129.163" calcext:value-type="float">
            <text:p>-7129.163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12483.446" calcext:value-type="float">
            <text:p>12483.446</text:p>
          </table:table-cell>
          <table:table-cell office:value-type="float" office:value="0" calcext:value-type="float">
            <text:p>0</text:p>
          </table:table-cell>
          <table:table-cell office:value-type="float" office:value="406204.989" calcext:value-type="float">
            <text:p>406204.989</text:p>
          </table:table-cell>
          <table:table-cell office:value-type="float" office:value="56503.081" calcext:value-type="float">
            <text:p>56503.081</text:p>
          </table:table-cell>
          <table:table-cell office:value-type="float" office:value="125973.225" calcext:value-type="float">
            <text:p>125973.225</text:p>
          </table:table-cell>
          <table:table-cell office:value-type="float" office:value="-101006.332" calcext:value-type="float">
            <text:p>-101006.332</text:p>
          </table:table-cell>
          <table:table-cell office:value-type="float" office:value="5206.85" calcext:value-type="float">
            <text:p>5206.85</text:p>
          </table:table-cell>
          <table:table-cell office:value-type="float" office:value="3460.217" calcext:value-type="float">
            <text:p>3460.217</text:p>
          </table:table-cell>
          <table:table-cell office:value-type="float" office:value="7235.194" calcext:value-type="float">
            <text:p>7235.194</text:p>
          </table:table-cell>
          <table:table-cell office:value-type="float" office:value="763.534" calcext:value-type="float">
            <text:p>763.534</text:p>
          </table:table-cell>
          <table:table-cell office:value-type="float" office:value="6740.453" calcext:value-type="float">
            <text:p>6740.453</text:p>
          </table:table-cell>
          <table:table-cell office:value-type="float" office:value="3673.247" calcext:value-type="float">
            <text:p>3673.247</text:p>
          </table:table-cell>
          <table:table-cell office:value-type="float" office:value="5445.754" calcext:value-type="float">
            <text:p>5445.754</text:p>
          </table:table-cell>
          <table:table-cell office:value-type="float" office:value="3594.206" calcext:value-type="float">
            <text:p>3594.206</text:p>
          </table:table-cell>
          <table:table-cell office:value-type="float" office:value="7607.832" calcext:value-type="float">
            <text:p>7607.832</text:p>
          </table:table-cell>
          <table:table-cell office:value-type="float" office:value="804.041" calcext:value-type="float">
            <text:p>804.041</text:p>
          </table:table-cell>
          <table:table-cell office:value-type="float" office:value="7060.719" calcext:value-type="float">
            <text:p>7060.719</text:p>
          </table:table-cell>
          <table:table-cell office:value-type="float" office:value="3830.79" calcext:value-type="float">
            <text:p>3830.7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708.724" calcext:value-type="float">
            <text:p>708.724</text:p>
          </table:table-cell>
          <table:table-cell office:value-type="float" office:value="143840.519" calcext:value-type="float">
            <text:p>143840.519</text:p>
          </table:table-cell>
          <table:table-cell office:value-type="float" office:value="-1295.513" calcext:value-type="float">
            <text:p>-1295.513</text:p>
          </table:table-cell>
          <table:table-cell office:value-type="float" office:value="11301.073" calcext:value-type="float">
            <text:p>11301.07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5987.327" calcext:value-type="float">
            <text:p>65987.327</text:p>
          </table:table-cell>
          <table:table-cell office:value-type="float" office:value="143840.519" calcext:value-type="float">
            <text:p>143840.519</text:p>
          </table:table-cell>
          <table:table-cell office:value-type="float" office:value="-121238.374" calcext:value-type="float">
            <text:p>-121238.374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4119.036" calcext:value-type="float">
            <text:p>4119.036</text:p>
          </table:table-cell>
          <table:table-cell office:value-type="float" office:value="0" calcext:value-type="float">
            <text:p>0</text:p>
          </table:table-cell>
          <table:table-cell office:value-type="float" office:value="38025.907" calcext:value-type="float">
            <text:p>38025.907</text:p>
          </table:table-cell>
          <table:table-cell office:value-type="float" office:value="7373.984" calcext:value-type="float">
            <text:p>7373.984</text:p>
          </table:table-cell>
          <table:table-cell office:value-type="float" office:value="18930.118" calcext:value-type="float">
            <text:p>18930.118</text:p>
          </table:table-cell>
          <table:table-cell office:value-type="float" office:value="-10692.046" calcext:value-type="float">
            <text:p>-10692.046</text:p>
          </table:table-cell>
          <table:table-cell office:value-type="float" office:value="5294.984" calcext:value-type="float">
            <text:p>5294.984</text:p>
          </table:table-cell>
          <table:table-cell office:value-type="float" office:value="3639.875" calcext:value-type="float">
            <text:p>3639.875</text:p>
          </table:table-cell>
          <table:table-cell office:value-type="float" office:value="6986.79" calcext:value-type="float">
            <text:p>6986.79</text:p>
          </table:table-cell>
          <table:table-cell office:value-type="float" office:value="721.083" calcext:value-type="float">
            <text:p>721.083</text:p>
          </table:table-cell>
          <table:table-cell office:value-type="float" office:value="6743.322" calcext:value-type="float">
            <text:p>6743.322</text:p>
          </table:table-cell>
          <table:table-cell office:value-type="float" office:value="3846.646" calcext:value-type="float">
            <text:p>3846.646</text:p>
          </table:table-cell>
          <table:table-cell office:value-type="float" office:value="5535.555" calcext:value-type="float">
            <text:p>5535.555</text:p>
          </table:table-cell>
          <table:table-cell office:value-type="float" office:value="3766.561" calcext:value-type="float">
            <text:p>3766.561</text:p>
          </table:table-cell>
          <table:table-cell office:value-type="float" office:value="7285.551" calcext:value-type="float">
            <text:p>7285.551</text:p>
          </table:table-cell>
          <table:table-cell office:value-type="float" office:value="757.948" calcext:value-type="float">
            <text:p>757.948</text:p>
          </table:table-cell>
          <table:table-cell office:value-type="float" office:value="7057.938" calcext:value-type="float">
            <text:p>7057.938</text:p>
          </table:table-cell>
          <table:table-cell office:value-type="float" office:value="4013.173" calcext:value-type="float">
            <text:p>4013.173</text:p>
          </table:table-cell>
          <table:table-cell office:value-type="float" office:value="88.26" calcext:value-type="float">
            <text:p>88.26</text:p>
          </table:table-cell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239.024" calcext:value-type="float">
            <text:p>239.024</text:p>
          </table:table-cell>
          <table:table-cell office:value-type="float" office:value="47924.622" calcext:value-type="float">
            <text:p>47924.622</text:p>
          </table:table-cell>
          <table:table-cell office:value-type="float" office:value="-391.833" calcext:value-type="float">
            <text:p>-391.833</text:p>
          </table:table-cell>
          <table:table-cell office:value-type="float" office:value="6463.867" calcext:value-type="float">
            <text:p>6463.867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20642.039" calcext:value-type="float">
            <text:p>20642.039</text:p>
          </table:table-cell>
          <table:table-cell office:value-type="float" office:value="47924.622" calcext:value-type="float">
            <text:p>47924.622</text:p>
          </table:table-cell>
          <table:table-cell office:value-type="float" office:value="-34996.888" calcext:value-type="float">
            <text:p>-34996.888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9164.05" calcext:value-type="float">
            <text:p>9164.05</text:p>
          </table:table-cell>
          <table:table-cell office:value-type="float" office:value="0" calcext:value-type="float">
            <text:p>0</text:p>
          </table:table-cell>
          <table:table-cell office:value-type="float" office:value="105216.525" calcext:value-type="float">
            <text:p>105216.525</text:p>
          </table:table-cell>
          <table:table-cell office:value-type="float" office:value="19956.736" calcext:value-type="float">
            <text:p>19956.736</text:p>
          </table:table-cell>
          <table:table-cell office:value-type="float" office:value="49248.334" calcext:value-type="float">
            <text:p>49248.334</text:p>
          </table:table-cell>
          <table:table-cell office:value-type="float" office:value="-30920.235" calcext:value-type="float">
            <text:p>-30920.235</text:p>
          </table:table-cell>
          <table:table-cell office:value-type="float" office:value="5342.04" calcext:value-type="float">
            <text:p>5342.04</text:p>
          </table:table-cell>
          <table:table-cell office:value-type="float" office:value="4040.25" calcext:value-type="float">
            <text:p>4040.25</text:p>
          </table:table-cell>
          <table:table-cell office:value-type="float" office:value="6682.655" calcext:value-type="float">
            <text:p>6682.655</text:p>
          </table:table-cell>
          <table:table-cell office:value-type="float" office:value="691.718" calcext:value-type="float">
            <text:p>691.718</text:p>
          </table:table-cell>
          <table:table-cell office:value-type="float" office:value="6731.396" calcext:value-type="float">
            <text:p>6731.396</text:p>
          </table:table-cell>
          <table:table-cell office:value-type="float" office:value="3952.684" calcext:value-type="float">
            <text:p>3952.684</text:p>
          </table:table-cell>
          <table:table-cell office:value-type="float" office:value="5587.301" calcext:value-type="float">
            <text:p>5587.301</text:p>
          </table:table-cell>
          <table:table-cell office:value-type="float" office:value="4219.146" calcext:value-type="float">
            <text:p>4219.146</text:p>
          </table:table-cell>
          <table:table-cell office:value-type="float" office:value="6986.587" calcext:value-type="float">
            <text:p>6986.587</text:p>
          </table:table-cell>
          <table:table-cell office:value-type="float" office:value="725.649" calcext:value-type="float">
            <text:p>725.649</text:p>
          </table:table-cell>
          <table:table-cell office:value-type="float" office:value="7044.81" calcext:value-type="float">
            <text:p>7044.81</text:p>
          </table:table-cell>
          <table:table-cell office:value-type="float" office:value="4129.791" calcext:value-type="float">
            <text:p>4129.791</text:p>
          </table:table-cell>
          <table:table-cell office:value-type="float" office:value="40.56" calcext:value-type="float">
            <text:p>40.56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88.171" calcext:value-type="float">
            <text:p>88.171</text:p>
          </table:table-cell>
          <table:table-cell office:value-type="float" office:value="18085.211" calcext:value-type="float">
            <text:p>18085.211</text:p>
          </table:table-cell>
          <table:table-cell office:value-type="float" office:value="-136.538" calcext:value-type="float">
            <text:p>-136.538</text:p>
          </table:table-cell>
          <table:table-cell office:value-type="float" office:value="2617.888" calcext:value-type="float">
            <text:p>2617.888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7700.706" calcext:value-type="float">
            <text:p>7700.706</text:p>
          </table:table-cell>
          <table:table-cell office:value-type="float" office:value="18085.211" calcext:value-type="float">
            <text:p>18085.211</text:p>
          </table:table-cell>
          <table:table-cell office:value-type="float" office:value="-12849.435" calcext:value-type="float">
            <text:p>-12849.435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10427.345" calcext:value-type="float">
            <text:p>10427.345</text:p>
          </table:table-cell>
          <table:table-cell office:value-type="float" office:value="0" calcext:value-type="float">
            <text:p>0</text:p>
          </table:table-cell>
          <table:table-cell office:value-type="float" office:value="246261.661" calcext:value-type="float">
            <text:p>246261.661</text:p>
          </table:table-cell>
          <table:table-cell office:value-type="float" office:value="34946.4" calcext:value-type="float">
            <text:p>34946.4</text:p>
          </table:table-cell>
          <table:table-cell office:value-type="float" office:value="80619.254" calcext:value-type="float">
            <text:p>80619.254</text:p>
          </table:table-cell>
          <table:table-cell office:value-type="float" office:value="-59764.565" calcext:value-type="float">
            <text:p>-59764.565</text:p>
          </table:table-cell>
          <table:table-cell office:value-type="float" office:value="5334.234" calcext:value-type="float">
            <text:p>5334.234</text:p>
          </table:table-cell>
          <table:table-cell office:value-type="float" office:value="3999.052" calcext:value-type="float">
            <text:p>3999.052</text:p>
          </table:table-cell>
          <table:table-cell office:value-type="float" office:value="6710.584" calcext:value-type="float">
            <text:p>6710.584</text:p>
          </table:table-cell>
          <table:table-cell office:value-type="float" office:value="682.6" calcext:value-type="float">
            <text:p>682.6</text:p>
          </table:table-cell>
          <table:table-cell office:value-type="float" office:value="6705.277" calcext:value-type="float">
            <text:p>6705.277</text:p>
          </table:table-cell>
          <table:table-cell office:value-type="float" office:value="3963.19" calcext:value-type="float">
            <text:p>3963.19</text:p>
          </table:table-cell>
          <table:table-cell office:value-type="float" office:value="5580.929" calcext:value-type="float">
            <text:p>5580.929</text:p>
          </table:table-cell>
          <table:table-cell office:value-type="float" office:value="4182.086" calcext:value-type="float">
            <text:p>4182.086</text:p>
          </table:table-cell>
          <table:table-cell office:value-type="float" office:value="7039.712" calcext:value-type="float">
            <text:p>7039.712</text:p>
          </table:table-cell>
          <table:table-cell office:value-type="float" office:value="720.249" calcext:value-type="float">
            <text:p>720.249</text:p>
          </table:table-cell>
          <table:table-cell office:value-type="float" office:value="7027.591" calcext:value-type="float">
            <text:p>7027.591</text:p>
          </table:table-cell>
          <table:table-cell office:value-type="float" office:value="4134.266" calcext:value-type="float">
            <text:p>4134.266</text:p>
          </table:table-cell>
          <table:table-cell office:value-type="float" office:value="48.78" calcext:value-type="float">
            <text:p>48.78</text:p>
          </table:table-cell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157.089" calcext:value-type="float">
            <text:p>157.089</text:p>
          </table:table-cell>
          <table:table-cell office:value-type="float" office:value="27164.117" calcext:value-type="float">
            <text:p>27164.117</text:p>
          </table:table-cell>
          <table:table-cell office:value-type="float" office:value="-266.742" calcext:value-type="float">
            <text:p>-266.742</text:p>
          </table:table-cell>
          <table:table-cell office:value-type="float" office:value="3481.097" calcext:value-type="float">
            <text:p>3481.097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11791.05" calcext:value-type="float">
            <text:p>11791.05</text:p>
          </table:table-cell>
          <table:table-cell office:value-type="float" office:value="27164.117" calcext:value-type="float">
            <text:p>27164.117</text:p>
          </table:table-cell>
          <table:table-cell office:value-type="float" office:value="-20201.924" calcext:value-type="float">
            <text:p>-20201.924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5721.611" calcext:value-type="float">
            <text:p>5721.611</text:p>
          </table:table-cell>
          <table:table-cell office:value-type="float" office:value="0" calcext:value-type="float">
            <text:p>0</text:p>
          </table:table-cell>
          <table:table-cell office:value-type="float" office:value="52146.61" calcext:value-type="float">
            <text:p>52146.61</text:p>
          </table:table-cell>
          <table:table-cell office:value-type="float" office:value="11599.433" calcext:value-type="float">
            <text:p>11599.433</text:p>
          </table:table-cell>
          <table:table-cell office:value-type="float" office:value="29019.758" calcext:value-type="float">
            <text:p>29019.758</text:p>
          </table:table-cell>
          <table:table-cell office:value-type="float" office:value="-17576.536" calcext:value-type="float">
            <text:p>-17576.536</text:p>
          </table:table-cell>
          <table:table-cell office:value-type="float" office:value="5369.312" calcext:value-type="float">
            <text:p>5369.312</text:p>
          </table:table-cell>
          <table:table-cell office:value-type="float" office:value="3825.209" calcext:value-type="float">
            <text:p>3825.209</text:p>
          </table:table-cell>
          <table:table-cell office:value-type="float" office:value="7183.132" calcext:value-type="float">
            <text:p>7183.132</text:p>
          </table:table-cell>
          <table:table-cell office:value-type="float" office:value="738.336" calcext:value-type="float">
            <text:p>738.336</text:p>
          </table:table-cell>
          <table:table-cell office:value-type="float" office:value="6852.304" calcext:value-type="float">
            <text:p>6852.304</text:p>
          </table:table-cell>
          <table:table-cell office:value-type="float" office:value="3886.32" calcext:value-type="float">
            <text:p>3886.32</text:p>
          </table:table-cell>
          <table:table-cell office:value-type="float" office:value="5616.923" calcext:value-type="float">
            <text:p>5616.923</text:p>
          </table:table-cell>
          <table:table-cell office:value-type="float" office:value="4006.973" calcext:value-type="float">
            <text:p>4006.973</text:p>
          </table:table-cell>
          <table:table-cell office:value-type="float" office:value="7517.952" calcext:value-type="float">
            <text:p>7517.952</text:p>
          </table:table-cell>
          <table:table-cell office:value-type="float" office:value="776.25" calcext:value-type="float">
            <text:p>776.25</text:p>
          </table:table-cell>
          <table:table-cell office:value-type="float" office:value="7176.068" calcext:value-type="float">
            <text:p>7176.068</text:p>
          </table:table-cell>
          <table:table-cell office:value-type="float" office:value="4057.778" calcext:value-type="float">
            <text:p>4057.778</text:p>
          </table:table-cell>
          <table:table-cell office:value-type="float" office:value="40.44" calcext:value-type="float">
            <text:p>40.44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114.828" calcext:value-type="float">
            <text:p>114.828</text:p>
          </table:table-cell>
          <table:table-cell office:value-type="float" office:value="21982.623" calcext:value-type="float">
            <text:p>21982.623</text:p>
          </table:table-cell>
          <table:table-cell office:value-type="float" office:value="-190.2" calcext:value-type="float">
            <text:p>-190.2</text:p>
          </table:table-cell>
          <table:table-cell office:value-type="float" office:value="2846.789" calcext:value-type="float">
            <text:p>2846.789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9527.145" calcext:value-type="float">
            <text:p>9527.145</text:p>
          </table:table-cell>
          <table:table-cell office:value-type="float" office:value="21982.623" calcext:value-type="float">
            <text:p>21982.623</text:p>
          </table:table-cell>
          <table:table-cell office:value-type="float" office:value="-16289.046" calcext:value-type="float">
            <text:p>-16289.046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6254.742" calcext:value-type="float">
            <text:p>6254.742</text:p>
          </table:table-cell>
          <table:table-cell office:value-type="float" office:value="0" calcext:value-type="float">
            <text:p>0</text:p>
          </table:table-cell>
          <table:table-cell office:value-type="float" office:value="80567.293" calcext:value-type="float">
            <text:p>80567.293</text:p>
          </table:table-cell>
          <table:table-cell office:value-type="float" office:value="12273.335" calcext:value-type="float">
            <text:p>12273.335</text:p>
          </table:table-cell>
          <table:table-cell office:value-type="float" office:value="30906.462" calcext:value-type="float">
            <text:p>30906.462</text:p>
          </table:table-cell>
          <table:table-cell office:value-type="float" office:value="-18396.978" calcext:value-type="float">
            <text:p>-18396.978</text:p>
          </table:table-cell>
          <table:table-cell office:value-type="float" office:value="5371.527" calcext:value-type="float">
            <text:p>5371.527</text:p>
          </table:table-cell>
          <table:table-cell office:value-type="float" office:value="4012.957" calcext:value-type="float">
            <text:p>4012.957</text:p>
          </table:table-cell>
          <table:table-cell office:value-type="float" office:value="6900.384" calcext:value-type="float">
            <text:p>6900.384</text:p>
          </table:table-cell>
          <table:table-cell office:value-type="float" office:value="650.644" calcext:value-type="float">
            <text:p>650.644</text:p>
          </table:table-cell>
          <table:table-cell office:value-type="float" office:value="6678.384" calcext:value-type="float">
            <text:p>6678.384</text:p>
          </table:table-cell>
          <table:table-cell office:value-type="float" office:value="4064.669" calcext:value-type="float">
            <text:p>4064.669</text:p>
          </table:table-cell>
          <table:table-cell office:value-type="float" office:value="5619.198" calcext:value-type="float">
            <text:p>5619.198</text:p>
          </table:table-cell>
          <table:table-cell office:value-type="float" office:value="4175.633" calcext:value-type="float">
            <text:p>4175.633</text:p>
          </table:table-cell>
          <table:table-cell office:value-type="float" office:value="7256.98" calcext:value-type="float">
            <text:p>7256.98</text:p>
          </table:table-cell>
          <table:table-cell office:value-type="float" office:value="690.702" calcext:value-type="float">
            <text:p>690.702</text:p>
          </table:table-cell>
          <table:table-cell office:value-type="float" office:value="7006.513" calcext:value-type="float">
            <text:p>7006.513</text:p>
          </table:table-cell>
          <table:table-cell office:value-type="float" office:value="4231.883" calcext:value-type="float">
            <text:p>4231.883</text:p>
          </table:table-cell>
          <table:table-cell office:value-type="float" office:value="31.14" calcext:value-type="float">
            <text:p>31.14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78.654" calcext:value-type="float">
            <text:p>78.654</text:p>
          </table:table-cell>
          <table:table-cell office:value-type="float" office:value="14367.044" calcext:value-type="float">
            <text:p>14367.044</text:p>
          </table:table-cell>
          <table:table-cell office:value-type="float" office:value="-126.842" calcext:value-type="float">
            <text:p>-126.842</text:p>
          </table:table-cell>
          <table:table-cell office:value-type="float" office:value="1901.36" calcext:value-type="float">
            <text:p>1901.36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6206.282" calcext:value-type="float">
            <text:p>6206.282</text:p>
          </table:table-cell>
          <table:table-cell office:value-type="float" office:value="14367.044" calcext:value-type="float">
            <text:p>14367.044</text:p>
          </table:table-cell>
          <table:table-cell office:value-type="float" office:value="-10564.324" calcext:value-type="float">
            <text:p>-10564.324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12460.29" calcext:value-type="float">
            <text:p>12460.29</text:p>
          </table:table-cell>
          <table:table-cell office:value-type="float" office:value="0" calcext:value-type="float">
            <text:p>0</text:p>
          </table:table-cell>
          <table:table-cell office:value-type="float" office:value="172513.381" calcext:value-type="float">
            <text:p>172513.381</text:p>
          </table:table-cell>
          <table:table-cell office:value-type="float" office:value="31904.27" calcext:value-type="float">
            <text:p>31904.27</text:p>
          </table:table-cell>
          <table:table-cell office:value-type="float" office:value="76541.902" calcext:value-type="float">
            <text:p>76541.902</text:p>
          </table:table-cell>
          <table:table-cell office:value-type="float" office:value="-51621.321" calcext:value-type="float">
            <text:p>-51621.321</text:p>
          </table:table-cell>
          <table:table-cell office:value-type="float" office:value="5408.83" calcext:value-type="float">
            <text:p>5408.83</text:p>
          </table:table-cell>
          <table:table-cell office:value-type="float" office:value="4104.243" calcext:value-type="float">
            <text:p>4104.243</text:p>
          </table:table-cell>
          <table:table-cell office:value-type="float" office:value="7029.494" calcext:value-type="float">
            <text:p>7029.494</text:p>
          </table:table-cell>
          <table:table-cell office:value-type="float" office:value="683.255" calcext:value-type="float">
            <text:p>683.255</text:p>
          </table:table-cell>
          <table:table-cell office:value-type="float" office:value="6781.189" calcext:value-type="float">
            <text:p>6781.189</text:p>
          </table:table-cell>
          <table:table-cell office:value-type="float" office:value="4036.472" calcext:value-type="float">
            <text:p>4036.472</text:p>
          </table:table-cell>
          <table:table-cell office:value-type="float" office:value="5658.778" calcext:value-type="float">
            <text:p>5658.778</text:p>
          </table:table-cell>
          <table:table-cell office:value-type="float" office:value="4228.485" calcext:value-type="float">
            <text:p>4228.485</text:p>
          </table:table-cell>
          <table:table-cell office:value-type="float" office:value="7395.05" calcext:value-type="float">
            <text:p>7395.05</text:p>
          </table:table-cell>
          <table:table-cell office:value-type="float" office:value="724.126" calcext:value-type="float">
            <text:p>724.126</text:p>
          </table:table-cell>
          <table:table-cell office:value-type="float" office:value="7113.228" calcext:value-type="float">
            <text:p>7113.228</text:p>
          </table:table-cell>
          <table:table-cell office:value-type="float" office:value="4204.328" calcext:value-type="float">
            <text:p>4204.328</text:p>
          </table:table-cell>
          <table:table-cell office:value-type="float" office:value="39.98" calcext:value-type="float">
            <text:p>39.98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92.163" calcext:value-type="float">
            <text:p>92.163</text:p>
          </table:table-cell>
          <table:table-cell office:value-type="float" office:value="14144.806" calcext:value-type="float">
            <text:p>14144.806</text:p>
          </table:table-cell>
          <table:table-cell office:value-type="float" office:value="-145.135" calcext:value-type="float">
            <text:p>-145.135</text:p>
          </table:table-cell>
          <table:table-cell office:value-type="float" office:value="1970.803" calcext:value-type="float">
            <text:p>1970.803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061.063" calcext:value-type="float">
            <text:p>6061.063</text:p>
          </table:table-cell>
          <table:table-cell office:value-type="float" office:value="14144.806" calcext:value-type="float">
            <text:p>14144.806</text:p>
          </table:table-cell>
          <table:table-cell office:value-type="float" office:value="-10203.2" calcext:value-type="float">
            <text:p>-10203.2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2577.444" calcext:value-type="float">
            <text:p>22577.444</text:p>
          </table:table-cell>
          <table:table-cell office:value-type="float" office:value="0" calcext:value-type="float">
            <text:p>0</text:p>
          </table:table-cell>
          <table:table-cell office:value-type="float" office:value="901413.055" calcext:value-type="float">
            <text:p>901413.055</text:p>
          </table:table-cell>
          <table:table-cell office:value-type="float" office:value="125814.978" calcext:value-type="float">
            <text:p>125814.978</text:p>
          </table:table-cell>
          <table:table-cell office:value-type="float" office:value="275284.264" calcext:value-type="float">
            <text:p>275284.264</text:p>
          </table:table-cell>
          <table:table-cell office:value-type="float" office:value="-230129.376" calcext:value-type="float">
            <text:p>-230129.376</text:p>
          </table:table-cell>
          <table:table-cell office:value-type="float" office:value="5417.067" calcext:value-type="float">
            <text:p>5417.067</text:p>
          </table:table-cell>
          <table:table-cell office:value-type="float" office:value="4105.451" calcext:value-type="float">
            <text:p>4105.451</text:p>
          </table:table-cell>
          <table:table-cell office:value-type="float" office:value="7593.06" calcext:value-type="float">
            <text:p>7593.06</text:p>
          </table:table-cell>
          <table:table-cell office:value-type="float" office:value="715.218" calcext:value-type="float">
            <text:p>715.218</text:p>
          </table:table-cell>
          <table:table-cell office:value-type="float" office:value="6853.625" calcext:value-type="float">
            <text:p>6853.625</text:p>
          </table:table-cell>
          <table:table-cell office:value-type="float" office:value="3980.509" calcext:value-type="float">
            <text:p>3980.509</text:p>
          </table:table-cell>
          <table:table-cell office:value-type="float" office:value="5665.922" calcext:value-type="float">
            <text:p>5665.922</text:p>
          </table:table-cell>
          <table:table-cell office:value-type="float" office:value="4295.368" calcext:value-type="float">
            <text:p>4295.368</text:p>
          </table:table-cell>
          <table:table-cell office:value-type="float" office:value="7923.438" calcext:value-type="float">
            <text:p>7923.438</text:p>
          </table:table-cell>
          <table:table-cell office:value-type="float" office:value="752.212" calcext:value-type="float">
            <text:p>752.212</text:p>
          </table:table-cell>
          <table:table-cell office:value-type="float" office:value="7176.785" calcext:value-type="float">
            <text:p>7176.785</text:p>
          </table:table-cell>
          <table:table-cell office:value-type="float" office:value="4155.059" calcext:value-type="float">
            <text:p>4155.059</text:p>
          </table:table-cell>
          <table:table-cell office:value-type="float" office:value="59.7" calcext:value-type="float">
            <text:p>59.7</text:p>
          </table:table-cell>
          <table:table-cell office:value-type="float" office:value="1" calcext:value-type="float">
            <text:p>1</text:p>
          </table:table-cell>
          <table:table-cell office:value-type="float" office:value="2168" calcext:value-type="float">
            <text:p>2168</text:p>
          </table:table-cell>
          <table:table-cell office:value-type="float" office:value="302.859" calcext:value-type="float">
            <text:p>302.859</text:p>
          </table:table-cell>
          <table:table-cell office:value-type="float" office:value="40023.495" calcext:value-type="float">
            <text:p>40023.495</text:p>
          </table:table-cell>
          <table:table-cell office:value-type="float" office:value="-548.61" calcext:value-type="float">
            <text:p>-548.61</text:p>
          </table:table-cell>
          <table:table-cell office:value-type="float" office:value="3563.326" calcext:value-type="float">
            <text:p>3563.326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float" office:value="18152.4" calcext:value-type="float">
            <text:p>18152.4</text:p>
          </table:table-cell>
          <table:table-cell office:value-type="float" office:value="40023.495" calcext:value-type="float">
            <text:p>40023.495</text:p>
          </table:table-cell>
          <table:table-cell office:value-type="float" office:value="-32896.842" calcext:value-type="float">
            <text:p>-32896.842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5952.709" calcext:value-type="float">
            <text:p>5952.709</text:p>
          </table:table-cell>
          <table:table-cell office:value-type="float" office:value="0" calcext:value-type="float">
            <text:p>0</text:p>
          </table:table-cell>
          <table:table-cell office:value-type="float" office:value="35773.061" calcext:value-type="float">
            <text:p>35773.061</text:p>
          </table:table-cell>
          <table:table-cell office:value-type="float" office:value="8205.645" calcext:value-type="float">
            <text:p>8205.645</text:p>
          </table:table-cell>
          <table:table-cell office:value-type="float" office:value="22434.231" calcext:value-type="float">
            <text:p>22434.231</text:p>
          </table:table-cell>
          <table:table-cell office:value-type="float" office:value="-10528.813" calcext:value-type="float">
            <text:p>-10528.813</text:p>
          </table:table-cell>
          <table:table-cell office:value-type="float" office:value="5414.064" calcext:value-type="float">
            <text:p>5414.064</text:p>
          </table:table-cell>
          <table:table-cell office:value-type="float" office:value="4214.565" calcext:value-type="float">
            <text:p>4214.565</text:p>
          </table:table-cell>
          <table:table-cell office:value-type="float" office:value="7184.006" calcext:value-type="float">
            <text:p>7184.006</text:p>
          </table:table-cell>
          <table:table-cell office:value-type="float" office:value="650.975" calcext:value-type="float">
            <text:p>650.975</text:p>
          </table:table-cell>
          <table:table-cell office:value-type="float" office:value="6721.585" calcext:value-type="float">
            <text:p>6721.585</text:p>
          </table:table-cell>
          <table:table-cell office:value-type="float" office:value="4106.543" calcext:value-type="float">
            <text:p>4106.543</text:p>
          </table:table-cell>
          <table:table-cell office:value-type="float" office:value="5658.232" calcext:value-type="float">
            <text:p>5658.232</text:p>
          </table:table-cell>
          <table:table-cell office:value-type="float" office:value="4387.832" calcext:value-type="float">
            <text:p>4387.832</text:p>
          </table:table-cell>
          <table:table-cell office:value-type="float" office:value="7486.902" calcext:value-type="float">
            <text:p>7486.902</text:p>
          </table:table-cell>
          <table:table-cell office:value-type="float" office:value="689.381" calcext:value-type="float">
            <text:p>689.381</text:p>
          </table:table-cell>
          <table:table-cell office:value-type="float" office:value="7042.893" calcext:value-type="float">
            <text:p>7042.893</text:p>
          </table:table-cell>
          <table:table-cell office:value-type="float" office:value="4273.57" calcext:value-type="float">
            <text:p>4273.57</text:p>
          </table:table-cell>
          <table:table-cell office:value-type="float" office:value="11.64" calcext:value-type="float">
            <text:p>11.64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27.033" calcext:value-type="float">
            <text:p>27.033</text:p>
          </table:table-cell>
          <table:table-cell office:value-type="float" office:value="3747.667" calcext:value-type="float">
            <text:p>3747.667</text:p>
          </table:table-cell>
          <table:table-cell office:value-type="float" office:value="-42.658" calcext:value-type="float">
            <text:p>-42.658</text:p>
          </table:table-cell>
          <table:table-cell office:value-type="float" office:value="592.219" calcext:value-type="float">
            <text:p>592.21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71.001" calcext:value-type="float">
            <text:p>1571.001</text:p>
          </table:table-cell>
          <table:table-cell office:value-type="float" office:value="3747.667" calcext:value-type="float">
            <text:p>3747.667</text:p>
          </table:table-cell>
          <table:table-cell office:value-type="float" office:value="-2563.229" calcext:value-type="float">
            <text:p>-2563.229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825.278" calcext:value-type="float">
            <text:p>3825.278</text:p>
          </table:table-cell>
          <table:table-cell office:value-type="float" office:value="0" calcext:value-type="float">
            <text:p>0</text:p>
          </table:table-cell>
          <table:table-cell office:value-type="float" office:value="43692.416" calcext:value-type="float">
            <text:p>43692.416</text:p>
          </table:table-cell>
          <table:table-cell office:value-type="float" office:value="8502.918" calcext:value-type="float">
            <text:p>8502.918</text:p>
          </table:table-cell>
          <table:table-cell office:value-type="float" office:value="20903.891" calcext:value-type="float">
            <text:p>20903.891</text:p>
          </table:table-cell>
          <table:table-cell office:value-type="float" office:value="-13253.335" calcext:value-type="float">
            <text:p>-13253.335</text:p>
          </table:table-cell>
          <table:table-cell office:value-type="float" office:value="5370.701" calcext:value-type="float">
            <text:p>5370.701</text:p>
          </table:table-cell>
          <table:table-cell office:value-type="float" office:value="4071.43" calcext:value-type="float">
            <text:p>4071.43</text:p>
          </table:table-cell>
          <table:table-cell office:value-type="float" office:value="6876.511" calcext:value-type="float">
            <text:p>6876.511</text:p>
          </table:table-cell>
          <table:table-cell office:value-type="float" office:value="641.47" calcext:value-type="float">
            <text:p>641.47</text:p>
          </table:table-cell>
          <table:table-cell office:value-type="float" office:value="6659.131" calcext:value-type="float">
            <text:p>6659.131</text:p>
          </table:table-cell>
          <table:table-cell office:value-type="float" office:value="4082.27" calcext:value-type="float">
            <text:p>4082.27</text:p>
          </table:table-cell>
          <table:table-cell office:value-type="float" office:value="5616.839" calcext:value-type="float">
            <text:p>5616.839</text:p>
          </table:table-cell>
          <table:table-cell office:value-type="float" office:value="4275.085" calcext:value-type="float">
            <text:p>4275.085</text:p>
          </table:table-cell>
          <table:table-cell office:value-type="float" office:value="7227.751" calcext:value-type="float">
            <text:p>7227.751</text:p>
          </table:table-cell>
          <table:table-cell office:value-type="float" office:value="677.459" calcext:value-type="float">
            <text:p>677.459</text:p>
          </table:table-cell>
          <table:table-cell office:value-type="float" office:value="6977.556" calcext:value-type="float">
            <text:p>6977.556</text:p>
          </table:table-cell>
          <table:table-cell office:value-type="float" office:value="4256.122" calcext:value-type="float">
            <text:p>4256.122</text:p>
          </table:table-cell>
          <table:table-cell office:value-type="float" office:value="16.74" calcext:value-type="float">
            <text:p>16.74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9.874" calcext:value-type="float">
            <text:p>29.874</text:p>
          </table:table-cell>
          <table:table-cell office:value-type="float" office:value="2024.03" calcext:value-type="float">
            <text:p>2024.03</text:p>
          </table:table-cell>
          <table:table-cell office:value-type="float" office:value="-43.263" calcext:value-type="float">
            <text:p>-43.263</text:p>
          </table:table-cell>
          <table:table-cell office:value-type="float" office:value="372.022" calcext:value-type="float">
            <text:p>372.02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22.484" calcext:value-type="float">
            <text:p>822.484</text:p>
          </table:table-cell>
          <table:table-cell office:value-type="float" office:value="2024.03" calcext:value-type="float">
            <text:p>2024.03</text:p>
          </table:table-cell>
          <table:table-cell office:value-type="float" office:value="-1279.986" calcext:value-type="float">
            <text:p>-1279.986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8156.845" calcext:value-type="float">
            <text:p>8156.845</text:p>
          </table:table-cell>
          <table:table-cell office:value-type="float" office:value="0" calcext:value-type="float">
            <text:p>0</text:p>
          </table:table-cell>
          <table:table-cell office:value-type="float" office:value="175159.905" calcext:value-type="float">
            <text:p>175159.905</text:p>
          </table:table-cell>
          <table:table-cell office:value-type="float" office:value="24921.124" calcext:value-type="float">
            <text:p>24921.124</text:p>
          </table:table-cell>
          <table:table-cell office:value-type="float" office:value="58212.396" calcext:value-type="float">
            <text:p>58212.396</text:p>
          </table:table-cell>
          <table:table-cell office:value-type="float" office:value="-41898.706" calcext:value-type="float">
            <text:p>-41898.706</text:p>
          </table:table-cell>
          <table:table-cell office:value-type="float" office:value="5345.27" calcext:value-type="float">
            <text:p>5345.27</text:p>
          </table:table-cell>
          <table:table-cell office:value-type="float" office:value="3991.063" calcext:value-type="float">
            <text:p>3991.063</text:p>
          </table:table-cell>
          <table:table-cell office:value-type="float" office:value="6742.507" calcext:value-type="float">
            <text:p>6742.507</text:p>
          </table:table-cell>
          <table:table-cell office:value-type="float" office:value="658.458" calcext:value-type="float">
            <text:p>658.458</text:p>
          </table:table-cell>
          <table:table-cell office:value-type="float" office:value="6667.821" calcext:value-type="float">
            <text:p>6667.821</text:p>
          </table:table-cell>
          <table:table-cell office:value-type="float" office:value="4022.718" calcext:value-type="float">
            <text:p>4022.718</text:p>
          </table:table-cell>
          <table:table-cell office:value-type="float" office:value="5592.474" calcext:value-type="float">
            <text:p>5592.474</text:p>
          </table:table-cell>
          <table:table-cell office:value-type="float" office:value="4145.004" calcext:value-type="float">
            <text:p>4145.004</text:p>
          </table:table-cell>
          <table:table-cell office:value-type="float" office:value="7030.561" calcext:value-type="float">
            <text:p>7030.561</text:p>
          </table:table-cell>
          <table:table-cell office:value-type="float" office:value="693.249" calcext:value-type="float">
            <text:p>693.249</text:p>
          </table:table-cell>
          <table:table-cell office:value-type="float" office:value="6984.906" calcext:value-type="float">
            <text:p>6984.906</text:p>
          </table:table-cell>
          <table:table-cell office:value-type="float" office:value="4200.042" calcext:value-type="float">
            <text:p>4200.042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93.694" calcext:value-type="float">
            <text:p>93.694</text:p>
          </table:table-cell>
          <table:table-cell office:value-type="float" office:value="17770.503" calcext:value-type="float">
            <text:p>17770.503</text:p>
          </table:table-cell>
          <table:table-cell office:value-type="float" office:value="-158.989" calcext:value-type="float">
            <text:p>-158.989</text:p>
          </table:table-cell>
          <table:table-cell office:value-type="float" office:value="1893.65" calcext:value-type="float">
            <text:p>1893.65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7904.598" calcext:value-type="float">
            <text:p>7904.598</text:p>
          </table:table-cell>
          <table:table-cell office:value-type="float" office:value="17770.503" calcext:value-type="float">
            <text:p>17770.503</text:p>
          </table:table-cell>
          <table:table-cell office:value-type="float" office:value="-13983.202" calcext:value-type="float">
            <text:p>-13983.202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6219.548" calcext:value-type="float">
            <text:p>6219.548</text:p>
          </table:table-cell>
          <table:table-cell office:value-type="float" office:value="0" calcext:value-type="float">
            <text:p>0</text:p>
          </table:table-cell>
          <table:table-cell office:value-type="float" office:value="48108.953" calcext:value-type="float">
            <text:p>48108.953</text:p>
          </table:table-cell>
          <table:table-cell office:value-type="float" office:value="10227.254" calcext:value-type="float">
            <text:p>10227.254</text:p>
          </table:table-cell>
          <table:table-cell office:value-type="float" office:value="26761.593" calcext:value-type="float">
            <text:p>26761.593</text:p>
          </table:table-cell>
          <table:table-cell office:value-type="float" office:value="-14322.497" calcext:value-type="float">
            <text:p>-14322.497</text:p>
          </table:table-cell>
          <table:table-cell office:value-type="float" office:value="5378.921" calcext:value-type="float">
            <text:p>5378.921</text:p>
          </table:table-cell>
          <table:table-cell office:value-type="float" office:value="4015.733" calcext:value-type="float">
            <text:p>4015.733</text:p>
          </table:table-cell>
          <table:table-cell office:value-type="float" office:value="7781.277" calcext:value-type="float">
            <text:p>7781.277</text:p>
          </table:table-cell>
          <table:table-cell office:value-type="float" office:value="722.108" calcext:value-type="float">
            <text:p>722.108</text:p>
          </table:table-cell>
          <table:table-cell office:value-type="float" office:value="6829.317" calcext:value-type="float">
            <text:p>6829.317</text:p>
          </table:table-cell>
          <table:table-cell office:value-type="float" office:value="3928.525" calcext:value-type="float">
            <text:p>3928.525</text:p>
          </table:table-cell>
          <table:table-cell office:value-type="float" office:value="5628.799" calcext:value-type="float">
            <text:p>5628.799</text:p>
          </table:table-cell>
          <table:table-cell office:value-type="float" office:value="4170.197" calcext:value-type="float">
            <text:p>4170.197</text:p>
          </table:table-cell>
          <table:table-cell office:value-type="float" office:value="8189.643" calcext:value-type="float">
            <text:p>8189.643</text:p>
          </table:table-cell>
          <table:table-cell office:value-type="float" office:value="761.68" calcext:value-type="float">
            <text:p>761.68</text:p>
          </table:table-cell>
          <table:table-cell office:value-type="float" office:value="7158.678" calcext:value-type="float">
            <text:p>7158.678</text:p>
          </table:table-cell>
          <table:table-cell office:value-type="float" office:value="4098.919" calcext:value-type="float">
            <text:p>4098.919</text:p>
          </table:table-cell>
          <table:table-cell office:value-type="float" office:value="19.62" calcext:value-type="float">
            <text:p>19.62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47.615" calcext:value-type="float">
            <text:p>47.615</text:p>
          </table:table-cell>
          <table:table-cell office:value-type="float" office:value="8557.028" calcext:value-type="float">
            <text:p>8557.028</text:p>
          </table:table-cell>
          <table:table-cell office:value-type="float" office:value="-76.019" calcext:value-type="float">
            <text:p>-76.019</text:p>
          </table:table-cell>
          <table:table-cell office:value-type="float" office:value="1182.599" calcext:value-type="float">
            <text:p>1182.599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671.502" calcext:value-type="float">
            <text:p>3671.502</text:p>
          </table:table-cell>
          <table:table-cell office:value-type="float" office:value="8557.028" calcext:value-type="float">
            <text:p>8557.028</text:p>
          </table:table-cell>
          <table:table-cell office:value-type="float" office:value="-6191.829" calcext:value-type="float">
            <text:p>-6191.829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4322.116" calcext:value-type="float">
            <text:p>4322.116</text:p>
          </table:table-cell>
          <table:table-cell office:value-type="float" office:value="0" calcext:value-type="float">
            <text:p>0</text:p>
          </table:table-cell>
          <table:table-cell office:value-type="float" office:value="48171.888" calcext:value-type="float">
            <text:p>48171.888</text:p>
          </table:table-cell>
          <table:table-cell office:value-type="float" office:value="8976.974" calcext:value-type="float">
            <text:p>8976.974</text:p>
          </table:table-cell>
          <table:table-cell office:value-type="float" office:value="22352.899" calcext:value-type="float">
            <text:p>22352.899</text:p>
          </table:table-cell>
          <table:table-cell office:value-type="float" office:value="-13708.668" calcext:value-type="float">
            <text:p>-13708.668</text:p>
          </table:table-cell>
          <table:table-cell office:value-type="float" office:value="5396.246" calcext:value-type="float">
            <text:p>5396.246</text:p>
          </table:table-cell>
          <table:table-cell office:value-type="float" office:value="3915.504" calcext:value-type="float">
            <text:p>3915.504</text:p>
          </table:table-cell>
          <table:table-cell office:value-type="float" office:value="7567.803" calcext:value-type="float">
            <text:p>7567.803</text:p>
          </table:table-cell>
          <table:table-cell office:value-type="float" office:value="707.886" calcext:value-type="float">
            <text:p>707.886</text:p>
          </table:table-cell>
          <table:table-cell office:value-type="float" office:value="6818.076" calcext:value-type="float">
            <text:p>6818.076</text:p>
          </table:table-cell>
          <table:table-cell office:value-type="float" office:value="3974.416" calcext:value-type="float">
            <text:p>3974.416</text:p>
          </table:table-cell>
          <table:table-cell office:value-type="float" office:value="5639.766" calcext:value-type="float">
            <text:p>5639.766</text:p>
          </table:table-cell>
          <table:table-cell office:value-type="float" office:value="4067.897" calcext:value-type="float">
            <text:p>4067.897</text:p>
          </table:table-cell>
          <table:table-cell office:value-type="float" office:value="7903.664" calcext:value-type="float">
            <text:p>7903.664</text:p>
          </table:table-cell>
          <table:table-cell office:value-type="float" office:value="746.251" calcext:value-type="float">
            <text:p>746.251</text:p>
          </table:table-cell>
          <table:table-cell office:value-type="float" office:value="7138.654" calcext:value-type="float">
            <text:p>7138.654</text:p>
          </table:table-cell>
          <table:table-cell office:value-type="float" office:value="4140.878" calcext:value-type="float">
            <text:p>4140.878</text:p>
          </table:table-cell>
          <table:table-cell office:value-type="float" office:value="53.7" calcext:value-type="float">
            <text:p>53.7</text:p>
          </table:table-cell>
          <table:table-cell office:value-type="float" office:value="1" calcext:value-type="float">
            <text:p>1</text:p>
          </table:table-cell>
          <table:table-cell office:value-type="float" office:value="2206" calcext:value-type="float">
            <text:p>2206</text:p>
          </table:table-cell>
          <table:table-cell office:value-type="float" office:value="308.055" calcext:value-type="float">
            <text:p>308.055</text:p>
          </table:table-cell>
          <table:table-cell office:value-type="float" office:value="61731.615" calcext:value-type="float">
            <text:p>61731.615</text:p>
          </table:table-cell>
          <table:table-cell office:value-type="float" office:value="-565.047" calcext:value-type="float">
            <text:p>-565.047</text:p>
          </table:table-cell>
          <table:table-cell office:value-type="float" office:value="4438.375" calcext:value-type="float">
            <text:p>4438.375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28524.548" calcext:value-type="float">
            <text:p>28524.548</text:p>
          </table:table-cell>
          <table:table-cell office:value-type="float" office:value="61731.615" calcext:value-type="float">
            <text:p>61731.615</text:p>
          </table:table-cell>
          <table:table-cell office:value-type="float" office:value="-52854.866" calcext:value-type="float">
            <text:p>-52854.866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4698.592" calcext:value-type="float">
            <text:p>4698.592</text:p>
          </table:table-cell>
          <table:table-cell office:value-type="float" office:value="0" calcext:value-type="float">
            <text:p>0</text:p>
          </table:table-cell>
          <table:table-cell office:value-type="float" office:value="48871.548" calcext:value-type="float">
            <text:p>48871.548</text:p>
          </table:table-cell>
          <table:table-cell office:value-type="float" office:value="7944.809" calcext:value-type="float">
            <text:p>7944.809</text:p>
          </table:table-cell>
          <table:table-cell office:value-type="float" office:value="20656.21" calcext:value-type="float">
            <text:p>20656.21</text:p>
          </table:table-cell>
          <table:table-cell office:value-type="float" office:value="-11259.027" calcext:value-type="float">
            <text:p>-11259.027</text:p>
          </table:table-cell>
          <table:table-cell office:value-type="float" office:value="5410.195" calcext:value-type="float">
            <text:p>5410.195</text:p>
          </table:table-cell>
          <table:table-cell office:value-type="float" office:value="3932.108" calcext:value-type="float">
            <text:p>3932.108</text:p>
          </table:table-cell>
          <table:table-cell office:value-type="float" office:value="7153.989" calcext:value-type="float">
            <text:p>7153.989</text:p>
          </table:table-cell>
          <table:table-cell office:value-type="float" office:value="679.938" calcext:value-type="float">
            <text:p>679.938</text:p>
          </table:table-cell>
          <table:table-cell office:value-type="float" office:value="6775.891" calcext:value-type="float">
            <text:p>6775.891</text:p>
          </table:table-cell>
          <table:table-cell office:value-type="float" office:value="4044.498" calcext:value-type="float">
            <text:p>4044.498</text:p>
          </table:table-cell>
          <table:table-cell office:value-type="float" office:value="5656.33" calcext:value-type="float">
            <text:p>5656.33</text:p>
          </table:table-cell>
          <table:table-cell office:value-type="float" office:value="4085.862" calcext:value-type="float">
            <text:p>4085.862</text:p>
          </table:table-cell>
          <table:table-cell office:value-type="float" office:value="7460.183" calcext:value-type="float">
            <text:p>7460.183</text:p>
          </table:table-cell>
          <table:table-cell office:value-type="float" office:value="718.408" calcext:value-type="float">
            <text:p>718.408</text:p>
          </table:table-cell>
          <table:table-cell office:value-type="float" office:value="7099.294" calcext:value-type="float">
            <text:p>7099.294</text:p>
          </table:table-cell>
          <table:table-cell office:value-type="float" office:value="4213.366" calcext:value-type="float">
            <text:p>4213.366</text:p>
          </table:table-cell>
          <table:table-cell office:value-type="float" office:value="23.68" calcext:value-type="float">
            <text:p>23.68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63.21" calcext:value-type="float">
            <text:p>63.21</text:p>
          </table:table-cell>
          <table:table-cell office:value-type="float" office:value="10587.396" calcext:value-type="float">
            <text:p>10587.396</text:p>
          </table:table-cell>
          <table:table-cell office:value-type="float" office:value="-103.281" calcext:value-type="float">
            <text:p>-103.281</text:p>
          </table:table-cell>
          <table:table-cell office:value-type="float" office:value="1261.414" calcext:value-type="float">
            <text:p>1261.414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643.121" calcext:value-type="float">
            <text:p>4643.121</text:p>
          </table:table-cell>
          <table:table-cell office:value-type="float" office:value="10587.396" calcext:value-type="float">
            <text:p>10587.396</text:p>
          </table:table-cell>
          <table:table-cell office:value-type="float" office:value="-8064.568" calcext:value-type="float">
            <text:p>-8064.568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7828.789" calcext:value-type="float">
            <text:p>7828.789</text:p>
          </table:table-cell>
          <table:table-cell office:value-type="float" office:value="0" calcext:value-type="float">
            <text:p>0</text:p>
          </table:table-cell>
          <table:table-cell office:value-type="float" office:value="113270.811" calcext:value-type="float">
            <text:p>113270.811</text:p>
          </table:table-cell>
          <table:table-cell office:value-type="float" office:value="18563.097" calcext:value-type="float">
            <text:p>18563.097</text:p>
          </table:table-cell>
          <table:table-cell office:value-type="float" office:value="45113.866" calcext:value-type="float">
            <text:p>45113.866</text:p>
          </table:table-cell>
          <table:table-cell office:value-type="float" office:value="-29456.288" calcext:value-type="float">
            <text:p>-29456.288</text:p>
          </table:table-cell>
          <table:table-cell office:value-type="float" office:value="5445.511" calcext:value-type="float">
            <text:p>5445.511</text:p>
          </table:table-cell>
          <table:table-cell office:value-type="float" office:value="3914.528" calcext:value-type="float">
            <text:p>3914.528</text:p>
          </table:table-cell>
          <table:table-cell office:value-type="float" office:value="7086.95" calcext:value-type="float">
            <text:p>7086.95</text:p>
          </table:table-cell>
          <table:table-cell office:value-type="float" office:value="671.665" calcext:value-type="float">
            <text:p>671.665</text:p>
          </table:table-cell>
          <table:table-cell office:value-type="float" office:value="6794.59" calcext:value-type="float">
            <text:p>6794.59</text:p>
          </table:table-cell>
          <table:table-cell office:value-type="float" office:value="4096.431" calcext:value-type="float">
            <text:p>4096.431</text:p>
          </table:table-cell>
          <table:table-cell office:value-type="float" office:value="5698.324" calcext:value-type="float">
            <text:p>5698.324</text:p>
          </table:table-cell>
          <table:table-cell office:value-type="float" office:value="4113.819" calcext:value-type="float">
            <text:p>4113.819</text:p>
          </table:table-cell>
          <table:table-cell office:value-type="float" office:value="7442.915" calcext:value-type="float">
            <text:p>7442.915</text:p>
          </table:table-cell>
          <table:table-cell office:value-type="float" office:value="703.127" calcext:value-type="float">
            <text:p>703.127</text:p>
          </table:table-cell>
          <table:table-cell office:value-type="float" office:value="7110.596" calcext:value-type="float">
            <text:p>7110.596</text:p>
          </table:table-cell>
          <table:table-cell office:value-type="float" office:value="4286.051" calcext:value-type="float">
            <text:p>4286.051</text:p>
          </table:table-cell>
          <table:table-cell office:value-type="float" office:value="25.88" calcext:value-type="float">
            <text:p>25.88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58.189" calcext:value-type="float">
            <text:p>58.189</text:p>
          </table:table-cell>
          <table:table-cell office:value-type="float" office:value="10538.978" calcext:value-type="float">
            <text:p>10538.978</text:p>
          </table:table-cell>
          <table:table-cell office:value-type="float" office:value="-90.996" calcext:value-type="float">
            <text:p>-90.996</text:p>
          </table:table-cell>
          <table:table-cell office:value-type="float" office:value="1364.762" calcext:value-type="float">
            <text:p>1364.7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567.561" calcext:value-type="float">
            <text:p>4567.561</text:p>
          </table:table-cell>
          <table:table-cell office:value-type="float" office:value="10538.978" calcext:value-type="float">
            <text:p>10538.978</text:p>
          </table:table-cell>
          <table:table-cell office:value-type="float" office:value="-7809.454" calcext:value-type="float">
            <text:p>-7809.454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6104.792" calcext:value-type="float">
            <text:p>6104.792</text:p>
          </table:table-cell>
          <table:table-cell office:value-type="float" office:value="0" calcext:value-type="float">
            <text:p>0</text:p>
          </table:table-cell>
          <table:table-cell office:value-type="float" office:value="121780.957" calcext:value-type="float">
            <text:p>121780.957</text:p>
          </table:table-cell>
          <table:table-cell office:value-type="float" office:value="17396.475" calcext:value-type="float">
            <text:p>17396.475</text:p>
          </table:table-cell>
          <table:table-cell office:value-type="float" office:value="41046.641" calcext:value-type="float">
            <text:p>41046.641</text:p>
          </table:table-cell>
          <table:table-cell office:value-type="float" office:value="-28837.057" calcext:value-type="float">
            <text:p>-28837.057</text:p>
          </table:table-cell>
          <table:table-cell office:value-type="float" office:value="5482.419" calcext:value-type="float">
            <text:p>5482.419</text:p>
          </table:table-cell>
          <table:table-cell office:value-type="float" office:value="4072.874" calcext:value-type="float">
            <text:p>4072.874</text:p>
          </table:table-cell>
          <table:table-cell office:value-type="float" office:value="7019.512" calcext:value-type="float">
            <text:p>7019.512</text:p>
          </table:table-cell>
          <table:table-cell office:value-type="float" office:value="692.811" calcext:value-type="float">
            <text:p>692.811</text:p>
          </table:table-cell>
          <table:table-cell office:value-type="float" office:value="6873.971" calcext:value-type="float">
            <text:p>6873.971</text:p>
          </table:table-cell>
          <table:table-cell office:value-type="float" office:value="4090.868" calcext:value-type="float">
            <text:p>4090.868</text:p>
          </table:table-cell>
          <table:table-cell office:value-type="float" office:value="5731.486" calcext:value-type="float">
            <text:p>5731.486</text:p>
          </table:table-cell>
          <table:table-cell office:value-type="float" office:value="4243.548" calcext:value-type="float">
            <text:p>4243.548</text:p>
          </table:table-cell>
          <table:table-cell office:value-type="float" office:value="7351.13" calcext:value-type="float">
            <text:p>7351.13</text:p>
          </table:table-cell>
          <table:table-cell office:value-type="float" office:value="728.637" calcext:value-type="float">
            <text:p>728.637</text:p>
          </table:table-cell>
          <table:table-cell office:value-type="float" office:value="7194.996" calcext:value-type="float">
            <text:p>7194.996</text:p>
          </table:table-cell>
          <table:table-cell office:value-type="float" office:value="4267.976" calcext:value-type="float">
            <text:p>4267.976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79.845" calcext:value-type="float">
            <text:p>79.845</text:p>
          </table:table-cell>
          <table:table-cell office:value-type="float" office:value="6581.971" calcext:value-type="float">
            <text:p>6581.971</text:p>
          </table:table-cell>
          <table:table-cell office:value-type="float" office:value="-132.973" calcext:value-type="float">
            <text:p>-132.973</text:p>
          </table:table-cell>
          <table:table-cell office:value-type="float" office:value="955.539" calcext:value-type="float">
            <text:p>955.53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801.228" calcext:value-type="float">
            <text:p>2801.228</text:p>
          </table:table-cell>
          <table:table-cell office:value-type="float" office:value="6581.971" calcext:value-type="float">
            <text:p>6581.971</text:p>
          </table:table-cell>
          <table:table-cell office:value-type="float" office:value="-4670.893" calcext:value-type="float">
            <text:p>-4670.893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5475.134" calcext:value-type="float">
            <text:p>5475.134</text:p>
          </table:table-cell>
          <table:table-cell office:value-type="float" office:value="0" calcext:value-type="float">
            <text:p>0</text:p>
          </table:table-cell>
          <table:table-cell office:value-type="float" office:value="152933.334" calcext:value-type="float">
            <text:p>152933.334</text:p>
          </table:table-cell>
          <table:table-cell office:value-type="float" office:value="21367.149" calcext:value-type="float">
            <text:p>21367.149</text:p>
          </table:table-cell>
          <table:table-cell office:value-type="float" office:value="48392.315" calcext:value-type="float">
            <text:p>48392.315</text:p>
          </table:table-cell>
          <table:table-cell office:value-type="float" office:value="-37442.047" calcext:value-type="float">
            <text:p>-37442.047</text:p>
          </table:table-cell>
          <table:table-cell office:value-type="float" office:value="5566.911" calcext:value-type="float">
            <text:p>5566.911</text:p>
          </table:table-cell>
          <table:table-cell office:value-type="float" office:value="3983.467" calcext:value-type="float">
            <text:p>3983.467</text:p>
          </table:table-cell>
          <table:table-cell office:value-type="float" office:value="6901.983" calcext:value-type="float">
            <text:p>6901.983</text:p>
          </table:table-cell>
          <table:table-cell office:value-type="float" office:value="737.644" calcext:value-type="float">
            <text:p>737.644</text:p>
          </table:table-cell>
          <table:table-cell office:value-type="float" office:value="7048.512" calcext:value-type="float">
            <text:p>7048.512</text:p>
          </table:table-cell>
          <table:table-cell office:value-type="float" office:value="4085.311" calcext:value-type="float">
            <text:p>4085.311</text:p>
          </table:table-cell>
          <table:table-cell office:value-type="float" office:value="5820.191" calcext:value-type="float">
            <text:p>5820.191</text:p>
          </table:table-cell>
          <table:table-cell office:value-type="float" office:value="4142.102" calcext:value-type="float">
            <text:p>4142.102</text:p>
          </table:table-cell>
          <table:table-cell office:value-type="float" office:value="7236.601" calcext:value-type="float">
            <text:p>7236.601</text:p>
          </table:table-cell>
          <table:table-cell office:value-type="float" office:value="777.81" calcext:value-type="float">
            <text:p>777.81</text:p>
          </table:table-cell>
          <table:table-cell office:value-type="float" office:value="7382.468" calcext:value-type="float">
            <text:p>7382.468</text:p>
          </table:table-cell>
          <table:table-cell office:value-type="float" office:value="4257.914" calcext:value-type="float">
            <text:p>4257.914</text:p>
          </table:table-cell>
          <table:table-cell office:value-type="float" office:value="76.96" calcext:value-type="float">
            <text:p>76.96</text:p>
          </table:table-cell>
          <table:table-cell office:value-type="float" office:value="1" calcext:value-type="float">
            <text:p>1</text:p>
          </table:table-cell>
          <table:table-cell office:value-type="float" office:value="1348" calcext:value-type="float">
            <text:p>1348</text:p>
          </table:table-cell>
          <table:table-cell office:value-type="float" office:value="242.687" calcext:value-type="float">
            <text:p>242.687</text:p>
          </table:table-cell>
          <table:table-cell office:value-type="float" office:value="34677.386" calcext:value-type="float">
            <text:p>34677.386</text:p>
          </table:table-cell>
          <table:table-cell office:value-type="float" office:value="-410.492" calcext:value-type="float">
            <text:p>-410.492</text:p>
          </table:table-cell>
          <table:table-cell office:value-type="float" office:value="4145.778" calcext:value-type="float">
            <text:p>4145.778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 office:value-type="float" office:value="15200.751" calcext:value-type="float">
            <text:p>15200.751</text:p>
          </table:table-cell>
          <table:table-cell office:value-type="float" office:value="34677.386" calcext:value-type="float">
            <text:p>34677.386</text:p>
          </table:table-cell>
          <table:table-cell office:value-type="float" office:value="-26385.829" calcext:value-type="float">
            <text:p>-26385.829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5332.085" calcext:value-type="float">
            <text:p>5332.085</text:p>
          </table:table-cell>
          <table:table-cell office:value-type="float" office:value="0" calcext:value-type="float">
            <text:p>0</text:p>
          </table:table-cell>
          <table:table-cell office:value-type="float" office:value="49038.945" calcext:value-type="float">
            <text:p>49038.945</text:p>
          </table:table-cell>
          <table:table-cell office:value-type="float" office:value="9758.763" calcext:value-type="float">
            <text:p>9758.763</text:p>
          </table:table-cell>
          <table:table-cell office:value-type="float" office:value="24933.138" calcext:value-type="float">
            <text:p>24933.138</text:p>
          </table:table-cell>
          <table:table-cell office:value-type="float" office:value="-14268.968" calcext:value-type="float">
            <text:p>-14268.968</text:p>
          </table:table-cell>
          <table:table-cell office:value-type="float" office:value="5551.799" calcext:value-type="float">
            <text:p>5551.799</text:p>
          </table:table-cell>
          <table:table-cell office:value-type="float" office:value="4009.393" calcext:value-type="float">
            <text:p>4009.393</text:p>
          </table:table-cell>
          <table:table-cell office:value-type="float" office:value="6858.87" calcext:value-type="float">
            <text:p>6858.87</text:p>
          </table:table-cell>
          <table:table-cell office:value-type="float" office:value="679.023" calcext:value-type="float">
            <text:p>679.023</text:p>
          </table:table-cell>
          <table:table-cell office:value-type="float" office:value="6915.656" calcext:value-type="float">
            <text:p>6915.656</text:p>
          </table:table-cell>
          <table:table-cell office:value-type="float" office:value="4187.942" calcext:value-type="float">
            <text:p>4187.942</text:p>
          </table:table-cell>
          <table:table-cell office:value-type="float" office:value="5811.598" calcext:value-type="float">
            <text:p>5811.598</text:p>
          </table:table-cell>
          <table:table-cell office:value-type="float" office:value="4216.445" calcext:value-type="float">
            <text:p>4216.445</text:p>
          </table:table-cell>
          <table:table-cell office:value-type="float" office:value="7210.663" calcext:value-type="float">
            <text:p>7210.663</text:p>
          </table:table-cell>
          <table:table-cell office:value-type="float" office:value="713.793" calcext:value-type="float">
            <text:p>713.793</text:p>
          </table:table-cell>
          <table:table-cell office:value-type="float" office:value="7245.294" calcext:value-type="float">
            <text:p>7245.294</text:p>
          </table:table-cell>
          <table:table-cell office:value-type="float" office:value="4377.901" calcext:value-type="float">
            <text:p>4377.901</text:p>
          </table:table-cell>
          <table:table-cell office:value-type="float" office:value="59.12" calcext:value-type="float">
            <text:p>59.12</text:p>
          </table:table-cell>
          <table:table-cell office:value-type="float" office:value="1" calcext:value-type="float">
            <text:p>1</text:p>
          </table:table-cell>
          <table:table-cell office:value-type="float" office:value="2299" calcext:value-type="float">
            <text:p>2299</text:p>
          </table:table-cell>
          <table:table-cell office:value-type="float" office:value="321.297" calcext:value-type="float">
            <text:p>321.297</text:p>
          </table:table-cell>
          <table:table-cell office:value-type="float" office:value="67603.516" calcext:value-type="float">
            <text:p>67603.516</text:p>
          </table:table-cell>
          <table:table-cell office:value-type="float" office:value="-586.224" calcext:value-type="float">
            <text:p>-586.224</text:p>
          </table:table-cell>
          <table:table-cell office:value-type="float" office:value="5104.985" calcext:value-type="float">
            <text:p>5104.985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 office:value-type="float" office:value="31116.102" calcext:value-type="float">
            <text:p>31116.102</text:p>
          </table:table-cell>
          <table:table-cell office:value-type="float" office:value="67603.516" calcext:value-type="float">
            <text:p>67603.516</text:p>
          </table:table-cell>
          <table:table-cell office:value-type="float" office:value="-57393.545" calcext:value-type="float">
            <text:p>-57393.545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14585.366" calcext:value-type="float">
            <text:p>14585.366</text:p>
          </table:table-cell>
          <table:table-cell office:value-type="float" office:value="0" calcext:value-type="float">
            <text:p>0</text:p>
          </table:table-cell>
          <table:table-cell office:value-type="float" office:value="274127.613" calcext:value-type="float">
            <text:p>274127.613</text:p>
          </table:table-cell>
          <table:table-cell office:value-type="float" office:value="42039.329" calcext:value-type="float">
            <text:p>42039.329</text:p>
          </table:table-cell>
          <table:table-cell office:value-type="float" office:value="99023.843" calcext:value-type="float">
            <text:p>99023.843</text:p>
          </table:table-cell>
          <table:table-cell office:value-type="float" office:value="-69853.112" calcext:value-type="float">
            <text:p>-69853.112</text:p>
          </table:table-cell>
          <table:table-cell office:value-type="float" office:value="5600.838" calcext:value-type="float">
            <text:p>5600.838</text:p>
          </table:table-cell>
          <table:table-cell office:value-type="float" office:value="3939.377" calcext:value-type="float">
            <text:p>3939.377</text:p>
          </table:table-cell>
          <table:table-cell office:value-type="float" office:value="8687.471" calcext:value-type="float">
            <text:p>8687.471</text:p>
          </table:table-cell>
          <table:table-cell office:value-type="float" office:value="755.408" calcext:value-type="float">
            <text:p>755.408</text:p>
          </table:table-cell>
          <table:table-cell office:value-type="float" office:value="7118.119" calcext:value-type="float">
            <text:p>7118.119</text:p>
          </table:table-cell>
          <table:table-cell office:value-type="float" office:value="4083.557" calcext:value-type="float">
            <text:p>4083.557</text:p>
          </table:table-cell>
          <table:table-cell office:value-type="float" office:value="5864.969" calcext:value-type="float">
            <text:p>5864.969</text:p>
          </table:table-cell>
          <table:table-cell office:value-type="float" office:value="4099.166" calcext:value-type="float">
            <text:p>4099.166</text:p>
          </table:table-cell>
          <table:table-cell office:value-type="float" office:value="9125.038" calcext:value-type="float">
            <text:p>9125.038</text:p>
          </table:table-cell>
          <table:table-cell office:value-type="float" office:value="797.623" calcext:value-type="float">
            <text:p>797.623</text:p>
          </table:table-cell>
          <table:table-cell office:value-type="float" office:value="7467.042" calcext:value-type="float">
            <text:p>7467.042</text:p>
          </table:table-cell>
          <table:table-cell office:value-type="float" office:value="4262.895" calcext:value-type="float">
            <text:p>4262.895</text:p>
          </table:table-cell>
          <table:table-cell office:value-type="float" office:value="67.26" calcext:value-type="float">
            <text:p>67.26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93.964" calcext:value-type="float">
            <text:p>293.964</text:p>
          </table:table-cell>
          <table:table-cell office:value-type="float" office:value="53422.792" calcext:value-type="float">
            <text:p>53422.792</text:p>
          </table:table-cell>
          <table:table-cell office:value-type="float" office:value="-523.183" calcext:value-type="float">
            <text:p>-523.183</text:p>
          </table:table-cell>
          <table:table-cell office:value-type="float" office:value="5380.736" calcext:value-type="float">
            <text:p>5380.736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3918.667" calcext:value-type="float">
            <text:p>23918.667</text:p>
          </table:table-cell>
          <table:table-cell office:value-type="float" office:value="53422.792" calcext:value-type="float">
            <text:p>53422.792</text:p>
          </table:table-cell>
          <table:table-cell office:value-type="float" office:value="-42661.321" calcext:value-type="float">
            <text:p>-42661.321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852.808" calcext:value-type="float">
            <text:p>3852.808</text:p>
          </table:table-cell>
          <table:table-cell office:value-type="float" office:value="0" calcext:value-type="float">
            <text:p>0</text:p>
          </table:table-cell>
          <table:table-cell office:value-type="float" office:value="58879.712" calcext:value-type="float">
            <text:p>58879.712</text:p>
          </table:table-cell>
          <table:table-cell office:value-type="float" office:value="9980.306" calcext:value-type="float">
            <text:p>9980.306</text:p>
          </table:table-cell>
          <table:table-cell office:value-type="float" office:value="23898.843" calcext:value-type="float">
            <text:p>23898.843</text:p>
          </table:table-cell>
          <table:table-cell office:value-type="float" office:value="-16193.226" calcext:value-type="float">
            <text:p>-16193.226</text:p>
          </table:table-cell>
          <table:table-cell office:value-type="float" office:value="5712.443" calcext:value-type="float">
            <text:p>5712.443</text:p>
          </table:table-cell>
          <table:table-cell office:value-type="float" office:value="3898.64" calcext:value-type="float">
            <text:p>3898.64</text:p>
          </table:table-cell>
          <table:table-cell office:value-type="float" office:value="8038.603" calcext:value-type="float">
            <text:p>8038.603</text:p>
          </table:table-cell>
          <table:table-cell office:value-type="float" office:value="739.932" calcext:value-type="float">
            <text:p>739.932</text:p>
          </table:table-cell>
          <table:table-cell office:value-type="float" office:value="7198.64" calcext:value-type="float">
            <text:p>7198.64</text:p>
          </table:table-cell>
          <table:table-cell office:value-type="float" office:value="4226.247" calcext:value-type="float">
            <text:p>4226.247</text:p>
          </table:table-cell>
          <table:table-cell office:value-type="float" office:value="5973.647" calcext:value-type="float">
            <text:p>5973.647</text:p>
          </table:table-cell>
          <table:table-cell office:value-type="float" office:value="4052.193" calcext:value-type="float">
            <text:p>4052.193</text:p>
          </table:table-cell>
          <table:table-cell office:value-type="float" office:value="8382.608" calcext:value-type="float">
            <text:p>8382.608</text:p>
          </table:table-cell>
          <table:table-cell office:value-type="float" office:value="774.303" calcext:value-type="float">
            <text:p>774.303</text:p>
          </table:table-cell>
          <table:table-cell office:value-type="float" office:value="7528.88" calcext:value-type="float">
            <text:p>7528.88</text:p>
          </table:table-cell>
          <table:table-cell office:value-type="float" office:value="4418.415" calcext:value-type="float">
            <text:p>4418.415</text:p>
          </table:table-cell>
          <table:table-cell office:value-type="float" office:value="80.66" calcext:value-type="float">
            <text:p>80.66</text:p>
          </table:table-cell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218.705" calcext:value-type="float">
            <text:p>218.705</text:p>
          </table:table-cell>
          <table:table-cell office:value-type="float" office:value="36408.55" calcext:value-type="float">
            <text:p>36408.55</text:p>
          </table:table-cell>
          <table:table-cell office:value-type="float" office:value="-358.621" calcext:value-type="float">
            <text:p>-358.621</text:p>
          </table:table-cell>
          <table:table-cell office:value-type="float" office:value="4893.252" calcext:value-type="float">
            <text:p>4893.252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 office:value-type="float" office:value="15690.501" calcext:value-type="float">
            <text:p>15690.501</text:p>
          </table:table-cell>
          <table:table-cell office:value-type="float" office:value="36408.55" calcext:value-type="float">
            <text:p>36408.55</text:p>
          </table:table-cell>
          <table:table-cell office:value-type="float" office:value="-26622.046" calcext:value-type="float">
            <text:p>-26622.046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649.493" calcext:value-type="float">
            <text:p>2649.493</text:p>
          </table:table-cell>
          <table:table-cell office:value-type="float" office:value="0" calcext:value-type="float">
            <text:p>0</text:p>
          </table:table-cell>
          <table:table-cell office:value-type="float" office:value="13265.975" calcext:value-type="float">
            <text:p>13265.975</text:p>
          </table:table-cell>
          <table:table-cell office:value-type="float" office:value="3784.806" calcext:value-type="float">
            <text:p>3784.806</text:p>
          </table:table-cell>
          <table:table-cell office:value-type="float" office:value="10251.5" calcext:value-type="float">
            <text:p>10251.5</text:p>
          </table:table-cell>
          <table:table-cell office:value-type="float" office:value="-4952.514" calcext:value-type="float">
            <text:p>-4952.514</text:p>
          </table:table-cell>
          <table:table-cell office:value-type="float" office:value="5655.91" calcext:value-type="float">
            <text:p>5655.91</text:p>
          </table:table-cell>
          <table:table-cell office:value-type="float" office:value="3975.108" calcext:value-type="float">
            <text:p>3975.108</text:p>
          </table:table-cell>
          <table:table-cell office:value-type="float" office:value="7833.259" calcext:value-type="float">
            <text:p>7833.259</text:p>
          </table:table-cell>
          <table:table-cell office:value-type="float" office:value="697.72" calcext:value-type="float">
            <text:p>697.72</text:p>
          </table:table-cell>
          <table:table-cell office:value-type="float" office:value="7057.323" calcext:value-type="float">
            <text:p>7057.323</text:p>
          </table:table-cell>
          <table:table-cell office:value-type="float" office:value="4254.498" calcext:value-type="float">
            <text:p>4254.498</text:p>
          </table:table-cell>
          <table:table-cell office:value-type="float" office:value="5913.143" calcext:value-type="float">
            <text:p>5913.143</text:p>
          </table:table-cell>
          <table:table-cell office:value-type="float" office:value="4141.919" calcext:value-type="float">
            <text:p>4141.919</text:p>
          </table:table-cell>
          <table:table-cell office:value-type="float" office:value="8181.854" calcext:value-type="float">
            <text:p>8181.854</text:p>
          </table:table-cell>
          <table:table-cell office:value-type="float" office:value="731.25" calcext:value-type="float">
            <text:p>731.25</text:p>
          </table:table-cell>
          <table:table-cell office:value-type="float" office:value="7381.902" calcext:value-type="float">
            <text:p>7381.902</text:p>
          </table:table-cell>
          <table:table-cell office:value-type="float" office:value="4444.385" calcext:value-type="float">
            <text:p>4444.385</text:p>
          </table:table-cell>
          <table:table-cell office:value-type="float" office:value="21.48" calcext:value-type="float">
            <text:p>21.48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79.49" calcext:value-type="float">
            <text:p>79.49</text:p>
          </table:table-cell>
          <table:table-cell office:value-type="float" office:value="14240.286" calcext:value-type="float">
            <text:p>14240.286</text:p>
          </table:table-cell>
          <table:table-cell office:value-type="float" office:value="-138.181" calcext:value-type="float">
            <text:p>-138.181</text:p>
          </table:table-cell>
          <table:table-cell office:value-type="float" office:value="1154.397" calcext:value-type="float">
            <text:p>1154.397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6515.063" calcext:value-type="float">
            <text:p>6515.063</text:p>
          </table:table-cell>
          <table:table-cell office:value-type="float" office:value="14240.286" calcext:value-type="float">
            <text:p>14240.286</text:p>
          </table:table-cell>
          <table:table-cell office:value-type="float" office:value="-11931.493" calcext:value-type="float">
            <text:p>-11931.493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4517.392" calcext:value-type="float">
            <text:p>4517.392</text:p>
          </table:table-cell>
          <table:table-cell office:value-type="float" office:value="0" calcext:value-type="float">
            <text:p>0</text:p>
          </table:table-cell>
          <table:table-cell office:value-type="float" office:value="56414.034" calcext:value-type="float">
            <text:p>56414.034</text:p>
          </table:table-cell>
          <table:table-cell office:value-type="float" office:value="9009.462" calcext:value-type="float">
            <text:p>9009.462</text:p>
          </table:table-cell>
          <table:table-cell office:value-type="float" office:value="22613.429" calcext:value-type="float">
            <text:p>22613.429</text:p>
          </table:table-cell>
          <table:table-cell office:value-type="float" office:value="-13578.644" calcext:value-type="float">
            <text:p>-13578.644</text:p>
          </table:table-cell>
          <table:table-cell office:value-type="float" office:value="5668.778" calcext:value-type="float">
            <text:p>5668.778</text:p>
          </table:table-cell>
          <table:table-cell office:value-type="float" office:value="4107.277" calcext:value-type="float">
            <text:p>4107.277</text:p>
          </table:table-cell>
          <table:table-cell office:value-type="float" office:value="7578.378" calcext:value-type="float">
            <text:p>7578.378</text:p>
          </table:table-cell>
          <table:table-cell office:value-type="float" office:value="657.184" calcext:value-type="float">
            <text:p>657.184</text:p>
          </table:table-cell>
          <table:table-cell office:value-type="float" office:value="6988.771" calcext:value-type="float">
            <text:p>6988.771</text:p>
          </table:table-cell>
          <table:table-cell office:value-type="float" office:value="4348.785" calcext:value-type="float">
            <text:p>4348.785</text:p>
          </table:table-cell>
          <table:table-cell office:value-type="float" office:value="5935.404" calcext:value-type="float">
            <text:p>5935.404</text:p>
          </table:table-cell>
          <table:table-cell office:value-type="float" office:value="4257.836" calcext:value-type="float">
            <text:p>4257.836</text:p>
          </table:table-cell>
          <table:table-cell office:value-type="float" office:value="7934.829" calcext:value-type="float">
            <text:p>7934.829</text:p>
          </table:table-cell>
          <table:table-cell office:value-type="float" office:value="694.223" calcext:value-type="float">
            <text:p>694.223</text:p>
          </table:table-cell>
          <table:table-cell office:value-type="float" office:value="7329.792" calcext:value-type="float">
            <text:p>7329.792</text:p>
          </table:table-cell>
          <table:table-cell office:value-type="float" office:value="4541.017" calcext:value-type="float">
            <text:p>4541.017</text:p>
          </table:table-cell>
          <table:table-cell office:value-type="float" office:value="143.58" calcext:value-type="float">
            <text:p>143.58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719.099" calcext:value-type="float">
            <text:p>719.099</text:p>
          </table:table-cell>
          <table:table-cell office:value-type="float" office:value="154778.492" calcext:value-type="float">
            <text:p>154778.492</text:p>
          </table:table-cell>
          <table:table-cell office:value-type="float" office:value="-1300.773" calcext:value-type="float">
            <text:p>-1300.773</text:p>
          </table:table-cell>
          <table:table-cell office:value-type="float" office:value="13033.681" calcext:value-type="float">
            <text:p>13033.68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0570.396" calcext:value-type="float">
            <text:p>70570.396</text:p>
          </table:table-cell>
          <table:table-cell office:value-type="float" office:value="154778.492" calcext:value-type="float">
            <text:p>154778.492</text:p>
          </table:table-cell>
          <table:table-cell office:value-type="float" office:value="-128711.13" calcext:value-type="float">
            <text:p>-128711.13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13065.356" calcext:value-type="float">
            <text:p>13065.356</text:p>
          </table:table-cell>
          <table:table-cell office:value-type="float" office:value="0" calcext:value-type="float">
            <text:p>0</text:p>
          </table:table-cell>
          <table:table-cell office:value-type="float" office:value="414761.732" calcext:value-type="float">
            <text:p>414761.732</text:p>
          </table:table-cell>
          <table:table-cell office:value-type="float" office:value="57741.017" calcext:value-type="float">
            <text:p>57741.017</text:p>
          </table:table-cell>
          <table:table-cell office:value-type="float" office:value="129041.602" calcext:value-type="float">
            <text:p>129041.602</text:p>
          </table:table-cell>
          <table:table-cell office:value-type="float" office:value="-102910.89" calcext:value-type="float">
            <text:p>-102910.89</text:p>
          </table:table-cell>
          <table:table-cell office:value-type="float" office:value="5639.347" calcext:value-type="float">
            <text:p>5639.347</text:p>
          </table:table-cell>
          <table:table-cell office:value-type="float" office:value="4094.776" calcext:value-type="float">
            <text:p>4094.776</text:p>
          </table:table-cell>
          <table:table-cell office:value-type="float" office:value="7388.274" calcext:value-type="float">
            <text:p>7388.274</text:p>
          </table:table-cell>
          <table:table-cell office:value-type="float" office:value="604.945" calcext:value-type="float">
            <text:p>604.945</text:p>
          </table:table-cell>
          <table:table-cell office:value-type="float" office:value="6854.414" calcext:value-type="float">
            <text:p>6854.414</text:p>
          </table:table-cell>
          <table:table-cell office:value-type="float" office:value="4424.28" calcext:value-type="float">
            <text:p>4424.28</text:p>
          </table:table-cell>
          <table:table-cell office:value-type="float" office:value="5898.821" calcext:value-type="float">
            <text:p>5898.821</text:p>
          </table:table-cell>
          <table:table-cell office:value-type="float" office:value="4308.888" calcext:value-type="float">
            <text:p>4308.888</text:p>
          </table:table-cell>
          <table:table-cell office:value-type="float" office:value="7774.172" calcext:value-type="float">
            <text:p>7774.172</text:p>
          </table:table-cell>
          <table:table-cell office:value-type="float" office:value="639.921" calcext:value-type="float">
            <text:p>639.921</text:p>
          </table:table-cell>
          <table:table-cell office:value-type="float" office:value="7184.141" calcext:value-type="float">
            <text:p>7184.141</text:p>
          </table:table-cell>
          <table:table-cell office:value-type="float" office:value="4613.5" calcext:value-type="float">
            <text:p>4613.5</text:p>
          </table:table-cell>
          <table:table-cell office:value-type="float" office:value="29.5" calcext:value-type="float">
            <text:p>29.5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139.456" calcext:value-type="float">
            <text:p>139.456</text:p>
          </table:table-cell>
          <table:table-cell office:value-type="float" office:value="26363.798" calcext:value-type="float">
            <text:p>26363.798</text:p>
          </table:table-cell>
          <table:table-cell office:value-type="float" office:value="-250.606" calcext:value-type="float">
            <text:p>-250.606</text:p>
          </table:table-cell>
          <table:table-cell office:value-type="float" office:value="2150.88" calcext:value-type="float">
            <text:p>2150.88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2054.87" calcext:value-type="float">
            <text:p>12054.87</text:p>
          </table:table-cell>
          <table:table-cell office:value-type="float" office:value="26363.798" calcext:value-type="float">
            <text:p>26363.798</text:p>
          </table:table-cell>
          <table:table-cell office:value-type="float" office:value="-22062.038" calcext:value-type="float">
            <text:p>-22062.038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9763.418" calcext:value-type="float">
            <text:p>9763.418</text:p>
          </table:table-cell>
          <table:table-cell office:value-type="float" office:value="0" calcext:value-type="float">
            <text:p>0</text:p>
          </table:table-cell>
          <table:table-cell office:value-type="float" office:value="141216.904" calcext:value-type="float">
            <text:p>141216.904</text:p>
          </table:table-cell>
          <table:table-cell office:value-type="float" office:value="20265.05" calcext:value-type="float">
            <text:p>20265.05</text:p>
          </table:table-cell>
          <table:table-cell office:value-type="float" office:value="50466.968" calcext:value-type="float">
            <text:p>50466.968</text:p>
          </table:table-cell>
          <table:table-cell office:value-type="float" office:value="-30940.132" calcext:value-type="float">
            <text:p>-30940.132</text:p>
          </table:table-cell>
          <table:table-cell office:value-type="float" office:value="5632.929" calcext:value-type="float">
            <text:p>5632.929</text:p>
          </table:table-cell>
          <table:table-cell office:value-type="float" office:value="4152.256" calcext:value-type="float">
            <text:p>4152.256</text:p>
          </table:table-cell>
          <table:table-cell office:value-type="float" office:value="7355.472" calcext:value-type="float">
            <text:p>7355.472</text:p>
          </table:table-cell>
          <table:table-cell office:value-type="float" office:value="598.643" calcext:value-type="float">
            <text:p>598.643</text:p>
          </table:table-cell>
          <table:table-cell office:value-type="float" office:value="6835.338" calcext:value-type="float">
            <text:p>6835.338</text:p>
          </table:table-cell>
          <table:table-cell office:value-type="float" office:value="4430.52" calcext:value-type="float">
            <text:p>4430.52</text:p>
          </table:table-cell>
          <table:table-cell office:value-type="float" office:value="5894.376" calcext:value-type="float">
            <text:p>5894.376</text:p>
          </table:table-cell>
          <table:table-cell office:value-type="float" office:value="4320.465" calcext:value-type="float">
            <text:p>4320.465</text:p>
          </table:table-cell>
          <table:table-cell office:value-type="float" office:value="7674.564" calcext:value-type="float">
            <text:p>7674.564</text:p>
          </table:table-cell>
          <table:table-cell office:value-type="float" office:value="627.325" calcext:value-type="float">
            <text:p>627.325</text:p>
          </table:table-cell>
          <table:table-cell office:value-type="float" office:value="7154.397" calcext:value-type="float">
            <text:p>7154.397</text:p>
          </table:table-cell>
          <table:table-cell office:value-type="float" office:value="4634.356" calcext:value-type="float">
            <text:p>4634.356</text:p>
          </table:table-cell>
          <table:table-cell office:value-type="float" office:value="47.42" calcext:value-type="float">
            <text:p>47.42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200.224" calcext:value-type="float">
            <text:p>200.224</text:p>
          </table:table-cell>
          <table:table-cell office:value-type="float" office:value="44429.615" calcext:value-type="float">
            <text:p>44429.615</text:p>
          </table:table-cell>
          <table:table-cell office:value-type="float" office:value="-354.742" calcext:value-type="float">
            <text:p>-354.742</text:p>
          </table:table-cell>
          <table:table-cell office:value-type="float" office:value="3559.366" calcext:value-type="float">
            <text:p>3559.366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20348.044" calcext:value-type="float">
            <text:p>20348.044</text:p>
          </table:table-cell>
          <table:table-cell office:value-type="float" office:value="44429.615" calcext:value-type="float">
            <text:p>44429.615</text:p>
          </table:table-cell>
          <table:table-cell office:value-type="float" office:value="-37310.883" calcext:value-type="float">
            <text:p>-37310.883</text:p>
          </table:table-cell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5001.666" calcext:value-type="float">
            <text:p>5001.666</text:p>
          </table:table-cell>
          <table:table-cell office:value-type="float" office:value="0" calcext:value-type="float">
            <text:p>0</text:p>
          </table:table-cell>
          <table:table-cell office:value-type="float" office:value="49723.255" calcext:value-type="float">
            <text:p>49723.255</text:p>
          </table:table-cell>
          <table:table-cell office:value-type="float" office:value="9424.909" calcext:value-type="float">
            <text:p>9424.909</text:p>
          </table:table-cell>
          <table:table-cell office:value-type="float" office:value="23932.152" calcext:value-type="float">
            <text:p>23932.152</text:p>
          </table:table-cell>
          <table:table-cell office:value-type="float" office:value="-13928.82" calcext:value-type="float">
            <text:p>-13928.82</text:p>
          </table:table-cell>
          <table:table-cell office:value-type="float" office:value="5784.547" calcext:value-type="float">
            <text:p>5784.547</text:p>
          </table:table-cell>
          <table:table-cell office:value-type="float" office:value="4180.391" calcext:value-type="float">
            <text:p>4180.391</text:p>
          </table:table-cell>
          <table:table-cell office:value-type="float" office:value="8653.745" calcext:value-type="float">
            <text:p>8653.745</text:p>
          </table:table-cell>
          <table:table-cell office:value-type="float" office:value="777.525" calcext:value-type="float">
            <text:p>777.525</text:p>
          </table:table-cell>
          <table:table-cell office:value-type="float" office:value="7346.252" calcext:value-type="float">
            <text:p>7346.252</text:p>
          </table:table-cell>
          <table:table-cell office:value-type="float" office:value="4222.841" calcext:value-type="float">
            <text:p>4222.841</text:p>
          </table:table-cell>
          <table:table-cell office:value-type="float" office:value="6057.058" calcext:value-type="float">
            <text:p>6057.058</text:p>
          </table:table-cell>
          <table:table-cell office:value-type="float" office:value="4379.289" calcext:value-type="float">
            <text:p>4379.289</text:p>
          </table:table-cell>
          <table:table-cell office:value-type="float" office:value="9050.24" calcext:value-type="float">
            <text:p>9050.24</text:p>
          </table:table-cell>
          <table:table-cell office:value-type="float" office:value="813.055" calcext:value-type="float">
            <text:p>813.055</text:p>
          </table:table-cell>
          <table:table-cell office:value-type="float" office:value="7690.128" calcext:value-type="float">
            <text:p>7690.128</text:p>
          </table:table-cell>
          <table:table-cell office:value-type="float" office:value="4423.989" calcext:value-type="float">
            <text:p>4423.989</text:p>
          </table:table-cell>
          <table:table-cell office:value-type="float" office:value="146.44" calcext:value-type="float">
            <text:p>146.44</text:p>
          </table:table-cell>
          <table:table-cell office:value-type="float" office:value="1" calcext:value-type="float">
            <text:p>1</text:p>
          </table:table-cell>
          <table:table-cell office:value-type="float" office:value="3234" calcext:value-type="float">
            <text:p>3234</text:p>
          </table:table-cell>
          <table:table-cell office:value-type="float" office:value="563.88" calcext:value-type="float">
            <text:p>563.88</text:p>
          </table:table-cell>
          <table:table-cell office:value-type="float" office:value="122243.324" calcext:value-type="float">
            <text:p>122243.324</text:p>
          </table:table-cell>
          <table:table-cell office:value-type="float" office:value="-986.146" calcext:value-type="float">
            <text:p>-986.146</text:p>
          </table:table-cell>
          <table:table-cell office:value-type="float" office:value="12607.493" calcext:value-type="float">
            <text:p>12607.493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54584.319" calcext:value-type="float">
            <text:p>54584.319</text:p>
          </table:table-cell>
          <table:table-cell office:value-type="float" office:value="122243.324" calcext:value-type="float">
            <text:p>122243.324</text:p>
          </table:table-cell>
          <table:table-cell office:value-type="float" office:value="-97028.338" calcext:value-type="float">
            <text:p>-97028.338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8351.396" calcext:value-type="float">
            <text:p>8351.396</text:p>
          </table:table-cell>
          <table:table-cell office:value-type="float" office:value="0" calcext:value-type="float">
            <text:p>0</text:p>
          </table:table-cell>
          <table:table-cell office:value-type="float" office:value="90703.37" calcext:value-type="float">
            <text:p>90703.37</text:p>
          </table:table-cell>
          <table:table-cell office:value-type="float" office:value="16691.852" calcext:value-type="float">
            <text:p>16691.852</text:p>
          </table:table-cell>
          <table:table-cell office:value-type="float" office:value="41877.967" calcext:value-type="float">
            <text:p>41877.967</text:p>
          </table:table-cell>
          <table:table-cell office:value-type="float" office:value="-25175.175" calcext:value-type="float">
            <text:p>-25175.175</text:p>
          </table:table-cell>
          <table:table-cell office:value-type="float" office:value="5834.09" calcext:value-type="float">
            <text:p>5834.09</text:p>
          </table:table-cell>
          <table:table-cell office:value-type="float" office:value="4276.268" calcext:value-type="float">
            <text:p>4276.268</text:p>
          </table:table-cell>
          <table:table-cell office:value-type="float" office:value="7875.285" calcext:value-type="float">
            <text:p>7875.285</text:p>
          </table:table-cell>
          <table:table-cell office:value-type="float" office:value="765.408" calcext:value-type="float">
            <text:p>765.408</text:p>
          </table:table-cell>
          <table:table-cell office:value-type="float" office:value="7371.456" calcext:value-type="float">
            <text:p>7371.456</text:p>
          </table:table-cell>
          <table:table-cell office:value-type="float" office:value="4296.723" calcext:value-type="float">
            <text:p>4296.723</text:p>
          </table:table-cell>
          <table:table-cell office:value-type="float" office:value="6106.609" calcext:value-type="float">
            <text:p>6106.609</text:p>
          </table:table-cell>
          <table:table-cell office:value-type="float" office:value="4440.108" calcext:value-type="float">
            <text:p>4440.108</text:p>
          </table:table-cell>
          <table:table-cell office:value-type="float" office:value="8278.977" calcext:value-type="float">
            <text:p>8278.977</text:p>
          </table:table-cell>
          <table:table-cell office:value-type="float" office:value="806.012" calcext:value-type="float">
            <text:p>806.012</text:p>
          </table:table-cell>
          <table:table-cell office:value-type="float" office:value="7725.532" calcext:value-type="float">
            <text:p>7725.532</text:p>
          </table:table-cell>
          <table:table-cell office:value-type="float" office:value="4487.686" calcext:value-type="float">
            <text:p>4487.686</text:p>
          </table:table-cell>
          <table:table-cell office:value-type="float" office:value="37.78" calcext:value-type="float">
            <text:p>37.78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102.695" calcext:value-type="float">
            <text:p>102.695</text:p>
          </table:table-cell>
          <table:table-cell office:value-type="float" office:value="17594.774" calcext:value-type="float">
            <text:p>17594.774</text:p>
          </table:table-cell>
          <table:table-cell office:value-type="float" office:value="-168.489" calcext:value-type="float">
            <text:p>-168.489</text:p>
          </table:table-cell>
          <table:table-cell office:value-type="float" office:value="2386.426" calcext:value-type="float">
            <text:p>2386.426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7571.77" calcext:value-type="float">
            <text:p>7571.77</text:p>
          </table:table-cell>
          <table:table-cell office:value-type="float" office:value="17594.774" calcext:value-type="float">
            <text:p>17594.774</text:p>
          </table:table-cell>
          <table:table-cell office:value-type="float" office:value="-12821.923" calcext:value-type="float">
            <text:p>-12821.923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5885.86" calcext:value-type="float">
            <text:p>5885.86</text:p>
          </table:table-cell>
          <table:table-cell office:value-type="float" office:value="0" calcext:value-type="float">
            <text:p>0</text:p>
          </table:table-cell>
          <table:table-cell office:value-type="float" office:value="62673.201" calcext:value-type="float">
            <text:p>62673.201</text:p>
          </table:table-cell>
          <table:table-cell office:value-type="float" office:value="9636.285" calcext:value-type="float">
            <text:p>9636.285</text:p>
          </table:table-cell>
          <table:table-cell office:value-type="float" office:value="25240.907" calcext:value-type="float">
            <text:p>25240.907</text:p>
          </table:table-cell>
          <table:table-cell office:value-type="float" office:value="-13469.187" calcext:value-type="float">
            <text:p>-13469.187</text:p>
          </table:table-cell>
          <table:table-cell office:value-type="float" office:value="5783.129" calcext:value-type="float">
            <text:p>5783.129</text:p>
          </table:table-cell>
          <table:table-cell office:value-type="float" office:value="4137.262" calcext:value-type="float">
            <text:p>4137.262</text:p>
          </table:table-cell>
          <table:table-cell office:value-type="float" office:value="7363.247" calcext:value-type="float">
            <text:p>7363.247</text:p>
          </table:table-cell>
          <table:table-cell office:value-type="float" office:value="703.53" calcext:value-type="float">
            <text:p>703.53</text:p>
          </table:table-cell>
          <table:table-cell office:value-type="float" office:value="7196.21" calcext:value-type="float">
            <text:p>7196.21</text:p>
          </table:table-cell>
          <table:table-cell office:value-type="float" office:value="4370.047" calcext:value-type="float">
            <text:p>4370.047</text:p>
          </table:table-cell>
          <table:table-cell office:value-type="float" office:value="6055.35" calcext:value-type="float">
            <text:p>6055.35</text:p>
          </table:table-cell>
          <table:table-cell office:value-type="float" office:value="4309.063" calcext:value-type="float">
            <text:p>4309.063</text:p>
          </table:table-cell>
          <table:table-cell office:value-type="float" office:value="7748.242" calcext:value-type="float">
            <text:p>7748.242</text:p>
          </table:table-cell>
          <table:table-cell office:value-type="float" office:value="740.55" calcext:value-type="float">
            <text:p>740.55</text:p>
          </table:table-cell>
          <table:table-cell office:value-type="float" office:value="7542.788" calcext:value-type="float">
            <text:p>7542.788</text:p>
          </table:table-cell>
          <table:table-cell office:value-type="float" office:value="4567.912" calcext:value-type="float">
            <text:p>4567.912</text:p>
          </table:table-cell>
          <table:table-cell office:value-type="float" office:value="52.38" calcext:value-type="float">
            <text:p>52.38</text:p>
          </table:table-cell>
          <table:table-cell office:value-type="float" office:value="1" calcext:value-type="float">
            <text:p>1</text:p>
          </table:table-cell>
          <table:table-cell office:value-type="float" office:value="1444" calcext:value-type="float">
            <text:p>1444</text:p>
          </table:table-cell>
          <table:table-cell office:value-type="float" office:value="213.334" calcext:value-type="float">
            <text:p>213.334</text:p>
          </table:table-cell>
          <table:table-cell office:value-type="float" office:value="33048.805" calcext:value-type="float">
            <text:p>33048.805</text:p>
          </table:table-cell>
          <table:table-cell office:value-type="float" office:value="-376.115" calcext:value-type="float">
            <text:p>-376.115</text:p>
          </table:table-cell>
          <table:table-cell office:value-type="float" office:value="3507.42" calcext:value-type="float">
            <text:p>3507.42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14707.75" calcext:value-type="float">
            <text:p>14707.75</text:p>
          </table:table-cell>
          <table:table-cell office:value-type="float" office:value="33048.805" calcext:value-type="float">
            <text:p>33048.805</text:p>
          </table:table-cell>
          <table:table-cell office:value-type="float" office:value="-26033.966" calcext:value-type="float">
            <text:p>-26033.966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793.246" calcext:value-type="float">
            <text:p>3793.246</text:p>
          </table:table-cell>
          <table:table-cell office:value-type="float" office:value="0" calcext:value-type="float">
            <text:p>0</text:p>
          </table:table-cell>
          <table:table-cell office:value-type="float" office:value="58246.448" calcext:value-type="float">
            <text:p>58246.448</text:p>
          </table:table-cell>
          <table:table-cell office:value-type="float" office:value="8821.597" calcext:value-type="float">
            <text:p>8821.597</text:p>
          </table:table-cell>
          <table:table-cell office:value-type="float" office:value="21511.945" calcext:value-type="float">
            <text:p>21511.945</text:p>
          </table:table-cell>
          <table:table-cell office:value-type="float" office:value="-13925.452" calcext:value-type="float">
            <text:p>-13925.452</text:p>
          </table:table-cell>
          <table:table-cell office:value-type="float" office:value="5760.857" calcext:value-type="float">
            <text:p>5760.857</text:p>
          </table:table-cell>
          <table:table-cell office:value-type="float" office:value="4086.048" calcext:value-type="float">
            <text:p>4086.048</text:p>
          </table:table-cell>
          <table:table-cell office:value-type="float" office:value="7260.168" calcext:value-type="float">
            <text:p>7260.168</text:p>
          </table:table-cell>
          <table:table-cell office:value-type="float" office:value="699.498" calcext:value-type="float">
            <text:p>699.498</text:p>
          </table:table-cell>
          <table:table-cell office:value-type="float" office:value="7165.84" calcext:value-type="float">
            <text:p>7165.84</text:p>
          </table:table-cell>
          <table:table-cell office:value-type="float" office:value="4355.874" calcext:value-type="float">
            <text:p>4355.874</text:p>
          </table:table-cell>
          <table:table-cell office:value-type="float" office:value="6035.58" calcext:value-type="float">
            <text:p>6035.58</text:p>
          </table:table-cell>
          <table:table-cell office:value-type="float" office:value="4285.563" calcext:value-type="float">
            <text:p>4285.563</text:p>
          </table:table-cell>
          <table:table-cell office:value-type="float" office:value="7603.411" calcext:value-type="float">
            <text:p>7603.411</text:p>
          </table:table-cell>
          <table:table-cell office:value-type="float" office:value="736.612" calcext:value-type="float">
            <text:p>736.612</text:p>
          </table:table-cell>
          <table:table-cell office:value-type="float" office:value="7515.109" calcext:value-type="float">
            <text:p>7515.109</text:p>
          </table:table-cell>
          <table:table-cell office:value-type="float" office:value="4556.05" calcext:value-type="float">
            <text:p>4556.05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53.079" calcext:value-type="float">
            <text:p>53.079</text:p>
          </table:table-cell>
          <table:table-cell office:value-type="float" office:value="9708.316" calcext:value-type="float">
            <text:p>9708.316</text:p>
          </table:table-cell>
          <table:table-cell office:value-type="float" office:value="-88.911" calcext:value-type="float">
            <text:p>-88.911</text:p>
          </table:table-cell>
          <table:table-cell office:value-type="float" office:value="1195.175" calcext:value-type="float">
            <text:p>1195.175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4238.432" calcext:value-type="float">
            <text:p>4238.432</text:p>
          </table:table-cell>
          <table:table-cell office:value-type="float" office:value="9708.316" calcext:value-type="float">
            <text:p>9708.316</text:p>
          </table:table-cell>
          <table:table-cell office:value-type="float" office:value="-7317.965" calcext:value-type="float">
            <text:p>-7317.965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4761.556" calcext:value-type="float">
            <text:p>4761.556</text:p>
          </table:table-cell>
          <table:table-cell office:value-type="float" office:value="0" calcext:value-type="float">
            <text:p>0</text:p>
          </table:table-cell>
          <table:table-cell office:value-type="float" office:value="28602.62" calcext:value-type="float">
            <text:p>28602.62</text:p>
          </table:table-cell>
          <table:table-cell office:value-type="float" office:value="7035.778" calcext:value-type="float">
            <text:p>7035.778</text:p>
          </table:table-cell>
          <table:table-cell office:value-type="float" office:value="18893.332" calcext:value-type="float">
            <text:p>18893.332</text:p>
          </table:table-cell>
          <table:table-cell office:value-type="float" office:value="-9370.22" calcext:value-type="float">
            <text:p>-9370.22</text:p>
          </table:table-cell>
          <table:table-cell office:value-type="float" office:value="5824.356" calcext:value-type="float">
            <text:p>5824.356</text:p>
          </table:table-cell>
          <table:table-cell office:value-type="float" office:value="4020.886" calcext:value-type="float">
            <text:p>4020.886</text:p>
          </table:table-cell>
          <table:table-cell office:value-type="float" office:value="7509.495" calcext:value-type="float">
            <text:p>7509.495</text:p>
          </table:table-cell>
          <table:table-cell office:value-type="float" office:value="676.113" calcext:value-type="float">
            <text:p>676.113</text:p>
          </table:table-cell>
          <table:table-cell office:value-type="float" office:value="7182.37" calcext:value-type="float">
            <text:p>7182.37</text:p>
          </table:table-cell>
          <table:table-cell office:value-type="float" office:value="4466.343" calcext:value-type="float">
            <text:p>4466.343</text:p>
          </table:table-cell>
          <table:table-cell office:value-type="float" office:value="6093.427" calcext:value-type="float">
            <text:p>6093.427</text:p>
          </table:table-cell>
          <table:table-cell office:value-type="float" office:value="4223.518" calcext:value-type="float">
            <text:p>4223.518</text:p>
          </table:table-cell>
          <table:table-cell office:value-type="float" office:value="7900.843" calcext:value-type="float">
            <text:p>7900.843</text:p>
          </table:table-cell>
          <table:table-cell office:value-type="float" office:value="713.045" calcext:value-type="float">
            <text:p>713.045</text:p>
          </table:table-cell>
          <table:table-cell office:value-type="float" office:value="7525.619" calcext:value-type="float">
            <text:p>7525.619</text:p>
          </table:table-cell>
          <table:table-cell office:value-type="float" office:value="4661.234" calcext:value-type="float">
            <text:p>4661.234</text:p>
          </table:table-cell>
          <table:table-cell office:value-type="float" office:value="213.28" calcext:value-type="float">
            <text:p>213.28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883.404" calcext:value-type="float">
            <text:p>883.404</text:p>
          </table:table-cell>
          <table:table-cell office:value-type="float" office:value="202397.422" calcext:value-type="float">
            <text:p>202397.422</text:p>
          </table:table-cell>
          <table:table-cell office:value-type="float" office:value="-1561.089" calcext:value-type="float">
            <text:p>-1561.089</text:p>
          </table:table-cell>
          <table:table-cell office:value-type="float" office:value="20994.619" calcext:value-type="float">
            <text:p>20994.61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90314.894" calcext:value-type="float">
            <text:p>90314.894</text:p>
          </table:table-cell>
          <table:table-cell office:value-type="float" office:value="202397.422" calcext:value-type="float">
            <text:p>202397.422</text:p>
          </table:table-cell>
          <table:table-cell office:value-type="float" office:value="-160408.184" calcext:value-type="float">
            <text:p>-160408.184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640.469" calcext:value-type="float">
            <text:p>2640.469</text:p>
          </table:table-cell>
          <table:table-cell office:value-type="float" office:value="0" calcext:value-type="float">
            <text:p>0</text:p>
          </table:table-cell>
          <table:table-cell office:value-type="float" office:value="23517.967" calcext:value-type="float">
            <text:p>23517.967</text:p>
          </table:table-cell>
          <table:table-cell office:value-type="float" office:value="5064.58" calcext:value-type="float">
            <text:p>5064.58</text:p>
          </table:table-cell>
          <table:table-cell office:value-type="float" office:value="12812.978" calcext:value-type="float">
            <text:p>12812.978</text:p>
          </table:table-cell>
          <table:table-cell office:value-type="float" office:value="-7532.04" calcext:value-type="float">
            <text:p>-7532.04</text:p>
          </table:table-cell>
          <table:table-cell office:value-type="float" office:value="5776.688" calcext:value-type="float">
            <text:p>5776.688</text:p>
          </table:table-cell>
          <table:table-cell office:value-type="float" office:value="3955.252" calcext:value-type="float">
            <text:p>3955.252</text:p>
          </table:table-cell>
          <table:table-cell office:value-type="float" office:value="7182.304" calcext:value-type="float">
            <text:p>7182.304</text:p>
          </table:table-cell>
          <table:table-cell office:value-type="float" office:value="641.353" calcext:value-type="float">
            <text:p>641.353</text:p>
          </table:table-cell>
          <table:table-cell office:value-type="float" office:value="7064.883" calcext:value-type="float">
            <text:p>7064.883</text:p>
          </table:table-cell>
          <table:table-cell office:value-type="float" office:value="4488.493" calcext:value-type="float">
            <text:p>4488.493</text:p>
          </table:table-cell>
          <table:table-cell office:value-type="float" office:value="6050.477" calcext:value-type="float">
            <text:p>6050.477</text:p>
          </table:table-cell>
          <table:table-cell office:value-type="float" office:value="4103.425" calcext:value-type="float">
            <text:p>4103.425</text:p>
          </table:table-cell>
          <table:table-cell office:value-type="float" office:value="7537.398" calcext:value-type="float">
            <text:p>7537.398</text:p>
          </table:table-cell>
          <table:table-cell office:value-type="float" office:value="682.954" calcext:value-type="float">
            <text:p>682.954</text:p>
          </table:table-cell>
          <table:table-cell office:value-type="float" office:value="7422.23" calcext:value-type="float">
            <text:p>7422.23</text:p>
          </table:table-cell>
          <table:table-cell office:value-type="float" office:value="4678.724" calcext:value-type="float">
            <text:p>4678.724</text:p>
          </table:table-cell>
          <table:table-cell office:value-type="float" office:value="20.12" calcext:value-type="float">
            <text:p>20.12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95.332" calcext:value-type="float">
            <text:p>95.332</text:p>
          </table:table-cell>
          <table:table-cell office:value-type="float" office:value="16522.521" calcext:value-type="float">
            <text:p>16522.521</text:p>
          </table:table-cell>
          <table:table-cell office:value-type="float" office:value="-171.359" calcext:value-type="float">
            <text:p>-171.359</text:p>
          </table:table-cell>
          <table:table-cell office:value-type="float" office:value="1357.591" calcext:value-type="float">
            <text:p>1357.591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7550.153" calcext:value-type="float">
            <text:p>7550.153</text:p>
          </table:table-cell>
          <table:table-cell office:value-type="float" office:value="16522.521" calcext:value-type="float">
            <text:p>16522.521</text:p>
          </table:table-cell>
          <table:table-cell office:value-type="float" office:value="-13807.338" calcext:value-type="float">
            <text:p>-13807.338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11334.548" calcext:value-type="float">
            <text:p>11334.548</text:p>
          </table:table-cell>
          <table:table-cell office:value-type="float" office:value="0" calcext:value-type="float">
            <text:p>0</text:p>
          </table:table-cell>
          <table:table-cell office:value-type="float" office:value="163403.629" calcext:value-type="float">
            <text:p>163403.629</text:p>
          </table:table-cell>
          <table:table-cell office:value-type="float" office:value="30431.014" calcext:value-type="float">
            <text:p>30431.014</text:p>
          </table:table-cell>
          <table:table-cell office:value-type="float" office:value="72457.039" calcext:value-type="float">
            <text:p>72457.039</text:p>
          </table:table-cell>
          <table:table-cell office:value-type="float" office:value="-49787.944" calcext:value-type="float">
            <text:p>-49787.944</text:p>
          </table:table-cell>
          <table:table-cell office:value-type="float" office:value="5779.792" calcext:value-type="float">
            <text:p>5779.792</text:p>
          </table:table-cell>
          <table:table-cell office:value-type="float" office:value="3907.447" calcext:value-type="float">
            <text:p>3907.447</text:p>
          </table:table-cell>
          <table:table-cell office:value-type="float" office:value="7057.807" calcext:value-type="float">
            <text:p>7057.807</text:p>
          </table:table-cell>
          <table:table-cell office:value-type="float" office:value="642.641" calcext:value-type="float">
            <text:p>642.641</text:p>
          </table:table-cell>
          <table:table-cell office:value-type="float" office:value="7070.574" calcext:value-type="float">
            <text:p>7070.574</text:p>
          </table:table-cell>
          <table:table-cell office:value-type="float" office:value="4489.01" calcext:value-type="float">
            <text:p>4489.01</text:p>
          </table:table-cell>
          <table:table-cell office:value-type="float" office:value="6048.355" calcext:value-type="float">
            <text:p>6048.355</text:p>
          </table:table-cell>
          <table:table-cell office:value-type="float" office:value="4101.894" calcext:value-type="float">
            <text:p>4101.894</text:p>
          </table:table-cell>
          <table:table-cell office:value-type="float" office:value="7393.961" calcext:value-type="float">
            <text:p>7393.961</text:p>
          </table:table-cell>
          <table:table-cell office:value-type="float" office:value="675.861" calcext:value-type="float">
            <text:p>675.861</text:p>
          </table:table-cell>
          <table:table-cell office:value-type="float" office:value="7405.861" calcext:value-type="float">
            <text:p>7405.861</text:p>
          </table:table-cell>
          <table:table-cell office:value-type="float" office:value="4690.848" calcext:value-type="float">
            <text:p>4690.848</text:p>
          </table:table-cell>
          <table:table-cell office:value-type="float" office:value="41.12" calcext:value-type="float">
            <text:p>41.12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88.249" calcext:value-type="float">
            <text:p>88.249</text:p>
          </table:table-cell>
          <table:table-cell office:value-type="float" office:value="16934.014" calcext:value-type="float">
            <text:p>16934.014</text:p>
          </table:table-cell>
          <table:table-cell office:value-type="float" office:value="-136.134" calcext:value-type="float">
            <text:p>-136.134</text:p>
          </table:table-cell>
          <table:table-cell office:value-type="float" office:value="2432.158" calcext:value-type="float">
            <text:p>2432.158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7220.03" calcext:value-type="float">
            <text:p>7220.03</text:p>
          </table:table-cell>
          <table:table-cell office:value-type="float" office:value="16934.014" calcext:value-type="float">
            <text:p>16934.014</text:p>
          </table:table-cell>
          <table:table-cell office:value-type="float" office:value="-12069.699" calcext:value-type="float">
            <text:p>-12069.699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3338.024" calcext:value-type="float">
            <text:p>3338.024</text:p>
          </table:table-cell>
          <table:table-cell office:value-type="float" office:value="0" calcext:value-type="float">
            <text:p>0</text:p>
          </table:table-cell>
          <table:table-cell office:value-type="float" office:value="25091.31" calcext:value-type="float">
            <text:p>25091.31</text:p>
          </table:table-cell>
          <table:table-cell office:value-type="float" office:value="4951.441" calcext:value-type="float">
            <text:p>4951.441</text:p>
          </table:table-cell>
          <table:table-cell office:value-type="float" office:value="13283.285" calcext:value-type="float">
            <text:p>13283.285</text:p>
          </table:table-cell>
          <table:table-cell office:value-type="float" office:value="-6607.238" calcext:value-type="float">
            <text:p>-6607.238</text:p>
          </table:table-cell>
          <table:table-cell office:value-type="float" office:value="5837.694" calcext:value-type="float">
            <text:p>5837.694</text:p>
          </table:table-cell>
          <table:table-cell office:value-type="float" office:value="3900.055" calcext:value-type="float">
            <text:p>3900.055</text:p>
          </table:table-cell>
          <table:table-cell office:value-type="float" office:value="7311.956" calcext:value-type="float">
            <text:p>7311.956</text:p>
          </table:table-cell>
          <table:table-cell office:value-type="float" office:value="698.42" calcext:value-type="float">
            <text:p>698.42</text:p>
          </table:table-cell>
          <table:table-cell office:value-type="float" office:value="7240.512" calcext:value-type="float">
            <text:p>7240.512</text:p>
          </table:table-cell>
          <table:table-cell office:value-type="float" office:value="4434.877" calcext:value-type="float">
            <text:p>4434.877</text:p>
          </table:table-cell>
          <table:table-cell office:value-type="float" office:value="6109.754" calcext:value-type="float">
            <text:p>6109.754</text:p>
          </table:table-cell>
          <table:table-cell office:value-type="float" office:value="4087.545" calcext:value-type="float">
            <text:p>4087.545</text:p>
          </table:table-cell>
          <table:table-cell office:value-type="float" office:value="7657.057" calcext:value-type="float">
            <text:p>7657.057</text:p>
          </table:table-cell>
          <table:table-cell office:value-type="float" office:value="731.367" calcext:value-type="float">
            <text:p>731.367</text:p>
          </table:table-cell>
          <table:table-cell office:value-type="float" office:value="7578.747" calcext:value-type="float">
            <text:p>7578.747</text:p>
          </table:table-cell>
          <table:table-cell office:value-type="float" office:value="4640.76" calcext:value-type="float">
            <text:p>4640.76</text:p>
          </table:table-cell>
          <table:table-cell office:value-type="float" office:value="149.92" calcext:value-type="float">
            <text:p>149.92</text:p>
          </table:table-cell>
          <table:table-cell office:value-type="float" office:value="1" calcext:value-type="float">
            <text:p>1</text:p>
          </table:table-cell>
          <table:table-cell office:value-type="float" office:value="2281" calcext:value-type="float">
            <text:p>2281</text:p>
          </table:table-cell>
          <table:table-cell office:value-type="float" office:value="456.153" calcext:value-type="float">
            <text:p>456.153</text:p>
          </table:table-cell>
          <table:table-cell office:value-type="float" office:value="100154.778" calcext:value-type="float">
            <text:p>100154.778</text:p>
          </table:table-cell>
          <table:table-cell office:value-type="float" office:value="-766.29" calcext:value-type="float">
            <text:p>-766.29</text:p>
          </table:table-cell>
          <table:table-cell office:value-type="float" office:value="12948.967" calcext:value-type="float">
            <text:p>12948.967</text:p>
          </table:table-cell>
          <table:table-cell office:value-type="float" office:value="0" calcext:value-type="float">
            <text:p>0</text:p>
          </table:table-cell>
          <table:table-cell office:value-type="float" office:value="2281" calcext:value-type="float">
            <text:p>2281</text:p>
          </table:table-cell>
          <table:table-cell office:value-type="float" office:value="43417.099" calcext:value-type="float">
            <text:p>43417.099</text:p>
          </table:table-cell>
          <table:table-cell office:value-type="float" office:value="100154.778" calcext:value-type="float">
            <text:p>100154.778</text:p>
          </table:table-cell>
          <table:table-cell office:value-type="float" office:value="-74256.844" calcext:value-type="float">
            <text:p>-74256.844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4249.807" calcext:value-type="float">
            <text:p>4249.807</text:p>
          </table:table-cell>
          <table:table-cell office:value-type="float" office:value="0" calcext:value-type="float">
            <text:p>0</text:p>
          </table:table-cell>
          <table:table-cell office:value-type="float" office:value="54715.459" calcext:value-type="float">
            <text:p>54715.459</text:p>
          </table:table-cell>
          <table:table-cell office:value-type="float" office:value="8474.173" calcext:value-type="float">
            <text:p>8474.173</text:p>
          </table:table-cell>
          <table:table-cell office:value-type="float" office:value="21270.685" calcext:value-type="float">
            <text:p>21270.685</text:p>
          </table:table-cell>
          <table:table-cell office:value-type="float" office:value="-12771.071" calcext:value-type="float">
            <text:p>-12771.071</text:p>
          </table:table-cell>
          <table:table-cell office:value-type="float" office:value="5795.444" calcext:value-type="float">
            <text:p>5795.444</text:p>
          </table:table-cell>
          <table:table-cell office:value-type="float" office:value="3895.335" calcext:value-type="float">
            <text:p>3895.335</text:p>
          </table:table-cell>
          <table:table-cell office:value-type="float" office:value="7176.638" calcext:value-type="float">
            <text:p>7176.638</text:p>
          </table:table-cell>
          <table:table-cell office:value-type="float" office:value="672.559" calcext:value-type="float">
            <text:p>672.559</text:p>
          </table:table-cell>
          <table:table-cell office:value-type="float" office:value="7146.319" calcext:value-type="float">
            <text:p>7146.319</text:p>
          </table:table-cell>
          <table:table-cell office:value-type="float" office:value="4444.57" calcext:value-type="float">
            <text:p>4444.57</text:p>
          </table:table-cell>
          <table:table-cell office:value-type="float" office:value="6066.051" calcext:value-type="float">
            <text:p>6066.051</text:p>
          </table:table-cell>
          <table:table-cell office:value-type="float" office:value="4043.777" calcext:value-type="float">
            <text:p>4043.777</text:p>
          </table:table-cell>
          <table:table-cell office:value-type="float" office:value="7511.831" calcext:value-type="float">
            <text:p>7511.831</text:p>
          </table:table-cell>
          <table:table-cell office:value-type="float" office:value="710.745" calcext:value-type="float">
            <text:p>710.745</text:p>
          </table:table-cell>
          <table:table-cell office:value-type="float" office:value="7493.624" calcext:value-type="float">
            <text:p>7493.624</text:p>
          </table:table-cell>
          <table:table-cell office:value-type="float" office:value="4638.478" calcext:value-type="float">
            <text:p>4638.478</text:p>
          </table:table-cell>
          <table:table-cell office:value-type="float" office:value="22.36" calcext:value-type="float">
            <text:p>22.36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67.604" calcext:value-type="float">
            <text:p>67.604</text:p>
          </table:table-cell>
          <table:table-cell office:value-type="float" office:value="13517.372" calcext:value-type="float">
            <text:p>13517.372</text:p>
          </table:table-cell>
          <table:table-cell office:value-type="float" office:value="-113.427" calcext:value-type="float">
            <text:p>-113.427</text:p>
          </table:table-cell>
          <table:table-cell office:value-type="float" office:value="1474.404" calcext:value-type="float">
            <text:p>1474.404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5995.824" calcext:value-type="float">
            <text:p>5995.824</text:p>
          </table:table-cell>
          <table:table-cell office:value-type="float" office:value="13517.372" calcext:value-type="float">
            <text:p>13517.372</text:p>
          </table:table-cell>
          <table:table-cell office:value-type="float" office:value="-10568.563" calcext:value-type="float">
            <text:p>-10568.563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3768.165" calcext:value-type="float">
            <text:p>3768.165</text:p>
          </table:table-cell>
          <table:table-cell office:value-type="float" office:value="0" calcext:value-type="float">
            <text:p>0</text:p>
          </table:table-cell>
          <table:table-cell office:value-type="float" office:value="40230.31" calcext:value-type="float">
            <text:p>40230.31</text:p>
          </table:table-cell>
          <table:table-cell office:value-type="float" office:value="6365.579" calcext:value-type="float">
            <text:p>6365.579</text:p>
          </table:table-cell>
          <table:table-cell office:value-type="float" office:value="16553.807" calcext:value-type="float">
            <text:p>16553.807</text:p>
          </table:table-cell>
          <table:table-cell office:value-type="float" office:value="-9017.476" calcext:value-type="float">
            <text:p>-9017.476</text:p>
          </table:table-cell>
          <table:table-cell office:value-type="float" office:value="5807.305" calcext:value-type="float">
            <text:p>5807.305</text:p>
          </table:table-cell>
          <table:table-cell office:value-type="float" office:value="3895.375" calcext:value-type="float">
            <text:p>3895.375</text:p>
          </table:table-cell>
          <table:table-cell office:value-type="float" office:value="6928.918" calcext:value-type="float">
            <text:p>6928.918</text:p>
          </table:table-cell>
          <table:table-cell office:value-type="float" office:value="661.263" calcext:value-type="float">
            <text:p>661.263</text:p>
          </table:table-cell>
          <table:table-cell office:value-type="float" office:value="7135.491" calcext:value-type="float">
            <text:p>7135.491</text:p>
          </table:table-cell>
          <table:table-cell office:value-type="float" office:value="4479.12" calcext:value-type="float">
            <text:p>4479.12</text:p>
          </table:table-cell>
          <table:table-cell office:value-type="float" office:value="6082.059" calcext:value-type="float">
            <text:p>6082.059</text:p>
          </table:table-cell>
          <table:table-cell office:value-type="float" office:value="4064.821" calcext:value-type="float">
            <text:p>4064.821</text:p>
          </table:table-cell>
          <table:table-cell office:value-type="float" office:value="7269.441" calcext:value-type="float">
            <text:p>7269.441</text:p>
          </table:table-cell>
          <table:table-cell office:value-type="float" office:value="697.242" calcext:value-type="float">
            <text:p>697.242</text:p>
          </table:table-cell>
          <table:table-cell office:value-type="float" office:value="7482.51" calcext:value-type="float">
            <text:p>7482.51</text:p>
          </table:table-cell>
          <table:table-cell office:value-type="float" office:value="4681.608" calcext:value-type="float">
            <text:p>4681.608</text:p>
          </table:table-cell>
          <table:table-cell office:value-type="float" office:value="36.66" calcext:value-type="float">
            <text:p>36.66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176.664" calcext:value-type="float">
            <text:p>176.664</text:p>
          </table:table-cell>
          <table:table-cell office:value-type="float" office:value="36824.003" calcext:value-type="float">
            <text:p>36824.003</text:p>
          </table:table-cell>
          <table:table-cell office:value-type="float" office:value="-318.179" calcext:value-type="float">
            <text:p>-318.179</text:p>
          </table:table-cell>
          <table:table-cell office:value-type="float" office:value="3077.753" calcext:value-type="float">
            <text:p>3077.753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6801.223" calcext:value-type="float">
            <text:p>16801.223</text:p>
          </table:table-cell>
          <table:table-cell office:value-type="float" office:value="36824.003" calcext:value-type="float">
            <text:p>36824.003</text:p>
          </table:table-cell>
          <table:table-cell office:value-type="float" office:value="-30668.497" calcext:value-type="float">
            <text:p>-30668.497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3073.874" calcext:value-type="float">
            <text:p>3073.874</text:p>
          </table:table-cell>
          <table:table-cell office:value-type="float" office:value="0" calcext:value-type="float">
            <text:p>0</text:p>
          </table:table-cell>
          <table:table-cell office:value-type="float" office:value="23278.649" calcext:value-type="float">
            <text:p>23278.649</text:p>
          </table:table-cell>
          <table:table-cell office:value-type="float" office:value="4632.808" calcext:value-type="float">
            <text:p>4632.808</text:p>
          </table:table-cell>
          <table:table-cell office:value-type="float" office:value="12379.143" calcext:value-type="float">
            <text:p>12379.143</text:p>
          </table:table-cell>
          <table:table-cell office:value-type="float" office:value="-6231.395" calcext:value-type="float">
            <text:p>-6231.395</text:p>
          </table:table-cell>
          <table:table-cell office:value-type="float" office:value="5825.676" calcext:value-type="float">
            <text:p>5825.676</text:p>
          </table:table-cell>
          <table:table-cell office:value-type="float" office:value="3873.512" calcext:value-type="float">
            <text:p>3873.512</text:p>
          </table:table-cell>
          <table:table-cell office:value-type="float" office:value="6957.134" calcext:value-type="float">
            <text:p>6957.134</text:p>
          </table:table-cell>
          <table:table-cell office:value-type="float" office:value="652.115" calcext:value-type="float">
            <text:p>652.115</text:p>
          </table:table-cell>
          <table:table-cell office:value-type="float" office:value="7135.487" calcext:value-type="float">
            <text:p>7135.487</text:p>
          </table:table-cell>
          <table:table-cell office:value-type="float" office:value="4515.864" calcext:value-type="float">
            <text:p>4515.864</text:p>
          </table:table-cell>
          <table:table-cell office:value-type="float" office:value="6099.569" calcext:value-type="float">
            <text:p>6099.569</text:p>
          </table:table-cell>
          <table:table-cell office:value-type="float" office:value="4035.818" calcext:value-type="float">
            <text:p>4035.818</text:p>
          </table:table-cell>
          <table:table-cell office:value-type="float" office:value="7264.715" calcext:value-type="float">
            <text:p>7264.715</text:p>
          </table:table-cell>
          <table:table-cell office:value-type="float" office:value="688.594" calcext:value-type="float">
            <text:p>688.594</text:p>
          </table:table-cell>
          <table:table-cell office:value-type="float" office:value="7482.652" calcext:value-type="float">
            <text:p>7482.652</text:p>
          </table:table-cell>
          <table:table-cell office:value-type="float" office:value="4716.487" calcext:value-type="float">
            <text:p>4716.487</text:p>
          </table:table-cell>
          <table:table-cell office:value-type="float" office:value="52.88" calcext:value-type="float">
            <text:p>52.88</text:p>
          </table:table-cell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196.072" calcext:value-type="float">
            <text:p>196.072</text:p>
          </table:table-cell>
          <table:table-cell office:value-type="float" office:value="38894.415" calcext:value-type="float">
            <text:p>38894.415</text:p>
          </table:table-cell>
          <table:table-cell office:value-type="float" office:value="-340.942" calcext:value-type="float">
            <text:p>-340.942</text:p>
          </table:table-cell>
          <table:table-cell office:value-type="float" office:value="3331.343" calcext:value-type="float">
            <text:p>3331.343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17705.763" calcext:value-type="float">
            <text:p>17705.763</text:p>
          </table:table-cell>
          <table:table-cell office:value-type="float" office:value="38894.415" calcext:value-type="float">
            <text:p>38894.415</text:p>
          </table:table-cell>
          <table:table-cell office:value-type="float" office:value="-32231.729" calcext:value-type="float">
            <text:p>-32231.729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4582.16" calcext:value-type="float">
            <text:p>4582.16</text:p>
          </table:table-cell>
          <table:table-cell office:value-type="float" office:value="0" calcext:value-type="float">
            <text:p>0</text:p>
          </table:table-cell>
          <table:table-cell office:value-type="float" office:value="49052.819" calcext:value-type="float">
            <text:p>49052.819</text:p>
          </table:table-cell>
          <table:table-cell office:value-type="float" office:value="9516.573" calcext:value-type="float">
            <text:p>9516.573</text:p>
          </table:table-cell>
          <table:table-cell office:value-type="float" office:value="23696.759" calcext:value-type="float">
            <text:p>23696.759</text:p>
          </table:table-cell>
          <table:table-cell office:value-type="float" office:value="-14532.439" calcext:value-type="float">
            <text:p>-14532.439</text:p>
          </table:table-cell>
          <table:table-cell office:value-type="float" office:value="5822.698" calcext:value-type="float">
            <text:p>5822.698</text:p>
          </table:table-cell>
          <table:table-cell office:value-type="float" office:value="3939.543" calcext:value-type="float">
            <text:p>3939.543</text:p>
          </table:table-cell>
          <table:table-cell office:value-type="float" office:value="6775.271" calcext:value-type="float">
            <text:p>6775.271</text:p>
          </table:table-cell>
          <table:table-cell office:value-type="float" office:value="593.693" calcext:value-type="float">
            <text:p>593.693</text:p>
          </table:table-cell>
          <table:table-cell office:value-type="float" office:value="7015.166" calcext:value-type="float">
            <text:p>7015.166</text:p>
          </table:table-cell>
          <table:table-cell office:value-type="float" office:value="4630.23" calcext:value-type="float">
            <text:p>4630.23</text:p>
          </table:table-cell>
          <table:table-cell office:value-type="float" office:value="6099.452" calcext:value-type="float">
            <text:p>6099.452</text:p>
          </table:table-cell>
          <table:table-cell office:value-type="float" office:value="4094.566" calcext:value-type="float">
            <text:p>4094.566</text:p>
          </table:table-cell>
          <table:table-cell office:value-type="float" office:value="7102.761" calcext:value-type="float">
            <text:p>7102.761</text:p>
          </table:table-cell>
          <table:table-cell office:value-type="float" office:value="625.602" calcext:value-type="float">
            <text:p>625.602</text:p>
          </table:table-cell>
          <table:table-cell office:value-type="float" office:value="7356.011" calcext:value-type="float">
            <text:p>7356.011</text:p>
          </table:table-cell>
          <table:table-cell office:value-type="float" office:value="4842.893" calcext:value-type="float">
            <text:p>4842.893</text:p>
          </table:table-cell>
          <table:table-cell office:value-type="float" office:value="42.32" calcext:value-type="float">
            <text:p>42.32</text:p>
          </table:table-cell>
          <table:table-cell office:value-type="float" office:value="1" calcext:value-type="float">
            <text:p>1</text:p>
          </table:table-cell>
          <table:table-cell office:value-type="float" office:value="1238" calcext:value-type="float">
            <text:p>1238</text:p>
          </table:table-cell>
          <table:table-cell office:value-type="float" office:value="174.36" calcext:value-type="float">
            <text:p>174.36</text:p>
          </table:table-cell>
          <table:table-cell office:value-type="float" office:value="34309.012" calcext:value-type="float">
            <text:p>34309.012</text:p>
          </table:table-cell>
          <table:table-cell office:value-type="float" office:value="-307.892" calcext:value-type="float">
            <text:p>-307.892</text:p>
          </table:table-cell>
          <table:table-cell office:value-type="float" office:value="2877.913" calcext:value-type="float">
            <text:p>2877.913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15648.581" calcext:value-type="float">
            <text:p>15648.581</text:p>
          </table:table-cell>
          <table:table-cell office:value-type="float" office:value="34309.012" calcext:value-type="float">
            <text:p>34309.012</text:p>
          </table:table-cell>
          <table:table-cell office:value-type="float" office:value="-28553.187" calcext:value-type="float">
            <text:p>-28553.187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4883.61" calcext:value-type="float">
            <text:p>4883.61</text:p>
          </table:table-cell>
          <table:table-cell office:value-type="float" office:value="0" calcext:value-type="float">
            <text:p>0</text:p>
          </table:table-cell>
          <table:table-cell office:value-type="float" office:value="61096.699" calcext:value-type="float">
            <text:p>61096.699</text:p>
          </table:table-cell>
          <table:table-cell office:value-type="float" office:value="9157.465" calcext:value-type="float">
            <text:p>9157.465</text:p>
          </table:table-cell>
          <table:table-cell office:value-type="float" office:value="23276.92" calcext:value-type="float">
            <text:p>23276.92</text:p>
          </table:table-cell>
          <table:table-cell office:value-type="float" office:value="-13509.7" calcext:value-type="float">
            <text:p>-13509.7</text:p>
          </table:table-cell>
          <table:table-cell office:value-type="float" office:value="5807.137" calcext:value-type="float">
            <text:p>5807.137</text:p>
          </table:table-cell>
          <table:table-cell office:value-type="float" office:value="3929.963" calcext:value-type="float">
            <text:p>3929.963</text:p>
          </table:table-cell>
          <table:table-cell office:value-type="float" office:value="6763.466" calcext:value-type="float">
            <text:p>6763.466</text:p>
          </table:table-cell>
          <table:table-cell office:value-type="float" office:value="605.508" calcext:value-type="float">
            <text:p>605.508</text:p>
          </table:table-cell>
          <table:table-cell office:value-type="float" office:value="7023.335" calcext:value-type="float">
            <text:p>7023.335</text:p>
          </table:table-cell>
          <table:table-cell office:value-type="float" office:value="4590.939" calcext:value-type="float">
            <text:p>4590.939</text:p>
          </table:table-cell>
          <table:table-cell office:value-type="float" office:value="6073.144" calcext:value-type="float">
            <text:p>6073.144</text:p>
          </table:table-cell>
          <table:table-cell office:value-type="float" office:value="4133.007" calcext:value-type="float">
            <text:p>4133.007</text:p>
          </table:table-cell>
          <table:table-cell office:value-type="float" office:value="7093.842" calcext:value-type="float">
            <text:p>7093.842</text:p>
          </table:table-cell>
          <table:table-cell office:value-type="float" office:value="632.315" calcext:value-type="float">
            <text:p>632.315</text:p>
          </table:table-cell>
          <table:table-cell office:value-type="float" office:value="7343.185" calcext:value-type="float">
            <text:p>7343.185</text:p>
          </table:table-cell>
          <table:table-cell office:value-type="float" office:value="4803.103" calcext:value-type="float">
            <text:p>4803.103</text:p>
          </table:table-cell>
          <table:table-cell office:value-type="float" office:value="23.38" calcext:value-type="float">
            <text:p>23.38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128.037" calcext:value-type="float">
            <text:p>128.037</text:p>
          </table:table-cell>
          <table:table-cell office:value-type="float" office:value="27732.515" calcext:value-type="float">
            <text:p>27732.515</text:p>
          </table:table-cell>
          <table:table-cell office:value-type="float" office:value="-233.791" calcext:value-type="float">
            <text:p>-233.791</text:p>
          </table:table-cell>
          <table:table-cell office:value-type="float" office:value="2021.956" calcext:value-type="float">
            <text:p>2021.956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12800.499" calcext:value-type="float">
            <text:p>12800.499</text:p>
          </table:table-cell>
          <table:table-cell office:value-type="float" office:value="27732.515" calcext:value-type="float">
            <text:p>27732.515</text:p>
          </table:table-cell>
          <table:table-cell office:value-type="float" office:value="-23688.604" calcext:value-type="float">
            <text:p>-23688.604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8285.222" calcext:value-type="float">
            <text:p>8285.222</text:p>
          </table:table-cell>
          <table:table-cell office:value-type="float" office:value="0" calcext:value-type="float">
            <text:p>0</text:p>
          </table:table-cell>
          <table:table-cell office:value-type="float" office:value="41689.822" calcext:value-type="float">
            <text:p>41689.822</text:p>
          </table:table-cell>
          <table:table-cell office:value-type="float" office:value="9999.099" calcext:value-type="float">
            <text:p>9999.099</text:p>
          </table:table-cell>
          <table:table-cell office:value-type="float" office:value="28369.004" calcext:value-type="float">
            <text:p>28369.004</text:p>
          </table:table-cell>
          <table:table-cell office:value-type="float" office:value="-11798.559" calcext:value-type="float">
            <text:p>-11798.559</text:p>
          </table:table-cell>
          <table:table-cell office:value-type="float" office:value="5827.938" calcext:value-type="float">
            <text:p>5827.938</text:p>
          </table:table-cell>
          <table:table-cell office:value-type="float" office:value="3928.953" calcext:value-type="float">
            <text:p>3928.953</text:p>
          </table:table-cell>
          <table:table-cell office:value-type="float" office:value="6789.738" calcext:value-type="float">
            <text:p>6789.738</text:p>
          </table:table-cell>
          <table:table-cell office:value-type="float" office:value="597.403" calcext:value-type="float">
            <text:p>597.403</text:p>
          </table:table-cell>
          <table:table-cell office:value-type="float" office:value="7027.856" calcext:value-type="float">
            <text:p>7027.856</text:p>
          </table:table-cell>
          <table:table-cell office:value-type="float" office:value="4628.019" calcext:value-type="float">
            <text:p>4628.019</text:p>
          </table:table-cell>
          <table:table-cell office:value-type="float" office:value="6098.122" calcext:value-type="float">
            <text:p>6098.122</text:p>
          </table:table-cell>
          <table:table-cell office:value-type="float" office:value="4131.951" calcext:value-type="float">
            <text:p>4131.951</text:p>
          </table:table-cell>
          <table:table-cell office:value-type="float" office:value="7141.084" calcext:value-type="float">
            <text:p>7141.084</text:p>
          </table:table-cell>
          <table:table-cell office:value-type="float" office:value="628.334" calcext:value-type="float">
            <text:p>628.334</text:p>
          </table:table-cell>
          <table:table-cell office:value-type="float" office:value="7360.168" calcext:value-type="float">
            <text:p>7360.168</text:p>
          </table:table-cell>
          <table:table-cell office:value-type="float" office:value="4836.075" calcext:value-type="float">
            <text:p>4836.075</text:p>
          </table:table-cell>
          <table:table-cell office:value-type="float" office:value="39.38" calcext:value-type="float">
            <text:p>39.38</text:p>
          </table:table-cell>
          <table:table-cell office:value-type="float" office:value="1" calcext:value-type="float">
            <text:p>1</text:p>
          </table:table-cell>
          <table:table-cell office:value-type="float" office:value="1261" calcext:value-type="float">
            <text:p>1261</text:p>
          </table:table-cell>
          <table:table-cell office:value-type="float" office:value="176.595" calcext:value-type="float">
            <text:p>176.595</text:p>
          </table:table-cell>
          <table:table-cell office:value-type="float" office:value="37866.015" calcext:value-type="float">
            <text:p>37866.015</text:p>
          </table:table-cell>
          <table:table-cell office:value-type="float" office:value="-315.321" calcext:value-type="float">
            <text:p>-315.321</text:p>
          </table:table-cell>
          <table:table-cell office:value-type="float" office:value="3065.696" calcext:value-type="float">
            <text:p>3065.696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17326.012" calcext:value-type="float">
            <text:p>17326.012</text:p>
          </table:table-cell>
          <table:table-cell office:value-type="float" office:value="37866.015" calcext:value-type="float">
            <text:p>37866.015</text:p>
          </table:table-cell>
          <table:table-cell office:value-type="float" office:value="-31734.622" calcext:value-type="float">
            <text:p>-31734.622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121.214" calcext:value-type="float">
            <text:p>3121.214</text:p>
          </table:table-cell>
          <table:table-cell office:value-type="float" office:value="0" calcext:value-type="float">
            <text:p>0</text:p>
          </table:table-cell>
          <table:table-cell office:value-type="float" office:value="29837.27" calcext:value-type="float">
            <text:p>29837.27</text:p>
          </table:table-cell>
          <table:table-cell office:value-type="float" office:value="5248.161" calcext:value-type="float">
            <text:p>5248.161</text:p>
          </table:table-cell>
          <table:table-cell office:value-type="float" office:value="13662.455" calcext:value-type="float">
            <text:p>13662.455</text:p>
          </table:table-cell>
          <table:table-cell office:value-type="float" office:value="-7420.027" calcext:value-type="float">
            <text:p>-7420.027</text:p>
          </table:table-cell>
          <table:table-cell office:value-type="float" office:value="5863.088" calcext:value-type="float">
            <text:p>5863.088</text:p>
          </table:table-cell>
          <table:table-cell office:value-type="float" office:value="4648.8" calcext:value-type="float">
            <text:p>4648.8</text:p>
          </table:table-cell>
          <table:table-cell office:value-type="float" office:value="6668.312" calcext:value-type="float">
            <text:p>6668.312</text:p>
          </table:table-cell>
          <table:table-cell office:value-type="float" office:value="498.415" calcext:value-type="float">
            <text:p>498.415</text:p>
          </table:table-cell>
          <table:table-cell office:value-type="float" office:value="6864.183" calcext:value-type="float">
            <text:p>6864.183</text:p>
          </table:table-cell>
          <table:table-cell office:value-type="float" office:value="4861.993" calcext:value-type="float">
            <text:p>4861.993</text:p>
          </table:table-cell>
          <table:table-cell office:value-type="float" office:value="6143.04" calcext:value-type="float">
            <text:p>6143.04</text:p>
          </table:table-cell>
          <table:table-cell office:value-type="float" office:value="4841.213" calcext:value-type="float">
            <text:p>4841.213</text:p>
          </table:table-cell>
          <table:table-cell office:value-type="float" office:value="7002.4" calcext:value-type="float">
            <text:p>7002.4</text:p>
          </table:table-cell>
          <table:table-cell office:value-type="float" office:value="527.294" calcext:value-type="float">
            <text:p>527.294</text:p>
          </table:table-cell>
          <table:table-cell office:value-type="float" office:value="7202.142" calcext:value-type="float">
            <text:p>7202.142</text:p>
          </table:table-cell>
          <table:table-cell office:value-type="float" office:value="5083.938" calcext:value-type="float">
            <text:p>5083.938</text:p>
          </table:table-cell>
          <table:table-cell office:value-type="float" office:value="25.7" calcext:value-type="float">
            <text:p>25.7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70.908" calcext:value-type="float">
            <text:p>70.908</text:p>
          </table:table-cell>
          <table:table-cell office:value-type="float" office:value="7052.192" calcext:value-type="float">
            <text:p>7052.192</text:p>
          </table:table-cell>
          <table:table-cell office:value-type="float" office:value="-116.722" calcext:value-type="float">
            <text:p>-116.722</text:p>
          </table:table-cell>
          <table:table-cell office:value-type="float" office:value="872.706" calcext:value-type="float">
            <text:p>872.706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076.577" calcext:value-type="float">
            <text:p>3076.577</text:p>
          </table:table-cell>
          <table:table-cell office:value-type="float" office:value="7052.192" calcext:value-type="float">
            <text:p>7052.192</text:p>
          </table:table-cell>
          <table:table-cell office:value-type="float" office:value="-5306.78" calcext:value-type="float">
            <text:p>-5306.78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6877.417" calcext:value-type="float">
            <text:p>6877.417</text:p>
          </table:table-cell>
          <table:table-cell office:value-type="float" office:value="0" calcext:value-type="float">
            <text:p>0</text:p>
          </table:table-cell>
          <table:table-cell office:value-type="float" office:value="166430.411" calcext:value-type="float">
            <text:p>166430.411</text:p>
          </table:table-cell>
          <table:table-cell office:value-type="float" office:value="23238.335" calcext:value-type="float">
            <text:p>23238.335</text:p>
          </table:table-cell>
          <table:table-cell office:value-type="float" office:value="53552.986" calcext:value-type="float">
            <text:p>53552.986</text:p>
          </table:table-cell>
          <table:table-cell office:value-type="float" office:value="-39798.153" calcext:value-type="float">
            <text:p>-39798.153</text:p>
          </table:table-cell>
          <table:table-cell office:value-type="float" office:value="5861.143" calcext:value-type="float">
            <text:p>5861.143</text:p>
          </table:table-cell>
          <table:table-cell office:value-type="float" office:value="4365.092" calcext:value-type="float">
            <text:p>4365.092</text:p>
          </table:table-cell>
          <table:table-cell office:value-type="float" office:value="6646.609" calcext:value-type="float">
            <text:p>6646.609</text:p>
          </table:table-cell>
          <table:table-cell office:value-type="float" office:value="518.047" calcext:value-type="float">
            <text:p>518.047</text:p>
          </table:table-cell>
          <table:table-cell office:value-type="float" office:value="6901.67" calcext:value-type="float">
            <text:p>6901.67</text:p>
          </table:table-cell>
          <table:table-cell office:value-type="float" office:value="4820.616" calcext:value-type="float">
            <text:p>4820.616</text:p>
          </table:table-cell>
          <table:table-cell office:value-type="float" office:value="6131.798" calcext:value-type="float">
            <text:p>6131.798</text:p>
          </table:table-cell>
          <table:table-cell office:value-type="float" office:value="4542.597" calcext:value-type="float">
            <text:p>4542.597</text:p>
          </table:table-cell>
          <table:table-cell office:value-type="float" office:value="6972.671" calcext:value-type="float">
            <text:p>6972.671</text:p>
          </table:table-cell>
          <table:table-cell office:value-type="float" office:value="550.702" calcext:value-type="float">
            <text:p>550.702</text:p>
          </table:table-cell>
          <table:table-cell office:value-type="float" office:value="7237.916" calcext:value-type="float">
            <text:p>7237.916</text:p>
          </table:table-cell>
          <table:table-cell office:value-type="float" office:value="5025.68" calcext:value-type="float">
            <text:p>5025.68</text:p>
          </table:table-cell>
          <table:table-cell office:value-type="float" office:value="29.48" calcext:value-type="float">
            <text:p>29.48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108.642" calcext:value-type="float">
            <text:p>108.642</text:p>
          </table:table-cell>
          <table:table-cell office:value-type="float" office:value="23844.371" calcext:value-type="float">
            <text:p>23844.371</text:p>
          </table:table-cell>
          <table:table-cell office:value-type="float" office:value="-188.733" calcext:value-type="float">
            <text:p>-188.733</text:p>
          </table:table-cell>
          <table:table-cell office:value-type="float" office:value="2496.898" calcext:value-type="float">
            <text:p>2496.898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10628.252" calcext:value-type="float">
            <text:p>10628.252</text:p>
          </table:table-cell>
          <table:table-cell office:value-type="float" office:value="23844.371" calcext:value-type="float">
            <text:p>23844.371</text:p>
          </table:table-cell>
          <table:table-cell office:value-type="float" office:value="-18850.574" calcext:value-type="float">
            <text:p>-18850.574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5662.383" calcext:value-type="float">
            <text:p>5662.383</text:p>
          </table:table-cell>
          <table:table-cell office:value-type="float" office:value="0" calcext:value-type="float">
            <text:p>0</text:p>
          </table:table-cell>
          <table:table-cell office:value-type="float" office:value="44158.411" calcext:value-type="float">
            <text:p>44158.411</text:p>
          </table:table-cell>
          <table:table-cell office:value-type="float" office:value="9313.099" calcext:value-type="float">
            <text:p>9313.099</text:p>
          </table:table-cell>
          <table:table-cell office:value-type="float" office:value="24368.293" calcext:value-type="float">
            <text:p>24368.293</text:p>
          </table:table-cell>
          <table:table-cell office:value-type="float" office:value="-13043.526" calcext:value-type="float">
            <text:p>-13043.526</text:p>
          </table:table-cell>
          <table:table-cell office:value-type="float" office:value="5873.001" calcext:value-type="float">
            <text:p>5873.001</text:p>
          </table:table-cell>
          <table:table-cell office:value-type="float" office:value="4236.953" calcext:value-type="float">
            <text:p>4236.953</text:p>
          </table:table-cell>
          <table:table-cell office:value-type="float" office:value="6550.028" calcext:value-type="float">
            <text:p>6550.028</text:p>
          </table:table-cell>
          <table:table-cell office:value-type="float" office:value="513.044" calcext:value-type="float">
            <text:p>513.044</text:p>
          </table:table-cell>
          <table:table-cell office:value-type="float" office:value="6903.481" calcext:value-type="float">
            <text:p>6903.481</text:p>
          </table:table-cell>
          <table:table-cell office:value-type="float" office:value="4842.521" calcext:value-type="float">
            <text:p>4842.521</text:p>
          </table:table-cell>
          <table:table-cell office:value-type="float" office:value="6147.995" calcext:value-type="float">
            <text:p>6147.995</text:p>
          </table:table-cell>
          <table:table-cell office:value-type="float" office:value="4392.613" calcext:value-type="float">
            <text:p>4392.613</text:p>
          </table:table-cell>
          <table:table-cell office:value-type="float" office:value="6849.152" calcext:value-type="float">
            <text:p>6849.152</text:p>
          </table:table-cell>
          <table:table-cell office:value-type="float" office:value="538.109" calcext:value-type="float">
            <text:p>538.109</text:p>
          </table:table-cell>
          <table:table-cell office:value-type="float" office:value="7228.819" calcext:value-type="float">
            <text:p>7228.819</text:p>
          </table:table-cell>
          <table:table-cell office:value-type="float" office:value="5067.171" calcext:value-type="float">
            <text:p>5067.171</text:p>
          </table:table-cell>
          <table:table-cell office:value-type="float" office:value="88.62" calcext:value-type="float">
            <text:p>88.62</text:p>
          </table:table-cell>
          <table:table-cell office:value-type="float" office:value="1" calcext:value-type="float">
            <text:p>1</text:p>
          </table:table-cell>
          <table:table-cell office:value-type="float" office:value="2578" calcext:value-type="float">
            <text:p>2578</text:p>
          </table:table-cell>
          <table:table-cell office:value-type="float" office:value="393.632" calcext:value-type="float">
            <text:p>393.632</text:p>
          </table:table-cell>
          <table:table-cell office:value-type="float" office:value="73246.017" calcext:value-type="float">
            <text:p>73246.017</text:p>
          </table:table-cell>
          <table:table-cell office:value-type="float" office:value="-702.013" calcext:value-type="float">
            <text:p>-702.013</text:p>
          </table:table-cell>
          <table:table-cell office:value-type="float" office:value="6873.091" calcext:value-type="float">
            <text:p>6873.091</text:p>
          </table:table-cell>
          <table:table-cell office:value-type="float" office:value="0" calcext:value-type="float">
            <text:p>0</text:p>
          </table:table-cell>
          <table:table-cell office:value-type="float" office:value="2578" calcext:value-type="float">
            <text:p>2578</text:p>
          </table:table-cell>
          <table:table-cell office:value-type="float" office:value="33045.045" calcext:value-type="float">
            <text:p>33045.045</text:p>
          </table:table-cell>
          <table:table-cell office:value-type="float" office:value="73246.017" calcext:value-type="float">
            <text:p>73246.017</text:p>
          </table:table-cell>
          <table:table-cell office:value-type="float" office:value="-59499.836" calcext:value-type="float">
            <text:p>-59499.836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3316.841" calcext:value-type="float">
            <text:p>3316.841</text:p>
          </table:table-cell>
          <table:table-cell office:value-type="float" office:value="0" calcext:value-type="float">
            <text:p>0</text:p>
          </table:table-cell>
          <table:table-cell office:value-type="float" office:value="31011.425" calcext:value-type="float">
            <text:p>31011.425</text:p>
          </table:table-cell>
          <table:table-cell office:value-type="float" office:value="5548.476" calcext:value-type="float">
            <text:p>5548.476</text:p>
          </table:table-cell>
          <table:table-cell office:value-type="float" office:value="14461.284" calcext:value-type="float">
            <text:p>14461.284</text:p>
          </table:table-cell>
          <table:table-cell office:value-type="float" office:value="-7827.601" calcext:value-type="float">
            <text:p>-7827.601</text:p>
          </table:table-cell>
          <table:table-cell office:value-type="float" office:value="5871.477" calcext:value-type="float">
            <text:p>5871.477</text:p>
          </table:table-cell>
          <table:table-cell office:value-type="float" office:value="4185.518" calcext:value-type="float">
            <text:p>4185.518</text:p>
          </table:table-cell>
          <table:table-cell office:value-type="float" office:value="7605.328" calcext:value-type="float">
            <text:p>7605.328</text:p>
          </table:table-cell>
          <table:table-cell office:value-type="float" office:value="571.336" calcext:value-type="float">
            <text:p>571.336</text:p>
          </table:table-cell>
          <table:table-cell office:value-type="float" office:value="7019.039" calcext:value-type="float">
            <text:p>7019.039</text:p>
          </table:table-cell>
          <table:table-cell office:value-type="float" office:value="4723.915" calcext:value-type="float">
            <text:p>4723.915</text:p>
          </table:table-cell>
          <table:table-cell office:value-type="float" office:value="6148.306" calcext:value-type="float">
            <text:p>6148.306</text:p>
          </table:table-cell>
          <table:table-cell office:value-type="float" office:value="4389.863" calcext:value-type="float">
            <text:p>4389.863</text:p>
          </table:table-cell>
          <table:table-cell office:value-type="float" office:value="8003.042" calcext:value-type="float">
            <text:p>8003.042</text:p>
          </table:table-cell>
          <table:table-cell office:value-type="float" office:value="600.392" calcext:value-type="float">
            <text:p>600.392</text:p>
          </table:table-cell>
          <table:table-cell office:value-type="float" office:value="7354.228" calcext:value-type="float">
            <text:p>7354.228</text:p>
          </table:table-cell>
          <table:table-cell office:value-type="float" office:value="4942.384" calcext:value-type="float">
            <text:p>4942.384</text:p>
          </table:table-cell>
          <table:table-cell office:value-type="float" office:value="118.24" calcext:value-type="float">
            <text:p>118.24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699.586" calcext:value-type="float">
            <text:p>699.586</text:p>
          </table:table-cell>
          <table:table-cell office:value-type="float" office:value="155271.888" calcext:value-type="float">
            <text:p>155271.888</text:p>
          </table:table-cell>
          <table:table-cell office:value-type="float" office:value="-1286.92" calcext:value-type="float">
            <text:p>-1286.92</text:p>
          </table:table-cell>
          <table:table-cell office:value-type="float" office:value="11319.684" calcext:value-type="float">
            <text:p>11319.68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1669.389" calcext:value-type="float">
            <text:p>71669.389</text:p>
          </table:table-cell>
          <table:table-cell office:value-type="float" office:value="155271.888" calcext:value-type="float">
            <text:p>155271.888</text:p>
          </table:table-cell>
          <table:table-cell office:value-type="float" office:value="-132632.519" calcext:value-type="float">
            <text:p>-132632.519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812.348" calcext:value-type="float">
            <text:p>2812.348</text:p>
          </table:table-cell>
          <table:table-cell office:value-type="float" office:value="0" calcext:value-type="float">
            <text:p>0</text:p>
          </table:table-cell>
          <table:table-cell office:value-type="float" office:value="20018.974" calcext:value-type="float">
            <text:p>20018.974</text:p>
          </table:table-cell>
          <table:table-cell office:value-type="float" office:value="4001.149" calcext:value-type="float">
            <text:p>4001.149</text:p>
          </table:table-cell>
          <table:table-cell office:value-type="float" office:value="10848.892" calcext:value-type="float">
            <text:p>10848.892</text:p>
          </table:table-cell>
          <table:table-cell office:value-type="float" office:value="-5224.197" calcext:value-type="float">
            <text:p>-5224.197</text:p>
          </table:table-cell>
          <table:table-cell office:value-type="float" office:value="5839.877" calcext:value-type="float">
            <text:p>5839.877</text:p>
          </table:table-cell>
          <table:table-cell office:value-type="float" office:value="4163.949" calcext:value-type="float">
            <text:p>4163.949</text:p>
          </table:table-cell>
          <table:table-cell office:value-type="float" office:value="7088.077" calcext:value-type="float">
            <text:p>7088.077</text:p>
          </table:table-cell>
          <table:table-cell office:value-type="float" office:value="537.523" calcext:value-type="float">
            <text:p>537.523</text:p>
          </table:table-cell>
          <table:table-cell office:value-type="float" office:value="6919.523" calcext:value-type="float">
            <text:p>6919.523</text:p>
          </table:table-cell>
          <table:table-cell office:value-type="float" office:value="4760.231" calcext:value-type="float">
            <text:p>4760.231</text:p>
          </table:table-cell>
          <table:table-cell office:value-type="float" office:value="6111.086" calcext:value-type="float">
            <text:p>6111.086</text:p>
          </table:table-cell>
          <table:table-cell office:value-type="float" office:value="4317.107" calcext:value-type="float">
            <text:p>4317.107</text:p>
          </table:table-cell>
          <table:table-cell office:value-type="float" office:value="7439.409" calcext:value-type="float">
            <text:p>7439.409</text:p>
          </table:table-cell>
          <table:table-cell office:value-type="float" office:value="571.346" calcext:value-type="float">
            <text:p>571.346</text:p>
          </table:table-cell>
          <table:table-cell office:value-type="float" office:value="7258.668" calcext:value-type="float">
            <text:p>7258.668</text:p>
          </table:table-cell>
          <table:table-cell office:value-type="float" office:value="4963.503" calcext:value-type="float">
            <text:p>4963.503</text:p>
          </table:table-cell>
          <table:table-cell office:value-type="float" office:value="13.06" calcext:value-type="float">
            <text:p>13.0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56.119" calcext:value-type="float">
            <text:p>56.119</text:p>
          </table:table-cell>
          <table:table-cell office:value-type="float" office:value="11360.843" calcext:value-type="float">
            <text:p>11360.843</text:p>
          </table:table-cell>
          <table:table-cell office:value-type="float" office:value="-99.658" calcext:value-type="float">
            <text:p>-99.658</text:p>
          </table:table-cell>
          <table:table-cell office:value-type="float" office:value="965.511" calcext:value-type="float">
            <text:p>965.511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5175.517" calcext:value-type="float">
            <text:p>5175.517</text:p>
          </table:table-cell>
          <table:table-cell office:value-type="float" office:value="11360.843" calcext:value-type="float">
            <text:p>11360.843</text:p>
          </table:table-cell>
          <table:table-cell office:value-type="float" office:value="-9429.822" calcext:value-type="float">
            <text:p>-9429.822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11167.6" calcext:value-type="float">
            <text:p>11167.6</text:p>
          </table:table-cell>
          <table:table-cell office:value-type="float" office:value="0" calcext:value-type="float">
            <text:p>0</text:p>
          </table:table-cell>
          <table:table-cell office:value-type="float" office:value="195681.173" calcext:value-type="float">
            <text:p>195681.173</text:p>
          </table:table-cell>
          <table:table-cell office:value-type="float" office:value="31122.361" calcext:value-type="float">
            <text:p>31122.361</text:p>
          </table:table-cell>
          <table:table-cell office:value-type="float" office:value="73678.702" calcext:value-type="float">
            <text:p>73678.702</text:p>
          </table:table-cell>
          <table:table-cell office:value-type="float" office:value="-51343.502" calcext:value-type="float">
            <text:p>-51343.502</text:p>
          </table:table-cell>
          <table:table-cell office:value-type="float" office:value="5842.983" calcext:value-type="float">
            <text:p>5842.983</text:p>
          </table:table-cell>
          <table:table-cell office:value-type="float" office:value="4137.528" calcext:value-type="float">
            <text:p>4137.528</text:p>
          </table:table-cell>
          <table:table-cell office:value-type="float" office:value="6873.562" calcext:value-type="float">
            <text:p>6873.562</text:p>
          </table:table-cell>
          <table:table-cell office:value-type="float" office:value="515.93" calcext:value-type="float">
            <text:p>515.93</text:p>
          </table:table-cell>
          <table:table-cell office:value-type="float" office:value="6879.259" calcext:value-type="float">
            <text:p>6879.259</text:p>
          </table:table-cell>
          <table:table-cell office:value-type="float" office:value="4806.707" calcext:value-type="float">
            <text:p>4806.707</text:p>
          </table:table-cell>
          <table:table-cell office:value-type="float" office:value="6121.246" calcext:value-type="float">
            <text:p>6121.246</text:p>
          </table:table-cell>
          <table:table-cell office:value-type="float" office:value="4314.629" calcext:value-type="float">
            <text:p>4314.629</text:p>
          </table:table-cell>
          <table:table-cell office:value-type="float" office:value="7174.744" calcext:value-type="float">
            <text:p>7174.744</text:p>
          </table:table-cell>
          <table:table-cell office:value-type="float" office:value="538.883" calcext:value-type="float">
            <text:p>538.883</text:p>
          </table:table-cell>
          <table:table-cell office:value-type="float" office:value="7203.625" calcext:value-type="float">
            <text:p>7203.625</text:p>
          </table:table-cell>
          <table:table-cell office:value-type="float" office:value="5038.867" calcext:value-type="float">
            <text:p>5038.867</text:p>
          </table:table-cell>
          <table:table-cell office:value-type="float" office:value="44.98" calcext:value-type="float">
            <text:p>44.98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52.678" calcext:value-type="float">
            <text:p>152.678</text:p>
          </table:table-cell>
          <table:table-cell office:value-type="float" office:value="27916.159" calcext:value-type="float">
            <text:p>27916.159</text:p>
          </table:table-cell>
          <table:table-cell office:value-type="float" office:value="-261.684" calcext:value-type="float">
            <text:p>-261.684</text:p>
          </table:table-cell>
          <table:table-cell office:value-type="float" office:value="2922.054" calcext:value-type="float">
            <text:p>2922.054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12443.799" calcext:value-type="float">
            <text:p>12443.799</text:p>
          </table:table-cell>
          <table:table-cell office:value-type="float" office:value="27916.159" calcext:value-type="float">
            <text:p>27916.159</text:p>
          </table:table-cell>
          <table:table-cell office:value-type="float" office:value="-22072.052" calcext:value-type="float">
            <text:p>-22072.052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office:value-type="string" calcext:value-type="string">
            <text:p>PATHWAYS GENERATED UNDER a J1.1 POLICY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J1 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097.635" calcext:value-type="float">
            <text:p>4097.635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421.167" calcext:value-type="float">
            <text:p>7421.167</text:p>
          </table:table-cell>
          <table:table-cell office:value-type="float" office:value="1507.48" calcext:value-type="float">
            <text:p>1507.48</text:p>
          </table:table-cell>
          <table:table-cell office:value-type="float" office:value="7125.497" calcext:value-type="float">
            <text:p>7125.497</text:p>
          </table:table-cell>
          <table:table-cell office:value-type="float" office:value="1069.773" calcext:value-type="float">
            <text:p>1069.773</text:p>
          </table:table-cell>
          <table:table-cell office:value-type="float" office:value="4272.846" calcext:value-type="float">
            <text:p>4272.846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782.706" calcext:value-type="float">
            <text:p>7782.706</text:p>
          </table:table-cell>
          <table:table-cell office:value-type="float" office:value="1595.406" calcext:value-type="float">
            <text:p>1595.406</text:p>
          </table:table-cell>
          <table:table-cell office:value-type="float" office:value="7477.313" calcext:value-type="float">
            <text:p>7477.313</text:p>
          </table:table-cell>
          <table:table-cell office:value-type="float" office:value="1068.379" calcext:value-type="float">
            <text:p>1068.379</text:p>
          </table:table-cell>
          <table:table-cell office:value-type="float" office:value="5.24" calcext:value-type="float">
            <text:p>5.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6.52" calcext:value-type="float">
            <text:p>16.52</text:p>
          </table:table-cell>
          <table:table-cell office:value-type="float" office:value="114.958" calcext:value-type="float">
            <text:p>114.958</text:p>
          </table:table-cell>
          <table:table-cell office:value-type="float" office:value="-27.941" calcext:value-type="float">
            <text:p>-27.941</text:p>
          </table:table-cell>
          <table:table-cell office:value-type="float" office:value="13.877" calcext:value-type="float">
            <text:p>13.87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0.325" calcext:value-type="float">
            <text:p>50.325</text:p>
          </table:table-cell>
          <table:table-cell office:value-type="float" office:value="114.958" calcext:value-type="float">
            <text:p>114.958</text:p>
          </table:table-cell>
          <table:table-cell office:value-type="float" office:value="-87.204" calcext:value-type="float">
            <text:p>-87.20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89.211" calcext:value-type="float">
            <text:p>4189.211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46.847" calcext:value-type="float">
            <text:p>7246.847</text:p>
          </table:table-cell>
          <table:table-cell office:value-type="float" office:value="1452.141" calcext:value-type="float">
            <text:p>1452.141</text:p>
          </table:table-cell>
          <table:table-cell office:value-type="float" office:value="7105.921" calcext:value-type="float">
            <text:p>7105.921</text:p>
          </table:table-cell>
          <table:table-cell office:value-type="float" office:value="1272.5" calcext:value-type="float">
            <text:p>1272.5</text:p>
          </table:table-cell>
          <table:table-cell office:value-type="float" office:value="4371.032" calcext:value-type="float">
            <text:p>4371.032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539.749" calcext:value-type="float">
            <text:p>1539.749</text:p>
          </table:table-cell>
          <table:table-cell office:value-type="float" office:value="7463.709" calcext:value-type="float">
            <text:p>7463.709</text:p>
          </table:table-cell>
          <table:table-cell office:value-type="float" office:value="1278.355" calcext:value-type="float">
            <text:p>1278.355</text:p>
          </table:table-cell>
          <table:table-cell office:value-type="float" office:value="5.46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87.156" calcext:value-type="float">
            <text:p>87.156</text:p>
          </table:table-cell>
          <table:table-cell office:value-type="float" office:value="-24.669" calcext:value-type="float">
            <text:p>-24.669</text:p>
          </table:table-cell>
          <table:table-cell office:value-type="float" office:value="8.508" calcext:value-type="float">
            <text:p>8.50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9.157" calcext:value-type="float">
            <text:p>39.157</text:p>
          </table:table-cell>
          <table:table-cell office:value-type="float" office:value="87.156" calcext:value-type="float">
            <text:p>87.156</text:p>
          </table:table-cell>
          <table:table-cell office:value-type="float" office:value="-70.14" calcext:value-type="float">
            <text:p>-70.1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86.273" calcext:value-type="float">
            <text:p>4186.273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6970.929" calcext:value-type="float">
            <text:p>6970.929</text:p>
          </table:table-cell>
          <table:table-cell office:value-type="float" office:value="1377.019" calcext:value-type="float">
            <text:p>1377.019</text:p>
          </table:table-cell>
          <table:table-cell office:value-type="float" office:value="6952.097" calcext:value-type="float">
            <text:p>6952.097</text:p>
          </table:table-cell>
          <table:table-cell office:value-type="float" office:value="1420.449" calcext:value-type="float">
            <text:p>1420.449</text:p>
          </table:table-cell>
          <table:table-cell office:value-type="float" office:value="4371.947" calcext:value-type="float">
            <text:p>4371.947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309.951" calcext:value-type="float">
            <text:p>7309.951</text:p>
          </table:table-cell>
          <table:table-cell office:value-type="float" office:value="1451.15" calcext:value-type="float">
            <text:p>1451.15</text:p>
          </table:table-cell>
          <table:table-cell office:value-type="float" office:value="7286.667" calcext:value-type="float">
            <text:p>7286.667</text:p>
          </table:table-cell>
          <table:table-cell office:value-type="float" office:value="1457.227" calcext:value-type="float">
            <text:p>1457.227</text:p>
          </table:table-cell>
          <table:table-cell office:value-type="float" office:value="8.62" calcext:value-type="float">
            <text:p>8.6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9.013" calcext:value-type="float">
            <text:p>19.013</text:p>
          </table:table-cell>
          <table:table-cell office:value-type="float" office:value="186.902" calcext:value-type="float">
            <text:p>186.902</text:p>
          </table:table-cell>
          <table:table-cell office:value-type="float" office:value="-29.568" calcext:value-type="float">
            <text:p>-29.568</text:p>
          </table:table-cell>
          <table:table-cell office:value-type="float" office:value="28.245" calcext:value-type="float">
            <text:p>28.24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8.991" calcext:value-type="float">
            <text:p>78.991</text:p>
          </table:table-cell>
          <table:table-cell office:value-type="float" office:value="186.902" calcext:value-type="float">
            <text:p>186.902</text:p>
          </table:table-cell>
          <table:table-cell office:value-type="float" office:value="-130.412" calcext:value-type="float">
            <text:p>-130.41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79.603" calcext:value-type="float">
            <text:p>4179.603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859.184" calcext:value-type="float">
            <text:p>6859.184</text:p>
          </table:table-cell>
          <table:table-cell office:value-type="float" office:value="1319.979" calcext:value-type="float">
            <text:p>1319.979</text:p>
          </table:table-cell>
          <table:table-cell office:value-type="float" office:value="6830.858" calcext:value-type="float">
            <text:p>6830.858</text:p>
          </table:table-cell>
          <table:table-cell office:value-type="float" office:value="1528.348" calcext:value-type="float">
            <text:p>1528.348</text:p>
          </table:table-cell>
          <table:table-cell office:value-type="float" office:value="4363.072" calcext:value-type="float">
            <text:p>4363.072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207.591" calcext:value-type="float">
            <text:p>7207.591</text:p>
          </table:table-cell>
          <table:table-cell office:value-type="float" office:value="1392.826" calcext:value-type="float">
            <text:p>1392.826</text:p>
          </table:table-cell>
          <table:table-cell office:value-type="float" office:value="7160.646" calcext:value-type="float">
            <text:p>7160.646</text:p>
          </table:table-cell>
          <table:table-cell office:value-type="float" office:value="1565.498" calcext:value-type="float">
            <text:p>1565.498</text:p>
          </table:table-cell>
          <table:table-cell office:value-type="float" office:value="10.86" calcext:value-type="float">
            <text:p>10.8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3.104" calcext:value-type="float">
            <text:p>23.104</text:p>
          </table:table-cell>
          <table:table-cell office:value-type="float" office:value="232.672" calcext:value-type="float">
            <text:p>232.672</text:p>
          </table:table-cell>
          <table:table-cell office:value-type="float" office:value="-35.546" calcext:value-type="float">
            <text:p>-35.546</text:p>
          </table:table-cell>
          <table:table-cell office:value-type="float" office:value="34.493" calcext:value-type="float">
            <text:p>34.49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8.667" calcext:value-type="float">
            <text:p>98.667</text:p>
          </table:table-cell>
          <table:table-cell office:value-type="float" office:value="232.672" calcext:value-type="float">
            <text:p>232.672</text:p>
          </table:table-cell>
          <table:table-cell office:value-type="float" office:value="-163.687" calcext:value-type="float">
            <text:p>-163.68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74.637" calcext:value-type="float">
            <text:p>4174.637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693.631" calcext:value-type="float">
            <text:p>6693.631</text:p>
          </table:table-cell>
          <table:table-cell office:value-type="float" office:value="1285.87" calcext:value-type="float">
            <text:p>1285.87</text:p>
          </table:table-cell>
          <table:table-cell office:value-type="float" office:value="6757.383" calcext:value-type="float">
            <text:p>6757.383</text:p>
          </table:table-cell>
          <table:table-cell office:value-type="float" office:value="1591.89" calcext:value-type="float">
            <text:p>1591.89</text:p>
          </table:table-cell>
          <table:table-cell office:value-type="float" office:value="4357.86" calcext:value-type="float">
            <text:p>4357.86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009.998" calcext:value-type="float">
            <text:p>7009.998</text:p>
          </table:table-cell>
          <table:table-cell office:value-type="float" office:value="1354.723" calcext:value-type="float">
            <text:p>1354.723</text:p>
          </table:table-cell>
          <table:table-cell office:value-type="float" office:value="7078.901" calcext:value-type="float">
            <text:p>7078.901</text:p>
          </table:table-cell>
          <table:table-cell office:value-type="float" office:value="1636.818" calcext:value-type="float">
            <text:p>1636.818</text:p>
          </table:table-cell>
          <table:table-cell office:value-type="float" office:value="8.56" calcext:value-type="float">
            <text:p>8.56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7.243" calcext:value-type="float">
            <text:p>27.243</text:p>
          </table:table-cell>
          <table:table-cell office:value-type="float" office:value="252.123" calcext:value-type="float">
            <text:p>252.123</text:p>
          </table:table-cell>
          <table:table-cell office:value-type="float" office:value="-46.159" calcext:value-type="float">
            <text:p>-46.159</text:p>
          </table:table-cell>
          <table:table-cell office:value-type="float" office:value="32.041" calcext:value-type="float">
            <text:p>32.04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09.572" calcext:value-type="float">
            <text:p>109.572</text:p>
          </table:table-cell>
          <table:table-cell office:value-type="float" office:value="252.123" calcext:value-type="float">
            <text:p>252.123</text:p>
          </table:table-cell>
          <table:table-cell office:value-type="float" office:value="-188.041" calcext:value-type="float">
            <text:p>-188.04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57.102" calcext:value-type="float">
            <text:p>4157.102</text:p>
          </table:table-cell>
          <table:table-cell office:value-type="float" office:value="1815.147" calcext:value-type="float">
            <text:p>1815.147</text:p>
          </table:table-cell>
          <table:table-cell office:value-type="float" office:value="6762.679" calcext:value-type="float">
            <text:p>6762.679</text:p>
          </table:table-cell>
          <table:table-cell office:value-type="float" office:value="1264.04" calcext:value-type="float">
            <text:p>1264.04</text:p>
          </table:table-cell>
          <table:table-cell office:value-type="float" office:value="6696.001" calcext:value-type="float">
            <text:p>6696.001</text:p>
          </table:table-cell>
          <table:table-cell office:value-type="float" office:value="1618.204" calcext:value-type="float">
            <text:p>1618.204</text:p>
          </table:table-cell>
          <table:table-cell office:value-type="float" office:value="4332.523" calcext:value-type="float">
            <text:p>4332.523</text:p>
          </table:table-cell>
          <table:table-cell office:value-type="float" office:value="1899.494" calcext:value-type="float">
            <text:p>1899.494</text:p>
          </table:table-cell>
          <table:table-cell office:value-type="float" office:value="7085.892" calcext:value-type="float">
            <text:p>7085.892</text:p>
          </table:table-cell>
          <table:table-cell office:value-type="float" office:value="1336.392" calcext:value-type="float">
            <text:p>1336.392</text:p>
          </table:table-cell>
          <table:table-cell office:value-type="float" office:value="7016.745" calcext:value-type="float">
            <text:p>7016.745</text:p>
          </table:table-cell>
          <table:table-cell office:value-type="float" office:value="1648.301" calcext:value-type="float">
            <text:p>1648.301</text:p>
          </table:table-cell>
          <table:table-cell office:value-type="float" office:value="8.86" calcext:value-type="float">
            <text:p>8.8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6.909" calcext:value-type="float">
            <text:p>26.909</text:p>
          </table:table-cell>
          <table:table-cell office:value-type="float" office:value="258.371" calcext:value-type="float">
            <text:p>258.371</text:p>
          </table:table-cell>
          <table:table-cell office:value-type="float" office:value="-45.188" calcext:value-type="float">
            <text:p>-45.188</text:p>
          </table:table-cell>
          <table:table-cell office:value-type="float" office:value="32.685" calcext:value-type="float">
            <text:p>32.68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12.362" calcext:value-type="float">
            <text:p>112.362</text:p>
          </table:table-cell>
          <table:table-cell office:value-type="float" office:value="258.371" calcext:value-type="float">
            <text:p>258.371</text:p>
          </table:table-cell>
          <table:table-cell office:value-type="float" office:value="-193.001" calcext:value-type="float">
            <text:p>-193.00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82.673" calcext:value-type="float">
            <text:p>4182.673</text:p>
          </table:table-cell>
          <table:table-cell office:value-type="float" office:value="1798.76" calcext:value-type="float">
            <text:p>1798.76</text:p>
          </table:table-cell>
          <table:table-cell office:value-type="float" office:value="6754.736" calcext:value-type="float">
            <text:p>6754.736</text:p>
          </table:table-cell>
          <table:table-cell office:value-type="float" office:value="1288.169" calcext:value-type="float">
            <text:p>1288.169</text:p>
          </table:table-cell>
          <table:table-cell office:value-type="float" office:value="6770.037" calcext:value-type="float">
            <text:p>6770.037</text:p>
          </table:table-cell>
          <table:table-cell office:value-type="float" office:value="1595.309" calcext:value-type="float">
            <text:p>1595.309</text:p>
          </table:table-cell>
          <table:table-cell office:value-type="float" office:value="4364.593" calcext:value-type="float">
            <text:p>4364.593</text:p>
          </table:table-cell>
          <table:table-cell office:value-type="float" office:value="1889.156" calcext:value-type="float">
            <text:p>1889.156</text:p>
          </table:table-cell>
          <table:table-cell office:value-type="float" office:value="7049.846" calcext:value-type="float">
            <text:p>7049.846</text:p>
          </table:table-cell>
          <table:table-cell office:value-type="float" office:value="1354.318" calcext:value-type="float">
            <text:p>1354.318</text:p>
          </table:table-cell>
          <table:table-cell office:value-type="float" office:value="7084.821" calcext:value-type="float">
            <text:p>7084.821</text:p>
          </table:table-cell>
          <table:table-cell office:value-type="float" office:value="1644.366" calcext:value-type="float">
            <text:p>1644.366</text:p>
          </table:table-cell>
          <table:table-cell office:value-type="float" office:value="52.82" calcext:value-type="float">
            <text:p>52.82</text:p>
          </table:table-cell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294.66" calcext:value-type="float">
            <text:p>294.66</text:p>
          </table:table-cell>
          <table:table-cell office:value-type="float" office:value="3310.503" calcext:value-type="float">
            <text:p>3310.503</text:p>
          </table:table-cell>
          <table:table-cell office:value-type="float" office:value="-539.023" calcext:value-type="float">
            <text:p>-539.023</text:p>
          </table:table-cell>
          <table:table-cell office:value-type="float" office:value="286.224" calcext:value-type="float">
            <text:p>286.224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office:value-type="float" office:value="1505.696" calcext:value-type="float">
            <text:p>1505.696</text:p>
          </table:table-cell>
          <table:table-cell office:value-type="float" office:value="3310.503" calcext:value-type="float">
            <text:p>3310.503</text:p>
          </table:table-cell>
          <table:table-cell office:value-type="float" office:value="-2738.055" calcext:value-type="float">
            <text:p>-2738.05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92.197" calcext:value-type="float">
            <text:p>4192.197</text:p>
          </table:table-cell>
          <table:table-cell office:value-type="float" office:value="1835.477" calcext:value-type="float">
            <text:p>1835.477</text:p>
          </table:table-cell>
          <table:table-cell office:value-type="float" office:value="6742.84" calcext:value-type="float">
            <text:p>6742.84</text:p>
          </table:table-cell>
          <table:table-cell office:value-type="float" office:value="1271.429" calcext:value-type="float">
            <text:p>1271.429</text:p>
          </table:table-cell>
          <table:table-cell office:value-type="float" office:value="6745.937" calcext:value-type="float">
            <text:p>6745.937</text:p>
          </table:table-cell>
          <table:table-cell office:value-type="float" office:value="1638.456" calcext:value-type="float">
            <text:p>1638.456</text:p>
          </table:table-cell>
          <table:table-cell office:value-type="float" office:value="4376.251" calcext:value-type="float">
            <text:p>4376.251</text:p>
          </table:table-cell>
          <table:table-cell office:value-type="float" office:value="1889.253" calcext:value-type="float">
            <text:p>1889.253</text:p>
          </table:table-cell>
          <table:table-cell office:value-type="float" office:value="7046.253" calcext:value-type="float">
            <text:p>7046.253</text:p>
          </table:table-cell>
          <table:table-cell office:value-type="float" office:value="1342.417" calcext:value-type="float">
            <text:p>1342.417</text:p>
          </table:table-cell>
          <table:table-cell office:value-type="float" office:value="7072.575" calcext:value-type="float">
            <text:p>7072.575</text:p>
          </table:table-cell>
          <table:table-cell office:value-type="float" office:value="1679.927" calcext:value-type="float">
            <text:p>1679.927</text:p>
          </table:table-cell>
          <table:table-cell office:value-type="float" office:value="30.4" calcext:value-type="float">
            <text:p>30.4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102.941" calcext:value-type="float">
            <text:p>102.941</text:p>
          </table:table-cell>
          <table:table-cell office:value-type="float" office:value="2528.389" calcext:value-type="float">
            <text:p>2528.389</text:p>
          </table:table-cell>
          <table:table-cell office:value-type="float" office:value="-176.362" calcext:value-type="float">
            <text:p>-176.362</text:p>
          </table:table-cell>
          <table:table-cell office:value-type="float" office:value="265.125" calcext:value-type="float">
            <text:p>265.125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1126.81" calcext:value-type="float">
            <text:p>1126.81</text:p>
          </table:table-cell>
          <table:table-cell office:value-type="float" office:value="2528.389" calcext:value-type="float">
            <text:p>2528.389</text:p>
          </table:table-cell>
          <table:table-cell office:value-type="float" office:value="-1998.139" calcext:value-type="float">
            <text:p>-1998.13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97.439" calcext:value-type="float">
            <text:p>4197.439</text:p>
          </table:table-cell>
          <table:table-cell office:value-type="float" office:value="1873.539" calcext:value-type="float">
            <text:p>1873.539</text:p>
          </table:table-cell>
          <table:table-cell office:value-type="float" office:value="6763.463" calcext:value-type="float">
            <text:p>6763.463</text:p>
          </table:table-cell>
          <table:table-cell office:value-type="float" office:value="1263.247" calcext:value-type="float">
            <text:p>1263.247</text:p>
          </table:table-cell>
          <table:table-cell office:value-type="float" office:value="6734.746" calcext:value-type="float">
            <text:p>6734.746</text:p>
          </table:table-cell>
          <table:table-cell office:value-type="float" office:value="1660.133" calcext:value-type="float">
            <text:p>1660.133</text:p>
          </table:table-cell>
          <table:table-cell office:value-type="float" office:value="4374.605" calcext:value-type="float">
            <text:p>4374.605</text:p>
          </table:table-cell>
          <table:table-cell office:value-type="float" office:value="1919.727" calcext:value-type="float">
            <text:p>1919.727</text:p>
          </table:table-cell>
          <table:table-cell office:value-type="float" office:value="7084.712" calcext:value-type="float">
            <text:p>7084.712</text:p>
          </table:table-cell>
          <table:table-cell office:value-type="float" office:value="1334.302" calcext:value-type="float">
            <text:p>1334.302</text:p>
          </table:table-cell>
          <table:table-cell office:value-type="float" office:value="7054.631" calcext:value-type="float">
            <text:p>7054.631</text:p>
          </table:table-cell>
          <table:table-cell office:value-type="float" office:value="1694.58" calcext:value-type="float">
            <text:p>1694.58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6.02" calcext:value-type="float">
            <text:p>46.02</text:p>
          </table:table-cell>
          <table:table-cell office:value-type="float" office:value="927.021" calcext:value-type="float">
            <text:p>927.021</text:p>
          </table:table-cell>
          <table:table-cell office:value-type="float" office:value="-71.634" calcext:value-type="float">
            <text:p>-71.634</text:p>
          </table:table-cell>
          <table:table-cell office:value-type="float" office:value="146.576" calcext:value-type="float">
            <text:p>146.576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88.56" calcext:value-type="float">
            <text:p>388.56</text:p>
          </table:table-cell>
          <table:table-cell office:value-type="float" office:value="927.021" calcext:value-type="float">
            <text:p>927.021</text:p>
          </table:table-cell>
          <table:table-cell office:value-type="float" office:value="-633.869" calcext:value-type="float">
            <text:p>-633.86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17.241" calcext:value-type="float">
            <text:p>4217.241</text:p>
          </table:table-cell>
          <table:table-cell office:value-type="float" office:value="1853.75" calcext:value-type="float">
            <text:p>1853.75</text:p>
          </table:table-cell>
          <table:table-cell office:value-type="float" office:value="6764.968" calcext:value-type="float">
            <text:p>6764.968</text:p>
          </table:table-cell>
          <table:table-cell office:value-type="float" office:value="1251.064" calcext:value-type="float">
            <text:p>1251.064</text:p>
          </table:table-cell>
          <table:table-cell office:value-type="float" office:value="6730.077" calcext:value-type="float">
            <text:p>6730.077</text:p>
          </table:table-cell>
          <table:table-cell office:value-type="float" office:value="1704.406" calcext:value-type="float">
            <text:p>1704.406</text:p>
          </table:table-cell>
          <table:table-cell office:value-type="float" office:value="4401.93" calcext:value-type="float">
            <text:p>4401.93</text:p>
          </table:table-cell>
          <table:table-cell office:value-type="float" office:value="1904.248" calcext:value-type="float">
            <text:p>1904.248</text:p>
          </table:table-cell>
          <table:table-cell office:value-type="float" office:value="7076.115" calcext:value-type="float">
            <text:p>7076.115</text:p>
          </table:table-cell>
          <table:table-cell office:value-type="float" office:value="1317.905" calcext:value-type="float">
            <text:p>1317.905</text:p>
          </table:table-cell>
          <table:table-cell office:value-type="float" office:value="7049.02" calcext:value-type="float">
            <text:p>7049.02</text:p>
          </table:table-cell>
          <table:table-cell office:value-type="float" office:value="1754.84" calcext:value-type="float">
            <text:p>1754.84</text:p>
          </table:table-cell>
          <table:table-cell office:value-type="float" office:value="38.38" calcext:value-type="float">
            <text:p>38.38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120.968" calcext:value-type="float">
            <text:p>120.968</text:p>
          </table:table-cell>
          <table:table-cell office:value-type="float" office:value="2540.195" calcext:value-type="float">
            <text:p>2540.195</text:p>
          </table:table-cell>
          <table:table-cell office:value-type="float" office:value="-204.592" calcext:value-type="float">
            <text:p>-204.592</text:p>
          </table:table-cell>
          <table:table-cell office:value-type="float" office:value="382.202" calcext:value-type="float">
            <text:p>382.202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1074.399" calcext:value-type="float">
            <text:p>1074.399</text:p>
          </table:table-cell>
          <table:table-cell office:value-type="float" office:value="2540.195" calcext:value-type="float">
            <text:p>2540.195</text:p>
          </table:table-cell>
          <table:table-cell office:value-type="float" office:value="-1775.792" calcext:value-type="float">
            <text:p>-1775.79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34.418" calcext:value-type="float">
            <text:p>4234.418</text:p>
          </table:table-cell>
          <table:table-cell office:value-type="float" office:value="1888.321" calcext:value-type="float">
            <text:p>1888.321</text:p>
          </table:table-cell>
          <table:table-cell office:value-type="float" office:value="6764.018" calcext:value-type="float">
            <text:p>6764.018</text:p>
          </table:table-cell>
          <table:table-cell office:value-type="float" office:value="1234.568" calcext:value-type="float">
            <text:p>1234.568</text:p>
          </table:table-cell>
          <table:table-cell office:value-type="float" office:value="6714.122" calcext:value-type="float">
            <text:p>6714.122</text:p>
          </table:table-cell>
          <table:table-cell office:value-type="float" office:value="1754.715" calcext:value-type="float">
            <text:p>1754.715</text:p>
          </table:table-cell>
          <table:table-cell office:value-type="float" office:value="4418.613" calcext:value-type="float">
            <text:p>4418.613</text:p>
          </table:table-cell>
          <table:table-cell office:value-type="float" office:value="1878.265" calcext:value-type="float">
            <text:p>1878.265</text:p>
          </table:table-cell>
          <table:table-cell office:value-type="float" office:value="7094.453" calcext:value-type="float">
            <text:p>7094.453</text:p>
          </table:table-cell>
          <table:table-cell office:value-type="float" office:value="1303.872" calcext:value-type="float">
            <text:p>1303.872</text:p>
          </table:table-cell>
          <table:table-cell office:value-type="float" office:value="7037.518" calcext:value-type="float">
            <text:p>7037.518</text:p>
          </table:table-cell>
          <table:table-cell office:value-type="float" office:value="1799.709" calcext:value-type="float">
            <text:p>1799.709</text:p>
          </table:table-cell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9.32" calcext:value-type="float">
            <text:p>19.32</text:p>
          </table:table-cell>
          <table:table-cell office:value-type="float" office:value="829.42" calcext:value-type="float">
            <text:p>829.42</text:p>
          </table:table-cell>
          <table:table-cell office:value-type="float" office:value="-28.406" calcext:value-type="float">
            <text:p>-28.406</text:p>
          </table:table-cell>
          <table:table-cell office:value-type="float" office:value="132.308" calcext:value-type="float">
            <text:p>132.30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47.071" calcext:value-type="float">
            <text:p>347.071</text:p>
          </table:table-cell>
          <table:table-cell office:value-type="float" office:value="829.42" calcext:value-type="float">
            <text:p>829.42</text:p>
          </table:table-cell>
          <table:table-cell office:value-type="float" office:value="-564.805" calcext:value-type="float">
            <text:p>-564.80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47.942" calcext:value-type="float">
            <text:p>4247.942</text:p>
          </table:table-cell>
          <table:table-cell office:value-type="float" office:value="1822.417" calcext:value-type="float">
            <text:p>1822.417</text:p>
          </table:table-cell>
          <table:table-cell office:value-type="float" office:value="6721.597" calcext:value-type="float">
            <text:p>6721.597</text:p>
          </table:table-cell>
          <table:table-cell office:value-type="float" office:value="1210.859" calcext:value-type="float">
            <text:p>1210.859</text:p>
          </table:table-cell>
          <table:table-cell office:value-type="float" office:value="6680.023" calcext:value-type="float">
            <text:p>6680.023</text:p>
          </table:table-cell>
          <table:table-cell office:value-type="float" office:value="1815.861" calcext:value-type="float">
            <text:p>1815.861</text:p>
          </table:table-cell>
          <table:table-cell office:value-type="float" office:value="4428.682" calcext:value-type="float">
            <text:p>4428.682</text:p>
          </table:table-cell>
          <table:table-cell office:value-type="float" office:value="1860.249" calcext:value-type="float">
            <text:p>1860.249</text:p>
          </table:table-cell>
          <table:table-cell office:value-type="float" office:value="7056.634" calcext:value-type="float">
            <text:p>7056.634</text:p>
          </table:table-cell>
          <table:table-cell office:value-type="float" office:value="1278.407" calcext:value-type="float">
            <text:p>1278.407</text:p>
          </table:table-cell>
          <table:table-cell office:value-type="float" office:value="6996.438" calcext:value-type="float">
            <text:p>6996.438</text:p>
          </table:table-cell>
          <table:table-cell office:value-type="float" office:value="1860.925" calcext:value-type="float">
            <text:p>1860.925</text:p>
          </table:table-cell>
          <table:table-cell office:value-type="float" office:value="44.72" calcext:value-type="float">
            <text:p>44.72</text:p>
          </table:table-cell>
          <table:table-cell office:value-type="float" office:value="1" calcext:value-type="float">
            <text:p>1</text:p>
          </table:table-cell>
          <table:table-cell office:value-type="float" office:value="1153" calcext:value-type="float">
            <text:p>1153</text:p>
          </table:table-cell>
          <table:table-cell office:value-type="float" office:value="169.176" calcext:value-type="float">
            <text:p>169.176</text:p>
          </table:table-cell>
          <table:table-cell office:value-type="float" office:value="6172.224" calcext:value-type="float">
            <text:p>6172.224</text:p>
          </table:table-cell>
          <table:table-cell office:value-type="float" office:value="-295.08" calcext:value-type="float">
            <text:p>-295.08</text:p>
          </table:table-cell>
          <table:table-cell office:value-type="float" office:value="668.34" calcext:value-type="float">
            <text:p>668.34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2740.215" calcext:value-type="float">
            <text:p>2740.215</text:p>
          </table:table-cell>
          <table:table-cell office:value-type="float" office:value="6172.224" calcext:value-type="float">
            <text:p>6172.224</text:p>
          </table:table-cell>
          <table:table-cell office:value-type="float" office:value="-4835.544" calcext:value-type="float">
            <text:p>-4835.54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59.394" calcext:value-type="float">
            <text:p>4259.394</text:p>
          </table:table-cell>
          <table:table-cell office:value-type="float" office:value="1952.562" calcext:value-type="float">
            <text:p>1952.562</text:p>
          </table:table-cell>
          <table:table-cell office:value-type="float" office:value="6715.279" calcext:value-type="float">
            <text:p>6715.279</text:p>
          </table:table-cell>
          <table:table-cell office:value-type="float" office:value="1199.423" calcext:value-type="float">
            <text:p>1199.423</text:p>
          </table:table-cell>
          <table:table-cell office:value-type="float" office:value="6668.507" calcext:value-type="float">
            <text:p>6668.507</text:p>
          </table:table-cell>
          <table:table-cell office:value-type="float" office:value="1850.282" calcext:value-type="float">
            <text:p>1850.282</text:p>
          </table:table-cell>
          <table:table-cell office:value-type="float" office:value="4449.28" calcext:value-type="float">
            <text:p>4449.28</text:p>
          </table:table-cell>
          <table:table-cell office:value-type="float" office:value="2032.826" calcext:value-type="float">
            <text:p>2032.826</text:p>
          </table:table-cell>
          <table:table-cell office:value-type="float" office:value="7035.098" calcext:value-type="float">
            <text:p>7035.098</text:p>
          </table:table-cell>
          <table:table-cell office:value-type="float" office:value="1263.633" calcext:value-type="float">
            <text:p>1263.633</text:p>
          </table:table-cell>
          <table:table-cell office:value-type="float" office:value="6987.362" calcext:value-type="float">
            <text:p>6987.362</text:p>
          </table:table-cell>
          <table:table-cell office:value-type="float" office:value="1911.199" calcext:value-type="float">
            <text:p>1911.199</text:p>
          </table:table-cell>
          <table:table-cell office:value-type="float" office:value="45.6" calcext:value-type="float">
            <text:p>45.6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134.894" calcext:value-type="float">
            <text:p>134.894</text:p>
          </table:table-cell>
          <table:table-cell office:value-type="float" office:value="5389.759" calcext:value-type="float">
            <text:p>5389.759</text:p>
          </table:table-cell>
          <table:table-cell office:value-type="float" office:value="-225.342" calcext:value-type="float">
            <text:p>-225.342</text:p>
          </table:table-cell>
          <table:table-cell office:value-type="float" office:value="725.933" calcext:value-type="float">
            <text:p>725.933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2321.976" calcext:value-type="float">
            <text:p>2321.976</text:p>
          </table:table-cell>
          <table:table-cell office:value-type="float" office:value="5389.759" calcext:value-type="float">
            <text:p>5389.759</text:p>
          </table:table-cell>
          <table:table-cell office:value-type="float" office:value="-3937.893" calcext:value-type="float">
            <text:p>-3937.89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54.702" calcext:value-type="float">
            <text:p>4254.702</text:p>
          </table:table-cell>
          <table:table-cell office:value-type="float" office:value="1996.702" calcext:value-type="float">
            <text:p>1996.702</text:p>
          </table:table-cell>
          <table:table-cell office:value-type="float" office:value="6688.075" calcext:value-type="float">
            <text:p>6688.075</text:p>
          </table:table-cell>
          <table:table-cell office:value-type="float" office:value="1182.973" calcext:value-type="float">
            <text:p>1182.973</text:p>
          </table:table-cell>
          <table:table-cell office:value-type="float" office:value="6630.774" calcext:value-type="float">
            <text:p>6630.774</text:p>
          </table:table-cell>
          <table:table-cell office:value-type="float" office:value="1878.63" calcext:value-type="float">
            <text:p>1878.63</text:p>
          </table:table-cell>
          <table:table-cell office:value-type="float" office:value="4435.441" calcext:value-type="float">
            <text:p>4435.441</text:p>
          </table:table-cell>
          <table:table-cell office:value-type="float" office:value="2003.249" calcext:value-type="float">
            <text:p>2003.249</text:p>
          </table:table-cell>
          <table:table-cell office:value-type="float" office:value="6988.028" calcext:value-type="float">
            <text:p>6988.028</text:p>
          </table:table-cell>
          <table:table-cell office:value-type="float" office:value="1247.761" calcext:value-type="float">
            <text:p>1247.761</text:p>
          </table:table-cell>
          <table:table-cell office:value-type="float" office:value="6941.643" calcext:value-type="float">
            <text:p>6941.643</text:p>
          </table:table-cell>
          <table:table-cell office:value-type="float" office:value="1929.238" calcext:value-type="float">
            <text:p>1929.238</text:p>
          </table:table-cell>
          <table:table-cell office:value-type="float" office:value="15.24" calcext:value-type="float">
            <text:p>15.24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46.688" calcext:value-type="float">
            <text:p>46.688</text:p>
          </table:table-cell>
          <table:table-cell office:value-type="float" office:value="1636.46" calcext:value-type="float">
            <text:p>1636.46</text:p>
          </table:table-cell>
          <table:table-cell office:value-type="float" office:value="-78.535" calcext:value-type="float">
            <text:p>-78.535</text:p>
          </table:table-cell>
          <table:table-cell office:value-type="float" office:value="222.421" calcext:value-type="float">
            <text:p>222.421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704.007" calcext:value-type="float">
            <text:p>704.007</text:p>
          </table:table-cell>
          <table:table-cell office:value-type="float" office:value="1636.46" calcext:value-type="float">
            <text:p>1636.46</text:p>
          </table:table-cell>
          <table:table-cell office:value-type="float" office:value="-1191.618" calcext:value-type="float">
            <text:p>-1191.61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76.266" calcext:value-type="float">
            <text:p>76.266</text:p>
          </table:table-cell>
          <table:table-cell office:value-type="float" office:value="0" calcext:value-type="float">
            <text:p>0</text:p>
          </table:table-cell>
          <table:table-cell office:value-type="float" office:value="3813.308" calcext:value-type="float">
            <text:p>3813.308</text:p>
          </table:table-cell>
          <table:table-cell office:value-type="float" office:value="533.863" calcext:value-type="float">
            <text:p>533.863</text:p>
          </table:table-cell>
          <table:table-cell office:value-type="float" office:value="1148.562" calcext:value-type="float">
            <text:p>1148.562</text:p>
          </table:table-cell>
          <table:table-cell office:value-type="float" office:value="-996.03" calcext:value-type="float">
            <text:p>-996.03</text:p>
          </table:table-cell>
          <table:table-cell office:value-type="float" office:value="4269.416" calcext:value-type="float">
            <text:p>4269.416</text:p>
          </table:table-cell>
          <table:table-cell office:value-type="float" office:value="1950.132" calcext:value-type="float">
            <text:p>1950.132</text:p>
          </table:table-cell>
          <table:table-cell office:value-type="float" office:value="6966.186" calcext:value-type="float">
            <text:p>6966.186</text:p>
          </table:table-cell>
          <table:table-cell office:value-type="float" office:value="1195.216" calcext:value-type="float">
            <text:p>1195.216</text:p>
          </table:table-cell>
          <table:table-cell office:value-type="float" office:value="6670.079" calcext:value-type="float">
            <text:p>6670.079</text:p>
          </table:table-cell>
          <table:table-cell office:value-type="float" office:value="1868.753" calcext:value-type="float">
            <text:p>1868.753</text:p>
          </table:table-cell>
          <table:table-cell office:value-type="float" office:value="4456.821" calcext:value-type="float">
            <text:p>4456.821</text:p>
          </table:table-cell>
          <table:table-cell office:value-type="float" office:value="2003.207" calcext:value-type="float">
            <text:p>2003.207</text:p>
          </table:table-cell>
          <table:table-cell office:value-type="float" office:value="7280.603" calcext:value-type="float">
            <text:p>7280.603</text:p>
          </table:table-cell>
          <table:table-cell office:value-type="float" office:value="1260.19" calcext:value-type="float">
            <text:p>1260.19</text:p>
          </table:table-cell>
          <table:table-cell office:value-type="float" office:value="6987.987" calcext:value-type="float">
            <text:p>6987.987</text:p>
          </table:table-cell>
          <table:table-cell office:value-type="float" office:value="1925.654" calcext:value-type="float">
            <text:p>1925.654</text:p>
          </table:table-cell>
          <table:table-cell office:value-type="float" office:value="40.44" calcext:value-type="float">
            <text:p>40.44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106.197" calcext:value-type="float">
            <text:p>106.197</text:p>
          </table:table-cell>
          <table:table-cell office:value-type="float" office:value="6503.623" calcext:value-type="float">
            <text:p>6503.623</text:p>
          </table:table-cell>
          <table:table-cell office:value-type="float" office:value="-172.863" calcext:value-type="float">
            <text:p>-172.863</text:p>
          </table:table-cell>
          <table:table-cell office:value-type="float" office:value="695.687" calcext:value-type="float">
            <text:p>695.687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891.593" calcext:value-type="float">
            <text:p>2891.593</text:p>
          </table:table-cell>
          <table:table-cell office:value-type="float" office:value="6503.623" calcext:value-type="float">
            <text:p>6503.623</text:p>
          </table:table-cell>
          <table:table-cell office:value-type="float" office:value="-5112.249" calcext:value-type="float">
            <text:p>-5112.24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88.819" calcext:value-type="float">
            <text:p>4288.819</text:p>
          </table:table-cell>
          <table:table-cell office:value-type="float" office:value="2045.033" calcext:value-type="float">
            <text:p>2045.033</text:p>
          </table:table-cell>
          <table:table-cell office:value-type="float" office:value="6673.779" calcext:value-type="float">
            <text:p>6673.779</text:p>
          </table:table-cell>
          <table:table-cell office:value-type="float" office:value="1152.126" calcext:value-type="float">
            <text:p>1152.126</text:p>
          </table:table-cell>
          <table:table-cell office:value-type="float" office:value="6602.932" calcext:value-type="float">
            <text:p>6602.932</text:p>
          </table:table-cell>
          <table:table-cell office:value-type="float" office:value="1974.705" calcext:value-type="float">
            <text:p>1974.705</text:p>
          </table:table-cell>
          <table:table-cell office:value-type="float" office:value="4472.76" calcext:value-type="float">
            <text:p>4472.76</text:p>
          </table:table-cell>
          <table:table-cell office:value-type="float" office:value="2047.279" calcext:value-type="float">
            <text:p>2047.279</text:p>
          </table:table-cell>
          <table:table-cell office:value-type="float" office:value="6989.262" calcext:value-type="float">
            <text:p>6989.262</text:p>
          </table:table-cell>
          <table:table-cell office:value-type="float" office:value="1221.561" calcext:value-type="float">
            <text:p>1221.561</text:p>
          </table:table-cell>
          <table:table-cell office:value-type="float" office:value="6926.338" calcext:value-type="float">
            <text:p>6926.338</text:p>
          </table:table-cell>
          <table:table-cell office:value-type="float" office:value="2019.183" calcext:value-type="float">
            <text:p>2019.183</text:p>
          </table:table-cell>
          <table:table-cell office:value-type="float" office:value="23.36" calcext:value-type="float">
            <text:p>23.36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4.557" calcext:value-type="float">
            <text:p>44.557</text:p>
          </table:table-cell>
          <table:table-cell office:value-type="float" office:value="3363.567" calcext:value-type="float">
            <text:p>3363.567</text:p>
          </table:table-cell>
          <table:table-cell office:value-type="float" office:value="-66.136" calcext:value-type="float">
            <text:p>-66.136</text:p>
          </table:table-cell>
          <table:table-cell office:value-type="float" office:value="604.443" calcext:value-type="float">
            <text:p>604.4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3.683" calcext:value-type="float">
            <text:p>1373.683</text:p>
          </table:table-cell>
          <table:table-cell office:value-type="float" office:value="3363.567" calcext:value-type="float">
            <text:p>3363.567</text:p>
          </table:table-cell>
          <table:table-cell office:value-type="float" office:value="-2154.682" calcext:value-type="float">
            <text:p>-2154.68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10.842" calcext:value-type="float">
            <text:p>4310.842</text:p>
          </table:table-cell>
          <table:table-cell office:value-type="float" office:value="1946.636" calcext:value-type="float">
            <text:p>1946.636</text:p>
          </table:table-cell>
          <table:table-cell office:value-type="float" office:value="6972.038" calcext:value-type="float">
            <text:p>6972.038</text:p>
          </table:table-cell>
          <table:table-cell office:value-type="float" office:value="1206.773" calcext:value-type="float">
            <text:p>1206.773</text:p>
          </table:table-cell>
          <table:table-cell office:value-type="float" office:value="6734.718" calcext:value-type="float">
            <text:p>6734.718</text:p>
          </table:table-cell>
          <table:table-cell office:value-type="float" office:value="1886.967" calcext:value-type="float">
            <text:p>1886.967</text:p>
          </table:table-cell>
          <table:table-cell office:value-type="float" office:value="4496.553" calcext:value-type="float">
            <text:p>4496.553</text:p>
          </table:table-cell>
          <table:table-cell office:value-type="float" office:value="1969.778" calcext:value-type="float">
            <text:p>1969.778</text:p>
          </table:table-cell>
          <table:table-cell office:value-type="float" office:value="7315.975" calcext:value-type="float">
            <text:p>7315.975</text:p>
          </table:table-cell>
          <table:table-cell office:value-type="float" office:value="1277.397" calcext:value-type="float">
            <text:p>1277.397</text:p>
          </table:table-cell>
          <table:table-cell office:value-type="float" office:value="7062.28" calcext:value-type="float">
            <text:p>7062.28</text:p>
          </table:table-cell>
          <table:table-cell office:value-type="float" office:value="1930.827" calcext:value-type="float">
            <text:p>1930.827</text:p>
          </table:table-cell>
          <table:table-cell office:value-type="float" office:value="26.16" calcext:value-type="float">
            <text:p>26.16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42.374" calcext:value-type="float">
            <text:p>142.374</text:p>
          </table:table-cell>
          <table:table-cell office:value-type="float" office:value="5296.415" calcext:value-type="float">
            <text:p>5296.415</text:p>
          </table:table-cell>
          <table:table-cell office:value-type="float" office:value="-259.807" calcext:value-type="float">
            <text:p>-259.807</text:p>
          </table:table-cell>
          <table:table-cell office:value-type="float" office:value="445.666" calcext:value-type="float">
            <text:p>445.666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2415.039" calcext:value-type="float">
            <text:p>2415.039</text:p>
          </table:table-cell>
          <table:table-cell office:value-type="float" office:value="5296.415" calcext:value-type="float">
            <text:p>5296.415</text:p>
          </table:table-cell>
          <table:table-cell office:value-type="float" office:value="-4405.082" calcext:value-type="float">
            <text:p>-4405.08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1.67" calcext:value-type="float">
            <text:p>4291.67</text:p>
          </table:table-cell>
          <table:table-cell office:value-type="float" office:value="1935.38" calcext:value-type="float">
            <text:p>1935.38</text:p>
          </table:table-cell>
          <table:table-cell office:value-type="float" office:value="6623.563" calcext:value-type="float">
            <text:p>6623.563</text:p>
          </table:table-cell>
          <table:table-cell office:value-type="float" office:value="1194.747" calcext:value-type="float">
            <text:p>1194.747</text:p>
          </table:table-cell>
          <table:table-cell office:value-type="float" office:value="6691.391" calcext:value-type="float">
            <text:p>6691.391</text:p>
          </table:table-cell>
          <table:table-cell office:value-type="float" office:value="1891.949" calcext:value-type="float">
            <text:p>1891.949</text:p>
          </table:table-cell>
          <table:table-cell office:value-type="float" office:value="4469.75" calcext:value-type="float">
            <text:p>4469.75</text:p>
          </table:table-cell>
          <table:table-cell office:value-type="float" office:value="1988.256" calcext:value-type="float">
            <text:p>1988.256</text:p>
          </table:table-cell>
          <table:table-cell office:value-type="float" office:value="6942.208" calcext:value-type="float">
            <text:p>6942.208</text:p>
          </table:table-cell>
          <table:table-cell office:value-type="float" office:value="1259.046" calcext:value-type="float">
            <text:p>1259.046</text:p>
          </table:table-cell>
          <table:table-cell office:value-type="float" office:value="6998.618" calcext:value-type="float">
            <text:p>6998.618</text:p>
          </table:table-cell>
          <table:table-cell office:value-type="float" office:value="1940.882" calcext:value-type="float">
            <text:p>1940.882</text:p>
          </table:table-cell>
          <table:table-cell office:value-type="float" office:value="23.68" calcext:value-type="float">
            <text:p>23.68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62.977" calcext:value-type="float">
            <text:p>62.977</text:p>
          </table:table-cell>
          <table:table-cell office:value-type="float" office:value="3532.978" calcext:value-type="float">
            <text:p>3532.978</text:p>
          </table:table-cell>
          <table:table-cell office:value-type="float" office:value="-102.812" calcext:value-type="float">
            <text:p>-102.812</text:p>
          </table:table-cell>
          <table:table-cell office:value-type="float" office:value="496.494" calcext:value-type="float">
            <text:p>496.494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511.772" calcext:value-type="float">
            <text:p>1511.772</text:p>
          </table:table-cell>
          <table:table-cell office:value-type="float" office:value="3532.978" calcext:value-type="float">
            <text:p>3532.978</text:p>
          </table:table-cell>
          <table:table-cell office:value-type="float" office:value="-2539.99" calcext:value-type="float">
            <text:p>-2539.9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50.807" calcext:value-type="float">
            <text:p>4350.807</text:p>
          </table:table-cell>
          <table:table-cell office:value-type="float" office:value="2021.231" calcext:value-type="float">
            <text:p>2021.231</text:p>
          </table:table-cell>
          <table:table-cell office:value-type="float" office:value="6520.528" calcext:value-type="float">
            <text:p>6520.528</text:p>
          </table:table-cell>
          <table:table-cell office:value-type="float" office:value="1185.532" calcext:value-type="float">
            <text:p>1185.532</text:p>
          </table:table-cell>
          <table:table-cell office:value-type="float" office:value="6732.018" calcext:value-type="float">
            <text:p>6732.018</text:p>
          </table:table-cell>
          <table:table-cell office:value-type="float" office:value="1969.597" calcext:value-type="float">
            <text:p>1969.597</text:p>
          </table:table-cell>
          <table:table-cell office:value-type="float" office:value="4536.181" calcext:value-type="float">
            <text:p>4536.181</text:p>
          </table:table-cell>
          <table:table-cell office:value-type="float" office:value="2104.371" calcext:value-type="float">
            <text:p>2104.371</text:p>
          </table:table-cell>
          <table:table-cell office:value-type="float" office:value="6800.907" calcext:value-type="float">
            <text:p>6800.907</text:p>
          </table:table-cell>
          <table:table-cell office:value-type="float" office:value="1249.334" calcext:value-type="float">
            <text:p>1249.334</text:p>
          </table:table-cell>
          <table:table-cell office:value-type="float" office:value="7045.543" calcext:value-type="float">
            <text:p>7045.543</text:p>
          </table:table-cell>
          <table:table-cell office:value-type="float" office:value="2026.82" calcext:value-type="float">
            <text:p>2026.82</text:p>
          </table:table-cell>
          <table:table-cell office:value-type="float" office:value="23.88" calcext:value-type="float">
            <text:p>23.88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45.868" calcext:value-type="float">
            <text:p>45.868</text:p>
          </table:table-cell>
          <table:table-cell office:value-type="float" office:value="4462.835" calcext:value-type="float">
            <text:p>4462.835</text:p>
          </table:table-cell>
          <table:table-cell office:value-type="float" office:value="-68.249" calcext:value-type="float">
            <text:p>-68.249</text:p>
          </table:table-cell>
          <table:table-cell office:value-type="float" office:value="776.018" calcext:value-type="float">
            <text:p>776.01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835.553" calcext:value-type="float">
            <text:p>1835.553</text:p>
          </table:table-cell>
          <table:table-cell office:value-type="float" office:value="4462.835" calcext:value-type="float">
            <text:p>4462.835</text:p>
          </table:table-cell>
          <table:table-cell office:value-type="float" office:value="-2910.799" calcext:value-type="float">
            <text:p>-2910.79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70.861" calcext:value-type="float">
            <text:p>4370.861</text:p>
          </table:table-cell>
          <table:table-cell office:value-type="float" office:value="2085.949" calcext:value-type="float">
            <text:p>2085.949</text:p>
          </table:table-cell>
          <table:table-cell office:value-type="float" office:value="6512.761" calcext:value-type="float">
            <text:p>6512.761</text:p>
          </table:table-cell>
          <table:table-cell office:value-type="float" office:value="1145.522" calcext:value-type="float">
            <text:p>1145.522</text:p>
          </table:table-cell>
          <table:table-cell office:value-type="float" office:value="6671.71" calcext:value-type="float">
            <text:p>6671.71</text:p>
          </table:table-cell>
          <table:table-cell office:value-type="float" office:value="2070.013" calcext:value-type="float">
            <text:p>2070.013</text:p>
          </table:table-cell>
          <table:table-cell office:value-type="float" office:value="4564.443" calcext:value-type="float">
            <text:p>4564.443</text:p>
          </table:table-cell>
          <table:table-cell office:value-type="float" office:value="2100.13" calcext:value-type="float">
            <text:p>2100.13</text:p>
          </table:table-cell>
          <table:table-cell office:value-type="float" office:value="6843.144" calcext:value-type="float">
            <text:p>6843.144</text:p>
          </table:table-cell>
          <table:table-cell office:value-type="float" office:value="1212.317" calcext:value-type="float">
            <text:p>1212.317</text:p>
          </table:table-cell>
          <table:table-cell office:value-type="float" office:value="6999.453" calcext:value-type="float">
            <text:p>6999.453</text:p>
          </table:table-cell>
          <table:table-cell office:value-type="float" office:value="2129.434" calcext:value-type="float">
            <text:p>2129.434</text:p>
          </table:table-cell>
          <table:table-cell office:value-type="float" office:value="27.98" calcext:value-type="float">
            <text:p>27.98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76.281" calcext:value-type="float">
            <text:p>76.281</text:p>
          </table:table-cell>
          <table:table-cell office:value-type="float" office:value="6735.419" calcext:value-type="float">
            <text:p>6735.419</text:p>
          </table:table-cell>
          <table:table-cell office:value-type="float" office:value="-125.234" calcext:value-type="float">
            <text:p>-125.234</text:p>
          </table:table-cell>
          <table:table-cell office:value-type="float" office:value="907.45" calcext:value-type="float">
            <text:p>907.45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2901.567" calcext:value-type="float">
            <text:p>2901.567</text:p>
          </table:table-cell>
          <table:table-cell office:value-type="float" office:value="6735.419" calcext:value-type="float">
            <text:p>6735.419</text:p>
          </table:table-cell>
          <table:table-cell office:value-type="float" office:value="-4920.52" calcext:value-type="float">
            <text:p>-4920.5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19.465" calcext:value-type="float">
            <text:p>4419.465</text:p>
          </table:table-cell>
          <table:table-cell office:value-type="float" office:value="2049.053" calcext:value-type="float">
            <text:p>2049.053</text:p>
          </table:table-cell>
          <table:table-cell office:value-type="float" office:value="6809.655" calcext:value-type="float">
            <text:p>6809.655</text:p>
          </table:table-cell>
          <table:table-cell office:value-type="float" office:value="1168.102" calcext:value-type="float">
            <text:p>1168.102</text:p>
          </table:table-cell>
          <table:table-cell office:value-type="float" office:value="6765.667" calcext:value-type="float">
            <text:p>6765.667</text:p>
          </table:table-cell>
          <table:table-cell office:value-type="float" office:value="2073.263" calcext:value-type="float">
            <text:p>2073.263</text:p>
          </table:table-cell>
          <table:table-cell office:value-type="float" office:value="4612.153" calcext:value-type="float">
            <text:p>4612.153</text:p>
          </table:table-cell>
          <table:table-cell office:value-type="float" office:value="2101.876" calcext:value-type="float">
            <text:p>2101.876</text:p>
          </table:table-cell>
          <table:table-cell office:value-type="float" office:value="7130.979" calcext:value-type="float">
            <text:p>7130.979</text:p>
          </table:table-cell>
          <table:table-cell office:value-type="float" office:value="1234.712" calcext:value-type="float">
            <text:p>1234.712</text:p>
          </table:table-cell>
          <table:table-cell office:value-type="float" office:value="7092.145" calcext:value-type="float">
            <text:p>7092.145</text:p>
          </table:table-cell>
          <table:table-cell office:value-type="float" office:value="2132.161" calcext:value-type="float">
            <text:p>2132.161</text:p>
          </table:table-cell>
          <table:table-cell office:value-type="float" office:value="52.12" calcext:value-type="float">
            <text:p>52.12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125.598" calcext:value-type="float">
            <text:p>125.598</text:p>
          </table:table-cell>
          <table:table-cell office:value-type="float" office:value="11599.692" calcext:value-type="float">
            <text:p>11599.692</text:p>
          </table:table-cell>
          <table:table-cell office:value-type="float" office:value="-200.151" calcext:value-type="float">
            <text:p>-200.151</text:p>
          </table:table-cell>
          <table:table-cell office:value-type="float" office:value="1768.561" calcext:value-type="float">
            <text:p>1768.561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4894.618" calcext:value-type="float">
            <text:p>4894.618</text:p>
          </table:table-cell>
          <table:table-cell office:value-type="float" office:value="11599.692" calcext:value-type="float">
            <text:p>11599.692</text:p>
          </table:table-cell>
          <table:table-cell office:value-type="float" office:value="-8062.569" calcext:value-type="float">
            <text:p>-8062.56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46.514" calcext:value-type="float">
            <text:p>4446.514</text:p>
          </table:table-cell>
          <table:table-cell office:value-type="float" office:value="2167.648" calcext:value-type="float">
            <text:p>2167.648</text:p>
          </table:table-cell>
          <table:table-cell office:value-type="float" office:value="6612.042" calcext:value-type="float">
            <text:p>6612.042</text:p>
          </table:table-cell>
          <table:table-cell office:value-type="float" office:value="1171.812" calcext:value-type="float">
            <text:p>1171.812</text:p>
          </table:table-cell>
          <table:table-cell office:value-type="float" office:value="6800.168" calcext:value-type="float">
            <text:p>6800.168</text:p>
          </table:table-cell>
          <table:table-cell office:value-type="float" office:value="2092.86" calcext:value-type="float">
            <text:p>2092.86</text:p>
          </table:table-cell>
          <table:table-cell office:value-type="float" office:value="4650.13" calcext:value-type="float">
            <text:p>4650.13</text:p>
          </table:table-cell>
          <table:table-cell office:value-type="float" office:value="2265.49" calcext:value-type="float">
            <text:p>2265.49</text:p>
          </table:table-cell>
          <table:table-cell office:value-type="float" office:value="6928.265" calcext:value-type="float">
            <text:p>6928.265</text:p>
          </table:table-cell>
          <table:table-cell office:value-type="float" office:value="1233.343" calcext:value-type="float">
            <text:p>1233.343</text:p>
          </table:table-cell>
          <table:table-cell office:value-type="float" office:value="7127.373" calcext:value-type="float">
            <text:p>7127.373</text:p>
          </table:table-cell>
          <table:table-cell office:value-type="float" office:value="2172.888" calcext:value-type="float">
            <text:p>2172.888</text:p>
          </table:table-cell>
          <table:table-cell office:value-type="float" office:value="41.86" calcext:value-type="float">
            <text:p>41.86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118.738" calcext:value-type="float">
            <text:p>118.738</text:p>
          </table:table-cell>
          <table:table-cell office:value-type="float" office:value="12853.084" calcext:value-type="float">
            <text:p>12853.084</text:p>
          </table:table-cell>
          <table:table-cell office:value-type="float" office:value="-196.633" calcext:value-type="float">
            <text:p>-196.633</text:p>
          </table:table-cell>
          <table:table-cell office:value-type="float" office:value="1583.344" calcext:value-type="float">
            <text:p>1583.344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5610.858" calcext:value-type="float">
            <text:p>5610.858</text:p>
          </table:table-cell>
          <table:table-cell office:value-type="float" office:value="12853.084" calcext:value-type="float">
            <text:p>12853.084</text:p>
          </table:table-cell>
          <table:table-cell office:value-type="float" office:value="-9686.396" calcext:value-type="float">
            <text:p>-9686.39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01.076" calcext:value-type="float">
            <text:p>4501.076</text:p>
          </table:table-cell>
          <table:table-cell office:value-type="float" office:value="2092.276" calcext:value-type="float">
            <text:p>2092.276</text:p>
          </table:table-cell>
          <table:table-cell office:value-type="float" office:value="6541.505" calcext:value-type="float">
            <text:p>6541.505</text:p>
          </table:table-cell>
          <table:table-cell office:value-type="float" office:value="1127.122" calcext:value-type="float">
            <text:p>1127.122</text:p>
          </table:table-cell>
          <table:table-cell office:value-type="float" office:value="6764.968" calcext:value-type="float">
            <text:p>6764.968</text:p>
          </table:table-cell>
          <table:table-cell office:value-type="float" office:value="2237.185" calcext:value-type="float">
            <text:p>2237.185</text:p>
          </table:table-cell>
          <table:table-cell office:value-type="float" office:value="4695.985" calcext:value-type="float">
            <text:p>4695.985</text:p>
          </table:table-cell>
          <table:table-cell office:value-type="float" office:value="2198.652" calcext:value-type="float">
            <text:p>2198.652</text:p>
          </table:table-cell>
          <table:table-cell office:value-type="float" office:value="6870.328" calcext:value-type="float">
            <text:p>6870.328</text:p>
          </table:table-cell>
          <table:table-cell office:value-type="float" office:value="1192.193" calcext:value-type="float">
            <text:p>1192.193</text:p>
          </table:table-cell>
          <table:table-cell office:value-type="float" office:value="7090.575" calcext:value-type="float">
            <text:p>7090.575</text:p>
          </table:table-cell>
          <table:table-cell office:value-type="float" office:value="2301.395" calcext:value-type="float">
            <text:p>2301.39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78.982" calcext:value-type="float">
            <text:p>78.982</text:p>
          </table:table-cell>
          <table:table-cell office:value-type="float" office:value="7569.607" calcext:value-type="float">
            <text:p>7569.607</text:p>
          </table:table-cell>
          <table:table-cell office:value-type="float" office:value="-127.639" calcext:value-type="float">
            <text:p>-127.639</text:p>
          </table:table-cell>
          <table:table-cell office:value-type="float" office:value="1087.808" calcext:value-type="float">
            <text:p>1087.80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3227.089" calcext:value-type="float">
            <text:p>3227.089</text:p>
          </table:table-cell>
          <table:table-cell office:value-type="float" office:value="7569.607" calcext:value-type="float">
            <text:p>7569.607</text:p>
          </table:table-cell>
          <table:table-cell office:value-type="float" office:value="-5393.99" calcext:value-type="float">
            <text:p>-5393.9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89.478" calcext:value-type="float">
            <text:p>4489.478</text:p>
          </table:table-cell>
          <table:table-cell office:value-type="float" office:value="2095.57" calcext:value-type="float">
            <text:p>2095.57</text:p>
          </table:table-cell>
          <table:table-cell office:value-type="float" office:value="6470.988" calcext:value-type="float">
            <text:p>6470.988</text:p>
          </table:table-cell>
          <table:table-cell office:value-type="float" office:value="1124.42" calcext:value-type="float">
            <text:p>1124.42</text:p>
          </table:table-cell>
          <table:table-cell office:value-type="float" office:value="6747.942" calcext:value-type="float">
            <text:p>6747.942</text:p>
          </table:table-cell>
          <table:table-cell office:value-type="float" office:value="2231.015" calcext:value-type="float">
            <text:p>2231.015</text:p>
          </table:table-cell>
          <table:table-cell office:value-type="float" office:value="4694.442" calcext:value-type="float">
            <text:p>4694.442</text:p>
          </table:table-cell>
          <table:table-cell office:value-type="float" office:value="2167.46" calcext:value-type="float">
            <text:p>2167.46</text:p>
          </table:table-cell>
          <table:table-cell office:value-type="float" office:value="6784.862" calcext:value-type="float">
            <text:p>6784.862</text:p>
          </table:table-cell>
          <table:table-cell office:value-type="float" office:value="1182.135" calcext:value-type="float">
            <text:p>1182.135</text:p>
          </table:table-cell>
          <table:table-cell office:value-type="float" office:value="7068.831" calcext:value-type="float">
            <text:p>7068.831</text:p>
          </table:table-cell>
          <table:table-cell office:value-type="float" office:value="2320.053" calcext:value-type="float">
            <text:p>2320.053</text:p>
          </table:table-cell>
          <table:table-cell office:value-type="float" office:value="40.14" calcext:value-type="float">
            <text:p>40.14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127.916" calcext:value-type="float">
            <text:p>127.916</text:p>
          </table:table-cell>
          <table:table-cell office:value-type="float" office:value="16204.103" calcext:value-type="float">
            <text:p>16204.103</text:p>
          </table:table-cell>
          <table:table-cell office:value-type="float" office:value="-216.787" calcext:value-type="float">
            <text:p>-216.787</text:p>
          </table:table-cell>
          <table:table-cell office:value-type="float" office:value="1863.95" calcext:value-type="float">
            <text:p>1863.95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7139.523" calcext:value-type="float">
            <text:p>7139.523</text:p>
          </table:table-cell>
          <table:table-cell office:value-type="float" office:value="16204.103" calcext:value-type="float">
            <text:p>16204.103</text:p>
          </table:table-cell>
          <table:table-cell office:value-type="float" office:value="-12476.204" calcext:value-type="float">
            <text:p>-12476.20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88.083" calcext:value-type="float">
            <text:p>4488.083</text:p>
          </table:table-cell>
          <table:table-cell office:value-type="float" office:value="2028.845" calcext:value-type="float">
            <text:p>2028.845</text:p>
          </table:table-cell>
          <table:table-cell office:value-type="float" office:value="6507.767" calcext:value-type="float">
            <text:p>6507.767</text:p>
          </table:table-cell>
          <table:table-cell office:value-type="float" office:value="1125.22" calcext:value-type="float">
            <text:p>1125.22</text:p>
          </table:table-cell>
          <table:table-cell office:value-type="float" office:value="6748.153" calcext:value-type="float">
            <text:p>6748.153</text:p>
          </table:table-cell>
          <table:table-cell office:value-type="float" office:value="2228.013" calcext:value-type="float">
            <text:p>2228.013</text:p>
          </table:table-cell>
          <table:table-cell office:value-type="float" office:value="4686.352" calcext:value-type="float">
            <text:p>4686.352</text:p>
          </table:table-cell>
          <table:table-cell office:value-type="float" office:value="2112.894" calcext:value-type="float">
            <text:p>2112.894</text:p>
          </table:table-cell>
          <table:table-cell office:value-type="float" office:value="6806.343" calcext:value-type="float">
            <text:p>6806.343</text:p>
          </table:table-cell>
          <table:table-cell office:value-type="float" office:value="1188.376" calcext:value-type="float">
            <text:p>1188.376</text:p>
          </table:table-cell>
          <table:table-cell office:value-type="float" office:value="7073.275" calcext:value-type="float">
            <text:p>7073.275</text:p>
          </table:table-cell>
          <table:table-cell office:value-type="float" office:value="2299.428" calcext:value-type="float">
            <text:p>2299.428</text:p>
          </table:table-cell>
          <table:table-cell office:value-type="float" office:value="40.04" calcext:value-type="float">
            <text:p>40.04</text:p>
          </table:table-cell>
          <table:table-cell office:value-type="float" office:value="1" calcext:value-type="float">
            <text:p>1</text:p>
          </table:table-cell>
          <table:table-cell office:value-type="float" office:value="1467" calcext:value-type="float">
            <text:p>1467</text:p>
          </table:table-cell>
          <table:table-cell office:value-type="float" office:value="205.974" calcext:value-type="float">
            <text:p>205.974</text:p>
          </table:table-cell>
          <table:table-cell office:value-type="float" office:value="27745.242" calcext:value-type="float">
            <text:p>27745.242</text:p>
          </table:table-cell>
          <table:table-cell office:value-type="float" office:value="-373.671" calcext:value-type="float">
            <text:p>-373.671</text:p>
          </table:table-cell>
          <table:table-cell office:value-type="float" office:value="2234.241" calcext:value-type="float">
            <text:p>2234.241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office:value-type="float" office:value="12701.145" calcext:value-type="float">
            <text:p>12701.145</text:p>
          </table:table-cell>
          <table:table-cell office:value-type="float" office:value="27745.242" calcext:value-type="float">
            <text:p>27745.242</text:p>
          </table:table-cell>
          <table:table-cell office:value-type="float" office:value="-23276.759" calcext:value-type="float">
            <text:p>-23276.75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31.885" calcext:value-type="float">
            <text:p>4531.885</text:p>
          </table:table-cell>
          <table:table-cell office:value-type="float" office:value="2044.041" calcext:value-type="float">
            <text:p>2044.041</text:p>
          </table:table-cell>
          <table:table-cell office:value-type="float" office:value="6446.469" calcext:value-type="float">
            <text:p>6446.469</text:p>
          </table:table-cell>
          <table:table-cell office:value-type="float" office:value="1093.868" calcext:value-type="float">
            <text:p>1093.868</text:p>
          </table:table-cell>
          <table:table-cell office:value-type="float" office:value="6728.984" calcext:value-type="float">
            <text:p>6728.984</text:p>
          </table:table-cell>
          <table:table-cell office:value-type="float" office:value="2334.787" calcext:value-type="float">
            <text:p>2334.787</text:p>
          </table:table-cell>
          <table:table-cell office:value-type="float" office:value="4731.106" calcext:value-type="float">
            <text:p>4731.106</text:p>
          </table:table-cell>
          <table:table-cell office:value-type="float" office:value="2059.076" calcext:value-type="float">
            <text:p>2059.076</text:p>
          </table:table-cell>
          <table:table-cell office:value-type="float" office:value="6727.359" calcext:value-type="float">
            <text:p>6727.359</text:p>
          </table:table-cell>
          <table:table-cell office:value-type="float" office:value="1154.397" calcext:value-type="float">
            <text:p>1154.397</text:p>
          </table:table-cell>
          <table:table-cell office:value-type="float" office:value="7049.781" calcext:value-type="float">
            <text:p>7049.781</text:p>
          </table:table-cell>
          <table:table-cell office:value-type="float" office:value="2412.431" calcext:value-type="float">
            <text:p>2412.431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.956" calcext:value-type="float">
            <text:p>35.956</text:p>
          </table:table-cell>
          <table:table-cell office:value-type="float" office:value="3689.13" calcext:value-type="float">
            <text:p>3689.13</text:p>
          </table:table-cell>
          <table:table-cell office:value-type="float" office:value="-53.819" calcext:value-type="float">
            <text:p>-53.819</text:p>
          </table:table-cell>
          <table:table-cell office:value-type="float" office:value="665.466" calcext:value-type="float">
            <text:p>665.46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05.389" calcext:value-type="float">
            <text:p>1505.389</text:p>
          </table:table-cell>
          <table:table-cell office:value-type="float" office:value="3689.13" calcext:value-type="float">
            <text:p>3689.13</text:p>
          </table:table-cell>
          <table:table-cell office:value-type="float" office:value="-2358.197" calcext:value-type="float">
            <text:p>-2358.19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39.173" calcext:value-type="float">
            <text:p>4539.173</text:p>
          </table:table-cell>
          <table:table-cell office:value-type="float" office:value="2056.861" calcext:value-type="float">
            <text:p>2056.861</text:p>
          </table:table-cell>
          <table:table-cell office:value-type="float" office:value="6498.597" calcext:value-type="float">
            <text:p>6498.597</text:p>
          </table:table-cell>
          <table:table-cell office:value-type="float" office:value="1096.972" calcext:value-type="float">
            <text:p>1096.972</text:p>
          </table:table-cell>
          <table:table-cell office:value-type="float" office:value="6742.505" calcext:value-type="float">
            <text:p>6742.505</text:p>
          </table:table-cell>
          <table:table-cell office:value-type="float" office:value="2335.84" calcext:value-type="float">
            <text:p>2335.84</text:p>
          </table:table-cell>
          <table:table-cell office:value-type="float" office:value="4742.151" calcext:value-type="float">
            <text:p>4742.151</text:p>
          </table:table-cell>
          <table:table-cell office:value-type="float" office:value="2107.28" calcext:value-type="float">
            <text:p>2107.28</text:p>
          </table:table-cell>
          <table:table-cell office:value-type="float" office:value="6765.575" calcext:value-type="float">
            <text:p>6765.575</text:p>
          </table:table-cell>
          <table:table-cell office:value-type="float" office:value="1157.142" calcext:value-type="float">
            <text:p>1157.142</text:p>
          </table:table-cell>
          <table:table-cell office:value-type="float" office:value="7066.338" calcext:value-type="float">
            <text:p>7066.338</text:p>
          </table:table-cell>
          <table:table-cell office:value-type="float" office:value="2417.963" calcext:value-type="float">
            <text:p>2417.963</text:p>
          </table:table-cell>
          <table:table-cell office:value-type="float" office:value="12.78" calcext:value-type="float">
            <text:p>12.7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1.73" calcext:value-type="float">
            <text:p>21.73</text:p>
          </table:table-cell>
          <table:table-cell office:value-type="float" office:value="2520.962" calcext:value-type="float">
            <text:p>2520.962</text:p>
          </table:table-cell>
          <table:table-cell office:value-type="float" office:value="-30.867" calcext:value-type="float">
            <text:p>-30.867</text:p>
          </table:table-cell>
          <table:table-cell office:value-type="float" office:value="450.754" calcext:value-type="float">
            <text:p>450.75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30.693" calcext:value-type="float">
            <text:p>1030.693</text:p>
          </table:table-cell>
          <table:table-cell office:value-type="float" office:value="2520.962" calcext:value-type="float">
            <text:p>2520.962</text:p>
          </table:table-cell>
          <table:table-cell office:value-type="float" office:value="-1619.453" calcext:value-type="float">
            <text:p>-1619.45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643.271" calcext:value-type="float">
            <text:p>4643.271</text:p>
          </table:table-cell>
          <table:table-cell office:value-type="float" office:value="2104.567" calcext:value-type="float">
            <text:p>2104.567</text:p>
          </table:table-cell>
          <table:table-cell office:value-type="float" office:value="7107.991" calcext:value-type="float">
            <text:p>7107.991</text:p>
          </table:table-cell>
          <table:table-cell office:value-type="float" office:value="1120.046" calcext:value-type="float">
            <text:p>1120.046</text:p>
          </table:table-cell>
          <table:table-cell office:value-type="float" office:value="6892.949" calcext:value-type="float">
            <text:p>6892.949</text:p>
          </table:table-cell>
          <table:table-cell office:value-type="float" office:value="2393.593" calcext:value-type="float">
            <text:p>2393.593</text:p>
          </table:table-cell>
          <table:table-cell office:value-type="float" office:value="4844.236" calcext:value-type="float">
            <text:p>4844.236</text:p>
          </table:table-cell>
          <table:table-cell office:value-type="float" office:value="2128.216" calcext:value-type="float">
            <text:p>2128.216</text:p>
          </table:table-cell>
          <table:table-cell office:value-type="float" office:value="7442.444" calcext:value-type="float">
            <text:p>7442.444</text:p>
          </table:table-cell>
          <table:table-cell office:value-type="float" office:value="1188.522" calcext:value-type="float">
            <text:p>1188.522</text:p>
          </table:table-cell>
          <table:table-cell office:value-type="float" office:value="7231.454" calcext:value-type="float">
            <text:p>7231.454</text:p>
          </table:table-cell>
          <table:table-cell office:value-type="float" office:value="2457.019" calcext:value-type="float">
            <text:p>2457.019</text:p>
          </table:table-cell>
          <table:table-cell office:value-type="float" office:value="59.76" calcext:value-type="float">
            <text:p>59.76</text:p>
          </table:table-cell>
          <table:table-cell office:value-type="float" office:value="1" calcext:value-type="float">
            <text:p>1</text:p>
          </table:table-cell>
          <table:table-cell office:value-type="float" office:value="1346" calcext:value-type="float">
            <text:p>1346</text:p>
          </table:table-cell>
          <table:table-cell office:value-type="float" office:value="202.883" calcext:value-type="float">
            <text:p>202.883</text:p>
          </table:table-cell>
          <table:table-cell office:value-type="float" office:value="19640.142" calcext:value-type="float">
            <text:p>19640.142</text:p>
          </table:table-cell>
          <table:table-cell office:value-type="float" office:value="-347.742" calcext:value-type="float">
            <text:p>-347.742</text:p>
          </table:table-cell>
          <table:table-cell office:value-type="float" office:value="2201.623" calcext:value-type="float">
            <text:p>2201.623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office:value-type="float" office:value="8682.104" calcext:value-type="float">
            <text:p>8682.104</text:p>
          </table:table-cell>
          <table:table-cell office:value-type="float" office:value="19640.142" calcext:value-type="float">
            <text:p>19640.142</text:p>
          </table:table-cell>
          <table:table-cell office:value-type="float" office:value="-15236.896" calcext:value-type="float">
            <text:p>-15236.89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09.155" calcext:value-type="float">
            <text:p>4709.155</text:p>
          </table:table-cell>
          <table:table-cell office:value-type="float" office:value="2015.056" calcext:value-type="float">
            <text:p>2015.056</text:p>
          </table:table-cell>
          <table:table-cell office:value-type="float" office:value="6761.509" calcext:value-type="float">
            <text:p>6761.509</text:p>
          </table:table-cell>
          <table:table-cell office:value-type="float" office:value="1131.55" calcext:value-type="float">
            <text:p>1131.55</text:p>
          </table:table-cell>
          <table:table-cell office:value-type="float" office:value="6981.94" calcext:value-type="float">
            <text:p>6981.94</text:p>
          </table:table-cell>
          <table:table-cell office:value-type="float" office:value="2436.369" calcext:value-type="float">
            <text:p>2436.369</text:p>
          </table:table-cell>
          <table:table-cell office:value-type="float" office:value="4924.299" calcext:value-type="float">
            <text:p>4924.299</text:p>
          </table:table-cell>
          <table:table-cell office:value-type="float" office:value="2089.076" calcext:value-type="float">
            <text:p>2089.076</text:p>
          </table:table-cell>
          <table:table-cell office:value-type="float" office:value="7102.097" calcext:value-type="float">
            <text:p>7102.097</text:p>
          </table:table-cell>
          <table:table-cell office:value-type="float" office:value="1193.776" calcext:value-type="float">
            <text:p>1193.776</text:p>
          </table:table-cell>
          <table:table-cell office:value-type="float" office:value="7322.068" calcext:value-type="float">
            <text:p>7322.068</text:p>
          </table:table-cell>
          <table:table-cell office:value-type="float" office:value="2526.53" calcext:value-type="float">
            <text:p>2526.53</text:p>
          </table:table-cell>
          <table:table-cell office:value-type="float" office:value="34.6" calcext:value-type="float">
            <text:p>34.6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102.599" calcext:value-type="float">
            <text:p>102.599</text:p>
          </table:table-cell>
          <table:table-cell office:value-type="float" office:value="12657.641" calcext:value-type="float">
            <text:p>12657.641</text:p>
          </table:table-cell>
          <table:table-cell office:value-type="float" office:value="-171.476" calcext:value-type="float">
            <text:p>-171.476</text:p>
          </table:table-cell>
          <table:table-cell office:value-type="float" office:value="1783.326" calcext:value-type="float">
            <text:p>1783.326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5413.988" calcext:value-type="float">
            <text:p>5413.988</text:p>
          </table:table-cell>
          <table:table-cell office:value-type="float" office:value="12657.641" calcext:value-type="float">
            <text:p>12657.641</text:p>
          </table:table-cell>
          <table:table-cell office:value-type="float" office:value="-9090.988" calcext:value-type="float">
            <text:p>-9090.98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91.373" calcext:value-type="float">
            <text:p>4791.373</text:p>
          </table:table-cell>
          <table:table-cell office:value-type="float" office:value="2055.622" calcext:value-type="float">
            <text:p>2055.622</text:p>
          </table:table-cell>
          <table:table-cell office:value-type="float" office:value="6854.134" calcext:value-type="float">
            <text:p>6854.134</text:p>
          </table:table-cell>
          <table:table-cell office:value-type="float" office:value="1085.012" calcext:value-type="float">
            <text:p>1085.012</text:p>
          </table:table-cell>
          <table:table-cell office:value-type="float" office:value="6970.684" calcext:value-type="float">
            <text:p>6970.684</text:p>
          </table:table-cell>
          <table:table-cell office:value-type="float" office:value="2612.062" calcext:value-type="float">
            <text:p>2612.062</text:p>
          </table:table-cell>
          <table:table-cell office:value-type="float" office:value="5007.908" calcext:value-type="float">
            <text:p>5007.908</text:p>
          </table:table-cell>
          <table:table-cell office:value-type="float" office:value="2133.6" calcext:value-type="float">
            <text:p>2133.6</text:p>
          </table:table-cell>
          <table:table-cell office:value-type="float" office:value="7190.82" calcext:value-type="float">
            <text:p>7190.82</text:p>
          </table:table-cell>
          <table:table-cell office:value-type="float" office:value="1144.434" calcext:value-type="float">
            <text:p>1144.434</text:p>
          </table:table-cell>
          <table:table-cell office:value-type="float" office:value="7306.572" calcext:value-type="float">
            <text:p>7306.572</text:p>
          </table:table-cell>
          <table:table-cell office:value-type="float" office:value="2709.244" calcext:value-type="float">
            <text:p>2709.244</text:p>
          </table:table-cell>
          <table:table-cell office:value-type="float" office:value="46.52" calcext:value-type="float">
            <text:p>46.52</text:p>
          </table:table-cell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166.922" calcext:value-type="float">
            <text:p>166.922</text:p>
          </table:table-cell>
          <table:table-cell office:value-type="float" office:value="14926.022" calcext:value-type="float">
            <text:p>14926.022</text:p>
          </table:table-cell>
          <table:table-cell office:value-type="float" office:value="-288.752" calcext:value-type="float">
            <text:p>-288.752</text:p>
          </table:table-cell>
          <table:table-cell office:value-type="float" office:value="2048.857" calcext:value-type="float">
            <text:p>2048.857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6411.145" calcext:value-type="float">
            <text:p>6411.145</text:p>
          </table:table-cell>
          <table:table-cell office:value-type="float" office:value="14926.022" calcext:value-type="float">
            <text:p>14926.022</text:p>
          </table:table-cell>
          <table:table-cell office:value-type="float" office:value="-10828.307" calcext:value-type="float">
            <text:p>-10828.30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09.044" calcext:value-type="float">
            <text:p>4809.044</text:p>
          </table:table-cell>
          <table:table-cell office:value-type="float" office:value="2938.363" calcext:value-type="float">
            <text:p>2938.363</text:p>
          </table:table-cell>
          <table:table-cell office:value-type="float" office:value="6580.101" calcext:value-type="float">
            <text:p>6580.101</text:p>
          </table:table-cell>
          <table:table-cell office:value-type="float" office:value="1028.068" calcext:value-type="float">
            <text:p>1028.068</text:p>
          </table:table-cell>
          <table:table-cell office:value-type="float" office:value="6873.979" calcext:value-type="float">
            <text:p>6873.979</text:p>
          </table:table-cell>
          <table:table-cell office:value-type="float" office:value="2744.109" calcext:value-type="float">
            <text:p>2744.109</text:p>
          </table:table-cell>
          <table:table-cell office:value-type="float" office:value="5026.59" calcext:value-type="float">
            <text:p>5026.59</text:p>
          </table:table-cell>
          <table:table-cell office:value-type="float" office:value="3027.119" calcext:value-type="float">
            <text:p>3027.119</text:p>
          </table:table-cell>
          <table:table-cell office:value-type="float" office:value="6892.012" calcext:value-type="float">
            <text:p>6892.012</text:p>
          </table:table-cell>
          <table:table-cell office:value-type="float" office:value="1092" calcext:value-type="float">
            <text:p>1092</text:p>
          </table:table-cell>
          <table:table-cell office:value-type="float" office:value="7219.937" calcext:value-type="float">
            <text:p>7219.937</text:p>
          </table:table-cell>
          <table:table-cell office:value-type="float" office:value="2833.243" calcext:value-type="float">
            <text:p>2833.243</text:p>
          </table:table-cell>
          <table:table-cell office:value-type="float" office:value="19.34" calcext:value-type="float">
            <text:p>19.34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6.318" calcext:value-type="float">
            <text:p>46.318</text:p>
          </table:table-cell>
          <table:table-cell office:value-type="float" office:value="4308.879" calcext:value-type="float">
            <text:p>4308.879</text:p>
          </table:table-cell>
          <table:table-cell office:value-type="float" office:value="-73.692" calcext:value-type="float">
            <text:p>-73.692</text:p>
          </table:table-cell>
          <table:table-cell office:value-type="float" office:value="754.41" calcext:value-type="float">
            <text:p>754.4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769.661" calcext:value-type="float">
            <text:p>1769.661</text:p>
          </table:table-cell>
          <table:table-cell office:value-type="float" office:value="4308.879" calcext:value-type="float">
            <text:p>4308.879</text:p>
          </table:table-cell>
          <table:table-cell office:value-type="float" office:value="-2800.06" calcext:value-type="float">
            <text:p>-2800.0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44.547" calcext:value-type="float">
            <text:p>4844.547</text:p>
          </table:table-cell>
          <table:table-cell office:value-type="float" office:value="3220.779" calcext:value-type="float">
            <text:p>3220.779</text:p>
          </table:table-cell>
          <table:table-cell office:value-type="float" office:value="6500.632" calcext:value-type="float">
            <text:p>6500.632</text:p>
          </table:table-cell>
          <table:table-cell office:value-type="float" office:value="913.463" calcext:value-type="float">
            <text:p>913.463</text:p>
          </table:table-cell>
          <table:table-cell office:value-type="float" office:value="6679.29" calcext:value-type="float">
            <text:p>6679.29</text:p>
          </table:table-cell>
          <table:table-cell office:value-type="float" office:value="3009.803" calcext:value-type="float">
            <text:p>3009.803</text:p>
          </table:table-cell>
          <table:table-cell office:value-type="float" office:value="5057.698" calcext:value-type="float">
            <text:p>5057.698</text:p>
          </table:table-cell>
          <table:table-cell office:value-type="float" office:value="3362.478" calcext:value-type="float">
            <text:p>3362.478</text:p>
          </table:table-cell>
          <table:table-cell office:value-type="float" office:value="6803.511" calcext:value-type="float">
            <text:p>6803.511</text:p>
          </table:table-cell>
          <table:table-cell office:value-type="float" office:value="964.646" calcext:value-type="float">
            <text:p>964.646</text:p>
          </table:table-cell>
          <table:table-cell office:value-type="float" office:value="6995.246" calcext:value-type="float">
            <text:p>6995.246</text:p>
          </table:table-cell>
          <table:table-cell office:value-type="float" office:value="3120.15" calcext:value-type="float">
            <text:p>3120.15</text:p>
          </table:table-cell>
          <table:table-cell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86.608" calcext:value-type="float">
            <text:p>86.608</text:p>
          </table:table-cell>
          <table:table-cell office:value-type="float" office:value="13742.19" calcext:value-type="float">
            <text:p>13742.19</text:p>
          </table:table-cell>
          <table:table-cell office:value-type="float" office:value="-139.458" calcext:value-type="float">
            <text:p>-139.458</text:p>
          </table:table-cell>
          <table:table-cell office:value-type="float" office:value="2050.474" calcext:value-type="float">
            <text:p>2050.474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5820.947" calcext:value-type="float">
            <text:p>5820.947</text:p>
          </table:table-cell>
          <table:table-cell office:value-type="float" office:value="13742.19" calcext:value-type="float">
            <text:p>13742.19</text:p>
          </table:table-cell>
          <table:table-cell office:value-type="float" office:value="-9641.242" calcext:value-type="float">
            <text:p>-9641.24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88.04" calcext:value-type="float">
            <text:p>4888.04</text:p>
          </table:table-cell>
          <table:table-cell office:value-type="float" office:value="3076.169" calcext:value-type="float">
            <text:p>3076.169</text:p>
          </table:table-cell>
          <table:table-cell office:value-type="float" office:value="7698.041" calcext:value-type="float">
            <text:p>7698.041</text:p>
          </table:table-cell>
          <table:table-cell office:value-type="float" office:value="1013.413" calcext:value-type="float">
            <text:p>1013.413</text:p>
          </table:table-cell>
          <table:table-cell office:value-type="float" office:value="6923.54" calcext:value-type="float">
            <text:p>6923.54</text:p>
          </table:table-cell>
          <table:table-cell office:value-type="float" office:value="2852.541" calcext:value-type="float">
            <text:p>2852.541</text:p>
          </table:table-cell>
          <table:table-cell office:value-type="float" office:value="5102.902" calcext:value-type="float">
            <text:p>5102.902</text:p>
          </table:table-cell>
          <table:table-cell office:value-type="float" office:value="3204.691" calcext:value-type="float">
            <text:p>3204.691</text:p>
          </table:table-cell>
          <table:table-cell office:value-type="float" office:value="8069.971" calcext:value-type="float">
            <text:p>8069.971</text:p>
          </table:table-cell>
          <table:table-cell office:value-type="float" office:value="1070.84" calcext:value-type="float">
            <text:p>1070.84</text:p>
          </table:table-cell>
          <table:table-cell office:value-type="float" office:value="7253.748" calcext:value-type="float">
            <text:p>7253.748</text:p>
          </table:table-cell>
          <table:table-cell office:value-type="float" office:value="2952.056" calcext:value-type="float">
            <text:p>2952.056</text:p>
          </table:table-cell>
          <table:table-cell office:value-type="float" office:value="40.52" calcext:value-type="float">
            <text:p>40.52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91.464" calcext:value-type="float">
            <text:p>91.464</text:p>
          </table:table-cell>
          <table:table-cell office:value-type="float" office:value="11905.731" calcext:value-type="float">
            <text:p>11905.731</text:p>
          </table:table-cell>
          <table:table-cell office:value-type="float" office:value="-143.191" calcext:value-type="float">
            <text:p>-143.191</text:p>
          </table:table-cell>
          <table:table-cell office:value-type="float" office:value="1891.253" calcext:value-type="float">
            <text:p>1891.253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4985.902" calcext:value-type="float">
            <text:p>4985.902</text:p>
          </table:table-cell>
          <table:table-cell office:value-type="float" office:value="11905.731" calcext:value-type="float">
            <text:p>11905.731</text:p>
          </table:table-cell>
          <table:table-cell office:value-type="float" office:value="-8123.226" calcext:value-type="float">
            <text:p>-8123.22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72.058" calcext:value-type="float">
            <text:p>4972.058</text:p>
          </table:table-cell>
          <table:table-cell office:value-type="float" office:value="2959.364" calcext:value-type="float">
            <text:p>2959.364</text:p>
          </table:table-cell>
          <table:table-cell office:value-type="float" office:value="7331.681" calcext:value-type="float">
            <text:p>7331.681</text:p>
          </table:table-cell>
          <table:table-cell office:value-type="float" office:value="1045.133" calcext:value-type="float">
            <text:p>1045.133</text:p>
          </table:table-cell>
          <table:table-cell office:value-type="float" office:value="7071.268" calcext:value-type="float">
            <text:p>7071.268</text:p>
          </table:table-cell>
          <table:table-cell office:value-type="float" office:value="2872.847" calcext:value-type="float">
            <text:p>2872.847</text:p>
          </table:table-cell>
          <table:table-cell office:value-type="float" office:value="5199.057" calcext:value-type="float">
            <text:p>5199.057</text:p>
          </table:table-cell>
          <table:table-cell office:value-type="float" office:value="3043.071" calcext:value-type="float">
            <text:p>3043.071</text:p>
          </table:table-cell>
          <table:table-cell office:value-type="float" office:value="7683.348" calcext:value-type="float">
            <text:p>7683.348</text:p>
          </table:table-cell>
          <table:table-cell office:value-type="float" office:value="1098.839" calcext:value-type="float">
            <text:p>1098.839</text:p>
          </table:table-cell>
          <table:table-cell office:value-type="float" office:value="7406.141" calcext:value-type="float">
            <text:p>7406.141</text:p>
          </table:table-cell>
          <table:table-cell office:value-type="float" office:value="2991.974" calcext:value-type="float">
            <text:p>2991.974</text:p>
          </table:table-cell>
          <table:table-cell office:value-type="float" office:value="46.56" calcext:value-type="float">
            <text:p>46.56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22.427" calcext:value-type="float">
            <text:p>122.427</text:p>
          </table:table-cell>
          <table:table-cell office:value-type="float" office:value="9399.793" calcext:value-type="float">
            <text:p>9399.793</text:p>
          </table:table-cell>
          <table:table-cell office:value-type="float" office:value="-199.343" calcext:value-type="float">
            <text:p>-199.343</text:p>
          </table:table-cell>
          <table:table-cell office:value-type="float" office:value="1538.517" calcext:value-type="float">
            <text:p>1538.517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3913.889" calcext:value-type="float">
            <text:p>3913.889</text:p>
          </table:table-cell>
          <table:table-cell office:value-type="float" office:value="9399.793" calcext:value-type="float">
            <text:p>9399.793</text:p>
          </table:table-cell>
          <table:table-cell office:value-type="float" office:value="-6322.759" calcext:value-type="float">
            <text:p>-6322.75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42.702" calcext:value-type="float">
            <text:p>4942.702</text:p>
          </table:table-cell>
          <table:table-cell office:value-type="float" office:value="2941.999" calcext:value-type="float">
            <text:p>2941.999</text:p>
          </table:table-cell>
          <table:table-cell office:value-type="float" office:value="7361.739" calcext:value-type="float">
            <text:p>7361.739</text:p>
          </table:table-cell>
          <table:table-cell office:value-type="float" office:value="971.275" calcext:value-type="float">
            <text:p>971.275</text:p>
          </table:table-cell>
          <table:table-cell office:value-type="float" office:value="6893.565" calcext:value-type="float">
            <text:p>6893.565</text:p>
          </table:table-cell>
          <table:table-cell office:value-type="float" office:value="2991.84" calcext:value-type="float">
            <text:p>2991.84</text:p>
          </table:table-cell>
          <table:table-cell office:value-type="float" office:value="5169.481" calcext:value-type="float">
            <text:p>5169.481</text:p>
          </table:table-cell>
          <table:table-cell office:value-type="float" office:value="3052.98" calcext:value-type="float">
            <text:p>3052.98</text:p>
          </table:table-cell>
          <table:table-cell office:value-type="float" office:value="7732.739" calcext:value-type="float">
            <text:p>7732.739</text:p>
          </table:table-cell>
          <table:table-cell office:value-type="float" office:value="1024.697" calcext:value-type="float">
            <text:p>1024.697</text:p>
          </table:table-cell>
          <table:table-cell office:value-type="float" office:value="7227.646" calcext:value-type="float">
            <text:p>7227.646</text:p>
          </table:table-cell>
          <table:table-cell office:value-type="float" office:value="3111.316" calcext:value-type="float">
            <text:p>3111.316</text:p>
          </table:table-cell>
          <table:table-cell office:value-type="float" office:value="81.44" calcext:value-type="float">
            <text:p>81.44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float" office:value="342.354" calcext:value-type="float">
            <text:p>342.354</text:p>
          </table:table-cell>
          <table:table-cell office:value-type="float" office:value="58779.681" calcext:value-type="float">
            <text:p>58779.681</text:p>
          </table:table-cell>
          <table:table-cell office:value-type="float" office:value="-606.197" calcext:value-type="float">
            <text:p>-606.197</text:p>
          </table:table-cell>
          <table:table-cell office:value-type="float" office:value="4601.457" calcext:value-type="float">
            <text:p>4601.457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26973.677" calcext:value-type="float">
            <text:p>26973.677</text:p>
          </table:table-cell>
          <table:table-cell office:value-type="float" office:value="58779.681" calcext:value-type="float">
            <text:p>58779.681</text:p>
          </table:table-cell>
          <table:table-cell office:value-type="float" office:value="-49576.768" calcext:value-type="float">
            <text:p>-49576.76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47.829" calcext:value-type="float">
            <text:p>4947.829</text:p>
          </table:table-cell>
          <table:table-cell office:value-type="float" office:value="2828.857" calcext:value-type="float">
            <text:p>2828.857</text:p>
          </table:table-cell>
          <table:table-cell office:value-type="float" office:value="7378.324" calcext:value-type="float">
            <text:p>7378.324</text:p>
          </table:table-cell>
          <table:table-cell office:value-type="float" office:value="1005.814" calcext:value-type="float">
            <text:p>1005.814</text:p>
          </table:table-cell>
          <table:table-cell office:value-type="float" office:value="6968.065" calcext:value-type="float">
            <text:p>6968.065</text:p>
          </table:table-cell>
          <table:table-cell office:value-type="float" office:value="2927.593" calcext:value-type="float">
            <text:p>2927.593</text:p>
          </table:table-cell>
          <table:table-cell office:value-type="float" office:value="5174.335" calcext:value-type="float">
            <text:p>5174.335</text:p>
          </table:table-cell>
          <table:table-cell office:value-type="float" office:value="2908.821" calcext:value-type="float">
            <text:p>2908.821</text:p>
          </table:table-cell>
          <table:table-cell office:value-type="float" office:value="7746.142" calcext:value-type="float">
            <text:p>7746.142</text:p>
          </table:table-cell>
          <table:table-cell office:value-type="float" office:value="1064.596" calcext:value-type="float">
            <text:p>1064.596</text:p>
          </table:table-cell>
          <table:table-cell office:value-type="float" office:value="7312.639" calcext:value-type="float">
            <text:p>7312.639</text:p>
          </table:table-cell>
          <table:table-cell office:value-type="float" office:value="3036.032" calcext:value-type="float">
            <text:p>3036.032</text:p>
          </table:table-cell>
          <table:table-cell office:value-type="float" office:value="61.42" calcext:value-type="float">
            <text:p>61.42</text:p>
          </table:table-cell>
          <table:table-cell office:value-type="float" office:value="1" calcext:value-type="float">
            <text:p>1</text:p>
          </table:table-cell>
          <table:table-cell office:value-type="float" office:value="1582" calcext:value-type="float">
            <text:p>1582</text:p>
          </table:table-cell>
          <table:table-cell office:value-type="float" office:value="238.362" calcext:value-type="float">
            <text:p>238.362</text:p>
          </table:table-cell>
          <table:table-cell office:value-type="float" office:value="41015.665" calcext:value-type="float">
            <text:p>41015.665</text:p>
          </table:table-cell>
          <table:table-cell office:value-type="float" office:value="-417.344" calcext:value-type="float">
            <text:p>-417.344</text:p>
          </table:table-cell>
          <table:table-cell office:value-type="float" office:value="4090.334" calcext:value-type="float">
            <text:p>4090.334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office:value-type="float" office:value="18383.991" calcext:value-type="float">
            <text:p>18383.991</text:p>
          </table:table-cell>
          <table:table-cell office:value-type="float" office:value="41015.665" calcext:value-type="float">
            <text:p>41015.665</text:p>
          </table:table-cell>
          <table:table-cell office:value-type="float" office:value="-32834.998" calcext:value-type="float">
            <text:p>-32834.99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47.66" calcext:value-type="float">
            <text:p>5047.66</text:p>
          </table:table-cell>
          <table:table-cell office:value-type="float" office:value="2756.206" calcext:value-type="float">
            <text:p>2756.206</text:p>
          </table:table-cell>
          <table:table-cell office:value-type="float" office:value="7233.955" calcext:value-type="float">
            <text:p>7233.955</text:p>
          </table:table-cell>
          <table:table-cell office:value-type="float" office:value="1061.161" calcext:value-type="float">
            <text:p>1061.161</text:p>
          </table:table-cell>
          <table:table-cell office:value-type="float" office:value="7179.066" calcext:value-type="float">
            <text:p>7179.066</text:p>
          </table:table-cell>
          <table:table-cell office:value-type="float" office:value="2916.255" calcext:value-type="float">
            <text:p>2916.255</text:p>
          </table:table-cell>
          <table:table-cell office:value-type="float" office:value="5273.743" calcext:value-type="float">
            <text:p>5273.743</text:p>
          </table:table-cell>
          <table:table-cell office:value-type="float" office:value="2890.746" calcext:value-type="float">
            <text:p>2890.746</text:p>
          </table:table-cell>
          <table:table-cell office:value-type="float" office:value="7565.033" calcext:value-type="float">
            <text:p>7565.033</text:p>
          </table:table-cell>
          <table:table-cell office:value-type="float" office:value="1118.863" calcext:value-type="float">
            <text:p>1118.863</text:p>
          </table:table-cell>
          <table:table-cell office:value-type="float" office:value="7521.046" calcext:value-type="float">
            <text:p>7521.046</text:p>
          </table:table-cell>
          <table:table-cell office:value-type="float" office:value="3026.44" calcext:value-type="float">
            <text:p>3026.44</text:p>
          </table:table-cell>
          <table:table-cell office:value-type="float" office:value="57.84" calcext:value-type="float">
            <text:p>57.84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174.284" calcext:value-type="float">
            <text:p>174.284</text:p>
          </table:table-cell>
          <table:table-cell office:value-type="float" office:value="33490.678" calcext:value-type="float">
            <text:p>33490.678</text:p>
          </table:table-cell>
          <table:table-cell office:value-type="float" office:value="-292.219" calcext:value-type="float">
            <text:p>-292.219</text:p>
          </table:table-cell>
          <table:table-cell office:value-type="float" office:value="4335.201" calcext:value-type="float">
            <text:p>4335.201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4515.618" calcext:value-type="float">
            <text:p>14515.618</text:p>
          </table:table-cell>
          <table:table-cell office:value-type="float" office:value="33490.678" calcext:value-type="float">
            <text:p>33490.678</text:p>
          </table:table-cell>
          <table:table-cell office:value-type="float" office:value="-24820.277" calcext:value-type="float">
            <text:p>-24820.27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13.203" calcext:value-type="float">
            <text:p>5113.203</text:p>
          </table:table-cell>
          <table:table-cell office:value-type="float" office:value="2734.63" calcext:value-type="float">
            <text:p>2734.63</text:p>
          </table:table-cell>
          <table:table-cell office:value-type="float" office:value="6969.748" calcext:value-type="float">
            <text:p>6969.748</text:p>
          </table:table-cell>
          <table:table-cell office:value-type="float" office:value="1067.987" calcext:value-type="float">
            <text:p>1067.987</text:p>
          </table:table-cell>
          <table:table-cell office:value-type="float" office:value="7258.318" calcext:value-type="float">
            <text:p>7258.318</text:p>
          </table:table-cell>
          <table:table-cell office:value-type="float" office:value="2968.087" calcext:value-type="float">
            <text:p>2968.087</text:p>
          </table:table-cell>
          <table:table-cell office:value-type="float" office:value="5345.982" calcext:value-type="float">
            <text:p>5345.982</text:p>
          </table:table-cell>
          <table:table-cell office:value-type="float" office:value="2870.425" calcext:value-type="float">
            <text:p>2870.425</text:p>
          </table:table-cell>
          <table:table-cell office:value-type="float" office:value="7308.407" calcext:value-type="float">
            <text:p>7308.407</text:p>
          </table:table-cell>
          <table:table-cell office:value-type="float" office:value="1131.363" calcext:value-type="float">
            <text:p>1131.363</text:p>
          </table:table-cell>
          <table:table-cell office:value-type="float" office:value="7618.392" calcext:value-type="float">
            <text:p>7618.392</text:p>
          </table:table-cell>
          <table:table-cell office:value-type="float" office:value="3073.572" calcext:value-type="float">
            <text:p>3073.572</text:p>
          </table:table-cell>
          <table:table-cell office:value-type="float" office:value="36.68" calcext:value-type="float">
            <text:p>36.68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100.506" calcext:value-type="float">
            <text:p>100.506</text:p>
          </table:table-cell>
          <table:table-cell office:value-type="float" office:value="13795.176" calcext:value-type="float">
            <text:p>13795.176</text:p>
          </table:table-cell>
          <table:table-cell office:value-type="float" office:value="-165.192" calcext:value-type="float">
            <text:p>-165.192</text:p>
          </table:table-cell>
          <table:table-cell office:value-type="float" office:value="1917.482" calcext:value-type="float">
            <text:p>1917.482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5913.54" calcext:value-type="float">
            <text:p>5913.54</text:p>
          </table:table-cell>
          <table:table-cell office:value-type="float" office:value="13795.176" calcext:value-type="float">
            <text:p>13795.176</text:p>
          </table:table-cell>
          <table:table-cell office:value-type="float" office:value="-9960.213" calcext:value-type="float">
            <text:p>-9960.21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162.804" calcext:value-type="float">
            <text:p>162.804</text:p>
          </table:table-cell>
          <table:table-cell office:value-type="float" office:value="0" calcext:value-type="float">
            <text:p>0</text:p>
          </table:table-cell>
          <table:table-cell office:value-type="float" office:value="8140.191" calcext:value-type="float">
            <text:p>8140.191</text:p>
          </table:table-cell>
          <table:table-cell office:value-type="float" office:value="1139.627" calcext:value-type="float">
            <text:p>1139.627</text:p>
          </table:table-cell>
          <table:table-cell office:value-type="float" office:value="2451.811" calcext:value-type="float">
            <text:p>2451.811</text:p>
          </table:table-cell>
          <table:table-cell office:value-type="float" office:value="-2126.204" calcext:value-type="float">
            <text:p>-2126.204</text:p>
          </table:table-cell>
          <table:table-cell office:value-type="float" office:value="5101.705" calcext:value-type="float">
            <text:p>5101.705</text:p>
          </table:table-cell>
          <table:table-cell office:value-type="float" office:value="2834.025" calcext:value-type="float">
            <text:p>2834.025</text:p>
          </table:table-cell>
          <table:table-cell office:value-type="float" office:value="7200.929" calcext:value-type="float">
            <text:p>7200.929</text:p>
          </table:table-cell>
          <table:table-cell office:value-type="float" office:value="1012.959" calcext:value-type="float">
            <text:p>1012.959</text:p>
          </table:table-cell>
          <table:table-cell office:value-type="float" office:value="7136.293" calcext:value-type="float">
            <text:p>7136.293</text:p>
          </table:table-cell>
          <table:table-cell office:value-type="float" office:value="3067.116" calcext:value-type="float">
            <text:p>3067.116</text:p>
          </table:table-cell>
          <table:table-cell office:value-type="float" office:value="5330.147" calcext:value-type="float">
            <text:p>5330.147</text:p>
          </table:table-cell>
          <table:table-cell office:value-type="float" office:value="2873.235" calcext:value-type="float">
            <text:p>2873.235</text:p>
          </table:table-cell>
          <table:table-cell office:value-type="float" office:value="7490.772" calcext:value-type="float">
            <text:p>7490.772</text:p>
          </table:table-cell>
          <table:table-cell office:value-type="float" office:value="1072.575" calcext:value-type="float">
            <text:p>1072.575</text:p>
          </table:table-cell>
          <table:table-cell office:value-type="float" office:value="7484.478" calcext:value-type="float">
            <text:p>7484.478</text:p>
          </table:table-cell>
          <table:table-cell office:value-type="float" office:value="3175.815" calcext:value-type="float">
            <text:p>3175.815</text:p>
          </table:table-cell>
          <table:table-cell office:value-type="float" office:value="29.42" calcext:value-type="float">
            <text:p>29.42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81.84" calcext:value-type="float">
            <text:p>81.84</text:p>
          </table:table-cell>
          <table:table-cell office:value-type="float" office:value="11564.51" calcext:value-type="float">
            <text:p>11564.51</text:p>
          </table:table-cell>
          <table:table-cell office:value-type="float" office:value="-134.96" calcext:value-type="float">
            <text:p>-134.96</text:p>
          </table:table-cell>
          <table:table-cell office:value-type="float" office:value="1603.152" calcext:value-type="float">
            <text:p>1603.152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4959.455" calcext:value-type="float">
            <text:p>4959.455</text:p>
          </table:table-cell>
          <table:table-cell office:value-type="float" office:value="11564.51" calcext:value-type="float">
            <text:p>11564.51</text:p>
          </table:table-cell>
          <table:table-cell office:value-type="float" office:value="-8358.206" calcext:value-type="float">
            <text:p>-8358.206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21.71" calcext:value-type="float">
            <text:p>5121.71</text:p>
          </table:table-cell>
          <table:table-cell office:value-type="float" office:value="2587.829" calcext:value-type="float">
            <text:p>2587.829</text:p>
          </table:table-cell>
          <table:table-cell office:value-type="float" office:value="6880.143" calcext:value-type="float">
            <text:p>6880.143</text:p>
          </table:table-cell>
          <table:table-cell office:value-type="float" office:value="964.38" calcext:value-type="float">
            <text:p>964.38</text:p>
          </table:table-cell>
          <table:table-cell office:value-type="float" office:value="7058.723" calcext:value-type="float">
            <text:p>7058.723</text:p>
          </table:table-cell>
          <table:table-cell office:value-type="float" office:value="3184.696" calcext:value-type="float">
            <text:p>3184.696</text:p>
          </table:table-cell>
          <table:table-cell office:value-type="float" office:value="5354.768" calcext:value-type="float">
            <text:p>5354.768</text:p>
          </table:table-cell>
          <table:table-cell office:value-type="float" office:value="2717.391" calcext:value-type="float">
            <text:p>2717.391</text:p>
          </table:table-cell>
          <table:table-cell office:value-type="float" office:value="7160.109" calcext:value-type="float">
            <text:p>7160.109</text:p>
          </table:table-cell>
          <table:table-cell office:value-type="float" office:value="1013.256" calcext:value-type="float">
            <text:p>1013.256</text:p>
          </table:table-cell>
          <table:table-cell office:value-type="float" office:value="7389.953" calcext:value-type="float">
            <text:p>7389.953</text:p>
          </table:table-cell>
          <table:table-cell office:value-type="float" office:value="3319.584" calcext:value-type="float">
            <text:p>3319.584</text:p>
          </table:table-cell>
          <table:table-cell office:value-type="float" office:value="44.96" calcext:value-type="float">
            <text:p>44.96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66.4" calcext:value-type="float">
            <text:p>166.4</text:p>
          </table:table-cell>
          <table:table-cell office:value-type="float" office:value="27517.345" calcext:value-type="float">
            <text:p>27517.345</text:p>
          </table:table-cell>
          <table:table-cell office:value-type="float" office:value="-289.264" calcext:value-type="float">
            <text:p>-289.264</text:p>
          </table:table-cell>
          <table:table-cell office:value-type="float" office:value="2803.282" calcext:value-type="float">
            <text:p>2803.282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12304.374" calcext:value-type="float">
            <text:p>12304.374</text:p>
          </table:table-cell>
          <table:table-cell office:value-type="float" office:value="27517.345" calcext:value-type="float">
            <text:p>27517.345</text:p>
          </table:table-cell>
          <table:table-cell office:value-type="float" office:value="-21910.78" calcext:value-type="float">
            <text:p>-21910.7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08.177" calcext:value-type="float">
            <text:p>5108.177</text:p>
          </table:table-cell>
          <table:table-cell office:value-type="float" office:value="2585.054" calcext:value-type="float">
            <text:p>2585.054</text:p>
          </table:table-cell>
          <table:table-cell office:value-type="float" office:value="6887.07" calcext:value-type="float">
            <text:p>6887.07</text:p>
          </table:table-cell>
          <table:table-cell office:value-type="float" office:value="971.535" calcext:value-type="float">
            <text:p>971.535</text:p>
          </table:table-cell>
          <table:table-cell office:value-type="float" office:value="7059.562" calcext:value-type="float">
            <text:p>7059.562</text:p>
          </table:table-cell>
          <table:table-cell office:value-type="float" office:value="3156.792" calcext:value-type="float">
            <text:p>3156.792</text:p>
          </table:table-cell>
          <table:table-cell office:value-type="float" office:value="5335.619" calcext:value-type="float">
            <text:p>5335.619</text:p>
          </table:table-cell>
          <table:table-cell office:value-type="float" office:value="2619.008" calcext:value-type="float">
            <text:p>2619.008</text:p>
          </table:table-cell>
          <table:table-cell office:value-type="float" office:value="7162.826" calcext:value-type="float">
            <text:p>7162.826</text:p>
          </table:table-cell>
          <table:table-cell office:value-type="float" office:value="1026.299" calcext:value-type="float">
            <text:p>1026.299</text:p>
          </table:table-cell>
          <table:table-cell office:value-type="float" office:value="7397.001" calcext:value-type="float">
            <text:p>7397.001</text:p>
          </table:table-cell>
          <table:table-cell office:value-type="float" office:value="3274.236" calcext:value-type="float">
            <text:p>3274.236</text:p>
          </table:table-cell>
          <table:table-cell office:value-type="float" office:value="193.76" calcext:value-type="float">
            <text:p>193.76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805.677" calcext:value-type="float">
            <text:p>805.677</text:p>
          </table:table-cell>
          <table:table-cell office:value-type="float" office:value="161202.094" calcext:value-type="float">
            <text:p>161202.094</text:p>
          </table:table-cell>
          <table:table-cell office:value-type="float" office:value="-1424.489" calcext:value-type="float">
            <text:p>-1424.489</text:p>
          </table:table-cell>
          <table:table-cell office:value-type="float" office:value="16482.487" calcext:value-type="float">
            <text:p>16482.48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2051.455" calcext:value-type="float">
            <text:p>72051.455</text:p>
          </table:table-cell>
          <table:table-cell office:value-type="float" office:value="161202.094" calcext:value-type="float">
            <text:p>161202.094</text:p>
          </table:table-cell>
          <table:table-cell office:value-type="float" office:value="-128237.119" calcext:value-type="float">
            <text:p>-128237.11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80.187" calcext:value-type="float">
            <text:p>5080.187</text:p>
          </table:table-cell>
          <table:table-cell office:value-type="float" office:value="2534.862" calcext:value-type="float">
            <text:p>2534.862</text:p>
          </table:table-cell>
          <table:table-cell office:value-type="float" office:value="6666" calcext:value-type="float">
            <text:p>6666</text:p>
          </table:table-cell>
          <table:table-cell office:value-type="float" office:value="961.869" calcext:value-type="float">
            <text:p>961.869</text:p>
          </table:table-cell>
          <table:table-cell office:value-type="float" office:value="7012.159" calcext:value-type="float">
            <text:p>7012.159</text:p>
          </table:table-cell>
          <table:table-cell office:value-type="float" office:value="3148.216" calcext:value-type="float">
            <text:p>3148.216</text:p>
          </table:table-cell>
          <table:table-cell office:value-type="float" office:value="5314.492" calcext:value-type="float">
            <text:p>5314.492</text:p>
          </table:table-cell>
          <table:table-cell office:value-type="float" office:value="2661.633" calcext:value-type="float">
            <text:p>2661.633</text:p>
          </table:table-cell>
          <table:table-cell office:value-type="float" office:value="6978.864" calcext:value-type="float">
            <text:p>6978.864</text:p>
          </table:table-cell>
          <table:table-cell office:value-type="float" office:value="1012.997" calcext:value-type="float">
            <text:p>1012.997</text:p>
          </table:table-cell>
          <table:table-cell office:value-type="float" office:value="7349.157" calcext:value-type="float">
            <text:p>7349.157</text:p>
          </table:table-cell>
          <table:table-cell office:value-type="float" office:value="3279.826" calcext:value-type="float">
            <text:p>3279.826</text:p>
          </table:table-cell>
          <table:table-cell office:value-type="float" office:value="94.94" calcext:value-type="float">
            <text:p>94.94</text:p>
          </table:table-cell>
          <table:table-cell office:value-type="float" office:value="1" calcext:value-type="float">
            <text:p>1</text:p>
          </table:table-cell>
          <table:table-cell office:value-type="float" office:value="2162" calcext:value-type="float">
            <text:p>2162</text:p>
          </table:table-cell>
          <table:table-cell office:value-type="float" office:value="383.736" calcext:value-type="float">
            <text:p>383.736</text:p>
          </table:table-cell>
          <table:table-cell office:value-type="float" office:value="72553.433" calcext:value-type="float">
            <text:p>72553.433</text:p>
          </table:table-cell>
          <table:table-cell office:value-type="float" office:value="-675.817" calcext:value-type="float">
            <text:p>-675.817</text:p>
          </table:table-cell>
          <table:table-cell office:value-type="float" office:value="7460.66" calcext:value-type="float">
            <text:p>7460.66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 office:value-type="float" office:value="32407.696" calcext:value-type="float">
            <text:p>32407.696</text:p>
          </table:table-cell>
          <table:table-cell office:value-type="float" office:value="72553.433" calcext:value-type="float">
            <text:p>72553.433</text:p>
          </table:table-cell>
          <table:table-cell office:value-type="float" office:value="-57632.112" calcext:value-type="float">
            <text:p>-57632.11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88.983" calcext:value-type="float">
            <text:p>5188.983</text:p>
          </table:table-cell>
          <table:table-cell office:value-type="float" office:value="2560.782" calcext:value-type="float">
            <text:p>2560.782</text:p>
          </table:table-cell>
          <table:table-cell office:value-type="float" office:value="7270.415" calcext:value-type="float">
            <text:p>7270.415</text:p>
          </table:table-cell>
          <table:table-cell office:value-type="float" office:value="1005.855" calcext:value-type="float">
            <text:p>1005.855</text:p>
          </table:table-cell>
          <table:table-cell office:value-type="float" office:value="7209.303" calcext:value-type="float">
            <text:p>7209.303</text:p>
          </table:table-cell>
          <table:table-cell office:value-type="float" office:value="3168.663" calcext:value-type="float">
            <text:p>3168.663</text:p>
          </table:table-cell>
          <table:table-cell office:value-type="float" office:value="5427.445" calcext:value-type="float">
            <text:p>5427.445</text:p>
          </table:table-cell>
          <table:table-cell office:value-type="float" office:value="2652.935" calcext:value-type="float">
            <text:p>2652.935</text:p>
          </table:table-cell>
          <table:table-cell office:value-type="float" office:value="7598.075" calcext:value-type="float">
            <text:p>7598.075</text:p>
          </table:table-cell>
          <table:table-cell office:value-type="float" office:value="1059.65" calcext:value-type="float">
            <text:p>1059.65</text:p>
          </table:table-cell>
          <table:table-cell office:value-type="float" office:value="7555.814" calcext:value-type="float">
            <text:p>7555.814</text:p>
          </table:table-cell>
          <table:table-cell office:value-type="float" office:value="3299.076" calcext:value-type="float">
            <text:p>3299.076</text:p>
          </table:table-cell>
          <table:table-cell office:value-type="float" office:value="108.9" calcext:value-type="float">
            <text:p>108.9</text:p>
          </table:table-cell>
          <table:table-cell office:value-type="float" office:value="1" calcext:value-type="float">
            <text:p>1</text:p>
          </table:table-cell>
          <table:table-cell office:value-type="float" office:value="2964" calcext:value-type="float">
            <text:p>2964</text:p>
          </table:table-cell>
          <table:table-cell office:value-type="float" office:value="424.631" calcext:value-type="float">
            <text:p>424.631</text:p>
          </table:table-cell>
          <table:table-cell office:value-type="float" office:value="79218.394" calcext:value-type="float">
            <text:p>79218.394</text:p>
          </table:table-cell>
          <table:table-cell office:value-type="float" office:value="-743.997" calcext:value-type="float">
            <text:p>-743.997</text:p>
          </table:table-cell>
          <table:table-cell office:value-type="float" office:value="7810.383" calcext:value-type="float">
            <text:p>7810.383</text:p>
          </table:table-cell>
          <table:table-cell office:value-type="float" office:value="0" calcext:value-type="float">
            <text:p>0</text:p>
          </table:table-cell>
          <table:table-cell office:value-type="float" office:value="2964" calcext:value-type="float">
            <text:p>2964</text:p>
          </table:table-cell>
          <table:table-cell office:value-type="float" office:value="35551.859" calcext:value-type="float">
            <text:p>35551.859</text:p>
          </table:table-cell>
          <table:table-cell office:value-type="float" office:value="79218.394" calcext:value-type="float">
            <text:p>79218.394</text:p>
          </table:table-cell>
          <table:table-cell office:value-type="float" office:value="-63597.628" calcext:value-type="float">
            <text:p>-63597.62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74.795" calcext:value-type="float">
            <text:p>5174.795</text:p>
          </table:table-cell>
          <table:table-cell office:value-type="float" office:value="3137.355" calcext:value-type="float">
            <text:p>3137.355</text:p>
          </table:table-cell>
          <table:table-cell office:value-type="float" office:value="7071.313" calcext:value-type="float">
            <text:p>7071.313</text:p>
          </table:table-cell>
          <table:table-cell office:value-type="float" office:value="932.988" calcext:value-type="float">
            <text:p>932.988</text:p>
          </table:table-cell>
          <table:table-cell office:value-type="float" office:value="7048.757" calcext:value-type="float">
            <text:p>7048.757</text:p>
          </table:table-cell>
          <table:table-cell office:value-type="float" office:value="3300.832" calcext:value-type="float">
            <text:p>3300.832</text:p>
          </table:table-cell>
          <table:table-cell office:value-type="float" office:value="5408.671" calcext:value-type="float">
            <text:p>5408.671</text:p>
          </table:table-cell>
          <table:table-cell office:value-type="float" office:value="3281.616" calcext:value-type="float">
            <text:p>3281.616</text:p>
          </table:table-cell>
          <table:table-cell office:value-type="float" office:value="7417.603" calcext:value-type="float">
            <text:p>7417.603</text:p>
          </table:table-cell>
          <table:table-cell office:value-type="float" office:value="982.939" calcext:value-type="float">
            <text:p>982.939</text:p>
          </table:table-cell>
          <table:table-cell office:value-type="float" office:value="7382.962" calcext:value-type="float">
            <text:p>7382.962</text:p>
          </table:table-cell>
          <table:table-cell office:value-type="float" office:value="3434.38" calcext:value-type="float">
            <text:p>3434.38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115.458" calcext:value-type="float">
            <text:p>115.458</text:p>
          </table:table-cell>
          <table:table-cell office:value-type="float" office:value="16615.366" calcext:value-type="float">
            <text:p>16615.366</text:p>
          </table:table-cell>
          <table:table-cell office:value-type="float" office:value="-195.003" calcext:value-type="float">
            <text:p>-195.003</text:p>
          </table:table-cell>
          <table:table-cell office:value-type="float" office:value="2012.532" calcext:value-type="float">
            <text:p>2012.532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7270.303" calcext:value-type="float">
            <text:p>7270.303</text:p>
          </table:table-cell>
          <table:table-cell office:value-type="float" office:value="16615.366" calcext:value-type="float">
            <text:p>16615.366</text:p>
          </table:table-cell>
          <table:table-cell office:value-type="float" office:value="-12590.301" calcext:value-type="float">
            <text:p>-12590.30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297.504" calcext:value-type="float">
            <text:p>5297.504</text:p>
          </table:table-cell>
          <table:table-cell office:value-type="float" office:value="3043.486" calcext:value-type="float">
            <text:p>3043.486</text:p>
          </table:table-cell>
          <table:table-cell office:value-type="float" office:value="7180.074" calcext:value-type="float">
            <text:p>7180.074</text:p>
          </table:table-cell>
          <table:table-cell office:value-type="float" office:value="936.273" calcext:value-type="float">
            <text:p>936.273</text:p>
          </table:table-cell>
          <table:table-cell office:value-type="float" office:value="7178.064" calcext:value-type="float">
            <text:p>7178.064</text:p>
          </table:table-cell>
          <table:table-cell office:value-type="float" office:value="3416.945" calcext:value-type="float">
            <text:p>3416.945</text:p>
          </table:table-cell>
          <table:table-cell office:value-type="float" office:value="5538.292" calcext:value-type="float">
            <text:p>5538.292</text:p>
          </table:table-cell>
          <table:table-cell office:value-type="float" office:value="3199.632" calcext:value-type="float">
            <text:p>3199.632</text:p>
          </table:table-cell>
          <table:table-cell office:value-type="float" office:value="7476.031" calcext:value-type="float">
            <text:p>7476.031</text:p>
          </table:table-cell>
          <table:table-cell office:value-type="float" office:value="984.591" calcext:value-type="float">
            <text:p>984.591</text:p>
          </table:table-cell>
          <table:table-cell office:value-type="float" office:value="7515.901" calcext:value-type="float">
            <text:p>7515.901</text:p>
          </table:table-cell>
          <table:table-cell office:value-type="float" office:value="3560.683" calcext:value-type="float">
            <text:p>3560.683</text:p>
          </table:table-cell>
          <table:table-cell office:value-type="float" office:value="62.52" calcext:value-type="float">
            <text:p>62.52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154.063" calcext:value-type="float">
            <text:p>154.063</text:p>
          </table:table-cell>
          <table:table-cell office:value-type="float" office:value="24044.784" calcext:value-type="float">
            <text:p>24044.784</text:p>
          </table:table-cell>
          <table:table-cell office:value-type="float" office:value="-246.924" calcext:value-type="float">
            <text:p>-246.924</text:p>
          </table:table-cell>
          <table:table-cell office:value-type="float" office:value="3476.652" calcext:value-type="float">
            <text:p>3476.652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10240.242" calcext:value-type="float">
            <text:p>10240.242</text:p>
          </table:table-cell>
          <table:table-cell office:value-type="float" office:value="24044.784" calcext:value-type="float">
            <text:p>24044.784</text:p>
          </table:table-cell>
          <table:table-cell office:value-type="float" office:value="-17091.481" calcext:value-type="float">
            <text:p>-17091.48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06.715" calcext:value-type="float">
            <text:p>5306.715</text:p>
          </table:table-cell>
          <table:table-cell office:value-type="float" office:value="3068.833" calcext:value-type="float">
            <text:p>3068.833</text:p>
          </table:table-cell>
          <table:table-cell office:value-type="float" office:value="7340.056" calcext:value-type="float">
            <text:p>7340.056</text:p>
          </table:table-cell>
          <table:table-cell office:value-type="float" office:value="886.943" calcext:value-type="float">
            <text:p>886.943</text:p>
          </table:table-cell>
          <table:table-cell office:value-type="float" office:value="7088.192" calcext:value-type="float">
            <text:p>7088.192</text:p>
          </table:table-cell>
          <table:table-cell office:value-type="float" office:value="3525.239" calcext:value-type="float">
            <text:p>3525.239</text:p>
          </table:table-cell>
          <table:table-cell office:value-type="float" office:value="5550.023" calcext:value-type="float">
            <text:p>5550.023</text:p>
          </table:table-cell>
          <table:table-cell office:value-type="float" office:value="3220.068" calcext:value-type="float">
            <text:p>3220.068</text:p>
          </table:table-cell>
          <table:table-cell office:value-type="float" office:value="7677.429" calcext:value-type="float">
            <text:p>7677.429</text:p>
          </table:table-cell>
          <table:table-cell office:value-type="float" office:value="937.139" calcext:value-type="float">
            <text:p>937.139</text:p>
          </table:table-cell>
          <table:table-cell office:value-type="float" office:value="7432.321" calcext:value-type="float">
            <text:p>7432.321</text:p>
          </table:table-cell>
          <table:table-cell office:value-type="float" office:value="3667.725" calcext:value-type="float">
            <text:p>3667.7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21" calcext:value-type="float">
            <text:p>1421</text:p>
          </table:table-cell>
          <table:table-cell office:value-type="float" office:value="201.046" calcext:value-type="float">
            <text:p>201.046</text:p>
          </table:table-cell>
          <table:table-cell office:value-type="float" office:value="38716.26" calcext:value-type="float">
            <text:p>38716.26</text:p>
          </table:table-cell>
          <table:table-cell office:value-type="float" office:value="-358.814" calcext:value-type="float">
            <text:p>-358.814</text:p>
          </table:table-cell>
          <table:table-cell office:value-type="float" office:value="3330.172" calcext:value-type="float">
            <text:p>3330.172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17617.648" calcext:value-type="float">
            <text:p>17617.648</text:p>
          </table:table-cell>
          <table:table-cell office:value-type="float" office:value="38716.26" calcext:value-type="float">
            <text:p>38716.26</text:p>
          </table:table-cell>
          <table:table-cell office:value-type="float" office:value="-32055.915" calcext:value-type="float">
            <text:p>-32055.91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07.114" calcext:value-type="float">
            <text:p>5407.114</text:p>
          </table:table-cell>
          <table:table-cell office:value-type="float" office:value="2965.858" calcext:value-type="float">
            <text:p>2965.858</text:p>
          </table:table-cell>
          <table:table-cell office:value-type="float" office:value="7163.386" calcext:value-type="float">
            <text:p>7163.386</text:p>
          </table:table-cell>
          <table:table-cell office:value-type="float" office:value="843.316" calcext:value-type="float">
            <text:p>843.316</text:p>
          </table:table-cell>
          <table:table-cell office:value-type="float" office:value="7100.964" calcext:value-type="float">
            <text:p>7100.964</text:p>
          </table:table-cell>
          <table:table-cell office:value-type="float" office:value="3713.264" calcext:value-type="float">
            <text:p>3713.264</text:p>
          </table:table-cell>
          <table:table-cell office:value-type="float" office:value="5656.124" calcext:value-type="float">
            <text:p>5656.124</text:p>
          </table:table-cell>
          <table:table-cell office:value-type="float" office:value="3095.106" calcext:value-type="float">
            <text:p>3095.106</text:p>
          </table:table-cell>
          <table:table-cell office:value-type="float" office:value="7526.456" calcext:value-type="float">
            <text:p>7526.456</text:p>
          </table:table-cell>
          <table:table-cell office:value-type="float" office:value="895.564" calcext:value-type="float">
            <text:p>895.564</text:p>
          </table:table-cell>
          <table:table-cell office:value-type="float" office:value="7454.918" calcext:value-type="float">
            <text:p>7454.918</text:p>
          </table:table-cell>
          <table:table-cell office:value-type="float" office:value="3857.331" calcext:value-type="float">
            <text:p>3857.331</text:p>
          </table:table-cell>
          <table:table-cell office:value-type="float" office:value="123.7" calcext:value-type="float">
            <text:p>123.7</text:p>
          </table:table-cell>
          <table:table-cell office:value-type="float" office:value="1" calcext:value-type="float">
            <text:p>1</text:p>
          </table:table-cell>
          <table:table-cell office:value-type="float" office:value="2846" calcext:value-type="float">
            <text:p>2846</text:p>
          </table:table-cell>
          <table:table-cell office:value-type="float" office:value="427.586" calcext:value-type="float">
            <text:p>427.586</text:p>
          </table:table-cell>
          <table:table-cell office:value-type="float" office:value="80654.01" calcext:value-type="float">
            <text:p>80654.01</text:p>
          </table:table-cell>
          <table:table-cell office:value-type="float" office:value="-735.132" calcext:value-type="float">
            <text:p>-735.132</text:p>
          </table:table-cell>
          <table:table-cell office:value-type="float" office:value="9068.825" calcext:value-type="float">
            <text:p>9068.825</text:p>
          </table:table-cell>
          <table:table-cell office:value-type="float" office:value="0" calcext:value-type="float">
            <text:p>0</text:p>
          </table:table-cell>
          <table:table-cell office:value-type="float" office:value="2846" calcext:value-type="float">
            <text:p>2846</text:p>
          </table:table-cell>
          <table:table-cell office:value-type="float" office:value="35640.069" calcext:value-type="float">
            <text:p>35640.069</text:p>
          </table:table-cell>
          <table:table-cell office:value-type="float" office:value="80654.01" calcext:value-type="float">
            <text:p>80654.01</text:p>
          </table:table-cell>
          <table:table-cell office:value-type="float" office:value="-62516.36" calcext:value-type="float">
            <text:p>-62516.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57.021" calcext:value-type="float">
            <text:p>5357.021</text:p>
          </table:table-cell>
          <table:table-cell office:value-type="float" office:value="2989.466" calcext:value-type="float">
            <text:p>2989.466</text:p>
          </table:table-cell>
          <table:table-cell office:value-type="float" office:value="7190.833" calcext:value-type="float">
            <text:p>7190.833</text:p>
          </table:table-cell>
          <table:table-cell office:value-type="float" office:value="822.617" calcext:value-type="float">
            <text:p>822.617</text:p>
          </table:table-cell>
          <table:table-cell office:value-type="float" office:value="7009.296" calcext:value-type="float">
            <text:p>7009.296</text:p>
          </table:table-cell>
          <table:table-cell office:value-type="float" office:value="3704.745" calcext:value-type="float">
            <text:p>3704.745</text:p>
          </table:table-cell>
          <table:table-cell office:value-type="float" office:value="5597.19" calcext:value-type="float">
            <text:p>5597.19</text:p>
          </table:table-cell>
          <table:table-cell office:value-type="float" office:value="3121.04" calcext:value-type="float">
            <text:p>3121.04</text:p>
          </table:table-cell>
          <table:table-cell office:value-type="float" office:value="7553.145" calcext:value-type="float">
            <text:p>7553.145</text:p>
          </table:table-cell>
          <table:table-cell office:value-type="float" office:value="866.708" calcext:value-type="float">
            <text:p>866.708</text:p>
          </table:table-cell>
          <table:table-cell office:value-type="float" office:value="7338.024" calcext:value-type="float">
            <text:p>7338.024</text:p>
          </table:table-cell>
          <table:table-cell office:value-type="float" office:value="3856.356" calcext:value-type="float">
            <text:p>3856.356</text:p>
          </table:table-cell>
          <table:table-cell office:value-type="float" office:value="51.04" calcext:value-type="float">
            <text:p>51.04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58.388" calcext:value-type="float">
            <text:p>158.388</text:p>
          </table:table-cell>
          <table:table-cell office:value-type="float" office:value="30454.723" calcext:value-type="float">
            <text:p>30454.723</text:p>
          </table:table-cell>
          <table:table-cell office:value-type="float" office:value="-267.092" calcext:value-type="float">
            <text:p>-267.092</text:p>
          </table:table-cell>
          <table:table-cell office:value-type="float" office:value="3635.528" calcext:value-type="float">
            <text:p>3635.528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13352.455" calcext:value-type="float">
            <text:p>13352.455</text:p>
          </table:table-cell>
          <table:table-cell office:value-type="float" office:value="30454.723" calcext:value-type="float">
            <text:p>30454.723</text:p>
          </table:table-cell>
          <table:table-cell office:value-type="float" office:value="-23183.666" calcext:value-type="float">
            <text:p>-23183.66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56.723" calcext:value-type="float">
            <text:p>5356.723</text:p>
          </table:table-cell>
          <table:table-cell office:value-type="float" office:value="2916.033" calcext:value-type="float">
            <text:p>2916.033</text:p>
          </table:table-cell>
          <table:table-cell office:value-type="float" office:value="7324.277" calcext:value-type="float">
            <text:p>7324.277</text:p>
          </table:table-cell>
          <table:table-cell office:value-type="float" office:value="866.061" calcext:value-type="float">
            <text:p>866.061</text:p>
          </table:table-cell>
          <table:table-cell office:value-type="float" office:value="7096.259" calcext:value-type="float">
            <text:p>7096.259</text:p>
          </table:table-cell>
          <table:table-cell office:value-type="float" office:value="3617.188" calcext:value-type="float">
            <text:p>3617.188</text:p>
          </table:table-cell>
          <table:table-cell office:value-type="float" office:value="5604.373" calcext:value-type="float">
            <text:p>5604.373</text:p>
          </table:table-cell>
          <table:table-cell office:value-type="float" office:value="3024.939" calcext:value-type="float">
            <text:p>3024.939</text:p>
          </table:table-cell>
          <table:table-cell office:value-type="float" office:value="7616.134" calcext:value-type="float">
            <text:p>7616.134</text:p>
          </table:table-cell>
          <table:table-cell office:value-type="float" office:value="911.439" calcext:value-type="float">
            <text:p>911.439</text:p>
          </table:table-cell>
          <table:table-cell office:value-type="float" office:value="7435.051" calcext:value-type="float">
            <text:p>7435.051</text:p>
          </table:table-cell>
          <table:table-cell office:value-type="float" office:value="3773.694" calcext:value-type="float">
            <text:p>3773.694</text:p>
          </table:table-cell>
          <table:table-cell office:value-type="float" office:value="58.52" calcext:value-type="float">
            <text:p>58.52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184.724" calcext:value-type="float">
            <text:p>184.724</text:p>
          </table:table-cell>
          <table:table-cell office:value-type="float" office:value="27402.381" calcext:value-type="float">
            <text:p>27402.381</text:p>
          </table:table-cell>
          <table:table-cell office:value-type="float" office:value="-312.51" calcext:value-type="float">
            <text:p>-312.51</text:p>
          </table:table-cell>
          <table:table-cell office:value-type="float" office:value="3940.443" calcext:value-type="float">
            <text:p>3940.443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1680.98" calcext:value-type="float">
            <text:p>11680.98</text:p>
          </table:table-cell>
          <table:table-cell office:value-type="float" office:value="27402.381" calcext:value-type="float">
            <text:p>27402.381</text:p>
          </table:table-cell>
          <table:table-cell office:value-type="float" office:value="-19521.495" calcext:value-type="float">
            <text:p>-19521.49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93.159" calcext:value-type="float">
            <text:p>5393.159</text:p>
          </table:table-cell>
          <table:table-cell office:value-type="float" office:value="3031.001" calcext:value-type="float">
            <text:p>3031.001</text:p>
          </table:table-cell>
          <table:table-cell office:value-type="float" office:value="6911.662" calcext:value-type="float">
            <text:p>6911.662</text:p>
          </table:table-cell>
          <table:table-cell office:value-type="float" office:value="766.86" calcext:value-type="float">
            <text:p>766.86</text:p>
          </table:table-cell>
          <table:table-cell office:value-type="float" office:value="6933.442" calcext:value-type="float">
            <text:p>6933.442</text:p>
          </table:table-cell>
          <table:table-cell office:value-type="float" office:value="3852.876" calcext:value-type="float">
            <text:p>3852.876</text:p>
          </table:table-cell>
          <table:table-cell office:value-type="float" office:value="5637.514" calcext:value-type="float">
            <text:p>5637.514</text:p>
          </table:table-cell>
          <table:table-cell office:value-type="float" office:value="3093.434" calcext:value-type="float">
            <text:p>3093.434</text:p>
          </table:table-cell>
          <table:table-cell office:value-type="float" office:value="7268.435" calcext:value-type="float">
            <text:p>7268.435</text:p>
          </table:table-cell>
          <table:table-cell office:value-type="float" office:value="814.228" calcext:value-type="float">
            <text:p>814.228</text:p>
          </table:table-cell>
          <table:table-cell office:value-type="float" office:value="7272.94" calcext:value-type="float">
            <text:p>7272.94</text:p>
          </table:table-cell>
          <table:table-cell office:value-type="float" office:value="4002.088" calcext:value-type="float">
            <text:p>4002.088</text:p>
          </table:table-cell>
          <table:table-cell office:value-type="float" office:value="19.84" calcext:value-type="float">
            <text:p>19.84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61.605" calcext:value-type="float">
            <text:p>61.605</text:p>
          </table:table-cell>
          <table:table-cell office:value-type="float" office:value="5203.037" calcext:value-type="float">
            <text:p>5203.037</text:p>
          </table:table-cell>
          <table:table-cell office:value-type="float" office:value="-103.897" calcext:value-type="float">
            <text:p>-103.897</text:p>
          </table:table-cell>
          <table:table-cell office:value-type="float" office:value="798.153" calcext:value-type="float">
            <text:p>798.153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2193.057" calcext:value-type="float">
            <text:p>2193.057</text:p>
          </table:table-cell>
          <table:table-cell office:value-type="float" office:value="5203.037" calcext:value-type="float">
            <text:p>5203.037</text:p>
          </table:table-cell>
          <table:table-cell office:value-type="float" office:value="-3606.732" calcext:value-type="float">
            <text:p>-3606.73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84.962" calcext:value-type="float">
            <text:p>5384.962</text:p>
          </table:table-cell>
          <table:table-cell office:value-type="float" office:value="2981.119" calcext:value-type="float">
            <text:p>2981.119</text:p>
          </table:table-cell>
          <table:table-cell office:value-type="float" office:value="6862.038" calcext:value-type="float">
            <text:p>6862.038</text:p>
          </table:table-cell>
          <table:table-cell office:value-type="float" office:value="790.792" calcext:value-type="float">
            <text:p>790.792</text:p>
          </table:table-cell>
          <table:table-cell office:value-type="float" office:value="6973.315" calcext:value-type="float">
            <text:p>6973.315</text:p>
          </table:table-cell>
          <table:table-cell office:value-type="float" office:value="3796.608" calcext:value-type="float">
            <text:p>3796.608</text:p>
          </table:table-cell>
          <table:table-cell office:value-type="float" office:value="5635.172" calcext:value-type="float">
            <text:p>5635.172</text:p>
          </table:table-cell>
          <table:table-cell office:value-type="float" office:value="3104.945" calcext:value-type="float">
            <text:p>3104.945</text:p>
          </table:table-cell>
          <table:table-cell office:value-type="float" office:value="7203.559" calcext:value-type="float">
            <text:p>7203.559</text:p>
          </table:table-cell>
          <table:table-cell office:value-type="float" office:value="833.211" calcext:value-type="float">
            <text:p>833.211</text:p>
          </table:table-cell>
          <table:table-cell office:value-type="float" office:value="7308.724" calcext:value-type="float">
            <text:p>7308.724</text:p>
          </table:table-cell>
          <table:table-cell office:value-type="float" office:value="3961.619" calcext:value-type="float">
            <text:p>3961.619</text:p>
          </table:table-cell>
          <table:table-cell office:value-type="float" office:value="75.48" calcext:value-type="float">
            <text:p>75.48</text:p>
          </table:table-cell>
          <table:table-cell office:value-type="float" office:value="1" calcext:value-type="float">
            <text:p>1</text:p>
          </table:table-cell>
          <table:table-cell office:value-type="float" office:value="1873" calcext:value-type="float">
            <text:p>1873</text:p>
          </table:table-cell>
          <table:table-cell office:value-type="float" office:value="295.08" calcext:value-type="float">
            <text:p>295.08</text:p>
          </table:table-cell>
          <table:table-cell office:value-type="float" office:value="58035.177" calcext:value-type="float">
            <text:p>58035.177</text:p>
          </table:table-cell>
          <table:table-cell office:value-type="float" office:value="-517.206" calcext:value-type="float">
            <text:p>-517.206</text:p>
          </table:table-cell>
          <table:table-cell office:value-type="float" office:value="5918.358" calcext:value-type="float">
            <text:p>5918.358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 office:value-type="float" office:value="25947.366" calcext:value-type="float">
            <text:p>25947.366</text:p>
          </table:table-cell>
          <table:table-cell office:value-type="float" office:value="58035.177" calcext:value-type="float">
            <text:p>58035.177</text:p>
          </table:table-cell>
          <table:table-cell office:value-type="float" office:value="-46198.461" calcext:value-type="float">
            <text:p>-46198.46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18.132" calcext:value-type="float">
            <text:p>5418.132</text:p>
          </table:table-cell>
          <table:table-cell office:value-type="float" office:value="2885.369" calcext:value-type="float">
            <text:p>2885.369</text:p>
          </table:table-cell>
          <table:table-cell office:value-type="float" office:value="6915.685" calcext:value-type="float">
            <text:p>6915.685</text:p>
          </table:table-cell>
          <table:table-cell office:value-type="float" office:value="766.89" calcext:value-type="float">
            <text:p>766.89</text:p>
          </table:table-cell>
          <table:table-cell office:value-type="float" office:value="6958.476" calcext:value-type="float">
            <text:p>6958.476</text:p>
          </table:table-cell>
          <table:table-cell office:value-type="float" office:value="3877.788" calcext:value-type="float">
            <text:p>3877.788</text:p>
          </table:table-cell>
          <table:table-cell office:value-type="float" office:value="5665.646" calcext:value-type="float">
            <text:p>5665.646</text:p>
          </table:table-cell>
          <table:table-cell office:value-type="float" office:value="2991.108" calcext:value-type="float">
            <text:p>2991.108</text:p>
          </table:table-cell>
          <table:table-cell office:value-type="float" office:value="7264.731" calcext:value-type="float">
            <text:p>7264.731</text:p>
          </table:table-cell>
          <table:table-cell office:value-type="float" office:value="812.499" calcext:value-type="float">
            <text:p>812.499</text:p>
          </table:table-cell>
          <table:table-cell office:value-type="float" office:value="7297.597" calcext:value-type="float">
            <text:p>7297.597</text:p>
          </table:table-cell>
          <table:table-cell office:value-type="float" office:value="4033.694" calcext:value-type="float">
            <text:p>4033.694</text:p>
          </table:table-cell>
          <table:table-cell office:value-type="float" office:value="73.42" calcext:value-type="float">
            <text:p>73.42</text:p>
          </table:table-cell>
          <table:table-cell office:value-type="float" office:value="1" calcext:value-type="float">
            <text:p>1</text:p>
          </table:table-cell>
          <table:table-cell office:value-type="float" office:value="1439" calcext:value-type="float">
            <text:p>1439</text:p>
          </table:table-cell>
          <table:table-cell office:value-type="float" office:value="231.244" calcext:value-type="float">
            <text:p>231.244</text:p>
          </table:table-cell>
          <table:table-cell office:value-type="float" office:value="42170.098" calcext:value-type="float">
            <text:p>42170.098</text:p>
          </table:table-cell>
          <table:table-cell office:value-type="float" office:value="-391.048" calcext:value-type="float">
            <text:p>-391.048</text:p>
          </table:table-cell>
          <table:table-cell office:value-type="float" office:value="4467.941" calcext:value-type="float">
            <text:p>4467.941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18770.748" calcext:value-type="float">
            <text:p>18770.748</text:p>
          </table:table-cell>
          <table:table-cell office:value-type="float" office:value="42170.098" calcext:value-type="float">
            <text:p>42170.098</text:p>
          </table:table-cell>
          <table:table-cell office:value-type="float" office:value="-33234.215" calcext:value-type="float">
            <text:p>-33234.21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37.333" calcext:value-type="float">
            <text:p>5437.333</text:p>
          </table:table-cell>
          <table:table-cell office:value-type="float" office:value="2846.225" calcext:value-type="float">
            <text:p>2846.225</text:p>
          </table:table-cell>
          <table:table-cell office:value-type="float" office:value="6918.337" calcext:value-type="float">
            <text:p>6918.337</text:p>
          </table:table-cell>
          <table:table-cell office:value-type="float" office:value="796.546" calcext:value-type="float">
            <text:p>796.546</text:p>
          </table:table-cell>
          <table:table-cell office:value-type="float" office:value="7037.242" calcext:value-type="float">
            <text:p>7037.242</text:p>
          </table:table-cell>
          <table:table-cell office:value-type="float" office:value="3837.424" calcext:value-type="float">
            <text:p>3837.424</text:p>
          </table:table-cell>
          <table:table-cell office:value-type="float" office:value="5687.458" calcext:value-type="float">
            <text:p>5687.458</text:p>
          </table:table-cell>
          <table:table-cell office:value-type="float" office:value="2972.344" calcext:value-type="float">
            <text:p>2972.344</text:p>
          </table:table-cell>
          <table:table-cell office:value-type="float" office:value="7245.636" calcext:value-type="float">
            <text:p>7245.636</text:p>
          </table:table-cell>
          <table:table-cell office:value-type="float" office:value="839.411" calcext:value-type="float">
            <text:p>839.411</text:p>
          </table:table-cell>
          <table:table-cell office:value-type="float" office:value="7373.466" calcext:value-type="float">
            <text:p>7373.466</text:p>
          </table:table-cell>
          <table:table-cell office:value-type="float" office:value="4001.451" calcext:value-type="float">
            <text:p>4001.451</text:p>
          </table:table-cell>
          <table:table-cell office:value-type="float" office:value="63.34" calcext:value-type="float">
            <text:p>63.34</text:p>
          </table:table-cell>
          <table:table-cell office:value-type="float" office:value="1" calcext:value-type="float">
            <text:p>1</text:p>
          </table:table-cell>
          <table:table-cell office:value-type="float" office:value="1577" calcext:value-type="float">
            <text:p>1577</text:p>
          </table:table-cell>
          <table:table-cell office:value-type="float" office:value="241.41" calcext:value-type="float">
            <text:p>241.41</text:p>
          </table:table-cell>
          <table:table-cell office:value-type="float" office:value="46654.54" calcext:value-type="float">
            <text:p>46654.54</text:p>
          </table:table-cell>
          <table:table-cell office:value-type="float" office:value="-421.546" calcext:value-type="float">
            <text:p>-421.546</text:p>
          </table:table-cell>
          <table:table-cell office:value-type="float" office:value="4635.336" calcext:value-type="float">
            <text:p>4635.336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 office:value-type="float" office:value="20920.073" calcext:value-type="float">
            <text:p>20920.073</text:p>
          </table:table-cell>
          <table:table-cell office:value-type="float" office:value="46654.54" calcext:value-type="float">
            <text:p>46654.54</text:p>
          </table:table-cell>
          <table:table-cell office:value-type="float" office:value="-37383.868" calcext:value-type="float">
            <text:p>-37383.86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32.528" calcext:value-type="float">
            <text:p>5432.528</text:p>
          </table:table-cell>
          <table:table-cell office:value-type="float" office:value="2799.212" calcext:value-type="float">
            <text:p>2799.212</text:p>
          </table:table-cell>
          <table:table-cell office:value-type="float" office:value="6938.874" calcext:value-type="float">
            <text:p>6938.874</text:p>
          </table:table-cell>
          <table:table-cell office:value-type="float" office:value="815.1" calcext:value-type="float">
            <text:p>815.1</text:p>
          </table:table-cell>
          <table:table-cell office:value-type="float" office:value="7069.704" calcext:value-type="float">
            <text:p>7069.704</text:p>
          </table:table-cell>
          <table:table-cell office:value-type="float" office:value="3795.352" calcext:value-type="float">
            <text:p>3795.352</text:p>
          </table:table-cell>
          <table:table-cell office:value-type="float" office:value="5680.471" calcext:value-type="float">
            <text:p>5680.471</text:p>
          </table:table-cell>
          <table:table-cell office:value-type="float" office:value="2941.865" calcext:value-type="float">
            <text:p>2941.865</text:p>
          </table:table-cell>
          <table:table-cell office:value-type="float" office:value="7264.39" calcext:value-type="float">
            <text:p>7264.39</text:p>
          </table:table-cell>
          <table:table-cell office:value-type="float" office:value="853.45" calcext:value-type="float">
            <text:p>853.45</text:p>
          </table:table-cell>
          <table:table-cell office:value-type="float" office:value="7394.677" calcext:value-type="float">
            <text:p>7394.677</text:p>
          </table:table-cell>
          <table:table-cell office:value-type="float" office:value="3966.266" calcext:value-type="float">
            <text:p>3966.266</text:p>
          </table:table-cell>
          <table:table-cell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office:value-type="float" office:value="153.978" calcext:value-type="float">
            <text:p>153.978</text:p>
          </table:table-cell>
          <table:table-cell office:value-type="float" office:value="27965.496" calcext:value-type="float">
            <text:p>27965.496</text:p>
          </table:table-cell>
          <table:table-cell office:value-type="float" office:value="-258.075" calcext:value-type="float">
            <text:p>-258.075</text:p>
          </table:table-cell>
          <table:table-cell office:value-type="float" office:value="3560.922" calcext:value-type="float">
            <text:p>3560.922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12150.289" calcext:value-type="float">
            <text:p>12150.289</text:p>
          </table:table-cell>
          <table:table-cell office:value-type="float" office:value="27965.496" calcext:value-type="float">
            <text:p>27965.496</text:p>
          </table:table-cell>
          <table:table-cell office:value-type="float" office:value="-20843.652" calcext:value-type="float">
            <text:p>-20843.65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62.758" calcext:value-type="float">
            <text:p>5462.758</text:p>
          </table:table-cell>
          <table:table-cell office:value-type="float" office:value="3794.446" calcext:value-type="float">
            <text:p>3794.446</text:p>
          </table:table-cell>
          <table:table-cell office:value-type="float" office:value="7345.311" calcext:value-type="float">
            <text:p>7345.311</text:p>
          </table:table-cell>
          <table:table-cell office:value-type="float" office:value="813.95" calcext:value-type="float">
            <text:p>813.95</text:p>
          </table:table-cell>
          <table:table-cell office:value-type="float" office:value="7097.625" calcext:value-type="float">
            <text:p>7097.625</text:p>
          </table:table-cell>
          <table:table-cell office:value-type="float" office:value="3827.89" calcext:value-type="float">
            <text:p>3827.89</text:p>
          </table:table-cell>
          <table:table-cell office:value-type="float" office:value="5720.58" calcext:value-type="float">
            <text:p>5720.58</text:p>
          </table:table-cell>
          <table:table-cell office:value-type="float" office:value="3977.704" calcext:value-type="float">
            <text:p>3977.704</text:p>
          </table:table-cell>
          <table:table-cell office:value-type="float" office:value="7702.128" calcext:value-type="float">
            <text:p>7702.128</text:p>
          </table:table-cell>
          <table:table-cell office:value-type="float" office:value="856.597" calcext:value-type="float">
            <text:p>856.597</text:p>
          </table:table-cell>
          <table:table-cell office:value-type="float" office:value="7441.105" calcext:value-type="float">
            <text:p>7441.105</text:p>
          </table:table-cell>
          <table:table-cell office:value-type="float" office:value="4000.054" calcext:value-type="float">
            <text:p>4000.054</text:p>
          </table:table-cell>
          <table:table-cell office:value-type="float" office:value="170.3" calcext:value-type="float">
            <text:p>170.3</text:p>
          </table:table-cell>
          <table:table-cell office:value-type="float" office:value="1" calcext:value-type="float">
            <text:p>1</text:p>
          </table:table-cell>
          <table:table-cell office:value-type="float" office:value="3728" calcext:value-type="float">
            <text:p>3728</text:p>
          </table:table-cell>
          <table:table-cell office:value-type="float" office:value="700.854" calcext:value-type="float">
            <text:p>700.854</text:p>
          </table:table-cell>
          <table:table-cell office:value-type="float" office:value="133172.836" calcext:value-type="float">
            <text:p>133172.836</text:p>
          </table:table-cell>
          <table:table-cell office:value-type="float" office:value="-1237.406" calcext:value-type="float">
            <text:p>-1237.406</text:p>
          </table:table-cell>
          <table:table-cell office:value-type="float" office:value="13838.202" calcext:value-type="float">
            <text:p>13838.202</text:p>
          </table:table-cell>
          <table:table-cell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  <table:table-cell office:value-type="float" office:value="59413.056" calcext:value-type="float">
            <text:p>59413.056</text:p>
          </table:table-cell>
          <table:table-cell office:value-type="float" office:value="133172.836" calcext:value-type="float">
            <text:p>133172.836</text:p>
          </table:table-cell>
          <table:table-cell office:value-type="float" office:value="-105496.432" calcext:value-type="float">
            <text:p>-105496.43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70.126" calcext:value-type="float">
            <text:p>5470.126</text:p>
          </table:table-cell>
          <table:table-cell office:value-type="float" office:value="3521.878" calcext:value-type="float">
            <text:p>3521.878</text:p>
          </table:table-cell>
          <table:table-cell office:value-type="float" office:value="6930.246" calcext:value-type="float">
            <text:p>6930.246</text:p>
          </table:table-cell>
          <table:table-cell office:value-type="float" office:value="787.506" calcext:value-type="float">
            <text:p>787.506</text:p>
          </table:table-cell>
          <table:table-cell office:value-type="float" office:value="7051.877" calcext:value-type="float">
            <text:p>7051.877</text:p>
          </table:table-cell>
          <table:table-cell office:value-type="float" office:value="3888.374" calcext:value-type="float">
            <text:p>3888.374</text:p>
          </table:table-cell>
          <table:table-cell office:value-type="float" office:value="5722.554" calcext:value-type="float">
            <text:p>5722.554</text:p>
          </table:table-cell>
          <table:table-cell office:value-type="float" office:value="3672.759" calcext:value-type="float">
            <text:p>3672.759</text:p>
          </table:table-cell>
          <table:table-cell office:value-type="float" office:value="7257.252" calcext:value-type="float">
            <text:p>7257.252</text:p>
          </table:table-cell>
          <table:table-cell office:value-type="float" office:value="831.857" calcext:value-type="float">
            <text:p>831.857</text:p>
          </table:table-cell>
          <table:table-cell office:value-type="float" office:value="7393.388" calcext:value-type="float">
            <text:p>7393.388</text:p>
          </table:table-cell>
          <table:table-cell office:value-type="float" office:value="4051.72" calcext:value-type="float">
            <text:p>4051.72</text:p>
          </table:table-cell>
          <table:table-cell office:value-type="float" office:value="128.34" calcext:value-type="float">
            <text:p>128.34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701.851" calcext:value-type="float">
            <text:p>701.851</text:p>
          </table:table-cell>
          <table:table-cell office:value-type="float" office:value="148626.155" calcext:value-type="float">
            <text:p>148626.155</text:p>
          </table:table-cell>
          <table:table-cell office:value-type="float" office:value="-1281.369" calcext:value-type="float">
            <text:p>-1281.369</text:p>
          </table:table-cell>
          <table:table-cell office:value-type="float" office:value="11845.775" calcext:value-type="float">
            <text:p>11845.77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8098.757" calcext:value-type="float">
            <text:p>68098.757</text:p>
          </table:table-cell>
          <table:table-cell office:value-type="float" office:value="148626.155" calcext:value-type="float">
            <text:p>148626.155</text:p>
          </table:table-cell>
          <table:table-cell office:value-type="float" office:value="-124934.604" calcext:value-type="float">
            <text:p>-124934.60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6.566" calcext:value-type="float">
            <text:p>5586.566</text:p>
          </table:table-cell>
          <table:table-cell office:value-type="float" office:value="3592.425" calcext:value-type="float">
            <text:p>3592.425</text:p>
          </table:table-cell>
          <table:table-cell office:value-type="float" office:value="8306.154" calcext:value-type="float">
            <text:p>8306.154</text:p>
          </table:table-cell>
          <table:table-cell office:value-type="float" office:value="901.519" calcext:value-type="float">
            <text:p>901.519</text:p>
          </table:table-cell>
          <table:table-cell office:value-type="float" office:value="7397.321" calcext:value-type="float">
            <text:p>7397.321</text:p>
          </table:table-cell>
          <table:table-cell office:value-type="float" office:value="3775.811" calcext:value-type="float">
            <text:p>3775.811</text:p>
          </table:table-cell>
          <table:table-cell office:value-type="float" office:value="5849.862" calcext:value-type="float">
            <text:p>5849.862</text:p>
          </table:table-cell>
          <table:table-cell office:value-type="float" office:value="3771.043" calcext:value-type="float">
            <text:p>3771.043</text:p>
          </table:table-cell>
          <table:table-cell office:value-type="float" office:value="8695.631" calcext:value-type="float">
            <text:p>8695.631</text:p>
          </table:table-cell>
          <table:table-cell office:value-type="float" office:value="948.563" calcext:value-type="float">
            <text:p>948.563</text:p>
          </table:table-cell>
          <table:table-cell office:value-type="float" office:value="7755.107" calcext:value-type="float">
            <text:p>7755.107</text:p>
          </table:table-cell>
          <table:table-cell office:value-type="float" office:value="3944.617" calcext:value-type="float">
            <text:p>3944.617</text:p>
          </table:table-cell>
          <table:table-cell office:value-type="float" office:value="211.62" calcext:value-type="float">
            <text:p>211.62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904.625" calcext:value-type="float">
            <text:p>904.625</text:p>
          </table:table-cell>
          <table:table-cell office:value-type="float" office:value="172202.898" calcext:value-type="float">
            <text:p>172202.898</text:p>
          </table:table-cell>
          <table:table-cell office:value-type="float" office:value="-1605.372" calcext:value-type="float">
            <text:p>-1605.372</text:p>
          </table:table-cell>
          <table:table-cell office:value-type="float" office:value="16864.155" calcext:value-type="float">
            <text:p>16864.15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7338.397" calcext:value-type="float">
            <text:p>77338.397</text:p>
          </table:table-cell>
          <table:table-cell office:value-type="float" office:value="172202.898" calcext:value-type="float">
            <text:p>172202.898</text:p>
          </table:table-cell>
          <table:table-cell office:value-type="float" office:value="-138474.587" calcext:value-type="float">
            <text:p>-138474.58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3.671" calcext:value-type="float">
            <text:p>5583.671</text:p>
          </table:table-cell>
          <table:table-cell office:value-type="float" office:value="3759.767" calcext:value-type="float">
            <text:p>3759.767</text:p>
          </table:table-cell>
          <table:table-cell office:value-type="float" office:value="7448.397" calcext:value-type="float">
            <text:p>7448.397</text:p>
          </table:table-cell>
          <table:table-cell office:value-type="float" office:value="824.038" calcext:value-type="float">
            <text:p>824.038</text:p>
          </table:table-cell>
          <table:table-cell office:value-type="float" office:value="7238.801" calcext:value-type="float">
            <text:p>7238.801</text:p>
          </table:table-cell>
          <table:table-cell office:value-type="float" office:value="3928.541" calcext:value-type="float">
            <text:p>3928.541</text:p>
          </table:table-cell>
          <table:table-cell office:value-type="float" office:value="5844.23" calcext:value-type="float">
            <text:p>5844.23</text:p>
          </table:table-cell>
          <table:table-cell office:value-type="float" office:value="3939.853" calcext:value-type="float">
            <text:p>3939.853</text:p>
          </table:table-cell>
          <table:table-cell office:value-type="float" office:value="7820.104" calcext:value-type="float">
            <text:p>7820.104</text:p>
          </table:table-cell>
          <table:table-cell office:value-type="float" office:value="867.363" calcext:value-type="float">
            <text:p>867.363</text:p>
          </table:table-cell>
          <table:table-cell office:value-type="float" office:value="7586.379" calcext:value-type="float">
            <text:p>7586.379</text:p>
          </table:table-cell>
          <table:table-cell office:value-type="float" office:value="4102.081" calcext:value-type="float">
            <text:p>4102.081</text:p>
          </table:table-cell>
          <table:table-cell office:value-type="float" office:value="73.9" calcext:value-type="float">
            <text:p>73.9</text:p>
          </table:table-cell>
          <table:table-cell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218.617" calcext:value-type="float">
            <text:p>218.617</text:p>
          </table:table-cell>
          <table:table-cell office:value-type="float" office:value="45071.241" calcext:value-type="float">
            <text:p>45071.241</text:p>
          </table:table-cell>
          <table:table-cell office:value-type="float" office:value="-365.206" calcext:value-type="float">
            <text:p>-365.206</text:p>
          </table:table-cell>
          <table:table-cell office:value-type="float" office:value="5381.775" calcext:value-type="float">
            <text:p>5381.775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19760.168" calcext:value-type="float">
            <text:p>19760.168</text:p>
          </table:table-cell>
          <table:table-cell office:value-type="float" office:value="45071.241" calcext:value-type="float">
            <text:p>45071.241</text:p>
          </table:table-cell>
          <table:table-cell office:value-type="float" office:value="-34307.69" calcext:value-type="float">
            <text:p>-34307.6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50.277" calcext:value-type="float">
            <text:p>5650.277</text:p>
          </table:table-cell>
          <table:table-cell office:value-type="float" office:value="3689.32" calcext:value-type="float">
            <text:p>3689.32</text:p>
          </table:table-cell>
          <table:table-cell office:value-type="float" office:value="8040.002" calcext:value-type="float">
            <text:p>8040.002</text:p>
          </table:table-cell>
          <table:table-cell office:value-type="float" office:value="885.402" calcext:value-type="float">
            <text:p>885.402</text:p>
          </table:table-cell>
          <table:table-cell office:value-type="float" office:value="7428.659" calcext:value-type="float">
            <text:p>7428.659</text:p>
          </table:table-cell>
          <table:table-cell office:value-type="float" office:value="3871.896" calcext:value-type="float">
            <text:p>3871.896</text:p>
          </table:table-cell>
          <table:table-cell office:value-type="float" office:value="5913.15" calcext:value-type="float">
            <text:p>5913.15</text:p>
          </table:table-cell>
          <table:table-cell office:value-type="float" office:value="3821.069" calcext:value-type="float">
            <text:p>3821.069</text:p>
          </table:table-cell>
          <table:table-cell office:value-type="float" office:value="8394.114" calcext:value-type="float">
            <text:p>8394.114</text:p>
          </table:table-cell>
          <table:table-cell office:value-type="float" office:value="927.597" calcext:value-type="float">
            <text:p>927.597</text:p>
          </table:table-cell>
          <table:table-cell office:value-type="float" office:value="7776.283" calcext:value-type="float">
            <text:p>7776.283</text:p>
          </table:table-cell>
          <table:table-cell office:value-type="float" office:value="4050.017" calcext:value-type="float">
            <text:p>4050.017</text:p>
          </table:table-cell>
          <table:table-cell office:value-type="float" office:value="52.58" calcext:value-type="float">
            <text:p>52.58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141.346" calcext:value-type="float">
            <text:p>141.346</text:p>
          </table:table-cell>
          <table:table-cell office:value-type="float" office:value="11752.84" calcext:value-type="float">
            <text:p>11752.84</text:p>
          </table:table-cell>
          <table:table-cell office:value-type="float" office:value="-231.321" calcext:value-type="float">
            <text:p>-231.321</text:p>
          </table:table-cell>
          <table:table-cell office:value-type="float" office:value="1849.542" calcext:value-type="float">
            <text:p>1849.542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4930.549" calcext:value-type="float">
            <text:p>4930.549</text:p>
          </table:table-cell>
          <table:table-cell office:value-type="float" office:value="11752.84" calcext:value-type="float">
            <text:p>11752.84</text:p>
          </table:table-cell>
          <table:table-cell office:value-type="float" office:value="-8053.757" calcext:value-type="float">
            <text:p>-8053.75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22.3" calcext:value-type="float">
            <text:p>5622.3</text:p>
          </table:table-cell>
          <table:table-cell office:value-type="float" office:value="3650.038" calcext:value-type="float">
            <text:p>3650.038</text:p>
          </table:table-cell>
          <table:table-cell office:value-type="float" office:value="7303.094" calcext:value-type="float">
            <text:p>7303.094</text:p>
          </table:table-cell>
          <table:table-cell office:value-type="float" office:value="830.197" calcext:value-type="float">
            <text:p>830.197</text:p>
          </table:table-cell>
          <table:table-cell office:value-type="float" office:value="7289.8" calcext:value-type="float">
            <text:p>7289.8</text:p>
          </table:table-cell>
          <table:table-cell office:value-type="float" office:value="3954.8" calcext:value-type="float">
            <text:p>3954.8</text:p>
          </table:table-cell>
          <table:table-cell office:value-type="float" office:value="5881.643" calcext:value-type="float">
            <text:p>5881.643</text:p>
          </table:table-cell>
          <table:table-cell office:value-type="float" office:value="3778.105" calcext:value-type="float">
            <text:p>3778.105</text:p>
          </table:table-cell>
          <table:table-cell office:value-type="float" office:value="7683.291" calcext:value-type="float">
            <text:p>7683.291</text:p>
          </table:table-cell>
          <table:table-cell office:value-type="float" office:value="879.013" calcext:value-type="float">
            <text:p>879.013</text:p>
          </table:table-cell>
          <table:table-cell office:value-type="float" office:value="7647.193" calcext:value-type="float">
            <text:p>7647.193</text:p>
          </table:table-cell>
          <table:table-cell office:value-type="float" office:value="4116.093" calcext:value-type="float">
            <text:p>4116.093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66.675" calcext:value-type="float">
            <text:p>66.675</text:p>
          </table:table-cell>
          <table:table-cell office:value-type="float" office:value="2952.513" calcext:value-type="float">
            <text:p>2952.513</text:p>
          </table:table-cell>
          <table:table-cell office:value-type="float" office:value="-117.121" calcext:value-type="float">
            <text:p>-117.121</text:p>
          </table:table-cell>
          <table:table-cell office:value-type="float" office:value="422.31" calcext:value-type="float">
            <text:p>422.31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1259.711" calcext:value-type="float">
            <text:p>1259.711</text:p>
          </table:table-cell>
          <table:table-cell office:value-type="float" office:value="2952.513" calcext:value-type="float">
            <text:p>2952.513</text:p>
          </table:table-cell>
          <table:table-cell office:value-type="float" office:value="-2107.893" calcext:value-type="float">
            <text:p>-2107.89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00.579" calcext:value-type="float">
            <text:p>5600.579</text:p>
          </table:table-cell>
          <table:table-cell office:value-type="float" office:value="3546.904" calcext:value-type="float">
            <text:p>3546.904</text:p>
          </table:table-cell>
          <table:table-cell office:value-type="float" office:value="7090.229" calcext:value-type="float">
            <text:p>7090.229</text:p>
          </table:table-cell>
          <table:table-cell office:value-type="float" office:value="794.251" calcext:value-type="float">
            <text:p>794.251</text:p>
          </table:table-cell>
          <table:table-cell office:value-type="float" office:value="7195.878" calcext:value-type="float">
            <text:p>7195.878</text:p>
          </table:table-cell>
          <table:table-cell office:value-type="float" office:value="4005.279" calcext:value-type="float">
            <text:p>4005.279</text:p>
          </table:table-cell>
          <table:table-cell office:value-type="float" office:value="5859.825" calcext:value-type="float">
            <text:p>5859.825</text:p>
          </table:table-cell>
          <table:table-cell office:value-type="float" office:value="3705.907" calcext:value-type="float">
            <text:p>3705.907</text:p>
          </table:table-cell>
          <table:table-cell office:value-type="float" office:value="7459.616" calcext:value-type="float">
            <text:p>7459.616</text:p>
          </table:table-cell>
          <table:table-cell office:value-type="float" office:value="838.363" calcext:value-type="float">
            <text:p>838.363</text:p>
          </table:table-cell>
          <table:table-cell office:value-type="float" office:value="7543.727" calcext:value-type="float">
            <text:p>7543.727</text:p>
          </table:table-cell>
          <table:table-cell office:value-type="float" office:value="4175.922" calcext:value-type="float">
            <text:p>4175.922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12.614" calcext:value-type="float">
            <text:p>112.614</text:p>
          </table:table-cell>
          <table:table-cell office:value-type="float" office:value="12370.654" calcext:value-type="float">
            <text:p>12370.654</text:p>
          </table:table-cell>
          <table:table-cell office:value-type="float" office:value="-199.072" calcext:value-type="float">
            <text:p>-199.072</text:p>
          </table:table-cell>
          <table:table-cell office:value-type="float" office:value="1063.783" calcext:value-type="float">
            <text:p>1063.78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629.344" calcext:value-type="float">
            <text:p>5629.344</text:p>
          </table:table-cell>
          <table:table-cell office:value-type="float" office:value="12370.654" calcext:value-type="float">
            <text:p>12370.654</text:p>
          </table:table-cell>
          <table:table-cell office:value-type="float" office:value="-10243.088" calcext:value-type="float">
            <text:p>-10243.08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79.263" calcext:value-type="float">
            <text:p>5679.263</text:p>
          </table:table-cell>
          <table:table-cell office:value-type="float" office:value="3856.412" calcext:value-type="float">
            <text:p>3856.412</text:p>
          </table:table-cell>
          <table:table-cell office:value-type="float" office:value="7449.675" calcext:value-type="float">
            <text:p>7449.675</text:p>
          </table:table-cell>
          <table:table-cell office:value-type="float" office:value="790.28" calcext:value-type="float">
            <text:p>790.28</text:p>
          </table:table-cell>
          <table:table-cell office:value-type="float" office:value="7266.587" calcext:value-type="float">
            <text:p>7266.587</text:p>
          </table:table-cell>
          <table:table-cell office:value-type="float" office:value="4091.939" calcext:value-type="float">
            <text:p>4091.939</text:p>
          </table:table-cell>
          <table:table-cell office:value-type="float" office:value="5941.616" calcext:value-type="float">
            <text:p>5941.616</text:p>
          </table:table-cell>
          <table:table-cell office:value-type="float" office:value="3998.417" calcext:value-type="float">
            <text:p>3998.417</text:p>
          </table:table-cell>
          <table:table-cell office:value-type="float" office:value="7840.54" calcext:value-type="float">
            <text:p>7840.54</text:p>
          </table:table-cell>
          <table:table-cell office:value-type="float" office:value="833.587" calcext:value-type="float">
            <text:p>833.587</text:p>
          </table:table-cell>
          <table:table-cell office:value-type="float" office:value="7615.925" calcext:value-type="float">
            <text:p>7615.925</text:p>
          </table:table-cell>
          <table:table-cell office:value-type="float" office:value="4267.307" calcext:value-type="float">
            <text:p>4267.307</text:p>
          </table:table-cell>
          <table:table-cell office:value-type="float" office:value="76.14" calcext:value-type="float">
            <text:p>76.14</text:p>
          </table:table-cell>
          <table:table-cell office:value-type="float" office:value="1" calcext:value-type="float">
            <text:p>1</text:p>
          </table:table-cell>
          <table:table-cell office:value-type="float" office:value="1660" calcext:value-type="float">
            <text:p>1660</text:p>
          </table:table-cell>
          <table:table-cell office:value-type="float" office:value="266.052" calcext:value-type="float">
            <text:p>266.052</text:p>
          </table:table-cell>
          <table:table-cell office:value-type="float" office:value="38424.43" calcext:value-type="float">
            <text:p>38424.43</text:p>
          </table:table-cell>
          <table:table-cell office:value-type="float" office:value="-458.242" calcext:value-type="float">
            <text:p>-458.242</text:p>
          </table:table-cell>
          <table:table-cell office:value-type="float" office:value="5066.661" calcext:value-type="float">
            <text:p>5066.661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16607.81" calcext:value-type="float">
            <text:p>16607.81</text:p>
          </table:table-cell>
          <table:table-cell office:value-type="float" office:value="38424.43" calcext:value-type="float">
            <text:p>38424.43</text:p>
          </table:table-cell>
          <table:table-cell office:value-type="float" office:value="-28291.107" calcext:value-type="float">
            <text:p>-28291.10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34.243" calcext:value-type="float">
            <text:p>5734.243</text:p>
          </table:table-cell>
          <table:table-cell office:value-type="float" office:value="3971.783" calcext:value-type="float">
            <text:p>3971.783</text:p>
          </table:table-cell>
          <table:table-cell office:value-type="float" office:value="7124.612" calcext:value-type="float">
            <text:p>7124.612</text:p>
          </table:table-cell>
          <table:table-cell office:value-type="float" office:value="813.413" calcext:value-type="float">
            <text:p>813.413</text:p>
          </table:table-cell>
          <table:table-cell office:value-type="float" office:value="7368.03" calcext:value-type="float">
            <text:p>7368.03</text:p>
          </table:table-cell>
          <table:table-cell office:value-type="float" office:value="4100.456" calcext:value-type="float">
            <text:p>4100.456</text:p>
          </table:table-cell>
          <table:table-cell office:value-type="float" office:value="6002.033" calcext:value-type="float">
            <text:p>6002.033</text:p>
          </table:table-cell>
          <table:table-cell office:value-type="float" office:value="4152.728" calcext:value-type="float">
            <text:p>4152.728</text:p>
          </table:table-cell>
          <table:table-cell office:value-type="float" office:value="7488.62" calcext:value-type="float">
            <text:p>7488.62</text:p>
          </table:table-cell>
          <table:table-cell office:value-type="float" office:value="855.359" calcext:value-type="float">
            <text:p>855.359</text:p>
          </table:table-cell>
          <table:table-cell office:value-type="float" office:value="7720.073" calcext:value-type="float">
            <text:p>7720.073</text:p>
          </table:table-cell>
          <table:table-cell office:value-type="float" office:value="4283.993" calcext:value-type="float">
            <text:p>4283.993</text:p>
          </table:table-cell>
          <table:table-cell office:value-type="float" office:value="39.26" calcext:value-type="float">
            <text:p>39.26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114.741" calcext:value-type="float">
            <text:p>114.741</text:p>
          </table:table-cell>
          <table:table-cell office:value-type="float" office:value="9470.45" calcext:value-type="float">
            <text:p>9470.45</text:p>
          </table:table-cell>
          <table:table-cell office:value-type="float" office:value="-191.205" calcext:value-type="float">
            <text:p>-191.205</text:p>
          </table:table-cell>
          <table:table-cell office:value-type="float" office:value="1327.488" calcext:value-type="float">
            <text:p>1327.488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4054.131" calcext:value-type="float">
            <text:p>4054.131</text:p>
          </table:table-cell>
          <table:table-cell office:value-type="float" office:value="9470.45" calcext:value-type="float">
            <text:p>9470.45</text:p>
          </table:table-cell>
          <table:table-cell office:value-type="float" office:value="-6815.475" calcext:value-type="float">
            <text:p>-6815.47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96.669" calcext:value-type="float">
            <text:p>5796.669</text:p>
          </table:table-cell>
          <table:table-cell office:value-type="float" office:value="3884.431" calcext:value-type="float">
            <text:p>3884.431</text:p>
          </table:table-cell>
          <table:table-cell office:value-type="float" office:value="7272.312" calcext:value-type="float">
            <text:p>7272.312</text:p>
          </table:table-cell>
          <table:table-cell office:value-type="float" office:value="768.466" calcext:value-type="float">
            <text:p>768.466</text:p>
          </table:table-cell>
          <table:table-cell office:value-type="float" office:value="7340.179" calcext:value-type="float">
            <text:p>7340.179</text:p>
          </table:table-cell>
          <table:table-cell office:value-type="float" office:value="4253.159" calcext:value-type="float">
            <text:p>4253.159</text:p>
          </table:table-cell>
          <table:table-cell office:value-type="float" office:value="6070.303" calcext:value-type="float">
            <text:p>6070.303</text:p>
          </table:table-cell>
          <table:table-cell office:value-type="float" office:value="4026.704" calcext:value-type="float">
            <text:p>4026.704</text:p>
          </table:table-cell>
          <table:table-cell office:value-type="float" office:value="7625.134" calcext:value-type="float">
            <text:p>7625.134</text:p>
          </table:table-cell>
          <table:table-cell office:value-type="float" office:value="813.165" calcext:value-type="float">
            <text:p>813.165</text:p>
          </table:table-cell>
          <table:table-cell office:value-type="float" office:value="7703.594" calcext:value-type="float">
            <text:p>7703.594</text:p>
          </table:table-cell>
          <table:table-cell office:value-type="float" office:value="4437.012" calcext:value-type="float">
            <text:p>4437.012</text:p>
          </table:table-cell>
          <table:table-cell office:value-type="float" office:value="37.4" calcext:value-type="float">
            <text:p>37.4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109.01" calcext:value-type="float">
            <text:p>109.01</text:p>
          </table:table-cell>
          <table:table-cell office:value-type="float" office:value="10460.813" calcext:value-type="float">
            <text:p>10460.813</text:p>
          </table:table-cell>
          <table:table-cell office:value-type="float" office:value="-181.552" calcext:value-type="float">
            <text:p>-181.552</text:p>
          </table:table-cell>
          <table:table-cell office:value-type="float" office:value="1626.529" calcext:value-type="float">
            <text:p>1626.529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4398.319" calcext:value-type="float">
            <text:p>4398.319</text:p>
          </table:table-cell>
          <table:table-cell office:value-type="float" office:value="10460.813" calcext:value-type="float">
            <text:p>10460.813</text:p>
          </table:table-cell>
          <table:table-cell office:value-type="float" office:value="-7207.755" calcext:value-type="float">
            <text:p>-7207.75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50.315" calcext:value-type="float">
            <text:p>5750.315</text:p>
          </table:table-cell>
          <table:table-cell office:value-type="float" office:value="4012.877" calcext:value-type="float">
            <text:p>4012.877</text:p>
          </table:table-cell>
          <table:table-cell office:value-type="float" office:value="7022.828" calcext:value-type="float">
            <text:p>7022.828</text:p>
          </table:table-cell>
          <table:table-cell office:value-type="float" office:value="723.424" calcext:value-type="float">
            <text:p>723.424</text:p>
          </table:table-cell>
          <table:table-cell office:value-type="float" office:value="7203.355" calcext:value-type="float">
            <text:p>7203.355</text:p>
          </table:table-cell>
          <table:table-cell office:value-type="float" office:value="4297.274" calcext:value-type="float">
            <text:p>4297.274</text:p>
          </table:table-cell>
          <table:table-cell office:value-type="float" office:value="6017.853" calcext:value-type="float">
            <text:p>6017.853</text:p>
          </table:table-cell>
          <table:table-cell office:value-type="float" office:value="4209.18" calcext:value-type="float">
            <text:p>4209.18</text:p>
          </table:table-cell>
          <table:table-cell office:value-type="float" office:value="7388.139" calcext:value-type="float">
            <text:p>7388.139</text:p>
          </table:table-cell>
          <table:table-cell office:value-type="float" office:value="759.874" calcext:value-type="float">
            <text:p>759.874</text:p>
          </table:table-cell>
          <table:table-cell office:value-type="float" office:value="7544.104" calcext:value-type="float">
            <text:p>7544.104</text:p>
          </table:table-cell>
          <table:table-cell office:value-type="float" office:value="4491.601" calcext:value-type="float">
            <text:p>4491.601</text:p>
          </table:table-cell>
          <table:table-cell office:value-type="float" office:value="52.02" calcext:value-type="float">
            <text:p>52.02</text:p>
          </table:table-cell>
          <table:table-cell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float" office:value="219.433" calcext:value-type="float">
            <text:p>219.433</text:p>
          </table:table-cell>
          <table:table-cell office:value-type="float" office:value="37720.217" calcext:value-type="float">
            <text:p>37720.217</text:p>
          </table:table-cell>
          <table:table-cell office:value-type="float" office:value="-388.724" calcext:value-type="float">
            <text:p>-388.724</text:p>
          </table:table-cell>
          <table:table-cell office:value-type="float" office:value="3920.709" calcext:value-type="float">
            <text:p>3920.709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16827.739" calcext:value-type="float">
            <text:p>16827.739</text:p>
          </table:table-cell>
          <table:table-cell office:value-type="float" office:value="37720.217" calcext:value-type="float">
            <text:p>37720.217</text:p>
          </table:table-cell>
          <table:table-cell office:value-type="float" office:value="-29878.799" calcext:value-type="float">
            <text:p>-29878.79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76.246" calcext:value-type="float">
            <text:p>5776.246</text:p>
          </table:table-cell>
          <table:table-cell office:value-type="float" office:value="4070.989" calcext:value-type="float">
            <text:p>4070.989</text:p>
          </table:table-cell>
          <table:table-cell office:value-type="float" office:value="7110.703" calcext:value-type="float">
            <text:p>7110.703</text:p>
          </table:table-cell>
          <table:table-cell office:value-type="float" office:value="697.507" calcext:value-type="float">
            <text:p>697.507</text:p>
          </table:table-cell>
          <table:table-cell office:value-type="float" office:value="7177.23" calcext:value-type="float">
            <text:p>7177.23</text:p>
          </table:table-cell>
          <table:table-cell office:value-type="float" office:value="4375.262" calcext:value-type="float">
            <text:p>4375.262</text:p>
          </table:table-cell>
          <table:table-cell office:value-type="float" office:value="6046.722" calcext:value-type="float">
            <text:p>6046.722</text:p>
          </table:table-cell>
          <table:table-cell office:value-type="float" office:value="4178.812" calcext:value-type="float">
            <text:p>4178.812</text:p>
          </table:table-cell>
          <table:table-cell office:value-type="float" office:value="7440.962" calcext:value-type="float">
            <text:p>7440.962</text:p>
          </table:table-cell>
          <table:table-cell office:value-type="float" office:value="740.393" calcext:value-type="float">
            <text:p>740.393</text:p>
          </table:table-cell>
          <table:table-cell office:value-type="float" office:value="7533.845" calcext:value-type="float">
            <text:p>7533.845</text:p>
          </table:table-cell>
          <table:table-cell office:value-type="float" office:value="4559.6" calcext:value-type="float">
            <text:p>4559.6</text:p>
          </table:table-cell>
          <table:table-cell office:value-type="float" office:value="47.4" calcext:value-type="float">
            <text:p>47.4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169.372" calcext:value-type="float">
            <text:p>169.372</text:p>
          </table:table-cell>
          <table:table-cell office:value-type="float" office:value="32440.225" calcext:value-type="float">
            <text:p>32440.225</text:p>
          </table:table-cell>
          <table:table-cell office:value-type="float" office:value="-292.794" calcext:value-type="float">
            <text:p>-292.794</text:p>
          </table:table-cell>
          <table:table-cell office:value-type="float" office:value="3317.983" calcext:value-type="float">
            <text:p>3317.983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4499.071" calcext:value-type="float">
            <text:p>14499.071</text:p>
          </table:table-cell>
          <table:table-cell office:value-type="float" office:value="32440.225" calcext:value-type="float">
            <text:p>32440.225</text:p>
          </table:table-cell>
          <table:table-cell office:value-type="float" office:value="-25804.259" calcext:value-type="float">
            <text:p>-25804.25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50.076" calcext:value-type="float">
            <text:p>5750.076</text:p>
          </table:table-cell>
          <table:table-cell office:value-type="float" office:value="4037.47" calcext:value-type="float">
            <text:p>4037.47</text:p>
          </table:table-cell>
          <table:table-cell office:value-type="float" office:value="6927.009" calcext:value-type="float">
            <text:p>6927.009</text:p>
          </table:table-cell>
          <table:table-cell office:value-type="float" office:value="665.646" calcext:value-type="float">
            <text:p>665.646</text:p>
          </table:table-cell>
          <table:table-cell office:value-type="float" office:value="7087.066" calcext:value-type="float">
            <text:p>7087.066</text:p>
          </table:table-cell>
          <table:table-cell office:value-type="float" office:value="4413.086" calcext:value-type="float">
            <text:p>4413.086</text:p>
          </table:table-cell>
          <table:table-cell office:value-type="float" office:value="6018.484" calcext:value-type="float">
            <text:p>6018.484</text:p>
          </table:table-cell>
          <table:table-cell office:value-type="float" office:value="4193.481" calcext:value-type="float">
            <text:p>4193.481</text:p>
          </table:table-cell>
          <table:table-cell office:value-type="float" office:value="7290.652" calcext:value-type="float">
            <text:p>7290.652</text:p>
          </table:table-cell>
          <table:table-cell office:value-type="float" office:value="702.659" calcext:value-type="float">
            <text:p>702.659</text:p>
          </table:table-cell>
          <table:table-cell office:value-type="float" office:value="7429.816" calcext:value-type="float">
            <text:p>7429.816</text:p>
          </table:table-cell>
          <table:table-cell office:value-type="float" office:value="4607.152" calcext:value-type="float">
            <text:p>4607.152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56.746" calcext:value-type="float">
            <text:p>56.746</text:p>
          </table:table-cell>
          <table:table-cell office:value-type="float" office:value="10534.582" calcext:value-type="float">
            <text:p>10534.582</text:p>
          </table:table-cell>
          <table:table-cell office:value-type="float" office:value="-95.378" calcext:value-type="float">
            <text:p>-95.378</text:p>
          </table:table-cell>
          <table:table-cell office:value-type="float" office:value="1085.793" calcext:value-type="float">
            <text:p>1085.793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4704.262" calcext:value-type="float">
            <text:p>4704.262</text:p>
          </table:table-cell>
          <table:table-cell office:value-type="float" office:value="10534.582" calcext:value-type="float">
            <text:p>10534.582</text:p>
          </table:table-cell>
          <table:table-cell office:value-type="float" office:value="-8362.995" calcext:value-type="float">
            <text:p>-8362.99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13.033" calcext:value-type="float">
            <text:p>5713.033</text:p>
          </table:table-cell>
          <table:table-cell office:value-type="float" office:value="4131.94" calcext:value-type="float">
            <text:p>4131.94</text:p>
          </table:table-cell>
          <table:table-cell office:value-type="float" office:value="6846.091" calcext:value-type="float">
            <text:p>6846.091</text:p>
          </table:table-cell>
          <table:table-cell office:value-type="float" office:value="633.684" calcext:value-type="float">
            <text:p>633.684</text:p>
          </table:table-cell>
          <table:table-cell office:value-type="float" office:value="6985.826" calcext:value-type="float">
            <text:p>6985.826</text:p>
          </table:table-cell>
          <table:table-cell office:value-type="float" office:value="4440.241" calcext:value-type="float">
            <text:p>4440.241</text:p>
          </table:table-cell>
          <table:table-cell office:value-type="float" office:value="5982.122" calcext:value-type="float">
            <text:p>5982.122</text:p>
          </table:table-cell>
          <table:table-cell office:value-type="float" office:value="4310.731" calcext:value-type="float">
            <text:p>4310.731</text:p>
          </table:table-cell>
          <table:table-cell office:value-type="float" office:value="7197.689" calcext:value-type="float">
            <text:p>7197.689</text:p>
          </table:table-cell>
          <table:table-cell office:value-type="float" office:value="667.376" calcext:value-type="float">
            <text:p>667.376</text:p>
          </table:table-cell>
          <table:table-cell office:value-type="float" office:value="7322.585" calcext:value-type="float">
            <text:p>7322.585</text:p>
          </table:table-cell>
          <table:table-cell office:value-type="float" office:value="4641.659" calcext:value-type="float">
            <text:p>4641.659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53.789" calcext:value-type="float">
            <text:p>53.789</text:p>
          </table:table-cell>
          <table:table-cell office:value-type="float" office:value="9713.118" calcext:value-type="float">
            <text:p>9713.118</text:p>
          </table:table-cell>
          <table:table-cell office:value-type="float" office:value="-91.939" calcext:value-type="float">
            <text:p>-91.939</text:p>
          </table:table-cell>
          <table:table-cell office:value-type="float" office:value="1100.846" calcext:value-type="float">
            <text:p>1100.846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4287.786" calcext:value-type="float">
            <text:p>4287.786</text:p>
          </table:table-cell>
          <table:table-cell office:value-type="float" office:value="9713.118" calcext:value-type="float">
            <text:p>9713.118</text:p>
          </table:table-cell>
          <table:table-cell office:value-type="float" office:value="-7511.426" calcext:value-type="float">
            <text:p>-7511.42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13.766" calcext:value-type="float">
            <text:p>5713.766</text:p>
          </table:table-cell>
          <table:table-cell office:value-type="float" office:value="3986.61" calcext:value-type="float">
            <text:p>3986.61</text:p>
          </table:table-cell>
          <table:table-cell office:value-type="float" office:value="7238.201" calcext:value-type="float">
            <text:p>7238.201</text:p>
          </table:table-cell>
          <table:table-cell office:value-type="float" office:value="663.705" calcext:value-type="float">
            <text:p>663.705</text:p>
          </table:table-cell>
          <table:table-cell office:value-type="float" office:value="7046.858" calcext:value-type="float">
            <text:p>7046.858</text:p>
          </table:table-cell>
          <table:table-cell office:value-type="float" office:value="4380.675" calcext:value-type="float">
            <text:p>4380.675</text:p>
          </table:table-cell>
          <table:table-cell office:value-type="float" office:value="5985.289" calcext:value-type="float">
            <text:p>5985.289</text:p>
          </table:table-cell>
          <table:table-cell office:value-type="float" office:value="4143.102" calcext:value-type="float">
            <text:p>4143.102</text:p>
          </table:table-cell>
          <table:table-cell office:value-type="float" office:value="7563.583" calcext:value-type="float">
            <text:p>7563.583</text:p>
          </table:table-cell>
          <table:table-cell office:value-type="float" office:value="698.726" calcext:value-type="float">
            <text:p>698.726</text:p>
          </table:table-cell>
          <table:table-cell office:value-type="float" office:value="7388.722" calcext:value-type="float">
            <text:p>7388.722</text:p>
          </table:table-cell>
          <table:table-cell office:value-type="float" office:value="4581.856" calcext:value-type="float">
            <text:p>4581.856</text:p>
          </table:table-cell>
          <table:table-cell office:value-type="float" office:value="28.22" calcext:value-type="float">
            <text:p>28.22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124.19" calcext:value-type="float">
            <text:p>124.19</text:p>
          </table:table-cell>
          <table:table-cell office:value-type="float" office:value="12637.012" calcext:value-type="float">
            <text:p>12637.012</text:p>
          </table:table-cell>
          <table:table-cell office:value-type="float" office:value="-221.222" calcext:value-type="float">
            <text:p>-221.222</text:p>
          </table:table-cell>
          <table:table-cell office:value-type="float" office:value="1032.251" calcext:value-type="float">
            <text:p>1032.251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5777.655" calcext:value-type="float">
            <text:p>5777.655</text:p>
          </table:table-cell>
          <table:table-cell office:value-type="float" office:value="12637.012" calcext:value-type="float">
            <text:p>12637.012</text:p>
          </table:table-cell>
          <table:table-cell office:value-type="float" office:value="-10572.51" calcext:value-type="float">
            <text:p>-10572.5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15.155" calcext:value-type="float">
            <text:p>5715.155</text:p>
          </table:table-cell>
          <table:table-cell office:value-type="float" office:value="3953.778" calcext:value-type="float">
            <text:p>3953.778</text:p>
          </table:table-cell>
          <table:table-cell office:value-type="float" office:value="6832.902" calcext:value-type="float">
            <text:p>6832.902</text:p>
          </table:table-cell>
          <table:table-cell office:value-type="float" office:value="615.829" calcext:value-type="float">
            <text:p>615.829</text:p>
          </table:table-cell>
          <table:table-cell office:value-type="float" office:value="6952.085" calcext:value-type="float">
            <text:p>6952.085</text:p>
          </table:table-cell>
          <table:table-cell office:value-type="float" office:value="4478.225" calcext:value-type="float">
            <text:p>4478.225</text:p>
          </table:table-cell>
          <table:table-cell office:value-type="float" office:value="5984.303" calcext:value-type="float">
            <text:p>5984.303</text:p>
          </table:table-cell>
          <table:table-cell office:value-type="float" office:value="4134.323" calcext:value-type="float">
            <text:p>4134.323</text:p>
          </table:table-cell>
          <table:table-cell office:value-type="float" office:value="7141.327" calcext:value-type="float">
            <text:p>7141.327</text:p>
          </table:table-cell>
          <table:table-cell office:value-type="float" office:value="651.736" calcext:value-type="float">
            <text:p>651.736</text:p>
          </table:table-cell>
          <table:table-cell office:value-type="float" office:value="7293.353" calcext:value-type="float">
            <text:p>7293.353</text:p>
          </table:table-cell>
          <table:table-cell office:value-type="float" office:value="4675.254" calcext:value-type="float">
            <text:p>4675.254</text:p>
          </table:table-cell>
          <table:table-cell office:value-type="float" office:value="54.56" calcext:value-type="float">
            <text:p>54.5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283.711" calcext:value-type="float">
            <text:p>283.711</text:p>
          </table:table-cell>
          <table:table-cell office:value-type="float" office:value="59204.724" calcext:value-type="float">
            <text:p>59204.724</text:p>
          </table:table-cell>
          <table:table-cell office:value-type="float" office:value="-515.291" calcext:value-type="float">
            <text:p>-515.291</text:p>
          </table:table-cell>
          <table:table-cell office:value-type="float" office:value="4239.628" calcext:value-type="float">
            <text:p>4239.62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float" office:value="27365.436" calcext:value-type="float">
            <text:p>27365.436</text:p>
          </table:table-cell>
          <table:table-cell office:value-type="float" office:value="59204.724" calcext:value-type="float">
            <text:p>59204.724</text:p>
          </table:table-cell>
          <table:table-cell office:value-type="float" office:value="-50725.468" calcext:value-type="float">
            <text:p>-50725.46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74.179" calcext:value-type="float">
            <text:p>5774.179</text:p>
          </table:table-cell>
          <table:table-cell office:value-type="float" office:value="4432.53" calcext:value-type="float">
            <text:p>4432.53</text:p>
          </table:table-cell>
          <table:table-cell office:value-type="float" office:value="6937.826" calcext:value-type="float">
            <text:p>6937.826</text:p>
          </table:table-cell>
          <table:table-cell office:value-type="float" office:value="575.575" calcext:value-type="float">
            <text:p>575.575</text:p>
          </table:table-cell>
          <table:table-cell office:value-type="float" office:value="6930.256" calcext:value-type="float">
            <text:p>6930.256</text:p>
          </table:table-cell>
          <table:table-cell office:value-type="float" office:value="4618.102" calcext:value-type="float">
            <text:p>4618.102</text:p>
          </table:table-cell>
          <table:table-cell office:value-type="float" office:value="6047.239" calcext:value-type="float">
            <text:p>6047.239</text:p>
          </table:table-cell>
          <table:table-cell office:value-type="float" office:value="4633.655" calcext:value-type="float">
            <text:p>4633.655</text:p>
          </table:table-cell>
          <table:table-cell office:value-type="float" office:value="7240.342" calcext:value-type="float">
            <text:p>7240.342</text:p>
          </table:table-cell>
          <table:table-cell office:value-type="float" office:value="603.648" calcext:value-type="float">
            <text:p>603.648</text:p>
          </table:table-cell>
          <table:table-cell office:value-type="float" office:value="7259.702" calcext:value-type="float">
            <text:p>7259.702</text:p>
          </table:table-cell>
          <table:table-cell office:value-type="float" office:value="4834.776" calcext:value-type="float">
            <text:p>4834.776</text:p>
          </table:table-cell>
          <table:table-cell office:value-type="float" office:value="30.94" calcext:value-type="float">
            <text:p>30.94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93.255" calcext:value-type="float">
            <text:p>93.255</text:p>
          </table:table-cell>
          <table:table-cell office:value-type="float" office:value="17034.477" calcext:value-type="float">
            <text:p>17034.477</text:p>
          </table:table-cell>
          <table:table-cell office:value-type="float" office:value="-156.367" calcext:value-type="float">
            <text:p>-156.367</text:p>
          </table:table-cell>
          <table:table-cell office:value-type="float" office:value="2024.991" calcext:value-type="float">
            <text:p>2024.991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7472.763" calcext:value-type="float">
            <text:p>7472.763</text:p>
          </table:table-cell>
          <table:table-cell office:value-type="float" office:value="17034.477" calcext:value-type="float">
            <text:p>17034.477</text:p>
          </table:table-cell>
          <table:table-cell office:value-type="float" office:value="-12984.494" calcext:value-type="float">
            <text:p>-12984.49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71.975" calcext:value-type="float">
            <text:p>5771.975</text:p>
          </table:table-cell>
          <table:table-cell office:value-type="float" office:value="4387.934" calcext:value-type="float">
            <text:p>4387.934</text:p>
          </table:table-cell>
          <table:table-cell office:value-type="float" office:value="6750.44" calcext:value-type="float">
            <text:p>6750.44</text:p>
          </table:table-cell>
          <table:table-cell office:value-type="float" office:value="540.836" calcext:value-type="float">
            <text:p>540.836</text:p>
          </table:table-cell>
          <table:table-cell office:value-type="float" office:value="6858.276" calcext:value-type="float">
            <text:p>6858.276</text:p>
          </table:table-cell>
          <table:table-cell office:value-type="float" office:value="4685.674" calcext:value-type="float">
            <text:p>4685.674</text:p>
          </table:table-cell>
          <table:table-cell office:value-type="float" office:value="6039.147" calcext:value-type="float">
            <text:p>6039.147</text:p>
          </table:table-cell>
          <table:table-cell office:value-type="float" office:value="4574.596" calcext:value-type="float">
            <text:p>4574.596</text:p>
          </table:table-cell>
          <table:table-cell office:value-type="float" office:value="7083.248" calcext:value-type="float">
            <text:p>7083.248</text:p>
          </table:table-cell>
          <table:table-cell office:value-type="float" office:value="567.324" calcext:value-type="float">
            <text:p>567.324</text:p>
          </table:table-cell>
          <table:table-cell office:value-type="float" office:value="7178.65" calcext:value-type="float">
            <text:p>7178.65</text:p>
          </table:table-cell>
          <table:table-cell office:value-type="float" office:value="4899.644" calcext:value-type="float">
            <text:p>4899.644</text:p>
          </table:table-cell>
          <table:table-cell office:value-type="float" office:value="14.14" calcext:value-type="float">
            <text:p>14.14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40.849" calcext:value-type="float">
            <text:p>40.849</text:p>
          </table:table-cell>
          <table:table-cell office:value-type="float" office:value="9123.919" calcext:value-type="float">
            <text:p>9123.919</text:p>
          </table:table-cell>
          <table:table-cell office:value-type="float" office:value="-67.908" calcext:value-type="float">
            <text:p>-67.908</text:p>
          </table:table-cell>
          <table:table-cell office:value-type="float" office:value="897.742" calcext:value-type="float">
            <text:p>897.74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4095.562" calcext:value-type="float">
            <text:p>4095.562</text:p>
          </table:table-cell>
          <table:table-cell office:value-type="float" office:value="9123.919" calcext:value-type="float">
            <text:p>9123.919</text:p>
          </table:table-cell>
          <table:table-cell office:value-type="float" office:value="-7328.436" calcext:value-type="float">
            <text:p>-7328.4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75.535" calcext:value-type="float">
            <text:p>5775.535</text:p>
          </table:table-cell>
          <table:table-cell office:value-type="float" office:value="4457.375" calcext:value-type="float">
            <text:p>4457.375</text:p>
          </table:table-cell>
          <table:table-cell office:value-type="float" office:value="6835.778" calcext:value-type="float">
            <text:p>6835.778</text:p>
          </table:table-cell>
          <table:table-cell office:value-type="float" office:value="544.775" calcext:value-type="float">
            <text:p>544.775</text:p>
          </table:table-cell>
          <table:table-cell office:value-type="float" office:value="6869.748" calcext:value-type="float">
            <text:p>6869.748</text:p>
          </table:table-cell>
          <table:table-cell office:value-type="float" office:value="4681.321" calcext:value-type="float">
            <text:p>4681.321</text:p>
          </table:table-cell>
          <table:table-cell office:value-type="float" office:value="6044.845" calcext:value-type="float">
            <text:p>6044.845</text:p>
          </table:table-cell>
          <table:table-cell office:value-type="float" office:value="4652.567" calcext:value-type="float">
            <text:p>4652.567</text:p>
          </table:table-cell>
          <table:table-cell office:value-type="float" office:value="7147.429" calcext:value-type="float">
            <text:p>7147.429</text:p>
          </table:table-cell>
          <table:table-cell office:value-type="float" office:value="571.505" calcext:value-type="float">
            <text:p>571.505</text:p>
          </table:table-cell>
          <table:table-cell office:value-type="float" office:value="7192.747" calcext:value-type="float">
            <text:p>7192.747</text:p>
          </table:table-cell>
          <table:table-cell office:value-type="float" office:value="4896.942" calcext:value-type="float">
            <text:p>4896.942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9.932" calcext:value-type="float">
            <text:p>29.932</text:p>
          </table:table-cell>
          <table:table-cell office:value-type="float" office:value="3190.62" calcext:value-type="float">
            <text:p>3190.62</text:p>
          </table:table-cell>
          <table:table-cell office:value-type="float" office:value="-48.92" calcext:value-type="float">
            <text:p>-48.92</text:p>
          </table:table-cell>
          <table:table-cell office:value-type="float" office:value="370.592" calcext:value-type="float">
            <text:p>370.59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404.006" calcext:value-type="float">
            <text:p>1404.006</text:p>
          </table:table-cell>
          <table:table-cell office:value-type="float" office:value="3190.62" calcext:value-type="float">
            <text:p>3190.62</text:p>
          </table:table-cell>
          <table:table-cell office:value-type="float" office:value="-2449.436" calcext:value-type="float">
            <text:p>-2449.4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09.667" calcext:value-type="float">
            <text:p>5809.667</text:p>
          </table:table-cell>
          <table:table-cell office:value-type="float" office:value="4447.393" calcext:value-type="float">
            <text:p>4447.393</text:p>
          </table:table-cell>
          <table:table-cell office:value-type="float" office:value="7188.195" calcext:value-type="float">
            <text:p>7188.195</text:p>
          </table:table-cell>
          <table:table-cell office:value-type="float" office:value="598.438" calcext:value-type="float">
            <text:p>598.438</text:p>
          </table:table-cell>
          <table:table-cell office:value-type="float" office:value="7011.664" calcext:value-type="float">
            <text:p>7011.664</text:p>
          </table:table-cell>
          <table:table-cell office:value-type="float" office:value="4607.669" calcext:value-type="float">
            <text:p>4607.669</text:p>
          </table:table-cell>
          <table:table-cell office:value-type="float" office:value="6082.47" calcext:value-type="float">
            <text:p>6082.47</text:p>
          </table:table-cell>
          <table:table-cell office:value-type="float" office:value="4661.073" calcext:value-type="float">
            <text:p>4661.073</text:p>
          </table:table-cell>
          <table:table-cell office:value-type="float" office:value="7502.274" calcext:value-type="float">
            <text:p>7502.274</text:p>
          </table:table-cell>
          <table:table-cell office:value-type="float" office:value="632.31" calcext:value-type="float">
            <text:p>632.31</text:p>
          </table:table-cell>
          <table:table-cell office:value-type="float" office:value="7352.501" calcext:value-type="float">
            <text:p>7352.501</text:p>
          </table:table-cell>
          <table:table-cell office:value-type="float" office:value="4812.438" calcext:value-type="float">
            <text:p>4812.438</text:p>
          </table:table-cell>
          <table:table-cell office:value-type="float" office:value="30.52" calcext:value-type="float">
            <text:p>30.52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53.116" calcext:value-type="float">
            <text:p>53.116</text:p>
          </table:table-cell>
          <table:table-cell office:value-type="float" office:value="6557.534" calcext:value-type="float">
            <text:p>6557.534</text:p>
          </table:table-cell>
          <table:table-cell office:value-type="float" office:value="-76.167" calcext:value-type="float">
            <text:p>-76.167</text:p>
          </table:table-cell>
          <table:table-cell office:value-type="float" office:value="1035.888" calcext:value-type="float">
            <text:p>1035.888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749.058" calcext:value-type="float">
            <text:p>2749.058</text:p>
          </table:table-cell>
          <table:table-cell office:value-type="float" office:value="6557.534" calcext:value-type="float">
            <text:p>6557.534</text:p>
          </table:table-cell>
          <table:table-cell office:value-type="float" office:value="-4485.758" calcext:value-type="float">
            <text:p>-4485.75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28.102" calcext:value-type="float">
            <text:p>5828.102</text:p>
          </table:table-cell>
          <table:table-cell office:value-type="float" office:value="4405.712" calcext:value-type="float">
            <text:p>4405.712</text:p>
          </table:table-cell>
          <table:table-cell office:value-type="float" office:value="7633.051" calcext:value-type="float">
            <text:p>7633.051</text:p>
          </table:table-cell>
          <table:table-cell office:value-type="float" office:value="697.107" calcext:value-type="float">
            <text:p>697.107</text:p>
          </table:table-cell>
          <table:table-cell office:value-type="float" office:value="7228.282" calcext:value-type="float">
            <text:p>7228.282</text:p>
          </table:table-cell>
          <table:table-cell office:value-type="float" office:value="4427.922" calcext:value-type="float">
            <text:p>4427.922</text:p>
          </table:table-cell>
          <table:table-cell office:value-type="float" office:value="6100.849" calcext:value-type="float">
            <text:p>6100.849</text:p>
          </table:table-cell>
          <table:table-cell office:value-type="float" office:value="4571.157" calcext:value-type="float">
            <text:p>4571.157</text:p>
          </table:table-cell>
          <table:table-cell office:value-type="float" office:value="7989.786" calcext:value-type="float">
            <text:p>7989.786</text:p>
          </table:table-cell>
          <table:table-cell office:value-type="float" office:value="737.285" calcext:value-type="float">
            <text:p>737.285</text:p>
          </table:table-cell>
          <table:table-cell office:value-type="float" office:value="7581.729" calcext:value-type="float">
            <text:p>7581.729</text:p>
          </table:table-cell>
          <table:table-cell office:value-type="float" office:value="4619.969" calcext:value-type="float">
            <text:p>4619.969</text:p>
          </table:table-cell>
          <table:table-cell office:value-type="float" office:value="31.76" calcext:value-type="float">
            <text:p>31.76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73.903" calcext:value-type="float">
            <text:p>73.903</text:p>
          </table:table-cell>
          <table:table-cell office:value-type="float" office:value="10550.225" calcext:value-type="float">
            <text:p>10550.225</text:p>
          </table:table-cell>
          <table:table-cell office:value-type="float" office:value="-116.678" calcext:value-type="float">
            <text:p>-116.678</text:p>
          </table:table-cell>
          <table:table-cell office:value-type="float" office:value="1596.454" calcext:value-type="float">
            <text:p>1596.45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4457.808" calcext:value-type="float">
            <text:p>4457.808</text:p>
          </table:table-cell>
          <table:table-cell office:value-type="float" office:value="10550.225" calcext:value-type="float">
            <text:p>10550.225</text:p>
          </table:table-cell>
          <table:table-cell office:value-type="float" office:value="-7357.317" calcext:value-type="float">
            <text:p>-7357.31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0.784" calcext:value-type="float">
            <text:p>5870.784</text:p>
          </table:table-cell>
          <table:table-cell office:value-type="float" office:value="4408.7" calcext:value-type="float">
            <text:p>4408.7</text:p>
          </table:table-cell>
          <table:table-cell office:value-type="float" office:value="7582.067" calcext:value-type="float">
            <text:p>7582.067</text:p>
          </table:table-cell>
          <table:table-cell office:value-type="float" office:value="706.244" calcext:value-type="float">
            <text:p>706.244</text:p>
          </table:table-cell>
          <table:table-cell office:value-type="float" office:value="7289.317" calcext:value-type="float">
            <text:p>7289.317</text:p>
          </table:table-cell>
          <table:table-cell office:value-type="float" office:value="4452.251" calcext:value-type="float">
            <text:p>4452.251</text:p>
          </table:table-cell>
          <table:table-cell office:value-type="float" office:value="6141.395" calcext:value-type="float">
            <text:p>6141.395</text:p>
          </table:table-cell>
          <table:table-cell office:value-type="float" office:value="4594.907" calcext:value-type="float">
            <text:p>4594.907</text:p>
          </table:table-cell>
          <table:table-cell office:value-type="float" office:value="7954.041" calcext:value-type="float">
            <text:p>7954.041</text:p>
          </table:table-cell>
          <table:table-cell office:value-type="float" office:value="743.967" calcext:value-type="float">
            <text:p>743.967</text:p>
          </table:table-cell>
          <table:table-cell office:value-type="float" office:value="7635.697" calcext:value-type="float">
            <text:p>7635.697</text:p>
          </table:table-cell>
          <table:table-cell office:value-type="float" office:value="4647.092" calcext:value-type="float">
            <text:p>4647.092</text:p>
          </table:table-cell>
          <table:table-cell office:value-type="float" office:value="62.84" calcext:value-type="float">
            <text:p>62.84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47.615" calcext:value-type="float">
            <text:p>147.615</text:p>
          </table:table-cell>
          <table:table-cell office:value-type="float" office:value="20111.095" calcext:value-type="float">
            <text:p>20111.095</text:p>
          </table:table-cell>
          <table:table-cell office:value-type="float" office:value="-233.654" calcext:value-type="float">
            <text:p>-233.654</text:p>
          </table:table-cell>
          <table:table-cell office:value-type="float" office:value="2886.805" calcext:value-type="float">
            <text:p>2886.805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8575.446" calcext:value-type="float">
            <text:p>8575.446</text:p>
          </table:table-cell>
          <table:table-cell office:value-type="float" office:value="20111.095" calcext:value-type="float">
            <text:p>20111.095</text:p>
          </table:table-cell>
          <table:table-cell office:value-type="float" office:value="-14337.485" calcext:value-type="float">
            <text:p>-14337.48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99.443" calcext:value-type="float">
            <text:p>5899.443</text:p>
          </table:table-cell>
          <table:table-cell office:value-type="float" office:value="4496.926" calcext:value-type="float">
            <text:p>4496.926</text:p>
          </table:table-cell>
          <table:table-cell office:value-type="float" office:value="8049.546" calcext:value-type="float">
            <text:p>8049.546</text:p>
          </table:table-cell>
          <table:table-cell office:value-type="float" office:value="777.937" calcext:value-type="float">
            <text:p>777.937</text:p>
          </table:table-cell>
          <table:table-cell office:value-type="float" office:value="7461.975" calcext:value-type="float">
            <text:p>7461.975</text:p>
          </table:table-cell>
          <table:table-cell office:value-type="float" office:value="4336.911" calcext:value-type="float">
            <text:p>4336.911</text:p>
          </table:table-cell>
          <table:table-cell office:value-type="float" office:value="6174.575" calcext:value-type="float">
            <text:p>6174.575</text:p>
          </table:table-cell>
          <table:table-cell office:value-type="float" office:value="4669.334" calcext:value-type="float">
            <text:p>4669.334</text:p>
          </table:table-cell>
          <table:table-cell office:value-type="float" office:value="8437.478" calcext:value-type="float">
            <text:p>8437.478</text:p>
          </table:table-cell>
          <table:table-cell office:value-type="float" office:value="822.263" calcext:value-type="float">
            <text:p>822.263</text:p>
          </table:table-cell>
          <table:table-cell office:value-type="float" office:value="7826.139" calcext:value-type="float">
            <text:p>7826.139</text:p>
          </table:table-cell>
          <table:table-cell office:value-type="float" office:value="4523.011" calcext:value-type="float">
            <text:p>4523.011</text:p>
          </table:table-cell>
          <table:table-cell office:value-type="float" office:value="80.44" calcext:value-type="float">
            <text:p>80.44</text:p>
          </table:table-cell>
          <table:table-cell office:value-type="float" office:value="1" calcext:value-type="float">
            <text:p>1</text:p>
          </table:table-cell>
          <table:table-cell office:value-type="float" office:value="2799" calcext:value-type="float">
            <text:p>2799</text:p>
          </table:table-cell>
          <table:table-cell office:value-type="float" office:value="402.075" calcext:value-type="float">
            <text:p>402.075</text:p>
          </table:table-cell>
          <table:table-cell office:value-type="float" office:value="76520.705" calcext:value-type="float">
            <text:p>76520.705</text:p>
          </table:table-cell>
          <table:table-cell office:value-type="float" office:value="-727.152" calcext:value-type="float">
            <text:p>-727.152</text:p>
          </table:table-cell>
          <table:table-cell office:value-type="float" office:value="6301.021" calcext:value-type="float">
            <text:p>6301.021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34960.228" calcext:value-type="float">
            <text:p>34960.228</text:p>
          </table:table-cell>
          <table:table-cell office:value-type="float" office:value="76520.705" calcext:value-type="float">
            <text:p>76520.705</text:p>
          </table:table-cell>
          <table:table-cell office:value-type="float" office:value="-63918.663" calcext:value-type="float">
            <text:p>-63918.66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90.525" calcext:value-type="float">
            <text:p>5890.525</text:p>
          </table:table-cell>
          <table:table-cell office:value-type="float" office:value="4607.037" calcext:value-type="float">
            <text:p>4607.037</text:p>
          </table:table-cell>
          <table:table-cell office:value-type="float" office:value="7596.304" calcext:value-type="float">
            <text:p>7596.304</text:p>
          </table:table-cell>
          <table:table-cell office:value-type="float" office:value="693.765" calcext:value-type="float">
            <text:p>693.765</text:p>
          </table:table-cell>
          <table:table-cell office:value-type="float" office:value="7283.993" calcext:value-type="float">
            <text:p>7283.993</text:p>
          </table:table-cell>
          <table:table-cell office:value-type="float" office:value="4497.057" calcext:value-type="float">
            <text:p>4497.057</text:p>
          </table:table-cell>
          <table:table-cell office:value-type="float" office:value="6165.684" calcext:value-type="float">
            <text:p>6165.684</text:p>
          </table:table-cell>
          <table:table-cell office:value-type="float" office:value="4793.699" calcext:value-type="float">
            <text:p>4793.699</text:p>
          </table:table-cell>
          <table:table-cell office:value-type="float" office:value="7975.388" calcext:value-type="float">
            <text:p>7975.388</text:p>
          </table:table-cell>
          <table:table-cell office:value-type="float" office:value="728.835" calcext:value-type="float">
            <text:p>728.835</text:p>
          </table:table-cell>
          <table:table-cell office:value-type="float" office:value="7629.592" calcext:value-type="float">
            <text:p>7629.592</text:p>
          </table:table-cell>
          <table:table-cell office:value-type="float" office:value="4701.776" calcext:value-type="float">
            <text:p>4701.776</text:p>
          </table:table-cell>
          <table:table-cell office:value-type="float" office:value="48.42" calcext:value-type="float">
            <text:p>48.42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143.094" calcext:value-type="float">
            <text:p>143.094</text:p>
          </table:table-cell>
          <table:table-cell office:value-type="float" office:value="23142.46" calcext:value-type="float">
            <text:p>23142.46</text:p>
          </table:table-cell>
          <table:table-cell office:value-type="float" office:value="-238.994" calcext:value-type="float">
            <text:p>-238.994</text:p>
          </table:table-cell>
          <table:table-cell office:value-type="float" office:value="2645.063" calcext:value-type="float">
            <text:p>2645.063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10205.025" calcext:value-type="float">
            <text:p>10205.025</text:p>
          </table:table-cell>
          <table:table-cell office:value-type="float" office:value="23142.46" calcext:value-type="float">
            <text:p>23142.46</text:p>
          </table:table-cell>
          <table:table-cell office:value-type="float" office:value="-17852.333" calcext:value-type="float">
            <text:p>-17852.33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0.888" calcext:value-type="float">
            <text:p>5870.888</text:p>
          </table:table-cell>
          <table:table-cell office:value-type="float" office:value="4565.79" calcext:value-type="float">
            <text:p>4565.79</text:p>
          </table:table-cell>
          <table:table-cell office:value-type="float" office:value="7572.607" calcext:value-type="float">
            <text:p>7572.607</text:p>
          </table:table-cell>
          <table:table-cell office:value-type="float" office:value="655.508" calcext:value-type="float">
            <text:p>655.508</text:p>
          </table:table-cell>
          <table:table-cell office:value-type="float" office:value="7187.515" calcext:value-type="float">
            <text:p>7187.515</text:p>
          </table:table-cell>
          <table:table-cell office:value-type="float" office:value="4554.261" calcext:value-type="float">
            <text:p>4554.261</text:p>
          </table:table-cell>
          <table:table-cell office:value-type="float" office:value="6151.069" calcext:value-type="float">
            <text:p>6151.069</text:p>
          </table:table-cell>
          <table:table-cell office:value-type="float" office:value="4774.492" calcext:value-type="float">
            <text:p>4774.492</text:p>
          </table:table-cell>
          <table:table-cell office:value-type="float" office:value="7939.238" calcext:value-type="float">
            <text:p>7939.238</text:p>
          </table:table-cell>
          <table:table-cell office:value-type="float" office:value="692.489" calcext:value-type="float">
            <text:p>692.489</text:p>
          </table:table-cell>
          <table:table-cell office:value-type="float" office:value="7541.974" calcext:value-type="float">
            <text:p>7541.974</text:p>
          </table:table-cell>
          <table:table-cell office:value-type="float" office:value="4760.163" calcext:value-type="float">
            <text:p>4760.163</text:p>
          </table:table-cell>
          <table:table-cell office:value-type="float" office:value="54.74" calcext:value-type="float">
            <text:p>54.74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office:value-type="float" office:value="225.432" calcext:value-type="float">
            <text:p>225.432</text:p>
          </table:table-cell>
          <table:table-cell office:value-type="float" office:value="37353.337" calcext:value-type="float">
            <text:p>37353.337</text:p>
          </table:table-cell>
          <table:table-cell office:value-type="float" office:value="-398.054" calcext:value-type="float">
            <text:p>-398.054</text:p>
          </table:table-cell>
          <table:table-cell office:value-type="float" office:value="3885.59" calcext:value-type="float">
            <text:p>3885.59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662.565" calcext:value-type="float">
            <text:p>16662.565</text:p>
          </table:table-cell>
          <table:table-cell office:value-type="float" office:value="37353.337" calcext:value-type="float">
            <text:p>37353.337</text:p>
          </table:table-cell>
          <table:table-cell office:value-type="float" office:value="-29582.156" calcext:value-type="float">
            <text:p>-29582.15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4.106" calcext:value-type="float">
            <text:p>5874.106</text:p>
          </table:table-cell>
          <table:table-cell office:value-type="float" office:value="4550.149" calcext:value-type="float">
            <text:p>4550.149</text:p>
          </table:table-cell>
          <table:table-cell office:value-type="float" office:value="7798.675" calcext:value-type="float">
            <text:p>7798.675</text:p>
          </table:table-cell>
          <table:table-cell office:value-type="float" office:value="652.717" calcext:value-type="float">
            <text:p>652.717</text:p>
          </table:table-cell>
          <table:table-cell office:value-type="float" office:value="7185.127" calcext:value-type="float">
            <text:p>7185.127</text:p>
          </table:table-cell>
          <table:table-cell office:value-type="float" office:value="4563.084" calcext:value-type="float">
            <text:p>4563.084</text:p>
          </table:table-cell>
          <table:table-cell office:value-type="float" office:value="6147.358" calcext:value-type="float">
            <text:p>6147.358</text:p>
          </table:table-cell>
          <table:table-cell office:value-type="float" office:value="4752.3" calcext:value-type="float">
            <text:p>4752.3</text:p>
          </table:table-cell>
          <table:table-cell office:value-type="float" office:value="8177.072" calcext:value-type="float">
            <text:p>8177.072</text:p>
          </table:table-cell>
          <table:table-cell office:value-type="float" office:value="688.257" calcext:value-type="float">
            <text:p>688.257</text:p>
          </table:table-cell>
          <table:table-cell office:value-type="float" office:value="7529.763" calcext:value-type="float">
            <text:p>7529.763</text:p>
          </table:table-cell>
          <table:table-cell office:value-type="float" office:value="4764.954" calcext:value-type="float">
            <text:p>4764.954</text:p>
          </table:table-cell>
          <table:table-cell office:value-type="float" office:value="80.4" calcext:value-type="float">
            <text:p>80.4</text:p>
          </table:table-cell>
          <table:table-cell office:value-type="float" office:value="1" calcext:value-type="float">
            <text:p>1</text:p>
          </table:table-cell>
          <table:table-cell office:value-type="float" office:value="2217" calcext:value-type="float">
            <text:p>2217</text:p>
          </table:table-cell>
          <table:table-cell office:value-type="float" office:value="328.741" calcext:value-type="float">
            <text:p>328.741</text:p>
          </table:table-cell>
          <table:table-cell office:value-type="float" office:value="64631.823" calcext:value-type="float">
            <text:p>64631.823</text:p>
          </table:table-cell>
          <table:table-cell office:value-type="float" office:value="-579.897" calcext:value-type="float">
            <text:p>-579.897</text:p>
          </table:table-cell>
          <table:table-cell office:value-type="float" office:value="5917.625" calcext:value-type="float">
            <text:p>5917.625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 office:value-type="float" office:value="29231.999" calcext:value-type="float">
            <text:p>29231.999</text:p>
          </table:table-cell>
          <table:table-cell office:value-type="float" office:value="64631.823" calcext:value-type="float">
            <text:p>64631.823</text:p>
          </table:table-cell>
          <table:table-cell office:value-type="float" office:value="-52796.572" calcext:value-type="float">
            <text:p>-52796.57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52.239" calcext:value-type="float">
            <text:p>5852.239</text:p>
          </table:table-cell>
          <table:table-cell office:value-type="float" office:value="4487.934" calcext:value-type="float">
            <text:p>4487.934</text:p>
          </table:table-cell>
          <table:table-cell office:value-type="float" office:value="7615.276" calcext:value-type="float">
            <text:p>7615.276</text:p>
          </table:table-cell>
          <table:table-cell office:value-type="float" office:value="640.187" calcext:value-type="float">
            <text:p>640.187</text:p>
          </table:table-cell>
          <table:table-cell office:value-type="float" office:value="7138.092" calcext:value-type="float">
            <text:p>7138.092</text:p>
          </table:table-cell>
          <table:table-cell office:value-type="float" office:value="4566.385" calcext:value-type="float">
            <text:p>4566.385</text:p>
          </table:table-cell>
          <table:table-cell office:value-type="float" office:value="6125.98" calcext:value-type="float">
            <text:p>6125.98</text:p>
          </table:table-cell>
          <table:table-cell office:value-type="float" office:value="4675.034" calcext:value-type="float">
            <text:p>4675.034</text:p>
          </table:table-cell>
          <table:table-cell office:value-type="float" office:value="7989.701" calcext:value-type="float">
            <text:p>7989.701</text:p>
          </table:table-cell>
          <table:table-cell office:value-type="float" office:value="675.444" calcext:value-type="float">
            <text:p>675.444</text:p>
          </table:table-cell>
          <table:table-cell office:value-type="float" office:value="7482.651" calcext:value-type="float">
            <text:p>7482.651</text:p>
          </table:table-cell>
          <table:table-cell office:value-type="float" office:value="4769.31" calcext:value-type="float">
            <text:p>4769.31</text:p>
          </table:table-cell>
          <table:table-cell office:value-type="float" office:value="55.38" calcext:value-type="float">
            <text:p>55.38</text:p>
          </table:table-cell>
          <table:table-cell office:value-type="float" office:value="1" calcext:value-type="float">
            <text:p>1</text:p>
          </table:table-cell>
          <table:table-cell office:value-type="float" office:value="1185" calcext:value-type="float">
            <text:p>1185</text:p>
          </table:table-cell>
          <table:table-cell office:value-type="float" office:value="189.242" calcext:value-type="float">
            <text:p>189.242</text:p>
          </table:table-cell>
          <table:table-cell office:value-type="float" office:value="39913.549" calcext:value-type="float">
            <text:p>39913.549</text:p>
          </table:table-cell>
          <table:table-cell office:value-type="float" office:value="-324.724" calcext:value-type="float">
            <text:p>-324.724</text:p>
          </table:table-cell>
          <table:table-cell office:value-type="float" office:value="4012.896" calcext:value-type="float">
            <text:p>4012.896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7873.834" calcext:value-type="float">
            <text:p>17873.834</text:p>
          </table:table-cell>
          <table:table-cell office:value-type="float" office:value="39913.549" calcext:value-type="float">
            <text:p>39913.549</text:p>
          </table:table-cell>
          <table:table-cell office:value-type="float" office:value="-31887.757" calcext:value-type="float">
            <text:p>-31887.75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9.111" calcext:value-type="float">
            <text:p>5879.111</text:p>
          </table:table-cell>
          <table:table-cell office:value-type="float" office:value="4506.573" calcext:value-type="float">
            <text:p>4506.573</text:p>
          </table:table-cell>
          <table:table-cell office:value-type="float" office:value="7519.417" calcext:value-type="float">
            <text:p>7519.417</text:p>
          </table:table-cell>
          <table:table-cell office:value-type="float" office:value="609.535" calcext:value-type="float">
            <text:p>609.535</text:p>
          </table:table-cell>
          <table:table-cell office:value-type="float" office:value="7103.398" calcext:value-type="float">
            <text:p>7103.398</text:p>
          </table:table-cell>
          <table:table-cell office:value-type="float" office:value="4654.823" calcext:value-type="float">
            <text:p>4654.823</text:p>
          </table:table-cell>
          <table:table-cell office:value-type="float" office:value="6154.593" calcext:value-type="float">
            <text:p>6154.593</text:p>
          </table:table-cell>
          <table:table-cell office:value-type="float" office:value="4670.704" calcext:value-type="float">
            <text:p>4670.704</text:p>
          </table:table-cell>
          <table:table-cell office:value-type="float" office:value="7897.396" calcext:value-type="float">
            <text:p>7897.396</text:p>
          </table:table-cell>
          <table:table-cell office:value-type="float" office:value="645.76" calcext:value-type="float">
            <text:p>645.76</text:p>
          </table:table-cell>
          <table:table-cell office:value-type="float" office:value="7451.639" calcext:value-type="float">
            <text:p>7451.639</text:p>
          </table:table-cell>
          <table:table-cell office:value-type="float" office:value="4857.546" calcext:value-type="float">
            <text:p>4857.546</text:p>
          </table:table-cell>
          <table:table-cell office:value-type="float" office:value="73.88" calcext:value-type="float">
            <text:p>73.88</text:p>
          </table:table-cell>
          <table:table-cell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36263.937" calcext:value-type="float">
            <text:p>36263.937</text:p>
          </table:table-cell>
          <table:table-cell office:value-type="float" office:value="-364.123" calcext:value-type="float">
            <text:p>-364.123</text:p>
          </table:table-cell>
          <table:table-cell office:value-type="float" office:value="3619.101" calcext:value-type="float">
            <text:p>3619.101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16252.863" calcext:value-type="float">
            <text:p>16252.863</text:p>
          </table:table-cell>
          <table:table-cell office:value-type="float" office:value="36263.937" calcext:value-type="float">
            <text:p>36263.937</text:p>
          </table:table-cell>
          <table:table-cell office:value-type="float" office:value="-29025.736" calcext:value-type="float">
            <text:p>-29025.7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03.543" calcext:value-type="float">
            <text:p>5903.543</text:p>
          </table:table-cell>
          <table:table-cell office:value-type="float" office:value="4361.145" calcext:value-type="float">
            <text:p>4361.145</text:p>
          </table:table-cell>
          <table:table-cell office:value-type="float" office:value="7589.175" calcext:value-type="float">
            <text:p>7589.175</text:p>
          </table:table-cell>
          <table:table-cell office:value-type="float" office:value="687.771" calcext:value-type="float">
            <text:p>687.771</text:p>
          </table:table-cell>
          <table:table-cell office:value-type="float" office:value="7284.972" calcext:value-type="float">
            <text:p>7284.972</text:p>
          </table:table-cell>
          <table:table-cell office:value-type="float" office:value="4522.113" calcext:value-type="float">
            <text:p>4522.113</text:p>
          </table:table-cell>
          <table:table-cell office:value-type="float" office:value="6179.271" calcext:value-type="float">
            <text:p>6179.271</text:p>
          </table:table-cell>
          <table:table-cell office:value-type="float" office:value="4531.945" calcext:value-type="float">
            <text:p>4531.945</text:p>
          </table:table-cell>
          <table:table-cell office:value-type="float" office:value="7954.202" calcext:value-type="float">
            <text:p>7954.202</text:p>
          </table:table-cell>
          <table:table-cell office:value-type="float" office:value="723.734" calcext:value-type="float">
            <text:p>723.734</text:p>
          </table:table-cell>
          <table:table-cell office:value-type="float" office:value="7632.934" calcext:value-type="float">
            <text:p>7632.934</text:p>
          </table:table-cell>
          <table:table-cell office:value-type="float" office:value="4725.607" calcext:value-type="float">
            <text:p>4725.607</text:p>
          </table:table-cell>
          <table:table-cell office:value-type="float" office:value="84.48" calcext:value-type="float">
            <text:p>84.48</text:p>
          </table:table-cell>
          <table:table-cell office:value-type="float" office:value="1" calcext:value-type="float">
            <text:p>1</text:p>
          </table:table-cell>
          <table:table-cell office:value-type="float" office:value="1897" calcext:value-type="float">
            <text:p>1897</text:p>
          </table:table-cell>
          <table:table-cell office:value-type="float" office:value="315.187" calcext:value-type="float">
            <text:p>315.187</text:p>
          </table:table-cell>
          <table:table-cell office:value-type="float" office:value="68954.549" calcext:value-type="float">
            <text:p>68954.549</text:p>
          </table:table-cell>
          <table:table-cell office:value-type="float" office:value="-548.592" calcext:value-type="float">
            <text:p>-548.592</text:p>
          </table:table-cell>
          <table:table-cell office:value-type="float" office:value="7208.023" calcext:value-type="float">
            <text:p>7208.023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 office:value-type="float" office:value="30741.702" calcext:value-type="float">
            <text:p>30741.702</text:p>
          </table:table-cell>
          <table:table-cell office:value-type="float" office:value="68954.549" calcext:value-type="float">
            <text:p>68954.549</text:p>
          </table:table-cell>
          <table:table-cell office:value-type="float" office:value="-54538.502" calcext:value-type="float">
            <text:p>-54538.50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8.549" calcext:value-type="float">
            <text:p>5878.549</text:p>
          </table:table-cell>
          <table:table-cell office:value-type="float" office:value="4218.445" calcext:value-type="float">
            <text:p>4218.445</text:p>
          </table:table-cell>
          <table:table-cell office:value-type="float" office:value="7370.271" calcext:value-type="float">
            <text:p>7370.271</text:p>
          </table:table-cell>
          <table:table-cell office:value-type="float" office:value="666.1" calcext:value-type="float">
            <text:p>666.1</text:p>
          </table:table-cell>
          <table:table-cell office:value-type="float" office:value="7216.45" calcext:value-type="float">
            <text:p>7216.45</text:p>
          </table:table-cell>
          <table:table-cell office:value-type="float" office:value="4540.648" calcext:value-type="float">
            <text:p>4540.648</text:p>
          </table:table-cell>
          <table:table-cell office:value-type="float" office:value="6156.326" calcext:value-type="float">
            <text:p>6156.326</text:p>
          </table:table-cell>
          <table:table-cell office:value-type="float" office:value="4411.925" calcext:value-type="float">
            <text:p>4411.925</text:p>
          </table:table-cell>
          <table:table-cell office:value-type="float" office:value="7698.305" calcext:value-type="float">
            <text:p>7698.305</text:p>
          </table:table-cell>
          <table:table-cell office:value-type="float" office:value="700.82" calcext:value-type="float">
            <text:p>700.82</text:p>
          </table:table-cell>
          <table:table-cell office:value-type="float" office:value="7563.964" calcext:value-type="float">
            <text:p>7563.964</text:p>
          </table:table-cell>
          <table:table-cell office:value-type="float" office:value="4748.688" calcext:value-type="float">
            <text:p>4748.688</text:p>
          </table:table-cell>
          <table:table-cell office:value-type="float" office:value="54.2" calcext:value-type="float">
            <text:p>54.2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02.501" calcext:value-type="float">
            <text:p>202.501</text:p>
          </table:table-cell>
          <table:table-cell office:value-type="float" office:value="42984.65" calcext:value-type="float">
            <text:p>42984.65</text:p>
          </table:table-cell>
          <table:table-cell office:value-type="float" office:value="-352.535" calcext:value-type="float">
            <text:p>-352.535</text:p>
          </table:table-cell>
          <table:table-cell office:value-type="float" office:value="4371.233" calcext:value-type="float">
            <text:p>4371.233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19224.436" calcext:value-type="float">
            <text:p>19224.436</text:p>
          </table:table-cell>
          <table:table-cell office:value-type="float" office:value="42984.65" calcext:value-type="float">
            <text:p>42984.65</text:p>
          </table:table-cell>
          <table:table-cell office:value-type="float" office:value="-34242.183" calcext:value-type="float">
            <text:p>-34242.18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04.632" calcext:value-type="float">
            <text:p>5904.632</text:p>
          </table:table-cell>
          <table:table-cell office:value-type="float" office:value="4364.868" calcext:value-type="float">
            <text:p>4364.868</text:p>
          </table:table-cell>
          <table:table-cell office:value-type="float" office:value="7344.758" calcext:value-type="float">
            <text:p>7344.758</text:p>
          </table:table-cell>
          <table:table-cell office:value-type="float" office:value="645.354" calcext:value-type="float">
            <text:p>645.354</text:p>
          </table:table-cell>
          <table:table-cell office:value-type="float" office:value="7200.864" calcext:value-type="float">
            <text:p>7200.864</text:p>
          </table:table-cell>
          <table:table-cell office:value-type="float" office:value="4608.4" calcext:value-type="float">
            <text:p>4608.4</text:p>
          </table:table-cell>
          <table:table-cell office:value-type="float" office:value="6175.726" calcext:value-type="float">
            <text:p>6175.726</text:p>
          </table:table-cell>
          <table:table-cell office:value-type="float" office:value="4582.42" calcext:value-type="float">
            <text:p>4582.42</text:p>
          </table:table-cell>
          <table:table-cell office:value-type="float" office:value="7675.664" calcext:value-type="float">
            <text:p>7675.664</text:p>
          </table:table-cell>
          <table:table-cell office:value-type="float" office:value="677.963" calcext:value-type="float">
            <text:p>677.963</text:p>
          </table:table-cell>
          <table:table-cell office:value-type="float" office:value="7537.455" calcext:value-type="float">
            <text:p>7537.455</text:p>
          </table:table-cell>
          <table:table-cell office:value-type="float" office:value="4813.997" calcext:value-type="float">
            <text:p>4813.997</text:p>
          </table:table-cell>
          <table:table-cell office:value-type="float" office:value="25.82" calcext:value-type="float">
            <text:p>25.82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64.642" calcext:value-type="float">
            <text:p>64.642</text:p>
          </table:table-cell>
          <table:table-cell office:value-type="float" office:value="11980.29" calcext:value-type="float">
            <text:p>11980.29</text:p>
          </table:table-cell>
          <table:table-cell office:value-type="float" office:value="-104.017" calcext:value-type="float">
            <text:p>-104.017</text:p>
          </table:table-cell>
          <table:table-cell office:value-type="float" office:value="1607.489" calcext:value-type="float">
            <text:p>1607.489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5164.3" calcext:value-type="float">
            <text:p>5164.3</text:p>
          </table:table-cell>
          <table:table-cell office:value-type="float" office:value="11980.29" calcext:value-type="float">
            <text:p>11980.29</text:p>
          </table:table-cell>
          <table:table-cell office:value-type="float" office:value="-8765.312" calcext:value-type="float">
            <text:p>-8765.31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92.922" calcext:value-type="float">
            <text:p>5892.922</text:p>
          </table:table-cell>
          <table:table-cell office:value-type="float" office:value="4377.379" calcext:value-type="float">
            <text:p>4377.379</text:p>
          </table:table-cell>
          <table:table-cell office:value-type="float" office:value="7555.201" calcext:value-type="float">
            <text:p>7555.201</text:p>
          </table:table-cell>
          <table:table-cell office:value-type="float" office:value="636.844" calcext:value-type="float">
            <text:p>636.844</text:p>
          </table:table-cell>
          <table:table-cell office:value-type="float" office:value="7172.059" calcext:value-type="float">
            <text:p>7172.059</text:p>
          </table:table-cell>
          <table:table-cell office:value-type="float" office:value="4613.784" calcext:value-type="float">
            <text:p>4613.784</text:p>
          </table:table-cell>
          <table:table-cell office:value-type="float" office:value="6170.83" calcext:value-type="float">
            <text:p>6170.83</text:p>
          </table:table-cell>
          <table:table-cell office:value-type="float" office:value="4572.904" calcext:value-type="float">
            <text:p>4572.904</text:p>
          </table:table-cell>
          <table:table-cell office:value-type="float" office:value="7903.286" calcext:value-type="float">
            <text:p>7903.286</text:p>
          </table:table-cell>
          <table:table-cell office:value-type="float" office:value="672.488" calcext:value-type="float">
            <text:p>672.488</text:p>
          </table:table-cell>
          <table:table-cell office:value-type="float" office:value="7521.562" calcext:value-type="float">
            <text:p>7521.562</text:p>
          </table:table-cell>
          <table:table-cell office:value-type="float" office:value="4820.097" calcext:value-type="float">
            <text:p>4820.097</text:p>
          </table:table-cell>
          <table:table-cell office:value-type="float" office:value="22.74" calcext:value-type="float">
            <text:p>22.74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70.686" calcext:value-type="float">
            <text:p>70.686</text:p>
          </table:table-cell>
          <table:table-cell office:value-type="float" office:value="7432.714" calcext:value-type="float">
            <text:p>7432.714</text:p>
          </table:table-cell>
          <table:table-cell office:value-type="float" office:value="-119.238" calcext:value-type="float">
            <text:p>-119.238</text:p>
          </table:table-cell>
          <table:table-cell office:value-type="float" office:value="913.375" calcext:value-type="float">
            <text:p>913.375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3245.779" calcext:value-type="float">
            <text:p>3245.779</text:p>
          </table:table-cell>
          <table:table-cell office:value-type="float" office:value="7432.714" calcext:value-type="float">
            <text:p>7432.714</text:p>
          </table:table-cell>
          <table:table-cell office:value-type="float" office:value="-5605.963" calcext:value-type="float">
            <text:p>-5605.96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56.938" calcext:value-type="float">
            <text:p>5856.938</text:p>
          </table:table-cell>
          <table:table-cell office:value-type="float" office:value="4553.262" calcext:value-type="float">
            <text:p>4553.262</text:p>
          </table:table-cell>
          <table:table-cell office:value-type="float" office:value="7426.897" calcext:value-type="float">
            <text:p>7426.897</text:p>
          </table:table-cell>
          <table:table-cell office:value-type="float" office:value="577.182" calcext:value-type="float">
            <text:p>577.182</text:p>
          </table:table-cell>
          <table:table-cell office:value-type="float" office:value="7016.242" calcext:value-type="float">
            <text:p>7016.242</text:p>
          </table:table-cell>
          <table:table-cell office:value-type="float" office:value="4697.633" calcext:value-type="float">
            <text:p>4697.633</text:p>
          </table:table-cell>
          <table:table-cell office:value-type="float" office:value="6175.858" calcext:value-type="float">
            <text:p>6175.858</text:p>
          </table:table-cell>
          <table:table-cell office:value-type="float" office:value="4778.845" calcext:value-type="float">
            <text:p>4778.845</text:p>
          </table:table-cell>
          <table:table-cell office:value-type="float" office:value="7794.494" calcext:value-type="float">
            <text:p>7794.494</text:p>
          </table:table-cell>
          <table:table-cell office:value-type="float" office:value="630.35" calcext:value-type="float">
            <text:p>630.35</text:p>
          </table:table-cell>
          <table:table-cell office:value-type="float" office:value="7441.954" calcext:value-type="float">
            <text:p>7441.954</text:p>
          </table:table-cell>
          <table:table-cell office:value-type="float" office:value="4909.762" calcext:value-type="float">
            <text:p>4909.762</text:p>
          </table:table-cell>
          <table:table-cell office:value-type="float" office:value="23.96" calcext:value-type="float">
            <text:p>23.96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92.748" calcext:value-type="float">
            <text:p>92.748</text:p>
          </table:table-cell>
          <table:table-cell office:value-type="float" office:value="16462.625" calcext:value-type="float">
            <text:p>16462.625</text:p>
          </table:table-cell>
          <table:table-cell office:value-type="float" office:value="-162.329" calcext:value-type="float">
            <text:p>-162.329</text:p>
          </table:table-cell>
          <table:table-cell office:value-type="float" office:value="1468.272" calcext:value-type="float">
            <text:p>1468.272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7465.229" calcext:value-type="float">
            <text:p>7465.229</text:p>
          </table:table-cell>
          <table:table-cell office:value-type="float" office:value="16462.625" calcext:value-type="float">
            <text:p>16462.625</text:p>
          </table:table-cell>
          <table:table-cell office:value-type="float" office:value="-13526.08" calcext:value-type="float">
            <text:p>-13526.0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27.975" calcext:value-type="float">
            <text:p>5927.975</text:p>
          </table:table-cell>
          <table:table-cell office:value-type="float" office:value="4336.36" calcext:value-type="float">
            <text:p>4336.36</text:p>
          </table:table-cell>
          <table:table-cell office:value-type="float" office:value="7351.505" calcext:value-type="float">
            <text:p>7351.505</text:p>
          </table:table-cell>
          <table:table-cell office:value-type="float" office:value="582.205" calcext:value-type="float">
            <text:p>582.205</text:p>
          </table:table-cell>
          <table:table-cell office:value-type="float" office:value="7097.369" calcext:value-type="float">
            <text:p>7097.369</text:p>
          </table:table-cell>
          <table:table-cell office:value-type="float" office:value="4758.581" calcext:value-type="float">
            <text:p>4758.581</text:p>
          </table:table-cell>
          <table:table-cell office:value-type="float" office:value="6211.759" calcext:value-type="float">
            <text:p>6211.759</text:p>
          </table:table-cell>
          <table:table-cell office:value-type="float" office:value="4528.07" calcext:value-type="float">
            <text:p>4528.07</text:p>
          </table:table-cell>
          <table:table-cell office:value-type="float" office:value="7719.781" calcext:value-type="float">
            <text:p>7719.781</text:p>
          </table:table-cell>
          <table:table-cell office:value-type="float" office:value="611.792" calcext:value-type="float">
            <text:p>611.792</text:p>
          </table:table-cell>
          <table:table-cell office:value-type="float" office:value="7440.579" calcext:value-type="float">
            <text:p>7440.579</text:p>
          </table:table-cell>
          <table:table-cell office:value-type="float" office:value="4982.938" calcext:value-type="float">
            <text:p>4982.938</text:p>
          </table:table-cell>
          <table:table-cell office:value-type="float" office:value="51.18" calcext:value-type="float">
            <text:p>51.18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75.092" calcext:value-type="float">
            <text:p>175.092</text:p>
          </table:table-cell>
          <table:table-cell office:value-type="float" office:value="33538.581" calcext:value-type="float">
            <text:p>33538.581</text:p>
          </table:table-cell>
          <table:table-cell office:value-type="float" office:value="-300.503" calcext:value-type="float">
            <text:p>-300.503</text:p>
          </table:table-cell>
          <table:table-cell office:value-type="float" office:value="3189.419" calcext:value-type="float">
            <text:p>3189.419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5109.918" calcext:value-type="float">
            <text:p>15109.918</text:p>
          </table:table-cell>
          <table:table-cell office:value-type="float" office:value="33538.581" calcext:value-type="float">
            <text:p>33538.581</text:p>
          </table:table-cell>
          <table:table-cell office:value-type="float" office:value="-27159.743" calcext:value-type="float">
            <text:p>-27159.74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42.012" calcext:value-type="float">
            <text:p>5942.012</text:p>
          </table:table-cell>
          <table:table-cell office:value-type="float" office:value="4481.092" calcext:value-type="float">
            <text:p>4481.092</text:p>
          </table:table-cell>
          <table:table-cell office:value-type="float" office:value="7447.164" calcext:value-type="float">
            <text:p>7447.164</text:p>
          </table:table-cell>
          <table:table-cell office:value-type="float" office:value="582.003" calcext:value-type="float">
            <text:p>582.003</text:p>
          </table:table-cell>
          <table:table-cell office:value-type="float" office:value="7111" calcext:value-type="float">
            <text:p>7111</text:p>
          </table:table-cell>
          <table:table-cell office:value-type="float" office:value="4773.024" calcext:value-type="float">
            <text:p>4773.024</text:p>
          </table:table-cell>
          <table:table-cell office:value-type="float" office:value="6221.526" calcext:value-type="float">
            <text:p>6221.526</text:p>
          </table:table-cell>
          <table:table-cell office:value-type="float" office:value="4677.504" calcext:value-type="float">
            <text:p>4677.504</text:p>
          </table:table-cell>
          <table:table-cell office:value-type="float" office:value="7826.726" calcext:value-type="float">
            <text:p>7826.726</text:p>
          </table:table-cell>
          <table:table-cell office:value-type="float" office:value="618.464" calcext:value-type="float">
            <text:p>618.464</text:p>
          </table:table-cell>
          <table:table-cell office:value-type="float" office:value="7463.748" calcext:value-type="float">
            <text:p>7463.748</text:p>
          </table:table-cell>
          <table:table-cell office:value-type="float" office:value="4979.304" calcext:value-type="float">
            <text:p>4979.304</text:p>
          </table:table-cell>
          <table:table-cell office:value-type="float" office:value="17.16" calcext:value-type="float">
            <text:p>17.16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57.975" calcext:value-type="float">
            <text:p>57.975</text:p>
          </table:table-cell>
          <table:table-cell office:value-type="float" office:value="11706.357" calcext:value-type="float">
            <text:p>11706.357</text:p>
          </table:table-cell>
          <table:table-cell office:value-type="float" office:value="-99.287" calcext:value-type="float">
            <text:p>-99.287</text:p>
          </table:table-cell>
          <table:table-cell office:value-type="float" office:value="1070.614" calcext:value-type="float">
            <text:p>1070.614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5295.211" calcext:value-type="float">
            <text:p>5295.211</text:p>
          </table:table-cell>
          <table:table-cell office:value-type="float" office:value="11706.357" calcext:value-type="float">
            <text:p>11706.357</text:p>
          </table:table-cell>
          <table:table-cell office:value-type="float" office:value="-9565.13" calcext:value-type="float">
            <text:p>-9565.1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98.387" calcext:value-type="float">
            <text:p>5998.387</text:p>
          </table:table-cell>
          <table:table-cell office:value-type="float" office:value="4492.335" calcext:value-type="float">
            <text:p>4492.335</text:p>
          </table:table-cell>
          <table:table-cell office:value-type="float" office:value="7557.211" calcext:value-type="float">
            <text:p>7557.211</text:p>
          </table:table-cell>
          <table:table-cell office:value-type="float" office:value="594.622" calcext:value-type="float">
            <text:p>594.622</text:p>
          </table:table-cell>
          <table:table-cell office:value-type="float" office:value="7192.721" calcext:value-type="float">
            <text:p>7192.721</text:p>
          </table:table-cell>
          <table:table-cell office:value-type="float" office:value="4804.053" calcext:value-type="float">
            <text:p>4804.053</text:p>
          </table:table-cell>
          <table:table-cell office:value-type="float" office:value="6282.159" calcext:value-type="float">
            <text:p>6282.159</text:p>
          </table:table-cell>
          <table:table-cell office:value-type="float" office:value="4684.41" calcext:value-type="float">
            <text:p>4684.41</text:p>
          </table:table-cell>
          <table:table-cell office:value-type="float" office:value="7951.591" calcext:value-type="float">
            <text:p>7951.591</text:p>
          </table:table-cell>
          <table:table-cell office:value-type="float" office:value="627.887" calcext:value-type="float">
            <text:p>627.887</text:p>
          </table:table-cell>
          <table:table-cell office:value-type="float" office:value="7543.308" calcext:value-type="float">
            <text:p>7543.308</text:p>
          </table:table-cell>
          <table:table-cell office:value-type="float" office:value="5021.011" calcext:value-type="float">
            <text:p>5021.01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4386" calcext:value-type="float">
            <text:p>4386</text:p>
          </table:table-cell>
          <table:table-cell office:value-type="float" office:value="654.092" calcext:value-type="float">
            <text:p>654.092</text:p>
          </table:table-cell>
          <table:table-cell office:value-type="float" office:value="134366.977" calcext:value-type="float">
            <text:p>134366.977</text:p>
          </table:table-cell>
          <table:table-cell office:value-type="float" office:value="-1162.783" calcext:value-type="float">
            <text:p>-1162.783</text:p>
          </table:table-cell>
          <table:table-cell office:value-type="float" office:value="11174.088" calcext:value-type="float">
            <text:p>11174.088</text:p>
          </table:table-cell>
          <table:table-cell office:value-type="float" office:value="0" calcext:value-type="float">
            <text:p>0</text:p>
          </table:table-cell>
          <table:table-cell office:value-type="float" office:value="4386" calcext:value-type="float">
            <text:p>4386</text:p>
          </table:table-cell>
          <table:table-cell office:value-type="float" office:value="61333.962" calcext:value-type="float">
            <text:p>61333.962</text:p>
          </table:table-cell>
          <table:table-cell office:value-type="float" office:value="134366.977" calcext:value-type="float">
            <text:p>134366.977</text:p>
          </table:table-cell>
          <table:table-cell office:value-type="float" office:value="-112018.801" calcext:value-type="float">
            <text:p>-112018.80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09.714" calcext:value-type="float">
            <text:p>6009.714</text:p>
          </table:table-cell>
          <table:table-cell office:value-type="float" office:value="4596.966" calcext:value-type="float">
            <text:p>4596.966</text:p>
          </table:table-cell>
          <table:table-cell office:value-type="float" office:value="7462.785" calcext:value-type="float">
            <text:p>7462.785</text:p>
          </table:table-cell>
          <table:table-cell office:value-type="float" office:value="595.639" calcext:value-type="float">
            <text:p>595.639</text:p>
          </table:table-cell>
          <table:table-cell office:value-type="float" office:value="7206.09" calcext:value-type="float">
            <text:p>7206.09</text:p>
          </table:table-cell>
          <table:table-cell office:value-type="float" office:value="4813.338" calcext:value-type="float">
            <text:p>4813.338</text:p>
          </table:table-cell>
          <table:table-cell office:value-type="float" office:value="6287.985" calcext:value-type="float">
            <text:p>6287.985</text:p>
          </table:table-cell>
          <table:table-cell office:value-type="float" office:value="4774.663" calcext:value-type="float">
            <text:p>4774.663</text:p>
          </table:table-cell>
          <table:table-cell office:value-type="float" office:value="7802.362" calcext:value-type="float">
            <text:p>7802.362</text:p>
          </table:table-cell>
          <table:table-cell office:value-type="float" office:value="630.79" calcext:value-type="float">
            <text:p>630.79</text:p>
          </table:table-cell>
          <table:table-cell office:value-type="float" office:value="7554.964" calcext:value-type="float">
            <text:p>7554.964</text:p>
          </table:table-cell>
          <table:table-cell office:value-type="float" office:value="5021.007" calcext:value-type="float">
            <text:p>5021.007</text:p>
          </table:table-cell>
          <table:table-cell office:value-type="float" office:value="35.16" calcext:value-type="float">
            <text:p>35.16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123.075" calcext:value-type="float">
            <text:p>123.075</text:p>
          </table:table-cell>
          <table:table-cell office:value-type="float" office:value="24917.617" calcext:value-type="float">
            <text:p>24917.617</text:p>
          </table:table-cell>
          <table:table-cell office:value-type="float" office:value="-212.043" calcext:value-type="float">
            <text:p>-212.043</text:p>
          </table:table-cell>
          <table:table-cell office:value-type="float" office:value="2412.992" calcext:value-type="float">
            <text:p>2412.992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11204.363" calcext:value-type="float">
            <text:p>11204.363</text:p>
          </table:table-cell>
          <table:table-cell office:value-type="float" office:value="24917.617" calcext:value-type="float">
            <text:p>24917.617</text:p>
          </table:table-cell>
          <table:table-cell office:value-type="float" office:value="-20091.634" calcext:value-type="float">
            <text:p>-20091.63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45.863" calcext:value-type="float">
            <text:p>445.863</text:p>
          </table:table-cell>
          <table:table-cell office:value-type="float" office:value="0" calcext:value-type="float">
            <text:p>0</text:p>
          </table:table-cell>
          <table:table-cell office:value-type="float" office:value="13780.856" calcext:value-type="float">
            <text:p>13780.856</text:p>
          </table:table-cell>
          <table:table-cell office:value-type="float" office:value="2246.914" calcext:value-type="float">
            <text:p>2246.914</text:p>
          </table:table-cell>
          <table:table-cell office:value-type="float" office:value="4958.923" calcext:value-type="float">
            <text:p>4958.923</text:p>
          </table:table-cell>
          <table:table-cell office:value-type="float" office:value="-4067.198" calcext:value-type="float">
            <text:p>-4067.198</text:p>
          </table:table-cell>
          <table:table-cell office:value-type="float" office:value="6011.563" calcext:value-type="float">
            <text:p>6011.563</text:p>
          </table:table-cell>
          <table:table-cell office:value-type="float" office:value="4683.406" calcext:value-type="float">
            <text:p>4683.406</text:p>
          </table:table-cell>
          <table:table-cell office:value-type="float" office:value="7247.184" calcext:value-type="float">
            <text:p>7247.184</text:p>
          </table:table-cell>
          <table:table-cell office:value-type="float" office:value="545.313" calcext:value-type="float">
            <text:p>545.313</text:p>
          </table:table-cell>
          <table:table-cell office:value-type="float" office:value="7106.857" calcext:value-type="float">
            <text:p>7106.857</text:p>
          </table:table-cell>
          <table:table-cell office:value-type="float" office:value="4916.269" calcext:value-type="float">
            <text:p>4916.269</text:p>
          </table:table-cell>
          <table:table-cell office:value-type="float" office:value="6294.998" calcext:value-type="float">
            <text:p>6294.998</text:p>
          </table:table-cell>
          <table:table-cell office:value-type="float" office:value="4907.628" calcext:value-type="float">
            <text:p>4907.628</text:p>
          </table:table-cell>
          <table:table-cell office:value-type="float" office:value="7628.609" calcext:value-type="float">
            <text:p>7628.609</text:p>
          </table:table-cell>
          <table:table-cell office:value-type="float" office:value="573.307" calcext:value-type="float">
            <text:p>573.307</text:p>
          </table:table-cell>
          <table:table-cell office:value-type="float" office:value="7446.52" calcext:value-type="float">
            <text:p>7446.52</text:p>
          </table:table-cell>
          <table:table-cell office:value-type="float" office:value="5143.476" calcext:value-type="float">
            <text:p>5143.476</text:p>
          </table:table-cell>
          <table:table-cell office:value-type="float" office:value="25.48" calcext:value-type="float">
            <text:p>25.48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63.037" calcext:value-type="float">
            <text:p>63.037</text:p>
          </table:table-cell>
          <table:table-cell office:value-type="float" office:value="10835.44" calcext:value-type="float">
            <text:p>10835.44</text:p>
          </table:table-cell>
          <table:table-cell office:value-type="float" office:value="-101.133" calcext:value-type="float">
            <text:p>-101.133</text:p>
          </table:table-cell>
          <table:table-cell office:value-type="float" office:value="1084.523" calcext:value-type="float">
            <text:p>1084.523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4854.682" calcext:value-type="float">
            <text:p>4854.682</text:p>
          </table:table-cell>
          <table:table-cell office:value-type="float" office:value="10835.44" calcext:value-type="float">
            <text:p>10835.44</text:p>
          </table:table-cell>
          <table:table-cell office:value-type="float" office:value="-8666.393" calcext:value-type="float">
            <text:p>-8666.393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40.204" calcext:value-type="float">
            <text:p>6040.204</text:p>
          </table:table-cell>
          <table:table-cell office:value-type="float" office:value="4618.99" calcext:value-type="float">
            <text:p>4618.99</text:p>
          </table:table-cell>
          <table:table-cell office:value-type="float" office:value="7524.452" calcext:value-type="float">
            <text:p>7524.452</text:p>
          </table:table-cell>
          <table:table-cell office:value-type="float" office:value="605.096" calcext:value-type="float">
            <text:p>605.096</text:p>
          </table:table-cell>
          <table:table-cell office:value-type="float" office:value="7255.576" calcext:value-type="float">
            <text:p>7255.576</text:p>
          </table:table-cell>
          <table:table-cell office:value-type="float" office:value="4824.833" calcext:value-type="float">
            <text:p>4824.833</text:p>
          </table:table-cell>
          <table:table-cell office:value-type="float" office:value="6319.897" calcext:value-type="float">
            <text:p>6319.897</text:p>
          </table:table-cell>
          <table:table-cell office:value-type="float" office:value="4845.794" calcext:value-type="float">
            <text:p>4845.794</text:p>
          </table:table-cell>
          <table:table-cell office:value-type="float" office:value="7881.67" calcext:value-type="float">
            <text:p>7881.67</text:p>
          </table:table-cell>
          <table:table-cell office:value-type="float" office:value="633.974" calcext:value-type="float">
            <text:p>633.974</text:p>
          </table:table-cell>
          <table:table-cell office:value-type="float" office:value="7593.272" calcext:value-type="float">
            <text:p>7593.272</text:p>
          </table:table-cell>
          <table:table-cell office:value-type="float" office:value="5046.522" calcext:value-type="float">
            <text:p>5046.522</text:p>
          </table:table-cell>
          <table:table-cell office:value-type="float" office:value="28.58" calcext:value-type="float">
            <text:p>28.58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100.488" calcext:value-type="float">
            <text:p>100.488</text:p>
          </table:table-cell>
          <table:table-cell office:value-type="float" office:value="12510.099" calcext:value-type="float">
            <text:p>12510.099</text:p>
          </table:table-cell>
          <table:table-cell office:value-type="float" office:value="-173.257" calcext:value-type="float">
            <text:p>-173.257</text:p>
          </table:table-cell>
          <table:table-cell office:value-type="float" office:value="1304.692" calcext:value-type="float">
            <text:p>1304.692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5578.829" calcext:value-type="float">
            <text:p>5578.829</text:p>
          </table:table-cell>
          <table:table-cell office:value-type="float" office:value="12510.099" calcext:value-type="float">
            <text:p>12510.099</text:p>
          </table:table-cell>
          <table:table-cell office:value-type="float" office:value="-9900.715" calcext:value-type="float">
            <text:p>-9900.71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80.707" calcext:value-type="float">
            <text:p>5980.707</text:p>
          </table:table-cell>
          <table:table-cell office:value-type="float" office:value="4638.72" calcext:value-type="float">
            <text:p>4638.72</text:p>
          </table:table-cell>
          <table:table-cell office:value-type="float" office:value="7197.945" calcext:value-type="float">
            <text:p>7197.945</text:p>
          </table:table-cell>
          <table:table-cell office:value-type="float" office:value="543.375" calcext:value-type="float">
            <text:p>543.375</text:p>
          </table:table-cell>
          <table:table-cell office:value-type="float" office:value="7072.108" calcext:value-type="float">
            <text:p>7072.108</text:p>
          </table:table-cell>
          <table:table-cell office:value-type="float" office:value="4889.306" calcext:value-type="float">
            <text:p>4889.306</text:p>
          </table:table-cell>
          <table:table-cell office:value-type="float" office:value="6263.756" calcext:value-type="float">
            <text:p>6263.756</text:p>
          </table:table-cell>
          <table:table-cell office:value-type="float" office:value="4860.636" calcext:value-type="float">
            <text:p>4860.636</text:p>
          </table:table-cell>
          <table:table-cell office:value-type="float" office:value="7523.874" calcext:value-type="float">
            <text:p>7523.874</text:p>
          </table:table-cell>
          <table:table-cell office:value-type="float" office:value="572.898" calcext:value-type="float">
            <text:p>572.898</text:p>
          </table:table-cell>
          <table:table-cell office:value-type="float" office:value="7414.456" calcext:value-type="float">
            <text:p>7414.456</text:p>
          </table:table-cell>
          <table:table-cell office:value-type="float" office:value="5113.056" calcext:value-type="float">
            <text:p>5113.056</text:p>
          </table:table-cell>
          <table:table-cell office:value-type="float" office:value="135.3" calcext:value-type="float">
            <text:p>135.3</text:p>
          </table:table-cell>
          <table:table-cell office:value-type="float" office:value="1" calcext:value-type="float">
            <text:p>1</text:p>
          </table:table-cell>
          <table:table-cell office:value-type="float" office:value="3606" calcext:value-type="float">
            <text:p>3606</text:p>
          </table:table-cell>
          <table:table-cell office:value-type="float" office:value="610.376" calcext:value-type="float">
            <text:p>610.376</text:p>
          </table:table-cell>
          <table:table-cell office:value-type="float" office:value="129785.253" calcext:value-type="float">
            <text:p>129785.253</text:p>
          </table:table-cell>
          <table:table-cell office:value-type="float" office:value="-1090.676" calcext:value-type="float">
            <text:p>-1090.676</text:p>
          </table:table-cell>
          <table:table-cell office:value-type="float" office:value="12266.579" calcext:value-type="float">
            <text:p>12266.579</text:p>
          </table:table-cell>
          <table:table-cell office:value-type="float" office:value="0" calcext:value-type="float">
            <text:p>0</text:p>
          </table:table-cell>
          <table:table-cell office:value-type="float" office:value="3606" calcext:value-type="float">
            <text:p>3606</text:p>
          </table:table-cell>
          <table:table-cell office:value-type="float" office:value="58508.945" calcext:value-type="float">
            <text:p>58508.945</text:p>
          </table:table-cell>
          <table:table-cell office:value-type="float" office:value="129785.253" calcext:value-type="float">
            <text:p>129785.253</text:p>
          </table:table-cell>
          <table:table-cell office:value-type="float" office:value="-105252.096" calcext:value-type="float">
            <text:p>-105252.09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77.154" calcext:value-type="float">
            <text:p>5977.154</text:p>
          </table:table-cell>
          <table:table-cell office:value-type="float" office:value="4726.22" calcext:value-type="float">
            <text:p>4726.22</text:p>
          </table:table-cell>
          <table:table-cell office:value-type="float" office:value="7026.489" calcext:value-type="float">
            <text:p>7026.489</text:p>
          </table:table-cell>
          <table:table-cell office:value-type="float" office:value="513.851" calcext:value-type="float">
            <text:p>513.851</text:p>
          </table:table-cell>
          <table:table-cell office:value-type="float" office:value="7009.255" calcext:value-type="float">
            <text:p>7009.255</text:p>
          </table:table-cell>
          <table:table-cell office:value-type="float" office:value="4945.053" calcext:value-type="float">
            <text:p>4945.053</text:p>
          </table:table-cell>
          <table:table-cell office:value-type="float" office:value="6257.75" calcext:value-type="float">
            <text:p>6257.75</text:p>
          </table:table-cell>
          <table:table-cell office:value-type="float" office:value="4915.428" calcext:value-type="float">
            <text:p>4915.428</text:p>
          </table:table-cell>
          <table:table-cell office:value-type="float" office:value="7343.63" calcext:value-type="float">
            <text:p>7343.63</text:p>
          </table:table-cell>
          <table:table-cell office:value-type="float" office:value="539.413" calcext:value-type="float">
            <text:p>539.413</text:p>
          </table:table-cell>
          <table:table-cell office:value-type="float" office:value="7341.194" calcext:value-type="float">
            <text:p>7341.194</text:p>
          </table:table-cell>
          <table:table-cell office:value-type="float" office:value="5174.307" calcext:value-type="float">
            <text:p>5174.307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65.414" calcext:value-type="float">
            <text:p>65.414</text:p>
          </table:table-cell>
          <table:table-cell office:value-type="float" office:value="11923.715" calcext:value-type="float">
            <text:p>11923.715</text:p>
          </table:table-cell>
          <table:table-cell office:value-type="float" office:value="-109.987" calcext:value-type="float">
            <text:p>-109.987</text:p>
          </table:table-cell>
          <table:table-cell office:value-type="float" office:value="1084.851" calcext:value-type="float">
            <text:p>1084.851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5396.338" calcext:value-type="float">
            <text:p>5396.338</text:p>
          </table:table-cell>
          <table:table-cell office:value-type="float" office:value="11923.715" calcext:value-type="float">
            <text:p>11923.715</text:p>
          </table:table-cell>
          <table:table-cell office:value-type="float" office:value="-9754.013" calcext:value-type="float">
            <text:p>-9754.01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33.104" calcext:value-type="float">
            <text:p>6033.104</text:p>
          </table:table-cell>
          <table:table-cell office:value-type="float" office:value="4643.971" calcext:value-type="float">
            <text:p>4643.971</text:p>
          </table:table-cell>
          <table:table-cell office:value-type="float" office:value="7010.5" calcext:value-type="float">
            <text:p>7010.5</text:p>
          </table:table-cell>
          <table:table-cell office:value-type="float" office:value="514.296" calcext:value-type="float">
            <text:p>514.296</text:p>
          </table:table-cell>
          <table:table-cell office:value-type="float" office:value="7066.098" calcext:value-type="float">
            <text:p>7066.098</text:p>
          </table:table-cell>
          <table:table-cell office:value-type="float" office:value="5000.11" calcext:value-type="float">
            <text:p>5000.11</text:p>
          </table:table-cell>
          <table:table-cell office:value-type="float" office:value="6316.378" calcext:value-type="float">
            <text:p>6316.378</text:p>
          </table:table-cell>
          <table:table-cell office:value-type="float" office:value="4866.251" calcext:value-type="float">
            <text:p>4866.251</text:p>
          </table:table-cell>
          <table:table-cell office:value-type="float" office:value="7306.776" calcext:value-type="float">
            <text:p>7306.776</text:p>
          </table:table-cell>
          <table:table-cell office:value-type="float" office:value="539.503" calcext:value-type="float">
            <text:p>539.503</text:p>
          </table:table-cell>
          <table:table-cell office:value-type="float" office:value="7400.002" calcext:value-type="float">
            <text:p>7400.002</text:p>
          </table:table-cell>
          <table:table-cell office:value-type="float" office:value="5232.755" calcext:value-type="float">
            <text:p>5232.755</text:p>
          </table:table-cell>
          <table:table-cell office:value-type="float" office:value="141.64" calcext:value-type="float">
            <text:p>141.64</text:p>
          </table:table-cell>
          <table:table-cell office:value-type="float" office:value="1" calcext:value-type="float">
            <text:p>1</text:p>
          </table:table-cell>
          <table:table-cell office:value-type="float" office:value="3486" calcext:value-type="float">
            <text:p>3486</text:p>
          </table:table-cell>
          <table:table-cell office:value-type="float" office:value="557.491" calcext:value-type="float">
            <text:p>557.491</text:p>
          </table:table-cell>
          <table:table-cell office:value-type="float" office:value="118987.709" calcext:value-type="float">
            <text:p>118987.709</text:p>
          </table:table-cell>
          <table:table-cell office:value-type="float" office:value="-978.113" calcext:value-type="float">
            <text:p>-978.113</text:p>
          </table:table-cell>
          <table:table-cell office:value-type="float" office:value="12461.772" calcext:value-type="float">
            <text:p>12461.772</text:p>
          </table:table-cell>
          <table:table-cell office:value-type="float" office:value="0" calcext:value-type="float">
            <text:p>0</text:p>
          </table:table-cell>
          <table:table-cell office:value-type="float" office:value="3486" calcext:value-type="float">
            <text:p>3486</text:p>
          </table:table-cell>
          <table:table-cell office:value-type="float" office:value="53035.998" calcext:value-type="float">
            <text:p>53035.998</text:p>
          </table:table-cell>
          <table:table-cell office:value-type="float" office:value="118987.709" calcext:value-type="float">
            <text:p>118987.709</text:p>
          </table:table-cell>
          <table:table-cell office:value-type="float" office:value="-94064.164" calcext:value-type="float">
            <text:p>-94064.16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62.746" calcext:value-type="float">
            <text:p>6062.746</text:p>
          </table:table-cell>
          <table:table-cell office:value-type="float" office:value="4849.635" calcext:value-type="float">
            <text:p>4849.635</text:p>
          </table:table-cell>
          <table:table-cell office:value-type="float" office:value="7349.603" calcext:value-type="float">
            <text:p>7349.603</text:p>
          </table:table-cell>
          <table:table-cell office:value-type="float" office:value="544.439" calcext:value-type="float">
            <text:p>544.439</text:p>
          </table:table-cell>
          <table:table-cell office:value-type="float" office:value="7156.284" calcext:value-type="float">
            <text:p>7156.284</text:p>
          </table:table-cell>
          <table:table-cell office:value-type="float" office:value="4969.208" calcext:value-type="float">
            <text:p>4969.208</text:p>
          </table:table-cell>
          <table:table-cell office:value-type="float" office:value="6342.883" calcext:value-type="float">
            <text:p>6342.883</text:p>
          </table:table-cell>
          <table:table-cell office:value-type="float" office:value="5039.062" calcext:value-type="float">
            <text:p>5039.062</text:p>
          </table:table-cell>
          <table:table-cell office:value-type="float" office:value="7729.417" calcext:value-type="float">
            <text:p>7729.417</text:p>
          </table:table-cell>
          <table:table-cell office:value-type="float" office:value="578.931" calcext:value-type="float">
            <text:p>578.931</text:p>
          </table:table-cell>
          <table:table-cell office:value-type="float" office:value="7505.701" calcext:value-type="float">
            <text:p>7505.701</text:p>
          </table:table-cell>
          <table:table-cell office:value-type="float" office:value="5180.065" calcext:value-type="float">
            <text:p>5180.065</text:p>
          </table:table-cell>
          <table:table-cell office:value-type="float" office:value="118.3" calcext:value-type="float">
            <text:p>118.3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409.747" calcext:value-type="float">
            <text:p>409.747</text:p>
          </table:table-cell>
          <table:table-cell office:value-type="float" office:value="88806.844" calcext:value-type="float">
            <text:p>88806.844</text:p>
          </table:table-cell>
          <table:table-cell office:value-type="float" office:value="-704.701" calcext:value-type="float">
            <text:p>-704.701</text:p>
          </table:table-cell>
          <table:table-cell office:value-type="float" office:value="9304.429" calcext:value-type="float">
            <text:p>9304.429</text:p>
          </table:table-cell>
          <table:table-cell office:value-type="float" office:value="0" calcext:value-type="float">
            <text:p>0</text:p>
          </table:table-cell>
          <table:table-cell office:value-type="float" office:value="2596" calcext:value-type="float">
            <text:p>2596</text:p>
          </table:table-cell>
          <table:table-cell office:value-type="float" office:value="39581.815" calcext:value-type="float">
            <text:p>39581.815</text:p>
          </table:table-cell>
          <table:table-cell office:value-type="float" office:value="88806.844" calcext:value-type="float">
            <text:p>88806.844</text:p>
          </table:table-cell>
          <table:table-cell office:value-type="float" office:value="-70197.986" calcext:value-type="float">
            <text:p>-70197.98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48.67" calcext:value-type="float">
            <text:p>6048.67</text:p>
          </table:table-cell>
          <table:table-cell office:value-type="float" office:value="4982.445" calcext:value-type="float">
            <text:p>4982.445</text:p>
          </table:table-cell>
          <table:table-cell office:value-type="float" office:value="7271.412" calcext:value-type="float">
            <text:p>7271.412</text:p>
          </table:table-cell>
          <table:table-cell office:value-type="float" office:value="530.256" calcext:value-type="float">
            <text:p>530.256</text:p>
          </table:table-cell>
          <table:table-cell office:value-type="float" office:value="7113.721" calcext:value-type="float">
            <text:p>7113.721</text:p>
          </table:table-cell>
          <table:table-cell office:value-type="float" office:value="4983.619" calcext:value-type="float">
            <text:p>4983.619</text:p>
          </table:table-cell>
          <table:table-cell office:value-type="float" office:value="6336.504" calcext:value-type="float">
            <text:p>6336.504</text:p>
          </table:table-cell>
          <table:table-cell office:value-type="float" office:value="5217.978" calcext:value-type="float">
            <text:p>5217.978</text:p>
          </table:table-cell>
          <table:table-cell office:value-type="float" office:value="7643.617" calcext:value-type="float">
            <text:p>7643.617</text:p>
          </table:table-cell>
          <table:table-cell office:value-type="float" office:value="563.092" calcext:value-type="float">
            <text:p>563.092</text:p>
          </table:table-cell>
          <table:table-cell office:value-type="float" office:value="7467.507" calcext:value-type="float">
            <text:p>7467.507</text:p>
          </table:table-cell>
          <table:table-cell office:value-type="float" office:value="5205.501" calcext:value-type="float">
            <text:p>5205.501</text:p>
          </table:table-cell>
          <table:table-cell office:value-type="float" office:value="46.92" calcext:value-type="float">
            <text:p>46.92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54.646" calcext:value-type="float">
            <text:p>154.646</text:p>
          </table:table-cell>
          <table:table-cell office:value-type="float" office:value="18385.875" calcext:value-type="float">
            <text:p>18385.875</text:p>
          </table:table-cell>
          <table:table-cell office:value-type="float" office:value="-263.695" calcext:value-type="float">
            <text:p>-263.695</text:p>
          </table:table-cell>
          <table:table-cell office:value-type="float" office:value="2484.26" calcext:value-type="float">
            <text:p>2484.26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7916.926" calcext:value-type="float">
            <text:p>7916.926</text:p>
          </table:table-cell>
          <table:table-cell office:value-type="float" office:value="18385.875" calcext:value-type="float">
            <text:p>18385.875</text:p>
          </table:table-cell>
          <table:table-cell office:value-type="float" office:value="-13417.354" calcext:value-type="float">
            <text:p>-13417.35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68.032" calcext:value-type="float">
            <text:p>6068.032</text:p>
          </table:table-cell>
          <table:table-cell office:value-type="float" office:value="4853.238" calcext:value-type="float">
            <text:p>4853.238</text:p>
          </table:table-cell>
          <table:table-cell office:value-type="float" office:value="7097.394" calcext:value-type="float">
            <text:p>7097.394</text:p>
          </table:table-cell>
          <table:table-cell office:value-type="float" office:value="532.009" calcext:value-type="float">
            <text:p>532.009</text:p>
          </table:table-cell>
          <table:table-cell office:value-type="float" office:value="7136.603" calcext:value-type="float">
            <text:p>7136.603</text:p>
          </table:table-cell>
          <table:table-cell office:value-type="float" office:value="4999.461" calcext:value-type="float">
            <text:p>4999.461</text:p>
          </table:table-cell>
          <table:table-cell office:value-type="float" office:value="6350.814" calcext:value-type="float">
            <text:p>6350.814</text:p>
          </table:table-cell>
          <table:table-cell office:value-type="float" office:value="5060.228" calcext:value-type="float">
            <text:p>5060.228</text:p>
          </table:table-cell>
          <table:table-cell office:value-type="float" office:value="7412.66" calcext:value-type="float">
            <text:p>7412.66</text:p>
          </table:table-cell>
          <table:table-cell office:value-type="float" office:value="562.071" calcext:value-type="float">
            <text:p>562.071</text:p>
          </table:table-cell>
          <table:table-cell office:value-type="float" office:value="7479.767" calcext:value-type="float">
            <text:p>7479.767</text:p>
          </table:table-cell>
          <table:table-cell office:value-type="float" office:value="5221.861" calcext:value-type="float">
            <text:p>5221.861</text:p>
          </table:table-cell>
          <table:table-cell office:value-type="float" office:value="36.6" calcext:value-type="float">
            <text:p>36.6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126.783" calcext:value-type="float">
            <text:p>126.783</text:p>
          </table:table-cell>
          <table:table-cell office:value-type="float" office:value="28455.534" calcext:value-type="float">
            <text:p>28455.534</text:p>
          </table:table-cell>
          <table:table-cell office:value-type="float" office:value="-218.052" calcext:value-type="float">
            <text:p>-218.052</text:p>
          </table:table-cell>
          <table:table-cell office:value-type="float" office:value="3143.662" calcext:value-type="float">
            <text:p>3143.662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12602.005" calcext:value-type="float">
            <text:p>12602.005</text:p>
          </table:table-cell>
          <table:table-cell office:value-type="float" office:value="28455.534" calcext:value-type="float">
            <text:p>28455.534</text:p>
          </table:table-cell>
          <table:table-cell office:value-type="float" office:value="-22168.211" calcext:value-type="float">
            <text:p>-22168.21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35.777" calcext:value-type="float">
            <text:p>6035.777</text:p>
          </table:table-cell>
          <table:table-cell office:value-type="float" office:value="4844.653" calcext:value-type="float">
            <text:p>4844.653</text:p>
          </table:table-cell>
          <table:table-cell office:value-type="float" office:value="7018.419" calcext:value-type="float">
            <text:p>7018.419</text:p>
          </table:table-cell>
          <table:table-cell office:value-type="float" office:value="518.029" calcext:value-type="float">
            <text:p>518.029</text:p>
          </table:table-cell>
          <table:table-cell office:value-type="float" office:value="7076.269" calcext:value-type="float">
            <text:p>7076.269</text:p>
          </table:table-cell>
          <table:table-cell office:value-type="float" office:value="4995.285" calcext:value-type="float">
            <text:p>4995.285</text:p>
          </table:table-cell>
          <table:table-cell office:value-type="float" office:value="6317.357" calcext:value-type="float">
            <text:p>6317.357</text:p>
          </table:table-cell>
          <table:table-cell office:value-type="float" office:value="5028.918" calcext:value-type="float">
            <text:p>5028.918</text:p>
          </table:table-cell>
          <table:table-cell office:value-type="float" office:value="7335.137" calcext:value-type="float">
            <text:p>7335.137</text:p>
          </table:table-cell>
          <table:table-cell office:value-type="float" office:value="547.033" calcext:value-type="float">
            <text:p>547.033</text:p>
          </table:table-cell>
          <table:table-cell office:value-type="float" office:value="7416.104" calcext:value-type="float">
            <text:p>7416.104</text:p>
          </table:table-cell>
          <table:table-cell office:value-type="float" office:value="5218.609" calcext:value-type="float">
            <text:p>5218.609</text:p>
          </table:table-cell>
          <table:table-cell office:value-type="float" office:value="64.4" calcext:value-type="float">
            <text:p>64.4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221.723" calcext:value-type="float">
            <text:p>221.723</text:p>
          </table:table-cell>
          <table:table-cell office:value-type="float" office:value="47834.21" calcext:value-type="float">
            <text:p>47834.21</text:p>
          </table:table-cell>
          <table:table-cell office:value-type="float" office:value="-380.943" calcext:value-type="float">
            <text:p>-380.943</text:p>
          </table:table-cell>
          <table:table-cell office:value-type="float" office:value="5525.872" calcext:value-type="float">
            <text:p>5525.872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21064.024" calcext:value-type="float">
            <text:p>21064.024</text:p>
          </table:table-cell>
          <table:table-cell office:value-type="float" office:value="47834.21" calcext:value-type="float">
            <text:p>47834.21</text:p>
          </table:table-cell>
          <table:table-cell office:value-type="float" office:value="-36782.467" calcext:value-type="float">
            <text:p>-36782.46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office:value-type="string" calcext:value-type="string">
            <text:p>PATHWAYS GENERATED UNDER a J2 POLICY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097.635" calcext:value-type="float">
            <text:p>4097.635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421.167" calcext:value-type="float">
            <text:p>7421.167</text:p>
          </table:table-cell>
          <table:table-cell office:value-type="float" office:value="1507.48" calcext:value-type="float">
            <text:p>1507.48</text:p>
          </table:table-cell>
          <table:table-cell office:value-type="float" office:value="7125.497" calcext:value-type="float">
            <text:p>7125.497</text:p>
          </table:table-cell>
          <table:table-cell office:value-type="float" office:value="1069.773" calcext:value-type="float">
            <text:p>1069.773</text:p>
          </table:table-cell>
          <table:table-cell office:value-type="float" office:value="4272.846" calcext:value-type="float">
            <text:p>4272.846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782.706" calcext:value-type="float">
            <text:p>7782.706</text:p>
          </table:table-cell>
          <table:table-cell office:value-type="float" office:value="1595.406" calcext:value-type="float">
            <text:p>1595.406</text:p>
          </table:table-cell>
          <table:table-cell office:value-type="float" office:value="7477.313" calcext:value-type="float">
            <text:p>7477.313</text:p>
          </table:table-cell>
          <table:table-cell office:value-type="float" office:value="1068.379" calcext:value-type="float">
            <text:p>1068.379</text:p>
          </table:table-cell>
          <table:table-cell office:value-type="float" office:value="5.24" calcext:value-type="float">
            <text:p>5.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6.52" calcext:value-type="float">
            <text:p>16.52</text:p>
          </table:table-cell>
          <table:table-cell office:value-type="float" office:value="114.958" calcext:value-type="float">
            <text:p>114.958</text:p>
          </table:table-cell>
          <table:table-cell office:value-type="float" office:value="-27.941" calcext:value-type="float">
            <text:p>-27.941</text:p>
          </table:table-cell>
          <table:table-cell office:value-type="float" office:value="13.877" calcext:value-type="float">
            <text:p>13.87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0.325" calcext:value-type="float">
            <text:p>50.325</text:p>
          </table:table-cell>
          <table:table-cell office:value-type="float" office:value="114.958" calcext:value-type="float">
            <text:p>114.958</text:p>
          </table:table-cell>
          <table:table-cell office:value-type="float" office:value="-87.204" calcext:value-type="float">
            <text:p>-87.20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89.211" calcext:value-type="float">
            <text:p>4189.211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46.847" calcext:value-type="float">
            <text:p>7246.847</text:p>
          </table:table-cell>
          <table:table-cell office:value-type="float" office:value="1452.141" calcext:value-type="float">
            <text:p>1452.141</text:p>
          </table:table-cell>
          <table:table-cell office:value-type="float" office:value="7105.921" calcext:value-type="float">
            <text:p>7105.921</text:p>
          </table:table-cell>
          <table:table-cell office:value-type="float" office:value="1272.5" calcext:value-type="float">
            <text:p>1272.5</text:p>
          </table:table-cell>
          <table:table-cell office:value-type="float" office:value="4371.032" calcext:value-type="float">
            <text:p>4371.032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539.749" calcext:value-type="float">
            <text:p>1539.749</text:p>
          </table:table-cell>
          <table:table-cell office:value-type="float" office:value="7463.709" calcext:value-type="float">
            <text:p>7463.709</text:p>
          </table:table-cell>
          <table:table-cell office:value-type="float" office:value="1278.355" calcext:value-type="float">
            <text:p>1278.355</text:p>
          </table:table-cell>
          <table:table-cell office:value-type="float" office:value="5.46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87.156" calcext:value-type="float">
            <text:p>87.156</text:p>
          </table:table-cell>
          <table:table-cell office:value-type="float" office:value="-24.669" calcext:value-type="float">
            <text:p>-24.669</text:p>
          </table:table-cell>
          <table:table-cell office:value-type="float" office:value="8.508" calcext:value-type="float">
            <text:p>8.50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9.157" calcext:value-type="float">
            <text:p>39.157</text:p>
          </table:table-cell>
          <table:table-cell office:value-type="float" office:value="87.156" calcext:value-type="float">
            <text:p>87.156</text:p>
          </table:table-cell>
          <table:table-cell office:value-type="float" office:value="-70.14" calcext:value-type="float">
            <text:p>-70.1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86.273" calcext:value-type="float">
            <text:p>4186.273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6970.929" calcext:value-type="float">
            <text:p>6970.929</text:p>
          </table:table-cell>
          <table:table-cell office:value-type="float" office:value="1377.019" calcext:value-type="float">
            <text:p>1377.019</text:p>
          </table:table-cell>
          <table:table-cell office:value-type="float" office:value="6952.097" calcext:value-type="float">
            <text:p>6952.097</text:p>
          </table:table-cell>
          <table:table-cell office:value-type="float" office:value="1420.449" calcext:value-type="float">
            <text:p>1420.449</text:p>
          </table:table-cell>
          <table:table-cell office:value-type="float" office:value="4371.947" calcext:value-type="float">
            <text:p>4371.947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309.951" calcext:value-type="float">
            <text:p>7309.951</text:p>
          </table:table-cell>
          <table:table-cell office:value-type="float" office:value="1451.15" calcext:value-type="float">
            <text:p>1451.15</text:p>
          </table:table-cell>
          <table:table-cell office:value-type="float" office:value="7286.667" calcext:value-type="float">
            <text:p>7286.667</text:p>
          </table:table-cell>
          <table:table-cell office:value-type="float" office:value="1457.227" calcext:value-type="float">
            <text:p>1457.227</text:p>
          </table:table-cell>
          <table:table-cell office:value-type="float" office:value="8.62" calcext:value-type="float">
            <text:p>8.6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9.013" calcext:value-type="float">
            <text:p>19.013</text:p>
          </table:table-cell>
          <table:table-cell office:value-type="float" office:value="186.902" calcext:value-type="float">
            <text:p>186.902</text:p>
          </table:table-cell>
          <table:table-cell office:value-type="float" office:value="-29.568" calcext:value-type="float">
            <text:p>-29.568</text:p>
          </table:table-cell>
          <table:table-cell office:value-type="float" office:value="28.245" calcext:value-type="float">
            <text:p>28.24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8.991" calcext:value-type="float">
            <text:p>78.991</text:p>
          </table:table-cell>
          <table:table-cell office:value-type="float" office:value="186.902" calcext:value-type="float">
            <text:p>186.902</text:p>
          </table:table-cell>
          <table:table-cell office:value-type="float" office:value="-130.412" calcext:value-type="float">
            <text:p>-130.41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79.603" calcext:value-type="float">
            <text:p>4179.603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859.184" calcext:value-type="float">
            <text:p>6859.184</text:p>
          </table:table-cell>
          <table:table-cell office:value-type="float" office:value="1319.979" calcext:value-type="float">
            <text:p>1319.979</text:p>
          </table:table-cell>
          <table:table-cell office:value-type="float" office:value="6830.858" calcext:value-type="float">
            <text:p>6830.858</text:p>
          </table:table-cell>
          <table:table-cell office:value-type="float" office:value="1528.348" calcext:value-type="float">
            <text:p>1528.348</text:p>
          </table:table-cell>
          <table:table-cell office:value-type="float" office:value="4363.072" calcext:value-type="float">
            <text:p>4363.072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207.591" calcext:value-type="float">
            <text:p>7207.591</text:p>
          </table:table-cell>
          <table:table-cell office:value-type="float" office:value="1392.826" calcext:value-type="float">
            <text:p>1392.826</text:p>
          </table:table-cell>
          <table:table-cell office:value-type="float" office:value="7160.646" calcext:value-type="float">
            <text:p>7160.646</text:p>
          </table:table-cell>
          <table:table-cell office:value-type="float" office:value="1565.498" calcext:value-type="float">
            <text:p>1565.498</text:p>
          </table:table-cell>
          <table:table-cell office:value-type="float" office:value="10.86" calcext:value-type="float">
            <text:p>10.8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3.104" calcext:value-type="float">
            <text:p>23.104</text:p>
          </table:table-cell>
          <table:table-cell office:value-type="float" office:value="232.672" calcext:value-type="float">
            <text:p>232.672</text:p>
          </table:table-cell>
          <table:table-cell office:value-type="float" office:value="-35.546" calcext:value-type="float">
            <text:p>-35.546</text:p>
          </table:table-cell>
          <table:table-cell office:value-type="float" office:value="34.493" calcext:value-type="float">
            <text:p>34.49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8.667" calcext:value-type="float">
            <text:p>98.667</text:p>
          </table:table-cell>
          <table:table-cell office:value-type="float" office:value="232.672" calcext:value-type="float">
            <text:p>232.672</text:p>
          </table:table-cell>
          <table:table-cell office:value-type="float" office:value="-163.687" calcext:value-type="float">
            <text:p>-163.68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74.637" calcext:value-type="float">
            <text:p>4174.637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693.631" calcext:value-type="float">
            <text:p>6693.631</text:p>
          </table:table-cell>
          <table:table-cell office:value-type="float" office:value="1285.87" calcext:value-type="float">
            <text:p>1285.87</text:p>
          </table:table-cell>
          <table:table-cell office:value-type="float" office:value="6757.383" calcext:value-type="float">
            <text:p>6757.383</text:p>
          </table:table-cell>
          <table:table-cell office:value-type="float" office:value="1591.89" calcext:value-type="float">
            <text:p>1591.89</text:p>
          </table:table-cell>
          <table:table-cell office:value-type="float" office:value="4357.86" calcext:value-type="float">
            <text:p>4357.86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009.998" calcext:value-type="float">
            <text:p>7009.998</text:p>
          </table:table-cell>
          <table:table-cell office:value-type="float" office:value="1354.723" calcext:value-type="float">
            <text:p>1354.723</text:p>
          </table:table-cell>
          <table:table-cell office:value-type="float" office:value="7078.901" calcext:value-type="float">
            <text:p>7078.901</text:p>
          </table:table-cell>
          <table:table-cell office:value-type="float" office:value="1636.818" calcext:value-type="float">
            <text:p>1636.818</text:p>
          </table:table-cell>
          <table:table-cell office:value-type="float" office:value="8.56" calcext:value-type="float">
            <text:p>8.56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7.243" calcext:value-type="float">
            <text:p>27.243</text:p>
          </table:table-cell>
          <table:table-cell office:value-type="float" office:value="252.123" calcext:value-type="float">
            <text:p>252.123</text:p>
          </table:table-cell>
          <table:table-cell office:value-type="float" office:value="-46.159" calcext:value-type="float">
            <text:p>-46.159</text:p>
          </table:table-cell>
          <table:table-cell office:value-type="float" office:value="32.041" calcext:value-type="float">
            <text:p>32.04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09.572" calcext:value-type="float">
            <text:p>109.572</text:p>
          </table:table-cell>
          <table:table-cell office:value-type="float" office:value="252.123" calcext:value-type="float">
            <text:p>252.123</text:p>
          </table:table-cell>
          <table:table-cell office:value-type="float" office:value="-188.041" calcext:value-type="float">
            <text:p>-188.04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57.102" calcext:value-type="float">
            <text:p>4157.102</text:p>
          </table:table-cell>
          <table:table-cell office:value-type="float" office:value="1815.147" calcext:value-type="float">
            <text:p>1815.147</text:p>
          </table:table-cell>
          <table:table-cell office:value-type="float" office:value="6762.679" calcext:value-type="float">
            <text:p>6762.679</text:p>
          </table:table-cell>
          <table:table-cell office:value-type="float" office:value="1264.04" calcext:value-type="float">
            <text:p>1264.04</text:p>
          </table:table-cell>
          <table:table-cell office:value-type="float" office:value="6696.001" calcext:value-type="float">
            <text:p>6696.001</text:p>
          </table:table-cell>
          <table:table-cell office:value-type="float" office:value="1618.204" calcext:value-type="float">
            <text:p>1618.204</text:p>
          </table:table-cell>
          <table:table-cell office:value-type="float" office:value="4332.523" calcext:value-type="float">
            <text:p>4332.523</text:p>
          </table:table-cell>
          <table:table-cell office:value-type="float" office:value="1899.494" calcext:value-type="float">
            <text:p>1899.494</text:p>
          </table:table-cell>
          <table:table-cell office:value-type="float" office:value="7085.892" calcext:value-type="float">
            <text:p>7085.892</text:p>
          </table:table-cell>
          <table:table-cell office:value-type="float" office:value="1336.392" calcext:value-type="float">
            <text:p>1336.392</text:p>
          </table:table-cell>
          <table:table-cell office:value-type="float" office:value="7016.745" calcext:value-type="float">
            <text:p>7016.745</text:p>
          </table:table-cell>
          <table:table-cell office:value-type="float" office:value="1648.301" calcext:value-type="float">
            <text:p>1648.301</text:p>
          </table:table-cell>
          <table:table-cell office:value-type="float" office:value="8.86" calcext:value-type="float">
            <text:p>8.8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6.909" calcext:value-type="float">
            <text:p>26.909</text:p>
          </table:table-cell>
          <table:table-cell office:value-type="float" office:value="258.371" calcext:value-type="float">
            <text:p>258.371</text:p>
          </table:table-cell>
          <table:table-cell office:value-type="float" office:value="-45.188" calcext:value-type="float">
            <text:p>-45.188</text:p>
          </table:table-cell>
          <table:table-cell office:value-type="float" office:value="32.685" calcext:value-type="float">
            <text:p>32.68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12.362" calcext:value-type="float">
            <text:p>112.362</text:p>
          </table:table-cell>
          <table:table-cell office:value-type="float" office:value="258.371" calcext:value-type="float">
            <text:p>258.371</text:p>
          </table:table-cell>
          <table:table-cell office:value-type="float" office:value="-193.001" calcext:value-type="float">
            <text:p>-193.00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82.673" calcext:value-type="float">
            <text:p>4182.673</text:p>
          </table:table-cell>
          <table:table-cell office:value-type="float" office:value="1798.76" calcext:value-type="float">
            <text:p>1798.76</text:p>
          </table:table-cell>
          <table:table-cell office:value-type="float" office:value="6754.736" calcext:value-type="float">
            <text:p>6754.736</text:p>
          </table:table-cell>
          <table:table-cell office:value-type="float" office:value="1288.169" calcext:value-type="float">
            <text:p>1288.169</text:p>
          </table:table-cell>
          <table:table-cell office:value-type="float" office:value="6770.037" calcext:value-type="float">
            <text:p>6770.037</text:p>
          </table:table-cell>
          <table:table-cell office:value-type="float" office:value="1595.309" calcext:value-type="float">
            <text:p>1595.309</text:p>
          </table:table-cell>
          <table:table-cell office:value-type="float" office:value="4364.593" calcext:value-type="float">
            <text:p>4364.593</text:p>
          </table:table-cell>
          <table:table-cell office:value-type="float" office:value="1889.156" calcext:value-type="float">
            <text:p>1889.156</text:p>
          </table:table-cell>
          <table:table-cell office:value-type="float" office:value="7049.846" calcext:value-type="float">
            <text:p>7049.846</text:p>
          </table:table-cell>
          <table:table-cell office:value-type="float" office:value="1354.318" calcext:value-type="float">
            <text:p>1354.318</text:p>
          </table:table-cell>
          <table:table-cell office:value-type="float" office:value="7084.821" calcext:value-type="float">
            <text:p>7084.821</text:p>
          </table:table-cell>
          <table:table-cell office:value-type="float" office:value="1644.366" calcext:value-type="float">
            <text:p>1644.366</text:p>
          </table:table-cell>
          <table:table-cell office:value-type="float" office:value="52.82" calcext:value-type="float">
            <text:p>52.82</text:p>
          </table:table-cell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294.66" calcext:value-type="float">
            <text:p>294.66</text:p>
          </table:table-cell>
          <table:table-cell office:value-type="float" office:value="3310.503" calcext:value-type="float">
            <text:p>3310.503</text:p>
          </table:table-cell>
          <table:table-cell office:value-type="float" office:value="-539.023" calcext:value-type="float">
            <text:p>-539.023</text:p>
          </table:table-cell>
          <table:table-cell office:value-type="float" office:value="286.224" calcext:value-type="float">
            <text:p>286.224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office:value-type="float" office:value="1505.696" calcext:value-type="float">
            <text:p>1505.696</text:p>
          </table:table-cell>
          <table:table-cell office:value-type="float" office:value="3310.503" calcext:value-type="float">
            <text:p>3310.503</text:p>
          </table:table-cell>
          <table:table-cell office:value-type="float" office:value="-2738.055" calcext:value-type="float">
            <text:p>-2738.05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92.197" calcext:value-type="float">
            <text:p>4192.197</text:p>
          </table:table-cell>
          <table:table-cell office:value-type="float" office:value="1835.477" calcext:value-type="float">
            <text:p>1835.477</text:p>
          </table:table-cell>
          <table:table-cell office:value-type="float" office:value="6742.84" calcext:value-type="float">
            <text:p>6742.84</text:p>
          </table:table-cell>
          <table:table-cell office:value-type="float" office:value="1271.429" calcext:value-type="float">
            <text:p>1271.429</text:p>
          </table:table-cell>
          <table:table-cell office:value-type="float" office:value="6745.937" calcext:value-type="float">
            <text:p>6745.937</text:p>
          </table:table-cell>
          <table:table-cell office:value-type="float" office:value="1638.456" calcext:value-type="float">
            <text:p>1638.456</text:p>
          </table:table-cell>
          <table:table-cell office:value-type="float" office:value="4376.251" calcext:value-type="float">
            <text:p>4376.251</text:p>
          </table:table-cell>
          <table:table-cell office:value-type="float" office:value="1889.253" calcext:value-type="float">
            <text:p>1889.253</text:p>
          </table:table-cell>
          <table:table-cell office:value-type="float" office:value="7046.253" calcext:value-type="float">
            <text:p>7046.253</text:p>
          </table:table-cell>
          <table:table-cell office:value-type="float" office:value="1342.417" calcext:value-type="float">
            <text:p>1342.417</text:p>
          </table:table-cell>
          <table:table-cell office:value-type="float" office:value="7072.575" calcext:value-type="float">
            <text:p>7072.575</text:p>
          </table:table-cell>
          <table:table-cell office:value-type="float" office:value="1679.927" calcext:value-type="float">
            <text:p>1679.927</text:p>
          </table:table-cell>
          <table:table-cell office:value-type="float" office:value="30.4" calcext:value-type="float">
            <text:p>30.4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102.941" calcext:value-type="float">
            <text:p>102.941</text:p>
          </table:table-cell>
          <table:table-cell office:value-type="float" office:value="2528.389" calcext:value-type="float">
            <text:p>2528.389</text:p>
          </table:table-cell>
          <table:table-cell office:value-type="float" office:value="-176.362" calcext:value-type="float">
            <text:p>-176.362</text:p>
          </table:table-cell>
          <table:table-cell office:value-type="float" office:value="265.125" calcext:value-type="float">
            <text:p>265.125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1126.81" calcext:value-type="float">
            <text:p>1126.81</text:p>
          </table:table-cell>
          <table:table-cell office:value-type="float" office:value="2528.389" calcext:value-type="float">
            <text:p>2528.389</text:p>
          </table:table-cell>
          <table:table-cell office:value-type="float" office:value="-1998.139" calcext:value-type="float">
            <text:p>-1998.13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97.439" calcext:value-type="float">
            <text:p>4197.439</text:p>
          </table:table-cell>
          <table:table-cell office:value-type="float" office:value="1873.539" calcext:value-type="float">
            <text:p>1873.539</text:p>
          </table:table-cell>
          <table:table-cell office:value-type="float" office:value="6763.463" calcext:value-type="float">
            <text:p>6763.463</text:p>
          </table:table-cell>
          <table:table-cell office:value-type="float" office:value="1263.247" calcext:value-type="float">
            <text:p>1263.247</text:p>
          </table:table-cell>
          <table:table-cell office:value-type="float" office:value="6734.746" calcext:value-type="float">
            <text:p>6734.746</text:p>
          </table:table-cell>
          <table:table-cell office:value-type="float" office:value="1660.133" calcext:value-type="float">
            <text:p>1660.133</text:p>
          </table:table-cell>
          <table:table-cell office:value-type="float" office:value="4374.605" calcext:value-type="float">
            <text:p>4374.605</text:p>
          </table:table-cell>
          <table:table-cell office:value-type="float" office:value="1919.727" calcext:value-type="float">
            <text:p>1919.727</text:p>
          </table:table-cell>
          <table:table-cell office:value-type="float" office:value="7084.712" calcext:value-type="float">
            <text:p>7084.712</text:p>
          </table:table-cell>
          <table:table-cell office:value-type="float" office:value="1334.302" calcext:value-type="float">
            <text:p>1334.302</text:p>
          </table:table-cell>
          <table:table-cell office:value-type="float" office:value="7054.631" calcext:value-type="float">
            <text:p>7054.631</text:p>
          </table:table-cell>
          <table:table-cell office:value-type="float" office:value="1694.58" calcext:value-type="float">
            <text:p>1694.58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6.02" calcext:value-type="float">
            <text:p>46.02</text:p>
          </table:table-cell>
          <table:table-cell office:value-type="float" office:value="927.021" calcext:value-type="float">
            <text:p>927.021</text:p>
          </table:table-cell>
          <table:table-cell office:value-type="float" office:value="-71.634" calcext:value-type="float">
            <text:p>-71.634</text:p>
          </table:table-cell>
          <table:table-cell office:value-type="float" office:value="146.576" calcext:value-type="float">
            <text:p>146.576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88.56" calcext:value-type="float">
            <text:p>388.56</text:p>
          </table:table-cell>
          <table:table-cell office:value-type="float" office:value="927.021" calcext:value-type="float">
            <text:p>927.021</text:p>
          </table:table-cell>
          <table:table-cell office:value-type="float" office:value="-633.869" calcext:value-type="float">
            <text:p>-633.86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17.241" calcext:value-type="float">
            <text:p>4217.241</text:p>
          </table:table-cell>
          <table:table-cell office:value-type="float" office:value="1853.75" calcext:value-type="float">
            <text:p>1853.75</text:p>
          </table:table-cell>
          <table:table-cell office:value-type="float" office:value="6764.968" calcext:value-type="float">
            <text:p>6764.968</text:p>
          </table:table-cell>
          <table:table-cell office:value-type="float" office:value="1251.064" calcext:value-type="float">
            <text:p>1251.064</text:p>
          </table:table-cell>
          <table:table-cell office:value-type="float" office:value="6730.077" calcext:value-type="float">
            <text:p>6730.077</text:p>
          </table:table-cell>
          <table:table-cell office:value-type="float" office:value="1704.406" calcext:value-type="float">
            <text:p>1704.406</text:p>
          </table:table-cell>
          <table:table-cell office:value-type="float" office:value="4401.93" calcext:value-type="float">
            <text:p>4401.93</text:p>
          </table:table-cell>
          <table:table-cell office:value-type="float" office:value="1904.248" calcext:value-type="float">
            <text:p>1904.248</text:p>
          </table:table-cell>
          <table:table-cell office:value-type="float" office:value="7076.115" calcext:value-type="float">
            <text:p>7076.115</text:p>
          </table:table-cell>
          <table:table-cell office:value-type="float" office:value="1317.905" calcext:value-type="float">
            <text:p>1317.905</text:p>
          </table:table-cell>
          <table:table-cell office:value-type="float" office:value="7049.02" calcext:value-type="float">
            <text:p>7049.02</text:p>
          </table:table-cell>
          <table:table-cell office:value-type="float" office:value="1754.84" calcext:value-type="float">
            <text:p>1754.84</text:p>
          </table:table-cell>
          <table:table-cell office:value-type="float" office:value="38.38" calcext:value-type="float">
            <text:p>38.38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120.968" calcext:value-type="float">
            <text:p>120.968</text:p>
          </table:table-cell>
          <table:table-cell office:value-type="float" office:value="2540.195" calcext:value-type="float">
            <text:p>2540.195</text:p>
          </table:table-cell>
          <table:table-cell office:value-type="float" office:value="-204.592" calcext:value-type="float">
            <text:p>-204.592</text:p>
          </table:table-cell>
          <table:table-cell office:value-type="float" office:value="382.202" calcext:value-type="float">
            <text:p>382.202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1074.399" calcext:value-type="float">
            <text:p>1074.399</text:p>
          </table:table-cell>
          <table:table-cell office:value-type="float" office:value="2540.195" calcext:value-type="float">
            <text:p>2540.195</text:p>
          </table:table-cell>
          <table:table-cell office:value-type="float" office:value="-1775.792" calcext:value-type="float">
            <text:p>-1775.79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34.418" calcext:value-type="float">
            <text:p>4234.418</text:p>
          </table:table-cell>
          <table:table-cell office:value-type="float" office:value="1888.321" calcext:value-type="float">
            <text:p>1888.321</text:p>
          </table:table-cell>
          <table:table-cell office:value-type="float" office:value="6764.018" calcext:value-type="float">
            <text:p>6764.018</text:p>
          </table:table-cell>
          <table:table-cell office:value-type="float" office:value="1234.568" calcext:value-type="float">
            <text:p>1234.568</text:p>
          </table:table-cell>
          <table:table-cell office:value-type="float" office:value="6714.122" calcext:value-type="float">
            <text:p>6714.122</text:p>
          </table:table-cell>
          <table:table-cell office:value-type="float" office:value="1754.715" calcext:value-type="float">
            <text:p>1754.715</text:p>
          </table:table-cell>
          <table:table-cell office:value-type="float" office:value="4418.613" calcext:value-type="float">
            <text:p>4418.613</text:p>
          </table:table-cell>
          <table:table-cell office:value-type="float" office:value="1878.265" calcext:value-type="float">
            <text:p>1878.265</text:p>
          </table:table-cell>
          <table:table-cell office:value-type="float" office:value="7094.453" calcext:value-type="float">
            <text:p>7094.453</text:p>
          </table:table-cell>
          <table:table-cell office:value-type="float" office:value="1303.872" calcext:value-type="float">
            <text:p>1303.872</text:p>
          </table:table-cell>
          <table:table-cell office:value-type="float" office:value="7037.518" calcext:value-type="float">
            <text:p>7037.518</text:p>
          </table:table-cell>
          <table:table-cell office:value-type="float" office:value="1799.709" calcext:value-type="float">
            <text:p>1799.709</text:p>
          </table:table-cell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9.32" calcext:value-type="float">
            <text:p>19.32</text:p>
          </table:table-cell>
          <table:table-cell office:value-type="float" office:value="829.42" calcext:value-type="float">
            <text:p>829.42</text:p>
          </table:table-cell>
          <table:table-cell office:value-type="float" office:value="-28.406" calcext:value-type="float">
            <text:p>-28.406</text:p>
          </table:table-cell>
          <table:table-cell office:value-type="float" office:value="132.308" calcext:value-type="float">
            <text:p>132.30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47.071" calcext:value-type="float">
            <text:p>347.071</text:p>
          </table:table-cell>
          <table:table-cell office:value-type="float" office:value="829.42" calcext:value-type="float">
            <text:p>829.42</text:p>
          </table:table-cell>
          <table:table-cell office:value-type="float" office:value="-564.805" calcext:value-type="float">
            <text:p>-564.80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47.942" calcext:value-type="float">
            <text:p>4247.942</text:p>
          </table:table-cell>
          <table:table-cell office:value-type="float" office:value="1822.417" calcext:value-type="float">
            <text:p>1822.417</text:p>
          </table:table-cell>
          <table:table-cell office:value-type="float" office:value="6721.597" calcext:value-type="float">
            <text:p>6721.597</text:p>
          </table:table-cell>
          <table:table-cell office:value-type="float" office:value="1210.859" calcext:value-type="float">
            <text:p>1210.859</text:p>
          </table:table-cell>
          <table:table-cell office:value-type="float" office:value="6680.023" calcext:value-type="float">
            <text:p>6680.023</text:p>
          </table:table-cell>
          <table:table-cell office:value-type="float" office:value="1815.861" calcext:value-type="float">
            <text:p>1815.861</text:p>
          </table:table-cell>
          <table:table-cell office:value-type="float" office:value="4428.682" calcext:value-type="float">
            <text:p>4428.682</text:p>
          </table:table-cell>
          <table:table-cell office:value-type="float" office:value="1860.249" calcext:value-type="float">
            <text:p>1860.249</text:p>
          </table:table-cell>
          <table:table-cell office:value-type="float" office:value="7056.634" calcext:value-type="float">
            <text:p>7056.634</text:p>
          </table:table-cell>
          <table:table-cell office:value-type="float" office:value="1278.407" calcext:value-type="float">
            <text:p>1278.407</text:p>
          </table:table-cell>
          <table:table-cell office:value-type="float" office:value="6996.438" calcext:value-type="float">
            <text:p>6996.438</text:p>
          </table:table-cell>
          <table:table-cell office:value-type="float" office:value="1860.925" calcext:value-type="float">
            <text:p>1860.925</text:p>
          </table:table-cell>
          <table:table-cell office:value-type="float" office:value="44.72" calcext:value-type="float">
            <text:p>44.72</text:p>
          </table:table-cell>
          <table:table-cell office:value-type="float" office:value="1" calcext:value-type="float">
            <text:p>1</text:p>
          </table:table-cell>
          <table:table-cell office:value-type="float" office:value="1153" calcext:value-type="float">
            <text:p>1153</text:p>
          </table:table-cell>
          <table:table-cell office:value-type="float" office:value="169.176" calcext:value-type="float">
            <text:p>169.176</text:p>
          </table:table-cell>
          <table:table-cell office:value-type="float" office:value="6172.224" calcext:value-type="float">
            <text:p>6172.224</text:p>
          </table:table-cell>
          <table:table-cell office:value-type="float" office:value="-295.08" calcext:value-type="float">
            <text:p>-295.08</text:p>
          </table:table-cell>
          <table:table-cell office:value-type="float" office:value="668.34" calcext:value-type="float">
            <text:p>668.34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2740.215" calcext:value-type="float">
            <text:p>2740.215</text:p>
          </table:table-cell>
          <table:table-cell office:value-type="float" office:value="6172.224" calcext:value-type="float">
            <text:p>6172.224</text:p>
          </table:table-cell>
          <table:table-cell office:value-type="float" office:value="-4835.544" calcext:value-type="float">
            <text:p>-4835.54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59.394" calcext:value-type="float">
            <text:p>4259.394</text:p>
          </table:table-cell>
          <table:table-cell office:value-type="float" office:value="1952.562" calcext:value-type="float">
            <text:p>1952.562</text:p>
          </table:table-cell>
          <table:table-cell office:value-type="float" office:value="6715.279" calcext:value-type="float">
            <text:p>6715.279</text:p>
          </table:table-cell>
          <table:table-cell office:value-type="float" office:value="1199.423" calcext:value-type="float">
            <text:p>1199.423</text:p>
          </table:table-cell>
          <table:table-cell office:value-type="float" office:value="6668.507" calcext:value-type="float">
            <text:p>6668.507</text:p>
          </table:table-cell>
          <table:table-cell office:value-type="float" office:value="1850.282" calcext:value-type="float">
            <text:p>1850.282</text:p>
          </table:table-cell>
          <table:table-cell office:value-type="float" office:value="4449.28" calcext:value-type="float">
            <text:p>4449.28</text:p>
          </table:table-cell>
          <table:table-cell office:value-type="float" office:value="2032.826" calcext:value-type="float">
            <text:p>2032.826</text:p>
          </table:table-cell>
          <table:table-cell office:value-type="float" office:value="7035.098" calcext:value-type="float">
            <text:p>7035.098</text:p>
          </table:table-cell>
          <table:table-cell office:value-type="float" office:value="1263.633" calcext:value-type="float">
            <text:p>1263.633</text:p>
          </table:table-cell>
          <table:table-cell office:value-type="float" office:value="6987.362" calcext:value-type="float">
            <text:p>6987.362</text:p>
          </table:table-cell>
          <table:table-cell office:value-type="float" office:value="1911.199" calcext:value-type="float">
            <text:p>1911.199</text:p>
          </table:table-cell>
          <table:table-cell office:value-type="float" office:value="45.6" calcext:value-type="float">
            <text:p>45.6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134.894" calcext:value-type="float">
            <text:p>134.894</text:p>
          </table:table-cell>
          <table:table-cell office:value-type="float" office:value="5389.759" calcext:value-type="float">
            <text:p>5389.759</text:p>
          </table:table-cell>
          <table:table-cell office:value-type="float" office:value="-225.342" calcext:value-type="float">
            <text:p>-225.342</text:p>
          </table:table-cell>
          <table:table-cell office:value-type="float" office:value="725.933" calcext:value-type="float">
            <text:p>725.933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2321.976" calcext:value-type="float">
            <text:p>2321.976</text:p>
          </table:table-cell>
          <table:table-cell office:value-type="float" office:value="5389.759" calcext:value-type="float">
            <text:p>5389.759</text:p>
          </table:table-cell>
          <table:table-cell office:value-type="float" office:value="-3937.893" calcext:value-type="float">
            <text:p>-3937.89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54.702" calcext:value-type="float">
            <text:p>4254.702</text:p>
          </table:table-cell>
          <table:table-cell office:value-type="float" office:value="1996.702" calcext:value-type="float">
            <text:p>1996.702</text:p>
          </table:table-cell>
          <table:table-cell office:value-type="float" office:value="6688.075" calcext:value-type="float">
            <text:p>6688.075</text:p>
          </table:table-cell>
          <table:table-cell office:value-type="float" office:value="1182.973" calcext:value-type="float">
            <text:p>1182.973</text:p>
          </table:table-cell>
          <table:table-cell office:value-type="float" office:value="6630.774" calcext:value-type="float">
            <text:p>6630.774</text:p>
          </table:table-cell>
          <table:table-cell office:value-type="float" office:value="1878.63" calcext:value-type="float">
            <text:p>1878.63</text:p>
          </table:table-cell>
          <table:table-cell office:value-type="float" office:value="4435.441" calcext:value-type="float">
            <text:p>4435.441</text:p>
          </table:table-cell>
          <table:table-cell office:value-type="float" office:value="2003.249" calcext:value-type="float">
            <text:p>2003.249</text:p>
          </table:table-cell>
          <table:table-cell office:value-type="float" office:value="6988.028" calcext:value-type="float">
            <text:p>6988.028</text:p>
          </table:table-cell>
          <table:table-cell office:value-type="float" office:value="1247.761" calcext:value-type="float">
            <text:p>1247.761</text:p>
          </table:table-cell>
          <table:table-cell office:value-type="float" office:value="6941.643" calcext:value-type="float">
            <text:p>6941.643</text:p>
          </table:table-cell>
          <table:table-cell office:value-type="float" office:value="1929.238" calcext:value-type="float">
            <text:p>1929.238</text:p>
          </table:table-cell>
          <table:table-cell office:value-type="float" office:value="15.24" calcext:value-type="float">
            <text:p>15.24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46.688" calcext:value-type="float">
            <text:p>46.688</text:p>
          </table:table-cell>
          <table:table-cell office:value-type="float" office:value="1636.46" calcext:value-type="float">
            <text:p>1636.46</text:p>
          </table:table-cell>
          <table:table-cell office:value-type="float" office:value="-78.535" calcext:value-type="float">
            <text:p>-78.535</text:p>
          </table:table-cell>
          <table:table-cell office:value-type="float" office:value="222.421" calcext:value-type="float">
            <text:p>222.421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704.007" calcext:value-type="float">
            <text:p>704.007</text:p>
          </table:table-cell>
          <table:table-cell office:value-type="float" office:value="1636.46" calcext:value-type="float">
            <text:p>1636.46</text:p>
          </table:table-cell>
          <table:table-cell office:value-type="float" office:value="-1191.618" calcext:value-type="float">
            <text:p>-1191.61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76.266" calcext:value-type="float">
            <text:p>76.266</text:p>
          </table:table-cell>
          <table:table-cell office:value-type="float" office:value="0" calcext:value-type="float">
            <text:p>0</text:p>
          </table:table-cell>
          <table:table-cell office:value-type="float" office:value="3813.308" calcext:value-type="float">
            <text:p>3813.308</text:p>
          </table:table-cell>
          <table:table-cell office:value-type="float" office:value="533.863" calcext:value-type="float">
            <text:p>533.863</text:p>
          </table:table-cell>
          <table:table-cell office:value-type="float" office:value="1148.562" calcext:value-type="float">
            <text:p>1148.562</text:p>
          </table:table-cell>
          <table:table-cell office:value-type="float" office:value="-996.03" calcext:value-type="float">
            <text:p>-996.03</text:p>
          </table:table-cell>
          <table:table-cell office:value-type="float" office:value="4269.416" calcext:value-type="float">
            <text:p>4269.416</text:p>
          </table:table-cell>
          <table:table-cell office:value-type="float" office:value="1950.132" calcext:value-type="float">
            <text:p>1950.132</text:p>
          </table:table-cell>
          <table:table-cell office:value-type="float" office:value="6966.186" calcext:value-type="float">
            <text:p>6966.186</text:p>
          </table:table-cell>
          <table:table-cell office:value-type="float" office:value="1195.216" calcext:value-type="float">
            <text:p>1195.216</text:p>
          </table:table-cell>
          <table:table-cell office:value-type="float" office:value="6670.079" calcext:value-type="float">
            <text:p>6670.079</text:p>
          </table:table-cell>
          <table:table-cell office:value-type="float" office:value="1868.753" calcext:value-type="float">
            <text:p>1868.753</text:p>
          </table:table-cell>
          <table:table-cell office:value-type="float" office:value="4456.821" calcext:value-type="float">
            <text:p>4456.821</text:p>
          </table:table-cell>
          <table:table-cell office:value-type="float" office:value="2003.207" calcext:value-type="float">
            <text:p>2003.207</text:p>
          </table:table-cell>
          <table:table-cell office:value-type="float" office:value="7280.603" calcext:value-type="float">
            <text:p>7280.603</text:p>
          </table:table-cell>
          <table:table-cell office:value-type="float" office:value="1260.19" calcext:value-type="float">
            <text:p>1260.19</text:p>
          </table:table-cell>
          <table:table-cell office:value-type="float" office:value="6987.987" calcext:value-type="float">
            <text:p>6987.987</text:p>
          </table:table-cell>
          <table:table-cell office:value-type="float" office:value="1925.654" calcext:value-type="float">
            <text:p>1925.654</text:p>
          </table:table-cell>
          <table:table-cell office:value-type="float" office:value="40.44" calcext:value-type="float">
            <text:p>40.44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106.197" calcext:value-type="float">
            <text:p>106.197</text:p>
          </table:table-cell>
          <table:table-cell office:value-type="float" office:value="6503.623" calcext:value-type="float">
            <text:p>6503.623</text:p>
          </table:table-cell>
          <table:table-cell office:value-type="float" office:value="-172.863" calcext:value-type="float">
            <text:p>-172.863</text:p>
          </table:table-cell>
          <table:table-cell office:value-type="float" office:value="695.687" calcext:value-type="float">
            <text:p>695.687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891.593" calcext:value-type="float">
            <text:p>2891.593</text:p>
          </table:table-cell>
          <table:table-cell office:value-type="float" office:value="6503.623" calcext:value-type="float">
            <text:p>6503.623</text:p>
          </table:table-cell>
          <table:table-cell office:value-type="float" office:value="-5112.249" calcext:value-type="float">
            <text:p>-5112.24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88.819" calcext:value-type="float">
            <text:p>4288.819</text:p>
          </table:table-cell>
          <table:table-cell office:value-type="float" office:value="2045.033" calcext:value-type="float">
            <text:p>2045.033</text:p>
          </table:table-cell>
          <table:table-cell office:value-type="float" office:value="6673.779" calcext:value-type="float">
            <text:p>6673.779</text:p>
          </table:table-cell>
          <table:table-cell office:value-type="float" office:value="1152.126" calcext:value-type="float">
            <text:p>1152.126</text:p>
          </table:table-cell>
          <table:table-cell office:value-type="float" office:value="6602.932" calcext:value-type="float">
            <text:p>6602.932</text:p>
          </table:table-cell>
          <table:table-cell office:value-type="float" office:value="1974.705" calcext:value-type="float">
            <text:p>1974.705</text:p>
          </table:table-cell>
          <table:table-cell office:value-type="float" office:value="4472.76" calcext:value-type="float">
            <text:p>4472.76</text:p>
          </table:table-cell>
          <table:table-cell office:value-type="float" office:value="2047.279" calcext:value-type="float">
            <text:p>2047.279</text:p>
          </table:table-cell>
          <table:table-cell office:value-type="float" office:value="6989.262" calcext:value-type="float">
            <text:p>6989.262</text:p>
          </table:table-cell>
          <table:table-cell office:value-type="float" office:value="1221.561" calcext:value-type="float">
            <text:p>1221.561</text:p>
          </table:table-cell>
          <table:table-cell office:value-type="float" office:value="6926.338" calcext:value-type="float">
            <text:p>6926.338</text:p>
          </table:table-cell>
          <table:table-cell office:value-type="float" office:value="2019.183" calcext:value-type="float">
            <text:p>2019.183</text:p>
          </table:table-cell>
          <table:table-cell office:value-type="float" office:value="23.36" calcext:value-type="float">
            <text:p>23.36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4.557" calcext:value-type="float">
            <text:p>44.557</text:p>
          </table:table-cell>
          <table:table-cell office:value-type="float" office:value="3363.567" calcext:value-type="float">
            <text:p>3363.567</text:p>
          </table:table-cell>
          <table:table-cell office:value-type="float" office:value="-66.136" calcext:value-type="float">
            <text:p>-66.136</text:p>
          </table:table-cell>
          <table:table-cell office:value-type="float" office:value="604.443" calcext:value-type="float">
            <text:p>604.4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3.683" calcext:value-type="float">
            <text:p>1373.683</text:p>
          </table:table-cell>
          <table:table-cell office:value-type="float" office:value="3363.567" calcext:value-type="float">
            <text:p>3363.567</text:p>
          </table:table-cell>
          <table:table-cell office:value-type="float" office:value="-2154.682" calcext:value-type="float">
            <text:p>-2154.68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10.842" calcext:value-type="float">
            <text:p>4310.842</text:p>
          </table:table-cell>
          <table:table-cell office:value-type="float" office:value="1946.636" calcext:value-type="float">
            <text:p>1946.636</text:p>
          </table:table-cell>
          <table:table-cell office:value-type="float" office:value="6972.038" calcext:value-type="float">
            <text:p>6972.038</text:p>
          </table:table-cell>
          <table:table-cell office:value-type="float" office:value="1206.773" calcext:value-type="float">
            <text:p>1206.773</text:p>
          </table:table-cell>
          <table:table-cell office:value-type="float" office:value="6734.718" calcext:value-type="float">
            <text:p>6734.718</text:p>
          </table:table-cell>
          <table:table-cell office:value-type="float" office:value="1886.967" calcext:value-type="float">
            <text:p>1886.967</text:p>
          </table:table-cell>
          <table:table-cell office:value-type="float" office:value="4496.553" calcext:value-type="float">
            <text:p>4496.553</text:p>
          </table:table-cell>
          <table:table-cell office:value-type="float" office:value="1969.778" calcext:value-type="float">
            <text:p>1969.778</text:p>
          </table:table-cell>
          <table:table-cell office:value-type="float" office:value="7315.975" calcext:value-type="float">
            <text:p>7315.975</text:p>
          </table:table-cell>
          <table:table-cell office:value-type="float" office:value="1277.397" calcext:value-type="float">
            <text:p>1277.397</text:p>
          </table:table-cell>
          <table:table-cell office:value-type="float" office:value="7062.28" calcext:value-type="float">
            <text:p>7062.28</text:p>
          </table:table-cell>
          <table:table-cell office:value-type="float" office:value="1930.827" calcext:value-type="float">
            <text:p>1930.827</text:p>
          </table:table-cell>
          <table:table-cell office:value-type="float" office:value="26.16" calcext:value-type="float">
            <text:p>26.16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42.374" calcext:value-type="float">
            <text:p>142.374</text:p>
          </table:table-cell>
          <table:table-cell office:value-type="float" office:value="5296.415" calcext:value-type="float">
            <text:p>5296.415</text:p>
          </table:table-cell>
          <table:table-cell office:value-type="float" office:value="-259.807" calcext:value-type="float">
            <text:p>-259.807</text:p>
          </table:table-cell>
          <table:table-cell office:value-type="float" office:value="445.666" calcext:value-type="float">
            <text:p>445.666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2415.039" calcext:value-type="float">
            <text:p>2415.039</text:p>
          </table:table-cell>
          <table:table-cell office:value-type="float" office:value="5296.415" calcext:value-type="float">
            <text:p>5296.415</text:p>
          </table:table-cell>
          <table:table-cell office:value-type="float" office:value="-4405.082" calcext:value-type="float">
            <text:p>-4405.08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1.67" calcext:value-type="float">
            <text:p>4291.67</text:p>
          </table:table-cell>
          <table:table-cell office:value-type="float" office:value="1935.38" calcext:value-type="float">
            <text:p>1935.38</text:p>
          </table:table-cell>
          <table:table-cell office:value-type="float" office:value="6623.563" calcext:value-type="float">
            <text:p>6623.563</text:p>
          </table:table-cell>
          <table:table-cell office:value-type="float" office:value="1194.747" calcext:value-type="float">
            <text:p>1194.747</text:p>
          </table:table-cell>
          <table:table-cell office:value-type="float" office:value="6691.391" calcext:value-type="float">
            <text:p>6691.391</text:p>
          </table:table-cell>
          <table:table-cell office:value-type="float" office:value="1891.949" calcext:value-type="float">
            <text:p>1891.949</text:p>
          </table:table-cell>
          <table:table-cell office:value-type="float" office:value="4469.75" calcext:value-type="float">
            <text:p>4469.75</text:p>
          </table:table-cell>
          <table:table-cell office:value-type="float" office:value="1988.256" calcext:value-type="float">
            <text:p>1988.256</text:p>
          </table:table-cell>
          <table:table-cell office:value-type="float" office:value="6942.208" calcext:value-type="float">
            <text:p>6942.208</text:p>
          </table:table-cell>
          <table:table-cell office:value-type="float" office:value="1259.046" calcext:value-type="float">
            <text:p>1259.046</text:p>
          </table:table-cell>
          <table:table-cell office:value-type="float" office:value="6998.618" calcext:value-type="float">
            <text:p>6998.618</text:p>
          </table:table-cell>
          <table:table-cell office:value-type="float" office:value="1940.882" calcext:value-type="float">
            <text:p>1940.882</text:p>
          </table:table-cell>
          <table:table-cell office:value-type="float" office:value="23.68" calcext:value-type="float">
            <text:p>23.68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62.977" calcext:value-type="float">
            <text:p>62.977</text:p>
          </table:table-cell>
          <table:table-cell office:value-type="float" office:value="3532.978" calcext:value-type="float">
            <text:p>3532.978</text:p>
          </table:table-cell>
          <table:table-cell office:value-type="float" office:value="-102.812" calcext:value-type="float">
            <text:p>-102.812</text:p>
          </table:table-cell>
          <table:table-cell office:value-type="float" office:value="496.494" calcext:value-type="float">
            <text:p>496.494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511.772" calcext:value-type="float">
            <text:p>1511.772</text:p>
          </table:table-cell>
          <table:table-cell office:value-type="float" office:value="3532.978" calcext:value-type="float">
            <text:p>3532.978</text:p>
          </table:table-cell>
          <table:table-cell office:value-type="float" office:value="-2539.99" calcext:value-type="float">
            <text:p>-2539.9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50.807" calcext:value-type="float">
            <text:p>4350.807</text:p>
          </table:table-cell>
          <table:table-cell office:value-type="float" office:value="2021.231" calcext:value-type="float">
            <text:p>2021.231</text:p>
          </table:table-cell>
          <table:table-cell office:value-type="float" office:value="6520.528" calcext:value-type="float">
            <text:p>6520.528</text:p>
          </table:table-cell>
          <table:table-cell office:value-type="float" office:value="1185.532" calcext:value-type="float">
            <text:p>1185.532</text:p>
          </table:table-cell>
          <table:table-cell office:value-type="float" office:value="6732.018" calcext:value-type="float">
            <text:p>6732.018</text:p>
          </table:table-cell>
          <table:table-cell office:value-type="float" office:value="1969.597" calcext:value-type="float">
            <text:p>1969.597</text:p>
          </table:table-cell>
          <table:table-cell office:value-type="float" office:value="4536.181" calcext:value-type="float">
            <text:p>4536.181</text:p>
          </table:table-cell>
          <table:table-cell office:value-type="float" office:value="2104.371" calcext:value-type="float">
            <text:p>2104.371</text:p>
          </table:table-cell>
          <table:table-cell office:value-type="float" office:value="6800.907" calcext:value-type="float">
            <text:p>6800.907</text:p>
          </table:table-cell>
          <table:table-cell office:value-type="float" office:value="1249.334" calcext:value-type="float">
            <text:p>1249.334</text:p>
          </table:table-cell>
          <table:table-cell office:value-type="float" office:value="7045.543" calcext:value-type="float">
            <text:p>7045.543</text:p>
          </table:table-cell>
          <table:table-cell office:value-type="float" office:value="2026.82" calcext:value-type="float">
            <text:p>2026.82</text:p>
          </table:table-cell>
          <table:table-cell office:value-type="float" office:value="23.88" calcext:value-type="float">
            <text:p>23.88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45.868" calcext:value-type="float">
            <text:p>45.868</text:p>
          </table:table-cell>
          <table:table-cell office:value-type="float" office:value="4462.835" calcext:value-type="float">
            <text:p>4462.835</text:p>
          </table:table-cell>
          <table:table-cell office:value-type="float" office:value="-68.249" calcext:value-type="float">
            <text:p>-68.249</text:p>
          </table:table-cell>
          <table:table-cell office:value-type="float" office:value="776.018" calcext:value-type="float">
            <text:p>776.01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835.553" calcext:value-type="float">
            <text:p>1835.553</text:p>
          </table:table-cell>
          <table:table-cell office:value-type="float" office:value="4462.835" calcext:value-type="float">
            <text:p>4462.835</text:p>
          </table:table-cell>
          <table:table-cell office:value-type="float" office:value="-2910.799" calcext:value-type="float">
            <text:p>-2910.79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70.861" calcext:value-type="float">
            <text:p>4370.861</text:p>
          </table:table-cell>
          <table:table-cell office:value-type="float" office:value="2085.949" calcext:value-type="float">
            <text:p>2085.949</text:p>
          </table:table-cell>
          <table:table-cell office:value-type="float" office:value="6512.761" calcext:value-type="float">
            <text:p>6512.761</text:p>
          </table:table-cell>
          <table:table-cell office:value-type="float" office:value="1145.522" calcext:value-type="float">
            <text:p>1145.522</text:p>
          </table:table-cell>
          <table:table-cell office:value-type="float" office:value="6671.71" calcext:value-type="float">
            <text:p>6671.71</text:p>
          </table:table-cell>
          <table:table-cell office:value-type="float" office:value="2070.013" calcext:value-type="float">
            <text:p>2070.013</text:p>
          </table:table-cell>
          <table:table-cell office:value-type="float" office:value="4564.443" calcext:value-type="float">
            <text:p>4564.443</text:p>
          </table:table-cell>
          <table:table-cell office:value-type="float" office:value="2100.13" calcext:value-type="float">
            <text:p>2100.13</text:p>
          </table:table-cell>
          <table:table-cell office:value-type="float" office:value="6843.144" calcext:value-type="float">
            <text:p>6843.144</text:p>
          </table:table-cell>
          <table:table-cell office:value-type="float" office:value="1212.317" calcext:value-type="float">
            <text:p>1212.317</text:p>
          </table:table-cell>
          <table:table-cell office:value-type="float" office:value="6999.453" calcext:value-type="float">
            <text:p>6999.453</text:p>
          </table:table-cell>
          <table:table-cell office:value-type="float" office:value="2129.434" calcext:value-type="float">
            <text:p>2129.434</text:p>
          </table:table-cell>
          <table:table-cell office:value-type="float" office:value="27.98" calcext:value-type="float">
            <text:p>27.98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76.281" calcext:value-type="float">
            <text:p>76.281</text:p>
          </table:table-cell>
          <table:table-cell office:value-type="float" office:value="6735.419" calcext:value-type="float">
            <text:p>6735.419</text:p>
          </table:table-cell>
          <table:table-cell office:value-type="float" office:value="-125.234" calcext:value-type="float">
            <text:p>-125.234</text:p>
          </table:table-cell>
          <table:table-cell office:value-type="float" office:value="907.45" calcext:value-type="float">
            <text:p>907.45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2901.567" calcext:value-type="float">
            <text:p>2901.567</text:p>
          </table:table-cell>
          <table:table-cell office:value-type="float" office:value="6735.419" calcext:value-type="float">
            <text:p>6735.419</text:p>
          </table:table-cell>
          <table:table-cell office:value-type="float" office:value="-4920.52" calcext:value-type="float">
            <text:p>-4920.5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19.465" calcext:value-type="float">
            <text:p>4419.465</text:p>
          </table:table-cell>
          <table:table-cell office:value-type="float" office:value="2049.053" calcext:value-type="float">
            <text:p>2049.053</text:p>
          </table:table-cell>
          <table:table-cell office:value-type="float" office:value="6809.655" calcext:value-type="float">
            <text:p>6809.655</text:p>
          </table:table-cell>
          <table:table-cell office:value-type="float" office:value="1168.102" calcext:value-type="float">
            <text:p>1168.102</text:p>
          </table:table-cell>
          <table:table-cell office:value-type="float" office:value="6765.667" calcext:value-type="float">
            <text:p>6765.667</text:p>
          </table:table-cell>
          <table:table-cell office:value-type="float" office:value="2073.263" calcext:value-type="float">
            <text:p>2073.263</text:p>
          </table:table-cell>
          <table:table-cell office:value-type="float" office:value="4612.153" calcext:value-type="float">
            <text:p>4612.153</text:p>
          </table:table-cell>
          <table:table-cell office:value-type="float" office:value="2101.876" calcext:value-type="float">
            <text:p>2101.876</text:p>
          </table:table-cell>
          <table:table-cell office:value-type="float" office:value="7130.979" calcext:value-type="float">
            <text:p>7130.979</text:p>
          </table:table-cell>
          <table:table-cell office:value-type="float" office:value="1234.712" calcext:value-type="float">
            <text:p>1234.712</text:p>
          </table:table-cell>
          <table:table-cell office:value-type="float" office:value="7092.145" calcext:value-type="float">
            <text:p>7092.145</text:p>
          </table:table-cell>
          <table:table-cell office:value-type="float" office:value="2132.161" calcext:value-type="float">
            <text:p>2132.161</text:p>
          </table:table-cell>
          <table:table-cell office:value-type="float" office:value="52.12" calcext:value-type="float">
            <text:p>52.12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125.598" calcext:value-type="float">
            <text:p>125.598</text:p>
          </table:table-cell>
          <table:table-cell office:value-type="float" office:value="11599.692" calcext:value-type="float">
            <text:p>11599.692</text:p>
          </table:table-cell>
          <table:table-cell office:value-type="float" office:value="-200.151" calcext:value-type="float">
            <text:p>-200.151</text:p>
          </table:table-cell>
          <table:table-cell office:value-type="float" office:value="1768.561" calcext:value-type="float">
            <text:p>1768.561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4894.618" calcext:value-type="float">
            <text:p>4894.618</text:p>
          </table:table-cell>
          <table:table-cell office:value-type="float" office:value="11599.692" calcext:value-type="float">
            <text:p>11599.692</text:p>
          </table:table-cell>
          <table:table-cell office:value-type="float" office:value="-8062.569" calcext:value-type="float">
            <text:p>-8062.56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46.514" calcext:value-type="float">
            <text:p>4446.514</text:p>
          </table:table-cell>
          <table:table-cell office:value-type="float" office:value="2167.648" calcext:value-type="float">
            <text:p>2167.648</text:p>
          </table:table-cell>
          <table:table-cell office:value-type="float" office:value="6612.042" calcext:value-type="float">
            <text:p>6612.042</text:p>
          </table:table-cell>
          <table:table-cell office:value-type="float" office:value="1171.812" calcext:value-type="float">
            <text:p>1171.812</text:p>
          </table:table-cell>
          <table:table-cell office:value-type="float" office:value="6800.168" calcext:value-type="float">
            <text:p>6800.168</text:p>
          </table:table-cell>
          <table:table-cell office:value-type="float" office:value="2092.86" calcext:value-type="float">
            <text:p>2092.86</text:p>
          </table:table-cell>
          <table:table-cell office:value-type="float" office:value="4650.13" calcext:value-type="float">
            <text:p>4650.13</text:p>
          </table:table-cell>
          <table:table-cell office:value-type="float" office:value="2265.49" calcext:value-type="float">
            <text:p>2265.49</text:p>
          </table:table-cell>
          <table:table-cell office:value-type="float" office:value="6928.265" calcext:value-type="float">
            <text:p>6928.265</text:p>
          </table:table-cell>
          <table:table-cell office:value-type="float" office:value="1233.343" calcext:value-type="float">
            <text:p>1233.343</text:p>
          </table:table-cell>
          <table:table-cell office:value-type="float" office:value="7127.373" calcext:value-type="float">
            <text:p>7127.373</text:p>
          </table:table-cell>
          <table:table-cell office:value-type="float" office:value="2172.888" calcext:value-type="float">
            <text:p>2172.888</text:p>
          </table:table-cell>
          <table:table-cell office:value-type="float" office:value="41.86" calcext:value-type="float">
            <text:p>41.86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118.738" calcext:value-type="float">
            <text:p>118.738</text:p>
          </table:table-cell>
          <table:table-cell office:value-type="float" office:value="12853.084" calcext:value-type="float">
            <text:p>12853.084</text:p>
          </table:table-cell>
          <table:table-cell office:value-type="float" office:value="-196.633" calcext:value-type="float">
            <text:p>-196.633</text:p>
          </table:table-cell>
          <table:table-cell office:value-type="float" office:value="1583.344" calcext:value-type="float">
            <text:p>1583.344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5610.858" calcext:value-type="float">
            <text:p>5610.858</text:p>
          </table:table-cell>
          <table:table-cell office:value-type="float" office:value="12853.084" calcext:value-type="float">
            <text:p>12853.084</text:p>
          </table:table-cell>
          <table:table-cell office:value-type="float" office:value="-9686.396" calcext:value-type="float">
            <text:p>-9686.39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01.076" calcext:value-type="float">
            <text:p>4501.076</text:p>
          </table:table-cell>
          <table:table-cell office:value-type="float" office:value="2092.276" calcext:value-type="float">
            <text:p>2092.276</text:p>
          </table:table-cell>
          <table:table-cell office:value-type="float" office:value="6541.505" calcext:value-type="float">
            <text:p>6541.505</text:p>
          </table:table-cell>
          <table:table-cell office:value-type="float" office:value="1127.122" calcext:value-type="float">
            <text:p>1127.122</text:p>
          </table:table-cell>
          <table:table-cell office:value-type="float" office:value="6764.968" calcext:value-type="float">
            <text:p>6764.968</text:p>
          </table:table-cell>
          <table:table-cell office:value-type="float" office:value="2237.185" calcext:value-type="float">
            <text:p>2237.185</text:p>
          </table:table-cell>
          <table:table-cell office:value-type="float" office:value="4695.985" calcext:value-type="float">
            <text:p>4695.985</text:p>
          </table:table-cell>
          <table:table-cell office:value-type="float" office:value="2198.652" calcext:value-type="float">
            <text:p>2198.652</text:p>
          </table:table-cell>
          <table:table-cell office:value-type="float" office:value="6870.328" calcext:value-type="float">
            <text:p>6870.328</text:p>
          </table:table-cell>
          <table:table-cell office:value-type="float" office:value="1192.193" calcext:value-type="float">
            <text:p>1192.193</text:p>
          </table:table-cell>
          <table:table-cell office:value-type="float" office:value="7090.575" calcext:value-type="float">
            <text:p>7090.575</text:p>
          </table:table-cell>
          <table:table-cell office:value-type="float" office:value="2301.395" calcext:value-type="float">
            <text:p>2301.39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78.982" calcext:value-type="float">
            <text:p>78.982</text:p>
          </table:table-cell>
          <table:table-cell office:value-type="float" office:value="7569.607" calcext:value-type="float">
            <text:p>7569.607</text:p>
          </table:table-cell>
          <table:table-cell office:value-type="float" office:value="-127.639" calcext:value-type="float">
            <text:p>-127.639</text:p>
          </table:table-cell>
          <table:table-cell office:value-type="float" office:value="1087.808" calcext:value-type="float">
            <text:p>1087.80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3227.089" calcext:value-type="float">
            <text:p>3227.089</text:p>
          </table:table-cell>
          <table:table-cell office:value-type="float" office:value="7569.607" calcext:value-type="float">
            <text:p>7569.607</text:p>
          </table:table-cell>
          <table:table-cell office:value-type="float" office:value="-5393.99" calcext:value-type="float">
            <text:p>-5393.9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89.478" calcext:value-type="float">
            <text:p>4489.478</text:p>
          </table:table-cell>
          <table:table-cell office:value-type="float" office:value="2095.57" calcext:value-type="float">
            <text:p>2095.57</text:p>
          </table:table-cell>
          <table:table-cell office:value-type="float" office:value="6470.988" calcext:value-type="float">
            <text:p>6470.988</text:p>
          </table:table-cell>
          <table:table-cell office:value-type="float" office:value="1124.42" calcext:value-type="float">
            <text:p>1124.42</text:p>
          </table:table-cell>
          <table:table-cell office:value-type="float" office:value="6747.942" calcext:value-type="float">
            <text:p>6747.942</text:p>
          </table:table-cell>
          <table:table-cell office:value-type="float" office:value="2231.015" calcext:value-type="float">
            <text:p>2231.015</text:p>
          </table:table-cell>
          <table:table-cell office:value-type="float" office:value="4694.442" calcext:value-type="float">
            <text:p>4694.442</text:p>
          </table:table-cell>
          <table:table-cell office:value-type="float" office:value="2167.46" calcext:value-type="float">
            <text:p>2167.46</text:p>
          </table:table-cell>
          <table:table-cell office:value-type="float" office:value="6784.862" calcext:value-type="float">
            <text:p>6784.862</text:p>
          </table:table-cell>
          <table:table-cell office:value-type="float" office:value="1182.135" calcext:value-type="float">
            <text:p>1182.135</text:p>
          </table:table-cell>
          <table:table-cell office:value-type="float" office:value="7068.831" calcext:value-type="float">
            <text:p>7068.831</text:p>
          </table:table-cell>
          <table:table-cell office:value-type="float" office:value="2320.053" calcext:value-type="float">
            <text:p>2320.053</text:p>
          </table:table-cell>
          <table:table-cell office:value-type="float" office:value="40.14" calcext:value-type="float">
            <text:p>40.14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127.916" calcext:value-type="float">
            <text:p>127.916</text:p>
          </table:table-cell>
          <table:table-cell office:value-type="float" office:value="16204.103" calcext:value-type="float">
            <text:p>16204.103</text:p>
          </table:table-cell>
          <table:table-cell office:value-type="float" office:value="-216.787" calcext:value-type="float">
            <text:p>-216.787</text:p>
          </table:table-cell>
          <table:table-cell office:value-type="float" office:value="1863.95" calcext:value-type="float">
            <text:p>1863.95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7139.523" calcext:value-type="float">
            <text:p>7139.523</text:p>
          </table:table-cell>
          <table:table-cell office:value-type="float" office:value="16204.103" calcext:value-type="float">
            <text:p>16204.103</text:p>
          </table:table-cell>
          <table:table-cell office:value-type="float" office:value="-12476.204" calcext:value-type="float">
            <text:p>-12476.20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88.083" calcext:value-type="float">
            <text:p>4488.083</text:p>
          </table:table-cell>
          <table:table-cell office:value-type="float" office:value="2028.845" calcext:value-type="float">
            <text:p>2028.845</text:p>
          </table:table-cell>
          <table:table-cell office:value-type="float" office:value="6507.767" calcext:value-type="float">
            <text:p>6507.767</text:p>
          </table:table-cell>
          <table:table-cell office:value-type="float" office:value="1125.22" calcext:value-type="float">
            <text:p>1125.22</text:p>
          </table:table-cell>
          <table:table-cell office:value-type="float" office:value="6748.153" calcext:value-type="float">
            <text:p>6748.153</text:p>
          </table:table-cell>
          <table:table-cell office:value-type="float" office:value="2228.013" calcext:value-type="float">
            <text:p>2228.013</text:p>
          </table:table-cell>
          <table:table-cell office:value-type="float" office:value="4686.352" calcext:value-type="float">
            <text:p>4686.352</text:p>
          </table:table-cell>
          <table:table-cell office:value-type="float" office:value="2112.894" calcext:value-type="float">
            <text:p>2112.894</text:p>
          </table:table-cell>
          <table:table-cell office:value-type="float" office:value="6806.343" calcext:value-type="float">
            <text:p>6806.343</text:p>
          </table:table-cell>
          <table:table-cell office:value-type="float" office:value="1188.376" calcext:value-type="float">
            <text:p>1188.376</text:p>
          </table:table-cell>
          <table:table-cell office:value-type="float" office:value="7073.275" calcext:value-type="float">
            <text:p>7073.275</text:p>
          </table:table-cell>
          <table:table-cell office:value-type="float" office:value="2299.428" calcext:value-type="float">
            <text:p>2299.428</text:p>
          </table:table-cell>
          <table:table-cell office:value-type="float" office:value="40.04" calcext:value-type="float">
            <text:p>40.04</text:p>
          </table:table-cell>
          <table:table-cell office:value-type="float" office:value="1" calcext:value-type="float">
            <text:p>1</text:p>
          </table:table-cell>
          <table:table-cell office:value-type="float" office:value="1467" calcext:value-type="float">
            <text:p>1467</text:p>
          </table:table-cell>
          <table:table-cell office:value-type="float" office:value="205.974" calcext:value-type="float">
            <text:p>205.974</text:p>
          </table:table-cell>
          <table:table-cell office:value-type="float" office:value="27745.242" calcext:value-type="float">
            <text:p>27745.242</text:p>
          </table:table-cell>
          <table:table-cell office:value-type="float" office:value="-373.671" calcext:value-type="float">
            <text:p>-373.671</text:p>
          </table:table-cell>
          <table:table-cell office:value-type="float" office:value="2234.241" calcext:value-type="float">
            <text:p>2234.241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office:value-type="float" office:value="12701.145" calcext:value-type="float">
            <text:p>12701.145</text:p>
          </table:table-cell>
          <table:table-cell office:value-type="float" office:value="27745.242" calcext:value-type="float">
            <text:p>27745.242</text:p>
          </table:table-cell>
          <table:table-cell office:value-type="float" office:value="-23276.759" calcext:value-type="float">
            <text:p>-23276.75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31.885" calcext:value-type="float">
            <text:p>4531.885</text:p>
          </table:table-cell>
          <table:table-cell office:value-type="float" office:value="2044.041" calcext:value-type="float">
            <text:p>2044.041</text:p>
          </table:table-cell>
          <table:table-cell office:value-type="float" office:value="6446.469" calcext:value-type="float">
            <text:p>6446.469</text:p>
          </table:table-cell>
          <table:table-cell office:value-type="float" office:value="1093.868" calcext:value-type="float">
            <text:p>1093.868</text:p>
          </table:table-cell>
          <table:table-cell office:value-type="float" office:value="6728.984" calcext:value-type="float">
            <text:p>6728.984</text:p>
          </table:table-cell>
          <table:table-cell office:value-type="float" office:value="2334.787" calcext:value-type="float">
            <text:p>2334.787</text:p>
          </table:table-cell>
          <table:table-cell office:value-type="float" office:value="4731.106" calcext:value-type="float">
            <text:p>4731.106</text:p>
          </table:table-cell>
          <table:table-cell office:value-type="float" office:value="2059.076" calcext:value-type="float">
            <text:p>2059.076</text:p>
          </table:table-cell>
          <table:table-cell office:value-type="float" office:value="6727.359" calcext:value-type="float">
            <text:p>6727.359</text:p>
          </table:table-cell>
          <table:table-cell office:value-type="float" office:value="1154.397" calcext:value-type="float">
            <text:p>1154.397</text:p>
          </table:table-cell>
          <table:table-cell office:value-type="float" office:value="7049.781" calcext:value-type="float">
            <text:p>7049.781</text:p>
          </table:table-cell>
          <table:table-cell office:value-type="float" office:value="2412.431" calcext:value-type="float">
            <text:p>2412.431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.956" calcext:value-type="float">
            <text:p>35.956</text:p>
          </table:table-cell>
          <table:table-cell office:value-type="float" office:value="3689.13" calcext:value-type="float">
            <text:p>3689.13</text:p>
          </table:table-cell>
          <table:table-cell office:value-type="float" office:value="-53.819" calcext:value-type="float">
            <text:p>-53.819</text:p>
          </table:table-cell>
          <table:table-cell office:value-type="float" office:value="665.466" calcext:value-type="float">
            <text:p>665.46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05.389" calcext:value-type="float">
            <text:p>1505.389</text:p>
          </table:table-cell>
          <table:table-cell office:value-type="float" office:value="3689.13" calcext:value-type="float">
            <text:p>3689.13</text:p>
          </table:table-cell>
          <table:table-cell office:value-type="float" office:value="-2358.197" calcext:value-type="float">
            <text:p>-2358.19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39.173" calcext:value-type="float">
            <text:p>4539.173</text:p>
          </table:table-cell>
          <table:table-cell office:value-type="float" office:value="2056.861" calcext:value-type="float">
            <text:p>2056.861</text:p>
          </table:table-cell>
          <table:table-cell office:value-type="float" office:value="6498.597" calcext:value-type="float">
            <text:p>6498.597</text:p>
          </table:table-cell>
          <table:table-cell office:value-type="float" office:value="1096.972" calcext:value-type="float">
            <text:p>1096.972</text:p>
          </table:table-cell>
          <table:table-cell office:value-type="float" office:value="6742.505" calcext:value-type="float">
            <text:p>6742.505</text:p>
          </table:table-cell>
          <table:table-cell office:value-type="float" office:value="2335.84" calcext:value-type="float">
            <text:p>2335.84</text:p>
          </table:table-cell>
          <table:table-cell office:value-type="float" office:value="4742.151" calcext:value-type="float">
            <text:p>4742.151</text:p>
          </table:table-cell>
          <table:table-cell office:value-type="float" office:value="2107.28" calcext:value-type="float">
            <text:p>2107.28</text:p>
          </table:table-cell>
          <table:table-cell office:value-type="float" office:value="6765.575" calcext:value-type="float">
            <text:p>6765.575</text:p>
          </table:table-cell>
          <table:table-cell office:value-type="float" office:value="1157.142" calcext:value-type="float">
            <text:p>1157.142</text:p>
          </table:table-cell>
          <table:table-cell office:value-type="float" office:value="7066.338" calcext:value-type="float">
            <text:p>7066.338</text:p>
          </table:table-cell>
          <table:table-cell office:value-type="float" office:value="2417.963" calcext:value-type="float">
            <text:p>2417.963</text:p>
          </table:table-cell>
          <table:table-cell office:value-type="float" office:value="12.78" calcext:value-type="float">
            <text:p>12.7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1.73" calcext:value-type="float">
            <text:p>21.73</text:p>
          </table:table-cell>
          <table:table-cell office:value-type="float" office:value="2520.962" calcext:value-type="float">
            <text:p>2520.962</text:p>
          </table:table-cell>
          <table:table-cell office:value-type="float" office:value="-30.867" calcext:value-type="float">
            <text:p>-30.867</text:p>
          </table:table-cell>
          <table:table-cell office:value-type="float" office:value="450.754" calcext:value-type="float">
            <text:p>450.75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30.693" calcext:value-type="float">
            <text:p>1030.693</text:p>
          </table:table-cell>
          <table:table-cell office:value-type="float" office:value="2520.962" calcext:value-type="float">
            <text:p>2520.962</text:p>
          </table:table-cell>
          <table:table-cell office:value-type="float" office:value="-1619.453" calcext:value-type="float">
            <text:p>-1619.45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643.271" calcext:value-type="float">
            <text:p>4643.271</text:p>
          </table:table-cell>
          <table:table-cell office:value-type="float" office:value="2104.567" calcext:value-type="float">
            <text:p>2104.567</text:p>
          </table:table-cell>
          <table:table-cell office:value-type="float" office:value="7107.991" calcext:value-type="float">
            <text:p>7107.991</text:p>
          </table:table-cell>
          <table:table-cell office:value-type="float" office:value="1120.046" calcext:value-type="float">
            <text:p>1120.046</text:p>
          </table:table-cell>
          <table:table-cell office:value-type="float" office:value="6892.949" calcext:value-type="float">
            <text:p>6892.949</text:p>
          </table:table-cell>
          <table:table-cell office:value-type="float" office:value="2393.593" calcext:value-type="float">
            <text:p>2393.593</text:p>
          </table:table-cell>
          <table:table-cell office:value-type="float" office:value="4844.236" calcext:value-type="float">
            <text:p>4844.236</text:p>
          </table:table-cell>
          <table:table-cell office:value-type="float" office:value="2128.216" calcext:value-type="float">
            <text:p>2128.216</text:p>
          </table:table-cell>
          <table:table-cell office:value-type="float" office:value="7442.444" calcext:value-type="float">
            <text:p>7442.444</text:p>
          </table:table-cell>
          <table:table-cell office:value-type="float" office:value="1188.522" calcext:value-type="float">
            <text:p>1188.522</text:p>
          </table:table-cell>
          <table:table-cell office:value-type="float" office:value="7231.454" calcext:value-type="float">
            <text:p>7231.454</text:p>
          </table:table-cell>
          <table:table-cell office:value-type="float" office:value="2457.019" calcext:value-type="float">
            <text:p>2457.019</text:p>
          </table:table-cell>
          <table:table-cell office:value-type="float" office:value="59.76" calcext:value-type="float">
            <text:p>59.76</text:p>
          </table:table-cell>
          <table:table-cell office:value-type="float" office:value="1" calcext:value-type="float">
            <text:p>1</text:p>
          </table:table-cell>
          <table:table-cell office:value-type="float" office:value="1346" calcext:value-type="float">
            <text:p>1346</text:p>
          </table:table-cell>
          <table:table-cell office:value-type="float" office:value="202.883" calcext:value-type="float">
            <text:p>202.883</text:p>
          </table:table-cell>
          <table:table-cell office:value-type="float" office:value="19640.142" calcext:value-type="float">
            <text:p>19640.142</text:p>
          </table:table-cell>
          <table:table-cell office:value-type="float" office:value="-347.742" calcext:value-type="float">
            <text:p>-347.742</text:p>
          </table:table-cell>
          <table:table-cell office:value-type="float" office:value="2201.623" calcext:value-type="float">
            <text:p>2201.623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office:value-type="float" office:value="8682.104" calcext:value-type="float">
            <text:p>8682.104</text:p>
          </table:table-cell>
          <table:table-cell office:value-type="float" office:value="19640.142" calcext:value-type="float">
            <text:p>19640.142</text:p>
          </table:table-cell>
          <table:table-cell office:value-type="float" office:value="-15236.896" calcext:value-type="float">
            <text:p>-15236.89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09.155" calcext:value-type="float">
            <text:p>4709.155</text:p>
          </table:table-cell>
          <table:table-cell office:value-type="float" office:value="2015.056" calcext:value-type="float">
            <text:p>2015.056</text:p>
          </table:table-cell>
          <table:table-cell office:value-type="float" office:value="6761.509" calcext:value-type="float">
            <text:p>6761.509</text:p>
          </table:table-cell>
          <table:table-cell office:value-type="float" office:value="1131.55" calcext:value-type="float">
            <text:p>1131.55</text:p>
          </table:table-cell>
          <table:table-cell office:value-type="float" office:value="6981.94" calcext:value-type="float">
            <text:p>6981.94</text:p>
          </table:table-cell>
          <table:table-cell office:value-type="float" office:value="2436.369" calcext:value-type="float">
            <text:p>2436.369</text:p>
          </table:table-cell>
          <table:table-cell office:value-type="float" office:value="4924.299" calcext:value-type="float">
            <text:p>4924.299</text:p>
          </table:table-cell>
          <table:table-cell office:value-type="float" office:value="2089.076" calcext:value-type="float">
            <text:p>2089.076</text:p>
          </table:table-cell>
          <table:table-cell office:value-type="float" office:value="7102.097" calcext:value-type="float">
            <text:p>7102.097</text:p>
          </table:table-cell>
          <table:table-cell office:value-type="float" office:value="1193.776" calcext:value-type="float">
            <text:p>1193.776</text:p>
          </table:table-cell>
          <table:table-cell office:value-type="float" office:value="7322.068" calcext:value-type="float">
            <text:p>7322.068</text:p>
          </table:table-cell>
          <table:table-cell office:value-type="float" office:value="2526.53" calcext:value-type="float">
            <text:p>2526.53</text:p>
          </table:table-cell>
          <table:table-cell office:value-type="float" office:value="34.6" calcext:value-type="float">
            <text:p>34.6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102.599" calcext:value-type="float">
            <text:p>102.599</text:p>
          </table:table-cell>
          <table:table-cell office:value-type="float" office:value="12657.641" calcext:value-type="float">
            <text:p>12657.641</text:p>
          </table:table-cell>
          <table:table-cell office:value-type="float" office:value="-171.476" calcext:value-type="float">
            <text:p>-171.476</text:p>
          </table:table-cell>
          <table:table-cell office:value-type="float" office:value="1783.326" calcext:value-type="float">
            <text:p>1783.326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5413.988" calcext:value-type="float">
            <text:p>5413.988</text:p>
          </table:table-cell>
          <table:table-cell office:value-type="float" office:value="12657.641" calcext:value-type="float">
            <text:p>12657.641</text:p>
          </table:table-cell>
          <table:table-cell office:value-type="float" office:value="-9090.988" calcext:value-type="float">
            <text:p>-9090.98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91.373" calcext:value-type="float">
            <text:p>4791.373</text:p>
          </table:table-cell>
          <table:table-cell office:value-type="float" office:value="2055.622" calcext:value-type="float">
            <text:p>2055.622</text:p>
          </table:table-cell>
          <table:table-cell office:value-type="float" office:value="6854.134" calcext:value-type="float">
            <text:p>6854.134</text:p>
          </table:table-cell>
          <table:table-cell office:value-type="float" office:value="1085.012" calcext:value-type="float">
            <text:p>1085.012</text:p>
          </table:table-cell>
          <table:table-cell office:value-type="float" office:value="6970.684" calcext:value-type="float">
            <text:p>6970.684</text:p>
          </table:table-cell>
          <table:table-cell office:value-type="float" office:value="2612.062" calcext:value-type="float">
            <text:p>2612.062</text:p>
          </table:table-cell>
          <table:table-cell office:value-type="float" office:value="5007.908" calcext:value-type="float">
            <text:p>5007.908</text:p>
          </table:table-cell>
          <table:table-cell office:value-type="float" office:value="2133.6" calcext:value-type="float">
            <text:p>2133.6</text:p>
          </table:table-cell>
          <table:table-cell office:value-type="float" office:value="7190.82" calcext:value-type="float">
            <text:p>7190.82</text:p>
          </table:table-cell>
          <table:table-cell office:value-type="float" office:value="1144.434" calcext:value-type="float">
            <text:p>1144.434</text:p>
          </table:table-cell>
          <table:table-cell office:value-type="float" office:value="7306.572" calcext:value-type="float">
            <text:p>7306.572</text:p>
          </table:table-cell>
          <table:table-cell office:value-type="float" office:value="2709.244" calcext:value-type="float">
            <text:p>2709.244</text:p>
          </table:table-cell>
          <table:table-cell office:value-type="float" office:value="46.52" calcext:value-type="float">
            <text:p>46.52</text:p>
          </table:table-cell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166.922" calcext:value-type="float">
            <text:p>166.922</text:p>
          </table:table-cell>
          <table:table-cell office:value-type="float" office:value="14926.022" calcext:value-type="float">
            <text:p>14926.022</text:p>
          </table:table-cell>
          <table:table-cell office:value-type="float" office:value="-288.752" calcext:value-type="float">
            <text:p>-288.752</text:p>
          </table:table-cell>
          <table:table-cell office:value-type="float" office:value="2048.857" calcext:value-type="float">
            <text:p>2048.857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6411.145" calcext:value-type="float">
            <text:p>6411.145</text:p>
          </table:table-cell>
          <table:table-cell office:value-type="float" office:value="14926.022" calcext:value-type="float">
            <text:p>14926.022</text:p>
          </table:table-cell>
          <table:table-cell office:value-type="float" office:value="-10828.307" calcext:value-type="float">
            <text:p>-10828.30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09.044" calcext:value-type="float">
            <text:p>4809.044</text:p>
          </table:table-cell>
          <table:table-cell office:value-type="float" office:value="2938.363" calcext:value-type="float">
            <text:p>2938.363</text:p>
          </table:table-cell>
          <table:table-cell office:value-type="float" office:value="6580.101" calcext:value-type="float">
            <text:p>6580.101</text:p>
          </table:table-cell>
          <table:table-cell office:value-type="float" office:value="1028.068" calcext:value-type="float">
            <text:p>1028.068</text:p>
          </table:table-cell>
          <table:table-cell office:value-type="float" office:value="6873.979" calcext:value-type="float">
            <text:p>6873.979</text:p>
          </table:table-cell>
          <table:table-cell office:value-type="float" office:value="2744.109" calcext:value-type="float">
            <text:p>2744.109</text:p>
          </table:table-cell>
          <table:table-cell office:value-type="float" office:value="5026.59" calcext:value-type="float">
            <text:p>5026.59</text:p>
          </table:table-cell>
          <table:table-cell office:value-type="float" office:value="3027.119" calcext:value-type="float">
            <text:p>3027.119</text:p>
          </table:table-cell>
          <table:table-cell office:value-type="float" office:value="6892.012" calcext:value-type="float">
            <text:p>6892.012</text:p>
          </table:table-cell>
          <table:table-cell office:value-type="float" office:value="1092" calcext:value-type="float">
            <text:p>1092</text:p>
          </table:table-cell>
          <table:table-cell office:value-type="float" office:value="7219.937" calcext:value-type="float">
            <text:p>7219.937</text:p>
          </table:table-cell>
          <table:table-cell office:value-type="float" office:value="2833.243" calcext:value-type="float">
            <text:p>2833.243</text:p>
          </table:table-cell>
          <table:table-cell office:value-type="float" office:value="19.34" calcext:value-type="float">
            <text:p>19.34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6.318" calcext:value-type="float">
            <text:p>46.318</text:p>
          </table:table-cell>
          <table:table-cell office:value-type="float" office:value="4308.879" calcext:value-type="float">
            <text:p>4308.879</text:p>
          </table:table-cell>
          <table:table-cell office:value-type="float" office:value="-73.692" calcext:value-type="float">
            <text:p>-73.692</text:p>
          </table:table-cell>
          <table:table-cell office:value-type="float" office:value="754.41" calcext:value-type="float">
            <text:p>754.4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769.661" calcext:value-type="float">
            <text:p>1769.661</text:p>
          </table:table-cell>
          <table:table-cell office:value-type="float" office:value="4308.879" calcext:value-type="float">
            <text:p>4308.879</text:p>
          </table:table-cell>
          <table:table-cell office:value-type="float" office:value="-2800.06" calcext:value-type="float">
            <text:p>-2800.0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44.547" calcext:value-type="float">
            <text:p>4844.547</text:p>
          </table:table-cell>
          <table:table-cell office:value-type="float" office:value="3220.779" calcext:value-type="float">
            <text:p>3220.779</text:p>
          </table:table-cell>
          <table:table-cell office:value-type="float" office:value="6500.632" calcext:value-type="float">
            <text:p>6500.632</text:p>
          </table:table-cell>
          <table:table-cell office:value-type="float" office:value="913.463" calcext:value-type="float">
            <text:p>913.463</text:p>
          </table:table-cell>
          <table:table-cell office:value-type="float" office:value="6679.29" calcext:value-type="float">
            <text:p>6679.29</text:p>
          </table:table-cell>
          <table:table-cell office:value-type="float" office:value="3009.803" calcext:value-type="float">
            <text:p>3009.803</text:p>
          </table:table-cell>
          <table:table-cell office:value-type="float" office:value="5057.698" calcext:value-type="float">
            <text:p>5057.698</text:p>
          </table:table-cell>
          <table:table-cell office:value-type="float" office:value="3362.478" calcext:value-type="float">
            <text:p>3362.478</text:p>
          </table:table-cell>
          <table:table-cell office:value-type="float" office:value="6803.511" calcext:value-type="float">
            <text:p>6803.511</text:p>
          </table:table-cell>
          <table:table-cell office:value-type="float" office:value="964.646" calcext:value-type="float">
            <text:p>964.646</text:p>
          </table:table-cell>
          <table:table-cell office:value-type="float" office:value="6995.246" calcext:value-type="float">
            <text:p>6995.246</text:p>
          </table:table-cell>
          <table:table-cell office:value-type="float" office:value="3120.15" calcext:value-type="float">
            <text:p>3120.15</text:p>
          </table:table-cell>
          <table:table-cell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86.608" calcext:value-type="float">
            <text:p>86.608</text:p>
          </table:table-cell>
          <table:table-cell office:value-type="float" office:value="13742.19" calcext:value-type="float">
            <text:p>13742.19</text:p>
          </table:table-cell>
          <table:table-cell office:value-type="float" office:value="-139.458" calcext:value-type="float">
            <text:p>-139.458</text:p>
          </table:table-cell>
          <table:table-cell office:value-type="float" office:value="2050.474" calcext:value-type="float">
            <text:p>2050.474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5820.947" calcext:value-type="float">
            <text:p>5820.947</text:p>
          </table:table-cell>
          <table:table-cell office:value-type="float" office:value="13742.19" calcext:value-type="float">
            <text:p>13742.19</text:p>
          </table:table-cell>
          <table:table-cell office:value-type="float" office:value="-9641.242" calcext:value-type="float">
            <text:p>-9641.24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88.04" calcext:value-type="float">
            <text:p>4888.04</text:p>
          </table:table-cell>
          <table:table-cell office:value-type="float" office:value="3076.169" calcext:value-type="float">
            <text:p>3076.169</text:p>
          </table:table-cell>
          <table:table-cell office:value-type="float" office:value="7698.041" calcext:value-type="float">
            <text:p>7698.041</text:p>
          </table:table-cell>
          <table:table-cell office:value-type="float" office:value="1013.413" calcext:value-type="float">
            <text:p>1013.413</text:p>
          </table:table-cell>
          <table:table-cell office:value-type="float" office:value="6923.54" calcext:value-type="float">
            <text:p>6923.54</text:p>
          </table:table-cell>
          <table:table-cell office:value-type="float" office:value="2852.541" calcext:value-type="float">
            <text:p>2852.541</text:p>
          </table:table-cell>
          <table:table-cell office:value-type="float" office:value="5102.902" calcext:value-type="float">
            <text:p>5102.902</text:p>
          </table:table-cell>
          <table:table-cell office:value-type="float" office:value="3204.691" calcext:value-type="float">
            <text:p>3204.691</text:p>
          </table:table-cell>
          <table:table-cell office:value-type="float" office:value="8069.971" calcext:value-type="float">
            <text:p>8069.971</text:p>
          </table:table-cell>
          <table:table-cell office:value-type="float" office:value="1070.84" calcext:value-type="float">
            <text:p>1070.84</text:p>
          </table:table-cell>
          <table:table-cell office:value-type="float" office:value="7253.748" calcext:value-type="float">
            <text:p>7253.748</text:p>
          </table:table-cell>
          <table:table-cell office:value-type="float" office:value="2952.056" calcext:value-type="float">
            <text:p>2952.056</text:p>
          </table:table-cell>
          <table:table-cell office:value-type="float" office:value="40.52" calcext:value-type="float">
            <text:p>40.52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91.464" calcext:value-type="float">
            <text:p>91.464</text:p>
          </table:table-cell>
          <table:table-cell office:value-type="float" office:value="11905.731" calcext:value-type="float">
            <text:p>11905.731</text:p>
          </table:table-cell>
          <table:table-cell office:value-type="float" office:value="-143.191" calcext:value-type="float">
            <text:p>-143.191</text:p>
          </table:table-cell>
          <table:table-cell office:value-type="float" office:value="1891.253" calcext:value-type="float">
            <text:p>1891.253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4985.902" calcext:value-type="float">
            <text:p>4985.902</text:p>
          </table:table-cell>
          <table:table-cell office:value-type="float" office:value="11905.731" calcext:value-type="float">
            <text:p>11905.731</text:p>
          </table:table-cell>
          <table:table-cell office:value-type="float" office:value="-8123.226" calcext:value-type="float">
            <text:p>-8123.22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72.058" calcext:value-type="float">
            <text:p>4972.058</text:p>
          </table:table-cell>
          <table:table-cell office:value-type="float" office:value="2959.364" calcext:value-type="float">
            <text:p>2959.364</text:p>
          </table:table-cell>
          <table:table-cell office:value-type="float" office:value="7331.681" calcext:value-type="float">
            <text:p>7331.681</text:p>
          </table:table-cell>
          <table:table-cell office:value-type="float" office:value="1045.133" calcext:value-type="float">
            <text:p>1045.133</text:p>
          </table:table-cell>
          <table:table-cell office:value-type="float" office:value="7071.268" calcext:value-type="float">
            <text:p>7071.268</text:p>
          </table:table-cell>
          <table:table-cell office:value-type="float" office:value="2872.847" calcext:value-type="float">
            <text:p>2872.847</text:p>
          </table:table-cell>
          <table:table-cell office:value-type="float" office:value="5199.057" calcext:value-type="float">
            <text:p>5199.057</text:p>
          </table:table-cell>
          <table:table-cell office:value-type="float" office:value="3043.071" calcext:value-type="float">
            <text:p>3043.071</text:p>
          </table:table-cell>
          <table:table-cell office:value-type="float" office:value="7683.348" calcext:value-type="float">
            <text:p>7683.348</text:p>
          </table:table-cell>
          <table:table-cell office:value-type="float" office:value="1098.839" calcext:value-type="float">
            <text:p>1098.839</text:p>
          </table:table-cell>
          <table:table-cell office:value-type="float" office:value="7406.141" calcext:value-type="float">
            <text:p>7406.141</text:p>
          </table:table-cell>
          <table:table-cell office:value-type="float" office:value="2991.974" calcext:value-type="float">
            <text:p>2991.974</text:p>
          </table:table-cell>
          <table:table-cell office:value-type="float" office:value="46.56" calcext:value-type="float">
            <text:p>46.56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22.427" calcext:value-type="float">
            <text:p>122.427</text:p>
          </table:table-cell>
          <table:table-cell office:value-type="float" office:value="9399.793" calcext:value-type="float">
            <text:p>9399.793</text:p>
          </table:table-cell>
          <table:table-cell office:value-type="float" office:value="-199.343" calcext:value-type="float">
            <text:p>-199.343</text:p>
          </table:table-cell>
          <table:table-cell office:value-type="float" office:value="1538.517" calcext:value-type="float">
            <text:p>1538.517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3913.889" calcext:value-type="float">
            <text:p>3913.889</text:p>
          </table:table-cell>
          <table:table-cell office:value-type="float" office:value="9399.793" calcext:value-type="float">
            <text:p>9399.793</text:p>
          </table:table-cell>
          <table:table-cell office:value-type="float" office:value="-6322.759" calcext:value-type="float">
            <text:p>-6322.75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42.702" calcext:value-type="float">
            <text:p>4942.702</text:p>
          </table:table-cell>
          <table:table-cell office:value-type="float" office:value="2941.999" calcext:value-type="float">
            <text:p>2941.999</text:p>
          </table:table-cell>
          <table:table-cell office:value-type="float" office:value="7361.739" calcext:value-type="float">
            <text:p>7361.739</text:p>
          </table:table-cell>
          <table:table-cell office:value-type="float" office:value="971.275" calcext:value-type="float">
            <text:p>971.275</text:p>
          </table:table-cell>
          <table:table-cell office:value-type="float" office:value="6893.565" calcext:value-type="float">
            <text:p>6893.565</text:p>
          </table:table-cell>
          <table:table-cell office:value-type="float" office:value="2991.84" calcext:value-type="float">
            <text:p>2991.84</text:p>
          </table:table-cell>
          <table:table-cell office:value-type="float" office:value="5169.481" calcext:value-type="float">
            <text:p>5169.481</text:p>
          </table:table-cell>
          <table:table-cell office:value-type="float" office:value="3052.98" calcext:value-type="float">
            <text:p>3052.98</text:p>
          </table:table-cell>
          <table:table-cell office:value-type="float" office:value="7732.739" calcext:value-type="float">
            <text:p>7732.739</text:p>
          </table:table-cell>
          <table:table-cell office:value-type="float" office:value="1024.697" calcext:value-type="float">
            <text:p>1024.697</text:p>
          </table:table-cell>
          <table:table-cell office:value-type="float" office:value="7227.646" calcext:value-type="float">
            <text:p>7227.646</text:p>
          </table:table-cell>
          <table:table-cell office:value-type="float" office:value="3111.316" calcext:value-type="float">
            <text:p>3111.316</text:p>
          </table:table-cell>
          <table:table-cell office:value-type="float" office:value="81.44" calcext:value-type="float">
            <text:p>81.44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float" office:value="342.354" calcext:value-type="float">
            <text:p>342.354</text:p>
          </table:table-cell>
          <table:table-cell office:value-type="float" office:value="58779.681" calcext:value-type="float">
            <text:p>58779.681</text:p>
          </table:table-cell>
          <table:table-cell office:value-type="float" office:value="-606.197" calcext:value-type="float">
            <text:p>-606.197</text:p>
          </table:table-cell>
          <table:table-cell office:value-type="float" office:value="4601.457" calcext:value-type="float">
            <text:p>4601.457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26973.677" calcext:value-type="float">
            <text:p>26973.677</text:p>
          </table:table-cell>
          <table:table-cell office:value-type="float" office:value="58779.681" calcext:value-type="float">
            <text:p>58779.681</text:p>
          </table:table-cell>
          <table:table-cell office:value-type="float" office:value="-49576.768" calcext:value-type="float">
            <text:p>-49576.76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47.829" calcext:value-type="float">
            <text:p>4947.829</text:p>
          </table:table-cell>
          <table:table-cell office:value-type="float" office:value="2828.857" calcext:value-type="float">
            <text:p>2828.857</text:p>
          </table:table-cell>
          <table:table-cell office:value-type="float" office:value="7378.324" calcext:value-type="float">
            <text:p>7378.324</text:p>
          </table:table-cell>
          <table:table-cell office:value-type="float" office:value="1005.814" calcext:value-type="float">
            <text:p>1005.814</text:p>
          </table:table-cell>
          <table:table-cell office:value-type="float" office:value="6968.065" calcext:value-type="float">
            <text:p>6968.065</text:p>
          </table:table-cell>
          <table:table-cell office:value-type="float" office:value="2927.593" calcext:value-type="float">
            <text:p>2927.593</text:p>
          </table:table-cell>
          <table:table-cell office:value-type="float" office:value="5174.335" calcext:value-type="float">
            <text:p>5174.335</text:p>
          </table:table-cell>
          <table:table-cell office:value-type="float" office:value="2908.821" calcext:value-type="float">
            <text:p>2908.821</text:p>
          </table:table-cell>
          <table:table-cell office:value-type="float" office:value="7746.142" calcext:value-type="float">
            <text:p>7746.142</text:p>
          </table:table-cell>
          <table:table-cell office:value-type="float" office:value="1064.596" calcext:value-type="float">
            <text:p>1064.596</text:p>
          </table:table-cell>
          <table:table-cell office:value-type="float" office:value="7312.639" calcext:value-type="float">
            <text:p>7312.639</text:p>
          </table:table-cell>
          <table:table-cell office:value-type="float" office:value="3036.032" calcext:value-type="float">
            <text:p>3036.032</text:p>
          </table:table-cell>
          <table:table-cell office:value-type="float" office:value="61.42" calcext:value-type="float">
            <text:p>61.42</text:p>
          </table:table-cell>
          <table:table-cell office:value-type="float" office:value="1" calcext:value-type="float">
            <text:p>1</text:p>
          </table:table-cell>
          <table:table-cell office:value-type="float" office:value="1582" calcext:value-type="float">
            <text:p>1582</text:p>
          </table:table-cell>
          <table:table-cell office:value-type="float" office:value="238.362" calcext:value-type="float">
            <text:p>238.362</text:p>
          </table:table-cell>
          <table:table-cell office:value-type="float" office:value="41015.665" calcext:value-type="float">
            <text:p>41015.665</text:p>
          </table:table-cell>
          <table:table-cell office:value-type="float" office:value="-417.344" calcext:value-type="float">
            <text:p>-417.344</text:p>
          </table:table-cell>
          <table:table-cell office:value-type="float" office:value="4090.334" calcext:value-type="float">
            <text:p>4090.334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office:value-type="float" office:value="18383.991" calcext:value-type="float">
            <text:p>18383.991</text:p>
          </table:table-cell>
          <table:table-cell office:value-type="float" office:value="41015.665" calcext:value-type="float">
            <text:p>41015.665</text:p>
          </table:table-cell>
          <table:table-cell office:value-type="float" office:value="-32834.998" calcext:value-type="float">
            <text:p>-32834.99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47.66" calcext:value-type="float">
            <text:p>5047.66</text:p>
          </table:table-cell>
          <table:table-cell office:value-type="float" office:value="2756.206" calcext:value-type="float">
            <text:p>2756.206</text:p>
          </table:table-cell>
          <table:table-cell office:value-type="float" office:value="7233.955" calcext:value-type="float">
            <text:p>7233.955</text:p>
          </table:table-cell>
          <table:table-cell office:value-type="float" office:value="1061.161" calcext:value-type="float">
            <text:p>1061.161</text:p>
          </table:table-cell>
          <table:table-cell office:value-type="float" office:value="7179.066" calcext:value-type="float">
            <text:p>7179.066</text:p>
          </table:table-cell>
          <table:table-cell office:value-type="float" office:value="2916.255" calcext:value-type="float">
            <text:p>2916.255</text:p>
          </table:table-cell>
          <table:table-cell office:value-type="float" office:value="5273.743" calcext:value-type="float">
            <text:p>5273.743</text:p>
          </table:table-cell>
          <table:table-cell office:value-type="float" office:value="2890.746" calcext:value-type="float">
            <text:p>2890.746</text:p>
          </table:table-cell>
          <table:table-cell office:value-type="float" office:value="7565.033" calcext:value-type="float">
            <text:p>7565.033</text:p>
          </table:table-cell>
          <table:table-cell office:value-type="float" office:value="1118.863" calcext:value-type="float">
            <text:p>1118.863</text:p>
          </table:table-cell>
          <table:table-cell office:value-type="float" office:value="7521.046" calcext:value-type="float">
            <text:p>7521.046</text:p>
          </table:table-cell>
          <table:table-cell office:value-type="float" office:value="3026.44" calcext:value-type="float">
            <text:p>3026.44</text:p>
          </table:table-cell>
          <table:table-cell office:value-type="float" office:value="57.84" calcext:value-type="float">
            <text:p>57.84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174.284" calcext:value-type="float">
            <text:p>174.284</text:p>
          </table:table-cell>
          <table:table-cell office:value-type="float" office:value="33490.678" calcext:value-type="float">
            <text:p>33490.678</text:p>
          </table:table-cell>
          <table:table-cell office:value-type="float" office:value="-292.219" calcext:value-type="float">
            <text:p>-292.219</text:p>
          </table:table-cell>
          <table:table-cell office:value-type="float" office:value="4335.201" calcext:value-type="float">
            <text:p>4335.201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4515.618" calcext:value-type="float">
            <text:p>14515.618</text:p>
          </table:table-cell>
          <table:table-cell office:value-type="float" office:value="33490.678" calcext:value-type="float">
            <text:p>33490.678</text:p>
          </table:table-cell>
          <table:table-cell office:value-type="float" office:value="-24820.277" calcext:value-type="float">
            <text:p>-24820.27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13.203" calcext:value-type="float">
            <text:p>5113.203</text:p>
          </table:table-cell>
          <table:table-cell office:value-type="float" office:value="2734.63" calcext:value-type="float">
            <text:p>2734.63</text:p>
          </table:table-cell>
          <table:table-cell office:value-type="float" office:value="6969.748" calcext:value-type="float">
            <text:p>6969.748</text:p>
          </table:table-cell>
          <table:table-cell office:value-type="float" office:value="1067.987" calcext:value-type="float">
            <text:p>1067.987</text:p>
          </table:table-cell>
          <table:table-cell office:value-type="float" office:value="7258.318" calcext:value-type="float">
            <text:p>7258.318</text:p>
          </table:table-cell>
          <table:table-cell office:value-type="float" office:value="2968.087" calcext:value-type="float">
            <text:p>2968.087</text:p>
          </table:table-cell>
          <table:table-cell office:value-type="float" office:value="5345.982" calcext:value-type="float">
            <text:p>5345.982</text:p>
          </table:table-cell>
          <table:table-cell office:value-type="float" office:value="2870.425" calcext:value-type="float">
            <text:p>2870.425</text:p>
          </table:table-cell>
          <table:table-cell office:value-type="float" office:value="7308.407" calcext:value-type="float">
            <text:p>7308.407</text:p>
          </table:table-cell>
          <table:table-cell office:value-type="float" office:value="1131.363" calcext:value-type="float">
            <text:p>1131.363</text:p>
          </table:table-cell>
          <table:table-cell office:value-type="float" office:value="7618.392" calcext:value-type="float">
            <text:p>7618.392</text:p>
          </table:table-cell>
          <table:table-cell office:value-type="float" office:value="3073.572" calcext:value-type="float">
            <text:p>3073.572</text:p>
          </table:table-cell>
          <table:table-cell office:value-type="float" office:value="36.68" calcext:value-type="float">
            <text:p>36.68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100.506" calcext:value-type="float">
            <text:p>100.506</text:p>
          </table:table-cell>
          <table:table-cell office:value-type="float" office:value="13795.176" calcext:value-type="float">
            <text:p>13795.176</text:p>
          </table:table-cell>
          <table:table-cell office:value-type="float" office:value="-165.192" calcext:value-type="float">
            <text:p>-165.192</text:p>
          </table:table-cell>
          <table:table-cell office:value-type="float" office:value="1917.482" calcext:value-type="float">
            <text:p>1917.482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5913.54" calcext:value-type="float">
            <text:p>5913.54</text:p>
          </table:table-cell>
          <table:table-cell office:value-type="float" office:value="13795.176" calcext:value-type="float">
            <text:p>13795.176</text:p>
          </table:table-cell>
          <table:table-cell office:value-type="float" office:value="-9960.213" calcext:value-type="float">
            <text:p>-9960.21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162.804" calcext:value-type="float">
            <text:p>162.804</text:p>
          </table:table-cell>
          <table:table-cell office:value-type="float" office:value="0" calcext:value-type="float">
            <text:p>0</text:p>
          </table:table-cell>
          <table:table-cell office:value-type="float" office:value="8140.191" calcext:value-type="float">
            <text:p>8140.191</text:p>
          </table:table-cell>
          <table:table-cell office:value-type="float" office:value="1139.627" calcext:value-type="float">
            <text:p>1139.627</text:p>
          </table:table-cell>
          <table:table-cell office:value-type="float" office:value="2451.811" calcext:value-type="float">
            <text:p>2451.811</text:p>
          </table:table-cell>
          <table:table-cell office:value-type="float" office:value="-2126.204" calcext:value-type="float">
            <text:p>-2126.204</text:p>
          </table:table-cell>
          <table:table-cell office:value-type="float" office:value="5101.705" calcext:value-type="float">
            <text:p>5101.705</text:p>
          </table:table-cell>
          <table:table-cell office:value-type="float" office:value="2834.025" calcext:value-type="float">
            <text:p>2834.025</text:p>
          </table:table-cell>
          <table:table-cell office:value-type="float" office:value="7200.929" calcext:value-type="float">
            <text:p>7200.929</text:p>
          </table:table-cell>
          <table:table-cell office:value-type="float" office:value="1012.959" calcext:value-type="float">
            <text:p>1012.959</text:p>
          </table:table-cell>
          <table:table-cell office:value-type="float" office:value="7136.293" calcext:value-type="float">
            <text:p>7136.293</text:p>
          </table:table-cell>
          <table:table-cell office:value-type="float" office:value="3067.116" calcext:value-type="float">
            <text:p>3067.116</text:p>
          </table:table-cell>
          <table:table-cell office:value-type="float" office:value="5330.147" calcext:value-type="float">
            <text:p>5330.147</text:p>
          </table:table-cell>
          <table:table-cell office:value-type="float" office:value="2873.235" calcext:value-type="float">
            <text:p>2873.235</text:p>
          </table:table-cell>
          <table:table-cell office:value-type="float" office:value="7490.772" calcext:value-type="float">
            <text:p>7490.772</text:p>
          </table:table-cell>
          <table:table-cell office:value-type="float" office:value="1072.575" calcext:value-type="float">
            <text:p>1072.575</text:p>
          </table:table-cell>
          <table:table-cell office:value-type="float" office:value="7484.478" calcext:value-type="float">
            <text:p>7484.478</text:p>
          </table:table-cell>
          <table:table-cell office:value-type="float" office:value="3175.815" calcext:value-type="float">
            <text:p>3175.815</text:p>
          </table:table-cell>
          <table:table-cell office:value-type="float" office:value="29.42" calcext:value-type="float">
            <text:p>29.42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81.84" calcext:value-type="float">
            <text:p>81.84</text:p>
          </table:table-cell>
          <table:table-cell office:value-type="float" office:value="11564.51" calcext:value-type="float">
            <text:p>11564.51</text:p>
          </table:table-cell>
          <table:table-cell office:value-type="float" office:value="-134.96" calcext:value-type="float">
            <text:p>-134.96</text:p>
          </table:table-cell>
          <table:table-cell office:value-type="float" office:value="1603.152" calcext:value-type="float">
            <text:p>1603.152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4959.455" calcext:value-type="float">
            <text:p>4959.455</text:p>
          </table:table-cell>
          <table:table-cell office:value-type="float" office:value="11564.51" calcext:value-type="float">
            <text:p>11564.51</text:p>
          </table:table-cell>
          <table:table-cell office:value-type="float" office:value="-8358.206" calcext:value-type="float">
            <text:p>-8358.206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21.71" calcext:value-type="float">
            <text:p>5121.71</text:p>
          </table:table-cell>
          <table:table-cell office:value-type="float" office:value="2587.829" calcext:value-type="float">
            <text:p>2587.829</text:p>
          </table:table-cell>
          <table:table-cell office:value-type="float" office:value="6880.143" calcext:value-type="float">
            <text:p>6880.143</text:p>
          </table:table-cell>
          <table:table-cell office:value-type="float" office:value="964.38" calcext:value-type="float">
            <text:p>964.38</text:p>
          </table:table-cell>
          <table:table-cell office:value-type="float" office:value="7058.723" calcext:value-type="float">
            <text:p>7058.723</text:p>
          </table:table-cell>
          <table:table-cell office:value-type="float" office:value="3184.696" calcext:value-type="float">
            <text:p>3184.696</text:p>
          </table:table-cell>
          <table:table-cell office:value-type="float" office:value="5354.768" calcext:value-type="float">
            <text:p>5354.768</text:p>
          </table:table-cell>
          <table:table-cell office:value-type="float" office:value="2717.391" calcext:value-type="float">
            <text:p>2717.391</text:p>
          </table:table-cell>
          <table:table-cell office:value-type="float" office:value="7160.109" calcext:value-type="float">
            <text:p>7160.109</text:p>
          </table:table-cell>
          <table:table-cell office:value-type="float" office:value="1013.256" calcext:value-type="float">
            <text:p>1013.256</text:p>
          </table:table-cell>
          <table:table-cell office:value-type="float" office:value="7389.953" calcext:value-type="float">
            <text:p>7389.953</text:p>
          </table:table-cell>
          <table:table-cell office:value-type="float" office:value="3319.584" calcext:value-type="float">
            <text:p>3319.584</text:p>
          </table:table-cell>
          <table:table-cell office:value-type="float" office:value="44.96" calcext:value-type="float">
            <text:p>44.96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66.4" calcext:value-type="float">
            <text:p>166.4</text:p>
          </table:table-cell>
          <table:table-cell office:value-type="float" office:value="27517.345" calcext:value-type="float">
            <text:p>27517.345</text:p>
          </table:table-cell>
          <table:table-cell office:value-type="float" office:value="-289.264" calcext:value-type="float">
            <text:p>-289.264</text:p>
          </table:table-cell>
          <table:table-cell office:value-type="float" office:value="2803.282" calcext:value-type="float">
            <text:p>2803.282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12304.374" calcext:value-type="float">
            <text:p>12304.374</text:p>
          </table:table-cell>
          <table:table-cell office:value-type="float" office:value="27517.345" calcext:value-type="float">
            <text:p>27517.345</text:p>
          </table:table-cell>
          <table:table-cell office:value-type="float" office:value="-21910.78" calcext:value-type="float">
            <text:p>-21910.7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08.177" calcext:value-type="float">
            <text:p>5108.177</text:p>
          </table:table-cell>
          <table:table-cell office:value-type="float" office:value="2585.054" calcext:value-type="float">
            <text:p>2585.054</text:p>
          </table:table-cell>
          <table:table-cell office:value-type="float" office:value="6887.07" calcext:value-type="float">
            <text:p>6887.07</text:p>
          </table:table-cell>
          <table:table-cell office:value-type="float" office:value="971.535" calcext:value-type="float">
            <text:p>971.535</text:p>
          </table:table-cell>
          <table:table-cell office:value-type="float" office:value="7059.562" calcext:value-type="float">
            <text:p>7059.562</text:p>
          </table:table-cell>
          <table:table-cell office:value-type="float" office:value="3156.792" calcext:value-type="float">
            <text:p>3156.792</text:p>
          </table:table-cell>
          <table:table-cell office:value-type="float" office:value="5335.619" calcext:value-type="float">
            <text:p>5335.619</text:p>
          </table:table-cell>
          <table:table-cell office:value-type="float" office:value="2619.008" calcext:value-type="float">
            <text:p>2619.008</text:p>
          </table:table-cell>
          <table:table-cell office:value-type="float" office:value="7162.826" calcext:value-type="float">
            <text:p>7162.826</text:p>
          </table:table-cell>
          <table:table-cell office:value-type="float" office:value="1026.299" calcext:value-type="float">
            <text:p>1026.299</text:p>
          </table:table-cell>
          <table:table-cell office:value-type="float" office:value="7397.001" calcext:value-type="float">
            <text:p>7397.001</text:p>
          </table:table-cell>
          <table:table-cell office:value-type="float" office:value="3274.236" calcext:value-type="float">
            <text:p>3274.236</text:p>
          </table:table-cell>
          <table:table-cell office:value-type="float" office:value="193.76" calcext:value-type="float">
            <text:p>193.76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805.677" calcext:value-type="float">
            <text:p>805.677</text:p>
          </table:table-cell>
          <table:table-cell office:value-type="float" office:value="161202.094" calcext:value-type="float">
            <text:p>161202.094</text:p>
          </table:table-cell>
          <table:table-cell office:value-type="float" office:value="-1424.489" calcext:value-type="float">
            <text:p>-1424.489</text:p>
          </table:table-cell>
          <table:table-cell office:value-type="float" office:value="16482.487" calcext:value-type="float">
            <text:p>16482.48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2051.455" calcext:value-type="float">
            <text:p>72051.455</text:p>
          </table:table-cell>
          <table:table-cell office:value-type="float" office:value="161202.094" calcext:value-type="float">
            <text:p>161202.094</text:p>
          </table:table-cell>
          <table:table-cell office:value-type="float" office:value="-128237.119" calcext:value-type="float">
            <text:p>-128237.11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80.187" calcext:value-type="float">
            <text:p>5080.187</text:p>
          </table:table-cell>
          <table:table-cell office:value-type="float" office:value="2534.862" calcext:value-type="float">
            <text:p>2534.862</text:p>
          </table:table-cell>
          <table:table-cell office:value-type="float" office:value="6666" calcext:value-type="float">
            <text:p>6666</text:p>
          </table:table-cell>
          <table:table-cell office:value-type="float" office:value="961.869" calcext:value-type="float">
            <text:p>961.869</text:p>
          </table:table-cell>
          <table:table-cell office:value-type="float" office:value="7012.159" calcext:value-type="float">
            <text:p>7012.159</text:p>
          </table:table-cell>
          <table:table-cell office:value-type="float" office:value="3148.216" calcext:value-type="float">
            <text:p>3148.216</text:p>
          </table:table-cell>
          <table:table-cell office:value-type="float" office:value="5314.492" calcext:value-type="float">
            <text:p>5314.492</text:p>
          </table:table-cell>
          <table:table-cell office:value-type="float" office:value="2661.633" calcext:value-type="float">
            <text:p>2661.633</text:p>
          </table:table-cell>
          <table:table-cell office:value-type="float" office:value="6978.864" calcext:value-type="float">
            <text:p>6978.864</text:p>
          </table:table-cell>
          <table:table-cell office:value-type="float" office:value="1012.997" calcext:value-type="float">
            <text:p>1012.997</text:p>
          </table:table-cell>
          <table:table-cell office:value-type="float" office:value="7349.157" calcext:value-type="float">
            <text:p>7349.157</text:p>
          </table:table-cell>
          <table:table-cell office:value-type="float" office:value="3279.826" calcext:value-type="float">
            <text:p>3279.826</text:p>
          </table:table-cell>
          <table:table-cell office:value-type="float" office:value="94.94" calcext:value-type="float">
            <text:p>94.94</text:p>
          </table:table-cell>
          <table:table-cell office:value-type="float" office:value="1" calcext:value-type="float">
            <text:p>1</text:p>
          </table:table-cell>
          <table:table-cell office:value-type="float" office:value="2162" calcext:value-type="float">
            <text:p>2162</text:p>
          </table:table-cell>
          <table:table-cell office:value-type="float" office:value="383.736" calcext:value-type="float">
            <text:p>383.736</text:p>
          </table:table-cell>
          <table:table-cell office:value-type="float" office:value="72553.433" calcext:value-type="float">
            <text:p>72553.433</text:p>
          </table:table-cell>
          <table:table-cell office:value-type="float" office:value="-675.817" calcext:value-type="float">
            <text:p>-675.817</text:p>
          </table:table-cell>
          <table:table-cell office:value-type="float" office:value="7460.66" calcext:value-type="float">
            <text:p>7460.66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 office:value-type="float" office:value="32407.696" calcext:value-type="float">
            <text:p>32407.696</text:p>
          </table:table-cell>
          <table:table-cell office:value-type="float" office:value="72553.433" calcext:value-type="float">
            <text:p>72553.433</text:p>
          </table:table-cell>
          <table:table-cell office:value-type="float" office:value="-57632.112" calcext:value-type="float">
            <text:p>-57632.11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88.983" calcext:value-type="float">
            <text:p>5188.983</text:p>
          </table:table-cell>
          <table:table-cell office:value-type="float" office:value="2560.782" calcext:value-type="float">
            <text:p>2560.782</text:p>
          </table:table-cell>
          <table:table-cell office:value-type="float" office:value="7270.415" calcext:value-type="float">
            <text:p>7270.415</text:p>
          </table:table-cell>
          <table:table-cell office:value-type="float" office:value="1005.855" calcext:value-type="float">
            <text:p>1005.855</text:p>
          </table:table-cell>
          <table:table-cell office:value-type="float" office:value="7209.303" calcext:value-type="float">
            <text:p>7209.303</text:p>
          </table:table-cell>
          <table:table-cell office:value-type="float" office:value="3168.663" calcext:value-type="float">
            <text:p>3168.663</text:p>
          </table:table-cell>
          <table:table-cell office:value-type="float" office:value="5427.445" calcext:value-type="float">
            <text:p>5427.445</text:p>
          </table:table-cell>
          <table:table-cell office:value-type="float" office:value="2652.935" calcext:value-type="float">
            <text:p>2652.935</text:p>
          </table:table-cell>
          <table:table-cell office:value-type="float" office:value="7598.075" calcext:value-type="float">
            <text:p>7598.075</text:p>
          </table:table-cell>
          <table:table-cell office:value-type="float" office:value="1059.65" calcext:value-type="float">
            <text:p>1059.65</text:p>
          </table:table-cell>
          <table:table-cell office:value-type="float" office:value="7555.814" calcext:value-type="float">
            <text:p>7555.814</text:p>
          </table:table-cell>
          <table:table-cell office:value-type="float" office:value="3299.076" calcext:value-type="float">
            <text:p>3299.076</text:p>
          </table:table-cell>
          <table:table-cell office:value-type="float" office:value="108.9" calcext:value-type="float">
            <text:p>108.9</text:p>
          </table:table-cell>
          <table:table-cell office:value-type="float" office:value="1" calcext:value-type="float">
            <text:p>1</text:p>
          </table:table-cell>
          <table:table-cell office:value-type="float" office:value="2964" calcext:value-type="float">
            <text:p>2964</text:p>
          </table:table-cell>
          <table:table-cell office:value-type="float" office:value="424.631" calcext:value-type="float">
            <text:p>424.631</text:p>
          </table:table-cell>
          <table:table-cell office:value-type="float" office:value="79218.394" calcext:value-type="float">
            <text:p>79218.394</text:p>
          </table:table-cell>
          <table:table-cell office:value-type="float" office:value="-743.997" calcext:value-type="float">
            <text:p>-743.997</text:p>
          </table:table-cell>
          <table:table-cell office:value-type="float" office:value="7810.383" calcext:value-type="float">
            <text:p>7810.383</text:p>
          </table:table-cell>
          <table:table-cell office:value-type="float" office:value="0" calcext:value-type="float">
            <text:p>0</text:p>
          </table:table-cell>
          <table:table-cell office:value-type="float" office:value="2964" calcext:value-type="float">
            <text:p>2964</text:p>
          </table:table-cell>
          <table:table-cell office:value-type="float" office:value="35551.859" calcext:value-type="float">
            <text:p>35551.859</text:p>
          </table:table-cell>
          <table:table-cell office:value-type="float" office:value="79218.394" calcext:value-type="float">
            <text:p>79218.394</text:p>
          </table:table-cell>
          <table:table-cell office:value-type="float" office:value="-63597.628" calcext:value-type="float">
            <text:p>-63597.62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74.795" calcext:value-type="float">
            <text:p>5174.795</text:p>
          </table:table-cell>
          <table:table-cell office:value-type="float" office:value="3137.355" calcext:value-type="float">
            <text:p>3137.355</text:p>
          </table:table-cell>
          <table:table-cell office:value-type="float" office:value="7071.313" calcext:value-type="float">
            <text:p>7071.313</text:p>
          </table:table-cell>
          <table:table-cell office:value-type="float" office:value="932.988" calcext:value-type="float">
            <text:p>932.988</text:p>
          </table:table-cell>
          <table:table-cell office:value-type="float" office:value="7048.757" calcext:value-type="float">
            <text:p>7048.757</text:p>
          </table:table-cell>
          <table:table-cell office:value-type="float" office:value="3300.832" calcext:value-type="float">
            <text:p>3300.832</text:p>
          </table:table-cell>
          <table:table-cell office:value-type="float" office:value="5408.671" calcext:value-type="float">
            <text:p>5408.671</text:p>
          </table:table-cell>
          <table:table-cell office:value-type="float" office:value="3281.616" calcext:value-type="float">
            <text:p>3281.616</text:p>
          </table:table-cell>
          <table:table-cell office:value-type="float" office:value="7417.603" calcext:value-type="float">
            <text:p>7417.603</text:p>
          </table:table-cell>
          <table:table-cell office:value-type="float" office:value="982.939" calcext:value-type="float">
            <text:p>982.939</text:p>
          </table:table-cell>
          <table:table-cell office:value-type="float" office:value="7382.962" calcext:value-type="float">
            <text:p>7382.962</text:p>
          </table:table-cell>
          <table:table-cell office:value-type="float" office:value="3434.38" calcext:value-type="float">
            <text:p>3434.38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115.458" calcext:value-type="float">
            <text:p>115.458</text:p>
          </table:table-cell>
          <table:table-cell office:value-type="float" office:value="16615.366" calcext:value-type="float">
            <text:p>16615.366</text:p>
          </table:table-cell>
          <table:table-cell office:value-type="float" office:value="-195.003" calcext:value-type="float">
            <text:p>-195.003</text:p>
          </table:table-cell>
          <table:table-cell office:value-type="float" office:value="2012.532" calcext:value-type="float">
            <text:p>2012.532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7270.303" calcext:value-type="float">
            <text:p>7270.303</text:p>
          </table:table-cell>
          <table:table-cell office:value-type="float" office:value="16615.366" calcext:value-type="float">
            <text:p>16615.366</text:p>
          </table:table-cell>
          <table:table-cell office:value-type="float" office:value="-12590.301" calcext:value-type="float">
            <text:p>-12590.30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297.504" calcext:value-type="float">
            <text:p>5297.504</text:p>
          </table:table-cell>
          <table:table-cell office:value-type="float" office:value="3043.486" calcext:value-type="float">
            <text:p>3043.486</text:p>
          </table:table-cell>
          <table:table-cell office:value-type="float" office:value="7180.074" calcext:value-type="float">
            <text:p>7180.074</text:p>
          </table:table-cell>
          <table:table-cell office:value-type="float" office:value="936.273" calcext:value-type="float">
            <text:p>936.273</text:p>
          </table:table-cell>
          <table:table-cell office:value-type="float" office:value="7178.064" calcext:value-type="float">
            <text:p>7178.064</text:p>
          </table:table-cell>
          <table:table-cell office:value-type="float" office:value="3416.945" calcext:value-type="float">
            <text:p>3416.945</text:p>
          </table:table-cell>
          <table:table-cell office:value-type="float" office:value="5538.292" calcext:value-type="float">
            <text:p>5538.292</text:p>
          </table:table-cell>
          <table:table-cell office:value-type="float" office:value="3199.632" calcext:value-type="float">
            <text:p>3199.632</text:p>
          </table:table-cell>
          <table:table-cell office:value-type="float" office:value="7476.031" calcext:value-type="float">
            <text:p>7476.031</text:p>
          </table:table-cell>
          <table:table-cell office:value-type="float" office:value="984.591" calcext:value-type="float">
            <text:p>984.591</text:p>
          </table:table-cell>
          <table:table-cell office:value-type="float" office:value="7515.901" calcext:value-type="float">
            <text:p>7515.901</text:p>
          </table:table-cell>
          <table:table-cell office:value-type="float" office:value="3560.683" calcext:value-type="float">
            <text:p>3560.683</text:p>
          </table:table-cell>
          <table:table-cell office:value-type="float" office:value="62.52" calcext:value-type="float">
            <text:p>62.52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154.063" calcext:value-type="float">
            <text:p>154.063</text:p>
          </table:table-cell>
          <table:table-cell office:value-type="float" office:value="24044.784" calcext:value-type="float">
            <text:p>24044.784</text:p>
          </table:table-cell>
          <table:table-cell office:value-type="float" office:value="-246.924" calcext:value-type="float">
            <text:p>-246.924</text:p>
          </table:table-cell>
          <table:table-cell office:value-type="float" office:value="3476.652" calcext:value-type="float">
            <text:p>3476.652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10240.242" calcext:value-type="float">
            <text:p>10240.242</text:p>
          </table:table-cell>
          <table:table-cell office:value-type="float" office:value="24044.784" calcext:value-type="float">
            <text:p>24044.784</text:p>
          </table:table-cell>
          <table:table-cell office:value-type="float" office:value="-17091.481" calcext:value-type="float">
            <text:p>-17091.48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06.715" calcext:value-type="float">
            <text:p>5306.715</text:p>
          </table:table-cell>
          <table:table-cell office:value-type="float" office:value="3068.833" calcext:value-type="float">
            <text:p>3068.833</text:p>
          </table:table-cell>
          <table:table-cell office:value-type="float" office:value="7340.056" calcext:value-type="float">
            <text:p>7340.056</text:p>
          </table:table-cell>
          <table:table-cell office:value-type="float" office:value="886.943" calcext:value-type="float">
            <text:p>886.943</text:p>
          </table:table-cell>
          <table:table-cell office:value-type="float" office:value="7088.192" calcext:value-type="float">
            <text:p>7088.192</text:p>
          </table:table-cell>
          <table:table-cell office:value-type="float" office:value="3525.239" calcext:value-type="float">
            <text:p>3525.239</text:p>
          </table:table-cell>
          <table:table-cell office:value-type="float" office:value="5550.023" calcext:value-type="float">
            <text:p>5550.023</text:p>
          </table:table-cell>
          <table:table-cell office:value-type="float" office:value="3220.068" calcext:value-type="float">
            <text:p>3220.068</text:p>
          </table:table-cell>
          <table:table-cell office:value-type="float" office:value="7677.429" calcext:value-type="float">
            <text:p>7677.429</text:p>
          </table:table-cell>
          <table:table-cell office:value-type="float" office:value="937.139" calcext:value-type="float">
            <text:p>937.139</text:p>
          </table:table-cell>
          <table:table-cell office:value-type="float" office:value="7432.321" calcext:value-type="float">
            <text:p>7432.321</text:p>
          </table:table-cell>
          <table:table-cell office:value-type="float" office:value="3667.725" calcext:value-type="float">
            <text:p>3667.7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21" calcext:value-type="float">
            <text:p>1421</text:p>
          </table:table-cell>
          <table:table-cell office:value-type="float" office:value="201.046" calcext:value-type="float">
            <text:p>201.046</text:p>
          </table:table-cell>
          <table:table-cell office:value-type="float" office:value="38716.26" calcext:value-type="float">
            <text:p>38716.26</text:p>
          </table:table-cell>
          <table:table-cell office:value-type="float" office:value="-358.814" calcext:value-type="float">
            <text:p>-358.814</text:p>
          </table:table-cell>
          <table:table-cell office:value-type="float" office:value="3330.172" calcext:value-type="float">
            <text:p>3330.172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17617.648" calcext:value-type="float">
            <text:p>17617.648</text:p>
          </table:table-cell>
          <table:table-cell office:value-type="float" office:value="38716.26" calcext:value-type="float">
            <text:p>38716.26</text:p>
          </table:table-cell>
          <table:table-cell office:value-type="float" office:value="-32055.915" calcext:value-type="float">
            <text:p>-32055.91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07.114" calcext:value-type="float">
            <text:p>5407.114</text:p>
          </table:table-cell>
          <table:table-cell office:value-type="float" office:value="2965.858" calcext:value-type="float">
            <text:p>2965.858</text:p>
          </table:table-cell>
          <table:table-cell office:value-type="float" office:value="7163.386" calcext:value-type="float">
            <text:p>7163.386</text:p>
          </table:table-cell>
          <table:table-cell office:value-type="float" office:value="843.316" calcext:value-type="float">
            <text:p>843.316</text:p>
          </table:table-cell>
          <table:table-cell office:value-type="float" office:value="7100.964" calcext:value-type="float">
            <text:p>7100.964</text:p>
          </table:table-cell>
          <table:table-cell office:value-type="float" office:value="3713.264" calcext:value-type="float">
            <text:p>3713.264</text:p>
          </table:table-cell>
          <table:table-cell office:value-type="float" office:value="5656.124" calcext:value-type="float">
            <text:p>5656.124</text:p>
          </table:table-cell>
          <table:table-cell office:value-type="float" office:value="3095.106" calcext:value-type="float">
            <text:p>3095.106</text:p>
          </table:table-cell>
          <table:table-cell office:value-type="float" office:value="7526.456" calcext:value-type="float">
            <text:p>7526.456</text:p>
          </table:table-cell>
          <table:table-cell office:value-type="float" office:value="895.564" calcext:value-type="float">
            <text:p>895.564</text:p>
          </table:table-cell>
          <table:table-cell office:value-type="float" office:value="7454.918" calcext:value-type="float">
            <text:p>7454.918</text:p>
          </table:table-cell>
          <table:table-cell office:value-type="float" office:value="3857.331" calcext:value-type="float">
            <text:p>3857.331</text:p>
          </table:table-cell>
          <table:table-cell office:value-type="float" office:value="123.7" calcext:value-type="float">
            <text:p>123.7</text:p>
          </table:table-cell>
          <table:table-cell office:value-type="float" office:value="1" calcext:value-type="float">
            <text:p>1</text:p>
          </table:table-cell>
          <table:table-cell office:value-type="float" office:value="2846" calcext:value-type="float">
            <text:p>2846</text:p>
          </table:table-cell>
          <table:table-cell office:value-type="float" office:value="427.586" calcext:value-type="float">
            <text:p>427.586</text:p>
          </table:table-cell>
          <table:table-cell office:value-type="float" office:value="80654.01" calcext:value-type="float">
            <text:p>80654.01</text:p>
          </table:table-cell>
          <table:table-cell office:value-type="float" office:value="-735.132" calcext:value-type="float">
            <text:p>-735.132</text:p>
          </table:table-cell>
          <table:table-cell office:value-type="float" office:value="9068.825" calcext:value-type="float">
            <text:p>9068.825</text:p>
          </table:table-cell>
          <table:table-cell office:value-type="float" office:value="0" calcext:value-type="float">
            <text:p>0</text:p>
          </table:table-cell>
          <table:table-cell office:value-type="float" office:value="2846" calcext:value-type="float">
            <text:p>2846</text:p>
          </table:table-cell>
          <table:table-cell office:value-type="float" office:value="35640.069" calcext:value-type="float">
            <text:p>35640.069</text:p>
          </table:table-cell>
          <table:table-cell office:value-type="float" office:value="80654.01" calcext:value-type="float">
            <text:p>80654.01</text:p>
          </table:table-cell>
          <table:table-cell office:value-type="float" office:value="-62516.36" calcext:value-type="float">
            <text:p>-62516.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57.021" calcext:value-type="float">
            <text:p>5357.021</text:p>
          </table:table-cell>
          <table:table-cell office:value-type="float" office:value="2989.466" calcext:value-type="float">
            <text:p>2989.466</text:p>
          </table:table-cell>
          <table:table-cell office:value-type="float" office:value="7190.833" calcext:value-type="float">
            <text:p>7190.833</text:p>
          </table:table-cell>
          <table:table-cell office:value-type="float" office:value="822.617" calcext:value-type="float">
            <text:p>822.617</text:p>
          </table:table-cell>
          <table:table-cell office:value-type="float" office:value="7009.296" calcext:value-type="float">
            <text:p>7009.296</text:p>
          </table:table-cell>
          <table:table-cell office:value-type="float" office:value="3704.745" calcext:value-type="float">
            <text:p>3704.745</text:p>
          </table:table-cell>
          <table:table-cell office:value-type="float" office:value="5597.19" calcext:value-type="float">
            <text:p>5597.19</text:p>
          </table:table-cell>
          <table:table-cell office:value-type="float" office:value="3121.04" calcext:value-type="float">
            <text:p>3121.04</text:p>
          </table:table-cell>
          <table:table-cell office:value-type="float" office:value="7553.145" calcext:value-type="float">
            <text:p>7553.145</text:p>
          </table:table-cell>
          <table:table-cell office:value-type="float" office:value="866.708" calcext:value-type="float">
            <text:p>866.708</text:p>
          </table:table-cell>
          <table:table-cell office:value-type="float" office:value="7338.024" calcext:value-type="float">
            <text:p>7338.024</text:p>
          </table:table-cell>
          <table:table-cell office:value-type="float" office:value="3856.356" calcext:value-type="float">
            <text:p>3856.356</text:p>
          </table:table-cell>
          <table:table-cell office:value-type="float" office:value="51.04" calcext:value-type="float">
            <text:p>51.04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58.388" calcext:value-type="float">
            <text:p>158.388</text:p>
          </table:table-cell>
          <table:table-cell office:value-type="float" office:value="30454.723" calcext:value-type="float">
            <text:p>30454.723</text:p>
          </table:table-cell>
          <table:table-cell office:value-type="float" office:value="-267.092" calcext:value-type="float">
            <text:p>-267.092</text:p>
          </table:table-cell>
          <table:table-cell office:value-type="float" office:value="3635.528" calcext:value-type="float">
            <text:p>3635.528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13352.455" calcext:value-type="float">
            <text:p>13352.455</text:p>
          </table:table-cell>
          <table:table-cell office:value-type="float" office:value="30454.723" calcext:value-type="float">
            <text:p>30454.723</text:p>
          </table:table-cell>
          <table:table-cell office:value-type="float" office:value="-23183.666" calcext:value-type="float">
            <text:p>-23183.66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56.723" calcext:value-type="float">
            <text:p>5356.723</text:p>
          </table:table-cell>
          <table:table-cell office:value-type="float" office:value="2916.033" calcext:value-type="float">
            <text:p>2916.033</text:p>
          </table:table-cell>
          <table:table-cell office:value-type="float" office:value="7324.277" calcext:value-type="float">
            <text:p>7324.277</text:p>
          </table:table-cell>
          <table:table-cell office:value-type="float" office:value="866.061" calcext:value-type="float">
            <text:p>866.061</text:p>
          </table:table-cell>
          <table:table-cell office:value-type="float" office:value="7096.259" calcext:value-type="float">
            <text:p>7096.259</text:p>
          </table:table-cell>
          <table:table-cell office:value-type="float" office:value="3617.188" calcext:value-type="float">
            <text:p>3617.188</text:p>
          </table:table-cell>
          <table:table-cell office:value-type="float" office:value="5604.373" calcext:value-type="float">
            <text:p>5604.373</text:p>
          </table:table-cell>
          <table:table-cell office:value-type="float" office:value="3024.939" calcext:value-type="float">
            <text:p>3024.939</text:p>
          </table:table-cell>
          <table:table-cell office:value-type="float" office:value="7616.134" calcext:value-type="float">
            <text:p>7616.134</text:p>
          </table:table-cell>
          <table:table-cell office:value-type="float" office:value="911.439" calcext:value-type="float">
            <text:p>911.439</text:p>
          </table:table-cell>
          <table:table-cell office:value-type="float" office:value="7435.051" calcext:value-type="float">
            <text:p>7435.051</text:p>
          </table:table-cell>
          <table:table-cell office:value-type="float" office:value="3773.694" calcext:value-type="float">
            <text:p>3773.694</text:p>
          </table:table-cell>
          <table:table-cell office:value-type="float" office:value="58.52" calcext:value-type="float">
            <text:p>58.52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184.724" calcext:value-type="float">
            <text:p>184.724</text:p>
          </table:table-cell>
          <table:table-cell office:value-type="float" office:value="27402.381" calcext:value-type="float">
            <text:p>27402.381</text:p>
          </table:table-cell>
          <table:table-cell office:value-type="float" office:value="-312.51" calcext:value-type="float">
            <text:p>-312.51</text:p>
          </table:table-cell>
          <table:table-cell office:value-type="float" office:value="3940.443" calcext:value-type="float">
            <text:p>3940.443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1680.98" calcext:value-type="float">
            <text:p>11680.98</text:p>
          </table:table-cell>
          <table:table-cell office:value-type="float" office:value="27402.381" calcext:value-type="float">
            <text:p>27402.381</text:p>
          </table:table-cell>
          <table:table-cell office:value-type="float" office:value="-19521.495" calcext:value-type="float">
            <text:p>-19521.49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93.159" calcext:value-type="float">
            <text:p>5393.159</text:p>
          </table:table-cell>
          <table:table-cell office:value-type="float" office:value="3031.001" calcext:value-type="float">
            <text:p>3031.001</text:p>
          </table:table-cell>
          <table:table-cell office:value-type="float" office:value="6911.662" calcext:value-type="float">
            <text:p>6911.662</text:p>
          </table:table-cell>
          <table:table-cell office:value-type="float" office:value="766.86" calcext:value-type="float">
            <text:p>766.86</text:p>
          </table:table-cell>
          <table:table-cell office:value-type="float" office:value="6933.442" calcext:value-type="float">
            <text:p>6933.442</text:p>
          </table:table-cell>
          <table:table-cell office:value-type="float" office:value="3852.876" calcext:value-type="float">
            <text:p>3852.876</text:p>
          </table:table-cell>
          <table:table-cell office:value-type="float" office:value="5637.514" calcext:value-type="float">
            <text:p>5637.514</text:p>
          </table:table-cell>
          <table:table-cell office:value-type="float" office:value="3093.434" calcext:value-type="float">
            <text:p>3093.434</text:p>
          </table:table-cell>
          <table:table-cell office:value-type="float" office:value="7268.435" calcext:value-type="float">
            <text:p>7268.435</text:p>
          </table:table-cell>
          <table:table-cell office:value-type="float" office:value="814.228" calcext:value-type="float">
            <text:p>814.228</text:p>
          </table:table-cell>
          <table:table-cell office:value-type="float" office:value="7272.94" calcext:value-type="float">
            <text:p>7272.94</text:p>
          </table:table-cell>
          <table:table-cell office:value-type="float" office:value="4002.088" calcext:value-type="float">
            <text:p>4002.088</text:p>
          </table:table-cell>
          <table:table-cell office:value-type="float" office:value="19.84" calcext:value-type="float">
            <text:p>19.84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61.605" calcext:value-type="float">
            <text:p>61.605</text:p>
          </table:table-cell>
          <table:table-cell office:value-type="float" office:value="5203.037" calcext:value-type="float">
            <text:p>5203.037</text:p>
          </table:table-cell>
          <table:table-cell office:value-type="float" office:value="-103.897" calcext:value-type="float">
            <text:p>-103.897</text:p>
          </table:table-cell>
          <table:table-cell office:value-type="float" office:value="798.153" calcext:value-type="float">
            <text:p>798.153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2193.057" calcext:value-type="float">
            <text:p>2193.057</text:p>
          </table:table-cell>
          <table:table-cell office:value-type="float" office:value="5203.037" calcext:value-type="float">
            <text:p>5203.037</text:p>
          </table:table-cell>
          <table:table-cell office:value-type="float" office:value="-3606.732" calcext:value-type="float">
            <text:p>-3606.73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84.962" calcext:value-type="float">
            <text:p>5384.962</text:p>
          </table:table-cell>
          <table:table-cell office:value-type="float" office:value="2981.119" calcext:value-type="float">
            <text:p>2981.119</text:p>
          </table:table-cell>
          <table:table-cell office:value-type="float" office:value="6862.038" calcext:value-type="float">
            <text:p>6862.038</text:p>
          </table:table-cell>
          <table:table-cell office:value-type="float" office:value="790.792" calcext:value-type="float">
            <text:p>790.792</text:p>
          </table:table-cell>
          <table:table-cell office:value-type="float" office:value="6973.315" calcext:value-type="float">
            <text:p>6973.315</text:p>
          </table:table-cell>
          <table:table-cell office:value-type="float" office:value="3796.608" calcext:value-type="float">
            <text:p>3796.608</text:p>
          </table:table-cell>
          <table:table-cell office:value-type="float" office:value="5635.172" calcext:value-type="float">
            <text:p>5635.172</text:p>
          </table:table-cell>
          <table:table-cell office:value-type="float" office:value="3104.945" calcext:value-type="float">
            <text:p>3104.945</text:p>
          </table:table-cell>
          <table:table-cell office:value-type="float" office:value="7203.559" calcext:value-type="float">
            <text:p>7203.559</text:p>
          </table:table-cell>
          <table:table-cell office:value-type="float" office:value="833.211" calcext:value-type="float">
            <text:p>833.211</text:p>
          </table:table-cell>
          <table:table-cell office:value-type="float" office:value="7308.724" calcext:value-type="float">
            <text:p>7308.724</text:p>
          </table:table-cell>
          <table:table-cell office:value-type="float" office:value="3961.619" calcext:value-type="float">
            <text:p>3961.619</text:p>
          </table:table-cell>
          <table:table-cell office:value-type="float" office:value="75.48" calcext:value-type="float">
            <text:p>75.48</text:p>
          </table:table-cell>
          <table:table-cell office:value-type="float" office:value="1" calcext:value-type="float">
            <text:p>1</text:p>
          </table:table-cell>
          <table:table-cell office:value-type="float" office:value="1873" calcext:value-type="float">
            <text:p>1873</text:p>
          </table:table-cell>
          <table:table-cell office:value-type="float" office:value="295.08" calcext:value-type="float">
            <text:p>295.08</text:p>
          </table:table-cell>
          <table:table-cell office:value-type="float" office:value="58035.177" calcext:value-type="float">
            <text:p>58035.177</text:p>
          </table:table-cell>
          <table:table-cell office:value-type="float" office:value="-517.206" calcext:value-type="float">
            <text:p>-517.206</text:p>
          </table:table-cell>
          <table:table-cell office:value-type="float" office:value="5918.358" calcext:value-type="float">
            <text:p>5918.358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 office:value-type="float" office:value="25947.366" calcext:value-type="float">
            <text:p>25947.366</text:p>
          </table:table-cell>
          <table:table-cell office:value-type="float" office:value="58035.177" calcext:value-type="float">
            <text:p>58035.177</text:p>
          </table:table-cell>
          <table:table-cell office:value-type="float" office:value="-46198.461" calcext:value-type="float">
            <text:p>-46198.46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18.132" calcext:value-type="float">
            <text:p>5418.132</text:p>
          </table:table-cell>
          <table:table-cell office:value-type="float" office:value="2885.369" calcext:value-type="float">
            <text:p>2885.369</text:p>
          </table:table-cell>
          <table:table-cell office:value-type="float" office:value="6915.685" calcext:value-type="float">
            <text:p>6915.685</text:p>
          </table:table-cell>
          <table:table-cell office:value-type="float" office:value="766.89" calcext:value-type="float">
            <text:p>766.89</text:p>
          </table:table-cell>
          <table:table-cell office:value-type="float" office:value="6958.476" calcext:value-type="float">
            <text:p>6958.476</text:p>
          </table:table-cell>
          <table:table-cell office:value-type="float" office:value="3877.788" calcext:value-type="float">
            <text:p>3877.788</text:p>
          </table:table-cell>
          <table:table-cell office:value-type="float" office:value="5665.646" calcext:value-type="float">
            <text:p>5665.646</text:p>
          </table:table-cell>
          <table:table-cell office:value-type="float" office:value="2991.108" calcext:value-type="float">
            <text:p>2991.108</text:p>
          </table:table-cell>
          <table:table-cell office:value-type="float" office:value="7264.731" calcext:value-type="float">
            <text:p>7264.731</text:p>
          </table:table-cell>
          <table:table-cell office:value-type="float" office:value="812.499" calcext:value-type="float">
            <text:p>812.499</text:p>
          </table:table-cell>
          <table:table-cell office:value-type="float" office:value="7297.597" calcext:value-type="float">
            <text:p>7297.597</text:p>
          </table:table-cell>
          <table:table-cell office:value-type="float" office:value="4033.694" calcext:value-type="float">
            <text:p>4033.694</text:p>
          </table:table-cell>
          <table:table-cell office:value-type="float" office:value="73.42" calcext:value-type="float">
            <text:p>73.42</text:p>
          </table:table-cell>
          <table:table-cell office:value-type="float" office:value="1" calcext:value-type="float">
            <text:p>1</text:p>
          </table:table-cell>
          <table:table-cell office:value-type="float" office:value="1439" calcext:value-type="float">
            <text:p>1439</text:p>
          </table:table-cell>
          <table:table-cell office:value-type="float" office:value="231.244" calcext:value-type="float">
            <text:p>231.244</text:p>
          </table:table-cell>
          <table:table-cell office:value-type="float" office:value="42170.098" calcext:value-type="float">
            <text:p>42170.098</text:p>
          </table:table-cell>
          <table:table-cell office:value-type="float" office:value="-391.048" calcext:value-type="float">
            <text:p>-391.048</text:p>
          </table:table-cell>
          <table:table-cell office:value-type="float" office:value="4467.941" calcext:value-type="float">
            <text:p>4467.941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18770.748" calcext:value-type="float">
            <text:p>18770.748</text:p>
          </table:table-cell>
          <table:table-cell office:value-type="float" office:value="42170.098" calcext:value-type="float">
            <text:p>42170.098</text:p>
          </table:table-cell>
          <table:table-cell office:value-type="float" office:value="-33234.215" calcext:value-type="float">
            <text:p>-33234.21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37.333" calcext:value-type="float">
            <text:p>5437.333</text:p>
          </table:table-cell>
          <table:table-cell office:value-type="float" office:value="2846.225" calcext:value-type="float">
            <text:p>2846.225</text:p>
          </table:table-cell>
          <table:table-cell office:value-type="float" office:value="6918.337" calcext:value-type="float">
            <text:p>6918.337</text:p>
          </table:table-cell>
          <table:table-cell office:value-type="float" office:value="796.546" calcext:value-type="float">
            <text:p>796.546</text:p>
          </table:table-cell>
          <table:table-cell office:value-type="float" office:value="7037.242" calcext:value-type="float">
            <text:p>7037.242</text:p>
          </table:table-cell>
          <table:table-cell office:value-type="float" office:value="3837.424" calcext:value-type="float">
            <text:p>3837.424</text:p>
          </table:table-cell>
          <table:table-cell office:value-type="float" office:value="5687.458" calcext:value-type="float">
            <text:p>5687.458</text:p>
          </table:table-cell>
          <table:table-cell office:value-type="float" office:value="2972.344" calcext:value-type="float">
            <text:p>2972.344</text:p>
          </table:table-cell>
          <table:table-cell office:value-type="float" office:value="7245.636" calcext:value-type="float">
            <text:p>7245.636</text:p>
          </table:table-cell>
          <table:table-cell office:value-type="float" office:value="839.411" calcext:value-type="float">
            <text:p>839.411</text:p>
          </table:table-cell>
          <table:table-cell office:value-type="float" office:value="7373.466" calcext:value-type="float">
            <text:p>7373.466</text:p>
          </table:table-cell>
          <table:table-cell office:value-type="float" office:value="4001.451" calcext:value-type="float">
            <text:p>4001.451</text:p>
          </table:table-cell>
          <table:table-cell office:value-type="float" office:value="63.34" calcext:value-type="float">
            <text:p>63.34</text:p>
          </table:table-cell>
          <table:table-cell office:value-type="float" office:value="1" calcext:value-type="float">
            <text:p>1</text:p>
          </table:table-cell>
          <table:table-cell office:value-type="float" office:value="1577" calcext:value-type="float">
            <text:p>1577</text:p>
          </table:table-cell>
          <table:table-cell office:value-type="float" office:value="241.41" calcext:value-type="float">
            <text:p>241.41</text:p>
          </table:table-cell>
          <table:table-cell office:value-type="float" office:value="46654.54" calcext:value-type="float">
            <text:p>46654.54</text:p>
          </table:table-cell>
          <table:table-cell office:value-type="float" office:value="-421.546" calcext:value-type="float">
            <text:p>-421.546</text:p>
          </table:table-cell>
          <table:table-cell office:value-type="float" office:value="4635.336" calcext:value-type="float">
            <text:p>4635.336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 office:value-type="float" office:value="20920.073" calcext:value-type="float">
            <text:p>20920.073</text:p>
          </table:table-cell>
          <table:table-cell office:value-type="float" office:value="46654.54" calcext:value-type="float">
            <text:p>46654.54</text:p>
          </table:table-cell>
          <table:table-cell office:value-type="float" office:value="-37383.868" calcext:value-type="float">
            <text:p>-37383.86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32.528" calcext:value-type="float">
            <text:p>5432.528</text:p>
          </table:table-cell>
          <table:table-cell office:value-type="float" office:value="2799.212" calcext:value-type="float">
            <text:p>2799.212</text:p>
          </table:table-cell>
          <table:table-cell office:value-type="float" office:value="6938.874" calcext:value-type="float">
            <text:p>6938.874</text:p>
          </table:table-cell>
          <table:table-cell office:value-type="float" office:value="815.1" calcext:value-type="float">
            <text:p>815.1</text:p>
          </table:table-cell>
          <table:table-cell office:value-type="float" office:value="7069.704" calcext:value-type="float">
            <text:p>7069.704</text:p>
          </table:table-cell>
          <table:table-cell office:value-type="float" office:value="3795.352" calcext:value-type="float">
            <text:p>3795.352</text:p>
          </table:table-cell>
          <table:table-cell office:value-type="float" office:value="5680.471" calcext:value-type="float">
            <text:p>5680.471</text:p>
          </table:table-cell>
          <table:table-cell office:value-type="float" office:value="2941.865" calcext:value-type="float">
            <text:p>2941.865</text:p>
          </table:table-cell>
          <table:table-cell office:value-type="float" office:value="7264.39" calcext:value-type="float">
            <text:p>7264.39</text:p>
          </table:table-cell>
          <table:table-cell office:value-type="float" office:value="853.45" calcext:value-type="float">
            <text:p>853.45</text:p>
          </table:table-cell>
          <table:table-cell office:value-type="float" office:value="7394.677" calcext:value-type="float">
            <text:p>7394.677</text:p>
          </table:table-cell>
          <table:table-cell office:value-type="float" office:value="3966.266" calcext:value-type="float">
            <text:p>3966.266</text:p>
          </table:table-cell>
          <table:table-cell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office:value-type="float" office:value="153.978" calcext:value-type="float">
            <text:p>153.978</text:p>
          </table:table-cell>
          <table:table-cell office:value-type="float" office:value="27965.496" calcext:value-type="float">
            <text:p>27965.496</text:p>
          </table:table-cell>
          <table:table-cell office:value-type="float" office:value="-258.075" calcext:value-type="float">
            <text:p>-258.075</text:p>
          </table:table-cell>
          <table:table-cell office:value-type="float" office:value="3560.922" calcext:value-type="float">
            <text:p>3560.922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12150.289" calcext:value-type="float">
            <text:p>12150.289</text:p>
          </table:table-cell>
          <table:table-cell office:value-type="float" office:value="27965.496" calcext:value-type="float">
            <text:p>27965.496</text:p>
          </table:table-cell>
          <table:table-cell office:value-type="float" office:value="-20843.652" calcext:value-type="float">
            <text:p>-20843.65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62.758" calcext:value-type="float">
            <text:p>5462.758</text:p>
          </table:table-cell>
          <table:table-cell office:value-type="float" office:value="3794.446" calcext:value-type="float">
            <text:p>3794.446</text:p>
          </table:table-cell>
          <table:table-cell office:value-type="float" office:value="7345.311" calcext:value-type="float">
            <text:p>7345.311</text:p>
          </table:table-cell>
          <table:table-cell office:value-type="float" office:value="813.95" calcext:value-type="float">
            <text:p>813.95</text:p>
          </table:table-cell>
          <table:table-cell office:value-type="float" office:value="7097.625" calcext:value-type="float">
            <text:p>7097.625</text:p>
          </table:table-cell>
          <table:table-cell office:value-type="float" office:value="3827.89" calcext:value-type="float">
            <text:p>3827.89</text:p>
          </table:table-cell>
          <table:table-cell office:value-type="float" office:value="5720.58" calcext:value-type="float">
            <text:p>5720.58</text:p>
          </table:table-cell>
          <table:table-cell office:value-type="float" office:value="3977.704" calcext:value-type="float">
            <text:p>3977.704</text:p>
          </table:table-cell>
          <table:table-cell office:value-type="float" office:value="7702.128" calcext:value-type="float">
            <text:p>7702.128</text:p>
          </table:table-cell>
          <table:table-cell office:value-type="float" office:value="856.597" calcext:value-type="float">
            <text:p>856.597</text:p>
          </table:table-cell>
          <table:table-cell office:value-type="float" office:value="7441.105" calcext:value-type="float">
            <text:p>7441.105</text:p>
          </table:table-cell>
          <table:table-cell office:value-type="float" office:value="4000.054" calcext:value-type="float">
            <text:p>4000.054</text:p>
          </table:table-cell>
          <table:table-cell office:value-type="float" office:value="170.3" calcext:value-type="float">
            <text:p>170.3</text:p>
          </table:table-cell>
          <table:table-cell office:value-type="float" office:value="1" calcext:value-type="float">
            <text:p>1</text:p>
          </table:table-cell>
          <table:table-cell office:value-type="float" office:value="3728" calcext:value-type="float">
            <text:p>3728</text:p>
          </table:table-cell>
          <table:table-cell office:value-type="float" office:value="700.854" calcext:value-type="float">
            <text:p>700.854</text:p>
          </table:table-cell>
          <table:table-cell office:value-type="float" office:value="133172.836" calcext:value-type="float">
            <text:p>133172.836</text:p>
          </table:table-cell>
          <table:table-cell office:value-type="float" office:value="-1237.406" calcext:value-type="float">
            <text:p>-1237.406</text:p>
          </table:table-cell>
          <table:table-cell office:value-type="float" office:value="13838.202" calcext:value-type="float">
            <text:p>13838.202</text:p>
          </table:table-cell>
          <table:table-cell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  <table:table-cell office:value-type="float" office:value="59413.056" calcext:value-type="float">
            <text:p>59413.056</text:p>
          </table:table-cell>
          <table:table-cell office:value-type="float" office:value="133172.836" calcext:value-type="float">
            <text:p>133172.836</text:p>
          </table:table-cell>
          <table:table-cell office:value-type="float" office:value="-105496.432" calcext:value-type="float">
            <text:p>-105496.43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70.126" calcext:value-type="float">
            <text:p>5470.126</text:p>
          </table:table-cell>
          <table:table-cell office:value-type="float" office:value="3521.878" calcext:value-type="float">
            <text:p>3521.878</text:p>
          </table:table-cell>
          <table:table-cell office:value-type="float" office:value="6930.246" calcext:value-type="float">
            <text:p>6930.246</text:p>
          </table:table-cell>
          <table:table-cell office:value-type="float" office:value="787.506" calcext:value-type="float">
            <text:p>787.506</text:p>
          </table:table-cell>
          <table:table-cell office:value-type="float" office:value="7051.877" calcext:value-type="float">
            <text:p>7051.877</text:p>
          </table:table-cell>
          <table:table-cell office:value-type="float" office:value="3888.374" calcext:value-type="float">
            <text:p>3888.374</text:p>
          </table:table-cell>
          <table:table-cell office:value-type="float" office:value="5722.554" calcext:value-type="float">
            <text:p>5722.554</text:p>
          </table:table-cell>
          <table:table-cell office:value-type="float" office:value="3672.759" calcext:value-type="float">
            <text:p>3672.759</text:p>
          </table:table-cell>
          <table:table-cell office:value-type="float" office:value="7257.252" calcext:value-type="float">
            <text:p>7257.252</text:p>
          </table:table-cell>
          <table:table-cell office:value-type="float" office:value="831.857" calcext:value-type="float">
            <text:p>831.857</text:p>
          </table:table-cell>
          <table:table-cell office:value-type="float" office:value="7393.388" calcext:value-type="float">
            <text:p>7393.388</text:p>
          </table:table-cell>
          <table:table-cell office:value-type="float" office:value="4051.72" calcext:value-type="float">
            <text:p>4051.72</text:p>
          </table:table-cell>
          <table:table-cell office:value-type="float" office:value="128.34" calcext:value-type="float">
            <text:p>128.34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701.851" calcext:value-type="float">
            <text:p>701.851</text:p>
          </table:table-cell>
          <table:table-cell office:value-type="float" office:value="148626.155" calcext:value-type="float">
            <text:p>148626.155</text:p>
          </table:table-cell>
          <table:table-cell office:value-type="float" office:value="-1281.369" calcext:value-type="float">
            <text:p>-1281.369</text:p>
          </table:table-cell>
          <table:table-cell office:value-type="float" office:value="11845.775" calcext:value-type="float">
            <text:p>11845.77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8098.757" calcext:value-type="float">
            <text:p>68098.757</text:p>
          </table:table-cell>
          <table:table-cell office:value-type="float" office:value="148626.155" calcext:value-type="float">
            <text:p>148626.155</text:p>
          </table:table-cell>
          <table:table-cell office:value-type="float" office:value="-124934.604" calcext:value-type="float">
            <text:p>-124934.60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6.566" calcext:value-type="float">
            <text:p>5586.566</text:p>
          </table:table-cell>
          <table:table-cell office:value-type="float" office:value="3592.425" calcext:value-type="float">
            <text:p>3592.425</text:p>
          </table:table-cell>
          <table:table-cell office:value-type="float" office:value="8306.154" calcext:value-type="float">
            <text:p>8306.154</text:p>
          </table:table-cell>
          <table:table-cell office:value-type="float" office:value="901.519" calcext:value-type="float">
            <text:p>901.519</text:p>
          </table:table-cell>
          <table:table-cell office:value-type="float" office:value="7397.321" calcext:value-type="float">
            <text:p>7397.321</text:p>
          </table:table-cell>
          <table:table-cell office:value-type="float" office:value="3775.811" calcext:value-type="float">
            <text:p>3775.811</text:p>
          </table:table-cell>
          <table:table-cell office:value-type="float" office:value="5849.862" calcext:value-type="float">
            <text:p>5849.862</text:p>
          </table:table-cell>
          <table:table-cell office:value-type="float" office:value="3771.043" calcext:value-type="float">
            <text:p>3771.043</text:p>
          </table:table-cell>
          <table:table-cell office:value-type="float" office:value="8695.631" calcext:value-type="float">
            <text:p>8695.631</text:p>
          </table:table-cell>
          <table:table-cell office:value-type="float" office:value="948.563" calcext:value-type="float">
            <text:p>948.563</text:p>
          </table:table-cell>
          <table:table-cell office:value-type="float" office:value="7755.107" calcext:value-type="float">
            <text:p>7755.107</text:p>
          </table:table-cell>
          <table:table-cell office:value-type="float" office:value="3944.617" calcext:value-type="float">
            <text:p>3944.617</text:p>
          </table:table-cell>
          <table:table-cell office:value-type="float" office:value="211.62" calcext:value-type="float">
            <text:p>211.62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904.625" calcext:value-type="float">
            <text:p>904.625</text:p>
          </table:table-cell>
          <table:table-cell office:value-type="float" office:value="172202.898" calcext:value-type="float">
            <text:p>172202.898</text:p>
          </table:table-cell>
          <table:table-cell office:value-type="float" office:value="-1605.372" calcext:value-type="float">
            <text:p>-1605.372</text:p>
          </table:table-cell>
          <table:table-cell office:value-type="float" office:value="16864.155" calcext:value-type="float">
            <text:p>16864.15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7338.397" calcext:value-type="float">
            <text:p>77338.397</text:p>
          </table:table-cell>
          <table:table-cell office:value-type="float" office:value="172202.898" calcext:value-type="float">
            <text:p>172202.898</text:p>
          </table:table-cell>
          <table:table-cell office:value-type="float" office:value="-138474.587" calcext:value-type="float">
            <text:p>-138474.58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3.671" calcext:value-type="float">
            <text:p>5583.671</text:p>
          </table:table-cell>
          <table:table-cell office:value-type="float" office:value="3759.767" calcext:value-type="float">
            <text:p>3759.767</text:p>
          </table:table-cell>
          <table:table-cell office:value-type="float" office:value="7448.397" calcext:value-type="float">
            <text:p>7448.397</text:p>
          </table:table-cell>
          <table:table-cell office:value-type="float" office:value="824.038" calcext:value-type="float">
            <text:p>824.038</text:p>
          </table:table-cell>
          <table:table-cell office:value-type="float" office:value="7238.801" calcext:value-type="float">
            <text:p>7238.801</text:p>
          </table:table-cell>
          <table:table-cell office:value-type="float" office:value="3928.541" calcext:value-type="float">
            <text:p>3928.541</text:p>
          </table:table-cell>
          <table:table-cell office:value-type="float" office:value="5844.23" calcext:value-type="float">
            <text:p>5844.23</text:p>
          </table:table-cell>
          <table:table-cell office:value-type="float" office:value="3939.853" calcext:value-type="float">
            <text:p>3939.853</text:p>
          </table:table-cell>
          <table:table-cell office:value-type="float" office:value="7820.104" calcext:value-type="float">
            <text:p>7820.104</text:p>
          </table:table-cell>
          <table:table-cell office:value-type="float" office:value="867.363" calcext:value-type="float">
            <text:p>867.363</text:p>
          </table:table-cell>
          <table:table-cell office:value-type="float" office:value="7586.379" calcext:value-type="float">
            <text:p>7586.379</text:p>
          </table:table-cell>
          <table:table-cell office:value-type="float" office:value="4102.081" calcext:value-type="float">
            <text:p>4102.081</text:p>
          </table:table-cell>
          <table:table-cell office:value-type="float" office:value="73.9" calcext:value-type="float">
            <text:p>73.9</text:p>
          </table:table-cell>
          <table:table-cell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218.617" calcext:value-type="float">
            <text:p>218.617</text:p>
          </table:table-cell>
          <table:table-cell office:value-type="float" office:value="45071.241" calcext:value-type="float">
            <text:p>45071.241</text:p>
          </table:table-cell>
          <table:table-cell office:value-type="float" office:value="-365.206" calcext:value-type="float">
            <text:p>-365.206</text:p>
          </table:table-cell>
          <table:table-cell office:value-type="float" office:value="5381.775" calcext:value-type="float">
            <text:p>5381.775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19760.168" calcext:value-type="float">
            <text:p>19760.168</text:p>
          </table:table-cell>
          <table:table-cell office:value-type="float" office:value="45071.241" calcext:value-type="float">
            <text:p>45071.241</text:p>
          </table:table-cell>
          <table:table-cell office:value-type="float" office:value="-34307.69" calcext:value-type="float">
            <text:p>-34307.6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50.277" calcext:value-type="float">
            <text:p>5650.277</text:p>
          </table:table-cell>
          <table:table-cell office:value-type="float" office:value="3689.32" calcext:value-type="float">
            <text:p>3689.32</text:p>
          </table:table-cell>
          <table:table-cell office:value-type="float" office:value="8040.002" calcext:value-type="float">
            <text:p>8040.002</text:p>
          </table:table-cell>
          <table:table-cell office:value-type="float" office:value="885.402" calcext:value-type="float">
            <text:p>885.402</text:p>
          </table:table-cell>
          <table:table-cell office:value-type="float" office:value="7428.659" calcext:value-type="float">
            <text:p>7428.659</text:p>
          </table:table-cell>
          <table:table-cell office:value-type="float" office:value="3871.896" calcext:value-type="float">
            <text:p>3871.896</text:p>
          </table:table-cell>
          <table:table-cell office:value-type="float" office:value="5913.15" calcext:value-type="float">
            <text:p>5913.15</text:p>
          </table:table-cell>
          <table:table-cell office:value-type="float" office:value="3821.069" calcext:value-type="float">
            <text:p>3821.069</text:p>
          </table:table-cell>
          <table:table-cell office:value-type="float" office:value="8394.114" calcext:value-type="float">
            <text:p>8394.114</text:p>
          </table:table-cell>
          <table:table-cell office:value-type="float" office:value="927.597" calcext:value-type="float">
            <text:p>927.597</text:p>
          </table:table-cell>
          <table:table-cell office:value-type="float" office:value="7776.283" calcext:value-type="float">
            <text:p>7776.283</text:p>
          </table:table-cell>
          <table:table-cell office:value-type="float" office:value="4050.017" calcext:value-type="float">
            <text:p>4050.017</text:p>
          </table:table-cell>
          <table:table-cell office:value-type="float" office:value="52.58" calcext:value-type="float">
            <text:p>52.58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141.346" calcext:value-type="float">
            <text:p>141.346</text:p>
          </table:table-cell>
          <table:table-cell office:value-type="float" office:value="11752.84" calcext:value-type="float">
            <text:p>11752.84</text:p>
          </table:table-cell>
          <table:table-cell office:value-type="float" office:value="-231.321" calcext:value-type="float">
            <text:p>-231.321</text:p>
          </table:table-cell>
          <table:table-cell office:value-type="float" office:value="1849.542" calcext:value-type="float">
            <text:p>1849.542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4930.549" calcext:value-type="float">
            <text:p>4930.549</text:p>
          </table:table-cell>
          <table:table-cell office:value-type="float" office:value="11752.84" calcext:value-type="float">
            <text:p>11752.84</text:p>
          </table:table-cell>
          <table:table-cell office:value-type="float" office:value="-8053.757" calcext:value-type="float">
            <text:p>-8053.75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22.3" calcext:value-type="float">
            <text:p>5622.3</text:p>
          </table:table-cell>
          <table:table-cell office:value-type="float" office:value="3650.038" calcext:value-type="float">
            <text:p>3650.038</text:p>
          </table:table-cell>
          <table:table-cell office:value-type="float" office:value="7303.094" calcext:value-type="float">
            <text:p>7303.094</text:p>
          </table:table-cell>
          <table:table-cell office:value-type="float" office:value="830.197" calcext:value-type="float">
            <text:p>830.197</text:p>
          </table:table-cell>
          <table:table-cell office:value-type="float" office:value="7289.8" calcext:value-type="float">
            <text:p>7289.8</text:p>
          </table:table-cell>
          <table:table-cell office:value-type="float" office:value="3954.8" calcext:value-type="float">
            <text:p>3954.8</text:p>
          </table:table-cell>
          <table:table-cell office:value-type="float" office:value="5881.643" calcext:value-type="float">
            <text:p>5881.643</text:p>
          </table:table-cell>
          <table:table-cell office:value-type="float" office:value="3778.105" calcext:value-type="float">
            <text:p>3778.105</text:p>
          </table:table-cell>
          <table:table-cell office:value-type="float" office:value="7683.291" calcext:value-type="float">
            <text:p>7683.291</text:p>
          </table:table-cell>
          <table:table-cell office:value-type="float" office:value="879.013" calcext:value-type="float">
            <text:p>879.013</text:p>
          </table:table-cell>
          <table:table-cell office:value-type="float" office:value="7647.193" calcext:value-type="float">
            <text:p>7647.193</text:p>
          </table:table-cell>
          <table:table-cell office:value-type="float" office:value="4116.093" calcext:value-type="float">
            <text:p>4116.093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66.675" calcext:value-type="float">
            <text:p>66.675</text:p>
          </table:table-cell>
          <table:table-cell office:value-type="float" office:value="2952.513" calcext:value-type="float">
            <text:p>2952.513</text:p>
          </table:table-cell>
          <table:table-cell office:value-type="float" office:value="-117.121" calcext:value-type="float">
            <text:p>-117.121</text:p>
          </table:table-cell>
          <table:table-cell office:value-type="float" office:value="422.31" calcext:value-type="float">
            <text:p>422.31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1259.711" calcext:value-type="float">
            <text:p>1259.711</text:p>
          </table:table-cell>
          <table:table-cell office:value-type="float" office:value="2952.513" calcext:value-type="float">
            <text:p>2952.513</text:p>
          </table:table-cell>
          <table:table-cell office:value-type="float" office:value="-2107.893" calcext:value-type="float">
            <text:p>-2107.89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00.579" calcext:value-type="float">
            <text:p>5600.579</text:p>
          </table:table-cell>
          <table:table-cell office:value-type="float" office:value="3546.904" calcext:value-type="float">
            <text:p>3546.904</text:p>
          </table:table-cell>
          <table:table-cell office:value-type="float" office:value="7090.229" calcext:value-type="float">
            <text:p>7090.229</text:p>
          </table:table-cell>
          <table:table-cell office:value-type="float" office:value="794.251" calcext:value-type="float">
            <text:p>794.251</text:p>
          </table:table-cell>
          <table:table-cell office:value-type="float" office:value="7195.878" calcext:value-type="float">
            <text:p>7195.878</text:p>
          </table:table-cell>
          <table:table-cell office:value-type="float" office:value="4005.279" calcext:value-type="float">
            <text:p>4005.279</text:p>
          </table:table-cell>
          <table:table-cell office:value-type="float" office:value="5859.825" calcext:value-type="float">
            <text:p>5859.825</text:p>
          </table:table-cell>
          <table:table-cell office:value-type="float" office:value="3705.907" calcext:value-type="float">
            <text:p>3705.907</text:p>
          </table:table-cell>
          <table:table-cell office:value-type="float" office:value="7459.616" calcext:value-type="float">
            <text:p>7459.616</text:p>
          </table:table-cell>
          <table:table-cell office:value-type="float" office:value="838.363" calcext:value-type="float">
            <text:p>838.363</text:p>
          </table:table-cell>
          <table:table-cell office:value-type="float" office:value="7543.727" calcext:value-type="float">
            <text:p>7543.727</text:p>
          </table:table-cell>
          <table:table-cell office:value-type="float" office:value="4175.922" calcext:value-type="float">
            <text:p>4175.922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12.614" calcext:value-type="float">
            <text:p>112.614</text:p>
          </table:table-cell>
          <table:table-cell office:value-type="float" office:value="12370.654" calcext:value-type="float">
            <text:p>12370.654</text:p>
          </table:table-cell>
          <table:table-cell office:value-type="float" office:value="-199.072" calcext:value-type="float">
            <text:p>-199.072</text:p>
          </table:table-cell>
          <table:table-cell office:value-type="float" office:value="1063.783" calcext:value-type="float">
            <text:p>1063.78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629.344" calcext:value-type="float">
            <text:p>5629.344</text:p>
          </table:table-cell>
          <table:table-cell office:value-type="float" office:value="12370.654" calcext:value-type="float">
            <text:p>12370.654</text:p>
          </table:table-cell>
          <table:table-cell office:value-type="float" office:value="-10243.088" calcext:value-type="float">
            <text:p>-10243.08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79.263" calcext:value-type="float">
            <text:p>5679.263</text:p>
          </table:table-cell>
          <table:table-cell office:value-type="float" office:value="3856.412" calcext:value-type="float">
            <text:p>3856.412</text:p>
          </table:table-cell>
          <table:table-cell office:value-type="float" office:value="7449.675" calcext:value-type="float">
            <text:p>7449.675</text:p>
          </table:table-cell>
          <table:table-cell office:value-type="float" office:value="790.28" calcext:value-type="float">
            <text:p>790.28</text:p>
          </table:table-cell>
          <table:table-cell office:value-type="float" office:value="7266.587" calcext:value-type="float">
            <text:p>7266.587</text:p>
          </table:table-cell>
          <table:table-cell office:value-type="float" office:value="4091.939" calcext:value-type="float">
            <text:p>4091.939</text:p>
          </table:table-cell>
          <table:table-cell office:value-type="float" office:value="5941.616" calcext:value-type="float">
            <text:p>5941.616</text:p>
          </table:table-cell>
          <table:table-cell office:value-type="float" office:value="3998.417" calcext:value-type="float">
            <text:p>3998.417</text:p>
          </table:table-cell>
          <table:table-cell office:value-type="float" office:value="7840.54" calcext:value-type="float">
            <text:p>7840.54</text:p>
          </table:table-cell>
          <table:table-cell office:value-type="float" office:value="833.587" calcext:value-type="float">
            <text:p>833.587</text:p>
          </table:table-cell>
          <table:table-cell office:value-type="float" office:value="7615.925" calcext:value-type="float">
            <text:p>7615.925</text:p>
          </table:table-cell>
          <table:table-cell office:value-type="float" office:value="4267.307" calcext:value-type="float">
            <text:p>4267.307</text:p>
          </table:table-cell>
          <table:table-cell office:value-type="float" office:value="76.14" calcext:value-type="float">
            <text:p>76.14</text:p>
          </table:table-cell>
          <table:table-cell office:value-type="float" office:value="1" calcext:value-type="float">
            <text:p>1</text:p>
          </table:table-cell>
          <table:table-cell office:value-type="float" office:value="1660" calcext:value-type="float">
            <text:p>1660</text:p>
          </table:table-cell>
          <table:table-cell office:value-type="float" office:value="266.052" calcext:value-type="float">
            <text:p>266.052</text:p>
          </table:table-cell>
          <table:table-cell office:value-type="float" office:value="38424.43" calcext:value-type="float">
            <text:p>38424.43</text:p>
          </table:table-cell>
          <table:table-cell office:value-type="float" office:value="-458.242" calcext:value-type="float">
            <text:p>-458.242</text:p>
          </table:table-cell>
          <table:table-cell office:value-type="float" office:value="5066.661" calcext:value-type="float">
            <text:p>5066.661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16607.81" calcext:value-type="float">
            <text:p>16607.81</text:p>
          </table:table-cell>
          <table:table-cell office:value-type="float" office:value="38424.43" calcext:value-type="float">
            <text:p>38424.43</text:p>
          </table:table-cell>
          <table:table-cell office:value-type="float" office:value="-28291.107" calcext:value-type="float">
            <text:p>-28291.10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34.243" calcext:value-type="float">
            <text:p>5734.243</text:p>
          </table:table-cell>
          <table:table-cell office:value-type="float" office:value="3971.783" calcext:value-type="float">
            <text:p>3971.783</text:p>
          </table:table-cell>
          <table:table-cell office:value-type="float" office:value="7124.612" calcext:value-type="float">
            <text:p>7124.612</text:p>
          </table:table-cell>
          <table:table-cell office:value-type="float" office:value="813.413" calcext:value-type="float">
            <text:p>813.413</text:p>
          </table:table-cell>
          <table:table-cell office:value-type="float" office:value="7368.03" calcext:value-type="float">
            <text:p>7368.03</text:p>
          </table:table-cell>
          <table:table-cell office:value-type="float" office:value="4100.456" calcext:value-type="float">
            <text:p>4100.456</text:p>
          </table:table-cell>
          <table:table-cell office:value-type="float" office:value="6002.033" calcext:value-type="float">
            <text:p>6002.033</text:p>
          </table:table-cell>
          <table:table-cell office:value-type="float" office:value="4152.728" calcext:value-type="float">
            <text:p>4152.728</text:p>
          </table:table-cell>
          <table:table-cell office:value-type="float" office:value="7488.62" calcext:value-type="float">
            <text:p>7488.62</text:p>
          </table:table-cell>
          <table:table-cell office:value-type="float" office:value="855.359" calcext:value-type="float">
            <text:p>855.359</text:p>
          </table:table-cell>
          <table:table-cell office:value-type="float" office:value="7720.073" calcext:value-type="float">
            <text:p>7720.073</text:p>
          </table:table-cell>
          <table:table-cell office:value-type="float" office:value="4283.993" calcext:value-type="float">
            <text:p>4283.993</text:p>
          </table:table-cell>
          <table:table-cell office:value-type="float" office:value="39.26" calcext:value-type="float">
            <text:p>39.26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114.741" calcext:value-type="float">
            <text:p>114.741</text:p>
          </table:table-cell>
          <table:table-cell office:value-type="float" office:value="9470.45" calcext:value-type="float">
            <text:p>9470.45</text:p>
          </table:table-cell>
          <table:table-cell office:value-type="float" office:value="-191.205" calcext:value-type="float">
            <text:p>-191.205</text:p>
          </table:table-cell>
          <table:table-cell office:value-type="float" office:value="1327.488" calcext:value-type="float">
            <text:p>1327.488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4054.131" calcext:value-type="float">
            <text:p>4054.131</text:p>
          </table:table-cell>
          <table:table-cell office:value-type="float" office:value="9470.45" calcext:value-type="float">
            <text:p>9470.45</text:p>
          </table:table-cell>
          <table:table-cell office:value-type="float" office:value="-6815.475" calcext:value-type="float">
            <text:p>-6815.47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96.669" calcext:value-type="float">
            <text:p>5796.669</text:p>
          </table:table-cell>
          <table:table-cell office:value-type="float" office:value="3884.431" calcext:value-type="float">
            <text:p>3884.431</text:p>
          </table:table-cell>
          <table:table-cell office:value-type="float" office:value="7272.312" calcext:value-type="float">
            <text:p>7272.312</text:p>
          </table:table-cell>
          <table:table-cell office:value-type="float" office:value="768.466" calcext:value-type="float">
            <text:p>768.466</text:p>
          </table:table-cell>
          <table:table-cell office:value-type="float" office:value="7340.179" calcext:value-type="float">
            <text:p>7340.179</text:p>
          </table:table-cell>
          <table:table-cell office:value-type="float" office:value="4253.159" calcext:value-type="float">
            <text:p>4253.159</text:p>
          </table:table-cell>
          <table:table-cell office:value-type="float" office:value="6070.303" calcext:value-type="float">
            <text:p>6070.303</text:p>
          </table:table-cell>
          <table:table-cell office:value-type="float" office:value="4026.704" calcext:value-type="float">
            <text:p>4026.704</text:p>
          </table:table-cell>
          <table:table-cell office:value-type="float" office:value="7625.134" calcext:value-type="float">
            <text:p>7625.134</text:p>
          </table:table-cell>
          <table:table-cell office:value-type="float" office:value="813.165" calcext:value-type="float">
            <text:p>813.165</text:p>
          </table:table-cell>
          <table:table-cell office:value-type="float" office:value="7703.594" calcext:value-type="float">
            <text:p>7703.594</text:p>
          </table:table-cell>
          <table:table-cell office:value-type="float" office:value="4437.012" calcext:value-type="float">
            <text:p>4437.012</text:p>
          </table:table-cell>
          <table:table-cell office:value-type="float" office:value="37.4" calcext:value-type="float">
            <text:p>37.4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109.01" calcext:value-type="float">
            <text:p>109.01</text:p>
          </table:table-cell>
          <table:table-cell office:value-type="float" office:value="10460.813" calcext:value-type="float">
            <text:p>10460.813</text:p>
          </table:table-cell>
          <table:table-cell office:value-type="float" office:value="-181.552" calcext:value-type="float">
            <text:p>-181.552</text:p>
          </table:table-cell>
          <table:table-cell office:value-type="float" office:value="1626.529" calcext:value-type="float">
            <text:p>1626.529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4398.319" calcext:value-type="float">
            <text:p>4398.319</text:p>
          </table:table-cell>
          <table:table-cell office:value-type="float" office:value="10460.813" calcext:value-type="float">
            <text:p>10460.813</text:p>
          </table:table-cell>
          <table:table-cell office:value-type="float" office:value="-7207.755" calcext:value-type="float">
            <text:p>-7207.75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50.315" calcext:value-type="float">
            <text:p>5750.315</text:p>
          </table:table-cell>
          <table:table-cell office:value-type="float" office:value="4012.877" calcext:value-type="float">
            <text:p>4012.877</text:p>
          </table:table-cell>
          <table:table-cell office:value-type="float" office:value="7022.828" calcext:value-type="float">
            <text:p>7022.828</text:p>
          </table:table-cell>
          <table:table-cell office:value-type="float" office:value="723.424" calcext:value-type="float">
            <text:p>723.424</text:p>
          </table:table-cell>
          <table:table-cell office:value-type="float" office:value="7203.355" calcext:value-type="float">
            <text:p>7203.355</text:p>
          </table:table-cell>
          <table:table-cell office:value-type="float" office:value="4297.274" calcext:value-type="float">
            <text:p>4297.274</text:p>
          </table:table-cell>
          <table:table-cell office:value-type="float" office:value="6017.853" calcext:value-type="float">
            <text:p>6017.853</text:p>
          </table:table-cell>
          <table:table-cell office:value-type="float" office:value="4209.18" calcext:value-type="float">
            <text:p>4209.18</text:p>
          </table:table-cell>
          <table:table-cell office:value-type="float" office:value="7388.139" calcext:value-type="float">
            <text:p>7388.139</text:p>
          </table:table-cell>
          <table:table-cell office:value-type="float" office:value="759.874" calcext:value-type="float">
            <text:p>759.874</text:p>
          </table:table-cell>
          <table:table-cell office:value-type="float" office:value="7544.104" calcext:value-type="float">
            <text:p>7544.104</text:p>
          </table:table-cell>
          <table:table-cell office:value-type="float" office:value="4491.601" calcext:value-type="float">
            <text:p>4491.601</text:p>
          </table:table-cell>
          <table:table-cell office:value-type="float" office:value="52.02" calcext:value-type="float">
            <text:p>52.02</text:p>
          </table:table-cell>
          <table:table-cell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float" office:value="219.433" calcext:value-type="float">
            <text:p>219.433</text:p>
          </table:table-cell>
          <table:table-cell office:value-type="float" office:value="37720.217" calcext:value-type="float">
            <text:p>37720.217</text:p>
          </table:table-cell>
          <table:table-cell office:value-type="float" office:value="-388.724" calcext:value-type="float">
            <text:p>-388.724</text:p>
          </table:table-cell>
          <table:table-cell office:value-type="float" office:value="3920.709" calcext:value-type="float">
            <text:p>3920.709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16827.739" calcext:value-type="float">
            <text:p>16827.739</text:p>
          </table:table-cell>
          <table:table-cell office:value-type="float" office:value="37720.217" calcext:value-type="float">
            <text:p>37720.217</text:p>
          </table:table-cell>
          <table:table-cell office:value-type="float" office:value="-29878.799" calcext:value-type="float">
            <text:p>-29878.79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76.246" calcext:value-type="float">
            <text:p>5776.246</text:p>
          </table:table-cell>
          <table:table-cell office:value-type="float" office:value="4070.989" calcext:value-type="float">
            <text:p>4070.989</text:p>
          </table:table-cell>
          <table:table-cell office:value-type="float" office:value="7110.703" calcext:value-type="float">
            <text:p>7110.703</text:p>
          </table:table-cell>
          <table:table-cell office:value-type="float" office:value="697.507" calcext:value-type="float">
            <text:p>697.507</text:p>
          </table:table-cell>
          <table:table-cell office:value-type="float" office:value="7177.23" calcext:value-type="float">
            <text:p>7177.23</text:p>
          </table:table-cell>
          <table:table-cell office:value-type="float" office:value="4375.262" calcext:value-type="float">
            <text:p>4375.262</text:p>
          </table:table-cell>
          <table:table-cell office:value-type="float" office:value="6046.722" calcext:value-type="float">
            <text:p>6046.722</text:p>
          </table:table-cell>
          <table:table-cell office:value-type="float" office:value="4178.812" calcext:value-type="float">
            <text:p>4178.812</text:p>
          </table:table-cell>
          <table:table-cell office:value-type="float" office:value="7440.962" calcext:value-type="float">
            <text:p>7440.962</text:p>
          </table:table-cell>
          <table:table-cell office:value-type="float" office:value="740.393" calcext:value-type="float">
            <text:p>740.393</text:p>
          </table:table-cell>
          <table:table-cell office:value-type="float" office:value="7533.845" calcext:value-type="float">
            <text:p>7533.845</text:p>
          </table:table-cell>
          <table:table-cell office:value-type="float" office:value="4559.6" calcext:value-type="float">
            <text:p>4559.6</text:p>
          </table:table-cell>
          <table:table-cell office:value-type="float" office:value="47.4" calcext:value-type="float">
            <text:p>47.4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169.372" calcext:value-type="float">
            <text:p>169.372</text:p>
          </table:table-cell>
          <table:table-cell office:value-type="float" office:value="32440.225" calcext:value-type="float">
            <text:p>32440.225</text:p>
          </table:table-cell>
          <table:table-cell office:value-type="float" office:value="-292.794" calcext:value-type="float">
            <text:p>-292.794</text:p>
          </table:table-cell>
          <table:table-cell office:value-type="float" office:value="3317.983" calcext:value-type="float">
            <text:p>3317.983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4499.071" calcext:value-type="float">
            <text:p>14499.071</text:p>
          </table:table-cell>
          <table:table-cell office:value-type="float" office:value="32440.225" calcext:value-type="float">
            <text:p>32440.225</text:p>
          </table:table-cell>
          <table:table-cell office:value-type="float" office:value="-25804.259" calcext:value-type="float">
            <text:p>-25804.25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50.076" calcext:value-type="float">
            <text:p>5750.076</text:p>
          </table:table-cell>
          <table:table-cell office:value-type="float" office:value="4037.47" calcext:value-type="float">
            <text:p>4037.47</text:p>
          </table:table-cell>
          <table:table-cell office:value-type="float" office:value="6927.009" calcext:value-type="float">
            <text:p>6927.009</text:p>
          </table:table-cell>
          <table:table-cell office:value-type="float" office:value="665.646" calcext:value-type="float">
            <text:p>665.646</text:p>
          </table:table-cell>
          <table:table-cell office:value-type="float" office:value="7087.066" calcext:value-type="float">
            <text:p>7087.066</text:p>
          </table:table-cell>
          <table:table-cell office:value-type="float" office:value="4413.086" calcext:value-type="float">
            <text:p>4413.086</text:p>
          </table:table-cell>
          <table:table-cell office:value-type="float" office:value="6018.484" calcext:value-type="float">
            <text:p>6018.484</text:p>
          </table:table-cell>
          <table:table-cell office:value-type="float" office:value="4193.481" calcext:value-type="float">
            <text:p>4193.481</text:p>
          </table:table-cell>
          <table:table-cell office:value-type="float" office:value="7290.652" calcext:value-type="float">
            <text:p>7290.652</text:p>
          </table:table-cell>
          <table:table-cell office:value-type="float" office:value="702.659" calcext:value-type="float">
            <text:p>702.659</text:p>
          </table:table-cell>
          <table:table-cell office:value-type="float" office:value="7429.816" calcext:value-type="float">
            <text:p>7429.816</text:p>
          </table:table-cell>
          <table:table-cell office:value-type="float" office:value="4607.152" calcext:value-type="float">
            <text:p>4607.152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56.746" calcext:value-type="float">
            <text:p>56.746</text:p>
          </table:table-cell>
          <table:table-cell office:value-type="float" office:value="10534.582" calcext:value-type="float">
            <text:p>10534.582</text:p>
          </table:table-cell>
          <table:table-cell office:value-type="float" office:value="-95.378" calcext:value-type="float">
            <text:p>-95.378</text:p>
          </table:table-cell>
          <table:table-cell office:value-type="float" office:value="1085.793" calcext:value-type="float">
            <text:p>1085.793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4704.262" calcext:value-type="float">
            <text:p>4704.262</text:p>
          </table:table-cell>
          <table:table-cell office:value-type="float" office:value="10534.582" calcext:value-type="float">
            <text:p>10534.582</text:p>
          </table:table-cell>
          <table:table-cell office:value-type="float" office:value="-8362.995" calcext:value-type="float">
            <text:p>-8362.99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13.033" calcext:value-type="float">
            <text:p>5713.033</text:p>
          </table:table-cell>
          <table:table-cell office:value-type="float" office:value="4131.94" calcext:value-type="float">
            <text:p>4131.94</text:p>
          </table:table-cell>
          <table:table-cell office:value-type="float" office:value="6846.091" calcext:value-type="float">
            <text:p>6846.091</text:p>
          </table:table-cell>
          <table:table-cell office:value-type="float" office:value="633.684" calcext:value-type="float">
            <text:p>633.684</text:p>
          </table:table-cell>
          <table:table-cell office:value-type="float" office:value="6985.826" calcext:value-type="float">
            <text:p>6985.826</text:p>
          </table:table-cell>
          <table:table-cell office:value-type="float" office:value="4440.241" calcext:value-type="float">
            <text:p>4440.241</text:p>
          </table:table-cell>
          <table:table-cell office:value-type="float" office:value="5982.122" calcext:value-type="float">
            <text:p>5982.122</text:p>
          </table:table-cell>
          <table:table-cell office:value-type="float" office:value="4310.731" calcext:value-type="float">
            <text:p>4310.731</text:p>
          </table:table-cell>
          <table:table-cell office:value-type="float" office:value="7197.689" calcext:value-type="float">
            <text:p>7197.689</text:p>
          </table:table-cell>
          <table:table-cell office:value-type="float" office:value="667.376" calcext:value-type="float">
            <text:p>667.376</text:p>
          </table:table-cell>
          <table:table-cell office:value-type="float" office:value="7322.585" calcext:value-type="float">
            <text:p>7322.585</text:p>
          </table:table-cell>
          <table:table-cell office:value-type="float" office:value="4641.659" calcext:value-type="float">
            <text:p>4641.659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53.789" calcext:value-type="float">
            <text:p>53.789</text:p>
          </table:table-cell>
          <table:table-cell office:value-type="float" office:value="9713.118" calcext:value-type="float">
            <text:p>9713.118</text:p>
          </table:table-cell>
          <table:table-cell office:value-type="float" office:value="-91.939" calcext:value-type="float">
            <text:p>-91.939</text:p>
          </table:table-cell>
          <table:table-cell office:value-type="float" office:value="1100.846" calcext:value-type="float">
            <text:p>1100.846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4287.786" calcext:value-type="float">
            <text:p>4287.786</text:p>
          </table:table-cell>
          <table:table-cell office:value-type="float" office:value="9713.118" calcext:value-type="float">
            <text:p>9713.118</text:p>
          </table:table-cell>
          <table:table-cell office:value-type="float" office:value="-7511.426" calcext:value-type="float">
            <text:p>-7511.42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13.766" calcext:value-type="float">
            <text:p>5713.766</text:p>
          </table:table-cell>
          <table:table-cell office:value-type="float" office:value="3986.61" calcext:value-type="float">
            <text:p>3986.61</text:p>
          </table:table-cell>
          <table:table-cell office:value-type="float" office:value="7238.201" calcext:value-type="float">
            <text:p>7238.201</text:p>
          </table:table-cell>
          <table:table-cell office:value-type="float" office:value="663.705" calcext:value-type="float">
            <text:p>663.705</text:p>
          </table:table-cell>
          <table:table-cell office:value-type="float" office:value="7046.858" calcext:value-type="float">
            <text:p>7046.858</text:p>
          </table:table-cell>
          <table:table-cell office:value-type="float" office:value="4380.675" calcext:value-type="float">
            <text:p>4380.675</text:p>
          </table:table-cell>
          <table:table-cell office:value-type="float" office:value="5985.289" calcext:value-type="float">
            <text:p>5985.289</text:p>
          </table:table-cell>
          <table:table-cell office:value-type="float" office:value="4143.102" calcext:value-type="float">
            <text:p>4143.102</text:p>
          </table:table-cell>
          <table:table-cell office:value-type="float" office:value="7563.583" calcext:value-type="float">
            <text:p>7563.583</text:p>
          </table:table-cell>
          <table:table-cell office:value-type="float" office:value="698.726" calcext:value-type="float">
            <text:p>698.726</text:p>
          </table:table-cell>
          <table:table-cell office:value-type="float" office:value="7388.722" calcext:value-type="float">
            <text:p>7388.722</text:p>
          </table:table-cell>
          <table:table-cell office:value-type="float" office:value="4581.856" calcext:value-type="float">
            <text:p>4581.856</text:p>
          </table:table-cell>
          <table:table-cell office:value-type="float" office:value="28.22" calcext:value-type="float">
            <text:p>28.22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124.19" calcext:value-type="float">
            <text:p>124.19</text:p>
          </table:table-cell>
          <table:table-cell office:value-type="float" office:value="12637.012" calcext:value-type="float">
            <text:p>12637.012</text:p>
          </table:table-cell>
          <table:table-cell office:value-type="float" office:value="-221.222" calcext:value-type="float">
            <text:p>-221.222</text:p>
          </table:table-cell>
          <table:table-cell office:value-type="float" office:value="1032.251" calcext:value-type="float">
            <text:p>1032.251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5777.655" calcext:value-type="float">
            <text:p>5777.655</text:p>
          </table:table-cell>
          <table:table-cell office:value-type="float" office:value="12637.012" calcext:value-type="float">
            <text:p>12637.012</text:p>
          </table:table-cell>
          <table:table-cell office:value-type="float" office:value="-10572.51" calcext:value-type="float">
            <text:p>-10572.5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15.155" calcext:value-type="float">
            <text:p>5715.155</text:p>
          </table:table-cell>
          <table:table-cell office:value-type="float" office:value="3953.778" calcext:value-type="float">
            <text:p>3953.778</text:p>
          </table:table-cell>
          <table:table-cell office:value-type="float" office:value="6832.902" calcext:value-type="float">
            <text:p>6832.902</text:p>
          </table:table-cell>
          <table:table-cell office:value-type="float" office:value="615.829" calcext:value-type="float">
            <text:p>615.829</text:p>
          </table:table-cell>
          <table:table-cell office:value-type="float" office:value="6952.085" calcext:value-type="float">
            <text:p>6952.085</text:p>
          </table:table-cell>
          <table:table-cell office:value-type="float" office:value="4478.225" calcext:value-type="float">
            <text:p>4478.225</text:p>
          </table:table-cell>
          <table:table-cell office:value-type="float" office:value="5984.303" calcext:value-type="float">
            <text:p>5984.303</text:p>
          </table:table-cell>
          <table:table-cell office:value-type="float" office:value="4134.323" calcext:value-type="float">
            <text:p>4134.323</text:p>
          </table:table-cell>
          <table:table-cell office:value-type="float" office:value="7141.327" calcext:value-type="float">
            <text:p>7141.327</text:p>
          </table:table-cell>
          <table:table-cell office:value-type="float" office:value="651.736" calcext:value-type="float">
            <text:p>651.736</text:p>
          </table:table-cell>
          <table:table-cell office:value-type="float" office:value="7293.353" calcext:value-type="float">
            <text:p>7293.353</text:p>
          </table:table-cell>
          <table:table-cell office:value-type="float" office:value="4675.254" calcext:value-type="float">
            <text:p>4675.254</text:p>
          </table:table-cell>
          <table:table-cell office:value-type="float" office:value="54.56" calcext:value-type="float">
            <text:p>54.5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283.711" calcext:value-type="float">
            <text:p>283.711</text:p>
          </table:table-cell>
          <table:table-cell office:value-type="float" office:value="59204.724" calcext:value-type="float">
            <text:p>59204.724</text:p>
          </table:table-cell>
          <table:table-cell office:value-type="float" office:value="-515.291" calcext:value-type="float">
            <text:p>-515.291</text:p>
          </table:table-cell>
          <table:table-cell office:value-type="float" office:value="4239.628" calcext:value-type="float">
            <text:p>4239.62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float" office:value="27365.436" calcext:value-type="float">
            <text:p>27365.436</text:p>
          </table:table-cell>
          <table:table-cell office:value-type="float" office:value="59204.724" calcext:value-type="float">
            <text:p>59204.724</text:p>
          </table:table-cell>
          <table:table-cell office:value-type="float" office:value="-50725.468" calcext:value-type="float">
            <text:p>-50725.46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74.179" calcext:value-type="float">
            <text:p>5774.179</text:p>
          </table:table-cell>
          <table:table-cell office:value-type="float" office:value="4432.53" calcext:value-type="float">
            <text:p>4432.53</text:p>
          </table:table-cell>
          <table:table-cell office:value-type="float" office:value="6937.826" calcext:value-type="float">
            <text:p>6937.826</text:p>
          </table:table-cell>
          <table:table-cell office:value-type="float" office:value="575.575" calcext:value-type="float">
            <text:p>575.575</text:p>
          </table:table-cell>
          <table:table-cell office:value-type="float" office:value="6930.256" calcext:value-type="float">
            <text:p>6930.256</text:p>
          </table:table-cell>
          <table:table-cell office:value-type="float" office:value="4618.102" calcext:value-type="float">
            <text:p>4618.102</text:p>
          </table:table-cell>
          <table:table-cell office:value-type="float" office:value="6047.239" calcext:value-type="float">
            <text:p>6047.239</text:p>
          </table:table-cell>
          <table:table-cell office:value-type="float" office:value="4633.655" calcext:value-type="float">
            <text:p>4633.655</text:p>
          </table:table-cell>
          <table:table-cell office:value-type="float" office:value="7240.342" calcext:value-type="float">
            <text:p>7240.342</text:p>
          </table:table-cell>
          <table:table-cell office:value-type="float" office:value="603.648" calcext:value-type="float">
            <text:p>603.648</text:p>
          </table:table-cell>
          <table:table-cell office:value-type="float" office:value="7259.702" calcext:value-type="float">
            <text:p>7259.702</text:p>
          </table:table-cell>
          <table:table-cell office:value-type="float" office:value="4834.776" calcext:value-type="float">
            <text:p>4834.776</text:p>
          </table:table-cell>
          <table:table-cell office:value-type="float" office:value="30.94" calcext:value-type="float">
            <text:p>30.94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93.255" calcext:value-type="float">
            <text:p>93.255</text:p>
          </table:table-cell>
          <table:table-cell office:value-type="float" office:value="17034.477" calcext:value-type="float">
            <text:p>17034.477</text:p>
          </table:table-cell>
          <table:table-cell office:value-type="float" office:value="-156.367" calcext:value-type="float">
            <text:p>-156.367</text:p>
          </table:table-cell>
          <table:table-cell office:value-type="float" office:value="2024.991" calcext:value-type="float">
            <text:p>2024.991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7472.763" calcext:value-type="float">
            <text:p>7472.763</text:p>
          </table:table-cell>
          <table:table-cell office:value-type="float" office:value="17034.477" calcext:value-type="float">
            <text:p>17034.477</text:p>
          </table:table-cell>
          <table:table-cell office:value-type="float" office:value="-12984.494" calcext:value-type="float">
            <text:p>-12984.49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71.975" calcext:value-type="float">
            <text:p>5771.975</text:p>
          </table:table-cell>
          <table:table-cell office:value-type="float" office:value="4387.934" calcext:value-type="float">
            <text:p>4387.934</text:p>
          </table:table-cell>
          <table:table-cell office:value-type="float" office:value="6750.44" calcext:value-type="float">
            <text:p>6750.44</text:p>
          </table:table-cell>
          <table:table-cell office:value-type="float" office:value="540.836" calcext:value-type="float">
            <text:p>540.836</text:p>
          </table:table-cell>
          <table:table-cell office:value-type="float" office:value="6858.276" calcext:value-type="float">
            <text:p>6858.276</text:p>
          </table:table-cell>
          <table:table-cell office:value-type="float" office:value="4685.674" calcext:value-type="float">
            <text:p>4685.674</text:p>
          </table:table-cell>
          <table:table-cell office:value-type="float" office:value="6039.147" calcext:value-type="float">
            <text:p>6039.147</text:p>
          </table:table-cell>
          <table:table-cell office:value-type="float" office:value="4574.596" calcext:value-type="float">
            <text:p>4574.596</text:p>
          </table:table-cell>
          <table:table-cell office:value-type="float" office:value="7083.248" calcext:value-type="float">
            <text:p>7083.248</text:p>
          </table:table-cell>
          <table:table-cell office:value-type="float" office:value="567.324" calcext:value-type="float">
            <text:p>567.324</text:p>
          </table:table-cell>
          <table:table-cell office:value-type="float" office:value="7178.65" calcext:value-type="float">
            <text:p>7178.65</text:p>
          </table:table-cell>
          <table:table-cell office:value-type="float" office:value="4899.644" calcext:value-type="float">
            <text:p>4899.644</text:p>
          </table:table-cell>
          <table:table-cell office:value-type="float" office:value="14.14" calcext:value-type="float">
            <text:p>14.14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40.849" calcext:value-type="float">
            <text:p>40.849</text:p>
          </table:table-cell>
          <table:table-cell office:value-type="float" office:value="9123.919" calcext:value-type="float">
            <text:p>9123.919</text:p>
          </table:table-cell>
          <table:table-cell office:value-type="float" office:value="-67.908" calcext:value-type="float">
            <text:p>-67.908</text:p>
          </table:table-cell>
          <table:table-cell office:value-type="float" office:value="897.742" calcext:value-type="float">
            <text:p>897.74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4095.562" calcext:value-type="float">
            <text:p>4095.562</text:p>
          </table:table-cell>
          <table:table-cell office:value-type="float" office:value="9123.919" calcext:value-type="float">
            <text:p>9123.919</text:p>
          </table:table-cell>
          <table:table-cell office:value-type="float" office:value="-7328.436" calcext:value-type="float">
            <text:p>-7328.4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75.535" calcext:value-type="float">
            <text:p>5775.535</text:p>
          </table:table-cell>
          <table:table-cell office:value-type="float" office:value="4457.375" calcext:value-type="float">
            <text:p>4457.375</text:p>
          </table:table-cell>
          <table:table-cell office:value-type="float" office:value="6835.778" calcext:value-type="float">
            <text:p>6835.778</text:p>
          </table:table-cell>
          <table:table-cell office:value-type="float" office:value="544.775" calcext:value-type="float">
            <text:p>544.775</text:p>
          </table:table-cell>
          <table:table-cell office:value-type="float" office:value="6869.748" calcext:value-type="float">
            <text:p>6869.748</text:p>
          </table:table-cell>
          <table:table-cell office:value-type="float" office:value="4681.321" calcext:value-type="float">
            <text:p>4681.321</text:p>
          </table:table-cell>
          <table:table-cell office:value-type="float" office:value="6044.845" calcext:value-type="float">
            <text:p>6044.845</text:p>
          </table:table-cell>
          <table:table-cell office:value-type="float" office:value="4652.567" calcext:value-type="float">
            <text:p>4652.567</text:p>
          </table:table-cell>
          <table:table-cell office:value-type="float" office:value="7147.429" calcext:value-type="float">
            <text:p>7147.429</text:p>
          </table:table-cell>
          <table:table-cell office:value-type="float" office:value="571.505" calcext:value-type="float">
            <text:p>571.505</text:p>
          </table:table-cell>
          <table:table-cell office:value-type="float" office:value="7192.747" calcext:value-type="float">
            <text:p>7192.747</text:p>
          </table:table-cell>
          <table:table-cell office:value-type="float" office:value="4896.942" calcext:value-type="float">
            <text:p>4896.942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9.932" calcext:value-type="float">
            <text:p>29.932</text:p>
          </table:table-cell>
          <table:table-cell office:value-type="float" office:value="3190.62" calcext:value-type="float">
            <text:p>3190.62</text:p>
          </table:table-cell>
          <table:table-cell office:value-type="float" office:value="-48.92" calcext:value-type="float">
            <text:p>-48.92</text:p>
          </table:table-cell>
          <table:table-cell office:value-type="float" office:value="370.592" calcext:value-type="float">
            <text:p>370.59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404.006" calcext:value-type="float">
            <text:p>1404.006</text:p>
          </table:table-cell>
          <table:table-cell office:value-type="float" office:value="3190.62" calcext:value-type="float">
            <text:p>3190.62</text:p>
          </table:table-cell>
          <table:table-cell office:value-type="float" office:value="-2449.436" calcext:value-type="float">
            <text:p>-2449.4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09.667" calcext:value-type="float">
            <text:p>5809.667</text:p>
          </table:table-cell>
          <table:table-cell office:value-type="float" office:value="4447.393" calcext:value-type="float">
            <text:p>4447.393</text:p>
          </table:table-cell>
          <table:table-cell office:value-type="float" office:value="7188.195" calcext:value-type="float">
            <text:p>7188.195</text:p>
          </table:table-cell>
          <table:table-cell office:value-type="float" office:value="598.438" calcext:value-type="float">
            <text:p>598.438</text:p>
          </table:table-cell>
          <table:table-cell office:value-type="float" office:value="7011.664" calcext:value-type="float">
            <text:p>7011.664</text:p>
          </table:table-cell>
          <table:table-cell office:value-type="float" office:value="4607.669" calcext:value-type="float">
            <text:p>4607.669</text:p>
          </table:table-cell>
          <table:table-cell office:value-type="float" office:value="6082.47" calcext:value-type="float">
            <text:p>6082.47</text:p>
          </table:table-cell>
          <table:table-cell office:value-type="float" office:value="4661.073" calcext:value-type="float">
            <text:p>4661.073</text:p>
          </table:table-cell>
          <table:table-cell office:value-type="float" office:value="7502.274" calcext:value-type="float">
            <text:p>7502.274</text:p>
          </table:table-cell>
          <table:table-cell office:value-type="float" office:value="632.31" calcext:value-type="float">
            <text:p>632.31</text:p>
          </table:table-cell>
          <table:table-cell office:value-type="float" office:value="7352.501" calcext:value-type="float">
            <text:p>7352.501</text:p>
          </table:table-cell>
          <table:table-cell office:value-type="float" office:value="4812.438" calcext:value-type="float">
            <text:p>4812.438</text:p>
          </table:table-cell>
          <table:table-cell office:value-type="float" office:value="30.52" calcext:value-type="float">
            <text:p>30.52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53.116" calcext:value-type="float">
            <text:p>53.116</text:p>
          </table:table-cell>
          <table:table-cell office:value-type="float" office:value="6557.534" calcext:value-type="float">
            <text:p>6557.534</text:p>
          </table:table-cell>
          <table:table-cell office:value-type="float" office:value="-76.167" calcext:value-type="float">
            <text:p>-76.167</text:p>
          </table:table-cell>
          <table:table-cell office:value-type="float" office:value="1035.888" calcext:value-type="float">
            <text:p>1035.888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749.058" calcext:value-type="float">
            <text:p>2749.058</text:p>
          </table:table-cell>
          <table:table-cell office:value-type="float" office:value="6557.534" calcext:value-type="float">
            <text:p>6557.534</text:p>
          </table:table-cell>
          <table:table-cell office:value-type="float" office:value="-4485.758" calcext:value-type="float">
            <text:p>-4485.75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28.102" calcext:value-type="float">
            <text:p>5828.102</text:p>
          </table:table-cell>
          <table:table-cell office:value-type="float" office:value="4405.712" calcext:value-type="float">
            <text:p>4405.712</text:p>
          </table:table-cell>
          <table:table-cell office:value-type="float" office:value="7633.051" calcext:value-type="float">
            <text:p>7633.051</text:p>
          </table:table-cell>
          <table:table-cell office:value-type="float" office:value="697.107" calcext:value-type="float">
            <text:p>697.107</text:p>
          </table:table-cell>
          <table:table-cell office:value-type="float" office:value="7228.282" calcext:value-type="float">
            <text:p>7228.282</text:p>
          </table:table-cell>
          <table:table-cell office:value-type="float" office:value="4427.922" calcext:value-type="float">
            <text:p>4427.922</text:p>
          </table:table-cell>
          <table:table-cell office:value-type="float" office:value="6100.849" calcext:value-type="float">
            <text:p>6100.849</text:p>
          </table:table-cell>
          <table:table-cell office:value-type="float" office:value="4571.157" calcext:value-type="float">
            <text:p>4571.157</text:p>
          </table:table-cell>
          <table:table-cell office:value-type="float" office:value="7989.786" calcext:value-type="float">
            <text:p>7989.786</text:p>
          </table:table-cell>
          <table:table-cell office:value-type="float" office:value="737.285" calcext:value-type="float">
            <text:p>737.285</text:p>
          </table:table-cell>
          <table:table-cell office:value-type="float" office:value="7581.729" calcext:value-type="float">
            <text:p>7581.729</text:p>
          </table:table-cell>
          <table:table-cell office:value-type="float" office:value="4619.969" calcext:value-type="float">
            <text:p>4619.969</text:p>
          </table:table-cell>
          <table:table-cell office:value-type="float" office:value="31.76" calcext:value-type="float">
            <text:p>31.76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73.903" calcext:value-type="float">
            <text:p>73.903</text:p>
          </table:table-cell>
          <table:table-cell office:value-type="float" office:value="10550.225" calcext:value-type="float">
            <text:p>10550.225</text:p>
          </table:table-cell>
          <table:table-cell office:value-type="float" office:value="-116.678" calcext:value-type="float">
            <text:p>-116.678</text:p>
          </table:table-cell>
          <table:table-cell office:value-type="float" office:value="1596.454" calcext:value-type="float">
            <text:p>1596.45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4457.808" calcext:value-type="float">
            <text:p>4457.808</text:p>
          </table:table-cell>
          <table:table-cell office:value-type="float" office:value="10550.225" calcext:value-type="float">
            <text:p>10550.225</text:p>
          </table:table-cell>
          <table:table-cell office:value-type="float" office:value="-7357.317" calcext:value-type="float">
            <text:p>-7357.31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0.784" calcext:value-type="float">
            <text:p>5870.784</text:p>
          </table:table-cell>
          <table:table-cell office:value-type="float" office:value="4408.7" calcext:value-type="float">
            <text:p>4408.7</text:p>
          </table:table-cell>
          <table:table-cell office:value-type="float" office:value="7582.067" calcext:value-type="float">
            <text:p>7582.067</text:p>
          </table:table-cell>
          <table:table-cell office:value-type="float" office:value="706.244" calcext:value-type="float">
            <text:p>706.244</text:p>
          </table:table-cell>
          <table:table-cell office:value-type="float" office:value="7289.317" calcext:value-type="float">
            <text:p>7289.317</text:p>
          </table:table-cell>
          <table:table-cell office:value-type="float" office:value="4452.251" calcext:value-type="float">
            <text:p>4452.251</text:p>
          </table:table-cell>
          <table:table-cell office:value-type="float" office:value="6141.395" calcext:value-type="float">
            <text:p>6141.395</text:p>
          </table:table-cell>
          <table:table-cell office:value-type="float" office:value="4594.907" calcext:value-type="float">
            <text:p>4594.907</text:p>
          </table:table-cell>
          <table:table-cell office:value-type="float" office:value="7954.041" calcext:value-type="float">
            <text:p>7954.041</text:p>
          </table:table-cell>
          <table:table-cell office:value-type="float" office:value="743.967" calcext:value-type="float">
            <text:p>743.967</text:p>
          </table:table-cell>
          <table:table-cell office:value-type="float" office:value="7635.697" calcext:value-type="float">
            <text:p>7635.697</text:p>
          </table:table-cell>
          <table:table-cell office:value-type="float" office:value="4647.092" calcext:value-type="float">
            <text:p>4647.092</text:p>
          </table:table-cell>
          <table:table-cell office:value-type="float" office:value="62.84" calcext:value-type="float">
            <text:p>62.84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47.615" calcext:value-type="float">
            <text:p>147.615</text:p>
          </table:table-cell>
          <table:table-cell office:value-type="float" office:value="20111.095" calcext:value-type="float">
            <text:p>20111.095</text:p>
          </table:table-cell>
          <table:table-cell office:value-type="float" office:value="-233.654" calcext:value-type="float">
            <text:p>-233.654</text:p>
          </table:table-cell>
          <table:table-cell office:value-type="float" office:value="2886.805" calcext:value-type="float">
            <text:p>2886.805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8575.446" calcext:value-type="float">
            <text:p>8575.446</text:p>
          </table:table-cell>
          <table:table-cell office:value-type="float" office:value="20111.095" calcext:value-type="float">
            <text:p>20111.095</text:p>
          </table:table-cell>
          <table:table-cell office:value-type="float" office:value="-14337.485" calcext:value-type="float">
            <text:p>-14337.48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99.443" calcext:value-type="float">
            <text:p>5899.443</text:p>
          </table:table-cell>
          <table:table-cell office:value-type="float" office:value="4496.926" calcext:value-type="float">
            <text:p>4496.926</text:p>
          </table:table-cell>
          <table:table-cell office:value-type="float" office:value="8049.546" calcext:value-type="float">
            <text:p>8049.546</text:p>
          </table:table-cell>
          <table:table-cell office:value-type="float" office:value="777.937" calcext:value-type="float">
            <text:p>777.937</text:p>
          </table:table-cell>
          <table:table-cell office:value-type="float" office:value="7461.975" calcext:value-type="float">
            <text:p>7461.975</text:p>
          </table:table-cell>
          <table:table-cell office:value-type="float" office:value="4336.911" calcext:value-type="float">
            <text:p>4336.911</text:p>
          </table:table-cell>
          <table:table-cell office:value-type="float" office:value="6174.575" calcext:value-type="float">
            <text:p>6174.575</text:p>
          </table:table-cell>
          <table:table-cell office:value-type="float" office:value="4669.334" calcext:value-type="float">
            <text:p>4669.334</text:p>
          </table:table-cell>
          <table:table-cell office:value-type="float" office:value="8437.478" calcext:value-type="float">
            <text:p>8437.478</text:p>
          </table:table-cell>
          <table:table-cell office:value-type="float" office:value="822.263" calcext:value-type="float">
            <text:p>822.263</text:p>
          </table:table-cell>
          <table:table-cell office:value-type="float" office:value="7826.139" calcext:value-type="float">
            <text:p>7826.139</text:p>
          </table:table-cell>
          <table:table-cell office:value-type="float" office:value="4523.011" calcext:value-type="float">
            <text:p>4523.011</text:p>
          </table:table-cell>
          <table:table-cell office:value-type="float" office:value="80.44" calcext:value-type="float">
            <text:p>80.44</text:p>
          </table:table-cell>
          <table:table-cell office:value-type="float" office:value="1" calcext:value-type="float">
            <text:p>1</text:p>
          </table:table-cell>
          <table:table-cell office:value-type="float" office:value="2799" calcext:value-type="float">
            <text:p>2799</text:p>
          </table:table-cell>
          <table:table-cell office:value-type="float" office:value="402.075" calcext:value-type="float">
            <text:p>402.075</text:p>
          </table:table-cell>
          <table:table-cell office:value-type="float" office:value="76520.705" calcext:value-type="float">
            <text:p>76520.705</text:p>
          </table:table-cell>
          <table:table-cell office:value-type="float" office:value="-727.152" calcext:value-type="float">
            <text:p>-727.152</text:p>
          </table:table-cell>
          <table:table-cell office:value-type="float" office:value="6301.021" calcext:value-type="float">
            <text:p>6301.021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34960.228" calcext:value-type="float">
            <text:p>34960.228</text:p>
          </table:table-cell>
          <table:table-cell office:value-type="float" office:value="76520.705" calcext:value-type="float">
            <text:p>76520.705</text:p>
          </table:table-cell>
          <table:table-cell office:value-type="float" office:value="-63918.663" calcext:value-type="float">
            <text:p>-63918.66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90.525" calcext:value-type="float">
            <text:p>5890.525</text:p>
          </table:table-cell>
          <table:table-cell office:value-type="float" office:value="4607.037" calcext:value-type="float">
            <text:p>4607.037</text:p>
          </table:table-cell>
          <table:table-cell office:value-type="float" office:value="7596.304" calcext:value-type="float">
            <text:p>7596.304</text:p>
          </table:table-cell>
          <table:table-cell office:value-type="float" office:value="693.765" calcext:value-type="float">
            <text:p>693.765</text:p>
          </table:table-cell>
          <table:table-cell office:value-type="float" office:value="7283.993" calcext:value-type="float">
            <text:p>7283.993</text:p>
          </table:table-cell>
          <table:table-cell office:value-type="float" office:value="4497.057" calcext:value-type="float">
            <text:p>4497.057</text:p>
          </table:table-cell>
          <table:table-cell office:value-type="float" office:value="6165.684" calcext:value-type="float">
            <text:p>6165.684</text:p>
          </table:table-cell>
          <table:table-cell office:value-type="float" office:value="4793.699" calcext:value-type="float">
            <text:p>4793.699</text:p>
          </table:table-cell>
          <table:table-cell office:value-type="float" office:value="7975.388" calcext:value-type="float">
            <text:p>7975.388</text:p>
          </table:table-cell>
          <table:table-cell office:value-type="float" office:value="728.835" calcext:value-type="float">
            <text:p>728.835</text:p>
          </table:table-cell>
          <table:table-cell office:value-type="float" office:value="7629.592" calcext:value-type="float">
            <text:p>7629.592</text:p>
          </table:table-cell>
          <table:table-cell office:value-type="float" office:value="4701.776" calcext:value-type="float">
            <text:p>4701.776</text:p>
          </table:table-cell>
          <table:table-cell office:value-type="float" office:value="48.42" calcext:value-type="float">
            <text:p>48.42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143.094" calcext:value-type="float">
            <text:p>143.094</text:p>
          </table:table-cell>
          <table:table-cell office:value-type="float" office:value="23142.46" calcext:value-type="float">
            <text:p>23142.46</text:p>
          </table:table-cell>
          <table:table-cell office:value-type="float" office:value="-238.994" calcext:value-type="float">
            <text:p>-238.994</text:p>
          </table:table-cell>
          <table:table-cell office:value-type="float" office:value="2645.063" calcext:value-type="float">
            <text:p>2645.063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10205.025" calcext:value-type="float">
            <text:p>10205.025</text:p>
          </table:table-cell>
          <table:table-cell office:value-type="float" office:value="23142.46" calcext:value-type="float">
            <text:p>23142.46</text:p>
          </table:table-cell>
          <table:table-cell office:value-type="float" office:value="-17852.333" calcext:value-type="float">
            <text:p>-17852.33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0.888" calcext:value-type="float">
            <text:p>5870.888</text:p>
          </table:table-cell>
          <table:table-cell office:value-type="float" office:value="4565.79" calcext:value-type="float">
            <text:p>4565.79</text:p>
          </table:table-cell>
          <table:table-cell office:value-type="float" office:value="7572.607" calcext:value-type="float">
            <text:p>7572.607</text:p>
          </table:table-cell>
          <table:table-cell office:value-type="float" office:value="655.508" calcext:value-type="float">
            <text:p>655.508</text:p>
          </table:table-cell>
          <table:table-cell office:value-type="float" office:value="7187.515" calcext:value-type="float">
            <text:p>7187.515</text:p>
          </table:table-cell>
          <table:table-cell office:value-type="float" office:value="4554.261" calcext:value-type="float">
            <text:p>4554.261</text:p>
          </table:table-cell>
          <table:table-cell office:value-type="float" office:value="6151.069" calcext:value-type="float">
            <text:p>6151.069</text:p>
          </table:table-cell>
          <table:table-cell office:value-type="float" office:value="4774.492" calcext:value-type="float">
            <text:p>4774.492</text:p>
          </table:table-cell>
          <table:table-cell office:value-type="float" office:value="7939.238" calcext:value-type="float">
            <text:p>7939.238</text:p>
          </table:table-cell>
          <table:table-cell office:value-type="float" office:value="692.489" calcext:value-type="float">
            <text:p>692.489</text:p>
          </table:table-cell>
          <table:table-cell office:value-type="float" office:value="7541.974" calcext:value-type="float">
            <text:p>7541.974</text:p>
          </table:table-cell>
          <table:table-cell office:value-type="float" office:value="4760.163" calcext:value-type="float">
            <text:p>4760.163</text:p>
          </table:table-cell>
          <table:table-cell office:value-type="float" office:value="54.74" calcext:value-type="float">
            <text:p>54.74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office:value-type="float" office:value="225.432" calcext:value-type="float">
            <text:p>225.432</text:p>
          </table:table-cell>
          <table:table-cell office:value-type="float" office:value="37353.337" calcext:value-type="float">
            <text:p>37353.337</text:p>
          </table:table-cell>
          <table:table-cell office:value-type="float" office:value="-398.054" calcext:value-type="float">
            <text:p>-398.054</text:p>
          </table:table-cell>
          <table:table-cell office:value-type="float" office:value="3885.59" calcext:value-type="float">
            <text:p>3885.59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662.565" calcext:value-type="float">
            <text:p>16662.565</text:p>
          </table:table-cell>
          <table:table-cell office:value-type="float" office:value="37353.337" calcext:value-type="float">
            <text:p>37353.337</text:p>
          </table:table-cell>
          <table:table-cell office:value-type="float" office:value="-29582.156" calcext:value-type="float">
            <text:p>-29582.15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4.106" calcext:value-type="float">
            <text:p>5874.106</text:p>
          </table:table-cell>
          <table:table-cell office:value-type="float" office:value="4550.149" calcext:value-type="float">
            <text:p>4550.149</text:p>
          </table:table-cell>
          <table:table-cell office:value-type="float" office:value="7798.675" calcext:value-type="float">
            <text:p>7798.675</text:p>
          </table:table-cell>
          <table:table-cell office:value-type="float" office:value="652.717" calcext:value-type="float">
            <text:p>652.717</text:p>
          </table:table-cell>
          <table:table-cell office:value-type="float" office:value="7185.127" calcext:value-type="float">
            <text:p>7185.127</text:p>
          </table:table-cell>
          <table:table-cell office:value-type="float" office:value="4563.084" calcext:value-type="float">
            <text:p>4563.084</text:p>
          </table:table-cell>
          <table:table-cell office:value-type="float" office:value="6147.358" calcext:value-type="float">
            <text:p>6147.358</text:p>
          </table:table-cell>
          <table:table-cell office:value-type="float" office:value="4752.3" calcext:value-type="float">
            <text:p>4752.3</text:p>
          </table:table-cell>
          <table:table-cell office:value-type="float" office:value="8177.072" calcext:value-type="float">
            <text:p>8177.072</text:p>
          </table:table-cell>
          <table:table-cell office:value-type="float" office:value="688.257" calcext:value-type="float">
            <text:p>688.257</text:p>
          </table:table-cell>
          <table:table-cell office:value-type="float" office:value="7529.763" calcext:value-type="float">
            <text:p>7529.763</text:p>
          </table:table-cell>
          <table:table-cell office:value-type="float" office:value="4764.954" calcext:value-type="float">
            <text:p>4764.954</text:p>
          </table:table-cell>
          <table:table-cell office:value-type="float" office:value="80.4" calcext:value-type="float">
            <text:p>80.4</text:p>
          </table:table-cell>
          <table:table-cell office:value-type="float" office:value="1" calcext:value-type="float">
            <text:p>1</text:p>
          </table:table-cell>
          <table:table-cell office:value-type="float" office:value="2217" calcext:value-type="float">
            <text:p>2217</text:p>
          </table:table-cell>
          <table:table-cell office:value-type="float" office:value="328.741" calcext:value-type="float">
            <text:p>328.741</text:p>
          </table:table-cell>
          <table:table-cell office:value-type="float" office:value="64631.823" calcext:value-type="float">
            <text:p>64631.823</text:p>
          </table:table-cell>
          <table:table-cell office:value-type="float" office:value="-579.897" calcext:value-type="float">
            <text:p>-579.897</text:p>
          </table:table-cell>
          <table:table-cell office:value-type="float" office:value="5917.625" calcext:value-type="float">
            <text:p>5917.625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 office:value-type="float" office:value="29231.999" calcext:value-type="float">
            <text:p>29231.999</text:p>
          </table:table-cell>
          <table:table-cell office:value-type="float" office:value="64631.823" calcext:value-type="float">
            <text:p>64631.823</text:p>
          </table:table-cell>
          <table:table-cell office:value-type="float" office:value="-52796.572" calcext:value-type="float">
            <text:p>-52796.57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52.239" calcext:value-type="float">
            <text:p>5852.239</text:p>
          </table:table-cell>
          <table:table-cell office:value-type="float" office:value="4487.934" calcext:value-type="float">
            <text:p>4487.934</text:p>
          </table:table-cell>
          <table:table-cell office:value-type="float" office:value="7615.276" calcext:value-type="float">
            <text:p>7615.276</text:p>
          </table:table-cell>
          <table:table-cell office:value-type="float" office:value="640.187" calcext:value-type="float">
            <text:p>640.187</text:p>
          </table:table-cell>
          <table:table-cell office:value-type="float" office:value="7138.092" calcext:value-type="float">
            <text:p>7138.092</text:p>
          </table:table-cell>
          <table:table-cell office:value-type="float" office:value="4566.385" calcext:value-type="float">
            <text:p>4566.385</text:p>
          </table:table-cell>
          <table:table-cell office:value-type="float" office:value="6125.98" calcext:value-type="float">
            <text:p>6125.98</text:p>
          </table:table-cell>
          <table:table-cell office:value-type="float" office:value="4675.034" calcext:value-type="float">
            <text:p>4675.034</text:p>
          </table:table-cell>
          <table:table-cell office:value-type="float" office:value="7989.701" calcext:value-type="float">
            <text:p>7989.701</text:p>
          </table:table-cell>
          <table:table-cell office:value-type="float" office:value="675.444" calcext:value-type="float">
            <text:p>675.444</text:p>
          </table:table-cell>
          <table:table-cell office:value-type="float" office:value="7482.651" calcext:value-type="float">
            <text:p>7482.651</text:p>
          </table:table-cell>
          <table:table-cell office:value-type="float" office:value="4769.31" calcext:value-type="float">
            <text:p>4769.31</text:p>
          </table:table-cell>
          <table:table-cell office:value-type="float" office:value="55.38" calcext:value-type="float">
            <text:p>55.38</text:p>
          </table:table-cell>
          <table:table-cell office:value-type="float" office:value="1" calcext:value-type="float">
            <text:p>1</text:p>
          </table:table-cell>
          <table:table-cell office:value-type="float" office:value="1185" calcext:value-type="float">
            <text:p>1185</text:p>
          </table:table-cell>
          <table:table-cell office:value-type="float" office:value="189.242" calcext:value-type="float">
            <text:p>189.242</text:p>
          </table:table-cell>
          <table:table-cell office:value-type="float" office:value="39913.549" calcext:value-type="float">
            <text:p>39913.549</text:p>
          </table:table-cell>
          <table:table-cell office:value-type="float" office:value="-324.724" calcext:value-type="float">
            <text:p>-324.724</text:p>
          </table:table-cell>
          <table:table-cell office:value-type="float" office:value="4012.896" calcext:value-type="float">
            <text:p>4012.896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7873.834" calcext:value-type="float">
            <text:p>17873.834</text:p>
          </table:table-cell>
          <table:table-cell office:value-type="float" office:value="39913.549" calcext:value-type="float">
            <text:p>39913.549</text:p>
          </table:table-cell>
          <table:table-cell office:value-type="float" office:value="-31887.757" calcext:value-type="float">
            <text:p>-31887.75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9.111" calcext:value-type="float">
            <text:p>5879.111</text:p>
          </table:table-cell>
          <table:table-cell office:value-type="float" office:value="4506.573" calcext:value-type="float">
            <text:p>4506.573</text:p>
          </table:table-cell>
          <table:table-cell office:value-type="float" office:value="7519.417" calcext:value-type="float">
            <text:p>7519.417</text:p>
          </table:table-cell>
          <table:table-cell office:value-type="float" office:value="609.535" calcext:value-type="float">
            <text:p>609.535</text:p>
          </table:table-cell>
          <table:table-cell office:value-type="float" office:value="7103.398" calcext:value-type="float">
            <text:p>7103.398</text:p>
          </table:table-cell>
          <table:table-cell office:value-type="float" office:value="4654.823" calcext:value-type="float">
            <text:p>4654.823</text:p>
          </table:table-cell>
          <table:table-cell office:value-type="float" office:value="6154.593" calcext:value-type="float">
            <text:p>6154.593</text:p>
          </table:table-cell>
          <table:table-cell office:value-type="float" office:value="4670.704" calcext:value-type="float">
            <text:p>4670.704</text:p>
          </table:table-cell>
          <table:table-cell office:value-type="float" office:value="7897.396" calcext:value-type="float">
            <text:p>7897.396</text:p>
          </table:table-cell>
          <table:table-cell office:value-type="float" office:value="645.76" calcext:value-type="float">
            <text:p>645.76</text:p>
          </table:table-cell>
          <table:table-cell office:value-type="float" office:value="7451.639" calcext:value-type="float">
            <text:p>7451.639</text:p>
          </table:table-cell>
          <table:table-cell office:value-type="float" office:value="4857.546" calcext:value-type="float">
            <text:p>4857.546</text:p>
          </table:table-cell>
          <table:table-cell office:value-type="float" office:value="73.88" calcext:value-type="float">
            <text:p>73.88</text:p>
          </table:table-cell>
          <table:table-cell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36263.937" calcext:value-type="float">
            <text:p>36263.937</text:p>
          </table:table-cell>
          <table:table-cell office:value-type="float" office:value="-364.123" calcext:value-type="float">
            <text:p>-364.123</text:p>
          </table:table-cell>
          <table:table-cell office:value-type="float" office:value="3619.101" calcext:value-type="float">
            <text:p>3619.101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16252.863" calcext:value-type="float">
            <text:p>16252.863</text:p>
          </table:table-cell>
          <table:table-cell office:value-type="float" office:value="36263.937" calcext:value-type="float">
            <text:p>36263.937</text:p>
          </table:table-cell>
          <table:table-cell office:value-type="float" office:value="-29025.736" calcext:value-type="float">
            <text:p>-29025.7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03.543" calcext:value-type="float">
            <text:p>5903.543</text:p>
          </table:table-cell>
          <table:table-cell office:value-type="float" office:value="4361.145" calcext:value-type="float">
            <text:p>4361.145</text:p>
          </table:table-cell>
          <table:table-cell office:value-type="float" office:value="7589.175" calcext:value-type="float">
            <text:p>7589.175</text:p>
          </table:table-cell>
          <table:table-cell office:value-type="float" office:value="687.771" calcext:value-type="float">
            <text:p>687.771</text:p>
          </table:table-cell>
          <table:table-cell office:value-type="float" office:value="7284.972" calcext:value-type="float">
            <text:p>7284.972</text:p>
          </table:table-cell>
          <table:table-cell office:value-type="float" office:value="4522.113" calcext:value-type="float">
            <text:p>4522.113</text:p>
          </table:table-cell>
          <table:table-cell office:value-type="float" office:value="6179.271" calcext:value-type="float">
            <text:p>6179.271</text:p>
          </table:table-cell>
          <table:table-cell office:value-type="float" office:value="4531.945" calcext:value-type="float">
            <text:p>4531.945</text:p>
          </table:table-cell>
          <table:table-cell office:value-type="float" office:value="7954.202" calcext:value-type="float">
            <text:p>7954.202</text:p>
          </table:table-cell>
          <table:table-cell office:value-type="float" office:value="723.734" calcext:value-type="float">
            <text:p>723.734</text:p>
          </table:table-cell>
          <table:table-cell office:value-type="float" office:value="7632.934" calcext:value-type="float">
            <text:p>7632.934</text:p>
          </table:table-cell>
          <table:table-cell office:value-type="float" office:value="4725.607" calcext:value-type="float">
            <text:p>4725.607</text:p>
          </table:table-cell>
          <table:table-cell office:value-type="float" office:value="84.48" calcext:value-type="float">
            <text:p>84.48</text:p>
          </table:table-cell>
          <table:table-cell office:value-type="float" office:value="1" calcext:value-type="float">
            <text:p>1</text:p>
          </table:table-cell>
          <table:table-cell office:value-type="float" office:value="1897" calcext:value-type="float">
            <text:p>1897</text:p>
          </table:table-cell>
          <table:table-cell office:value-type="float" office:value="315.187" calcext:value-type="float">
            <text:p>315.187</text:p>
          </table:table-cell>
          <table:table-cell office:value-type="float" office:value="68954.549" calcext:value-type="float">
            <text:p>68954.549</text:p>
          </table:table-cell>
          <table:table-cell office:value-type="float" office:value="-548.592" calcext:value-type="float">
            <text:p>-548.592</text:p>
          </table:table-cell>
          <table:table-cell office:value-type="float" office:value="7208.023" calcext:value-type="float">
            <text:p>7208.023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 office:value-type="float" office:value="30741.702" calcext:value-type="float">
            <text:p>30741.702</text:p>
          </table:table-cell>
          <table:table-cell office:value-type="float" office:value="68954.549" calcext:value-type="float">
            <text:p>68954.549</text:p>
          </table:table-cell>
          <table:table-cell office:value-type="float" office:value="-54538.502" calcext:value-type="float">
            <text:p>-54538.50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78.549" calcext:value-type="float">
            <text:p>5878.549</text:p>
          </table:table-cell>
          <table:table-cell office:value-type="float" office:value="4218.445" calcext:value-type="float">
            <text:p>4218.445</text:p>
          </table:table-cell>
          <table:table-cell office:value-type="float" office:value="7370.271" calcext:value-type="float">
            <text:p>7370.271</text:p>
          </table:table-cell>
          <table:table-cell office:value-type="float" office:value="666.1" calcext:value-type="float">
            <text:p>666.1</text:p>
          </table:table-cell>
          <table:table-cell office:value-type="float" office:value="7216.45" calcext:value-type="float">
            <text:p>7216.45</text:p>
          </table:table-cell>
          <table:table-cell office:value-type="float" office:value="4540.648" calcext:value-type="float">
            <text:p>4540.648</text:p>
          </table:table-cell>
          <table:table-cell office:value-type="float" office:value="6156.326" calcext:value-type="float">
            <text:p>6156.326</text:p>
          </table:table-cell>
          <table:table-cell office:value-type="float" office:value="4411.925" calcext:value-type="float">
            <text:p>4411.925</text:p>
          </table:table-cell>
          <table:table-cell office:value-type="float" office:value="7698.305" calcext:value-type="float">
            <text:p>7698.305</text:p>
          </table:table-cell>
          <table:table-cell office:value-type="float" office:value="700.82" calcext:value-type="float">
            <text:p>700.82</text:p>
          </table:table-cell>
          <table:table-cell office:value-type="float" office:value="7563.964" calcext:value-type="float">
            <text:p>7563.964</text:p>
          </table:table-cell>
          <table:table-cell office:value-type="float" office:value="4748.688" calcext:value-type="float">
            <text:p>4748.688</text:p>
          </table:table-cell>
          <table:table-cell office:value-type="float" office:value="54.2" calcext:value-type="float">
            <text:p>54.2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02.501" calcext:value-type="float">
            <text:p>202.501</text:p>
          </table:table-cell>
          <table:table-cell office:value-type="float" office:value="42984.65" calcext:value-type="float">
            <text:p>42984.65</text:p>
          </table:table-cell>
          <table:table-cell office:value-type="float" office:value="-352.535" calcext:value-type="float">
            <text:p>-352.535</text:p>
          </table:table-cell>
          <table:table-cell office:value-type="float" office:value="4371.233" calcext:value-type="float">
            <text:p>4371.233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19224.436" calcext:value-type="float">
            <text:p>19224.436</text:p>
          </table:table-cell>
          <table:table-cell office:value-type="float" office:value="42984.65" calcext:value-type="float">
            <text:p>42984.65</text:p>
          </table:table-cell>
          <table:table-cell office:value-type="float" office:value="-34242.183" calcext:value-type="float">
            <text:p>-34242.18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04.632" calcext:value-type="float">
            <text:p>5904.632</text:p>
          </table:table-cell>
          <table:table-cell office:value-type="float" office:value="4364.868" calcext:value-type="float">
            <text:p>4364.868</text:p>
          </table:table-cell>
          <table:table-cell office:value-type="float" office:value="7344.758" calcext:value-type="float">
            <text:p>7344.758</text:p>
          </table:table-cell>
          <table:table-cell office:value-type="float" office:value="645.354" calcext:value-type="float">
            <text:p>645.354</text:p>
          </table:table-cell>
          <table:table-cell office:value-type="float" office:value="7200.864" calcext:value-type="float">
            <text:p>7200.864</text:p>
          </table:table-cell>
          <table:table-cell office:value-type="float" office:value="4608.4" calcext:value-type="float">
            <text:p>4608.4</text:p>
          </table:table-cell>
          <table:table-cell office:value-type="float" office:value="6175.726" calcext:value-type="float">
            <text:p>6175.726</text:p>
          </table:table-cell>
          <table:table-cell office:value-type="float" office:value="4582.42" calcext:value-type="float">
            <text:p>4582.42</text:p>
          </table:table-cell>
          <table:table-cell office:value-type="float" office:value="7675.664" calcext:value-type="float">
            <text:p>7675.664</text:p>
          </table:table-cell>
          <table:table-cell office:value-type="float" office:value="677.963" calcext:value-type="float">
            <text:p>677.963</text:p>
          </table:table-cell>
          <table:table-cell office:value-type="float" office:value="7537.455" calcext:value-type="float">
            <text:p>7537.455</text:p>
          </table:table-cell>
          <table:table-cell office:value-type="float" office:value="4813.997" calcext:value-type="float">
            <text:p>4813.997</text:p>
          </table:table-cell>
          <table:table-cell office:value-type="float" office:value="25.82" calcext:value-type="float">
            <text:p>25.82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64.642" calcext:value-type="float">
            <text:p>64.642</text:p>
          </table:table-cell>
          <table:table-cell office:value-type="float" office:value="11980.29" calcext:value-type="float">
            <text:p>11980.29</text:p>
          </table:table-cell>
          <table:table-cell office:value-type="float" office:value="-104.017" calcext:value-type="float">
            <text:p>-104.017</text:p>
          </table:table-cell>
          <table:table-cell office:value-type="float" office:value="1607.489" calcext:value-type="float">
            <text:p>1607.489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5164.3" calcext:value-type="float">
            <text:p>5164.3</text:p>
          </table:table-cell>
          <table:table-cell office:value-type="float" office:value="11980.29" calcext:value-type="float">
            <text:p>11980.29</text:p>
          </table:table-cell>
          <table:table-cell office:value-type="float" office:value="-8765.312" calcext:value-type="float">
            <text:p>-8765.31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92.922" calcext:value-type="float">
            <text:p>5892.922</text:p>
          </table:table-cell>
          <table:table-cell office:value-type="float" office:value="4377.379" calcext:value-type="float">
            <text:p>4377.379</text:p>
          </table:table-cell>
          <table:table-cell office:value-type="float" office:value="7555.201" calcext:value-type="float">
            <text:p>7555.201</text:p>
          </table:table-cell>
          <table:table-cell office:value-type="float" office:value="636.844" calcext:value-type="float">
            <text:p>636.844</text:p>
          </table:table-cell>
          <table:table-cell office:value-type="float" office:value="7172.059" calcext:value-type="float">
            <text:p>7172.059</text:p>
          </table:table-cell>
          <table:table-cell office:value-type="float" office:value="4613.784" calcext:value-type="float">
            <text:p>4613.784</text:p>
          </table:table-cell>
          <table:table-cell office:value-type="float" office:value="6170.83" calcext:value-type="float">
            <text:p>6170.83</text:p>
          </table:table-cell>
          <table:table-cell office:value-type="float" office:value="4572.904" calcext:value-type="float">
            <text:p>4572.904</text:p>
          </table:table-cell>
          <table:table-cell office:value-type="float" office:value="7903.286" calcext:value-type="float">
            <text:p>7903.286</text:p>
          </table:table-cell>
          <table:table-cell office:value-type="float" office:value="672.488" calcext:value-type="float">
            <text:p>672.488</text:p>
          </table:table-cell>
          <table:table-cell office:value-type="float" office:value="7521.562" calcext:value-type="float">
            <text:p>7521.562</text:p>
          </table:table-cell>
          <table:table-cell office:value-type="float" office:value="4820.097" calcext:value-type="float">
            <text:p>4820.097</text:p>
          </table:table-cell>
          <table:table-cell office:value-type="float" office:value="22.74" calcext:value-type="float">
            <text:p>22.74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70.686" calcext:value-type="float">
            <text:p>70.686</text:p>
          </table:table-cell>
          <table:table-cell office:value-type="float" office:value="7432.714" calcext:value-type="float">
            <text:p>7432.714</text:p>
          </table:table-cell>
          <table:table-cell office:value-type="float" office:value="-119.238" calcext:value-type="float">
            <text:p>-119.238</text:p>
          </table:table-cell>
          <table:table-cell office:value-type="float" office:value="913.375" calcext:value-type="float">
            <text:p>913.375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3245.779" calcext:value-type="float">
            <text:p>3245.779</text:p>
          </table:table-cell>
          <table:table-cell office:value-type="float" office:value="7432.714" calcext:value-type="float">
            <text:p>7432.714</text:p>
          </table:table-cell>
          <table:table-cell office:value-type="float" office:value="-5605.963" calcext:value-type="float">
            <text:p>-5605.96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56.938" calcext:value-type="float">
            <text:p>5856.938</text:p>
          </table:table-cell>
          <table:table-cell office:value-type="float" office:value="4553.262" calcext:value-type="float">
            <text:p>4553.262</text:p>
          </table:table-cell>
          <table:table-cell office:value-type="float" office:value="7426.897" calcext:value-type="float">
            <text:p>7426.897</text:p>
          </table:table-cell>
          <table:table-cell office:value-type="float" office:value="577.182" calcext:value-type="float">
            <text:p>577.182</text:p>
          </table:table-cell>
          <table:table-cell office:value-type="float" office:value="7016.242" calcext:value-type="float">
            <text:p>7016.242</text:p>
          </table:table-cell>
          <table:table-cell office:value-type="float" office:value="4697.633" calcext:value-type="float">
            <text:p>4697.633</text:p>
          </table:table-cell>
          <table:table-cell office:value-type="float" office:value="6175.858" calcext:value-type="float">
            <text:p>6175.858</text:p>
          </table:table-cell>
          <table:table-cell office:value-type="float" office:value="4778.845" calcext:value-type="float">
            <text:p>4778.845</text:p>
          </table:table-cell>
          <table:table-cell office:value-type="float" office:value="7794.494" calcext:value-type="float">
            <text:p>7794.494</text:p>
          </table:table-cell>
          <table:table-cell office:value-type="float" office:value="630.35" calcext:value-type="float">
            <text:p>630.35</text:p>
          </table:table-cell>
          <table:table-cell office:value-type="float" office:value="7441.954" calcext:value-type="float">
            <text:p>7441.954</text:p>
          </table:table-cell>
          <table:table-cell office:value-type="float" office:value="4909.762" calcext:value-type="float">
            <text:p>4909.762</text:p>
          </table:table-cell>
          <table:table-cell office:value-type="float" office:value="23.96" calcext:value-type="float">
            <text:p>23.96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92.748" calcext:value-type="float">
            <text:p>92.748</text:p>
          </table:table-cell>
          <table:table-cell office:value-type="float" office:value="16462.625" calcext:value-type="float">
            <text:p>16462.625</text:p>
          </table:table-cell>
          <table:table-cell office:value-type="float" office:value="-162.329" calcext:value-type="float">
            <text:p>-162.329</text:p>
          </table:table-cell>
          <table:table-cell office:value-type="float" office:value="1468.272" calcext:value-type="float">
            <text:p>1468.272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7465.229" calcext:value-type="float">
            <text:p>7465.229</text:p>
          </table:table-cell>
          <table:table-cell office:value-type="float" office:value="16462.625" calcext:value-type="float">
            <text:p>16462.625</text:p>
          </table:table-cell>
          <table:table-cell office:value-type="float" office:value="-13526.08" calcext:value-type="float">
            <text:p>-13526.0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27.975" calcext:value-type="float">
            <text:p>5927.975</text:p>
          </table:table-cell>
          <table:table-cell office:value-type="float" office:value="4336.36" calcext:value-type="float">
            <text:p>4336.36</text:p>
          </table:table-cell>
          <table:table-cell office:value-type="float" office:value="7351.505" calcext:value-type="float">
            <text:p>7351.505</text:p>
          </table:table-cell>
          <table:table-cell office:value-type="float" office:value="582.205" calcext:value-type="float">
            <text:p>582.205</text:p>
          </table:table-cell>
          <table:table-cell office:value-type="float" office:value="7097.369" calcext:value-type="float">
            <text:p>7097.369</text:p>
          </table:table-cell>
          <table:table-cell office:value-type="float" office:value="4758.581" calcext:value-type="float">
            <text:p>4758.581</text:p>
          </table:table-cell>
          <table:table-cell office:value-type="float" office:value="6211.759" calcext:value-type="float">
            <text:p>6211.759</text:p>
          </table:table-cell>
          <table:table-cell office:value-type="float" office:value="4528.07" calcext:value-type="float">
            <text:p>4528.07</text:p>
          </table:table-cell>
          <table:table-cell office:value-type="float" office:value="7719.781" calcext:value-type="float">
            <text:p>7719.781</text:p>
          </table:table-cell>
          <table:table-cell office:value-type="float" office:value="611.792" calcext:value-type="float">
            <text:p>611.792</text:p>
          </table:table-cell>
          <table:table-cell office:value-type="float" office:value="7440.579" calcext:value-type="float">
            <text:p>7440.579</text:p>
          </table:table-cell>
          <table:table-cell office:value-type="float" office:value="4982.938" calcext:value-type="float">
            <text:p>4982.938</text:p>
          </table:table-cell>
          <table:table-cell office:value-type="float" office:value="51.18" calcext:value-type="float">
            <text:p>51.18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75.092" calcext:value-type="float">
            <text:p>175.092</text:p>
          </table:table-cell>
          <table:table-cell office:value-type="float" office:value="33538.581" calcext:value-type="float">
            <text:p>33538.581</text:p>
          </table:table-cell>
          <table:table-cell office:value-type="float" office:value="-300.503" calcext:value-type="float">
            <text:p>-300.503</text:p>
          </table:table-cell>
          <table:table-cell office:value-type="float" office:value="3189.419" calcext:value-type="float">
            <text:p>3189.419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5109.918" calcext:value-type="float">
            <text:p>15109.918</text:p>
          </table:table-cell>
          <table:table-cell office:value-type="float" office:value="33538.581" calcext:value-type="float">
            <text:p>33538.581</text:p>
          </table:table-cell>
          <table:table-cell office:value-type="float" office:value="-27159.743" calcext:value-type="float">
            <text:p>-27159.74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42.012" calcext:value-type="float">
            <text:p>5942.012</text:p>
          </table:table-cell>
          <table:table-cell office:value-type="float" office:value="4481.092" calcext:value-type="float">
            <text:p>4481.092</text:p>
          </table:table-cell>
          <table:table-cell office:value-type="float" office:value="7447.164" calcext:value-type="float">
            <text:p>7447.164</text:p>
          </table:table-cell>
          <table:table-cell office:value-type="float" office:value="582.003" calcext:value-type="float">
            <text:p>582.003</text:p>
          </table:table-cell>
          <table:table-cell office:value-type="float" office:value="7111" calcext:value-type="float">
            <text:p>7111</text:p>
          </table:table-cell>
          <table:table-cell office:value-type="float" office:value="4773.024" calcext:value-type="float">
            <text:p>4773.024</text:p>
          </table:table-cell>
          <table:table-cell office:value-type="float" office:value="6221.526" calcext:value-type="float">
            <text:p>6221.526</text:p>
          </table:table-cell>
          <table:table-cell office:value-type="float" office:value="4677.504" calcext:value-type="float">
            <text:p>4677.504</text:p>
          </table:table-cell>
          <table:table-cell office:value-type="float" office:value="7826.726" calcext:value-type="float">
            <text:p>7826.726</text:p>
          </table:table-cell>
          <table:table-cell office:value-type="float" office:value="618.464" calcext:value-type="float">
            <text:p>618.464</text:p>
          </table:table-cell>
          <table:table-cell office:value-type="float" office:value="7463.748" calcext:value-type="float">
            <text:p>7463.748</text:p>
          </table:table-cell>
          <table:table-cell office:value-type="float" office:value="4979.304" calcext:value-type="float">
            <text:p>4979.304</text:p>
          </table:table-cell>
          <table:table-cell office:value-type="float" office:value="17.16" calcext:value-type="float">
            <text:p>17.16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57.975" calcext:value-type="float">
            <text:p>57.975</text:p>
          </table:table-cell>
          <table:table-cell office:value-type="float" office:value="11706.357" calcext:value-type="float">
            <text:p>11706.357</text:p>
          </table:table-cell>
          <table:table-cell office:value-type="float" office:value="-99.287" calcext:value-type="float">
            <text:p>-99.287</text:p>
          </table:table-cell>
          <table:table-cell office:value-type="float" office:value="1070.614" calcext:value-type="float">
            <text:p>1070.614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5295.211" calcext:value-type="float">
            <text:p>5295.211</text:p>
          </table:table-cell>
          <table:table-cell office:value-type="float" office:value="11706.357" calcext:value-type="float">
            <text:p>11706.357</text:p>
          </table:table-cell>
          <table:table-cell office:value-type="float" office:value="-9565.13" calcext:value-type="float">
            <text:p>-9565.1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98.387" calcext:value-type="float">
            <text:p>5998.387</text:p>
          </table:table-cell>
          <table:table-cell office:value-type="float" office:value="4492.335" calcext:value-type="float">
            <text:p>4492.335</text:p>
          </table:table-cell>
          <table:table-cell office:value-type="float" office:value="7557.211" calcext:value-type="float">
            <text:p>7557.211</text:p>
          </table:table-cell>
          <table:table-cell office:value-type="float" office:value="594.622" calcext:value-type="float">
            <text:p>594.622</text:p>
          </table:table-cell>
          <table:table-cell office:value-type="float" office:value="7192.721" calcext:value-type="float">
            <text:p>7192.721</text:p>
          </table:table-cell>
          <table:table-cell office:value-type="float" office:value="4804.053" calcext:value-type="float">
            <text:p>4804.053</text:p>
          </table:table-cell>
          <table:table-cell office:value-type="float" office:value="6282.159" calcext:value-type="float">
            <text:p>6282.159</text:p>
          </table:table-cell>
          <table:table-cell office:value-type="float" office:value="4684.41" calcext:value-type="float">
            <text:p>4684.41</text:p>
          </table:table-cell>
          <table:table-cell office:value-type="float" office:value="7951.591" calcext:value-type="float">
            <text:p>7951.591</text:p>
          </table:table-cell>
          <table:table-cell office:value-type="float" office:value="627.887" calcext:value-type="float">
            <text:p>627.887</text:p>
          </table:table-cell>
          <table:table-cell office:value-type="float" office:value="7543.308" calcext:value-type="float">
            <text:p>7543.308</text:p>
          </table:table-cell>
          <table:table-cell office:value-type="float" office:value="5021.011" calcext:value-type="float">
            <text:p>5021.01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4386" calcext:value-type="float">
            <text:p>4386</text:p>
          </table:table-cell>
          <table:table-cell office:value-type="float" office:value="654.092" calcext:value-type="float">
            <text:p>654.092</text:p>
          </table:table-cell>
          <table:table-cell office:value-type="float" office:value="134366.977" calcext:value-type="float">
            <text:p>134366.977</text:p>
          </table:table-cell>
          <table:table-cell office:value-type="float" office:value="-1162.783" calcext:value-type="float">
            <text:p>-1162.783</text:p>
          </table:table-cell>
          <table:table-cell office:value-type="float" office:value="11174.088" calcext:value-type="float">
            <text:p>11174.088</text:p>
          </table:table-cell>
          <table:table-cell office:value-type="float" office:value="0" calcext:value-type="float">
            <text:p>0</text:p>
          </table:table-cell>
          <table:table-cell office:value-type="float" office:value="4386" calcext:value-type="float">
            <text:p>4386</text:p>
          </table:table-cell>
          <table:table-cell office:value-type="float" office:value="61333.962" calcext:value-type="float">
            <text:p>61333.962</text:p>
          </table:table-cell>
          <table:table-cell office:value-type="float" office:value="134366.977" calcext:value-type="float">
            <text:p>134366.977</text:p>
          </table:table-cell>
          <table:table-cell office:value-type="float" office:value="-112018.801" calcext:value-type="float">
            <text:p>-112018.80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09.714" calcext:value-type="float">
            <text:p>6009.714</text:p>
          </table:table-cell>
          <table:table-cell office:value-type="float" office:value="4596.966" calcext:value-type="float">
            <text:p>4596.966</text:p>
          </table:table-cell>
          <table:table-cell office:value-type="float" office:value="7462.785" calcext:value-type="float">
            <text:p>7462.785</text:p>
          </table:table-cell>
          <table:table-cell office:value-type="float" office:value="595.639" calcext:value-type="float">
            <text:p>595.639</text:p>
          </table:table-cell>
          <table:table-cell office:value-type="float" office:value="7206.09" calcext:value-type="float">
            <text:p>7206.09</text:p>
          </table:table-cell>
          <table:table-cell office:value-type="float" office:value="4813.338" calcext:value-type="float">
            <text:p>4813.338</text:p>
          </table:table-cell>
          <table:table-cell office:value-type="float" office:value="6287.985" calcext:value-type="float">
            <text:p>6287.985</text:p>
          </table:table-cell>
          <table:table-cell office:value-type="float" office:value="4774.663" calcext:value-type="float">
            <text:p>4774.663</text:p>
          </table:table-cell>
          <table:table-cell office:value-type="float" office:value="7802.362" calcext:value-type="float">
            <text:p>7802.362</text:p>
          </table:table-cell>
          <table:table-cell office:value-type="float" office:value="630.79" calcext:value-type="float">
            <text:p>630.79</text:p>
          </table:table-cell>
          <table:table-cell office:value-type="float" office:value="7554.964" calcext:value-type="float">
            <text:p>7554.964</text:p>
          </table:table-cell>
          <table:table-cell office:value-type="float" office:value="5021.007" calcext:value-type="float">
            <text:p>5021.007</text:p>
          </table:table-cell>
          <table:table-cell office:value-type="float" office:value="35.16" calcext:value-type="float">
            <text:p>35.16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123.075" calcext:value-type="float">
            <text:p>123.075</text:p>
          </table:table-cell>
          <table:table-cell office:value-type="float" office:value="24917.617" calcext:value-type="float">
            <text:p>24917.617</text:p>
          </table:table-cell>
          <table:table-cell office:value-type="float" office:value="-212.043" calcext:value-type="float">
            <text:p>-212.043</text:p>
          </table:table-cell>
          <table:table-cell office:value-type="float" office:value="2412.992" calcext:value-type="float">
            <text:p>2412.992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11204.363" calcext:value-type="float">
            <text:p>11204.363</text:p>
          </table:table-cell>
          <table:table-cell office:value-type="float" office:value="24917.617" calcext:value-type="float">
            <text:p>24917.617</text:p>
          </table:table-cell>
          <table:table-cell office:value-type="float" office:value="-20091.634" calcext:value-type="float">
            <text:p>-20091.63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45.863" calcext:value-type="float">
            <text:p>445.863</text:p>
          </table:table-cell>
          <table:table-cell office:value-type="float" office:value="0" calcext:value-type="float">
            <text:p>0</text:p>
          </table:table-cell>
          <table:table-cell office:value-type="float" office:value="13780.856" calcext:value-type="float">
            <text:p>13780.856</text:p>
          </table:table-cell>
          <table:table-cell office:value-type="float" office:value="2246.914" calcext:value-type="float">
            <text:p>2246.914</text:p>
          </table:table-cell>
          <table:table-cell office:value-type="float" office:value="4958.923" calcext:value-type="float">
            <text:p>4958.923</text:p>
          </table:table-cell>
          <table:table-cell office:value-type="float" office:value="-4067.198" calcext:value-type="float">
            <text:p>-4067.198</text:p>
          </table:table-cell>
          <table:table-cell office:value-type="float" office:value="6011.563" calcext:value-type="float">
            <text:p>6011.563</text:p>
          </table:table-cell>
          <table:table-cell office:value-type="float" office:value="4683.406" calcext:value-type="float">
            <text:p>4683.406</text:p>
          </table:table-cell>
          <table:table-cell office:value-type="float" office:value="7247.184" calcext:value-type="float">
            <text:p>7247.184</text:p>
          </table:table-cell>
          <table:table-cell office:value-type="float" office:value="545.313" calcext:value-type="float">
            <text:p>545.313</text:p>
          </table:table-cell>
          <table:table-cell office:value-type="float" office:value="7106.857" calcext:value-type="float">
            <text:p>7106.857</text:p>
          </table:table-cell>
          <table:table-cell office:value-type="float" office:value="4916.269" calcext:value-type="float">
            <text:p>4916.269</text:p>
          </table:table-cell>
          <table:table-cell office:value-type="float" office:value="6294.998" calcext:value-type="float">
            <text:p>6294.998</text:p>
          </table:table-cell>
          <table:table-cell office:value-type="float" office:value="4907.628" calcext:value-type="float">
            <text:p>4907.628</text:p>
          </table:table-cell>
          <table:table-cell office:value-type="float" office:value="7628.609" calcext:value-type="float">
            <text:p>7628.609</text:p>
          </table:table-cell>
          <table:table-cell office:value-type="float" office:value="573.307" calcext:value-type="float">
            <text:p>573.307</text:p>
          </table:table-cell>
          <table:table-cell office:value-type="float" office:value="7446.52" calcext:value-type="float">
            <text:p>7446.52</text:p>
          </table:table-cell>
          <table:table-cell office:value-type="float" office:value="5143.476" calcext:value-type="float">
            <text:p>5143.476</text:p>
          </table:table-cell>
          <table:table-cell office:value-type="float" office:value="25.48" calcext:value-type="float">
            <text:p>25.48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63.037" calcext:value-type="float">
            <text:p>63.037</text:p>
          </table:table-cell>
          <table:table-cell office:value-type="float" office:value="10835.44" calcext:value-type="float">
            <text:p>10835.44</text:p>
          </table:table-cell>
          <table:table-cell office:value-type="float" office:value="-101.133" calcext:value-type="float">
            <text:p>-101.133</text:p>
          </table:table-cell>
          <table:table-cell office:value-type="float" office:value="1084.523" calcext:value-type="float">
            <text:p>1084.523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4854.682" calcext:value-type="float">
            <text:p>4854.682</text:p>
          </table:table-cell>
          <table:table-cell office:value-type="float" office:value="10835.44" calcext:value-type="float">
            <text:p>10835.44</text:p>
          </table:table-cell>
          <table:table-cell office:value-type="float" office:value="-8666.393" calcext:value-type="float">
            <text:p>-8666.393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40.204" calcext:value-type="float">
            <text:p>6040.204</text:p>
          </table:table-cell>
          <table:table-cell office:value-type="float" office:value="4618.99" calcext:value-type="float">
            <text:p>4618.99</text:p>
          </table:table-cell>
          <table:table-cell office:value-type="float" office:value="7524.452" calcext:value-type="float">
            <text:p>7524.452</text:p>
          </table:table-cell>
          <table:table-cell office:value-type="float" office:value="605.096" calcext:value-type="float">
            <text:p>605.096</text:p>
          </table:table-cell>
          <table:table-cell office:value-type="float" office:value="7255.576" calcext:value-type="float">
            <text:p>7255.576</text:p>
          </table:table-cell>
          <table:table-cell office:value-type="float" office:value="4824.833" calcext:value-type="float">
            <text:p>4824.833</text:p>
          </table:table-cell>
          <table:table-cell office:value-type="float" office:value="6319.897" calcext:value-type="float">
            <text:p>6319.897</text:p>
          </table:table-cell>
          <table:table-cell office:value-type="float" office:value="4845.794" calcext:value-type="float">
            <text:p>4845.794</text:p>
          </table:table-cell>
          <table:table-cell office:value-type="float" office:value="7881.67" calcext:value-type="float">
            <text:p>7881.67</text:p>
          </table:table-cell>
          <table:table-cell office:value-type="float" office:value="633.974" calcext:value-type="float">
            <text:p>633.974</text:p>
          </table:table-cell>
          <table:table-cell office:value-type="float" office:value="7593.272" calcext:value-type="float">
            <text:p>7593.272</text:p>
          </table:table-cell>
          <table:table-cell office:value-type="float" office:value="5046.522" calcext:value-type="float">
            <text:p>5046.522</text:p>
          </table:table-cell>
          <table:table-cell office:value-type="float" office:value="28.58" calcext:value-type="float">
            <text:p>28.58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100.488" calcext:value-type="float">
            <text:p>100.488</text:p>
          </table:table-cell>
          <table:table-cell office:value-type="float" office:value="12510.099" calcext:value-type="float">
            <text:p>12510.099</text:p>
          </table:table-cell>
          <table:table-cell office:value-type="float" office:value="-173.257" calcext:value-type="float">
            <text:p>-173.257</text:p>
          </table:table-cell>
          <table:table-cell office:value-type="float" office:value="1304.692" calcext:value-type="float">
            <text:p>1304.692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5578.829" calcext:value-type="float">
            <text:p>5578.829</text:p>
          </table:table-cell>
          <table:table-cell office:value-type="float" office:value="12510.099" calcext:value-type="float">
            <text:p>12510.099</text:p>
          </table:table-cell>
          <table:table-cell office:value-type="float" office:value="-9900.715" calcext:value-type="float">
            <text:p>-9900.71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80.707" calcext:value-type="float">
            <text:p>5980.707</text:p>
          </table:table-cell>
          <table:table-cell office:value-type="float" office:value="4638.72" calcext:value-type="float">
            <text:p>4638.72</text:p>
          </table:table-cell>
          <table:table-cell office:value-type="float" office:value="7197.945" calcext:value-type="float">
            <text:p>7197.945</text:p>
          </table:table-cell>
          <table:table-cell office:value-type="float" office:value="543.375" calcext:value-type="float">
            <text:p>543.375</text:p>
          </table:table-cell>
          <table:table-cell office:value-type="float" office:value="7072.108" calcext:value-type="float">
            <text:p>7072.108</text:p>
          </table:table-cell>
          <table:table-cell office:value-type="float" office:value="4889.306" calcext:value-type="float">
            <text:p>4889.306</text:p>
          </table:table-cell>
          <table:table-cell office:value-type="float" office:value="6263.756" calcext:value-type="float">
            <text:p>6263.756</text:p>
          </table:table-cell>
          <table:table-cell office:value-type="float" office:value="4860.636" calcext:value-type="float">
            <text:p>4860.636</text:p>
          </table:table-cell>
          <table:table-cell office:value-type="float" office:value="7523.874" calcext:value-type="float">
            <text:p>7523.874</text:p>
          </table:table-cell>
          <table:table-cell office:value-type="float" office:value="572.898" calcext:value-type="float">
            <text:p>572.898</text:p>
          </table:table-cell>
          <table:table-cell office:value-type="float" office:value="7414.456" calcext:value-type="float">
            <text:p>7414.456</text:p>
          </table:table-cell>
          <table:table-cell office:value-type="float" office:value="5113.056" calcext:value-type="float">
            <text:p>5113.056</text:p>
          </table:table-cell>
          <table:table-cell office:value-type="float" office:value="135.3" calcext:value-type="float">
            <text:p>135.3</text:p>
          </table:table-cell>
          <table:table-cell office:value-type="float" office:value="1" calcext:value-type="float">
            <text:p>1</text:p>
          </table:table-cell>
          <table:table-cell office:value-type="float" office:value="3606" calcext:value-type="float">
            <text:p>3606</text:p>
          </table:table-cell>
          <table:table-cell office:value-type="float" office:value="610.376" calcext:value-type="float">
            <text:p>610.376</text:p>
          </table:table-cell>
          <table:table-cell office:value-type="float" office:value="129785.253" calcext:value-type="float">
            <text:p>129785.253</text:p>
          </table:table-cell>
          <table:table-cell office:value-type="float" office:value="-1090.676" calcext:value-type="float">
            <text:p>-1090.676</text:p>
          </table:table-cell>
          <table:table-cell office:value-type="float" office:value="12266.579" calcext:value-type="float">
            <text:p>12266.579</text:p>
          </table:table-cell>
          <table:table-cell office:value-type="float" office:value="0" calcext:value-type="float">
            <text:p>0</text:p>
          </table:table-cell>
          <table:table-cell office:value-type="float" office:value="3606" calcext:value-type="float">
            <text:p>3606</text:p>
          </table:table-cell>
          <table:table-cell office:value-type="float" office:value="58508.945" calcext:value-type="float">
            <text:p>58508.945</text:p>
          </table:table-cell>
          <table:table-cell office:value-type="float" office:value="129785.253" calcext:value-type="float">
            <text:p>129785.253</text:p>
          </table:table-cell>
          <table:table-cell office:value-type="float" office:value="-105252.096" calcext:value-type="float">
            <text:p>-105252.09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77.154" calcext:value-type="float">
            <text:p>5977.154</text:p>
          </table:table-cell>
          <table:table-cell office:value-type="float" office:value="4726.22" calcext:value-type="float">
            <text:p>4726.22</text:p>
          </table:table-cell>
          <table:table-cell office:value-type="float" office:value="7026.489" calcext:value-type="float">
            <text:p>7026.489</text:p>
          </table:table-cell>
          <table:table-cell office:value-type="float" office:value="513.851" calcext:value-type="float">
            <text:p>513.851</text:p>
          </table:table-cell>
          <table:table-cell office:value-type="float" office:value="7009.255" calcext:value-type="float">
            <text:p>7009.255</text:p>
          </table:table-cell>
          <table:table-cell office:value-type="float" office:value="4945.053" calcext:value-type="float">
            <text:p>4945.053</text:p>
          </table:table-cell>
          <table:table-cell office:value-type="float" office:value="6257.75" calcext:value-type="float">
            <text:p>6257.75</text:p>
          </table:table-cell>
          <table:table-cell office:value-type="float" office:value="4915.428" calcext:value-type="float">
            <text:p>4915.428</text:p>
          </table:table-cell>
          <table:table-cell office:value-type="float" office:value="7343.63" calcext:value-type="float">
            <text:p>7343.63</text:p>
          </table:table-cell>
          <table:table-cell office:value-type="float" office:value="539.413" calcext:value-type="float">
            <text:p>539.413</text:p>
          </table:table-cell>
          <table:table-cell office:value-type="float" office:value="7341.194" calcext:value-type="float">
            <text:p>7341.194</text:p>
          </table:table-cell>
          <table:table-cell office:value-type="float" office:value="5174.307" calcext:value-type="float">
            <text:p>5174.307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65.414" calcext:value-type="float">
            <text:p>65.414</text:p>
          </table:table-cell>
          <table:table-cell office:value-type="float" office:value="11923.715" calcext:value-type="float">
            <text:p>11923.715</text:p>
          </table:table-cell>
          <table:table-cell office:value-type="float" office:value="-109.987" calcext:value-type="float">
            <text:p>-109.987</text:p>
          </table:table-cell>
          <table:table-cell office:value-type="float" office:value="1084.851" calcext:value-type="float">
            <text:p>1084.851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5396.338" calcext:value-type="float">
            <text:p>5396.338</text:p>
          </table:table-cell>
          <table:table-cell office:value-type="float" office:value="11923.715" calcext:value-type="float">
            <text:p>11923.715</text:p>
          </table:table-cell>
          <table:table-cell office:value-type="float" office:value="-9754.013" calcext:value-type="float">
            <text:p>-9754.01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33.104" calcext:value-type="float">
            <text:p>6033.104</text:p>
          </table:table-cell>
          <table:table-cell office:value-type="float" office:value="4643.971" calcext:value-type="float">
            <text:p>4643.971</text:p>
          </table:table-cell>
          <table:table-cell office:value-type="float" office:value="7010.5" calcext:value-type="float">
            <text:p>7010.5</text:p>
          </table:table-cell>
          <table:table-cell office:value-type="float" office:value="514.296" calcext:value-type="float">
            <text:p>514.296</text:p>
          </table:table-cell>
          <table:table-cell office:value-type="float" office:value="7066.098" calcext:value-type="float">
            <text:p>7066.098</text:p>
          </table:table-cell>
          <table:table-cell office:value-type="float" office:value="5000.11" calcext:value-type="float">
            <text:p>5000.11</text:p>
          </table:table-cell>
          <table:table-cell office:value-type="float" office:value="6316.378" calcext:value-type="float">
            <text:p>6316.378</text:p>
          </table:table-cell>
          <table:table-cell office:value-type="float" office:value="4866.251" calcext:value-type="float">
            <text:p>4866.251</text:p>
          </table:table-cell>
          <table:table-cell office:value-type="float" office:value="7306.776" calcext:value-type="float">
            <text:p>7306.776</text:p>
          </table:table-cell>
          <table:table-cell office:value-type="float" office:value="539.503" calcext:value-type="float">
            <text:p>539.503</text:p>
          </table:table-cell>
          <table:table-cell office:value-type="float" office:value="7400.002" calcext:value-type="float">
            <text:p>7400.002</text:p>
          </table:table-cell>
          <table:table-cell office:value-type="float" office:value="5232.755" calcext:value-type="float">
            <text:p>5232.755</text:p>
          </table:table-cell>
          <table:table-cell office:value-type="float" office:value="141.64" calcext:value-type="float">
            <text:p>141.64</text:p>
          </table:table-cell>
          <table:table-cell office:value-type="float" office:value="1" calcext:value-type="float">
            <text:p>1</text:p>
          </table:table-cell>
          <table:table-cell office:value-type="float" office:value="3486" calcext:value-type="float">
            <text:p>3486</text:p>
          </table:table-cell>
          <table:table-cell office:value-type="float" office:value="557.491" calcext:value-type="float">
            <text:p>557.491</text:p>
          </table:table-cell>
          <table:table-cell office:value-type="float" office:value="118987.709" calcext:value-type="float">
            <text:p>118987.709</text:p>
          </table:table-cell>
          <table:table-cell office:value-type="float" office:value="-978.113" calcext:value-type="float">
            <text:p>-978.113</text:p>
          </table:table-cell>
          <table:table-cell office:value-type="float" office:value="12461.772" calcext:value-type="float">
            <text:p>12461.772</text:p>
          </table:table-cell>
          <table:table-cell office:value-type="float" office:value="0" calcext:value-type="float">
            <text:p>0</text:p>
          </table:table-cell>
          <table:table-cell office:value-type="float" office:value="3486" calcext:value-type="float">
            <text:p>3486</text:p>
          </table:table-cell>
          <table:table-cell office:value-type="float" office:value="53035.998" calcext:value-type="float">
            <text:p>53035.998</text:p>
          </table:table-cell>
          <table:table-cell office:value-type="float" office:value="118987.709" calcext:value-type="float">
            <text:p>118987.709</text:p>
          </table:table-cell>
          <table:table-cell office:value-type="float" office:value="-94064.164" calcext:value-type="float">
            <text:p>-94064.16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62.746" calcext:value-type="float">
            <text:p>6062.746</text:p>
          </table:table-cell>
          <table:table-cell office:value-type="float" office:value="4849.635" calcext:value-type="float">
            <text:p>4849.635</text:p>
          </table:table-cell>
          <table:table-cell office:value-type="float" office:value="7349.603" calcext:value-type="float">
            <text:p>7349.603</text:p>
          </table:table-cell>
          <table:table-cell office:value-type="float" office:value="544.439" calcext:value-type="float">
            <text:p>544.439</text:p>
          </table:table-cell>
          <table:table-cell office:value-type="float" office:value="7156.284" calcext:value-type="float">
            <text:p>7156.284</text:p>
          </table:table-cell>
          <table:table-cell office:value-type="float" office:value="4969.208" calcext:value-type="float">
            <text:p>4969.208</text:p>
          </table:table-cell>
          <table:table-cell office:value-type="float" office:value="6342.883" calcext:value-type="float">
            <text:p>6342.883</text:p>
          </table:table-cell>
          <table:table-cell office:value-type="float" office:value="5039.062" calcext:value-type="float">
            <text:p>5039.062</text:p>
          </table:table-cell>
          <table:table-cell office:value-type="float" office:value="7729.417" calcext:value-type="float">
            <text:p>7729.417</text:p>
          </table:table-cell>
          <table:table-cell office:value-type="float" office:value="578.931" calcext:value-type="float">
            <text:p>578.931</text:p>
          </table:table-cell>
          <table:table-cell office:value-type="float" office:value="7505.701" calcext:value-type="float">
            <text:p>7505.701</text:p>
          </table:table-cell>
          <table:table-cell office:value-type="float" office:value="5180.065" calcext:value-type="float">
            <text:p>5180.065</text:p>
          </table:table-cell>
          <table:table-cell office:value-type="float" office:value="118.3" calcext:value-type="float">
            <text:p>118.3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409.747" calcext:value-type="float">
            <text:p>409.747</text:p>
          </table:table-cell>
          <table:table-cell office:value-type="float" office:value="88806.844" calcext:value-type="float">
            <text:p>88806.844</text:p>
          </table:table-cell>
          <table:table-cell office:value-type="float" office:value="-704.701" calcext:value-type="float">
            <text:p>-704.701</text:p>
          </table:table-cell>
          <table:table-cell office:value-type="float" office:value="9304.429" calcext:value-type="float">
            <text:p>9304.429</text:p>
          </table:table-cell>
          <table:table-cell office:value-type="float" office:value="0" calcext:value-type="float">
            <text:p>0</text:p>
          </table:table-cell>
          <table:table-cell office:value-type="float" office:value="2596" calcext:value-type="float">
            <text:p>2596</text:p>
          </table:table-cell>
          <table:table-cell office:value-type="float" office:value="39581.815" calcext:value-type="float">
            <text:p>39581.815</text:p>
          </table:table-cell>
          <table:table-cell office:value-type="float" office:value="88806.844" calcext:value-type="float">
            <text:p>88806.844</text:p>
          </table:table-cell>
          <table:table-cell office:value-type="float" office:value="-70197.986" calcext:value-type="float">
            <text:p>-70197.98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48.67" calcext:value-type="float">
            <text:p>6048.67</text:p>
          </table:table-cell>
          <table:table-cell office:value-type="float" office:value="4982.445" calcext:value-type="float">
            <text:p>4982.445</text:p>
          </table:table-cell>
          <table:table-cell office:value-type="float" office:value="7271.412" calcext:value-type="float">
            <text:p>7271.412</text:p>
          </table:table-cell>
          <table:table-cell office:value-type="float" office:value="530.256" calcext:value-type="float">
            <text:p>530.256</text:p>
          </table:table-cell>
          <table:table-cell office:value-type="float" office:value="7113.721" calcext:value-type="float">
            <text:p>7113.721</text:p>
          </table:table-cell>
          <table:table-cell office:value-type="float" office:value="4983.619" calcext:value-type="float">
            <text:p>4983.619</text:p>
          </table:table-cell>
          <table:table-cell office:value-type="float" office:value="6336.504" calcext:value-type="float">
            <text:p>6336.504</text:p>
          </table:table-cell>
          <table:table-cell office:value-type="float" office:value="5217.978" calcext:value-type="float">
            <text:p>5217.978</text:p>
          </table:table-cell>
          <table:table-cell office:value-type="float" office:value="7643.617" calcext:value-type="float">
            <text:p>7643.617</text:p>
          </table:table-cell>
          <table:table-cell office:value-type="float" office:value="563.092" calcext:value-type="float">
            <text:p>563.092</text:p>
          </table:table-cell>
          <table:table-cell office:value-type="float" office:value="7467.507" calcext:value-type="float">
            <text:p>7467.507</text:p>
          </table:table-cell>
          <table:table-cell office:value-type="float" office:value="5205.501" calcext:value-type="float">
            <text:p>5205.501</text:p>
          </table:table-cell>
          <table:table-cell office:value-type="float" office:value="46.92" calcext:value-type="float">
            <text:p>46.92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54.646" calcext:value-type="float">
            <text:p>154.646</text:p>
          </table:table-cell>
          <table:table-cell office:value-type="float" office:value="18385.875" calcext:value-type="float">
            <text:p>18385.875</text:p>
          </table:table-cell>
          <table:table-cell office:value-type="float" office:value="-263.695" calcext:value-type="float">
            <text:p>-263.695</text:p>
          </table:table-cell>
          <table:table-cell office:value-type="float" office:value="2484.26" calcext:value-type="float">
            <text:p>2484.26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7916.926" calcext:value-type="float">
            <text:p>7916.926</text:p>
          </table:table-cell>
          <table:table-cell office:value-type="float" office:value="18385.875" calcext:value-type="float">
            <text:p>18385.875</text:p>
          </table:table-cell>
          <table:table-cell office:value-type="float" office:value="-13417.354" calcext:value-type="float">
            <text:p>-13417.35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68.032" calcext:value-type="float">
            <text:p>6068.032</text:p>
          </table:table-cell>
          <table:table-cell office:value-type="float" office:value="4853.238" calcext:value-type="float">
            <text:p>4853.238</text:p>
          </table:table-cell>
          <table:table-cell office:value-type="float" office:value="7097.394" calcext:value-type="float">
            <text:p>7097.394</text:p>
          </table:table-cell>
          <table:table-cell office:value-type="float" office:value="532.009" calcext:value-type="float">
            <text:p>532.009</text:p>
          </table:table-cell>
          <table:table-cell office:value-type="float" office:value="7136.603" calcext:value-type="float">
            <text:p>7136.603</text:p>
          </table:table-cell>
          <table:table-cell office:value-type="float" office:value="4999.461" calcext:value-type="float">
            <text:p>4999.461</text:p>
          </table:table-cell>
          <table:table-cell office:value-type="float" office:value="6350.814" calcext:value-type="float">
            <text:p>6350.814</text:p>
          </table:table-cell>
          <table:table-cell office:value-type="float" office:value="5060.228" calcext:value-type="float">
            <text:p>5060.228</text:p>
          </table:table-cell>
          <table:table-cell office:value-type="float" office:value="7412.66" calcext:value-type="float">
            <text:p>7412.66</text:p>
          </table:table-cell>
          <table:table-cell office:value-type="float" office:value="562.071" calcext:value-type="float">
            <text:p>562.071</text:p>
          </table:table-cell>
          <table:table-cell office:value-type="float" office:value="7479.767" calcext:value-type="float">
            <text:p>7479.767</text:p>
          </table:table-cell>
          <table:table-cell office:value-type="float" office:value="5221.861" calcext:value-type="float">
            <text:p>5221.861</text:p>
          </table:table-cell>
          <table:table-cell office:value-type="float" office:value="36.6" calcext:value-type="float">
            <text:p>36.6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126.783" calcext:value-type="float">
            <text:p>126.783</text:p>
          </table:table-cell>
          <table:table-cell office:value-type="float" office:value="28455.534" calcext:value-type="float">
            <text:p>28455.534</text:p>
          </table:table-cell>
          <table:table-cell office:value-type="float" office:value="-218.052" calcext:value-type="float">
            <text:p>-218.052</text:p>
          </table:table-cell>
          <table:table-cell office:value-type="float" office:value="3143.662" calcext:value-type="float">
            <text:p>3143.662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12602.005" calcext:value-type="float">
            <text:p>12602.005</text:p>
          </table:table-cell>
          <table:table-cell office:value-type="float" office:value="28455.534" calcext:value-type="float">
            <text:p>28455.534</text:p>
          </table:table-cell>
          <table:table-cell office:value-type="float" office:value="-22168.211" calcext:value-type="float">
            <text:p>-22168.21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35.777" calcext:value-type="float">
            <text:p>6035.777</text:p>
          </table:table-cell>
          <table:table-cell office:value-type="float" office:value="4844.653" calcext:value-type="float">
            <text:p>4844.653</text:p>
          </table:table-cell>
          <table:table-cell office:value-type="float" office:value="7018.419" calcext:value-type="float">
            <text:p>7018.419</text:p>
          </table:table-cell>
          <table:table-cell office:value-type="float" office:value="518.029" calcext:value-type="float">
            <text:p>518.029</text:p>
          </table:table-cell>
          <table:table-cell office:value-type="float" office:value="7076.269" calcext:value-type="float">
            <text:p>7076.269</text:p>
          </table:table-cell>
          <table:table-cell office:value-type="float" office:value="4995.285" calcext:value-type="float">
            <text:p>4995.285</text:p>
          </table:table-cell>
          <table:table-cell office:value-type="float" office:value="6317.357" calcext:value-type="float">
            <text:p>6317.357</text:p>
          </table:table-cell>
          <table:table-cell office:value-type="float" office:value="5028.918" calcext:value-type="float">
            <text:p>5028.918</text:p>
          </table:table-cell>
          <table:table-cell office:value-type="float" office:value="7335.137" calcext:value-type="float">
            <text:p>7335.137</text:p>
          </table:table-cell>
          <table:table-cell office:value-type="float" office:value="547.033" calcext:value-type="float">
            <text:p>547.033</text:p>
          </table:table-cell>
          <table:table-cell office:value-type="float" office:value="7416.104" calcext:value-type="float">
            <text:p>7416.104</text:p>
          </table:table-cell>
          <table:table-cell office:value-type="float" office:value="5218.609" calcext:value-type="float">
            <text:p>5218.609</text:p>
          </table:table-cell>
          <table:table-cell office:value-type="float" office:value="64.4" calcext:value-type="float">
            <text:p>64.4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221.723" calcext:value-type="float">
            <text:p>221.723</text:p>
          </table:table-cell>
          <table:table-cell office:value-type="float" office:value="47834.21" calcext:value-type="float">
            <text:p>47834.21</text:p>
          </table:table-cell>
          <table:table-cell office:value-type="float" office:value="-380.943" calcext:value-type="float">
            <text:p>-380.943</text:p>
          </table:table-cell>
          <table:table-cell office:value-type="float" office:value="5525.872" calcext:value-type="float">
            <text:p>5525.872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21064.024" calcext:value-type="float">
            <text:p>21064.024</text:p>
          </table:table-cell>
          <table:table-cell office:value-type="float" office:value="47834.21" calcext:value-type="float">
            <text:p>47834.21</text:p>
          </table:table-cell>
          <table:table-cell office:value-type="float" office:value="-36782.467" calcext:value-type="float">
            <text:p>-36782.467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office:value-type="string" calcext:value-type="string">
            <text:p>PATHWAY NET VALU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et-Burn Pathways</text:p>
          </table:table-cell>
          <table:table-cell office:value-type="float" office:value="514547.061" calcext:value-type="float">
            <text:p>514547.061</text:p>
          </table:table-cell>
          <table:table-cell office:value-type="float" office:value="404109.268" calcext:value-type="float">
            <text:p>404109.268</text:p>
          </table:table-cell>
          <table:table-cell office:value-type="float" office:value="516836.924" calcext:value-type="float">
            <text:p>516836.924</text:p>
          </table:table-cell>
          <table:table-cell office:value-type="float" office:value="484846.698" calcext:value-type="float">
            <text:p>484846.698</text:p>
          </table:table-cell>
          <table:table-cell office:value-type="float" office:value="437465.651" calcext:value-type="float">
            <text:p>437465.651</text:p>
          </table:table-cell>
          <table:table-cell office:value-type="float" office:value="504325.719" calcext:value-type="float">
            <text:p>504325.719</text:p>
          </table:table-cell>
          <table:table-cell office:value-type="float" office:value="452457.448" calcext:value-type="float">
            <text:p>452457.448</text:p>
          </table:table-cell>
          <table:table-cell office:value-type="float" office:value="604414.447" calcext:value-type="float">
            <text:p>604414.447</text:p>
          </table:table-cell>
          <table:table-cell office:value-type="float" office:value="499607.044" calcext:value-type="float">
            <text:p>499607.044</text:p>
          </table:table-cell>
          <table:table-cell office:value-type="float" office:value="525229.369" calcext:value-type="float">
            <text:p>525229.369</text:p>
          </table:table-cell>
          <table:table-cell office:value-type="float" office:value="505651.357" calcext:value-type="float">
            <text:p>505651.357</text:p>
          </table:table-cell>
          <table:table-cell office:value-type="float" office:value="547876.893" calcext:value-type="float">
            <text:p>547876.893</text:p>
          </table:table-cell>
          <table:table-cell office:value-type="float" office:value="546483.052" calcext:value-type="float">
            <text:p>546483.052</text:p>
          </table:table-cell>
          <table:table-cell office:value-type="float" office:value="473858.958" calcext:value-type="float">
            <text:p>473858.958</text:p>
          </table:table-cell>
          <table:table-cell office:value-type="float" office:value="632682.332" calcext:value-type="float">
            <text:p>632682.332</text:p>
          </table:table-cell>
          <table:table-cell office:value-type="float" office:value="602341.319" calcext:value-type="float">
            <text:p>602341.319</text:p>
          </table:table-cell>
          <table:table-cell office:value-type="float" office:value="567790.198" calcext:value-type="float">
            <text:p>567790.198</text:p>
          </table:table-cell>
          <table:table-cell office:value-type="float" office:value="420735.072" calcext:value-type="float">
            <text:p>420735.072</text:p>
          </table:table-cell>
          <table:table-cell office:value-type="float" office:value="590601.582" calcext:value-type="float">
            <text:p>590601.582</text:p>
          </table:table-cell>
          <table:table-cell office:value-type="float" office:value="432855.758" calcext:value-type="float">
            <text:p>432855.758</text:p>
          </table:table-cell>
          <table:table-cell office:value-type="float" office:value="475835.153" calcext:value-type="float">
            <text:p>475835.153</text:p>
          </table:table-cell>
          <table:table-cell office:value-type="float" office:value="570525.857" calcext:value-type="float">
            <text:p>570525.857</text:p>
          </table:table-cell>
          <table:table-cell office:value-type="float" office:value="639482.356" calcext:value-type="float">
            <text:p>639482.356</text:p>
          </table:table-cell>
          <table:table-cell office:value-type="float" office:value="389916.008" calcext:value-type="float">
            <text:p>389916.008</text:p>
          </table:table-cell>
          <table:table-cell office:value-type="float" office:value="593218.603" calcext:value-type="float">
            <text:p>593218.603</text:p>
          </table:table-cell>
          <table:table-cell office:value-type="float" office:value="511864.152" calcext:value-type="float">
            <text:p>511864.152</text:p>
          </table:table-cell>
          <table:table-cell office:value-type="float" office:value="625020.128" calcext:value-type="float">
            <text:p>625020.128</text:p>
          </table:table-cell>
          <table:table-cell office:value-type="float" office:value="490585.831" calcext:value-type="float">
            <text:p>490585.831</text:p>
          </table:table-cell>
          <table:table-cell office:value-type="float" office:value="485804.643" calcext:value-type="float">
            <text:p>485804.643</text:p>
          </table:table-cell>
          <table:table-cell office:value-type="float" office:value="595455.946" calcext:value-type="float">
            <text:p>595455.946</text:p>
          </table:table-cell>
          <table:table-cell office:value-type="float" office:value="531094.824" calcext:value-type="float">
            <text:p>531094.824</text:p>
          </table:table-cell>
          <table:table-cell office:value-type="float" office:value="511218.323" calcext:value-type="float">
            <text:p>511218.323</text:p>
          </table:table-cell>
          <table:table-cell office:value-type="float" office:value="586986.453" calcext:value-type="float">
            <text:p>586986.453</text:p>
          </table:table-cell>
          <table:table-cell office:value-type="float" office:value="433064.205" calcext:value-type="float">
            <text:p>433064.205</text:p>
          </table:table-cell>
          <table:table-cell office:value-type="float" office:value="579220.2" calcext:value-type="float">
            <text:p>579220.2</text:p>
          </table:table-cell>
          <table:table-cell office:value-type="float" office:value="393725.432" calcext:value-type="float">
            <text:p>393725.432</text:p>
          </table:table-cell>
          <table:table-cell office:value-type="float" office:value="537701.83" calcext:value-type="float">
            <text:p>537701.83</text:p>
          </table:table-cell>
          <table:table-cell office:value-type="float" office:value="458104.997" calcext:value-type="float">
            <text:p>458104.997</text:p>
          </table:table-cell>
          <table:table-cell office:value-type="float" office:value="556209.178" calcext:value-type="float">
            <text:p>556209.178</text:p>
          </table:table-cell>
          <table:table-cell office:value-type="float" office:value="447056.317" calcext:value-type="float">
            <text:p>447056.317</text:p>
          </table:table-cell>
          <table:table-cell office:value-type="float" office:value="557536.278" calcext:value-type="float">
            <text:p>557536.278</text:p>
          </table:table-cell>
          <table:table-cell office:value-type="float" office:value="542262" calcext:value-type="float">
            <text:p>542262</text:p>
          </table:table-cell>
          <table:table-cell office:value-type="float" office:value="538576.525" calcext:value-type="float">
            <text:p>538576.525</text:p>
          </table:table-cell>
          <table:table-cell office:value-type="float" office:value="486786.73" calcext:value-type="float">
            <text:p>486786.73</text:p>
          </table:table-cell>
          <table:table-cell office:value-type="float" office:value="519695.645" calcext:value-type="float">
            <text:p>519695.645</text:p>
          </table:table-cell>
          <table:table-cell office:value-type="float" office:value="642562.94" calcext:value-type="float">
            <text:p>642562.94</text:p>
          </table:table-cell>
          <table:table-cell office:value-type="float" office:value="606313.848" calcext:value-type="float">
            <text:p>606313.848</text:p>
          </table:table-cell>
          <table:table-cell office:value-type="float" office:value="395784.299" calcext:value-type="float">
            <text:p>395784.299</text:p>
          </table:table-cell>
          <table:table-cell office:value-type="float" office:value="620914.518" calcext:value-type="float">
            <text:p>620914.518</text:p>
          </table:table-cell>
          <table:table-cell office:value-type="float" office:value="543681.088" calcext:value-type="float">
            <text:p>543681.088</text:p>
          </table:table-cell>
        </table:table-row>
        <table:table-row table:style-name="ro1">
          <table:table-cell office:value-type="string" calcext:value-type="string">
            <text:p>Suppress-All Pathways</text:p>
          </table:table-cell>
          <table:table-cell office:value-type="float" office:value="-1487744.874" calcext:value-type="float">
            <text:p>-1487744.874</text:p>
          </table:table-cell>
          <table:table-cell office:value-type="float" office:value="-977825.741" calcext:value-type="float">
            <text:p>-977825.741</text:p>
          </table:table-cell>
          <table:table-cell office:value-type="float" office:value="-1380896.218" calcext:value-type="float">
            <text:p>-1380896.218</text:p>
          </table:table-cell>
          <table:table-cell office:value-type="float" office:value="-466130.505" calcext:value-type="float">
            <text:p>-466130.505</text:p>
          </table:table-cell>
          <table:table-cell office:value-type="float" office:value="-1384009.595" calcext:value-type="float">
            <text:p>-1384009.595</text:p>
          </table:table-cell>
          <table:table-cell office:value-type="float" office:value="-694855.65" calcext:value-type="float">
            <text:p>-694855.65</text:p>
          </table:table-cell>
          <table:table-cell office:value-type="float" office:value="-919689.502" calcext:value-type="float">
            <text:p>-919689.502</text:p>
          </table:table-cell>
          <table:table-cell office:value-type="float" office:value="-592638.683" calcext:value-type="float">
            <text:p>-592638.683</text:p>
          </table:table-cell>
          <table:table-cell office:value-type="float" office:value="-1082900.022" calcext:value-type="float">
            <text:p>-1082900.022</text:p>
          </table:table-cell>
          <table:table-cell office:value-type="float" office:value="-671547.125" calcext:value-type="float">
            <text:p>-671547.125</text:p>
          </table:table-cell>
          <table:table-cell office:value-type="float" office:value="-615070.005" calcext:value-type="float">
            <text:p>-615070.005</text:p>
          </table:table-cell>
          <table:table-cell office:value-type="float" office:value="-590826.215" calcext:value-type="float">
            <text:p>-590826.215</text:p>
          </table:table-cell>
          <table:table-cell office:value-type="float" office:value="-538172.811" calcext:value-type="float">
            <text:p>-538172.811</text:p>
          </table:table-cell>
          <table:table-cell office:value-type="float" office:value="-1121290.822" calcext:value-type="float">
            <text:p>-1121290.822</text:p>
          </table:table-cell>
          <table:table-cell office:value-type="float" office:value="-478570.79" calcext:value-type="float">
            <text:p>-478570.79</text:p>
          </table:table-cell>
          <table:table-cell office:value-type="float" office:value="-384549.486" calcext:value-type="float">
            <text:p>-384549.486</text:p>
          </table:table-cell>
          <table:table-cell office:value-type="float" office:value="-684081.675" calcext:value-type="float">
            <text:p>-684081.675</text:p>
          </table:table-cell>
          <table:table-cell office:value-type="float" office:value="-660160.407" calcext:value-type="float">
            <text:p>-660160.407</text:p>
          </table:table-cell>
          <table:table-cell office:value-type="float" office:value="-485998.483" calcext:value-type="float">
            <text:p>-485998.483</text:p>
          </table:table-cell>
          <table:table-cell office:value-type="float" office:value="-1035791.002" calcext:value-type="float">
            <text:p>-1035791.002</text:p>
          </table:table-cell>
          <table:table-cell office:value-type="float" office:value="-845935.207" calcext:value-type="float">
            <text:p>-845935.207</text:p>
          </table:table-cell>
          <table:table-cell office:value-type="float" office:value="-914760.523" calcext:value-type="float">
            <text:p>-914760.523</text:p>
          </table:table-cell>
          <table:table-cell office:value-type="float" office:value="-261369.493" calcext:value-type="float">
            <text:p>-261369.493</text:p>
          </table:table-cell>
          <table:table-cell office:value-type="float" office:value="-1116223.23" calcext:value-type="float">
            <text:p>-1116223.23</text:p>
          </table:table-cell>
          <table:table-cell office:value-type="float" office:value="-1104497.702" calcext:value-type="float">
            <text:p>-1104497.702</text:p>
          </table:table-cell>
          <table:table-cell office:value-type="float" office:value="-852504.138" calcext:value-type="float">
            <text:p>-852504.138</text:p>
          </table:table-cell>
          <table:table-cell office:value-type="float" office:value="-580945.349" calcext:value-type="float">
            <text:p>-580945.349</text:p>
          </table:table-cell>
          <table:table-cell office:value-type="float" office:value="-723046.685" calcext:value-type="float">
            <text:p>-723046.685</text:p>
          </table:table-cell>
          <table:table-cell office:value-type="float" office:value="-693679.426" calcext:value-type="float">
            <text:p>-693679.426</text:p>
          </table:table-cell>
          <table:table-cell office:value-type="float" office:value="-546114.972" calcext:value-type="float">
            <text:p>-546114.972</text:p>
          </table:table-cell>
          <table:table-cell office:value-type="float" office:value="-736520.819" calcext:value-type="float">
            <text:p>-736520.819</text:p>
          </table:table-cell>
          <table:table-cell office:value-type="float" office:value="-1201864.541" calcext:value-type="float">
            <text:p>-1201864.541</text:p>
          </table:table-cell>
          <table:table-cell office:value-type="float" office:value="-1058808.784" calcext:value-type="float">
            <text:p>-1058808.784</text:p>
          </table:table-cell>
          <table:table-cell office:value-type="float" office:value="-563623.513" calcext:value-type="float">
            <text:p>-563623.513</text:p>
          </table:table-cell>
          <table:table-cell office:value-type="float" office:value="-1422192.236" calcext:value-type="float">
            <text:p>-1422192.236</text:p>
          </table:table-cell>
          <table:table-cell office:value-type="float" office:value="-1957284.893" calcext:value-type="float">
            <text:p>-1957284.893</text:p>
          </table:table-cell>
          <table:table-cell office:value-type="float" office:value="-1101783.246" calcext:value-type="float">
            <text:p>-1101783.246</text:p>
          </table:table-cell>
          <table:table-cell office:value-type="float" office:value="-839268.574" calcext:value-type="float">
            <text:p>-839268.574</text:p>
          </table:table-cell>
          <table:table-cell office:value-type="float" office:value="-698700.265" calcext:value-type="float">
            <text:p>-698700.265</text:p>
          </table:table-cell>
          <table:table-cell office:value-type="float" office:value="-741505.539" calcext:value-type="float">
            <text:p>-741505.539</text:p>
          </table:table-cell>
          <table:table-cell office:value-type="float" office:value="-1181034.715" calcext:value-type="float">
            <text:p>-1181034.715</text:p>
          </table:table-cell>
          <table:table-cell office:value-type="float" office:value="-747363.21" calcext:value-type="float">
            <text:p>-747363.21</text:p>
          </table:table-cell>
          <table:table-cell office:value-type="float" office:value="-531549.773" calcext:value-type="float">
            <text:p>-531549.773</text:p>
          </table:table-cell>
          <table:table-cell office:value-type="float" office:value="-685510.246" calcext:value-type="float">
            <text:p>-685510.246</text:p>
          </table:table-cell>
          <table:table-cell office:value-type="float" office:value="-938551.361" calcext:value-type="float">
            <text:p>-938551.361</text:p>
          </table:table-cell>
          <table:table-cell office:value-type="float" office:value="-239077.553" calcext:value-type="float">
            <text:p>-239077.553</text:p>
          </table:table-cell>
          <table:table-cell office:value-type="float" office:value="-722063.376" calcext:value-type="float">
            <text:p>-722063.376</text:p>
          </table:table-cell>
          <table:table-cell office:value-type="float" office:value="-920488.906" calcext:value-type="float">
            <text:p>-920488.906</text:p>
          </table:table-cell>
          <table:table-cell office:value-type="float" office:value="-757980.002" calcext:value-type="float">
            <text:p>-757980.002</text:p>
          </table:table-cell>
          <table:table-cell office:value-type="float" office:value="-771231.801" calcext:value-type="float">
            <text:p>-771231.801</text:p>
          </table:table-cell>
        </table:table-row>
        <table:table-row table:style-name="ro1">
          <table:table-cell office:value-type="string" calcext:value-type="string">
            <text:p>Coin-Toss Pathways</text:p>
          </table:table-cell>
          <table:table-cell office:value-type="float" office:value="-193413.594" calcext:value-type="float">
            <text:p>-193413.594</text:p>
          </table:table-cell>
          <table:table-cell office:value-type="float" office:value="-131875.024" calcext:value-type="float">
            <text:p>-131875.024</text:p>
          </table:table-cell>
          <table:table-cell office:value-type="float" office:value="26928.468" calcext:value-type="float">
            <text:p>26928.468</text:p>
          </table:table-cell>
          <table:table-cell office:value-type="float" office:value="-60701.167" calcext:value-type="float">
            <text:p>-60701.167</text:p>
          </table:table-cell>
          <table:table-cell office:value-type="float" office:value="-429503.779" calcext:value-type="float">
            <text:p>-429503.779</text:p>
          </table:table-cell>
          <table:table-cell office:value-type="float" office:value="-37955.463" calcext:value-type="float">
            <text:p>-37955.463</text:p>
          </table:table-cell>
          <table:table-cell office:value-type="float" office:value="-269719.769" calcext:value-type="float">
            <text:p>-269719.769</text:p>
          </table:table-cell>
          <table:table-cell office:value-type="float" office:value="-66733.886" calcext:value-type="float">
            <text:p>-66733.886</text:p>
          </table:table-cell>
          <table:table-cell office:value-type="float" office:value="-15002.283" calcext:value-type="float">
            <text:p>-15002.283</text:p>
          </table:table-cell>
          <table:table-cell office:value-type="float" office:value="50500.23" calcext:value-type="float">
            <text:p>50500.23</text:p>
          </table:table-cell>
          <table:table-cell office:value-type="float" office:value="-37132.838" calcext:value-type="float">
            <text:p>-37132.838</text:p>
          </table:table-cell>
          <table:table-cell office:value-type="float" office:value="75503.272" calcext:value-type="float">
            <text:p>75503.272</text:p>
          </table:table-cell>
          <table:table-cell office:value-type="float" office:value="-181021.062" calcext:value-type="float">
            <text:p>-181021.062</text:p>
          </table:table-cell>
          <table:table-cell office:value-type="float" office:value="-109669.656" calcext:value-type="float">
            <text:p>-109669.656</text:p>
          </table:table-cell>
          <table:table-cell office:value-type="float" office:value="-71672.406" calcext:value-type="float">
            <text:p>-71672.406</text:p>
          </table:table-cell>
          <table:table-cell office:value-type="float" office:value="204929.122" calcext:value-type="float">
            <text:p>204929.122</text:p>
          </table:table-cell>
          <table:table-cell office:value-type="float" office:value="225432.34" calcext:value-type="float">
            <text:p>225432.34</text:p>
          </table:table-cell>
          <table:table-cell office:value-type="float" office:value="-153858.101" calcext:value-type="float">
            <text:p>-153858.101</text:p>
          </table:table-cell>
          <table:table-cell office:value-type="float" office:value="78239.545" calcext:value-type="float">
            <text:p>78239.545</text:p>
          </table:table-cell>
          <table:table-cell office:value-type="float" office:value="-26892.61" calcext:value-type="float">
            <text:p>-26892.61</text:p>
          </table:table-cell>
          <table:table-cell office:value-type="float" office:value="-15097.029" calcext:value-type="float">
            <text:p>-15097.029</text:p>
          </table:table-cell>
          <table:table-cell office:value-type="float" office:value="162611.387" calcext:value-type="float">
            <text:p>162611.387</text:p>
          </table:table-cell>
          <table:table-cell office:value-type="float" office:value="192726.483" calcext:value-type="float">
            <text:p>192726.483</text:p>
          </table:table-cell>
          <table:table-cell office:value-type="float" office:value="-470615.701" calcext:value-type="float">
            <text:p>-470615.701</text:p>
          </table:table-cell>
          <table:table-cell office:value-type="float" office:value="268637.846" calcext:value-type="float">
            <text:p>268637.846</text:p>
          </table:table-cell>
          <table:table-cell office:value-type="float" office:value="-5469.142" calcext:value-type="float">
            <text:p>-5469.142</text:p>
          </table:table-cell>
          <table:table-cell office:value-type="float" office:value="16734.543" calcext:value-type="float">
            <text:p>16734.543</text:p>
          </table:table-cell>
          <table:table-cell office:value-type="float" office:value="-1081613.588" calcext:value-type="float">
            <text:p>-1081613.588</text:p>
          </table:table-cell>
          <table:table-cell office:value-type="float" office:value="-189768.484" calcext:value-type="float">
            <text:p>-189768.484</text:p>
          </table:table-cell>
          <table:table-cell office:value-type="float" office:value="-145193.487" calcext:value-type="float">
            <text:p>-145193.487</text:p>
          </table:table-cell>
          <table:table-cell office:value-type="float" office:value="-35631.4" calcext:value-type="float">
            <text:p>-35631.4</text:p>
          </table:table-cell>
          <table:table-cell office:value-type="float" office:value="-9301.23" calcext:value-type="float">
            <text:p>-9301.23</text:p>
          </table:table-cell>
          <table:table-cell office:value-type="float" office:value="161458.707" calcext:value-type="float">
            <text:p>161458.707</text:p>
          </table:table-cell>
          <table:table-cell office:value-type="float" office:value="-249779.352" calcext:value-type="float">
            <text:p>-249779.352</text:p>
          </table:table-cell>
          <table:table-cell office:value-type="float" office:value="-52955.157" calcext:value-type="float">
            <text:p>-52955.157</text:p>
          </table:table-cell>
          <table:table-cell office:value-type="float" office:value="-240586.751" calcext:value-type="float">
            <text:p>-240586.751</text:p>
          </table:table-cell>
          <table:table-cell office:value-type="float" office:value="-224987.61" calcext:value-type="float">
            <text:p>-224987.61</text:p>
          </table:table-cell>
          <table:table-cell office:value-type="float" office:value="-70637.298" calcext:value-type="float">
            <text:p>-70637.298</text:p>
          </table:table-cell>
          <table:table-cell office:value-type="float" office:value="122627.515" calcext:value-type="float">
            <text:p>122627.515</text:p>
          </table:table-cell>
          <table:table-cell office:value-type="float" office:value="-180794.494" calcext:value-type="float">
            <text:p>-180794.494</text:p>
          </table:table-cell>
          <table:table-cell office:value-type="float" office:value="-103130.163" calcext:value-type="float">
            <text:p>-103130.163</text:p>
          </table:table-cell>
          <table:table-cell office:value-type="float" office:value="-68523.37" calcext:value-type="float">
            <text:p>-68523.37</text:p>
          </table:table-cell>
          <table:table-cell office:value-type="float" office:value="-76404.742" calcext:value-type="float">
            <text:p>-76404.742</text:p>
          </table:table-cell>
          <table:table-cell office:value-type="float" office:value="-485668.975" calcext:value-type="float">
            <text:p>-485668.975</text:p>
          </table:table-cell>
          <table:table-cell office:value-type="float" office:value="13308.524" calcext:value-type="float">
            <text:p>13308.524</text:p>
          </table:table-cell>
          <table:table-cell office:value-type="float" office:value="-3609.549" calcext:value-type="float">
            <text:p>-3609.549</text:p>
          </table:table-cell>
          <table:table-cell office:value-type="float" office:value="193238.031" calcext:value-type="float">
            <text:p>193238.031</text:p>
          </table:table-cell>
          <table:table-cell office:value-type="float" office:value="-227054.339" calcext:value-type="float">
            <text:p>-227054.339</text:p>
          </table:table-cell>
          <table:table-cell office:value-type="float" office:value="59970.149" calcext:value-type="float">
            <text:p>59970.149</text:p>
          </table:table-cell>
          <table:table-cell office:value-type="float" office:value="-489993.172" calcext:value-type="float">
            <text:p>-489993.172</text:p>
          </table:table-cell>
        </table:table-row>
        <table:table-row table:style-name="ro1">
          <table:table-cell office:value-type="string" calcext:value-type="string">
            <text:p>J1.1 Pathways</text:p>
          </table:table-cell>
          <table:table-cell office:value-type="float" office:value="514547.061" calcext:value-type="float">
            <text:p>514547.061</text:p>
          </table:table-cell>
          <table:table-cell office:value-type="float" office:value="404109.268" calcext:value-type="float">
            <text:p>404109.268</text:p>
          </table:table-cell>
          <table:table-cell office:value-type="float" office:value="516836.924" calcext:value-type="float">
            <text:p>516836.924</text:p>
          </table:table-cell>
          <table:table-cell office:value-type="float" office:value="484846.698" calcext:value-type="float">
            <text:p>484846.698</text:p>
          </table:table-cell>
          <table:table-cell office:value-type="float" office:value="437465.651" calcext:value-type="float">
            <text:p>437465.651</text:p>
          </table:table-cell>
          <table:table-cell office:value-type="float" office:value="504325.719" calcext:value-type="float">
            <text:p>504325.719</text:p>
          </table:table-cell>
          <table:table-cell office:value-type="float" office:value="452457.448" calcext:value-type="float">
            <text:p>452457.448</text:p>
          </table:table-cell>
          <table:table-cell office:value-type="float" office:value="604414.447" calcext:value-type="float">
            <text:p>604414.447</text:p>
          </table:table-cell>
          <table:table-cell office:value-type="float" office:value="499607.044" calcext:value-type="float">
            <text:p>499607.044</text:p>
          </table:table-cell>
          <table:table-cell office:value-type="float" office:value="525229.369" calcext:value-type="float">
            <text:p>525229.369</text:p>
          </table:table-cell>
          <table:table-cell office:value-type="float" office:value="505651.357" calcext:value-type="float">
            <text:p>505651.357</text:p>
          </table:table-cell>
          <table:table-cell office:value-type="float" office:value="547876.893" calcext:value-type="float">
            <text:p>547876.893</text:p>
          </table:table-cell>
          <table:table-cell office:value-type="float" office:value="538342.862" calcext:value-type="float">
            <text:p>538342.862</text:p>
          </table:table-cell>
          <table:table-cell office:value-type="float" office:value="473858.958" calcext:value-type="float">
            <text:p>473858.958</text:p>
          </table:table-cell>
          <table:table-cell office:value-type="float" office:value="632682.332" calcext:value-type="float">
            <text:p>632682.332</text:p>
          </table:table-cell>
          <table:table-cell office:value-type="float" office:value="602341.319" calcext:value-type="float">
            <text:p>602341.319</text:p>
          </table:table-cell>
          <table:table-cell office:value-type="float" office:value="567790.198" calcext:value-type="float">
            <text:p>567790.198</text:p>
          </table:table-cell>
          <table:table-cell office:value-type="float" office:value="420735.072" calcext:value-type="float">
            <text:p>420735.072</text:p>
          </table:table-cell>
          <table:table-cell office:value-type="float" office:value="590601.582" calcext:value-type="float">
            <text:p>590601.582</text:p>
          </table:table-cell>
          <table:table-cell office:value-type="float" office:value="432855.758" calcext:value-type="float">
            <text:p>432855.758</text:p>
          </table:table-cell>
          <table:table-cell office:value-type="float" office:value="475835.153" calcext:value-type="float">
            <text:p>475835.153</text:p>
          </table:table-cell>
          <table:table-cell office:value-type="float" office:value="570525.857" calcext:value-type="float">
            <text:p>570525.857</text:p>
          </table:table-cell>
          <table:table-cell office:value-type="float" office:value="639482.356" calcext:value-type="float">
            <text:p>639482.356</text:p>
          </table:table-cell>
          <table:table-cell office:value-type="float" office:value="389916.008" calcext:value-type="float">
            <text:p>389916.008</text:p>
          </table:table-cell>
          <table:table-cell office:value-type="float" office:value="593218.603" calcext:value-type="float">
            <text:p>593218.603</text:p>
          </table:table-cell>
          <table:table-cell office:value-type="float" office:value="511864.152" calcext:value-type="float">
            <text:p>511864.152</text:p>
          </table:table-cell>
          <table:table-cell office:value-type="float" office:value="625020.128" calcext:value-type="float">
            <text:p>625020.128</text:p>
          </table:table-cell>
          <table:table-cell office:value-type="float" office:value="490585.831" calcext:value-type="float">
            <text:p>490585.831</text:p>
          </table:table-cell>
          <table:table-cell office:value-type="float" office:value="485804.643" calcext:value-type="float">
            <text:p>485804.643</text:p>
          </table:table-cell>
          <table:table-cell office:value-type="float" office:value="595455.946" calcext:value-type="float">
            <text:p>595455.946</text:p>
          </table:table-cell>
          <table:table-cell office:value-type="float" office:value="531094.824" calcext:value-type="float">
            <text:p>531094.824</text:p>
          </table:table-cell>
          <table:table-cell office:value-type="float" office:value="511218.323" calcext:value-type="float">
            <text:p>511218.323</text:p>
          </table:table-cell>
          <table:table-cell office:value-type="float" office:value="578474.173" calcext:value-type="float">
            <text:p>578474.173</text:p>
          </table:table-cell>
          <table:table-cell office:value-type="float" office:value="433064.205" calcext:value-type="float">
            <text:p>433064.205</text:p>
          </table:table-cell>
          <table:table-cell office:value-type="float" office:value="579220.2" calcext:value-type="float">
            <text:p>579220.2</text:p>
          </table:table-cell>
          <table:table-cell office:value-type="float" office:value="393725.432" calcext:value-type="float">
            <text:p>393725.432</text:p>
          </table:table-cell>
          <table:table-cell office:value-type="float" office:value="537701.83" calcext:value-type="float">
            <text:p>537701.83</text:p>
          </table:table-cell>
          <table:table-cell office:value-type="float" office:value="458104.997" calcext:value-type="float">
            <text:p>458104.997</text:p>
          </table:table-cell>
          <table:table-cell office:value-type="float" office:value="556209.178" calcext:value-type="float">
            <text:p>556209.178</text:p>
          </table:table-cell>
          <table:table-cell office:value-type="float" office:value="447056.317" calcext:value-type="float">
            <text:p>447056.317</text:p>
          </table:table-cell>
          <table:table-cell office:value-type="float" office:value="557536.278" calcext:value-type="float">
            <text:p>557536.278</text:p>
          </table:table-cell>
          <table:table-cell office:value-type="float" office:value="542262" calcext:value-type="float">
            <text:p>542262</text:p>
          </table:table-cell>
          <table:table-cell office:value-type="float" office:value="538576.525" calcext:value-type="float">
            <text:p>538576.525</text:p>
          </table:table-cell>
          <table:table-cell office:value-type="float" office:value="486786.73" calcext:value-type="float">
            <text:p>486786.73</text:p>
          </table:table-cell>
          <table:table-cell office:value-type="float" office:value="519695.645" calcext:value-type="float">
            <text:p>519695.645</text:p>
          </table:table-cell>
          <table:table-cell office:value-type="float" office:value="642562.94" calcext:value-type="float">
            <text:p>642562.94</text:p>
          </table:table-cell>
          <table:table-cell office:value-type="float" office:value="606313.848" calcext:value-type="float">
            <text:p>606313.848</text:p>
          </table:table-cell>
          <table:table-cell office:value-type="float" office:value="395784.299" calcext:value-type="float">
            <text:p>395784.299</text:p>
          </table:table-cell>
          <table:table-cell office:value-type="float" office:value="617101.21" calcext:value-type="float">
            <text:p>617101.21</text:p>
          </table:table-cell>
          <table:table-cell office:value-type="float" office:value="529900.232" calcext:value-type="float">
            <text:p>529900.232</text:p>
          </table:table-cell>
        </table:table-row>
        <table:table-row table:style-name="ro1">
          <table:table-cell office:value-type="string" calcext:value-type="string">
            <text:p>J2 Pathways</text:p>
          </table:table-cell>
          <table:table-cell office:value-type="float" office:value="514547.061" calcext:value-type="float">
            <text:p>514547.061</text:p>
          </table:table-cell>
          <table:table-cell office:value-type="float" office:value="404109.268" calcext:value-type="float">
            <text:p>404109.268</text:p>
          </table:table-cell>
          <table:table-cell office:value-type="float" office:value="516836.924" calcext:value-type="float">
            <text:p>516836.924</text:p>
          </table:table-cell>
          <table:table-cell office:value-type="float" office:value="484846.698" calcext:value-type="float">
            <text:p>484846.698</text:p>
          </table:table-cell>
          <table:table-cell office:value-type="float" office:value="437465.651" calcext:value-type="float">
            <text:p>437465.651</text:p>
          </table:table-cell>
          <table:table-cell office:value-type="float" office:value="504325.719" calcext:value-type="float">
            <text:p>504325.719</text:p>
          </table:table-cell>
          <table:table-cell office:value-type="float" office:value="452457.448" calcext:value-type="float">
            <text:p>452457.448</text:p>
          </table:table-cell>
          <table:table-cell office:value-type="float" office:value="604414.447" calcext:value-type="float">
            <text:p>604414.447</text:p>
          </table:table-cell>
          <table:table-cell office:value-type="float" office:value="499607.044" calcext:value-type="float">
            <text:p>499607.044</text:p>
          </table:table-cell>
          <table:table-cell office:value-type="float" office:value="525229.369" calcext:value-type="float">
            <text:p>525229.369</text:p>
          </table:table-cell>
          <table:table-cell office:value-type="float" office:value="505651.357" calcext:value-type="float">
            <text:p>505651.357</text:p>
          </table:table-cell>
          <table:table-cell office:value-type="float" office:value="547876.893" calcext:value-type="float">
            <text:p>547876.893</text:p>
          </table:table-cell>
          <table:table-cell office:value-type="float" office:value="538342.862" calcext:value-type="float">
            <text:p>538342.862</text:p>
          </table:table-cell>
          <table:table-cell office:value-type="float" office:value="473858.958" calcext:value-type="float">
            <text:p>473858.958</text:p>
          </table:table-cell>
          <table:table-cell office:value-type="float" office:value="632682.332" calcext:value-type="float">
            <text:p>632682.332</text:p>
          </table:table-cell>
          <table:table-cell office:value-type="float" office:value="602341.319" calcext:value-type="float">
            <text:p>602341.319</text:p>
          </table:table-cell>
          <table:table-cell office:value-type="float" office:value="567790.198" calcext:value-type="float">
            <text:p>567790.198</text:p>
          </table:table-cell>
          <table:table-cell office:value-type="float" office:value="420735.072" calcext:value-type="float">
            <text:p>420735.072</text:p>
          </table:table-cell>
          <table:table-cell office:value-type="float" office:value="590601.582" calcext:value-type="float">
            <text:p>590601.582</text:p>
          </table:table-cell>
          <table:table-cell office:value-type="float" office:value="432855.758" calcext:value-type="float">
            <text:p>432855.758</text:p>
          </table:table-cell>
          <table:table-cell office:value-type="float" office:value="475835.153" calcext:value-type="float">
            <text:p>475835.153</text:p>
          </table:table-cell>
          <table:table-cell office:value-type="float" office:value="570525.857" calcext:value-type="float">
            <text:p>570525.857</text:p>
          </table:table-cell>
          <table:table-cell office:value-type="float" office:value="639482.356" calcext:value-type="float">
            <text:p>639482.356</text:p>
          </table:table-cell>
          <table:table-cell office:value-type="float" office:value="389916.008" calcext:value-type="float">
            <text:p>389916.008</text:p>
          </table:table-cell>
          <table:table-cell office:value-type="float" office:value="593218.603" calcext:value-type="float">
            <text:p>593218.603</text:p>
          </table:table-cell>
          <table:table-cell office:value-type="float" office:value="511864.152" calcext:value-type="float">
            <text:p>511864.152</text:p>
          </table:table-cell>
          <table:table-cell office:value-type="float" office:value="625020.128" calcext:value-type="float">
            <text:p>625020.128</text:p>
          </table:table-cell>
          <table:table-cell office:value-type="float" office:value="490585.831" calcext:value-type="float">
            <text:p>490585.831</text:p>
          </table:table-cell>
          <table:table-cell office:value-type="float" office:value="485804.643" calcext:value-type="float">
            <text:p>485804.643</text:p>
          </table:table-cell>
          <table:table-cell office:value-type="float" office:value="595455.946" calcext:value-type="float">
            <text:p>595455.946</text:p>
          </table:table-cell>
          <table:table-cell office:value-type="float" office:value="531094.824" calcext:value-type="float">
            <text:p>531094.824</text:p>
          </table:table-cell>
          <table:table-cell office:value-type="float" office:value="511218.323" calcext:value-type="float">
            <text:p>511218.323</text:p>
          </table:table-cell>
          <table:table-cell office:value-type="float" office:value="578474.173" calcext:value-type="float">
            <text:p>578474.173</text:p>
          </table:table-cell>
          <table:table-cell office:value-type="float" office:value="433064.205" calcext:value-type="float">
            <text:p>433064.205</text:p>
          </table:table-cell>
          <table:table-cell office:value-type="float" office:value="579220.2" calcext:value-type="float">
            <text:p>579220.2</text:p>
          </table:table-cell>
          <table:table-cell office:value-type="float" office:value="393725.432" calcext:value-type="float">
            <text:p>393725.432</text:p>
          </table:table-cell>
          <table:table-cell office:value-type="float" office:value="537701.83" calcext:value-type="float">
            <text:p>537701.83</text:p>
          </table:table-cell>
          <table:table-cell office:value-type="float" office:value="458104.997" calcext:value-type="float">
            <text:p>458104.997</text:p>
          </table:table-cell>
          <table:table-cell office:value-type="float" office:value="556209.178" calcext:value-type="float">
            <text:p>556209.178</text:p>
          </table:table-cell>
          <table:table-cell office:value-type="float" office:value="447056.317" calcext:value-type="float">
            <text:p>447056.317</text:p>
          </table:table-cell>
          <table:table-cell office:value-type="float" office:value="557536.278" calcext:value-type="float">
            <text:p>557536.278</text:p>
          </table:table-cell>
          <table:table-cell office:value-type="float" office:value="542262" calcext:value-type="float">
            <text:p>542262</text:p>
          </table:table-cell>
          <table:table-cell office:value-type="float" office:value="538576.525" calcext:value-type="float">
            <text:p>538576.525</text:p>
          </table:table-cell>
          <table:table-cell office:value-type="float" office:value="486786.73" calcext:value-type="float">
            <text:p>486786.73</text:p>
          </table:table-cell>
          <table:table-cell office:value-type="float" office:value="519695.645" calcext:value-type="float">
            <text:p>519695.645</text:p>
          </table:table-cell>
          <table:table-cell office:value-type="float" office:value="642562.94" calcext:value-type="float">
            <text:p>642562.94</text:p>
          </table:table-cell>
          <table:table-cell office:value-type="float" office:value="606313.848" calcext:value-type="float">
            <text:p>606313.848</text:p>
          </table:table-cell>
          <table:table-cell office:value-type="float" office:value="395784.299" calcext:value-type="float">
            <text:p>395784.299</text:p>
          </table:table-cell>
          <table:table-cell office:value-type="float" office:value="617101.21" calcext:value-type="float">
            <text:p>617101.21</text:p>
          </table:table-cell>
          <table:table-cell office:value-type="float" office:value="529900.232" calcext:value-type="float">
            <text:p>529900.232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AVERAGE NET VALU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et-Burn Pathways</text:p>
          </table:table-cell>
          <table:table-cell office:value-type="float" office:value="522618" calcext:value-type="float">
            <text:p>5226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uppress-All Pathways</text:p>
          </table:table-cell>
          <table:table-cell office:value-type="float" office:value="-834165" calcext:value-type="float">
            <text:p>-83416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in-Toss Pathways</text:p>
          </table:table-cell>
          <table:table-cell office:value-type="float" office:value="-87182" calcext:value-type="float">
            <text:p>-8718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1.1 Pathways</text:p>
          </table:table-cell>
          <table:table-cell office:value-type="float" office:value="521933" calcext:value-type="float">
            <text:p>52193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2 Pathways</text:p>
          </table:table-cell>
          <table:table-cell office:value-type="float" office:value="521933" calcext:value-type="float">
            <text:p>521933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0:33:58.393790181</meta:creation-date>
    <dc:date>2015-04-26T11:16:36.028854014</dc:date>
    <meta:editing-duration>PT7M39S</meta:editing-duration>
    <meta:editing-cycles>1</meta:editing-cycles>
    <meta:document-statistic meta:table-count="1" meta:cell-count="15928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8cm" svg:height="9.245cm" xlink:href=".." xlink:type="simple" chart:class="chart:line" chart:style-name="ch1">
        <chart:title svg:x="6.418cm" svg:y="0.32cm" chart:style-name="ch2">
          <text:p>Average # of Cells Burned per Year</text:p>
        </chart:title>
        <chart:subtitle svg:x="3.137cm" svg:y="1.309cm" chart:style-name="ch3">
          <text:p>Under Let-Burn and Suppress-All Policies and HIGH SUPPRESSION COSTS</text:p>
        </chart:subtitle>
        <chart:legend chart:legend-position="bottom" svg:x="5.605cm" svg:y="8.462cm" style:legend-expansion="wide" chart:style-name="ch4"/>
        <chart:plot-area chart:style-name="ch5" table:cell-range-address="Sheet1.S5:Sheet1.S105 Sheet1.S109:Sheet1.S209" chart:data-source-has-labels="row" svg:x="1.529cm" svg:y="2.245cm" svg:width="16.697cm" svg:height="5.221cm">
          <chartooo:coordinate-region svg:x="2.336cm" svg:y="2.444cm" svg:width="15.89cm" svg:height="4.23cm"/>
          <chart:axis chart:dimension="x" chart:name="primary-x" chart:style-name="ch6">
            <chart:title svg:x="9.502cm" svg:y="7.65cm" chart:style-name="ch7">
              <text:p>Year</text:p>
            </chart:title>
          </chart:axis>
          <chart:axis chart:dimension="x" chart:name="secondary-x" chart:style-name="ch8"/>
          <chart:axis chart:dimension="y" chart:name="primary-y" chart:style-name="ch6">
            <chart:title svg:x="0.571cm" svg:y="5.852cm" chart:style-name="ch9">
              <text:p>Cells Burned</text:p>
            </chart:title>
            <chart:grid chart:style-name="ch10" chart:class="major"/>
          </chart:axis>
          <chart:axis chart:dimension="y" chart:name="secondary-y" chart:style-name="ch8"/>
          <chart:series chart:attached-axis="primary-y" chart:style-name="ch11" chart:values-cell-range-address="Sheet1.S6:Sheet1.S105" chart:label-cell-address="Sheet1.S5:Sheet1.S5" chart:class="chart:line">
            <chart:data-point chart:repeated="100"/>
          </chart:series>
          <chart:series chart:attached-axis="primary-y" chart:style-name="ch12" chart:values-cell-range-address="Sheet1.S110:Sheet1.S209" chart:label-cell-address="Sheet1.S109:Sheet1.S109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 cells_burned_ave</text:p>
                <draw:g>
                  <svg:desc>Sheet1.S5:Sheet1.S5</svg:desc>
                </draw:g>
              </table:table-cell>
              <table:table-cell office:value-type="string">
                <text:p>SA cells_burned_ave</text:p>
                <draw:g>
                  <svg:desc>Sheet1.S109:Sheet1.S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4">
                <text:p>5.24</text:p>
                <draw:g>
                  <svg:desc>Sheet1.S6:Sheet1.S105</svg:desc>
                </draw:g>
              </table:table-cell>
              <table:table-cell office:value-type="float" office:value="2.16">
                <text:p>2.16</text:p>
                <draw:g>
                  <svg:desc>Sheet1.S110:Sheet1.S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6">
                <text:p>5.4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2">
                <text:p>8.6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86">
                <text:p>10.8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6">
                <text:p>8.5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86">
                <text:p>8.8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82">
                <text:p>52.82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4">
                <text:p>30.4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8">
                <text:p>20.8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38">
                <text:p>38.38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">
                <text:p>10.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72">
                <text:p>44.72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6">
                <text:p>45.6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24">
                <text:p>15.24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44">
                <text:p>40.44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36">
                <text:p>23.36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16">
                <text:p>26.1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68">
                <text:p>23.6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88">
                <text:p>23.8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98">
                <text:p>27.98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.12">
                <text:p>52.12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86">
                <text:p>41.8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14">
                <text:p>40.14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.04">
                <text:p>40.0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4">
                <text:p>18.4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78">
                <text:p>12.7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.76">
                <text:p>59.76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6">
                <text:p>34.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.52">
                <text:p>46.52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34">
                <text:p>19.34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5">
                <text:p>34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.52">
                <text:p>40.5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56">
                <text:p>46.56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.44">
                <text:p>81.44</text:p>
              </table:table-cell>
              <table:table-cell office:value-type="float" office:value="52.16">
                <text:p>52.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.42">
                <text:p>61.42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84">
                <text:p>57.84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68">
                <text:p>36.68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.42">
                <text:p>29.4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96">
                <text:p>44.9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.76">
                <text:p>193.76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.94">
                <text:p>94.9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.9">
                <text:p>108.9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.9">
                <text:p>36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.52">
                <text:p>62.52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7">
                <text:p>123.7</text:p>
              </table:table-cell>
              <table:table-cell office:value-type="float" office:value="105.48">
                <text:p>105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.04">
                <text:p>51.04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52">
                <text:p>58.52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84">
                <text:p>19.84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.48">
                <text:p>75.48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42">
                <text:p>73.42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34">
                <text:p>63.34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.2">
                <text:p>51.2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.3">
                <text:p>170.3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.34">
                <text:p>128.34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1.62">
                <text:p>211.62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.9">
                <text:p>73.9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.58">
                <text:p>52.58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8">
                <text:p>16.8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.12">
                <text:p>27.12</text:p>
              </table:table-cell>
              <table:table-cell office:value-type="float" office:value="64.14">
                <text:p>64.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.14">
                <text:p>76.14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.26">
                <text:p>39.26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4">
                <text:p>37.4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.02">
                <text:p>52.02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4">
                <text:p>47.4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6">
                <text:p>18.6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1">
                <text:p>16.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.22">
                <text:p>28.22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.56">
                <text:p>54.5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.94">
                <text:p>30.9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14">
                <text:p>14.1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2">
                <text:p>11.2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.52">
                <text:p>30.52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.76">
                <text:p>31.76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.84">
                <text:p>62.84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.44">
                <text:p>80.44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.42">
                <text:p>48.42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.74">
                <text:p>54.74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.4">
                <text:p>80.4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.38">
                <text:p>55.38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.88">
                <text:p>73.88</text:p>
              </table:table-cell>
              <table:table-cell office:value-type="float" office:value="22.82">
                <text:p>22.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.48">
                <text:p>84.48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.2">
                <text:p>54.2</text:p>
              </table:table-cell>
              <table:table-cell office:value-type="float" office:value="26.36">
                <text:p>26.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82">
                <text:p>25.82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.74">
                <text:p>22.7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96">
                <text:p>23.96</text:p>
              </table:table-cell>
              <table:table-cell office:value-type="float" office:value="26.28">
                <text:p>26.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.18">
                <text:p>51.18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16">
                <text:p>17.16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1">
                <text:p>151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16">
                <text:p>35.16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48">
                <text:p>25.48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58">
                <text:p>28.58</text:p>
              </table:table-cell>
              <table:table-cell office:value-type="float" office:value="39.26">
                <text:p>39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5.3">
                <text:p>135.3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4">
                <text:p>21.4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1.64">
                <text:p>141.64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8.3">
                <text:p>118.3</text:p>
              </table:table-cell>
              <table:table-cell office:value-type="float" office:value="23.46">
                <text:p>23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.92">
                <text:p>46.9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.6">
                <text:p>36.6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4.4">
                <text:p>64.4</text:p>
              </table:table-cell>
              <table:table-cell office:value-type="float" office:value="5.52">
                <text:p>5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08cm" svg:height="9.245cm" xlink:href=".." xlink:type="simple" chart:class="chart:line" chart:style-name="ch1">
        <chart:title svg:x="6.418cm" svg:y="0.32cm" chart:style-name="ch2">
          <text:p>Average # of Cells Burned per Year</text:p>
        </chart:title>
        <chart:subtitle svg:x="3.137cm" svg:y="1.309cm" chart:style-name="ch3">
          <text:p>Under Let-Burn and Suppress-All Policies and HIGH SUPPRESSION COSTS</text:p>
        </chart:subtitle>
        <chart:legend chart:legend-position="bottom" svg:x="2.264cm" svg:y="8.462cm" style:legend-expansion="wide" chart:style-name="ch4"/>
        <chart:plot-area chart:style-name="ch5" table:cell-range-address="Sheet1.S5:Sheet1.S105 Sheet1.S317:Sheet1.S417 Sheet1.S109:Sheet1.S209" chart:data-source-has-labels="row" svg:x="1.529cm" svg:y="2.244cm" svg:width="16.696cm" svg:height="5.221cm">
          <chartooo:coordinate-region svg:x="2.336cm" svg:y="2.443cm" svg:width="15.889cm" svg:height="4.23cm"/>
          <chart:axis chart:dimension="x" chart:name="primary-x" chart:style-name="ch6">
            <chart:title svg:x="9.502cm" svg:y="7.649cm" chart:style-name="ch7">
              <text:p>Year</text:p>
            </chart:title>
          </chart:axis>
          <chart:axis chart:dimension="x" chart:name="secondary-x" chart:style-name="ch8"/>
          <chart:axis chart:dimension="y" chart:name="primary-y" chart:style-name="ch6">
            <chart:title svg:x="0.571cm" svg:y="5.851cm" chart:style-name="ch9">
              <text:p>Cells Burned</text:p>
            </chart:title>
            <chart:grid chart:style-name="ch10" chart:class="major"/>
          </chart:axis>
          <chart:axis chart:dimension="y" chart:name="secondary-y" chart:style-name="ch8"/>
          <chart:series chart:attached-axis="primary-y" chart:style-name="ch11" chart:values-cell-range-address="Sheet1.S6:Sheet1.S105" chart:label-cell-address="Sheet1.S5:Sheet1.S5" chart:class="chart:line">
            <chart:data-point chart:repeated="100"/>
          </chart:series>
          <chart:series chart:attached-axis="primary-y" chart:style-name="ch12" chart:values-cell-range-address="Sheet1.S318:Sheet1.S417" chart:label-cell-address="Sheet1.S317:Sheet1.S317" chart:class="chart:line">
            <chart:data-point chart:repeated="100"/>
          </chart:series>
          <chart:series chart:attached-axis="primary-y" chart:style-name="ch13" chart:values-cell-range-address="Sheet1.S110:Sheet1.S209" chart:label-cell-address="Sheet1.S109:Sheet1.S109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 cells_burned_ave</text:p>
                <draw:g>
                  <svg:desc>Sheet1.S5:Sheet1.S5</svg:desc>
                </draw:g>
              </table:table-cell>
              <table:table-cell office:value-type="string">
                <text:p>J1 cells_burned_ave</text:p>
                <draw:g>
                  <svg:desc>Sheet1.S317:Sheet1.S317</svg:desc>
                </draw:g>
              </table:table-cell>
              <table:table-cell office:value-type="string">
                <text:p>SA cells_burned_ave</text:p>
                <draw:g>
                  <svg:desc>Sheet1.S109:Sheet1.S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4">
                <text:p>5.24</text:p>
                <draw:g>
                  <svg:desc>Sheet1.S6:Sheet1.S105</svg:desc>
                </draw:g>
              </table:table-cell>
              <table:table-cell office:value-type="float" office:value="5.24">
                <text:p>5.24</text:p>
                <draw:g>
                  <svg:desc>Sheet1.S318:Sheet1.S417</svg:desc>
                </draw:g>
              </table:table-cell>
              <table:table-cell office:value-type="float" office:value="2.16">
                <text:p>2.16</text:p>
                <draw:g>
                  <svg:desc>Sheet1.S110:Sheet1.S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6">
                <text:p>5.46</text:p>
              </table:table-cell>
              <table:table-cell office:value-type="float" office:value="5.46">
                <text:p>5.4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2">
                <text:p>8.62</text:p>
              </table:table-cell>
              <table:table-cell office:value-type="float" office:value="8.62">
                <text:p>8.6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86">
                <text:p>10.86</text:p>
              </table:table-cell>
              <table:table-cell office:value-type="float" office:value="10.86">
                <text:p>10.8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86">
                <text:p>8.86</text:p>
              </table:table-cell>
              <table:table-cell office:value-type="float" office:value="8.86">
                <text:p>8.8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82">
                <text:p>52.82</text:p>
              </table:table-cell>
              <table:table-cell office:value-type="float" office:value="52.82">
                <text:p>52.82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4">
                <text:p>30.4</text:p>
              </table:table-cell>
              <table:table-cell office:value-type="float" office:value="30.4">
                <text:p>30.4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8">
                <text:p>20.8</text:p>
              </table:table-cell>
              <table:table-cell office:value-type="float" office:value="20.8">
                <text:p>20.8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38">
                <text:p>38.38</text:p>
              </table:table-cell>
              <table:table-cell office:value-type="float" office:value="38.38">
                <text:p>38.38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72">
                <text:p>44.72</text:p>
              </table:table-cell>
              <table:table-cell office:value-type="float" office:value="44.72">
                <text:p>44.72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6">
                <text:p>45.6</text:p>
              </table:table-cell>
              <table:table-cell office:value-type="float" office:value="45.6">
                <text:p>45.6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24">
                <text:p>15.24</text:p>
              </table:table-cell>
              <table:table-cell office:value-type="float" office:value="15.24">
                <text:p>15.24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44">
                <text:p>40.44</text:p>
              </table:table-cell>
              <table:table-cell office:value-type="float" office:value="40.44">
                <text:p>40.44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36">
                <text:p>23.36</text:p>
              </table:table-cell>
              <table:table-cell office:value-type="float" office:value="23.36">
                <text:p>23.36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16">
                <text:p>26.16</text:p>
              </table:table-cell>
              <table:table-cell office:value-type="float" office:value="26.16">
                <text:p>26.1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68">
                <text:p>23.68</text:p>
              </table:table-cell>
              <table:table-cell office:value-type="float" office:value="23.68">
                <text:p>23.6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88">
                <text:p>23.88</text:p>
              </table:table-cell>
              <table:table-cell office:value-type="float" office:value="23.88">
                <text:p>23.8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98">
                <text:p>27.98</text:p>
              </table:table-cell>
              <table:table-cell office:value-type="float" office:value="27.98">
                <text:p>27.98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.12">
                <text:p>52.12</text:p>
              </table:table-cell>
              <table:table-cell office:value-type="float" office:value="52.12">
                <text:p>52.12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86">
                <text:p>41.86</text:p>
              </table:table-cell>
              <table:table-cell office:value-type="float" office:value="41.86">
                <text:p>41.8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14">
                <text:p>40.14</text:p>
              </table:table-cell>
              <table:table-cell office:value-type="float" office:value="40.14">
                <text:p>40.14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.04">
                <text:p>40.04</text:p>
              </table:table-cell>
              <table:table-cell office:value-type="float" office:value="40.04">
                <text:p>40.0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4">
                <text:p>18.4</text:p>
              </table:table-cell>
              <table:table-cell office:value-type="float" office:value="18.4">
                <text:p>18.4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78">
                <text:p>12.78</text:p>
              </table:table-cell>
              <table:table-cell office:value-type="float" office:value="12.78">
                <text:p>12.7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.76">
                <text:p>59.76</text:p>
              </table:table-cell>
              <table:table-cell office:value-type="float" office:value="59.76">
                <text:p>59.76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6">
                <text:p>34.6</text:p>
              </table:table-cell>
              <table:table-cell office:value-type="float" office:value="34.6">
                <text:p>34.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.52">
                <text:p>46.52</text:p>
              </table:table-cell>
              <table:table-cell office:value-type="float" office:value="46.52">
                <text:p>46.52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34">
                <text:p>19.34</text:p>
              </table:table-cell>
              <table:table-cell office:value-type="float" office:value="19.34">
                <text:p>19.34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5">
                <text:p>34.5</text:p>
              </table:table-cell>
              <table:table-cell office:value-type="float" office:value="34.5">
                <text:p>34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.52">
                <text:p>40.52</text:p>
              </table:table-cell>
              <table:table-cell office:value-type="float" office:value="40.52">
                <text:p>40.5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56">
                <text:p>46.56</text:p>
              </table:table-cell>
              <table:table-cell office:value-type="float" office:value="46.56">
                <text:p>46.56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.44">
                <text:p>81.44</text:p>
              </table:table-cell>
              <table:table-cell office:value-type="float" office:value="81.44">
                <text:p>81.44</text:p>
              </table:table-cell>
              <table:table-cell office:value-type="float" office:value="52.16">
                <text:p>52.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.42">
                <text:p>61.42</text:p>
              </table:table-cell>
              <table:table-cell office:value-type="float" office:value="61.42">
                <text:p>61.42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84">
                <text:p>57.84</text:p>
              </table:table-cell>
              <table:table-cell office:value-type="float" office:value="57.84">
                <text:p>57.84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68">
                <text:p>36.68</text:p>
              </table:table-cell>
              <table:table-cell office:value-type="float" office:value="36.68">
                <text:p>36.68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.42">
                <text:p>29.42</text:p>
              </table:table-cell>
              <table:table-cell office:value-type="float" office:value="29.42">
                <text:p>29.4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96">
                <text:p>44.96</text:p>
              </table:table-cell>
              <table:table-cell office:value-type="float" office:value="44.96">
                <text:p>44.9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.76">
                <text:p>193.76</text:p>
              </table:table-cell>
              <table:table-cell office:value-type="float" office:value="193.76">
                <text:p>193.76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.94">
                <text:p>94.94</text:p>
              </table:table-cell>
              <table:table-cell office:value-type="float" office:value="94.94">
                <text:p>94.9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.9">
                <text:p>108.9</text:p>
              </table:table-cell>
              <table:table-cell office:value-type="float" office:value="108.9">
                <text:p>108.9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.9">
                <text:p>36.9</text:p>
              </table:table-cell>
              <table:table-cell office:value-type="float" office:value="36.9">
                <text:p>36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.52">
                <text:p>62.52</text:p>
              </table:table-cell>
              <table:table-cell office:value-type="float" office:value="62.52">
                <text:p>62.52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7">
                <text:p>123.7</text:p>
              </table:table-cell>
              <table:table-cell office:value-type="float" office:value="123.7">
                <text:p>123.7</text:p>
              </table:table-cell>
              <table:table-cell office:value-type="float" office:value="105.48">
                <text:p>105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.04">
                <text:p>51.04</text:p>
              </table:table-cell>
              <table:table-cell office:value-type="float" office:value="51.04">
                <text:p>51.04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52">
                <text:p>58.52</text:p>
              </table:table-cell>
              <table:table-cell office:value-type="float" office:value="58.52">
                <text:p>58.52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84">
                <text:p>19.84</text:p>
              </table:table-cell>
              <table:table-cell office:value-type="float" office:value="19.84">
                <text:p>19.84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.48">
                <text:p>75.48</text:p>
              </table:table-cell>
              <table:table-cell office:value-type="float" office:value="75.48">
                <text:p>75.48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42">
                <text:p>73.42</text:p>
              </table:table-cell>
              <table:table-cell office:value-type="float" office:value="73.42">
                <text:p>73.42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34">
                <text:p>63.34</text:p>
              </table:table-cell>
              <table:table-cell office:value-type="float" office:value="63.34">
                <text:p>63.34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.2">
                <text:p>51.2</text:p>
              </table:table-cell>
              <table:table-cell office:value-type="float" office:value="51.2">
                <text:p>51.2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.3">
                <text:p>170.3</text:p>
              </table:table-cell>
              <table:table-cell office:value-type="float" office:value="170.3">
                <text:p>170.3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.34">
                <text:p>128.34</text:p>
              </table:table-cell>
              <table:table-cell office:value-type="float" office:value="128.34">
                <text:p>128.34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1.62">
                <text:p>211.62</text:p>
              </table:table-cell>
              <table:table-cell office:value-type="float" office:value="211.62">
                <text:p>211.62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.9">
                <text:p>73.9</text:p>
              </table:table-cell>
              <table:table-cell office:value-type="float" office:value="73.9">
                <text:p>73.9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.58">
                <text:p>52.58</text:p>
              </table:table-cell>
              <table:table-cell office:value-type="float" office:value="52.58">
                <text:p>52.58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8">
                <text:p>16.8</text:p>
              </table:table-cell>
              <table:table-cell office:value-type="float" office:value="16.8">
                <text:p>16.8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.12">
                <text:p>27.12</text:p>
              </table:table-cell>
              <table:table-cell office:value-type="float" office:value="27.12">
                <text:p>27.12</text:p>
              </table:table-cell>
              <table:table-cell office:value-type="float" office:value="64.14">
                <text:p>64.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.14">
                <text:p>76.14</text:p>
              </table:table-cell>
              <table:table-cell office:value-type="float" office:value="76.14">
                <text:p>76.14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.26">
                <text:p>39.26</text:p>
              </table:table-cell>
              <table:table-cell office:value-type="float" office:value="39.26">
                <text:p>39.26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4">
                <text:p>37.4</text:p>
              </table:table-cell>
              <table:table-cell office:value-type="float" office:value="37.4">
                <text:p>37.4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.02">
                <text:p>52.02</text:p>
              </table:table-cell>
              <table:table-cell office:value-type="float" office:value="52.02">
                <text:p>52.02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4">
                <text:p>47.4</text:p>
              </table:table-cell>
              <table:table-cell office:value-type="float" office:value="47.4">
                <text:p>47.4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6">
                <text:p>18.6</text:p>
              </table:table-cell>
              <table:table-cell office:value-type="float" office:value="18.6">
                <text:p>18.6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.22">
                <text:p>28.22</text:p>
              </table:table-cell>
              <table:table-cell office:value-type="float" office:value="28.22">
                <text:p>28.22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.56">
                <text:p>54.56</text:p>
              </table:table-cell>
              <table:table-cell office:value-type="float" office:value="54.56">
                <text:p>54.5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.94">
                <text:p>30.94</text:p>
              </table:table-cell>
              <table:table-cell office:value-type="float" office:value="30.94">
                <text:p>30.9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14">
                <text:p>14.14</text:p>
              </table:table-cell>
              <table:table-cell office:value-type="float" office:value="14.14">
                <text:p>14.1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.52">
                <text:p>30.52</text:p>
              </table:table-cell>
              <table:table-cell office:value-type="float" office:value="30.52">
                <text:p>30.52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.76">
                <text:p>31.76</text:p>
              </table:table-cell>
              <table:table-cell office:value-type="float" office:value="31.76">
                <text:p>31.76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.84">
                <text:p>62.84</text:p>
              </table:table-cell>
              <table:table-cell office:value-type="float" office:value="62.84">
                <text:p>62.84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.44">
                <text:p>80.44</text:p>
              </table:table-cell>
              <table:table-cell office:value-type="float" office:value="80.44">
                <text:p>80.44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.42">
                <text:p>48.42</text:p>
              </table:table-cell>
              <table:table-cell office:value-type="float" office:value="48.42">
                <text:p>48.42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.74">
                <text:p>54.74</text:p>
              </table:table-cell>
              <table:table-cell office:value-type="float" office:value="54.74">
                <text:p>54.74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.4">
                <text:p>80.4</text:p>
              </table:table-cell>
              <table:table-cell office:value-type="float" office:value="80.4">
                <text:p>80.4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.38">
                <text:p>55.38</text:p>
              </table:table-cell>
              <table:table-cell office:value-type="float" office:value="55.38">
                <text:p>55.38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.88">
                <text:p>73.88</text:p>
              </table:table-cell>
              <table:table-cell office:value-type="float" office:value="73.88">
                <text:p>73.88</text:p>
              </table:table-cell>
              <table:table-cell office:value-type="float" office:value="22.82">
                <text:p>22.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.48">
                <text:p>84.48</text:p>
              </table:table-cell>
              <table:table-cell office:value-type="float" office:value="84.48">
                <text:p>84.48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.2">
                <text:p>54.2</text:p>
              </table:table-cell>
              <table:table-cell office:value-type="float" office:value="54.2">
                <text:p>54.2</text:p>
              </table:table-cell>
              <table:table-cell office:value-type="float" office:value="26.36">
                <text:p>26.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82">
                <text:p>25.82</text:p>
              </table:table-cell>
              <table:table-cell office:value-type="float" office:value="25.82">
                <text:p>25.82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.74">
                <text:p>22.74</text:p>
              </table:table-cell>
              <table:table-cell office:value-type="float" office:value="22.74">
                <text:p>22.7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96">
                <text:p>23.96</text:p>
              </table:table-cell>
              <table:table-cell office:value-type="float" office:value="23.96">
                <text:p>23.96</text:p>
              </table:table-cell>
              <table:table-cell office:value-type="float" office:value="26.28">
                <text:p>26.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.18">
                <text:p>51.18</text:p>
              </table:table-cell>
              <table:table-cell office:value-type="float" office:value="51.18">
                <text:p>51.18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16">
                <text:p>17.16</text:p>
              </table:table-cell>
              <table:table-cell office:value-type="float" office:value="17.16">
                <text:p>17.16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16">
                <text:p>35.16</text:p>
              </table:table-cell>
              <table:table-cell office:value-type="float" office:value="35.16">
                <text:p>35.16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48">
                <text:p>25.48</text:p>
              </table:table-cell>
              <table:table-cell office:value-type="float" office:value="25.48">
                <text:p>25.48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58">
                <text:p>28.58</text:p>
              </table:table-cell>
              <table:table-cell office:value-type="float" office:value="28.58">
                <text:p>28.58</text:p>
              </table:table-cell>
              <table:table-cell office:value-type="float" office:value="39.26">
                <text:p>39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5.3">
                <text:p>135.3</text:p>
              </table:table-cell>
              <table:table-cell office:value-type="float" office:value="135.3">
                <text:p>135.3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1.64">
                <text:p>141.64</text:p>
              </table:table-cell>
              <table:table-cell office:value-type="float" office:value="141.64">
                <text:p>141.64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8.3">
                <text:p>118.3</text:p>
              </table:table-cell>
              <table:table-cell office:value-type="float" office:value="118.3">
                <text:p>118.3</text:p>
              </table:table-cell>
              <table:table-cell office:value-type="float" office:value="23.46">
                <text:p>23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.92">
                <text:p>46.92</text:p>
              </table:table-cell>
              <table:table-cell office:value-type="float" office:value="46.92">
                <text:p>46.9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.6">
                <text:p>36.6</text:p>
              </table:table-cell>
              <table:table-cell office:value-type="float" office:value="36.6">
                <text:p>36.6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4.4">
                <text:p>64.4</text:p>
              </table:table-cell>
              <table:table-cell office:value-type="float" office:value="64.4">
                <text:p>64.4</text:p>
              </table:table-cell>
              <table:table-cell office:value-type="float" office:value="5.52">
                <text:p>5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